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08in"/>
    </style:style>
    <style:style style:name="co2" style:family="table-column">
      <style:table-column-properties fo:break-before="auto" style:column-width="3.1252in"/>
    </style:style>
    <style:style style:name="co3" style:family="table-column">
      <style:table-column-properties fo:break-before="auto" style:column-width="3.0346in"/>
    </style:style>
    <style:style style:name="co4" style:family="table-column">
      <style:table-column-properties fo:break-before="auto" style:column-width="0.7839in"/>
    </style:style>
    <style:style style:name="co5" style:family="table-column">
      <style:table-column-properties fo:break-before="auto" style:column-width="1.0807in"/>
    </style:style>
    <style:style style:name="co6" style:family="table-column">
      <style:table-column-properties fo:break-before="auto" style:column-width="7.7937in"/>
    </style:style>
    <style:style style:name="co7" style:family="table-column">
      <style:table-column-properties fo:break-before="auto" style:column-width="1.428in"/>
    </style:style>
    <style:style style:name="co8" style:family="table-column">
      <style:table-column-properties fo:break-before="auto" style:column-width="3.9744in"/>
    </style:style>
    <style:style style:name="co26" style:family="table-column">
      <style:table-column-properties fo:break-before="auto" style:column-width="2.4181in"/>
    </style:style>
    <style:style style:name="co27" style:family="table-column">
      <style:table-column-properties fo:break-before="auto" style:column-width="1.9161in"/>
    </style:style>
    <style:style style:name="co28" style:family="table-column">
      <style:table-column-properties fo:break-before="auto" style:column-width="2.8425in"/>
    </style:style>
    <style:style style:name="co29" style:family="table-column">
      <style:table-column-properties fo:break-before="auto" style:column-width="2.2764in"/>
    </style:style>
    <style:style style:name="co30" style:family="table-column">
      <style:table-column-properties fo:break-before="auto" style:column-width="2.0575in"/>
    </style:style>
    <style:style style:name="co31" style:family="table-column">
      <style:table-column-properties fo:break-before="auto" style:column-width="2.8291in"/>
    </style:style>
    <style:style style:name="co32" style:family="table-column">
      <style:table-column-properties fo:break-before="auto" style:column-width="2.3535in"/>
    </style:style>
    <style:style style:name="co33" style:family="table-column">
      <style:table-column-properties fo:break-before="auto" style:column-width="1.852in"/>
    </style:style>
    <style:style style:name="co21" style:family="table-column">
      <style:table-column-properties fo:break-before="auto" style:column-width="1.4917in"/>
    </style:style>
    <style:style style:name="co34" style:family="table-column">
      <style:table-column-properties fo:break-before="auto" style:column-width="1.6201in"/>
    </style:style>
    <style:style style:name="co35" style:family="table-column">
      <style:table-column-properties fo:break-before="auto" style:column-width="2.752in"/>
    </style:style>
    <style:style style:name="co36" style:family="table-column">
      <style:table-column-properties fo:break-before="auto" style:column-width="5.5945in"/>
    </style:style>
    <style:style style:name="co37" style:family="table-column">
      <style:table-column-properties fo:break-before="auto" style:column-width="7.2661in"/>
    </style:style>
    <style:style style:name="co38" style:family="table-column">
      <style:table-column-properties fo:break-before="auto" style:column-width="1.7102in"/>
    </style:style>
    <style:style style:name="co39" style:family="table-column">
      <style:table-column-properties fo:break-before="auto" style:column-width="5.389in"/>
    </style:style>
    <style:style style:name="co40" style:family="table-column">
      <style:table-column-properties fo:break-before="auto" style:column-width="3.2665in"/>
    </style:style>
    <style:style style:name="co41" style:family="table-column">
      <style:table-column-properties fo:break-before="auto" style:column-width="5.3634in"/>
    </style:style>
    <style:style style:name="co42" style:family="table-column">
      <style:table-column-properties fo:break-before="auto" style:column-width="5.761in"/>
    </style:style>
    <style:style style:name="co43" style:family="table-column">
      <style:table-column-properties fo:break-before="auto" style:column-width="2.328in"/>
    </style:style>
    <style:style style:name="co44" style:family="table-column">
      <style:table-column-properties fo:break-before="auto" style:column-width="4.3083in"/>
    </style:style>
    <style:style style:name="co45" style:family="table-column">
      <style:table-column-properties fo:break-before="auto" style:column-width="2.122in"/>
    </style:style>
    <style:style style:name="co46" style:family="table-column">
      <style:table-column-properties fo:break-before="auto" style:column-width="0.8874in"/>
    </style:style>
    <style:style style:name="co47" style:family="table-column">
      <style:table-column-properties fo:break-before="auto" style:column-width="5.1827in"/>
    </style:style>
    <style:style style:name="co48" style:family="table-column">
      <style:table-column-properties fo:break-before="auto" style:column-width="1.9681in"/>
    </style:style>
    <style:style style:name="co49" style:family="table-column">
      <style:table-column-properties fo:break-before="auto" style:column-width="1.6717in"/>
    </style:style>
    <style:style style:name="co50" style:family="table-column">
      <style:table-column-properties fo:break-before="auto" style:column-width="1.7618in"/>
    </style:style>
    <style:style style:name="co51" style:family="table-column">
      <style:table-column-properties fo:break-before="auto" style:column-width="1.6591in"/>
    </style:style>
    <style:style style:name="co52" style:family="table-column">
      <style:table-column-properties fo:break-before="auto" style:column-width="1.1311in"/>
    </style:style>
    <style:style style:name="co53" style:family="table-column">
      <style:table-column-properties fo:break-before="auto" style:column-width="0.8744in"/>
    </style:style>
    <style:style style:name="co54" style:family="table-column">
      <style:table-column-properties fo:break-before="auto" style:column-width="0.7201in"/>
    </style:style>
    <style:style style:name="co55" style:family="table-column">
      <style:table-column-properties fo:break-before="auto" style:column-width="0.6563in"/>
    </style:style>
    <style:style style:name="co56" style:family="table-column">
      <style:table-column-properties fo:break-before="auto" style:column-width="1.0543in"/>
    </style:style>
    <style:style style:name="co57" style:family="table-column">
      <style:table-column-properties fo:break-before="auto" style:column-width="1.4402in"/>
    </style:style>
    <style:style style:name="co58" style:family="table-column">
      <style:table-column-properties fo:break-before="auto" style:column-width="1.5945in"/>
    </style:style>
    <style:style style:name="co59" style:family="table-column">
      <style:table-column-properties fo:break-before="auto" style:column-width="1.839in"/>
    </style:style>
    <style:style style:name="co60" style:family="table-column">
      <style:table-column-properties fo:break-before="auto" style:column-width="2.6626in"/>
    </style:style>
    <style:style style:name="ro1" style:family="table-row">
      <style:table-row-properties style:row-height="0.1835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1665in" fo:break-before="auto" style:use-optimal-row-height="false"/>
    </style:style>
    <style:style style:name="ro56" style:family="table-row">
      <style:table-row-properties style:row-height="0.1835in" fo:break-before="auto" style:use-optimal-row-height="true"/>
    </style:style>
    <style:style style:name="ro29" style:family="table-row">
      <style:table-row-properties style:row-height="5.6874in" fo:break-before="auto" style:use-optimal-row-height="false"/>
    </style:style>
    <style:style style:name="ro24" style:family="table-row">
      <style:table-row-properties style:row-height="2.7083in" fo:break-before="auto" style:use-optimal-row-height="false"/>
    </style:style>
    <style:style style:name="ro32" style:family="table-row">
      <style:table-row-properties style:row-height="5.2083in" fo:break-before="auto" style:use-optimal-row-height="false"/>
    </style:style>
    <style:style style:name="ro8" style:family="table-row">
      <style:table-row-properties style:row-height="0.3654in" fo:break-before="auto" style:use-optimal-row-height="true"/>
    </style:style>
    <style:style style:name="ro9" style:family="table-row">
      <style:table-row-properties style:row-height="2.0835in" fo:break-before="auto" style:use-optimal-row-height="false"/>
    </style:style>
    <style:style style:name="ro10" style:family="table-row">
      <style:table-row-properties style:row-height="0.7126in" fo:break-before="auto" style:use-optimal-row-height="true"/>
    </style:style>
    <style:style style:name="ro11" style:family="table-row">
      <style:table-row-properties style:row-height="0.539in" fo:break-before="auto" style:use-optimal-row-height="true"/>
    </style:style>
    <style:style style:name="ro12" style:family="table-row">
      <style:table-row-properties style:row-height="1.928in" fo:break-before="auto" style:use-optimal-row-height="true"/>
    </style:style>
    <style:style style:name="ro13" style:family="table-row">
      <style:table-row-properties style:row-height="1.8752in" fo:break-before="auto" style:use-optimal-row-height="false"/>
    </style:style>
    <style:style style:name="ro14" style:family="table-row">
      <style:table-row-properties style:row-height="1.6665in" fo:break-before="auto" style:use-optimal-row-height="false"/>
    </style:style>
    <style:style style:name="ro15" style:family="table-row">
      <style:table-row-properties style:row-height="1.25in" fo:break-before="auto" style:use-optimal-row-height="false"/>
    </style:style>
    <style:style style:name="ro16" style:family="table-row">
      <style:table-row-properties style:row-height="1.0417in" fo:break-before="auto" style:use-optimal-row-height="false"/>
    </style:style>
    <style:style style:name="ro17" style:family="table-row">
      <style:table-row-properties style:row-height="3.1252in" fo:break-before="auto" style:use-optimal-row-height="false"/>
    </style:style>
    <style:style style:name="ro18" style:family="table-row">
      <style:table-row-properties style:row-height="4.7902in" fo:break-before="auto" style:use-optimal-row-height="true"/>
    </style:style>
    <style:style style:name="ro19" style:family="table-row">
      <style:table-row-properties style:row-height="2.5in" fo:break-before="auto" style:use-optimal-row-height="false"/>
    </style:style>
    <style:style style:name="ro20" style:family="table-row">
      <style:table-row-properties style:row-height="0.6252in" fo:break-before="auto" style:use-optimal-row-height="false"/>
    </style:style>
    <style:style style:name="ro21" style:family="table-row">
      <style:table-row-properties style:row-height="19.9925in" fo:break-before="auto" style:use-optimal-row-height="true"/>
    </style:style>
    <style:style style:name="ro22" style:family="table-row">
      <style:table-row-properties style:row-height="0.8335in" fo:break-before="auto" style:use-optimal-row-height="false"/>
    </style:style>
    <style:style style:name="ro23" style:family="table-row">
      <style:table-row-properties style:row-height="0.4165in" fo:break-before="auto" style:use-optimal-row-height="false"/>
    </style:style>
    <style:style style:name="ro25" style:family="table-row">
      <style:table-row-properties style:row-height="3.5417in" fo:break-before="auto" style:use-optimal-row-height="false"/>
    </style:style>
    <style:style style:name="ro26" style:family="table-row">
      <style:table-row-properties style:row-height="0.3228in" fo:break-before="auto" style:use-optimal-row-height="false"/>
    </style:style>
    <style:style style:name="ro27" style:family="table-row">
      <style:table-row-properties style:row-height="3.75in" fo:break-before="auto" style:use-optimal-row-height="false"/>
    </style:style>
    <style:style style:name="ro28" style:family="table-row">
      <style:table-row-properties style:row-height="4.7917in" fo:break-before="auto" style:use-optimal-row-height="false"/>
    </style:style>
    <style:style style:name="ro30" style:family="table-row">
      <style:table-row-properties style:row-height="2.9165in" fo:break-before="auto" style:use-optimal-row-height="false"/>
    </style:style>
    <style:style style:name="ro31" style:family="table-row">
      <style:table-row-properties style:row-height="1.052in" fo:break-before="auto" style:use-optimal-row-height="false"/>
    </style:style>
    <style:style style:name="ro33" style:family="table-row">
      <style:table-row-properties style:row-height="0.9705in" fo:break-before="auto" style:use-optimal-row-height="true"/>
    </style:style>
    <style:style style:name="ro34" style:family="table-row">
      <style:table-row-properties style:row-height="4.5835in" fo:break-before="auto" style:use-optimal-row-height="false"/>
    </style:style>
    <style:style style:name="ro35" style:family="table-row">
      <style:table-row-properties style:row-height="5in" fo:break-before="auto" style:use-optimal-row-height="false"/>
    </style:style>
    <style:style style:name="ro36" style:family="table-row">
      <style:table-row-properties style:row-height="4.1665in" fo:break-before="auto" style:use-optimal-row-height="false"/>
    </style:style>
    <style:style style:name="ro37" style:family="table-row">
      <style:table-row-properties style:row-height="5.4165in" fo:break-before="auto" style:use-optimal-row-height="false"/>
    </style:style>
    <style:style style:name="ro38" style:family="table-row">
      <style:table-row-properties style:row-height="3.9583in" fo:break-before="auto" style:use-optimal-row-height="false"/>
    </style:style>
    <style:style style:name="ro39" style:family="table-row">
      <style:table-row-properties style:row-height="20.6866in" fo:break-before="auto" style:use-optimal-row-height="true"/>
    </style:style>
    <style:style style:name="ro40" style:family="table-row">
      <style:table-row-properties style:row-height="2.622in" fo:break-before="auto" style:use-optimal-row-height="true"/>
    </style:style>
    <style:style style:name="ro41" style:family="table-row">
      <style:table-row-properties style:row-height="9.7492in" fo:break-before="auto" style:use-optimal-row-height="true"/>
    </style:style>
    <style:style style:name="ro42" style:family="table-row">
      <style:table-row-properties style:row-height="15.8256in" fo:break-before="auto" style:use-optimal-row-height="true"/>
    </style:style>
    <style:style style:name="ro43" style:family="table-row">
      <style:table-row-properties style:row-height="11.4854in" fo:break-before="auto" style:use-optimal-row-height="true"/>
    </style:style>
    <style:style style:name="ro44" style:family="table-row">
      <style:table-row-properties style:row-height="1.4071in" fo:break-before="auto" style:use-optimal-row-height="true"/>
    </style:style>
    <style:style style:name="ro45" style:family="table-row">
      <style:table-row-properties style:row-height="15.9992in" fo:break-before="auto" style:use-optimal-row-height="true"/>
    </style:style>
    <style:style style:name="ro46" style:family="table-row">
      <style:table-row-properties style:row-height="15.3047in" fo:break-before="auto" style:use-optimal-row-height="true"/>
    </style:style>
    <style:style style:name="ro47" style:family="table-row">
      <style:table-row-properties style:row-height="13.3953in" fo:break-before="auto" style:use-optimal-row-height="true"/>
    </style:style>
    <style:style style:name="ro48" style:family="table-row">
      <style:table-row-properties style:row-height="11.6591in" fo:break-before="auto" style:use-optimal-row-height="true"/>
    </style:style>
    <style:style style:name="ro49" style:family="table-row">
      <style:table-row-properties style:row-height="12.7008in" fo:break-before="auto" style:use-optimal-row-height="true"/>
    </style:style>
    <style:style style:name="ro50" style:family="table-row">
      <style:table-row-properties style:row-height="8.3602in" fo:break-before="auto" style:use-optimal-row-height="true"/>
    </style:style>
    <style:style style:name="ro51" style:family="table-row">
      <style:table-row-properties style:row-height="2.4484in" fo:break-before="auto" style:use-optimal-row-height="true"/>
    </style:style>
    <style:style style:name="ro52" style:family="table-row">
      <style:table-row-properties style:row-height="2.1016in" fo:break-before="auto" style:use-optimal-row-height="true"/>
    </style:style>
    <style:style style:name="ro53" style:family="table-row">
      <style:table-row-properties style:row-height="2.2752in" fo:break-before="auto" style:use-optimal-row-height="true"/>
    </style:style>
    <style:style style:name="ro54" style:family="table-row">
      <style:table-row-properties style:row-height="1.7543in" fo:break-before="auto" style:use-optimal-row-height="true"/>
    </style:style>
    <style:style style:name="ro55" style:family="table-row">
      <style:table-row-properties style:row-height="3.1429in" fo:break-before="auto" style:use-optimal-row-height="true"/>
    </style:style>
    <style:style style:name="ro57" style:family="table-row">
      <style:table-row-properties style:row-height="1.0598in" fo:break-before="auto" style:use-optimal-row-height="true"/>
    </style:style>
    <style:style style:name="ro58" style:family="table-row">
      <style:table-row-properties style:row-height="6.7in" fo:break-before="auto" style:use-optimal-row-height="true"/>
    </style:style>
    <style:style style:name="ro59" style:family="table-row">
      <style:table-row-properties style:row-height="0.3543in" fo:break-before="auto" style:use-optimal-row-height="false"/>
    </style:style>
    <style:style style:name="ro60" style:family="table-row">
      <style:table-row-properties style:row-height="1.5807in" fo:break-before="auto" style:use-optimal-row-height="true"/>
    </style:style>
    <style:style style:name="ro61" style:family="table-row">
      <style:table-row-properties style:row-height="1.2335in" fo:break-before="auto" style:use-optimal-row-height="true"/>
    </style:style>
    <style:style style:name="ro62" style:family="table-row">
      <style:table-row-properties style:row-height="2.1252in" fo:break-before="auto" style:use-optimal-row-height="false"/>
    </style:style>
    <style:style style:name="ro63" style:family="table-row">
      <style:table-row-properties style:row-height="0.9791in" fo:break-before="auto" style:use-optimal-row-height="false"/>
    </style:style>
    <style:style style:name="ro64" style:family="table-row">
      <style:table-row-properties style:row-height="0.6457in" fo:break-before="auto" style:use-optimal-row-height="false"/>
    </style:style>
    <style:style style:name="ro65" style:family="table-row">
      <style:table-row-properties style:row-height="11.3118in" fo:break-before="auto" style:use-optimal-row-height="true"/>
    </style:style>
    <style:style style:name="ro66" style:family="table-row">
      <style:table-row-properties style:row-height="0.802in" fo:break-before="auto" style:use-optimal-row-height="false"/>
    </style:style>
    <style:style style:name="ro67" style:family="table-row">
      <style:table-row-properties style:row-height="0.8862in" fo:break-before="auto" style:use-optimal-row-height="true"/>
    </style:style>
    <style:style style:name="ro68" style:family="table-row">
      <style:table-row-properties style:row-height="4.7055in" fo:break-before="auto" style:use-optimal-row-height="true"/>
    </style:style>
    <style:style style:name="ro69" style:family="table-row">
      <style:table-row-properties style:row-height="1in" fo:break-before="auto" style:use-optimal-row-height="false"/>
    </style:style>
    <style:style style:name="ro70" style:family="table-row">
      <style:table-row-properties style:row-height="0.7969in" fo:break-before="auto" style:use-optimal-row-height="true"/>
    </style:style>
    <style:style style:name="ro71" style:family="table-row">
      <style:table-row-properties style:row-height="1.4583in" fo:break-before="auto" style:use-optimal-row-height="false"/>
    </style:style>
    <style:style style:name="ro72" style:family="table-row">
      <style:table-row-properties style:row-height="12.785in" fo:break-before="auto" style:use-optimal-row-height="true"/>
    </style:style>
    <style:style style:name="ro73" style:family="table-row">
      <style:table-row-properties style:row-height="6.2681in" fo:break-before="auto" style:use-optimal-row-height="true"/>
    </style:style>
    <style:style style:name="ro74" style:family="table-row">
      <style:table-row-properties style:row-height="6.0945in" fo:break-before="auto" style:use-optimal-row-height="true"/>
    </style:style>
    <style:style style:name="ro75" style:family="table-row">
      <style:table-row-properties style:row-height="18.2563in" fo:break-before="auto" style:use-optimal-row-height="true"/>
    </style:style>
    <style:style style:name="ro76" style:family="table-row">
      <style:table-row-properties style:row-height="6.0055in" fo:break-before="auto" style:use-optimal-row-height="true"/>
    </style:style>
    <style:style style:name="ro77" style:family="table-row">
      <style:table-row-properties style:row-height="13.2217in" fo:break-before="auto" style:use-optimal-row-height="true"/>
    </style:style>
    <style:style style:name="ro78" style:family="table-row">
      <style:table-row-properties style:row-height="5.4in" fo:break-before="auto" style:use-optimal-row-height="true"/>
    </style:style>
    <style:style style:name="ro79" style:family="table-row">
      <style:table-row-properties style:row-height="1.2709in" fo:break-before="auto" style:use-optimal-row-height="false"/>
    </style:style>
    <style:style style:name="ro80" style:family="table-row">
      <style:table-row-properties style:row-height="0.5209in" fo:break-before="auto" style:use-optimal-row-height="false"/>
    </style:style>
    <style:style style:name="ro81" style:family="table-row">
      <style:table-row-properties style:row-height="0.9583in" fo:break-before="auto" style:use-optimal-row-height="false"/>
    </style:style>
    <style:style style:name="ro82" style:family="table-row">
      <style:table-row-properties style:row-height="1.1665in" fo:break-before="auto" style:use-optimal-row-height="false"/>
    </style:style>
    <style:style style:name="ro83" style:family="table-row">
      <style:table-row-properties style:row-height="3.4012in" fo:break-before="auto" style:use-optimal-row-height="true"/>
    </style:style>
    <style:style style:name="ro84" style:family="table-row">
      <style:table-row-properties style:row-height="8.2622in" fo:break-before="auto" style:use-optimal-row-height="true"/>
    </style:style>
    <style:style style:name="ro85" style:family="table-row">
      <style:table-row-properties style:row-height="2.2917in" fo:break-before="auto" style:use-optimal-row-height="false"/>
    </style:style>
    <style:style style:name="ro86" style:family="table-row">
      <style:table-row-properties style:row-height="10.3457in" fo:break-before="auto" style:use-optimal-row-height="true"/>
    </style:style>
    <style:style style:name="ro87" style:family="table-row">
      <style:table-row-properties style:row-height="5.6252in" fo:break-before="auto" style:use-optimal-row-height="false"/>
    </style:style>
    <style:style style:name="ro88" style:family="table-row">
      <style:table-row-properties style:row-height="4.3752in" fo:break-before="auto" style:use-optimal-row-height="false"/>
    </style:style>
    <style:style style:name="ro89" style:family="table-row">
      <style:table-row-properties style:row-height="14.0898in" fo:break-before="auto" style:use-optimal-row-height="true"/>
    </style:style>
    <style:style style:name="ro90" style:family="table-row">
      <style:table-row-properties style:row-height="6.789in" fo:break-before="auto" style:use-optimal-row-height="true"/>
    </style:style>
    <style:style style:name="ro91" style:family="table-row">
      <style:table-row-properties style:row-height="7.4945in" fo:break-before="auto" style:use-optimal-row-height="true"/>
    </style:style>
    <style:style style:name="ro92" style:family="table-row">
      <style:table-row-properties style:row-height="3.3335in" fo:break-before="auto" style:use-optimal-row-height="false"/>
    </style:style>
    <style:style style:name="ro93" style:family="table-row">
      <style:table-row-properties style:row-height="1.6252in" fo:break-before="auto" style:use-optimal-row-height="false"/>
    </style:style>
    <style:style style:name="ro94" style:family="table-row">
      <style:table-row-properties style:row-height="13.048in" fo:break-before="auto" style:use-optimal-row-height="true"/>
    </style:style>
    <style:style style:name="ro95" style:family="table-row">
      <style:table-row-properties style:row-height="14.7839in" fo:break-before="auto" style:use-optimal-row-height="true"/>
    </style:style>
    <style:style style:name="ro96" style:family="table-row">
      <style:table-row-properties style:row-height="1.9299in" fo:break-before="auto" style:use-optimal-row-height="true"/>
    </style:style>
    <style:style style:name="ro97" style:family="table-row">
      <style:table-row-properties style:row-height="12.2673in" fo:break-before="auto" style:use-optimal-row-height="true"/>
    </style:style>
    <style:style style:name="ro98" style:family="table-row">
      <style:table-row-properties style:row-height="18.8618in" fo:break-before="auto" style:use-optimal-row-height="true"/>
    </style:style>
    <style:style style:name="ro99" style:family="table-row">
      <style:table-row-properties style:row-height="3.9248in" fo:break-before="auto" style:use-optimal-row-height="true"/>
    </style:style>
    <style:style style:name="ro100" style:family="table-row">
      <style:table-row-properties style:row-height="21.0339in" fo:break-before="auto" style:use-optimal-row-height="true"/>
    </style:style>
    <style:style style:name="ro101" style:family="table-row">
      <style:table-row-properties style:row-height="10.4437in" fo:break-before="auto" style:use-optimal-row-height="true"/>
    </style:style>
    <style:style style:name="ro102" style:family="table-row">
      <style:table-row-properties style:row-height="19.1244in" fo:break-before="auto" style:use-optimal-row-height="true"/>
    </style:style>
    <style:style style:name="ro103" style:family="table-row">
      <style:table-row-properties style:row-height="4.9583in" fo:break-before="auto" style:use-optimal-row-height="false"/>
    </style:style>
    <style:style style:name="ro104" style:family="table-row">
      <style:table-row-properties style:row-height="1.1043in" fo:break-before="auto" style:use-optimal-row-height="false"/>
    </style:style>
    <style:style style:name="ro105" style:family="table-row">
      <style:table-row-properties style:row-height="1.0835in" fo:break-before="auto" style:use-optimal-row-height="false"/>
    </style:style>
    <style:style style:name="ro106" style:family="table-row">
      <style:table-row-properties style:row-height="0.5728in" fo:break-before="auto" style:use-optimal-row-height="false"/>
    </style:style>
    <style:style style:name="ro107" style:family="table-row">
      <style:table-row-properties style:row-height="1.1457in" fo:break-before="auto" style:use-optimal-row-height="false"/>
    </style:style>
    <style:style style:name="ro108" style:family="table-row">
      <style:table-row-properties style:row-height="0.948in" fo:break-before="auto" style:use-optimal-row-height="false"/>
    </style:style>
    <style:style style:name="ro109" style:family="table-row">
      <style:table-row-properties style:row-height="1.3437in" fo:break-before="auto" style:use-optimal-row-height="false"/>
    </style:style>
    <style:style style:name="ro110" style:family="table-row">
      <style:table-row-properties style:row-height="1.2291in" fo:break-before="auto" style:use-optimal-row-height="false"/>
    </style:style>
    <style:style style:name="ro111" style:family="table-row">
      <style:table-row-properties style:row-height="1.3957in" fo:break-before="auto" style:use-optimal-row-height="false"/>
    </style:style>
    <style:style style:name="ro112" style:family="table-row">
      <style:table-row-properties style:row-height="0.8437in" fo:break-before="auto" style:use-optimal-row-height="false"/>
    </style:style>
    <style:style style:name="ro113" style:family="table-row">
      <style:table-row-properties style:row-height="1.1146in" fo:break-before="auto" style:use-optimal-row-height="false"/>
    </style:style>
    <style:style style:name="ro114" style:family="table-row">
      <style:table-row-properties style:row-height="0.8752in" fo:break-before="auto" style:use-optimal-row-height="false"/>
    </style:style>
    <style:style style:name="ro115" style:family="table-row">
      <style:table-row-properties style:row-height="1.1563in" fo:break-before="auto" style:use-optimal-row-height="false"/>
    </style:style>
    <style:style style:name="ro116" style:family="table-row">
      <style:table-row-properties style:row-height="1.0102in" fo:break-before="auto" style:use-optimal-row-height="false"/>
    </style:style>
    <style:style style:name="ro117" style:family="table-row">
      <style:table-row-properties style:row-height="1.2398in" fo:break-before="auto" style:use-optimal-row-height="false"/>
    </style:style>
    <style:style style:name="ro118" style:family="table-row">
      <style:table-row-properties style:row-height="0.8543in" fo:break-before="auto" style:use-optimal-row-height="false"/>
    </style:style>
    <style:style style:name="ro119" style:family="table-row">
      <style:table-row-properties style:row-height="1.0626in" fo:break-before="auto" style:use-optimal-row-height="false"/>
    </style:style>
    <style:style style:name="ro120" style:family="table-row">
      <style:table-row-properties style:row-height="1.3752in" fo:break-before="auto" style:use-optimal-row-height="false"/>
    </style:style>
    <style:style style:name="ro121" style:family="table-row">
      <style:table-row-properties style:row-height="0.4374in" fo:break-before="auto" style:use-optimal-row-height="false"/>
    </style:style>
    <style:style style:name="ta1" style:family="table" style:master-page-name="PageStyle_5f_tblAudience">
      <style:table-properties table:display="true" style:writing-mode="lr-tb"/>
    </style:style>
    <style:style style:name="ta2" style:family="table" style:master-page-name="PageStyle_5f_tblComp">
      <style:table-properties table:display="true" style:writing-mode="lr-tb"/>
    </style:style>
    <style:style style:name="ta3" style:family="table" style:master-page-name="PageStyle_5f_tblCreditType">
      <style:table-properties table:display="true" style:writing-mode="lr-tb"/>
    </style:style>
    <style:style style:name="ta4" style:family="table" style:master-page-name="PageStyle_5f_tblDomain">
      <style:table-properties table:display="true" style:writing-mode="lr-tb"/>
    </style:style>
    <style:style style:name="ta6" style:family="table" style:master-page-name="PageStyle_5f_tblFormat">
      <style:table-properties table:display="true" style:writing-mode="lr-tb"/>
    </style:style>
    <style:style style:name="ta7" style:family="table" style:master-page-name="PageStyle_5f_tblFormulaRes">
      <style:table-properties table:display="true" style:writing-mode="lr-tb"/>
    </style:style>
    <style:style style:name="ta8" style:family="table" style:master-page-name="PageStyle_5f_tblResources">
      <style:table-properties table:display="true" style:writing-mode="lr-tb"/>
    </style:style>
    <style:style style:name="ta9" style:family="table" style:master-page-name="PageStyle_5f_tblSponsor">
      <style:table-properties table:display="true" style:writing-mode="lr-tb"/>
    </style:style>
    <style:style style:name="ta10" style:family="table" style:master-page-name="PageStyle_5f_Sheet10">
      <style:table-properties table:display="true" style:writing-mode="lr-tb"/>
    </style:style>
    <style:style style:name="ta11" style:family="table" style:master-page-name="PageStyle_5f_tblEdPlanCourses">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Normal" style:data-style-name="N117">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Excel_20_Built-in_20_Normal">
      <style:table-cell-properties fo:background-color="#ff0000"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Excel_20_Built-in_20_Normal" style:data-style-name="N119">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blAudience"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ext:p>intAudienceID</text:p>
          </table:table-cell>
          <table:table-cell table:style-name="ce1" office:value-type="string">
            <text:p>vcTargetAudience</text:p>
          </table:table-cell>
          <table:table-cell table:style-name="ce1" office:value-type="string">
            <text:p>vcTargetAudienceValue</text:p>
          </table:table-cell>
          <table:table-cell table:style-name="ce1" table:number-columns-repeated="3"/>
          <table:table-cell table:number-columns-repeated="1018"/>
        </table:table-row>
        <table:table-row table:style-name="ro1">
          <table:table-cell table:style-name="ce2" office:value-type="float" office:value="1">
            <text:p>1</text:p>
          </table:table-cell>
          <table:table-cell table:style-name="ce1" office:value-type="string">
            <text:p>[Please Select]</text:p>
          </table:table-cell>
          <table:table-cell table:style-name="ce1" table:number-columns-repeated="4"/>
          <table:table-cell table:number-columns-repeated="1018"/>
        </table:table-row>
        <table:table-row table:style-name="ro1">
          <table:table-cell table:style-name="ce2" office:value-type="float" office:value="2">
            <text:p>2</text:p>
          </table:table-cell>
          <table:table-cell table:number-columns-repeated="2" table:style-name="ce1" office:value-type="string">
            <text:p>Administrators</text:p>
          </table:table-cell>
          <table:table-cell table:style-name="ce1" table:number-columns-repeated="3"/>
          <table:table-cell table:number-columns-repeated="1018"/>
        </table:table-row>
        <table:table-row table:style-name="ro1">
          <table:table-cell table:style-name="ce2" office:value-type="float" office:value="3">
            <text:p>3</text:p>
          </table:table-cell>
          <table:table-cell table:number-columns-repeated="2" table:style-name="ce1" office:value-type="string">
            <text:p>Allied Health Professionals</text:p>
          </table:table-cell>
          <table:table-cell table:style-name="ce1" table:number-columns-repeated="3"/>
          <table:table-cell table:number-columns-repeated="1018"/>
        </table:table-row>
        <table:table-row table:style-name="ro1">
          <table:table-cell table:style-name="ce2" office:value-type="float" office:value="4">
            <text:p>4</text:p>
          </table:table-cell>
          <table:table-cell table:number-columns-repeated="2" table:style-name="ce1" office:value-type="string">
            <text:p>Biostatisticians</text:p>
          </table:table-cell>
          <table:table-cell table:style-name="ce1" table:number-columns-repeated="3"/>
          <table:table-cell table:number-columns-repeated="1018"/>
        </table:table-row>
        <table:table-row table:style-name="ro1">
          <table:table-cell table:style-name="ce2" office:value-type="float" office:value="5">
            <text:p>5</text:p>
          </table:table-cell>
          <table:table-cell table:number-columns-repeated="2" table:style-name="ce1" office:value-type="string">
            <text:p>Childcare Providers</text:p>
          </table:table-cell>
          <table:table-cell table:style-name="ce1" table:number-columns-repeated="3"/>
          <table:table-cell table:number-columns-repeated="1018"/>
        </table:table-row>
        <table:table-row table:style-name="ro1">
          <table:table-cell table:style-name="ce2" office:value-type="float" office:value="6">
            <text:p>6</text:p>
          </table:table-cell>
          <table:table-cell table:number-columns-repeated="2" table:style-name="ce1" office:value-type="string">
            <text:p>Communications Specialists</text:p>
          </table:table-cell>
          <table:table-cell table:style-name="ce1" table:number-columns-repeated="3"/>
          <table:table-cell table:number-columns-repeated="1018"/>
        </table:table-row>
        <table:table-row table:style-name="ro1">
          <table:table-cell table:style-name="ce2" office:value-type="float" office:value="7">
            <text:p>7</text:p>
          </table:table-cell>
          <table:table-cell table:number-columns-repeated="2" table:style-name="ce1" office:value-type="string">
            <text:p>Community Leaders</text:p>
          </table:table-cell>
          <table:table-cell table:style-name="ce1" table:number-columns-repeated="3"/>
          <table:table-cell table:number-columns-repeated="1018"/>
        </table:table-row>
        <table:table-row table:style-name="ro1">
          <table:table-cell table:style-name="ce2" office:value-type="float" office:value="8">
            <text:p>8</text:p>
          </table:table-cell>
          <table:table-cell table:number-columns-repeated="2" table:style-name="ce1" office:value-type="string">
            <text:p>Data and Information Professionals</text:p>
          </table:table-cell>
          <table:table-cell table:style-name="ce1" table:number-columns-repeated="3"/>
          <table:table-cell table:number-columns-repeated="1018"/>
        </table:table-row>
        <table:table-row table:style-name="ro1">
          <table:table-cell table:style-name="ce2" office:value-type="float" office:value="9">
            <text:p>9</text:p>
          </table:table-cell>
          <table:table-cell table:number-columns-repeated="2" table:style-name="ce1" office:value-type="string">
            <text:p>Dentists</text:p>
          </table:table-cell>
          <table:table-cell table:style-name="ce1" table:number-columns-repeated="3"/>
          <table:table-cell table:number-columns-repeated="1018"/>
        </table:table-row>
        <table:table-row table:style-name="ro1">
          <table:table-cell table:style-name="ce2" office:value-type="float" office:value="10">
            <text:p>10</text:p>
          </table:table-cell>
          <table:table-cell table:number-columns-repeated="2" table:style-name="ce1" office:value-type="string">
            <text:p>Dieticians</text:p>
          </table:table-cell>
          <table:table-cell table:style-name="ce1" table:number-columns-repeated="3"/>
          <table:table-cell table:number-columns-repeated="1018"/>
        </table:table-row>
        <table:table-row table:style-name="ro1">
          <table:table-cell table:style-name="ce2" office:value-type="float" office:value="11">
            <text:p>11</text:p>
          </table:table-cell>
          <table:table-cell table:number-columns-repeated="2" table:style-name="ce1" office:value-type="string">
            <text:p>Environmental Health Professionals</text:p>
          </table:table-cell>
          <table:table-cell table:style-name="ce1" table:number-columns-repeated="3"/>
          <table:table-cell table:number-columns-repeated="1018"/>
        </table:table-row>
        <table:table-row table:style-name="ro1">
          <table:table-cell table:style-name="ce2" office:value-type="float" office:value="12">
            <text:p>12</text:p>
          </table:table-cell>
          <table:table-cell table:number-columns-repeated="2" table:style-name="ce1" office:value-type="string">
            <text:p>Epidemiologists</text:p>
          </table:table-cell>
          <table:table-cell table:style-name="ce1" table:number-columns-repeated="3"/>
          <table:table-cell table:number-columns-repeated="1018"/>
        </table:table-row>
        <table:table-row table:style-name="ro1">
          <table:table-cell table:style-name="ce2" office:value-type="float" office:value="13">
            <text:p>13</text:p>
          </table:table-cell>
          <table:table-cell table:number-columns-repeated="2" table:style-name="ce1" office:value-type="string">
            <text:p>Faculty/Trainers</text:p>
          </table:table-cell>
          <table:table-cell table:style-name="ce1" table:number-columns-repeated="3"/>
          <table:table-cell table:number-columns-repeated="1018"/>
        </table:table-row>
        <table:table-row table:style-name="ro1">
          <table:table-cell table:style-name="ce2" office:value-type="float" office:value="14">
            <text:p>14</text:p>
          </table:table-cell>
          <table:table-cell table:number-columns-repeated="2" table:style-name="ce1" office:value-type="string">
            <text:p>Health Educators</text:p>
          </table:table-cell>
          <table:table-cell table:style-name="ce1" table:number-columns-repeated="3"/>
          <table:table-cell table:number-columns-repeated="1018"/>
        </table:table-row>
        <table:table-row table:style-name="ro1">
          <table:table-cell table:style-name="ce2" office:value-type="float" office:value="15">
            <text:p>15</text:p>
          </table:table-cell>
          <table:table-cell table:number-columns-repeated="2" table:style-name="ce1" office:value-type="string">
            <text:p>Health Officials</text:p>
          </table:table-cell>
          <table:table-cell table:style-name="ce1" table:number-columns-repeated="3"/>
          <table:table-cell table:number-columns-repeated="1018"/>
        </table:table-row>
        <table:table-row table:style-name="ro1">
          <table:table-cell table:style-name="ce2" office:value-type="float" office:value="16">
            <text:p>16</text:p>
          </table:table-cell>
          <table:table-cell table:number-columns-repeated="2" table:style-name="ce1" office:value-type="string">
            <text:p>Laboratory Professionals</text:p>
          </table:table-cell>
          <table:table-cell table:style-name="ce1" table:number-columns-repeated="3"/>
          <table:table-cell table:number-columns-repeated="1018"/>
        </table:table-row>
        <table:table-row table:style-name="ro1">
          <table:table-cell table:style-name="ce2" office:value-type="float" office:value="17">
            <text:p>17</text:p>
          </table:table-cell>
          <table:table-cell table:number-columns-repeated="2" table:style-name="ce1" office:value-type="string">
            <text:p>Mental Health Professionals</text:p>
          </table:table-cell>
          <table:table-cell table:style-name="ce1" table:number-columns-repeated="3"/>
          <table:table-cell table:number-columns-repeated="1018"/>
        </table:table-row>
        <table:table-row table:style-name="ro1">
          <table:table-cell table:style-name="ce2" office:value-type="float" office:value="18">
            <text:p>18</text:p>
          </table:table-cell>
          <table:table-cell table:number-columns-repeated="2" table:style-name="ce1" office:value-type="string">
            <text:p>Military Personnel</text:p>
          </table:table-cell>
          <table:table-cell table:style-name="ce1" table:number-columns-repeated="3"/>
          <table:table-cell table:number-columns-repeated="1018"/>
        </table:table-row>
        <table:table-row table:style-name="ro1">
          <table:table-cell table:style-name="ce2" office:value-type="float" office:value="19">
            <text:p>19</text:p>
          </table:table-cell>
          <table:table-cell table:number-columns-repeated="2" table:style-name="ce1" office:value-type="string">
            <text:p>Nurses</text:p>
          </table:table-cell>
          <table:table-cell table:style-name="ce1" table:number-columns-repeated="3"/>
          <table:table-cell table:number-columns-repeated="1018"/>
        </table:table-row>
        <table:table-row table:style-name="ro1">
          <table:table-cell table:style-name="ce2" office:value-type="float" office:value="20">
            <text:p>20</text:p>
          </table:table-cell>
          <table:table-cell table:number-columns-repeated="2" table:style-name="ce1" office:value-type="string">
            <text:p>Occupational/Industrial Health Professionals</text:p>
          </table:table-cell>
          <table:table-cell table:style-name="ce1" table:number-columns-repeated="3"/>
          <table:table-cell table:number-columns-repeated="1018"/>
        </table:table-row>
        <table:table-row table:style-name="ro1">
          <table:table-cell table:style-name="ce2" office:value-type="float" office:value="21">
            <text:p>21</text:p>
          </table:table-cell>
          <table:table-cell table:number-columns-repeated="2" table:style-name="ce1" office:value-type="string">
            <text:p>Pharmacists</text:p>
          </table:table-cell>
          <table:table-cell table:style-name="ce1" table:number-columns-repeated="3"/>
          <table:table-cell table:number-columns-repeated="1018"/>
        </table:table-row>
        <table:table-row table:style-name="ro1">
          <table:table-cell table:style-name="ce2" office:value-type="float" office:value="22">
            <text:p>22</text:p>
          </table:table-cell>
          <table:table-cell table:number-columns-repeated="2" table:style-name="ce1" office:value-type="string">
            <text:p>Physician Assistants</text:p>
          </table:table-cell>
          <table:table-cell table:style-name="ce1" table:number-columns-repeated="3"/>
          <table:table-cell table:number-columns-repeated="1018"/>
        </table:table-row>
        <table:table-row table:style-name="ro1">
          <table:table-cell table:style-name="ce2" office:value-type="float" office:value="23">
            <text:p>23</text:p>
          </table:table-cell>
          <table:table-cell table:number-columns-repeated="2" table:style-name="ce1" office:value-type="string">
            <text:p>Physicans</text:p>
          </table:table-cell>
          <table:table-cell table:style-name="ce1" table:number-columns-repeated="3"/>
          <table:table-cell table:number-columns-repeated="1018"/>
        </table:table-row>
        <table:table-row table:style-name="ro1">
          <table:table-cell table:style-name="ce2" office:value-type="float" office:value="24">
            <text:p>24</text:p>
          </table:table-cell>
          <table:table-cell table:number-columns-repeated="2" table:style-name="ce1" office:value-type="string">
            <text:p>Planners</text:p>
          </table:table-cell>
          <table:table-cell table:style-name="ce1" table:number-columns-repeated="3"/>
          <table:table-cell table:number-columns-repeated="1018"/>
        </table:table-row>
        <table:table-row table:style-name="ro1">
          <table:table-cell table:style-name="ce2" office:value-type="float" office:value="25">
            <text:p>25</text:p>
          </table:table-cell>
          <table:table-cell table:number-columns-repeated="2" table:style-name="ce1" office:value-type="string">
            <text:p>Policy Makers/Analysts</text:p>
          </table:table-cell>
          <table:table-cell table:style-name="ce1" table:number-columns-repeated="3"/>
          <table:table-cell table:number-columns-repeated="1018"/>
        </table:table-row>
        <table:table-row table:style-name="ro1">
          <table:table-cell table:style-name="ce2" office:value-type="float" office:value="26">
            <text:p>26</text:p>
          </table:table-cell>
          <table:table-cell table:style-name="ce1" office:value-type="string">
            <text:p>Public Health Staff - General</text:p>
          </table:table-cell>
          <table:table-cell table:style-name="ce1" office:value-type="string">
            <text:p>Public Health Staff</text:p>
          </table:table-cell>
          <table:table-cell table:style-name="ce1" table:number-columns-repeated="3"/>
          <table:table-cell table:number-columns-repeated="1018"/>
        </table:table-row>
        <table:table-row table:style-name="ro1">
          <table:table-cell table:style-name="ce2" office:value-type="float" office:value="27">
            <text:p>27</text:p>
          </table:table-cell>
          <table:table-cell table:number-columns-repeated="2" table:style-name="ce1" office:value-type="string">
            <text:p>Researchers</text:p>
          </table:table-cell>
          <table:table-cell table:style-name="ce1" table:number-columns-repeated="3"/>
          <table:table-cell table:number-columns-repeated="1018"/>
        </table:table-row>
        <table:table-row table:style-name="ro1">
          <table:table-cell table:style-name="ce2" office:value-type="float" office:value="28">
            <text:p>28</text:p>
          </table:table-cell>
          <table:table-cell table:number-columns-repeated="2" table:style-name="ce1" office:value-type="string">
            <text:p>Sanitarians</text:p>
          </table:table-cell>
          <table:table-cell table:style-name="ce1" table:number-columns-repeated="3"/>
          <table:table-cell table:number-columns-repeated="1018"/>
        </table:table-row>
        <table:table-row table:style-name="ro1">
          <table:table-cell table:style-name="ce2" office:value-type="float" office:value="29">
            <text:p>29</text:p>
          </table:table-cell>
          <table:table-cell table:number-columns-repeated="2" table:style-name="ce1" office:value-type="string">
            <text:p>Social Workers</text:p>
          </table:table-cell>
          <table:table-cell table:style-name="ce1" table:number-columns-repeated="3"/>
          <table:table-cell table:number-columns-repeated="1018"/>
        </table:table-row>
        <table:table-row table:style-name="ro1">
          <table:table-cell table:style-name="ce2" office:value-type="float" office:value="30">
            <text:p>30</text:p>
          </table:table-cell>
          <table:table-cell table:number-columns-repeated="2" table:style-name="ce1" office:value-type="string">
            <text:p>Counselers</text:p>
          </table:table-cell>
          <table:table-cell table:style-name="ce1" table:number-columns-repeated="3"/>
          <table:table-cell table:number-columns-repeated="1018"/>
        </table:table-row>
        <table:table-row table:style-name="ro1">
          <table:table-cell table:style-name="ce2" office:value-type="float" office:value="31">
            <text:p>31</text:p>
          </table:table-cell>
          <table:table-cell table:number-columns-repeated="2" table:style-name="ce1" office:value-type="string">
            <text:p>Other</text:p>
          </table:table-cell>
          <table:table-cell table:style-name="ce1" table:number-columns-repeated="3"/>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table table:name="tblComp" table:style-name="ta2" table:print="false">
        <table:table-column table:style-name="co5" table:default-cell-style-name="Excel_20_Built-in_20_Normal"/>
        <table:table-column table:style-name="co4" table:default-cell-style-name="Excel_20_Built-in_20_Normal"/>
        <table:table-column table:style-name="co6" table:default-cell-style-name="Excel_20_Built-in_20_Normal"/>
        <table:table-column table:style-name="co5" table:default-cell-style-name="Excel_20_Built-in_20_Normal"/>
        <table:table-column table:style-name="co4" table:number-columns-repeated="1020" table:default-cell-style-name="Excel_20_Built-in_20_Normal"/>
        <table:table-row table:style-name="ro1">
          <table:table-cell table:style-name="ce1"/>
          <table:table-cell table:style-name="ce1" office:value-type="string">
            <text:p>CompNum</text:p>
          </table:table-cell>
          <table:table-cell table:style-name="ce1" office:value-type="string">
            <text:p>CompText</text:p>
          </table:table-cell>
          <table:table-cell table:style-name="ce1" office:value-type="string">
            <text:p>DomainNum</text:p>
          </table:table-cell>
          <table:table-cell table:style-name="ce1" office:value-type="string">
            <text:p>Tier</text:p>
          </table:table-cell>
          <table:table-cell table:style-name="ce1" office:value-type="string">
            <text:p>CompID</text:p>
          </table:table-cell>
          <table:table-cell table:style-name="ce1" office:value-type="string">
            <text:p>CompTitle</text:p>
          </table:table-cell>
          <table:table-cell table:style-name="ce1" office:value-type="string">
            <text:p>Level1</text:p>
          </table:table-cell>
          <table:table-cell table:style-name="ce1" office:value-type="string">
            <text:p>Level2</text:p>
          </table:table-cell>
          <table:table-cell table:style-name="ce1" office:value-type="string">
            <text:p>Level3</text:p>
          </table:table-cell>
          <table:table-cell table:style-name="ce1" office:value-type="string">
            <text:p>junk</text:p>
          </table:table-cell>
          <table:table-cell table:number-columns-repeated="1013"/>
        </table:table-row>
        <table:table-row table:style-name="ro1">
          <table:table-cell table:style-name="ce1"/>
          <table:table-cell table:style-name="ce1" office:value-type="string">
            <text:p>1A1.</text:p>
          </table:table-cell>
          <table:table-cell table:style-name="ce1" office:value-type="string">
            <text:p>1A1.Identifies the health status of populations and their related determinants of health and illness</text:p>
          </table:table-cell>
          <table:table-cell table:number-columns-repeated="2" table:style-name="ce1" office:value-type="float" office:value="1">
            <text:p>1</text:p>
          </table:table-cell>
          <table:table-cell table:style-name="ce1" office:value-type="float" office:value="137">
            <text:p>137</text:p>
          </table:table-cell>
          <table:table-cell table:style-name="ce1"/>
          <table:table-cell table:style-name="ce1" office:value-type="string">
            <text:p>KP</text:p>
          </table:table-cell>
          <table:table-cell table:number-columns-repeated="2" table:style-name="ce1" office:value-type="string">
            <text:p>P</text:p>
          </table:table-cell>
          <table:table-cell table:style-name="ce1" office:value-type="float" office:value="1.02">
            <text:p>1.02</text:p>
          </table:table-cell>
          <table:table-cell table:number-columns-repeated="1013"/>
        </table:table-row>
        <table:table-row table:style-name="ro1">
          <table:table-cell table:style-name="ce1"/>
          <table:table-cell table:style-name="ce1" office:value-type="string">
            <text:p>1A2.</text:p>
          </table:table-cell>
          <table:table-cell table:style-name="ce1" office:value-type="string">
            <text:p>1A2. Describes the characteristics of a population-based problem</text:p>
          </table:table-cell>
          <table:table-cell table:number-columns-repeated="2" table:style-name="ce1" office:value-type="float" office:value="1">
            <text:p>1</text:p>
          </table:table-cell>
          <table:table-cell table:style-name="ce1" office:value-type="float" office:value="138">
            <text:p>138</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office:value-type="float" office:value="1.03">
            <text:p>1.03</text:p>
          </table:table-cell>
          <table:table-cell table:number-columns-repeated="1013"/>
        </table:table-row>
        <table:table-row table:style-name="ro1">
          <table:table-cell table:style-name="ce1"/>
          <table:table-cell table:style-name="ce1" office:value-type="string">
            <text:p>1A3.</text:p>
          </table:table-cell>
          <table:table-cell table:style-name="ce1" office:value-type="string">
            <text:p>1A3. Uses variables that measure public health conditions</text:p>
          </table:table-cell>
          <table:table-cell table:number-columns-repeated="2" table:style-name="ce1" office:value-type="float" office:value="1">
            <text:p>1</text:p>
          </table:table-cell>
          <table:table-cell table:style-name="ce1" office:value-type="float" office:value="139">
            <text:p>139</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office:value-type="float" office:value="1.04">
            <text:p>1.04</text:p>
          </table:table-cell>
          <table:table-cell table:number-columns-repeated="1013"/>
        </table:table-row>
        <table:table-row table:style-name="ro1">
          <table:table-cell table:style-name="ce1"/>
          <table:table-cell table:style-name="ce1" office:value-type="string">
            <text:p>1A4.</text:p>
          </table:table-cell>
          <table:table-cell table:style-name="ce1" office:value-type="string">
            <text:p>1A4. Identifies relevant and appropriate data and information sources.</text:p>
          </table:table-cell>
          <table:table-cell table:number-columns-repeated="2" table:style-name="ce1" office:value-type="float" office:value="1">
            <text:p>1</text:p>
          </table:table-cell>
          <table:table-cell table:style-name="ce1" office:value-type="float" office:value="140">
            <text:p>140</text:p>
          </table:table-cell>
          <table:table-cell table:style-name="ce1"/>
          <table:table-cell table:style-name="ce1" office:value-type="string">
            <text:p>K</text:p>
          </table:table-cell>
          <table:table-cell table:number-columns-repeated="2" table:style-name="ce1" office:value-type="string">
            <text:p>P</text:p>
          </table:table-cell>
          <table:table-cell table:style-name="ce1" office:value-type="float" office:value="1.05">
            <text:p>1.05</text:p>
          </table:table-cell>
          <table:table-cell table:number-columns-repeated="1013"/>
        </table:table-row>
        <table:table-row table:style-name="ro1">
          <table:table-cell table:style-name="ce1"/>
          <table:table-cell table:style-name="ce1" office:value-type="string">
            <text:p>1A4.</text:p>
          </table:table-cell>
          <table:table-cell table:style-name="ce1" office:value-type="string">
            <text:p>1A4. Uses methods and instruments for collecting valid and reliable quantitative and qualitative data</text:p>
          </table:table-cell>
          <table:table-cell table:number-columns-repeated="2" table:style-name="ce1" office:value-type="float" office:value="1">
            <text:p>1</text:p>
          </table:table-cell>
          <table:table-cell table:style-name="ce1" office:value-type="float" office:value="141">
            <text:p>141</text:p>
          </table:table-cell>
          <table:table-cell table:style-name="ce1"/>
          <table:table-cell table:style-name="ce1" office:value-type="string">
            <text:p>A</text:p>
          </table:table-cell>
          <table:table-cell table:number-columns-repeated="2" table:style-name="ce1" office:value-type="string">
            <text:p>P</text:p>
          </table:table-cell>
          <table:table-cell table:style-name="ce1" office:value-type="float" office:value="1.06">
            <text:p>1.06</text:p>
          </table:table-cell>
          <table:table-cell table:number-columns-repeated="1013"/>
        </table:table-row>
        <table:table-row table:style-name="ro1">
          <table:table-cell table:style-name="ce1"/>
          <table:table-cell table:style-name="ce1" office:value-type="string">
            <text:p>1A5.</text:p>
          </table:table-cell>
          <table:table-cell table:style-name="ce1" office:value-type="string">
            <text:p>1A5. Identifies sources of public health data and information</text:p>
          </table:table-cell>
          <table:table-cell table:number-columns-repeated="2" table:style-name="ce1" office:value-type="float" office:value="1">
            <text:p>1</text:p>
          </table:table-cell>
          <table:table-cell table:style-name="ce1" office:value-type="float" office:value="142">
            <text:p>142</text:p>
          </table:table-cell>
          <table:table-cell table:style-name="ce1"/>
          <table:table-cell table:style-name="ce1" office:value-type="string">
            <text:p>KP</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1A6.</text:p>
          </table:table-cell>
          <table:table-cell table:style-name="ce1" office:value-type="string">
            <text:p>1A6. Recognizes the integrity and comparability of data</text:p>
          </table:table-cell>
          <table:table-cell table:number-columns-repeated="2" table:style-name="ce1" office:value-type="float" office:value="1">
            <text:p>1</text:p>
          </table:table-cell>
          <table:table-cell table:style-name="ce1" office:value-type="float" office:value="143">
            <text:p>143</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1A7.</text:p>
          </table:table-cell>
          <table:table-cell table:style-name="ce1" office:value-type="string">
            <text:p>1A7. Identifies gaps in data sources</text:p>
          </table:table-cell>
          <table:table-cell table:number-columns-repeated="2" table:style-name="ce1" office:value-type="float" office:value="1">
            <text:p>1</text:p>
          </table:table-cell>
          <table:table-cell table:style-name="ce1" office:value-type="float" office:value="144">
            <text:p>144</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1A8.</text:p>
          </table:table-cell>
          <table:table-cell table:style-name="ce1" office:value-type="string">
            <text:p>1A8. Adheres to ethical principles in the collection, maintenance, use, and dissemination of data and information</text:p>
          </table:table-cell>
          <table:table-cell table:number-columns-repeated="2" table:style-name="ce1" office:value-type="float" office:value="1">
            <text:p>1</text:p>
          </table:table-cell>
          <table:table-cell table:style-name="ce1" office:value-type="float" office:value="145">
            <text:p>145</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1A9.</text:p>
          </table:table-cell>
          <table:table-cell table:style-name="ce1" office:value-type="string">
            <text:p>1A9. Describes the public health applications of quantitative and qualitative data</text:p>
          </table:table-cell>
          <table:table-cell table:number-columns-repeated="2" table:style-name="ce1" office:value-type="float" office:value="1">
            <text:p>1</text:p>
          </table:table-cell>
          <table:table-cell table:style-name="ce1" office:value-type="float" office:value="146">
            <text:p>146</text:p>
          </table:table-cell>
          <table:table-cell table:style-name="ce1"/>
          <table:table-cell table:style-name="ce1" office:value-type="string">
            <text:p>AK</text:p>
          </table:table-cell>
          <table:table-cell table:number-columns-repeated="2" table:style-name="ce1" office:value-type="string">
            <text:p>KP</text:p>
          </table:table-cell>
          <table:table-cell table:style-name="ce1"/>
          <table:table-cell table:number-columns-repeated="1013"/>
        </table:table-row>
        <table:table-row table:style-name="ro1">
          <table:table-cell table:style-name="ce1"/>
          <table:table-cell table:style-name="ce1" office:value-type="string">
            <text:p>1A10.</text:p>
          </table:table-cell>
          <table:table-cell table:style-name="ce1" office:value-type="string">
            <text:p>1A10. Collects quantitative and qualitative community data</text:p>
          </table:table-cell>
          <table:table-cell table:number-columns-repeated="2" table:style-name="ce1" office:value-type="float" office:value="1">
            <text:p>1</text:p>
          </table:table-cell>
          <table:table-cell table:style-name="ce1" office:value-type="float" office:value="147">
            <text:p>147</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1A11.</text:p>
          </table:table-cell>
          <table:table-cell table:style-name="ce1" office:value-type="string">
            <text:p>1A11. Uses information technology to collect, store, and retrieve data</text:p>
          </table:table-cell>
          <table:table-cell table:number-columns-repeated="2" table:style-name="ce1" office:value-type="float" office:value="1">
            <text:p>1</text:p>
          </table:table-cell>
          <table:table-cell table:style-name="ce1" office:value-type="float" office:value="148">
            <text:p>148</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1A12.</text:p>
          </table:table-cell>
          <table:table-cell table:style-name="ce1" office:value-type="string">
            <text:p>1A12. Describes how data are used to address scientific, political, ethical, and social public health issues</text:p>
          </table:table-cell>
          <table:table-cell table:number-columns-repeated="2" table:style-name="ce1" office:value-type="float" office:value="1">
            <text:p>1</text:p>
          </table:table-cell>
          <table:table-cell table:style-name="ce1" office:value-type="float" office:value="149">
            <text:p>149</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1.</text:p>
          </table:table-cell>
          <table:table-cell table:style-name="ce1" office:value-type="string">
            <text:p>2A1. Gathers information relevant to specific public health policy issues</text:p>
          </table:table-cell>
          <table:table-cell table:style-name="ce1" office:value-type="float" office:value="2">
            <text:p>2</text:p>
          </table:table-cell>
          <table:table-cell table:style-name="ce1" office:value-type="float" office:value="1">
            <text:p>1</text:p>
          </table:table-cell>
          <table:table-cell table:style-name="ce1" office:value-type="float" office:value="150">
            <text:p>150</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2.</text:p>
          </table:table-cell>
          <table:table-cell table:style-name="ce1" office:value-type="string">
            <text:p>2A2. Describes how policy options can influence public health programs</text:p>
          </table:table-cell>
          <table:table-cell table:style-name="ce1" office:value-type="float" office:value="2">
            <text:p>2</text:p>
          </table:table-cell>
          <table:table-cell table:style-name="ce1" office:value-type="float" office:value="1">
            <text:p>1</text:p>
          </table:table-cell>
          <table:table-cell table:style-name="ce1" office:value-type="float" office:value="151">
            <text:p>151</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3.</text:p>
          </table:table-cell>
          <table:table-cell table:style-name="ce1" office:value-type="string">
            <text:p>2A3. Explains the expected outcomes of policy options</text:p>
          </table:table-cell>
          <table:table-cell table:style-name="ce1" office:value-type="float" office:value="2">
            <text:p>2</text:p>
          </table:table-cell>
          <table:table-cell table:style-name="ce1" office:value-type="float" office:value="1">
            <text:p>1</text:p>
          </table:table-cell>
          <table:table-cell table:style-name="ce1" office:value-type="float" office:value="152">
            <text:p>152</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4.</text:p>
          </table:table-cell>
          <table:table-cell table:style-name="ce1" office:value-type="string">
            <text:p>2A4. Gathers information that will inform policy decisions</text:p>
          </table:table-cell>
          <table:table-cell table:style-name="ce1" office:value-type="float" office:value="2">
            <text:p>2</text:p>
          </table:table-cell>
          <table:table-cell table:style-name="ce1" office:value-type="float" office:value="1">
            <text:p>1</text:p>
          </table:table-cell>
          <table:table-cell table:style-name="ce1" office:value-type="float" office:value="153">
            <text:p>153</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5.</text:p>
          </table:table-cell>
          <table:table-cell table:style-name="ce1" office:value-type="string">
            <text:p>2A5.Describes the public health laws and regulations governing public health programs</text:p>
          </table:table-cell>
          <table:table-cell table:style-name="ce1" office:value-type="float" office:value="2">
            <text:p>2</text:p>
          </table:table-cell>
          <table:table-cell table:style-name="ce1" office:value-type="float" office:value="1">
            <text:p>1</text:p>
          </table:table-cell>
          <table:table-cell table:style-name="ce1" office:value-type="float" office:value="154">
            <text:p>154</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6.</text:p>
          </table:table-cell>
          <table:table-cell table:style-name="ce1" office:value-type="string">
            <text:p>2A6.Participates in program planning processes</text:p>
          </table:table-cell>
          <table:table-cell table:style-name="ce1" office:value-type="float" office:value="2">
            <text:p>2</text:p>
          </table:table-cell>
          <table:table-cell table:style-name="ce1" office:value-type="float" office:value="1">
            <text:p>1</text:p>
          </table:table-cell>
          <table:table-cell table:style-name="ce1" office:value-type="float" office:value="155">
            <text:p>155</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7.</text:p>
          </table:table-cell>
          <table:table-cell table:style-name="ce1" office:value-type="string">
            <text:p>2A7.Incorporates policies and procedures into program plans and structures</text:p>
          </table:table-cell>
          <table:table-cell table:style-name="ce1" office:value-type="float" office:value="2">
            <text:p>2</text:p>
          </table:table-cell>
          <table:table-cell table:style-name="ce1" office:value-type="float" office:value="1">
            <text:p>1</text:p>
          </table:table-cell>
          <table:table-cell table:style-name="ce1" office:value-type="float" office:value="156">
            <text:p>156</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8.</text:p>
          </table:table-cell>
          <table:table-cell table:style-name="ce1" office:value-type="string">
            <text:p>2A8.Identifies mechanisms to monitor and evaluate programs for their effectiveness and quality</text:p>
          </table:table-cell>
          <table:table-cell table:style-name="ce1" office:value-type="float" office:value="2">
            <text:p>2</text:p>
          </table:table-cell>
          <table:table-cell table:style-name="ce1" office:value-type="float" office:value="1">
            <text:p>1</text:p>
          </table:table-cell>
          <table:table-cell table:style-name="ce1" office:value-type="float" office:value="157">
            <text:p>157</text:p>
          </table:table-cell>
          <table:table-cell table:style-name="ce1"/>
          <table:table-cell table:style-name="ce1" office:value-type="string">
            <text:p>AK</text:p>
          </table:table-cell>
          <table:table-cell table:number-columns-repeated="2" table:style-name="ce1" office:value-type="string">
            <text:p>KP</text:p>
          </table:table-cell>
          <table:table-cell table:style-name="ce1"/>
          <table:table-cell table:number-columns-repeated="1013"/>
        </table:table-row>
        <table:table-row table:style-name="ro1">
          <table:table-cell table:style-name="ce1"/>
          <table:table-cell table:style-name="ce1" office:value-type="string">
            <text:p>2A9.</text:p>
          </table:table-cell>
          <table:table-cell table:style-name="ce1" office:value-type="string">
            <text:p>2A9.Demonstrates the use of public health informatics practices and procedures</text:p>
          </table:table-cell>
          <table:table-cell table:style-name="ce1" office:value-type="float" office:value="2">
            <text:p>2</text:p>
          </table:table-cell>
          <table:table-cell table:style-name="ce1" office:value-type="float" office:value="1">
            <text:p>1</text:p>
          </table:table-cell>
          <table:table-cell table:style-name="ce1" office:value-type="float" office:value="158">
            <text:p>158</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2A10.</text:p>
          </table:table-cell>
          <table:table-cell table:style-name="ce1" office:value-type="string">
            <text:p>2A10.Applies strategies for continuous quality improvement</text:p>
          </table:table-cell>
          <table:table-cell table:style-name="ce1" office:value-type="float" office:value="2">
            <text:p>2</text:p>
          </table:table-cell>
          <table:table-cell table:style-name="ce1" office:value-type="float" office:value="1">
            <text:p>1</text:p>
          </table:table-cell>
          <table:table-cell table:style-name="ce1" office:value-type="float" office:value="159">
            <text:p>159</text:p>
          </table:table-cell>
          <table:table-cell table:style-name="ce1"/>
          <table:table-cell table:number-columns-repeated="3"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3A1.</text:p>
          </table:table-cell>
          <table:table-cell table:style-name="ce1" office:value-type="string">
            <text:p>3A1.Identifies the health literacy of populations served</text:p>
          </table:table-cell>
          <table:table-cell table:style-name="ce1" office:value-type="float" office:value="3">
            <text:p>3</text:p>
          </table:table-cell>
          <table:table-cell table:style-name="ce1" office:value-type="float" office:value="1">
            <text:p>1</text:p>
          </table:table-cell>
          <table:table-cell table:style-name="ce1" office:value-type="float" office:value="160">
            <text:p>160</text:p>
          </table:table-cell>
          <table:table-cell table:style-name="ce1"/>
          <table:table-cell table:style-name="ce1" office:value-type="string">
            <text:p>KP</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3A2.</text:p>
          </table:table-cell>
          <table:table-cell table:style-name="ce1" office:value-type="string">
            <text:p>3A2.Communicates in writing and orally, in person, and through electronic means, with linguistic and cultural proficiency</text:p>
          </table:table-cell>
          <table:table-cell table:style-name="ce1" office:value-type="float" office:value="3">
            <text:p>3</text:p>
          </table:table-cell>
          <table:table-cell table:style-name="ce1" office:value-type="float" office:value="1">
            <text:p>1</text:p>
          </table:table-cell>
          <table:table-cell table:style-name="ce1" office:value-type="float" office:value="161">
            <text:p>161</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3A3.</text:p>
          </table:table-cell>
          <table:table-cell table:style-name="ce1" office:value-type="string">
            <text:p>3A3.Solicits community-based input from individuals and organizations</text:p>
          </table:table-cell>
          <table:table-cell table:style-name="ce1" office:value-type="float" office:value="3">
            <text:p>3</text:p>
          </table:table-cell>
          <table:table-cell table:style-name="ce1" office:value-type="float" office:value="1">
            <text:p>1</text:p>
          </table:table-cell>
          <table:table-cell table:style-name="ce1" office:value-type="float" office:value="162">
            <text:p>162</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3A4.</text:p>
          </table:table-cell>
          <table:table-cell table:style-name="ce1" office:value-type="string">
            <text:p>3A4.Conveys public health information using a variety of approaches</text:p>
          </table:table-cell>
          <table:table-cell table:style-name="ce1" office:value-type="float" office:value="3">
            <text:p>3</text:p>
          </table:table-cell>
          <table:table-cell table:style-name="ce1" office:value-type="float" office:value="1">
            <text:p>1</text:p>
          </table:table-cell>
          <table:table-cell table:style-name="ce1" office:value-type="float" office:value="163">
            <text:p>163</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3A5.</text:p>
          </table:table-cell>
          <table:table-cell table:style-name="ce1" office:value-type="string">
            <text:p>3A5.Participates in the development of demographic, statistical, programmatic and scientific presentations</text:p>
          </table:table-cell>
          <table:table-cell table:style-name="ce1" office:value-type="float" office:value="3">
            <text:p>3</text:p>
          </table:table-cell>
          <table:table-cell table:style-name="ce1" office:value-type="float" office:value="1">
            <text:p>1</text:p>
          </table:table-cell>
          <table:table-cell table:style-name="ce1" office:value-type="float" office:value="164">
            <text:p>164</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3A6.</text:p>
          </table:table-cell>
          <table:table-cell table:style-name="ce1" office:value-type="string">
            <text:p>3A6.Applies communication and group dynamic strategies in interactions with individuals and groups</text:p>
          </table:table-cell>
          <table:table-cell table:style-name="ce1" office:value-type="float" office:value="3">
            <text:p>3</text:p>
          </table:table-cell>
          <table:table-cell table:style-name="ce1" office:value-type="float" office:value="1">
            <text:p>1</text:p>
          </table:table-cell>
          <table:table-cell table:style-name="ce1" office:value-type="float" office:value="165">
            <text:p>165</text:p>
          </table:table-cell>
          <table:table-cell table:style-name="ce1"/>
          <table:table-cell table:number-columns-repeated="3"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4A1.</text:p>
          </table:table-cell>
          <table:table-cell table:style-name="ce1" office:value-type="string">
            <text:p>4A1.Incorporates strategies for interacting with persons from diverse backgrounds</text:p>
          </table:table-cell>
          <table:table-cell table:style-name="ce1" office:value-type="float" office:value="4">
            <text:p>4</text:p>
          </table:table-cell>
          <table:table-cell table:style-name="ce1" office:value-type="float" office:value="1">
            <text:p>1</text:p>
          </table:table-cell>
          <table:table-cell table:style-name="ce1" office:value-type="float" office:value="166">
            <text:p>166</text:p>
          </table:table-cell>
          <table:table-cell table:style-name="ce1"/>
          <table:table-cell table:number-columns-repeated="3"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4A2.</text:p>
          </table:table-cell>
          <table:table-cell table:style-name="ce1" office:value-type="string">
            <text:p>4A2.Identifies the role of cultural, social, and behavioral factors in determining the delivery of public health services.</text:p>
          </table:table-cell>
          <table:table-cell table:style-name="ce1" office:value-type="float" office:value="4">
            <text:p>4</text:p>
          </table:table-cell>
          <table:table-cell table:style-name="ce1" office:value-type="float" office:value="1">
            <text:p>1</text:p>
          </table:table-cell>
          <table:table-cell table:style-name="ce1" office:value-type="float" office:value="167">
            <text:p>167</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4A3.</text:p>
          </table:table-cell>
          <table:table-cell table:style-name="ce1" office:value-type="string">
            <text:p>4A3.Responds to diverse needs that are the result of cultural differences</text:p>
          </table:table-cell>
          <table:table-cell table:style-name="ce1" office:value-type="float" office:value="4">
            <text:p>4</text:p>
          </table:table-cell>
          <table:table-cell table:style-name="ce1" office:value-type="float" office:value="1">
            <text:p>1</text:p>
          </table:table-cell>
          <table:table-cell table:style-name="ce1" office:value-type="float" office:value="168">
            <text:p>168</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4A4.</text:p>
          </table:table-cell>
          <table:table-cell table:style-name="ce1" office:value-type="string">
            <text:p>4A4.Describes the dynamic forces that contribute to cultural diversity</text:p>
          </table:table-cell>
          <table:table-cell table:style-name="ce1" office:value-type="float" office:value="4">
            <text:p>4</text:p>
          </table:table-cell>
          <table:table-cell table:style-name="ce1" office:value-type="float" office:value="1">
            <text:p>1</text:p>
          </table:table-cell>
          <table:table-cell table:style-name="ce1" office:value-type="float" office:value="169">
            <text:p>169</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4A5.</text:p>
          </table:table-cell>
          <table:table-cell table:style-name="ce1" office:value-type="string">
            <text:p>4A5.Describes the need for a diverse public health workforce</text:p>
          </table:table-cell>
          <table:table-cell table:style-name="ce1" office:value-type="float" office:value="4">
            <text:p>4</text:p>
          </table:table-cell>
          <table:table-cell table:style-name="ce1" office:value-type="float" office:value="1">
            <text:p>1</text:p>
          </table:table-cell>
          <table:table-cell table:style-name="ce1" office:value-type="float" office:value="170">
            <text:p>170</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4A6.</text:p>
          </table:table-cell>
          <table:table-cell table:style-name="ce1" office:value-type="string">
            <text:p>4A6.Participates in the assessment of the cultural competence of the public health organization</text:p>
          </table:table-cell>
          <table:table-cell table:style-name="ce1" office:value-type="float" office:value="4">
            <text:p>4</text:p>
          </table:table-cell>
          <table:table-cell table:style-name="ce1" office:value-type="float" office:value="1">
            <text:p>1</text:p>
          </table:table-cell>
          <table:table-cell table:style-name="ce1" office:value-type="float" office:value="171">
            <text:p>171</text:p>
          </table:table-cell>
          <table:table-cell table:style-name="ce1"/>
          <table:table-cell table:style-name="ce1" office:value-type="string">
            <text:p>A</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1.</text:p>
          </table:table-cell>
          <table:table-cell table:style-name="ce1" office:value-type="string">
            <text:p>5A1.Recognizes community linkages and relationships among multiple factors (or determinants) affecting health</text:p>
          </table:table-cell>
          <table:table-cell table:style-name="ce1" office:value-type="float" office:value="5">
            <text:p>5</text:p>
          </table:table-cell>
          <table:table-cell table:style-name="ce1" office:value-type="float" office:value="1">
            <text:p>1</text:p>
          </table:table-cell>
          <table:table-cell table:style-name="ce1" office:value-type="float" office:value="172">
            <text:p>172</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2.</text:p>
          </table:table-cell>
          <table:table-cell table:style-name="ce1" office:value-type="string">
            <text:p>5A2.Demonstrates the capacity to work in community-based participatory research efforts</text:p>
          </table:table-cell>
          <table:table-cell table:style-name="ce1" office:value-type="float" office:value="5">
            <text:p>5</text:p>
          </table:table-cell>
          <table:table-cell table:style-name="ce1" office:value-type="float" office:value="1">
            <text:p>1</text:p>
          </table:table-cell>
          <table:table-cell table:style-name="ce1" office:value-type="float" office:value="173">
            <text:p>173</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3.</text:p>
          </table:table-cell>
          <table:table-cell table:style-name="ce1" office:value-type="string">
            <text:p>5A3.Identifies stakeholders</text:p>
          </table:table-cell>
          <table:table-cell table:style-name="ce1" office:value-type="float" office:value="5">
            <text:p>5</text:p>
          </table:table-cell>
          <table:table-cell table:style-name="ce1" office:value-type="float" office:value="1">
            <text:p>1</text:p>
          </table:table-cell>
          <table:table-cell table:style-name="ce1" office:value-type="float" office:value="174">
            <text:p>174</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4.</text:p>
          </table:table-cell>
          <table:table-cell table:style-name="ce1" office:value-type="string">
            <text:p>5A4.Collaborates with community partners to promote the health of the population</text:p>
          </table:table-cell>
          <table:table-cell table:style-name="ce1" office:value-type="float" office:value="5">
            <text:p>5</text:p>
          </table:table-cell>
          <table:table-cell table:style-name="ce1" office:value-type="float" office:value="1">
            <text:p>1</text:p>
          </table:table-cell>
          <table:table-cell table:style-name="ce1" office:value-type="float" office:value="175">
            <text:p>175</text:p>
          </table:table-cell>
          <table:table-cell table:style-name="ce1"/>
          <table:table-cell table:style-name="ce1" office:value-type="string">
            <text:p>KP</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5.</text:p>
          </table:table-cell>
          <table:table-cell table:style-name="ce1" office:value-type="string">
            <text:p>5A5.Maintains partnerships with key stakeholders</text:p>
          </table:table-cell>
          <table:table-cell table:style-name="ce1" office:value-type="float" office:value="5">
            <text:p>5</text:p>
          </table:table-cell>
          <table:table-cell table:style-name="ce1" office:value-type="float" office:value="1">
            <text:p>1</text:p>
          </table:table-cell>
          <table:table-cell table:style-name="ce1" office:value-type="float" office:value="176">
            <text:p>176</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6.</text:p>
          </table:table-cell>
          <table:table-cell table:style-name="ce1" office:value-type="string">
            <text:p>5A6.Uses group processes to advance community involvement</text:p>
          </table:table-cell>
          <table:table-cell table:style-name="ce1" office:value-type="float" office:value="5">
            <text:p>5</text:p>
          </table:table-cell>
          <table:table-cell table:style-name="ce1" office:value-type="float" office:value="1">
            <text:p>1</text:p>
          </table:table-cell>
          <table:table-cell table:style-name="ce1" office:value-type="float" office:value="177">
            <text:p>177</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7.</text:p>
          </table:table-cell>
          <table:table-cell table:style-name="ce1" office:value-type="string">
            <text:p>5A7.Describes the role of governmental and non-governmental organizations in the delivery of community health services</text:p>
          </table:table-cell>
          <table:table-cell table:style-name="ce1" office:value-type="float" office:value="5">
            <text:p>5</text:p>
          </table:table-cell>
          <table:table-cell table:style-name="ce1" office:value-type="float" office:value="1">
            <text:p>1</text:p>
          </table:table-cell>
          <table:table-cell table:style-name="ce1" office:value-type="float" office:value="178">
            <text:p>178</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8.</text:p>
          </table:table-cell>
          <table:table-cell table:style-name="ce1" office:value-type="string">
            <text:p>5A8.Identifies community assets and resources</text:p>
          </table:table-cell>
          <table:table-cell table:style-name="ce1" office:value-type="float" office:value="5">
            <text:p>5</text:p>
          </table:table-cell>
          <table:table-cell table:style-name="ce1" office:value-type="float" office:value="1">
            <text:p>1</text:p>
          </table:table-cell>
          <table:table-cell table:style-name="ce1" office:value-type="float" office:value="179">
            <text:p>179</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9.</text:p>
          </table:table-cell>
          <table:table-cell table:style-name="ce1" office:value-type="string">
            <text:p>5A9.Gathers input from the community to inform the development of public health policy and programs</text:p>
          </table:table-cell>
          <table:table-cell table:style-name="ce1" office:value-type="float" office:value="5">
            <text:p>5</text:p>
          </table:table-cell>
          <table:table-cell table:style-name="ce1" office:value-type="float" office:value="1">
            <text:p>1</text:p>
          </table:table-cell>
          <table:table-cell table:style-name="ce1" office:value-type="float" office:value="180">
            <text:p>180</text:p>
          </table:table-cell>
          <table:table-cell table:style-name="ce1"/>
          <table:table-cell table:style-name="ce1" office:value-type="string">
            <text:p>A</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5A10.</text:p>
          </table:table-cell>
          <table:table-cell table:style-name="ce1" office:value-type="string">
            <text:p>5A10.Informs the public about policies, programs, and resources</text:p>
          </table:table-cell>
          <table:table-cell table:style-name="ce1" office:value-type="float" office:value="5">
            <text:p>5</text:p>
          </table:table-cell>
          <table:table-cell table:style-name="ce1" office:value-type="float" office:value="1">
            <text:p>1</text:p>
          </table:table-cell>
          <table:table-cell table:style-name="ce1" office:value-type="float" office:value="181">
            <text:p>181</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1.</text:p>
          </table:table-cell>
          <table:table-cell table:style-name="ce1" office:value-type="string">
            <text:p>6A1.Describes the scientific foundation of the field of public health</text:p>
          </table:table-cell>
          <table:table-cell table:style-name="ce1" office:value-type="float" office:value="6">
            <text:p>6</text:p>
          </table:table-cell>
          <table:table-cell table:style-name="ce1" office:value-type="float" office:value="1">
            <text:p>1</text:p>
          </table:table-cell>
          <table:table-cell table:style-name="ce1" office:value-type="float" office:value="182">
            <text:p>182</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2.</text:p>
          </table:table-cell>
          <table:table-cell table:style-name="ce1" office:value-type="string">
            <text:p>6A2.Identifies prominent events in the history of the public health profession</text:p>
          </table:table-cell>
          <table:table-cell table:style-name="ce1" office:value-type="float" office:value="6">
            <text:p>6</text:p>
          </table:table-cell>
          <table:table-cell table:style-name="ce1" office:value-type="float" office:value="1">
            <text:p>1</text:p>
          </table:table-cell>
          <table:table-cell table:style-name="ce1" office:value-type="float" office:value="183">
            <text:p>183</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3.</text:p>
          </table:table-cell>
          <table:table-cell table:style-name="ce1" office:value-type="string">
            <text:p>6A3.Relates public health science skills to the Core Public Health Functions and Ten Essential Services of Public Health</text:p>
          </table:table-cell>
          <table:table-cell table:style-name="ce1" office:value-type="float" office:value="6">
            <text:p>6</text:p>
          </table:table-cell>
          <table:table-cell table:style-name="ce1" office:value-type="float" office:value="1">
            <text:p>1</text:p>
          </table:table-cell>
          <table:table-cell table:style-name="ce1" office:value-type="float" office:value="184">
            <text:p>184</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4.</text:p>
          </table:table-cell>
          <table:table-cell table:style-name="ce1" office:value-type="string">
            <text:p>6A4.Identifies the basic public health sciences (including, but not limited to biostatistics, epidemiology, environmental health sciences, health services administration, and social and behavioral health sciences)</text:p>
          </table:table-cell>
          <table:table-cell table:style-name="ce1" office:value-type="float" office:value="6">
            <text:p>6</text:p>
          </table:table-cell>
          <table:table-cell table:style-name="ce1" office:value-type="float" office:value="1">
            <text:p>1</text:p>
          </table:table-cell>
          <table:table-cell table:style-name="ce1" office:value-type="float" office:value="185">
            <text:p>185</text:p>
          </table:table-cell>
          <table:table-cell table:style-name="ce1"/>
          <table:table-cell table:style-name="ce1" office:value-type="string">
            <text:p>KP</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5.</text:p>
          </table:table-cell>
          <table:table-cell table:style-name="ce1" office:value-type="string">
            <text:p>6A5.Describes the scientific evidence related to a public health issue, concern, or, intervention</text:p>
          </table:table-cell>
          <table:table-cell table:style-name="ce1" office:value-type="float" office:value="6">
            <text:p>6</text:p>
          </table:table-cell>
          <table:table-cell table:style-name="ce1" office:value-type="float" office:value="1">
            <text:p>1</text:p>
          </table:table-cell>
          <table:table-cell table:style-name="ce1" office:value-type="float" office:value="186">
            <text:p>186</text:p>
          </table:table-cell>
          <table:table-cell table:style-name="ce1"/>
          <table:table-cell table:style-name="ce1" office:value-type="string">
            <text:p>AK</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6.</text:p>
          </table:table-cell>
          <table:table-cell table:style-name="ce1" office:value-type="string">
            <text:p>6A6.Retrieves scientific evidence from a variety of text and electronic sources</text:p>
          </table:table-cell>
          <table:table-cell table:style-name="ce1" office:value-type="float" office:value="6">
            <text:p>6</text:p>
          </table:table-cell>
          <table:table-cell table:style-name="ce1" office:value-type="float" office:value="1">
            <text:p>1</text:p>
          </table:table-cell>
          <table:table-cell table:style-name="ce1" office:value-type="float" office:value="187">
            <text:p>187</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7.</text:p>
          </table:table-cell>
          <table:table-cell table:style-name="ce1" office:value-type="string">
            <text:p>6A7.Discusses the limitations of research findings</text:p>
          </table:table-cell>
          <table:table-cell table:style-name="ce1" office:value-type="float" office:value="6">
            <text:p>6</text:p>
          </table:table-cell>
          <table:table-cell table:style-name="ce1" office:value-type="float" office:value="1">
            <text:p>1</text:p>
          </table:table-cell>
          <table:table-cell table:style-name="ce1" office:value-type="float" office:value="188">
            <text:p>188</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8.</text:p>
          </table:table-cell>
          <table:table-cell table:style-name="ce1" office:value-type="string">
            <text:p>6A8.Describes the laws, regulations, policies and procedures for the ethical conduct of research</text:p>
          </table:table-cell>
          <table:table-cell table:style-name="ce1" office:value-type="float" office:value="6">
            <text:p>6</text:p>
          </table:table-cell>
          <table:table-cell table:style-name="ce1" office:value-type="float" office:value="1">
            <text:p>1</text:p>
          </table:table-cell>
          <table:table-cell table:style-name="ce1" office:value-type="float" office:value="189">
            <text:p>189</text:p>
          </table:table-cell>
          <table:table-cell table:style-name="ce1"/>
          <table:table-cell table:style-name="ce1" office:value-type="string">
            <text:p>K</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6A9.</text:p>
          </table:table-cell>
          <table:table-cell table:style-name="ce1" office:value-type="string">
            <text:p>6A9.Partners with other public health professionals in building the scientific base of public health</text:p>
          </table:table-cell>
          <table:table-cell table:style-name="ce1" office:value-type="float" office:value="6">
            <text:p>6</text:p>
          </table:table-cell>
          <table:table-cell table:style-name="ce1" office:value-type="float" office:value="1">
            <text:p>1</text:p>
          </table:table-cell>
          <table:table-cell table:style-name="ce1" office:value-type="float" office:value="190">
            <text:p>190</text:p>
          </table:table-cell>
          <table:table-cell table:style-name="ce1"/>
          <table:table-cell table:style-name="ce1" office:value-type="string">
            <text:p>AK</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1.</text:p>
          </table:table-cell>
          <table:table-cell table:style-name="ce1" office:value-type="string">
            <text:p>7A1.Describes the local, state, and federal public health and health care systems</text:p>
          </table:table-cell>
          <table:table-cell table:style-name="ce1" office:value-type="float" office:value="7">
            <text:p>7</text:p>
          </table:table-cell>
          <table:table-cell table:style-name="ce1" office:value-type="float" office:value="1">
            <text:p>1</text:p>
          </table:table-cell>
          <table:table-cell table:style-name="ce1" office:value-type="float" office:value="191">
            <text:p>191</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2.</text:p>
          </table:table-cell>
          <table:table-cell table:style-name="ce1" office:value-type="string">
            <text:p>7A2.Describes the organizational structures, functions, and authorities of local, state, and federal public health agencies</text:p>
          </table:table-cell>
          <table:table-cell table:style-name="ce1" office:value-type="float" office:value="7">
            <text:p>7</text:p>
          </table:table-cell>
          <table:table-cell table:style-name="ce1" office:value-type="float" office:value="1">
            <text:p>1</text:p>
          </table:table-cell>
          <table:table-cell table:style-name="ce1" office:value-type="float" office:value="192">
            <text:p>192</text:p>
          </table:table-cell>
          <table:table-cell table:style-name="ce1"/>
          <table:table-cell table:style-name="ce1" office:value-type="string">
            <text:p>A</text:p>
          </table:table-cell>
          <table:table-cell table:style-name="ce1" office:value-type="string">
            <text:p>K</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3.</text:p>
          </table:table-cell>
          <table:table-cell table:style-name="ce1" office:value-type="string">
            <text:p>7A3.Adheres to the organization’s policies and procedures</text:p>
          </table:table-cell>
          <table:table-cell table:style-name="ce1" office:value-type="float" office:value="7">
            <text:p>7</text:p>
          </table:table-cell>
          <table:table-cell table:style-name="ce1" office:value-type="float" office:value="1">
            <text:p>1</text:p>
          </table:table-cell>
          <table:table-cell table:style-name="ce1" office:value-type="float" office:value="193">
            <text:p>193</text:p>
          </table:table-cell>
          <table:table-cell table:style-name="ce1"/>
          <table:table-cell table:number-columns-repeated="3"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4.</text:p>
          </table:table-cell>
          <table:table-cell table:style-name="ce1" office:value-type="string">
            <text:p>7A4.Participates in the development of a programmatic budget</text:p>
          </table:table-cell>
          <table:table-cell table:style-name="ce1" office:value-type="float" office:value="7">
            <text:p>7</text:p>
          </table:table-cell>
          <table:table-cell table:style-name="ce1" office:value-type="float" office:value="1">
            <text:p>1</text:p>
          </table:table-cell>
          <table:table-cell table:style-name="ce1" office:value-type="float" office:value="194">
            <text:p>194</text:p>
          </table:table-cell>
          <table:table-cell table:style-name="ce1"/>
          <table:table-cell table:style-name="ce1" office:value-type="string">
            <text:p>K</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5.</text:p>
          </table:table-cell>
          <table:table-cell table:style-name="ce1" office:value-type="string">
            <text:p>7A5.Operates programs within current and forecasted budget constraints</text:p>
          </table:table-cell>
          <table:table-cell table:style-name="ce1" office:value-type="float" office:value="7">
            <text:p>7</text:p>
          </table:table-cell>
          <table:table-cell table:style-name="ce1" office:value-type="float" office:value="1">
            <text:p>1</text:p>
          </table:table-cell>
          <table:table-cell table:style-name="ce1" office:value-type="float" office:value="195">
            <text:p>195</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6.</text:p>
          </table:table-cell>
          <table:table-cell table:style-name="ce1" office:value-type="string">
            <text:p>7A6.Identifies strategies for determining budget priorities based on federal, state, and local financial contributions</text:p>
          </table:table-cell>
          <table:table-cell table:style-name="ce1" office:value-type="float" office:value="7">
            <text:p>7</text:p>
          </table:table-cell>
          <table:table-cell table:style-name="ce1" office:value-type="float" office:value="1">
            <text:p>1</text:p>
          </table:table-cell>
          <table:table-cell table:style-name="ce1" office:value-type="float" office:value="196">
            <text:p>196</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7.</text:p>
          </table:table-cell>
          <table:table-cell table:style-name="ce1" office:value-type="string">
            <text:p>7A7.Reports program performance</text:p>
          </table:table-cell>
          <table:table-cell table:style-name="ce1" office:value-type="float" office:value="7">
            <text:p>7</text:p>
          </table:table-cell>
          <table:table-cell table:style-name="ce1" office:value-type="float" office:value="1">
            <text:p>1</text:p>
          </table:table-cell>
          <table:table-cell table:style-name="ce1" office:value-type="float" office:value="197">
            <text:p>197</text:p>
          </table:table-cell>
          <table:table-cell table:style-name="ce1"/>
          <table:table-cell table:style-name="ce1" office:value-type="string">
            <text:p>AP</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8.</text:p>
          </table:table-cell>
          <table:table-cell table:style-name="ce1" office:value-type="string">
            <text:p>7A8.Collaborates with community partners to promote the health of the population.</text:p>
          </table:table-cell>
          <table:table-cell table:style-name="ce1" office:value-type="float" office:value="7">
            <text:p>7</text:p>
          </table:table-cell>
          <table:table-cell table:style-name="ce1" office:value-type="float" office:value="1">
            <text:p>1</text:p>
          </table:table-cell>
          <table:table-cell table:style-name="ce1" office:value-type="float" office:value="198">
            <text:p>198</text:p>
          </table:table-cell>
          <table:table-cell table:style-name="ce1"/>
          <table:table-cell table:style-name="ce1" office:value-type="string">
            <text:p>KP</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8.</text:p>
          </table:table-cell>
          <table:table-cell table:style-name="ce1" office:value-type="string">
            <text:p>7A8.Translates evaluation report information into program performance improvement action steps</text:p>
          </table:table-cell>
          <table:table-cell table:style-name="ce1" office:value-type="float" office:value="7">
            <text:p>7</text:p>
          </table:table-cell>
          <table:table-cell table:style-name="ce1" office:value-type="float" office:value="1">
            <text:p>1</text:p>
          </table:table-cell>
          <table:table-cell table:style-name="ce1" office:value-type="float" office:value="199">
            <text:p>199</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9.</text:p>
          </table:table-cell>
          <table:table-cell table:style-name="ce1" office:value-type="string">
            <text:p>7A9.Contributes to the preparation of proposals for funding from external sources</text:p>
          </table:table-cell>
          <table:table-cell table:style-name="ce1" office:value-type="float" office:value="7">
            <text:p>7</text:p>
          </table:table-cell>
          <table:table-cell table:style-name="ce1" office:value-type="float" office:value="1">
            <text:p>1</text:p>
          </table:table-cell>
          <table:table-cell table:style-name="ce1" office:value-type="float" office:value="200">
            <text:p>200</text:p>
          </table:table-cell>
          <table:table-cell table:style-name="ce1"/>
          <table:table-cell table:style-name="ce1" office:value-type="string">
            <text:p>A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10.</text:p>
          </table:table-cell>
          <table:table-cell table:style-name="ce1" office:value-type="string">
            <text:p>7A10.Applies basic human relations skills to internal collaborations, motivation of colleagues, and resolution of conflicts</text:p>
          </table:table-cell>
          <table:table-cell table:style-name="ce1" office:value-type="float" office:value="7">
            <text:p>7</text:p>
          </table:table-cell>
          <table:table-cell table:style-name="ce1" office:value-type="float" office:value="1">
            <text:p>1</text:p>
          </table:table-cell>
          <table:table-cell table:style-name="ce1" office:value-type="float" office:value="201">
            <text:p>201</text:p>
          </table:table-cell>
          <table:table-cell table:style-name="ce1"/>
          <table:table-cell table:style-name="ce1" office:value-type="string">
            <text:p>KP</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11.</text:p>
          </table:table-cell>
          <table:table-cell table:style-name="ce1" office:value-type="string">
            <text:p>7A11.Demonstrates public health informatics skills to improve program and business operations</text:p>
          </table:table-cell>
          <table:table-cell table:style-name="ce1" office:value-type="float" office:value="7">
            <text:p>7</text:p>
          </table:table-cell>
          <table:table-cell table:style-name="ce1" office:value-type="float" office:value="1">
            <text:p>1</text:p>
          </table:table-cell>
          <table:table-cell table:style-name="ce1" office:value-type="float" office:value="202">
            <text:p>202</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12.</text:p>
          </table:table-cell>
          <table:table-cell table:style-name="ce1" office:value-type="string">
            <text:p>7A12.Participates in the development of contracts and other agreements for the provision of services</text:p>
          </table:table-cell>
          <table:table-cell table:style-name="ce1" office:value-type="float" office:value="7">
            <text:p>7</text:p>
          </table:table-cell>
          <table:table-cell table:style-name="ce1" office:value-type="float" office:value="1">
            <text:p>1</text:p>
          </table:table-cell>
          <table:table-cell table:style-name="ce1" office:value-type="float" office:value="203">
            <text:p>203</text:p>
          </table:table-cell>
          <table:table-cell table:style-name="ce1"/>
          <table:table-cell table:style-name="ce1" office:value-type="string">
            <text:p>K</text:p>
          </table:table-cell>
          <table:table-cell table:number-columns-repeated="2"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7A13.</text:p>
          </table:table-cell>
          <table:table-cell table:style-name="ce1" office:value-type="string">
            <text:p>7A13.Describes how cost-effectiveness, cost-benefit, and cost-utility analyses affect programmatic prioritization and decision making</text:p>
          </table:table-cell>
          <table:table-cell table:style-name="ce1" office:value-type="float" office:value="7">
            <text:p>7</text:p>
          </table:table-cell>
          <table:table-cell table:style-name="ce1" office:value-type="float" office:value="1">
            <text:p>1</text:p>
          </table:table-cell>
          <table:table-cell table:style-name="ce1" office:value-type="float" office:value="204">
            <text:p>204</text:p>
          </table:table-cell>
          <table:table-cell table:style-name="ce1"/>
          <table:table-cell table:style-name="ce1" office:value-type="string">
            <text:p>A</text:p>
          </table:table-cell>
          <table:table-cell table:style-name="ce1" office:value-type="string">
            <text:p>KP</text:p>
          </table:table-cell>
          <table:table-cell table:style-name="ce1" office:value-type="string">
            <text:p>P</text:p>
          </table:table-cell>
          <table:table-cell table:style-name="ce1"/>
          <table:table-cell table:number-columns-repeated="1013"/>
        </table:table-row>
        <table:table-row table:style-name="ro1">
          <table:table-cell table:style-name="ce1"/>
          <table:table-cell table:style-name="ce1" office:value-type="string">
            <text:p>8A1.</text:p>
          </table:table-cell>
          <table:table-cell table:style-name="ce1" office:value-type="string">
            <text:p>8A1.Incorporates ethical standards of practice as the basis of all interactions with organizations, communities, and individuals</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8A2.</text:p>
          </table:table-cell>
          <table:table-cell table:style-name="ce1" office:value-type="string">
            <text:p>8A2.Describes how public health operates within a larger system</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8A3.</text:p>
          </table:table-cell>
          <table:table-cell table:style-name="ce1" office:value-type="string">
            <text:p>8A3.Participates with stakeholders in identifying key public health values and a shared public health vision as guiding principles for community action</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8A4.</text:p>
          </table:table-cell>
          <table:table-cell table:style-name="ce1" office:value-type="string">
            <text:p>8A4.dentifies internal and external problems that may affect the delivery of Essential Public Health Services</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8A5.</text:p>
          </table:table-cell>
          <table:table-cell table:style-name="ce1" office:value-type="string">
            <text:p>8A5.Uses individual, team and organizational learning opportunities for personal and professional development</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8A6.</text:p>
          </table:table-cell>
          <table:table-cell table:style-name="ce1" office:value-type="string">
            <text:p>8A6.Participates in mentoring and peer review or coaching opportunities</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8A7.</text:p>
          </table:table-cell>
          <table:table-cell table:style-name="ce1" office:value-type="string">
            <text:p>8A7.Participates in the measuring, reporting and continuous improvement of organizational performance</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8A8.</text:p>
          </table:table-cell>
          <table:table-cell table:style-name="ce1" office:value-type="string">
            <text:p>8A8.Describes the impact of changes in the public health system, and larger social, political, economic environment on organizational practices</text:p>
          </table:table-cell>
          <table:table-cell table:style-name="ce1" office:value-type="float" office:value="8">
            <text:p>8</text:p>
          </table:table-cell>
          <table:table-cell table:style-name="ce1" office:value-type="float" office:value="1">
            <text:p>1</text:p>
          </table:table-cell>
          <table:table-cell table:style-name="ce1" table:number-columns-repeated="6"/>
          <table:table-cell table:number-columns-repeated="1013"/>
        </table:table-row>
        <table:table-row table:style-name="ro1">
          <table:table-cell table:style-name="ce1"/>
          <table:table-cell table:style-name="ce1" office:value-type="string">
            <text:p>1B1.</text:p>
          </table:table-cell>
          <table:table-cell table:style-name="ce1" office:value-type="string">
            <text:p>1B1.Assesses the health status of populations and their related determinants of health and illness</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2.</text:p>
          </table:table-cell>
          <table:table-cell table:style-name="ce1" office:value-type="string">
            <text:p>1B2.Describes the characteristics of a population-based health problem</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3.</text:p>
          </table:table-cell>
          <table:table-cell table:style-name="ce1" office:value-type="string">
            <text:p>1B3.Generates variables that measure public health conditions</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4.</text:p>
          </table:table-cell>
          <table:table-cell table:style-name="ce1" office:value-type="string">
            <text:p>1B4.Uses methods and instruments for collecting valid and reliable quantitative and qualitative data</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5.</text:p>
          </table:table-cell>
          <table:table-cell table:style-name="ce1" office:value-type="string">
            <text:p>1B5.References sources of public health data and information</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6.</text:p>
          </table:table-cell>
          <table:table-cell table:style-name="ce1" office:value-type="string">
            <text:p>1B6.Examines the integrity and comparability of data</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7.</text:p>
          </table:table-cell>
          <table:table-cell table:style-name="ce1" office:value-type="string">
            <text:p>1B7.Identifies gaps in data sources</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8.</text:p>
          </table:table-cell>
          <table:table-cell table:style-name="ce1" office:value-type="string">
            <text:p>1B8.Employs ethical principles in the collection, maintenance, use, and dissemination of data and information</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9.</text:p>
          </table:table-cell>
          <table:table-cell table:style-name="ce1" office:value-type="string">
            <text:p>1B9.Interprets quantitative and qualitative data</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10.</text:p>
          </table:table-cell>
          <table:table-cell table:style-name="ce1" office:value-type="string">
            <text:p>1B10.Makes community-specific inferences from quantitative and qualitative data</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11.</text:p>
          </table:table-cell>
          <table:table-cell table:style-name="ce1" office:value-type="string">
            <text:p>1B11.Uses information technology to collect, store, and retrieve data</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B12.</text:p>
          </table:table-cell>
          <table:table-cell table:style-name="ce1" office:value-type="string">
            <text:p>1B12.Uses data to address scientific, political, ethical, and social public health issues</text:p>
          </table:table-cell>
          <table:table-cell table:style-name="ce1" office:value-type="float" office:value="1">
            <text:p>1</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1.</text:p>
          </table:table-cell>
          <table:table-cell table:style-name="ce1" office:value-type="string">
            <text:p>2B1.Analyzes information relevant to specific public health policy issue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2.</text:p>
          </table:table-cell>
          <table:table-cell table:style-name="ce1" office:value-type="string">
            <text:p>2B2.Analyzes policy options for public health program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3.</text:p>
          </table:table-cell>
          <table:table-cell table:style-name="ce1" office:value-type="string">
            <text:p>2B3.Determines the feasibility and expected outcomes of policy option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4.</text:p>
          </table:table-cell>
          <table:table-cell table:style-name="ce1" office:value-type="string">
            <text:p>2B4.Describes the implications of policy option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5.</text:p>
          </table:table-cell>
          <table:table-cell table:style-name="ce1" office:value-type="string">
            <text:p>2B5.Uses decision analysis for policy development and program planning</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6.</text:p>
          </table:table-cell>
          <table:table-cell table:style-name="ce1" office:value-type="string">
            <text:p>2B6.Manages public health programs consistent with public health laws and regulation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7.</text:p>
          </table:table-cell>
          <table:table-cell table:style-name="ce1" office:value-type="string">
            <text:p>2B7.Develops plans to implement policies and program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8.</text:p>
          </table:table-cell>
          <table:table-cell table:style-name="ce1" office:value-type="string">
            <text:p>2B8.Develops policies for organizational plans, structures, and program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9.</text:p>
          </table:table-cell>
          <table:table-cell table:style-name="ce1" office:value-type="string">
            <text:p>2B9.Develops mechanisms to monitor and evaluate programs for their effectiveness and quality</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10.</text:p>
          </table:table-cell>
          <table:table-cell table:style-name="ce1" office:value-type="string">
            <text:p>2B10.Incorporates public health informatics practices</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2B11.</text:p>
          </table:table-cell>
          <table:table-cell table:style-name="ce1" office:value-type="string">
            <text:p>2B11.Develops strategies for continuous quality improvement</text:p>
          </table:table-cell>
          <table:table-cell table:number-columns-repeated="2"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3B1.</text:p>
          </table:table-cell>
          <table:table-cell table:style-name="ce1" office:value-type="string">
            <text:p>3B1.Assesses the health literacy of populations served</text:p>
          </table:table-cell>
          <table:table-cell table:style-name="ce1" office:value-type="float" office:value="3">
            <text:p>3</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3B2.</text:p>
          </table:table-cell>
          <table:table-cell table:style-name="ce1" office:value-type="string">
            <text:p>3B2.Communicates in writing and orally, in person, and through electronic means, with linguistic and cultural proficiency</text:p>
          </table:table-cell>
          <table:table-cell table:style-name="ce1" office:value-type="float" office:value="3">
            <text:p>3</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3B3.</text:p>
          </table:table-cell>
          <table:table-cell table:style-name="ce1" office:value-type="string">
            <text:p>3B3.Solicits input from individuals and organizations</text:p>
          </table:table-cell>
          <table:table-cell table:style-name="ce1" office:value-type="float" office:value="3">
            <text:p>3</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3B4.</text:p>
          </table:table-cell>
          <table:table-cell table:style-name="ce1" office:value-type="string">
            <text:p>3B4.Uses a variety of approaches to disseminate public health information</text:p>
          </table:table-cell>
          <table:table-cell table:style-name="ce1" office:value-type="float" office:value="3">
            <text:p>3</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3B5.</text:p>
          </table:table-cell>
          <table:table-cell table:style-name="ce1" office:value-type="string">
            <text:p>3B5.Presents demographic, statistical, programmatic, and scientific information for use by professional and lay audiences</text:p>
          </table:table-cell>
          <table:table-cell table:style-name="ce1" office:value-type="float" office:value="3">
            <text:p>3</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3B6.</text:p>
          </table:table-cell>
          <table:table-cell table:style-name="ce1" office:value-type="string">
            <text:p>3B6.Applies communication and group dynamic strategies in interactions with individuals and groups</text:p>
          </table:table-cell>
          <table:table-cell table:style-name="ce1" office:value-type="float" office:value="3">
            <text:p>3</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4B1.</text:p>
          </table:table-cell>
          <table:table-cell table:style-name="ce1" office:value-type="string">
            <text:p>4B1.Incorporates strategies for interacting with persons from diverse backgrounds</text:p>
          </table:table-cell>
          <table:table-cell table:style-name="ce1" office:value-type="float" office:value="4">
            <text:p>4</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4B2.</text:p>
          </table:table-cell>
          <table:table-cell table:style-name="ce1" office:value-type="string">
            <text:p>4B2.Considers the role of cultural, social, and behavioral factors in the accessibility, availability, acceptability and delivery of public health services</text:p>
          </table:table-cell>
          <table:table-cell table:style-name="ce1" office:value-type="float" office:value="4">
            <text:p>4</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4B3.</text:p>
          </table:table-cell>
          <table:table-cell table:style-name="ce1" office:value-type="string">
            <text:p>4B3.Responds to diverse needs that are the result of cultural differences</text:p>
          </table:table-cell>
          <table:table-cell table:style-name="ce1" office:value-type="float" office:value="4">
            <text:p>4</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4B4.</text:p>
          </table:table-cell>
          <table:table-cell table:style-name="ce1" office:value-type="string">
            <text:p>4B4.Explains the dynamic forces that contribute to cultural diversity</text:p>
          </table:table-cell>
          <table:table-cell table:style-name="ce1" office:value-type="float" office:value="4">
            <text:p>4</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4B5.</text:p>
          </table:table-cell>
          <table:table-cell table:style-name="ce1" office:value-type="string">
            <text:p>4B5.Describes the need for a diverse public health workforce</text:p>
          </table:table-cell>
          <table:table-cell table:style-name="ce1" office:value-type="float" office:value="4">
            <text:p>4</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4B6.</text:p>
          </table:table-cell>
          <table:table-cell table:style-name="ce1" office:value-type="string">
            <text:p>4B6.Assesses public health programs for their cultural competence</text:p>
          </table:table-cell>
          <table:table-cell table:style-name="ce1" office:value-type="float" office:value="4">
            <text:p>4</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1.</text:p>
          </table:table-cell>
          <table:table-cell table:style-name="ce1" office:value-type="string">
            <text:p>5B1.Assesses community linkages and relationships among multiple factors (or determinants) affecting health</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2.</text:p>
          </table:table-cell>
          <table:table-cell table:style-name="ce1" office:value-type="string">
            <text:p>5B2.Collaborates in community-based participatory research effort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3.</text:p>
          </table:table-cell>
          <table:table-cell table:style-name="ce1" office:value-type="string">
            <text:p>5B3.Establishes linkages with key stakeholder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4.</text:p>
          </table:table-cell>
          <table:table-cell table:style-name="ce1" office:value-type="string">
            <text:p>5B4.Facilitates collaboration and partnerships to ensure participation of key stakeholder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5.</text:p>
          </table:table-cell>
          <table:table-cell table:style-name="ce1" office:value-type="string">
            <text:p>5B5.Maintains partnerships with key stakeholder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6.</text:p>
          </table:table-cell>
          <table:table-cell table:style-name="ce1" office:value-type="string">
            <text:p>5B6.Uses group processes to advance community involvement</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7.</text:p>
          </table:table-cell>
          <table:table-cell table:style-name="ce1" office:value-type="string">
            <text:p>5B7.Distinguishes the role of governmental and non-governmental organizations in the delivery of community health service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8.</text:p>
          </table:table-cell>
          <table:table-cell table:style-name="ce1" office:value-type="string">
            <text:p>5B8.Negotiates for the use of community assets and resource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9.</text:p>
          </table:table-cell>
          <table:table-cell table:style-name="ce1" office:value-type="string">
            <text:p>5B9.Uses community input when developing public health policies and program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5B10.</text:p>
          </table:table-cell>
          <table:table-cell table:style-name="ce1" office:value-type="string">
            <text:p>5B10.Promotes public health policies, programs, and resources</text:p>
          </table:table-cell>
          <table:table-cell table:style-name="ce1" office:value-type="float" office:value="5">
            <text:p>5</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1.</text:p>
          </table:table-cell>
          <table:table-cell table:style-name="ce1" office:value-type="string">
            <text:p>6B1.Discusses the scientific foundation of the field of public health</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2.</text:p>
          </table:table-cell>
          <table:table-cell table:style-name="ce1" office:value-type="string">
            <text:p>6B2.Distinguishes prominent events in the history of the public health profession</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3.</text:p>
          </table:table-cell>
          <table:table-cell table:style-name="ce1" office:value-type="string">
            <text:p>6B3.Relates public health science skills to the Core Public Health Functions and Ten Essential Services of Public Health</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4.</text:p>
          </table:table-cell>
          <table:table-cell table:style-name="ce1" office:value-type="string">
            <text:p>6B4.Applies the basic public health sciences (including, but not limited to biostatistics, epidemiology, environmental health sciences, health services administration, and social and behavioral health sciences) to public health policies and programs</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5.</text:p>
          </table:table-cell>
          <table:table-cell table:style-name="ce1" office:value-type="string">
            <text:p>6B5.Conducts a comprehensive review of the scientific evidence related to a public health issue, concern, or, intervention</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6.</text:p>
          </table:table-cell>
          <table:table-cell table:style-name="ce1" office:value-type="string">
            <text:p>6B6.Retrieves scientific evidence from a variety of text and electronic sources</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7.</text:p>
          </table:table-cell>
          <table:table-cell table:style-name="ce1" office:value-type="string">
            <text:p>6B7.Determines the limitations of research findings</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8.</text:p>
          </table:table-cell>
          <table:table-cell table:style-name="ce1" office:value-type="string">
            <text:p>6B8.Determines the laws, regulations, policies and procedures for the ethical conduct of research</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6B9.</text:p>
          </table:table-cell>
          <table:table-cell table:style-name="ce1" office:value-type="string">
            <text:p>6B9.Contributes to building the scientific base of public health</text:p>
          </table:table-cell>
          <table:table-cell table:style-name="ce1" office:value-type="float" office:value="6">
            <text:p>6</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1.</text:p>
          </table:table-cell>
          <table:table-cell table:style-name="ce1" office:value-type="string">
            <text:p>7B1.Interprets the interrelationships of local, state, and federal public health and health care systems for public health program management</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2.</text:p>
          </table:table-cell>
          <table:table-cell table:style-name="ce1" office:value-type="string">
            <text:p>7B2.Interprets the organizational structures, functions, and authorities of local, state, and federal public health agencies for public health program management</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3.</text:p>
          </table:table-cell>
          <table:table-cell table:style-name="ce1" office:value-type="string">
            <text:p>7B3.Develops partnerships with agencies within the federal, state, and local levels of government that have authority over public health situations or with specific issues, such as emergency events</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4.</text:p>
          </table:table-cell>
          <table:table-cell table:style-name="ce1" office:value-type="string">
            <text:p>7B4.Implements the judicial and operational procedures of the governing body and/or administrative unit that oversees the operations of the public health organization</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5.</text:p>
          </table:table-cell>
          <table:table-cell table:style-name="ce1" office:value-type="string">
            <text:p>7B5.Develops a programmatic budget</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6.</text:p>
          </table:table-cell>
          <table:table-cell table:style-name="ce1" office:value-type="string">
            <text:p>7B6.Manages programs within current and forecasted budget constraints</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7.</text:p>
          </table:table-cell>
          <table:table-cell table:style-name="ce1" office:value-type="string">
            <text:p>7B7.Develops strategies for determining budget priorities based on federal, state, and local financial contributions</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8.</text:p>
          </table:table-cell>
          <table:table-cell table:style-name="ce1" office:value-type="string">
            <text:p>7B8.Evaluates program performance</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9.</text:p>
          </table:table-cell>
          <table:table-cell table:style-name="ce1" office:value-type="string">
            <text:p>7B9.Uses evaluation results to improve performance</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10.</text:p>
          </table:table-cell>
          <table:table-cell table:style-name="ce1" office:value-type="string">
            <text:p>7B10.Prepares proposals for funding from external sources</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11.</text:p>
          </table:table-cell>
          <table:table-cell table:style-name="ce1" office:value-type="string">
            <text:p>7B11.Applies basic human relations skills to the management of organizations, motivation of personnel, and resolution of conflicts</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12.</text:p>
          </table:table-cell>
          <table:table-cell table:style-name="ce1" office:value-type="string">
            <text:p>7B12.Applies public health informatics skills to improve program and business operations</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13.</text:p>
          </table:table-cell>
          <table:table-cell table:style-name="ce1" office:value-type="string">
            <text:p>7B13.Negotiates contracts and other agreements for the provision of services</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7B14.</text:p>
          </table:table-cell>
          <table:table-cell table:style-name="ce1" office:value-type="string">
            <text:p>7B14.Uses cost-effectiveness, cost-benefit, and cost-utility analyses in programmatic prioritization and decision making</text:p>
          </table:table-cell>
          <table:table-cell table:style-name="ce1" office:value-type="float" office:value="7">
            <text:p>7</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1.</text:p>
          </table:table-cell>
          <table:table-cell table:style-name="ce1" office:value-type="string">
            <text:p>8B1.Incorporates ethical standards of practice as the basis of all interactions with organizations, communities, and individuals</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2.</text:p>
          </table:table-cell>
          <table:table-cell table:style-name="ce1" office:value-type="string">
            <text:p>8B2.Incorporates systems thinking into public health practice</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3.</text:p>
          </table:table-cell>
          <table:table-cell table:style-name="ce1" office:value-type="string">
            <text:p>8B3.Participates with stakeholders in identifying key values and a shared vision as guiding principles for community action</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4.</text:p>
          </table:table-cell>
          <table:table-cell table:style-name="ce1" office:value-type="string">
            <text:p>8B4.Analyzes internal and external problems that may affect the delivery of Essential Public Health Services</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5.</text:p>
          </table:table-cell>
          <table:table-cell table:style-name="ce1" office:value-type="string">
            <text:p>8B5.Promotes individual, team and organizational learning opportunities</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6.</text:p>
          </table:table-cell>
          <table:table-cell table:style-name="ce1" office:value-type="string">
            <text:p>8B6.Establishes mentoring, peer advising, coaching or other personal development opportunities for the public health workforce</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7.</text:p>
          </table:table-cell>
          <table:table-cell table:style-name="ce1" office:value-type="string">
            <text:p>8B7.Contributes to the measuring, reporting and continuous improvement of organizational performance</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8B8.</text:p>
          </table:table-cell>
          <table:table-cell table:style-name="ce1" office:value-type="string">
            <text:p>8B8.Modifies organizational practices in consideration of changes in the public health system, and the larger social, political, and economic environment</text:p>
          </table:table-cell>
          <table:table-cell table:style-name="ce1" office:value-type="float" office:value="8">
            <text:p>8</text:p>
          </table:table-cell>
          <table:table-cell table:style-name="ce1" office:value-type="float" office:value="2">
            <text:p>2</text:p>
          </table:table-cell>
          <table:table-cell table:style-name="ce1" table:number-columns-repeated="6"/>
          <table:table-cell table:number-columns-repeated="1013"/>
        </table:table-row>
        <table:table-row table:style-name="ro1">
          <table:table-cell table:style-name="ce1"/>
          <table:table-cell table:style-name="ce1" office:value-type="string">
            <text:p>1C1.</text:p>
          </table:table-cell>
          <table:table-cell table:style-name="ce1" office:value-type="string">
            <text:p>1C1.Reviews the health status of populations and their related determinants of health and illness conducted by the organization</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2.</text:p>
          </table:table-cell>
          <table:table-cell table:style-name="ce1" office:value-type="string">
            <text:p>1C2.Describes the characteristics of a population-based health problem</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3.</text:p>
          </table:table-cell>
          <table:table-cell table:style-name="ce1" office:value-type="string">
            <text:p>1C3.Evaluates variables that measure public health conditions</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4.</text:p>
          </table:table-cell>
          <table:table-cell table:style-name="ce1" office:value-type="string">
            <text:p>1C4.Critiques methods and instruments for collecting valid and reliable quantitative and qualitative data</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5.</text:p>
          </table:table-cell>
          <table:table-cell table:style-name="ce1" office:value-type="string">
            <text:p>1C5.Expands access to public health data and information</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6.</text:p>
          </table:table-cell>
          <table:table-cell table:style-name="ce1" office:value-type="string">
            <text:p>1C6.Evaluates the integrity and comparability of data</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7.</text:p>
          </table:table-cell>
          <table:table-cell table:style-name="ce1" office:value-type="string">
            <text:p>1C7.Rectifies gaps in data sources</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8.</text:p>
          </table:table-cell>
          <table:table-cell table:style-name="ce1" office:value-type="string">
            <text:p>1C8.Ensures the application of ethical principles in the collection, maintenance, use, and dissemination of data and information</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9.</text:p>
          </table:table-cell>
          <table:table-cell table:style-name="ce1" office:value-type="string">
            <text:p>1C9.Integrates the findings from quantitative and qualitative data into organizational operations</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10.</text:p>
          </table:table-cell>
          <table:table-cell table:style-name="ce1" office:value-type="string">
            <text:p>1C10.Determines community specific trends from quantitative and qualitative data</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11.</text:p>
          </table:table-cell>
          <table:table-cell table:style-name="ce1" office:value-type="string">
            <text:p>1C11.Uses information technology to collect, store, and retrieve data</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12.</text:p>
          </table:table-cell>
          <table:table-cell table:style-name="ce1" office:value-type="string">
            <text:p>1C12.Incorporates data into the resolution of scientific, political, ethical, and social public health concerns</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1C13.</text:p>
          </table:table-cell>
          <table:table-cell table:style-name="ce1" office:value-type="string">
            <text:p>1C13.Identifies the resources to meet community health needs</text:p>
          </table:table-cell>
          <table:table-cell table:style-name="ce1" office:value-type="float" office:value="1">
            <text:p>1</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1.</text:p>
          </table:table-cell>
          <table:table-cell table:style-name="ce1" office:value-type="string">
            <text:p>2C1.Evaluates information relevant to specific public health policy issues</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2.</text:p>
          </table:table-cell>
          <table:table-cell table:style-name="ce1" office:value-type="string">
            <text:p>2C2.Decides policy options for public health organization</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3.</text:p>
          </table:table-cell>
          <table:table-cell table:style-name="ce1" office:value-type="string">
            <text:p>2C3.Critiques the feasibility and expected outcomes of various policy options</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4.</text:p>
          </table:table-cell>
          <table:table-cell table:style-name="ce1" office:value-type="string">
            <text:p>2C4.Critiques selected policy options using data and information</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5.</text:p>
          </table:table-cell>
          <table:table-cell table:style-name="ce1" office:value-type="string">
            <text:p>2C5.Determines policy for the public health organization with guidance from the organization’s governing body</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6.</text:p>
          </table:table-cell>
          <table:table-cell table:style-name="ce1" office:value-type="string">
            <text:p>2C6.Critiques decision analyses that result in policy development and program planning</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7.</text:p>
          </table:table-cell>
          <table:table-cell table:style-name="ce1" office:value-type="string">
            <text:p>2C7.Ensures public health programs are consistent with public health laws and regulations</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8.</text:p>
          </table:table-cell>
          <table:table-cell table:style-name="ce1" office:value-type="string">
            <text:p>2C8.Implements plans and programs consistent with policies</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9.</text:p>
          </table:table-cell>
          <table:table-cell table:style-name="ce1" office:value-type="string">
            <text:p>2C9.Ensures the consistency of policy integration into organizational plans, procedures, structures, and programs</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10.</text:p>
          </table:table-cell>
          <table:table-cell table:style-name="ce1" office:value-type="string">
            <text:p>2C10.Critiques mechanisms to evaluate programs for their effectiveness and quality</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11.</text:p>
          </table:table-cell>
          <table:table-cell table:style-name="ce1" office:value-type="string">
            <text:p>2C11.Oversees public health informatics practices and procedures</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12.</text:p>
          </table:table-cell>
          <table:table-cell table:style-name="ce1" office:value-type="string">
            <text:p>2C12.Implements organizational and system-wide strategies for continuous quality improvement</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2C13.</text:p>
          </table:table-cell>
          <table:table-cell table:style-name="ce1" office:value-type="string">
            <text:p>2C13.Integrates emerging trends of the fiscal, social and political environment into public health strategic planning</text:p>
          </table:table-cell>
          <table:table-cell table:style-name="ce1" office:value-type="float" office:value="2">
            <text:p>2</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3C1.</text:p>
          </table:table-cell>
          <table:table-cell table:style-name="ce1" office:value-type="string">
            <text:p>3C1.Ensures that the health literacy of populations served is considered throughout all communication strategies</text:p>
          </table:table-cell>
          <table:table-cell table:number-columns-repeated="2"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3C2.</text:p>
          </table:table-cell>
          <table:table-cell table:style-name="ce1" office:value-type="string">
            <text:p>3C2.Communicates in writing and orally, in person, and through electronic means, with linguistic and cultural proficiency</text:p>
          </table:table-cell>
          <table:table-cell table:number-columns-repeated="2"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3C3.</text:p>
          </table:table-cell>
          <table:table-cell table:style-name="ce1" office:value-type="string">
            <text:p>3C3.Ensures that the public health organization seeks input from other organizations and individuals</text:p>
          </table:table-cell>
          <table:table-cell table:number-columns-repeated="2"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3C4.</text:p>
          </table:table-cell>
          <table:table-cell table:style-name="ce1" office:value-type="string">
            <text:p>3C4.Ensures a variety of approaches are considered and used to disseminate public health information</text:p>
          </table:table-cell>
          <table:table-cell table:number-columns-repeated="2"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3C5.</text:p>
          </table:table-cell>
          <table:table-cell table:style-name="ce1" office:value-type="string">
            <text:p>3C5.Interprets demographic, statistical, programmatic, and scientific information for use by professional and lay audiences</text:p>
          </table:table-cell>
          <table:table-cell table:number-columns-repeated="2"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3C6.</text:p>
          </table:table-cell>
          <table:table-cell table:style-name="ce1" office:value-type="string">
            <text:p>3C6.Applies communication and group dynamic strategies in interactions with individuals and groups</text:p>
          </table:table-cell>
          <table:table-cell table:number-columns-repeated="2"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3C7.</text:p>
          </table:table-cell>
          <table:table-cell table:style-name="ce1" office:value-type="string">
            <text:p>3C7.Communicates the role of public health within the overall health system</text:p>
          </table:table-cell>
          <table:table-cell table:number-columns-repeated="2"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4C1.</text:p>
          </table:table-cell>
          <table:table-cell table:style-name="ce1" office:value-type="string">
            <text:p>4C1.Ensures that there are strategies for interacting with persons from diverse backgrounds</text:p>
          </table:table-cell>
          <table:table-cell table:style-name="ce1" office:value-type="float" office:value="4">
            <text:p>4</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4C2.</text:p>
          </table:table-cell>
          <table:table-cell table:style-name="ce1" office:value-type="string">
            <text:p>4C2.Ensures the consideration of the role of cultural, social, and behavioral factors in the accessibility, availability, acceptability and delivery of public health services</text:p>
          </table:table-cell>
          <table:table-cell table:style-name="ce1" office:value-type="float" office:value="4">
            <text:p>4</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4C3.</text:p>
          </table:table-cell>
          <table:table-cell table:style-name="ce1" office:value-type="string">
            <text:p>4C3.Responds to diverse needs that are the result of cultural differences</text:p>
          </table:table-cell>
          <table:table-cell table:style-name="ce1" office:value-type="float" office:value="4">
            <text:p>4</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4C4.</text:p>
          </table:table-cell>
          <table:table-cell table:style-name="ce1" office:value-type="string">
            <text:p>4C4.Assesses the dynamic forces that contribute to cultural diversity</text:p>
          </table:table-cell>
          <table:table-cell table:style-name="ce1" office:value-type="float" office:value="4">
            <text:p>4</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4C5.</text:p>
          </table:table-cell>
          <table:table-cell table:style-name="ce1" office:value-type="string">
            <text:p>4C5.Assesses the need for a diverse public health workforce</text:p>
          </table:table-cell>
          <table:table-cell table:style-name="ce1" office:value-type="float" office:value="4">
            <text:p>4</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4C6.</text:p>
          </table:table-cell>
          <table:table-cell table:style-name="ce1" office:value-type="string">
            <text:p>4C6.Assesses the public health organization for its cultural competence</text:p>
          </table:table-cell>
          <table:table-cell table:style-name="ce1" office:value-type="float" office:value="4">
            <text:p>4</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4C7.</text:p>
          </table:table-cell>
          <table:table-cell table:style-name="ce1" office:value-type="string">
            <text:p>4C7.Ensures the public health organization’s cultural competence</text:p>
          </table:table-cell>
          <table:table-cell table:style-name="ce1" office:value-type="float" office:value="4">
            <text:p>4</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1.</text:p>
          </table:table-cell>
          <table:table-cell table:style-name="ce1" office:value-type="string">
            <text:p>5C1.Evaluates the community linkages and relationships among multiple factors (or determinants) affecting health</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2.</text:p>
          </table:table-cell>
          <table:table-cell table:style-name="ce1" office:value-type="string">
            <text:p>5C2.Encourages community-based participatory research efforts within the public health organization</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3.</text:p>
          </table:table-cell>
          <table:table-cell table:style-name="ce1" office:value-type="string">
            <text:p>5C3.Establishes linkages with key stakeholder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4.</text:p>
          </table:table-cell>
          <table:table-cell table:style-name="ce1" office:value-type="string">
            <text:p>5C4.Ensures the collaboration and partnerships of key stakeholders through the development of formal and informal agreement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5.</text:p>
          </table:table-cell>
          <table:table-cell table:style-name="ce1" office:value-type="string">
            <text:p>5C5.Maintains partnerships with key stakeholder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6.</text:p>
          </table:table-cell>
          <table:table-cell table:style-name="ce1" office:value-type="string">
            <text:p>5C6.Uses group processes to advance community involvement</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7.</text:p>
          </table:table-cell>
          <table:table-cell table:style-name="ce1" office:value-type="string">
            <text:p>5C7.Integrates the role of governmental and non-governmental organizations in the delivery of community health service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8.</text:p>
          </table:table-cell>
          <table:table-cell table:style-name="ce1" office:value-type="string">
            <text:p>5C8.Negotiates for the use of community assets and resources through MOUs and other formal and informal agreement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9.</text:p>
          </table:table-cell>
          <table:table-cell table:style-name="ce1" office:value-type="string">
            <text:p>5C9.Ensures community input when developing public health policies and program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10.</text:p>
          </table:table-cell>
          <table:table-cell table:style-name="ce1" office:value-type="string">
            <text:p>5C10. Defends public health policies, programs, and resource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5C11.</text:p>
          </table:table-cell>
          <table:table-cell table:style-name="ce1" office:value-type="string">
            <text:p>5C11. Evaluates the effectiveness of community engagement strategies on public health policies, programs, and resources</text:p>
          </table:table-cell>
          <table:table-cell table:style-name="ce1" office:value-type="float" office:value="5">
            <text:p>5</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1.</text:p>
          </table:table-cell>
          <table:table-cell table:style-name="ce1" office:value-type="string">
            <text:p>6C1. Critiques the scientific foundation of the field of public health</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2.</text:p>
          </table:table-cell>
          <table:table-cell table:style-name="ce1" office:value-type="string">
            <text:p>6C2. Explains lessons to be learned from prominent events in the history in comparison to the current events of the public health profession</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3.</text:p>
          </table:table-cell>
          <table:table-cell table:style-name="ce1" office:value-type="string">
            <text:p>6C3. Incorporates the Core Public Health Functions and Ten Essential Services of Public Health into the practice of the public health sciences</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4.</text:p>
          </table:table-cell>
          <table:table-cell table:style-name="ce1" office:value-type="string">
            <text:p>6C4. Applies the basic public health sciences (including, but not limited to biostatistics, epidemiology, environmental health sciences, health services administration, and social and behavioral health sciences) to public health policies and programs</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5.</text:p>
          </table:table-cell>
          <table:table-cell table:style-name="ce1" office:value-type="string">
            <text:p>6C5. Integrates a review of the scientific evidence related to a public health issue, concern, or, intervention into the practice of public health</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6.</text:p>
          </table:table-cell>
          <table:table-cell table:style-name="ce1" office:value-type="string">
            <text:p>6C6. Synthesizes scientific evidence from a variety of text and electronic sources</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7.</text:p>
          </table:table-cell>
          <table:table-cell table:style-name="ce1" office:value-type="string">
            <text:p>6C7. Critiques the limitations of research findings</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8.</text:p>
          </table:table-cell>
          <table:table-cell table:style-name="ce1" office:value-type="string">
            <text:p>6C8. Advises on the laws, regulations, policies and procedures for the ethical conduct of research</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9.</text:p>
          </table:table-cell>
          <table:table-cell table:style-name="ce1" office:value-type="string">
            <text:p>6C9. Contributes to building the scientific base of public health</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6C10.</text:p>
          </table:table-cell>
          <table:table-cell table:style-name="ce1" office:value-type="string">
            <text:p>6C10. Establishes partnerships with academic and other organizations to expand the public health science base and disseminate research findings</text:p>
          </table:table-cell>
          <table:table-cell table:style-name="ce1" office:value-type="float" office:value="6">
            <text:p>6</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text:p>
          </table:table-cell>
          <table:table-cell table:style-name="ce1" office:value-type="string">
            <text:p>7C1. Leverages the interrelationships of local, state, and federal public health and health care systems for public health program management</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2.</text:p>
          </table:table-cell>
          <table:table-cell table:style-name="ce1" office:value-type="string">
            <text:p>7C2. Leverages the organizational structures, functions, and authorities of local, state, and federal public health agencies for public health program management</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3.</text:p>
          </table:table-cell>
          <table:table-cell table:style-name="ce1" office:value-type="string">
            <text:p>7C3. Manages partnerships with agencies within the federal, state, and local levels of government that have authority over public health situations or with specific issues, such as emergency events</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4.</text:p>
          </table:table-cell>
          <table:table-cell table:style-name="ce1" office:value-type="string">
            <text:p>7C4. Manages the implementation of the judicial and operational procedures of the governing body and/or administrative unit that oversees the operations of the public health organization</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5.</text:p>
          </table:table-cell>
          <table:table-cell table:style-name="ce1" office:value-type="string">
            <text:p>7C5. Defends a programmatic and organizational budget</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6.</text:p>
          </table:table-cell>
          <table:table-cell table:style-name="ce1" office:value-type="string">
            <text:p>7C6. Ensures that programs are managed within current and forecasted budget constraints</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7.</text:p>
          </table:table-cell>
          <table:table-cell table:style-name="ce1" office:value-type="string">
            <text:p>7C7.Critiques strategies for determining budget priorities</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8.</text:p>
          </table:table-cell>
          <table:table-cell table:style-name="ce1" office:value-type="string">
            <text:p>7C8.Determines budgetary priorities for the organization</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9.</text:p>
          </table:table-cell>
          <table:table-cell table:style-name="ce1" office:value-type="string">
            <text:p>7C9.Evaluates program performance</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0</text:p>
          </table:table-cell>
          <table:table-cell table:style-name="ce1" office:value-type="string">
            <text:p>7C10Uses evaluation results to improve performance</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1.</text:p>
          </table:table-cell>
          <table:table-cell table:style-name="ce1" office:value-type="string">
            <text:p>7C11.Approves proposals for funding from external sources</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2.</text:p>
          </table:table-cell>
          <table:table-cell table:style-name="ce1" office:value-type="string">
            <text:p>7C12.Applies basic human relations skills to the management of organizations, motivation of personnel, and resolution of conflicts</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3.</text:p>
          </table:table-cell>
          <table:table-cell table:style-name="ce1" office:value-type="string">
            <text:p>7C13. Integrates public health informatics skills into program and business operations</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4.</text:p>
          </table:table-cell>
          <table:table-cell table:style-name="ce1" office:value-type="string">
            <text:p>7C14.Approves contracts and other agreements for the provision of services</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5.</text:p>
          </table:table-cell>
          <table:table-cell table:style-name="ce1" office:value-type="string">
            <text:p>7C15.Includes the use of cost-effectiveness, cost-benefit, and cost-utility analyses in programmatic prioritization and decision making</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6.</text:p>
          </table:table-cell>
          <table:table-cell table:style-name="ce1" office:value-type="string">
            <text:p>7C16.Incorporates data and information to improve organizational processes and performance</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7C17.</text:p>
          </table:table-cell>
          <table:table-cell table:style-name="ce1" office:value-type="string">
            <text:p>7C17.Establishes a performance management system</text:p>
          </table:table-cell>
          <table:table-cell table:style-name="ce1" office:value-type="float" office:value="7">
            <text:p>7</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1.</text:p>
          </table:table-cell>
          <table:table-cell table:style-name="ce1" office:value-type="string">
            <text:p>8C1.Incorporates ethical standards of practice as the basis of all interactions with organizations, communities, and individuals</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2.</text:p>
          </table:table-cell>
          <table:table-cell table:style-name="ce1" office:value-type="string">
            <text:p>8C2.Integrates systems thinking into public health practice</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3.</text:p>
          </table:table-cell>
          <table:table-cell table:style-name="ce1" office:value-type="string">
            <text:p>8C3.Partners with stakeholders to determine key values and a shared vision as guiding principles for community action</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4.</text:p>
          </table:table-cell>
          <table:table-cell table:style-name="ce1" office:value-type="string">
            <text:p>8C4.Resolves internal and external problems that may affect the delivery of Essential Public Health Services</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5.</text:p>
          </table:table-cell>
          <table:table-cell table:style-name="ce1" office:value-type="string">
            <text:p>8C5.Advocates for individual, team and organizational learning opportunities within the organization</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6.</text:p>
          </table:table-cell>
          <table:table-cell table:style-name="ce1" office:value-type="string">
            <text:p>8C6.Promotes mentoring, peer advising, coaching or other personal development opportunities for the public health workforce, including him or herself</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7.</text:p>
          </table:table-cell>
          <table:table-cell table:style-name="ce1" office:value-type="string">
            <text:p>8C7.Ensures the measuring, reporting and continuous improvement of organizational performance</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8.</text:p>
          </table:table-cell>
          <table:table-cell table:style-name="ce1" office:value-type="string">
            <text:p>8C8.Ensures organizational practices are in concert with changes in the public health system, and the larger social, political, and economic environment</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1">
          <table:table-cell table:style-name="ce1"/>
          <table:table-cell table:style-name="ce1" office:value-type="string">
            <text:p>8C9.</text:p>
          </table:table-cell>
          <table:table-cell table:style-name="ce1" office:value-type="string">
            <text:p>8C9.Ensures the management of organizational change</text:p>
          </table:table-cell>
          <table:table-cell table:style-name="ce1" office:value-type="float" office:value="8">
            <text:p>8</text:p>
          </table:table-cell>
          <table:table-cell table:style-name="ce1" office:value-type="float" office:value="3">
            <text:p>3</text:p>
          </table:table-cell>
          <table:table-cell table:style-name="ce1" table:number-columns-repeated="6"/>
          <table:table-cell table:number-columns-repeated="1013"/>
        </table:table-row>
        <table:table-row table:style-name="ro2" table:number-rows-repeated="1048335">
          <table:table-cell table:number-columns-repeated="1024"/>
        </table:table-row>
        <table:table-row table:style-name="ro2">
          <table:table-cell table:number-columns-repeated="1024"/>
        </table:table-row>
      </table:table>
      <table:table table:name="tblCreditType" table:style-name="ta3" table:print="false">
        <table:table-column table:style-name="co4" table:number-columns-repeated="1024" table:default-cell-style-name="Excel_20_Built-in_20_Normal"/>
        <table:table-row table:style-name="ro1">
          <table:table-cell table:style-name="ce1"/>
          <table:table-cell table:style-name="ce1" office:value-type="string">
            <text:p>vcCreditType</text:p>
          </table:table-cell>
          <table:table-cell table:style-name="ce1" office:value-type="string">
            <text:p>vcCreditTypeValue</text:p>
          </table:table-cell>
          <table:table-cell table:style-name="ce1" table:number-columns-repeated="3"/>
          <table:table-cell table:number-columns-repeated="1018"/>
        </table:table-row>
        <table:table-row table:style-name="ro1">
          <table:table-cell table:style-name="ce1"/>
          <table:table-cell table:style-name="ce1" office:value-type="float" office:value="1">
            <text:p>1</text:p>
          </table:table-cell>
          <table:table-cell table:style-name="ce1" office:value-type="string">
            <text:p>[Please Select]</text:p>
          </table:table-cell>
          <table:table-cell table:style-name="ce1" table:number-columns-repeated="3"/>
          <table:table-cell table:number-columns-repeated="1018"/>
        </table:table-row>
        <table:table-row table:style-name="ro1">
          <table:table-cell table:style-name="ce1"/>
          <table:table-cell table:style-name="ce1" office:value-type="float" office:value="2">
            <text:p>2</text:p>
          </table:table-cell>
          <table:table-cell table:number-columns-repeated="2" table:style-name="ce1" office:value-type="string">
            <text:p>None</text:p>
          </table:table-cell>
          <table:table-cell table:style-name="ce1" table:number-columns-repeated="2"/>
          <table:table-cell table:number-columns-repeated="1018"/>
        </table:table-row>
        <table:table-row table:style-name="ro1">
          <table:table-cell table:style-name="ce1"/>
          <table:table-cell table:style-name="ce1" office:value-type="float" office:value="3">
            <text:p>3</text:p>
          </table:table-cell>
          <table:table-cell table:number-columns-repeated="2" table:style-name="ce1" office:value-type="string">
            <text:p>Academic Credit</text:p>
          </table:table-cell>
          <table:table-cell table:style-name="ce1" table:number-columns-repeated="2"/>
          <table:table-cell table:number-columns-repeated="1018"/>
        </table:table-row>
        <table:table-row table:style-name="ro1">
          <table:table-cell table:style-name="ce1"/>
          <table:table-cell table:style-name="ce1" office:value-type="float" office:value="4">
            <text:p>4</text:p>
          </table:table-cell>
          <table:table-cell table:number-columns-repeated="2" table:style-name="ce1" office:value-type="string">
            <text:p>CEC-Dental</text:p>
          </table:table-cell>
          <table:table-cell table:style-name="ce1" table:number-columns-repeated="2"/>
          <table:table-cell table:number-columns-repeated="1018"/>
        </table:table-row>
        <table:table-row table:style-name="ro1">
          <table:table-cell table:style-name="ce1"/>
          <table:table-cell table:style-name="ce1" office:value-type="float" office:value="5">
            <text:p>5</text:p>
          </table:table-cell>
          <table:table-cell table:number-columns-repeated="2" table:style-name="ce1" office:value-type="string">
            <text:p>Certification</text:p>
          </table:table-cell>
          <table:table-cell table:style-name="ce1" table:number-columns-repeated="2"/>
          <table:table-cell table:number-columns-repeated="1018"/>
        </table:table-row>
        <table:table-row table:style-name="ro1">
          <table:table-cell table:style-name="ce1"/>
          <table:table-cell table:style-name="ce1" office:value-type="float" office:value="6">
            <text:p>6</text:p>
          </table:table-cell>
          <table:table-cell table:number-columns-repeated="2" table:style-name="ce1" office:value-type="string">
            <text:p>CEU</text:p>
          </table:table-cell>
          <table:table-cell table:style-name="ce1" table:number-columns-repeated="2"/>
          <table:table-cell table:number-columns-repeated="1018"/>
        </table:table-row>
        <table:table-row table:style-name="ro1">
          <table:table-cell table:style-name="ce1"/>
          <table:table-cell table:style-name="ce1" office:value-type="float" office:value="7">
            <text:p>7</text:p>
          </table:table-cell>
          <table:table-cell table:number-columns-repeated="2" table:style-name="ce1" office:value-type="string">
            <text:p>CHES</text:p>
          </table:table-cell>
          <table:table-cell table:style-name="ce1" table:number-columns-repeated="2"/>
          <table:table-cell table:number-columns-repeated="1018"/>
        </table:table-row>
        <table:table-row table:style-name="ro1">
          <table:table-cell table:style-name="ce1"/>
          <table:table-cell table:style-name="ce1" office:value-type="float" office:value="8">
            <text:p>8</text:p>
          </table:table-cell>
          <table:table-cell table:number-columns-repeated="2" table:style-name="ce1" office:value-type="string">
            <text:p>CLE</text:p>
          </table:table-cell>
          <table:table-cell table:style-name="ce1" table:number-columns-repeated="2"/>
          <table:table-cell table:number-columns-repeated="1018"/>
        </table:table-row>
        <table:table-row table:style-name="ro1">
          <table:table-cell table:style-name="ce1"/>
          <table:table-cell table:style-name="ce1" office:value-type="float" office:value="9">
            <text:p>9</text:p>
          </table:table-cell>
          <table:table-cell table:number-columns-repeated="2" table:style-name="ce1" office:value-type="string">
            <text:p>CME</text:p>
          </table:table-cell>
          <table:table-cell table:style-name="ce1" table:number-columns-repeated="2"/>
          <table:table-cell table:number-columns-repeated="1018"/>
        </table:table-row>
        <table:table-row table:style-name="ro1">
          <table:table-cell table:style-name="ce1"/>
          <table:table-cell table:style-name="ce1" office:value-type="float" office:value="10">
            <text:p>10</text:p>
          </table:table-cell>
          <table:table-cell table:number-columns-repeated="2" table:style-name="ce1" office:value-type="string">
            <text:p>CNE</text:p>
          </table:table-cell>
          <table:table-cell table:style-name="ce1" table:number-columns-repeated="2"/>
          <table:table-cell table:number-columns-repeated="1018"/>
        </table:table-row>
        <table:table-row table:style-name="ro1">
          <table:table-cell table:style-name="ce1"/>
          <table:table-cell table:style-name="ce1" office:value-type="float" office:value="11">
            <text:p>11</text:p>
          </table:table-cell>
          <table:table-cell table:number-columns-repeated="2" table:style-name="ce1" office:value-type="string">
            <text:p>Contact Hours</text:p>
          </table:table-cell>
          <table:table-cell table:style-name="ce1" table:number-columns-repeated="2"/>
          <table:table-cell table:number-columns-repeated="1018"/>
        </table:table-row>
        <table:table-row table:style-name="ro1">
          <table:table-cell table:style-name="ce1"/>
          <table:table-cell table:style-name="ce1" office:value-type="float" office:value="12">
            <text:p>12</text:p>
          </table:table-cell>
          <table:table-cell table:number-columns-repeated="2" table:style-name="ce1" office:value-type="string">
            <text:p>CPE</text:p>
          </table:table-cell>
          <table:table-cell table:style-name="ce1" table:number-columns-repeated="2"/>
          <table:table-cell table:number-columns-repeated="1018"/>
        </table:table-row>
        <table:table-row table:style-name="ro1">
          <table:table-cell table:style-name="ce1"/>
          <table:table-cell table:style-name="ce1" office:value-type="float" office:value="13">
            <text:p>13</text:p>
          </table:table-cell>
          <table:table-cell table:number-columns-repeated="2" table:style-name="ce1" office:value-type="string">
            <text:p>MTASCP</text:p>
          </table:table-cell>
          <table:table-cell table:style-name="ce1" table:number-columns-repeated="2"/>
          <table:table-cell table:number-columns-repeated="1018"/>
        </table:table-row>
        <table:table-row table:style-name="ro1">
          <table:table-cell table:style-name="ce1"/>
          <table:table-cell table:style-name="ce1" office:value-type="float" office:value="14">
            <text:p>14</text:p>
          </table:table-cell>
          <table:table-cell table:number-columns-repeated="2" table:style-name="ce1" office:value-type="string">
            <text:p>Other</text:p>
          </table:table-cell>
          <table:table-cell table:style-name="ce1" table:number-columns-repeated="2"/>
          <table:table-cell table:number-columns-repeated="1018"/>
        </table:table-row>
        <table:table-row table:style-name="ro1" table:number-rows-repeated="5">
          <table:table-cell table:style-name="ce1" table:number-columns-repeated="6"/>
          <table:table-cell table:number-columns-repeated="1018"/>
        </table:table-row>
        <table:table-row table:style-name="ro2" table:number-rows-repeated="1048555">
          <table:table-cell table:number-columns-repeated="1024"/>
        </table:table-row>
        <table:table-row table:style-name="ro2">
          <table:table-cell table:number-columns-repeated="1024"/>
        </table:table-row>
      </table:table>
      <table:table table:name="tblDomain" table:style-name="ta4" table:print="false">
        <office:forms form:automatic-focus="false" form:apply-design-mode="false"/>
        <table:table-column table:style-name="co7" table:default-cell-style-name="Excel_20_Built-in_20_Normal"/>
        <table:table-column table:style-name="co8" table:default-cell-style-name="Excel_20_Built-in_20_Normal"/>
        <table:table-column table:style-name="co4" table:number-columns-repeated="1017" table:default-cell-style-name="Excel_20_Built-in_20_Normal"/>
        <table:table-column table:style-name="co4" table:number-columns-repeated="5" table:default-cell-style-name="Default"/>
        <table:table-row table:style-name="ro1">
          <table:table-cell table:style-name="ce1" office:value-type="float" office:value="1">
            <text:p>1</text:p>
          </table:table-cell>
          <table:table-cell table:style-name="ce1" office:value-type="string">
            <text:p>Analytical/Assessment Skills</text:p>
          </table:table-cell>
          <table:table-cell table:number-columns-repeated="1022"/>
        </table:table-row>
        <table:table-row table:style-name="ro1">
          <table:table-cell table:style-name="ce1" office:value-type="float" office:value="2">
            <text:p>2</text:p>
          </table:table-cell>
          <table:table-cell table:style-name="ce1" office:value-type="string">
            <text:p>Policy Development/Program Planning Skills</text:p>
          </table:table-cell>
          <table:table-cell table:number-columns-repeated="1022"/>
        </table:table-row>
        <table:table-row table:style-name="ro1">
          <table:table-cell table:style-name="ce1" office:value-type="float" office:value="3">
            <text:p>3</text:p>
          </table:table-cell>
          <table:table-cell table:style-name="ce1" office:value-type="string">
            <text:p>Communication Skills</text:p>
          </table:table-cell>
          <table:table-cell table:number-columns-repeated="1022"/>
        </table:table-row>
        <table:table-row table:style-name="ro1">
          <table:table-cell table:style-name="ce1" office:value-type="float" office:value="4">
            <text:p>4</text:p>
          </table:table-cell>
          <table:table-cell table:style-name="ce1" office:value-type="string">
            <text:p>Cultural Competency Skills</text:p>
          </table:table-cell>
          <table:table-cell table:number-columns-repeated="1022"/>
        </table:table-row>
        <table:table-row table:style-name="ro1">
          <table:table-cell table:style-name="ce1" office:value-type="float" office:value="5">
            <text:p>5</text:p>
          </table:table-cell>
          <table:table-cell table:style-name="ce1" office:value-type="string">
            <text:p>Community Dimensions of Practice Skills</text:p>
          </table:table-cell>
          <table:table-cell table:number-columns-repeated="1022"/>
        </table:table-row>
        <table:table-row table:style-name="ro1">
          <table:table-cell table:style-name="ce1" office:value-type="float" office:value="6">
            <text:p>6</text:p>
          </table:table-cell>
          <table:table-cell table:style-name="ce1" office:value-type="string">
            <text:p>Public Health Sciences Skills</text:p>
          </table:table-cell>
          <table:table-cell table:number-columns-repeated="1022"/>
        </table:table-row>
        <table:table-row table:style-name="ro1">
          <table:table-cell table:style-name="ce1" office:value-type="float" office:value="7">
            <text:p>7</text:p>
          </table:table-cell>
          <table:table-cell table:style-name="ce1" office:value-type="string">
            <text:p>Financial Planning and Management Skills</text:p>
          </table:table-cell>
          <table:table-cell table:number-columns-repeated="1022"/>
        </table:table-row>
        <table:table-row table:style-name="ro1">
          <table:table-cell table:style-name="ce1" office:value-type="float" office:value="8">
            <text:p>8</text:p>
          </table:table-cell>
          <table:table-cell table:style-name="ce1" office:value-type="string">
            <text:p>Leadership and Systems Thinking Skills</text:p>
          </table:table-cell>
          <table:table-cell table:number-columns-repeated="1022"/>
        </table:table-row>
        <table:table-row table:style-name="ro1" table:number-rows-repeated="11">
          <table:table-cell table:style-name="ce1" table:number-columns-repeated="2"/>
          <table:table-cell table:number-columns-repeated="1022"/>
        </table:table-row>
        <table:table-row table:style-name="ro2" table:number-rows-repeated="1048556">
          <table:table-cell table:number-columns-repeated="1024"/>
        </table:table-row>
        <table:table-row table:style-name="ro3">
          <table:table-cell table:number-columns-repeated="1024"/>
        </table:table-row>
      </table:table>
      <table:table table:name="tblEdPlanCourses" table:style-name="ta11" table:print="false">
        <office:forms form:automatic-focus="false" form:apply-design-mode="false"/>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ce1"/>
        <table:table-column table:style-name="co53" table:default-cell-style-name="ce1"/>
        <table:table-column table:style-name="co52" table:default-cell-style-name="ce1"/>
        <table:table-column table:style-name="co53" table:default-cell-style-name="ce1"/>
        <table:table-column table:style-name="co52" table:default-cell-style-name="ce1"/>
        <table:table-column table:style-name="co46" table:default-cell-style-name="ce1"/>
        <table:table-column table:style-name="co52" table:default-cell-style-name="ce1"/>
        <table:table-column table:style-name="co46" table:default-cell-style-name="ce1"/>
        <table:table-column table:style-name="co52" table:default-cell-style-name="ce1"/>
        <table:table-column table:style-name="co54" table:default-cell-style-name="ce1"/>
        <table:table-column table:style-name="co52" table:default-cell-style-name="ce1"/>
        <table:table-column table:style-name="co54" table:default-cell-style-name="ce1"/>
        <table:table-column table:style-name="co52" table:default-cell-style-name="ce1"/>
        <table:table-column table:style-name="co54" table:default-cell-style-name="ce1"/>
        <table:table-column table:style-name="co52" table:default-cell-style-name="ce1"/>
        <table:table-column table:style-name="co55" table:default-cell-style-name="ce1"/>
        <table:table-column table:style-name="co52" table:default-cell-style-name="Excel_20_Built-in_20_Normal"/>
        <table:table-column table:style-name="co55" table:number-columns-repeated="7" table:default-cell-style-name="Excel_20_Built-in_20_Normal"/>
        <table:table-column table:style-name="co52" table:default-cell-style-name="Excel_20_Built-in_20_Normal"/>
        <table:table-column table:style-name="co55" table:number-columns-repeated="14" table:default-cell-style-name="Excel_20_Built-in_20_Normal"/>
        <table:table-column table:style-name="co56" table:default-cell-style-name="Excel_20_Built-in_20_Normal"/>
        <table:table-column table:style-name="co21" table:default-cell-style-name="Excel_20_Built-in_20_Normal"/>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3" table:default-cell-style-name="Excel_20_Built-in_20_Normal"/>
        <table:table-column table:style-name="co60" table:default-cell-style-name="Excel_20_Built-in_20_Normal"/>
        <table:table-column table:style-name="co4" table:number-columns-repeated="971" table:default-cell-style-name="Excel_20_Built-in_20_Normal"/>
        <table:table-row table:style-name="ro8">
          <table:table-cell table:style-name="ce3" office:value-type="string">
            <text:p>CourseTitle</text:p>
          </table:table-cell>
          <table:table-cell table:style-name="ce3" office:value-type="string">
            <text:p>display</text:p>
          </table:table-cell>
          <table:table-cell table:style-name="ce3" office:value-type="string">
            <text:p>Description</text:p>
          </table:table-cell>
          <table:table-cell table:style-name="ce3" office:value-type="string">
            <text:p>CourseURL</text:p>
          </table:table-cell>
          <table:table-cell table:style-name="ce3" office:value-type="string">
            <text:p>Comp01</text:p>
          </table:table-cell>
          <table:table-cell table:style-name="ce3" office:value-type="string">
            <text:p>Comp01Level</text:p>
          </table:table-cell>
          <table:table-cell table:style-name="ce3" office:value-type="string">
            <text:p>Comp02</text:p>
          </table:table-cell>
          <table:table-cell table:style-name="ce3" office:value-type="string">
            <text:p>Comp02Level</text:p>
          </table:table-cell>
          <table:table-cell table:style-name="ce3" office:value-type="string">
            <text:p>Comp03</text:p>
          </table:table-cell>
          <table:table-cell table:style-name="ce3" office:value-type="string">
            <text:p>Comp03Level</text:p>
          </table:table-cell>
          <table:table-cell table:style-name="ce3" office:value-type="string">
            <text:p>Comp04</text:p>
          </table:table-cell>
          <table:table-cell table:style-name="ce3" office:value-type="string">
            <text:p>Comp04Level</text:p>
          </table:table-cell>
          <table:table-cell table:style-name="ce3" office:value-type="string">
            <text:p>Comp05</text:p>
          </table:table-cell>
          <table:table-cell table:style-name="ce3" office:value-type="string">
            <text:p>Comp05Level</text:p>
          </table:table-cell>
          <table:table-cell table:style-name="ce3" office:value-type="string">
            <text:p>Comp06</text:p>
          </table:table-cell>
          <table:table-cell table:style-name="ce3" office:value-type="string">
            <text:p>Comp06Level</text:p>
          </table:table-cell>
          <table:table-cell table:style-name="ce3" office:value-type="string">
            <text:p>Comp07</text:p>
          </table:table-cell>
          <table:table-cell table:style-name="ce3" office:value-type="string">
            <text:p>Comp07Level</text:p>
          </table:table-cell>
          <table:table-cell table:style-name="ce3" office:value-type="string">
            <text:p>Comp08</text:p>
          </table:table-cell>
          <table:table-cell table:style-name="ce3" office:value-type="string">
            <text:p>Comp08Level</text:p>
          </table:table-cell>
          <table:table-cell table:style-name="ce3" office:value-type="string">
            <text:p>Comp09</text:p>
          </table:table-cell>
          <table:table-cell table:style-name="ce3" office:value-type="string">
            <text:p>Comp09Level</text:p>
          </table:table-cell>
          <table:table-cell table:style-name="ce3" office:value-type="string">
            <text:p>Comp10</text:p>
          </table:table-cell>
          <table:table-cell table:style-name="ce3" office:value-type="string">
            <text:p>Comp10Level</text:p>
          </table:table-cell>
          <table:table-cell table:style-name="ce3" office:value-type="string">
            <text:p>Comp11</text:p>
          </table:table-cell>
          <table:table-cell table:style-name="ce3" office:value-type="string">
            <text:p>Comp11Level</text:p>
          </table:table-cell>
          <table:table-cell table:style-name="ce3" office:value-type="string">
            <text:p>Comp12</text:p>
          </table:table-cell>
          <table:table-cell table:style-name="ce3" office:value-type="string">
            <text:p>Comp12Level</text:p>
          </table:table-cell>
          <table:table-cell table:style-name="ce3" office:value-type="string">
            <text:p>Comp13</text:p>
          </table:table-cell>
          <table:table-cell table:style-name="ce3" office:value-type="string">
            <text:p>Comp13Level</text:p>
          </table:table-cell>
          <table:table-cell table:style-name="ce3" office:value-type="string">
            <text:p>Comp14</text:p>
          </table:table-cell>
          <table:table-cell table:style-name="ce3" office:value-type="string">
            <text:p>Comp14Level</text:p>
          </table:table-cell>
          <table:table-cell table:style-name="ce3" office:value-type="string">
            <text:p>Comp15</text:p>
          </table:table-cell>
          <table:table-cell table:style-name="ce3" office:value-type="string">
            <text:p>Comp15Level</text:p>
          </table:table-cell>
          <table:table-cell table:style-name="ce3" office:value-type="string">
            <text:p>Comp16</text:p>
          </table:table-cell>
          <table:table-cell table:style-name="ce3" office:value-type="string">
            <text:p>Comp16Level</text:p>
          </table:table-cell>
          <table:table-cell table:style-name="ce3" office:value-type="string">
            <text:p>Comp17</text:p>
          </table:table-cell>
          <table:table-cell table:style-name="ce3" office:value-type="string">
            <text:p>Comp17Level</text:p>
          </table:table-cell>
          <table:table-cell table:style-name="ce3" office:value-type="string">
            <text:p>Comp18</text:p>
          </table:table-cell>
          <table:table-cell table:style-name="ce3" office:value-type="string">
            <text:p>Comp18Level</text:p>
          </table:table-cell>
          <table:table-cell table:style-name="ce3" office:value-type="string">
            <text:p>Comp19</text:p>
          </table:table-cell>
          <table:table-cell table:style-name="ce3" office:value-type="string">
            <text:p>Comp19Level</text:p>
          </table:table-cell>
          <table:table-cell table:style-name="ce3" office:value-type="string">
            <text:p>Comp20</text:p>
          </table:table-cell>
          <table:table-cell table:style-name="ce3" office:value-type="string">
            <text:p>Comp20Level</text:p>
          </table:table-cell>
          <table:table-cell table:style-name="ce3" office:value-type="string">
            <text:p>Comp21</text:p>
          </table:table-cell>
          <table:table-cell table:style-name="ce3" office:value-type="string">
            <text:p>Comp21Level</text:p>
          </table:table-cell>
          <table:table-cell table:style-name="ce3" office:value-type="string">
            <text:p>TRAINURL</text:p>
          </table:table-cell>
          <table:table-cell table:style-name="ce3" office:value-type="string">
            <text:p>DateEdited</text:p>
          </table:table-cell>
          <table:table-cell table:style-name="ce3" office:value-type="string">
            <text:p>UserEdited</text:p>
          </table:table-cell>
          <table:table-cell table:style-name="ce3" office:value-type="string">
            <text:p>CourseID</text:p>
          </table:table-cell>
          <table:table-cell table:style-name="ce3" office:value-type="string">
            <text:p>Format</text:p>
          </table:table-cell>
          <table:table-cell table:style-name="ce3" office:value-type="string">
            <text:p>Cost</text:p>
          </table:table-cell>
          <table:table-cell table:style-name="ce3" office:value-type="string">
            <text:p>Duration</text:p>
          </table:table-cell>
          <table:table-cell table:style-name="ce3" office:value-type="string">
            <text:p>email</text:p>
          </table:table-cell>
          <table:table-cell table:style-name="ce3" office:value-type="string">
            <text:p>subjArea1</text:p>
          </table:table-cell>
          <table:table-cell table:style-name="ce3" office:value-type="string">
            <text:p>SubjArea2</text:p>
          </table:table-cell>
          <table:table-cell table:style-name="ce3" office:value-type="string">
            <text:p>subjArea3</text:p>
          </table:table-cell>
          <table:table-cell table:style-name="ce3" office:value-type="string">
            <text:p>original</text:p>
          </table:table-cell>
          <table:table-cell table:style-name="ce1" table:number-columns-repeated="966"/>
        </table:table-row>
        <table:table-row table:style-name="ro9">
          <table:table-cell table:style-name="ce3" office:value-type="string">
            <text:p>Role of the Local Public Health Department</text:p>
          </table:table-cell>
          <table:table-cell table:style-name="ce3" office:value-type="float" office:value="1">
            <text:p>1</text:p>
          </table:table-cell>
          <table:table-cell table:style-name="ce3" office:value-type="string">
            <text:p>This lecture is one of a series produced by the Allegheny County Health Department (PA), Bethlemem Health Bureau (PA), and the City of Elizabeth Department of Health and Senior Services (NJ). <text:s/>This lecture discusses the 10 Essential Public Health Services and provides examples of public health responsibilities; offers an overview of goals and the organization of public health as well as roles of a local public health department. <text:s/>Examples of the functions of public health are provided.</text:p>
          </table:table-cell>
          <table:table-cell table:style-name="ce3" office:value-type="string">
            <text:p>http://www.pitt.edu/~super1/lecture/lec1471/index.htm</text:p>
          </table:table-cell>
          <table:table-cell table:style-name="ce3" office:value-type="string">
            <text:p>1A1</text:p>
          </table:table-cell>
          <table:table-cell table:style-name="ce3" office:value-type="string">
            <text:p>K</text:p>
          </table:table-cell>
          <table:table-cell table:style-name="ce3" office:value-type="string">
            <text:p>6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table-cell table:style-name="ce3" office:value-type="string">
            <text:p>6B4</text:p>
          </table:table-cell>
          <table:table-cell table:style-name="ce3" table:number-columns-repeated="18"/>
          <table:table-cell table:style-name="ce3" office:value-type="float" office:value="22">
            <text:p>22</text:p>
          </table:table-cell>
          <table:table-cell table:style-name="ce3" office:value-type="string">
            <text:p>Web-based Course</text:p>
          </table:table-cell>
          <table:table-cell table:style-name="ce3" office:value-type="string">
            <text:p>No charge</text:p>
          </table:table-cell>
          <table:table-cell table:style-name="ce3" office:value-type="string">
            <text:p>20-30 minutes</text:p>
          </table:table-cell>
          <table:table-cell table:style-name="ce3"/>
          <table:table-cell table:style-name="ce3" office:value-type="float" office:value="11">
            <text:p>11</text:p>
          </table:table-cell>
          <table:table-cell table:style-name="ce3" office:value-type="float" office:value="20">
            <text:p>20</text:p>
          </table:table-cell>
          <table:table-cell table:style-name="ce3" office:value-type="float" office:value="39">
            <text:p>39</text:p>
          </table:table-cell>
          <table:table-cell table:style-name="ce3" office:value-type="float" office:value="0">
            <text:p>0</text:p>
          </table:table-cell>
          <table:table-cell table:style-name="ce1" table:number-columns-repeated="966"/>
        </table:table-row>
        <table:table-row table:style-name="ro10">
          <table:table-cell table:style-name="ce3" office:value-type="string">
            <text:p>A Model for Understanding Disparities in Health and Health Care</text:p>
          </table:table-cell>
          <table:table-cell table:style-name="ce3" office:value-type="float" office:value="1">
            <text:p>1</text:p>
          </table:table-cell>
          <table:table-cell table:style-name="ce3" office:value-type="string">
            <text:p>Scott Commins and Dr. Raymond Greenberg's UPitt Supercourse offers a compelling review of factors contributing to health disparities. <text:s/>These variables include race, gender and SES. <text:s/>The authors present convincing data, however; there are no activities for the learner to engage in.</text:p>
          </table:table-cell>
          <table:table-cell table:style-name="ce3" office:value-type="string">
            <text:p>http://www.pitt.edu/~super1/lecture/lec3691/index.htm</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6A7</text:p>
          </table:table-cell>
          <table:table-cell table:style-name="ce3" office:value-type="string">
            <text:p>K</text:p>
          </table:table-cell>
          <table:table-cell table:style-name="ce3" office:value-type="string">
            <text:p>6B4</text:p>
          </table:table-cell>
          <table:table-cell table:style-name="ce3"/>
          <table:table-cell table:style-name="ce3" office:value-type="string">
            <text:p>6B7</text:p>
          </table:table-cell>
          <table:table-cell table:style-name="ce3"/>
          <table:table-cell table:style-name="ce3" office:value-type="string">
            <text:p>1A1</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28"/>
          <table:table-cell table:style-name="ce3" office:value-type="float" office:value="29">
            <text:p>29</text:p>
          </table:table-cell>
          <table:table-cell table:style-name="ce3" office:value-type="string">
            <text:p>Web-based Course</text:p>
          </table:table-cell>
          <table:table-cell table:style-name="ce3" office:value-type="string">
            <text:p>No Charge</text:p>
          </table:table-cell>
          <table:table-cell table:style-name="ce3" office:value-type="string">
            <text:p>20 minutes</text:p>
          </table:table-cell>
          <table:table-cell table:style-name="ce3"/>
          <table:table-cell table:style-name="ce3" office:value-type="float" office:value="24">
            <text:p>24</text:p>
          </table:table-cell>
          <table:table-cell table:style-name="ce3" table:number-columns-repeated="2"/>
          <table:table-cell table:style-name="ce3" office:value-type="float" office:value="0">
            <text:p>0</text:p>
          </table:table-cell>
          <table:table-cell table:number-columns-repeated="966"/>
        </table:table-row>
        <table:table-row table:style-name="ro11">
          <table:table-cell table:style-name="ce3" office:value-type="string">
            <text:p>The History of Public Health</text:p>
          </table:table-cell>
          <table:table-cell table:style-name="ce3" office:value-type="float" office:value="1">
            <text:p>1</text:p>
          </table:table-cell>
          <table:table-cell table:style-name="ce3" office:value-type="string">
            <text:p>This course by Dr. Kristine Gebbie of Columbia University School of Nursing presents a thorough reveiw of basic public health terminology and reviews critical events in the development of public health.</text:p>
          </table:table-cell>
          <table:table-cell table:style-name="ce3" office:value-type="string">
            <text:p>http://www.pitt.edu/~super1/lecture/lec4171/index.htm</text:p>
          </table:table-cell>
          <table:table-cell table:style-name="ce3" office:value-type="string">
            <text:p>1A1</text:p>
          </table:table-cell>
          <table:table-cell table:style-name="ce3" office:value-type="string">
            <text:p>K</text:p>
          </table:table-cell>
          <table:table-cell table:style-name="ce3" office:value-type="string">
            <text:p>6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table-cell table:style-name="ce3" office:value-type="string">
            <text:p>6B4</text:p>
          </table:table-cell>
          <table:table-cell table:style-name="ce3" table:number-columns-repeated="18"/>
          <table:table-cell table:style-name="ce3" office:value-type="float" office:value="37">
            <text:p>37</text:p>
          </table:table-cell>
          <table:table-cell table:style-name="ce3" office:value-type="string">
            <text:p>Web-based Course</text:p>
          </table:table-cell>
          <table:table-cell table:style-name="ce3" office:value-type="string">
            <text:p>No Charge</text:p>
          </table:table-cell>
          <table:table-cell table:style-name="ce3" office:value-type="string">
            <text:p>30 minutes</text:p>
          </table:table-cell>
          <table:table-cell table:style-name="ce3"/>
          <table:table-cell table:style-name="ce3" office:value-type="float" office:value="39">
            <text:p>39</text:p>
          </table:table-cell>
          <table:table-cell table:style-name="ce3" office:value-type="float" office:value="11">
            <text:p>11</text:p>
          </table:table-cell>
          <table:table-cell table:style-name="ce3"/>
          <table:table-cell table:style-name="ce3" office:value-type="float" office:value="0">
            <text:p>0</text:p>
          </table:table-cell>
          <table:table-cell table:number-columns-repeated="966"/>
        </table:table-row>
        <table:table-row table:style-name="ro12">
          <table:table-cell table:style-name="ce3" office:value-type="string">
            <text:p>Health Promotion I. Part I</text:p>
          </table:table-cell>
          <table:table-cell table:style-name="ce3" office:value-type="float" office:value="1">
            <text:p>1</text:p>
          </table:table-cell>
          <table:table-cell table:style-name="ce3" office:value-type="string">
            <text:p>Dennis Raphael of the School of Health Policy and Management, York University Toronto, Canada offers a two part health promotion module. <text:s/>While some of his examples and slides may be difficult to comprehend via the web, he does an excellent job conveying three concepts of health and the various strategies, target populations, approaches and key players involved with each. <text:s/>These concepts of health are: medical (traditional), behavioral (lifestyle), and socio-environmental (structural). <text:s/>A section of part II of this lecture (http://www.pitt.edu/~super1/lecture/lec8461/index.htm) is dedicated to promoting a healthy community process (e.g. soliciting input from communities and other stakeholeders).</text:p>
          </table:table-cell>
          <table:table-cell table:style-name="ce3" office:value-type="string">
            <text:p>http://www.pitt.edu/~super1/lecture/lec8451/index.htm</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8A4</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table-cell table:style-name="ce3" office:value-type="string">
            <text:p>8B4</text:p>
          </table:table-cell>
          <table:table-cell table:style-name="ce3" table:number-columns-repeated="30"/>
          <table:table-cell table:style-name="ce3" office:value-type="float" office:value="38">
            <text:p>38</text:p>
          </table:table-cell>
          <table:table-cell table:style-name="ce3" office:value-type="string">
            <text:p>Web-based Course</text:p>
          </table:table-cell>
          <table:table-cell table:style-name="ce3" office:value-type="string">
            <text:p>No charge</text:p>
          </table:table-cell>
          <table:table-cell table:style-name="ce3" office:value-type="string">
            <text:p>15 minutes</text:p>
          </table:table-cell>
          <table:table-cell table:style-name="ce3"/>
          <table:table-cell table:style-name="ce3" office:value-type="float" office:value="32">
            <text:p>32</text:p>
          </table:table-cell>
          <table:table-cell table:style-name="ce3" table:number-columns-repeated="2"/>
          <table:table-cell table:style-name="ce3" office:value-type="float" office:value="0">
            <text:p>0</text:p>
          </table:table-cell>
          <table:table-cell table:number-columns-repeated="966"/>
        </table:table-row>
        <table:table-row table:style-name="ro13">
          <table:table-cell table:style-name="ce3" office:value-type="string">
            <text:p>Public Health Services and System</text:p>
          </table:table-cell>
          <table:table-cell table:style-name="ce3" office:value-type="float" office:value="1">
            <text:p>1</text:p>
          </table:table-cell>
          <table:table-cell table:style-name="ce3" office:value-type="string">
            <text:p>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Dr. Kristine Gebbie from Columbia University's School of Nursing and Center for Health Policy has developed this user-friendly and well-organized course. <text:s/>The course covers the following topics:</text:p>
            <text:p/>
            <text:p>- Essential Public Health Services</text:p>
            <text:p/>
            <text:p>- Core Functions</text:p>
            <text:p/>
            <text:p>- Role of the Institute of Medicine</text:p>
            <text:p/>
            <text:p>- Responsibilities of Public Health</text:p>
            <text:p/>
            <text:p>Dr. Gebbie integrates "factlets" into the course which illustrate the development of public health.</text:p>
          </table:table-cell>
          <table:table-cell table:style-name="ce3" office:value-type="string">
            <text:p>http://www.pitt.edu/~super1/lecture/lec4191/index.htm</text:p>
          </table:table-cell>
          <table:table-cell table:style-name="ce3" office:value-type="string">
            <text:p>1A1</text:p>
          </table:table-cell>
          <table:table-cell table:style-name="ce3" office:value-type="string">
            <text:p>K</text:p>
          </table:table-cell>
          <table:table-cell table:style-name="ce3" office:value-type="string">
            <text:p>6A1</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number-columns-repeated="22"/>
          <table:table-cell table:style-name="ce3" office:value-type="float" office:value="39">
            <text:p>39</text:p>
          </table:table-cell>
          <table:table-cell table:style-name="ce3" office:value-type="string">
            <text:p>Web-based Course</text:p>
          </table:table-cell>
          <table:table-cell table:style-name="ce3" office:value-type="string">
            <text:p>No Charge</text:p>
          </table:table-cell>
          <table:table-cell table:style-name="ce3" office:value-type="string">
            <text:p>25 minutes</text:p>
          </table:table-cell>
          <table:table-cell table:style-name="ce3"/>
          <table:table-cell table:style-name="ce3" office:value-type="float" office:value="11">
            <text:p>11</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14">
          <table:table-cell table:style-name="ce3" office:value-type="string">
            <text:p>Health Determinants and Health Promotion</text:p>
          </table:table-cell>
          <table:table-cell table:style-name="ce3" office:value-type="float" office:value="1">
            <text:p>1</text:p>
          </table:table-cell>
          <table:table-cell table:style-name="ce3" office:value-type="string">
            <text:p>Diane B. Wilson, EdD, RD and Mary S. McLellan, MS, RD of the Medical University of South Carolina developed this course introducing concepts such as health promotion and disease prevention. <text:s/>They present when and how prevention became part of health care and explain the determinants of health. <text:s/>The course ends with discussion questions.</text:p>
          </table:table-cell>
          <table:table-cell table:style-name="ce3" office:value-type="string">
            <text:p>http://www.pitt.edu/~super1/lecture/lec4221/index.htm</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number-columns-repeated="34"/>
          <table:table-cell table:style-name="ce3" office:value-type="float" office:value="46">
            <text:p>46</text:p>
          </table:table-cell>
          <table:table-cell table:style-name="ce3" office:value-type="string">
            <text:p>Web-based Course</text:p>
          </table:table-cell>
          <table:table-cell table:style-name="ce3" office:value-type="string">
            <text:p>No charge</text:p>
          </table:table-cell>
          <table:table-cell table:style-name="ce3" office:value-type="string">
            <text:p>25 minutes</text:p>
          </table:table-cell>
          <table:table-cell table:style-name="ce3"/>
          <table:table-cell table:style-name="ce3" office:value-type="float" office:value="32">
            <text:p>32</text:p>
          </table:table-cell>
          <table:table-cell table:style-name="ce3" table:number-columns-repeated="2"/>
          <table:table-cell table:style-name="ce3" office:value-type="float" office:value="0">
            <text:p>0</text:p>
          </table:table-cell>
          <table:table-cell table:number-columns-repeated="966"/>
        </table:table-row>
        <table:table-row table:style-name="ro14">
          <table:table-cell table:style-name="ce3" office:value-type="string">
            <text:p>Graduate Certificate: Public Health Fundamentals and Principles</text:p>
          </table:table-cell>
          <table:table-cell table:style-name="ce3" office:value-type="float" office:value="1">
            <text:p>1</text:p>
          </table:table-cell>
          <table:table-cell table:style-name="ce3" office:value-type="string">
            <text:p>The University at Albany School of Public Health offers this certificate for working professionals. The certificate includes all 6 core courses in the MPH program: EPI 501 Principles and Methods of Epidemiology I; EPI 503 Principles of Public Health; STA 552 Principles of Statistical Inference I; HPM 500 Health Care Organization, Delivery and Financing; HPM 525 Social and Behavioral Aspects of Public Health; EHT 590 Introduction to Environmental Health.</text:p>
          </table:table-cell>
          <table:table-cell table:style-name="ce6" table:formula="of:=HYPERLINK(&quot;http://www.albany.edu/sph/planofstudy.php&quot;;&quot;http://www.albany.edu/sph/planofstudy.php &quot;)" office:value-type="string" office:string-value="http://www.albany.edu/sph/planofstudy.php ">
            <text:p>http://www.albany.edu/sph/planofstudy.php </text:p>
          </table:table-cell>
          <table:table-cell table:style-name="ce3" office:value-type="string">
            <text:p>1A1</text:p>
          </table:table-cell>
          <table:table-cell table:style-name="ce3" office:value-type="string">
            <text:p>P</text:p>
          </table:table-cell>
          <table:table-cell table:style-name="ce3" office:value-type="string">
            <text:p>6A1</text:p>
          </table:table-cell>
          <table:table-cell table:style-name="ce3" office:value-type="string">
            <text:p>P</text:p>
          </table:table-cell>
          <table:table-cell table:style-name="ce3" office:value-type="string">
            <text:p>6A5</text:p>
          </table:table-cell>
          <table:table-cell table:style-name="ce3" office:value-type="string">
            <text:p>P</text:p>
          </table:table-cell>
          <table:table-cell table:style-name="ce3" office:value-type="string">
            <text:p>6A4</text:p>
          </table:table-cell>
          <table:table-cell table:style-name="ce3" office:value-type="string">
            <text:p>P</text:p>
          </table:table-cell>
          <table:table-cell table:style-name="ce3" office:value-type="string">
            <text:p>6A6</text:p>
          </table:table-cell>
          <table:table-cell table:style-name="ce3" office:value-type="string">
            <text:p>P</text:p>
          </table:table-cell>
          <table:table-cell table:style-name="ce3" office:value-type="string">
            <text:p>6A7</text:p>
          </table:table-cell>
          <table:table-cell table:style-name="ce3" office:value-type="string">
            <text:p>P</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table-cell table:style-name="ce3" office:value-type="string">
            <text:p>6B5</text:p>
          </table:table-cell>
          <table:table-cell table:style-name="ce3"/>
          <table:table-cell table:style-name="ce3" office:value-type="string">
            <text:p>6B4</text:p>
          </table:table-cell>
          <table:table-cell table:style-name="ce3"/>
          <table:table-cell table:style-name="ce3" office:value-type="string">
            <text:p>6B6</text:p>
          </table:table-cell>
          <table:table-cell table:style-name="ce3"/>
          <table:table-cell table:style-name="ce3" office:value-type="string">
            <text:p>6B7</text:p>
          </table:table-cell>
          <table:table-cell table:style-name="ce3" table:number-columns-repeated="4"/>
          <table:table-cell table:style-name="ce3" office:value-type="float" office:value="58">
            <text:p>58</text:p>
          </table:table-cell>
          <table:table-cell table:style-name="ce3" office:value-type="string">
            <text:p>Web-based Course</text:p>
          </table:table-cell>
          <table:table-cell table:style-name="ce3" office:value-type="string">
            <text:p>State University of New York Tuition and Fees</text:p>
          </table:table-cell>
          <table:table-cell table:style-name="ce3" office:value-type="string">
            <text:p>Six three-credit courses</text:p>
          </table:table-cell>
          <table:table-cell table:style-name="ce3"/>
          <table:table-cell table:style-name="ce3" office:value-type="float" office:value="11">
            <text:p>11</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13">
          <table:table-cell table:style-name="ce3" office:value-type="string">
            <text:p>Factors Influencing Accepting or Declining the Flu Shot</text:p>
          </table:table-cell>
          <table:table-cell table:style-name="ce3" office:value-type="float" office:value="1">
            <text:p>1</text:p>
          </table:table-cell>
          <table:table-cell table:style-name="ce3" office:value-type="string">
            <text:p>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Learning Objectives</text:p>
            <text:p/>
            <text:p/>
            <text:p/>
            <text:p>1) Increase understanding of the ways that lay people are rational or irrational in making decisions about preventive health behaviors such as vaccination. <text:s/></text:p>
            <text:p/>
            <text:p>2) Understand the implications of decision making research for health policies that could improve uptake of the flu shot.</text:p>
            <text:p/>
            <text:p>Presented by Dr. Gretchen Chapman, Rutgers University</text:p>
          </table:table-cell>
          <table:table-cell table:style-name="ce3" office:value-type="string">
            <text:p>http://ophp.umdnj.edu/CET/Seminars/PHSS/ChapmanFlu.htm</text:p>
          </table:table-cell>
          <table:table-cell table:style-name="ce3" office:value-type="string">
            <text:p>1A1</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1B1</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number-columns-repeated="30"/>
          <table:table-cell table:style-name="ce3" office:value-type="float" office:value="66">
            <text:p>66</text:p>
          </table:table-cell>
          <table:table-cell table:style-name="ce3" office:value-type="string">
            <text:p>Web-based Course</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14">
            <text:p>14</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14">
          <table:table-cell table:style-name="ce3" office:value-type="string">
            <text:p>Measuring Health Disparities</text:p>
          </table:table-cell>
          <table:table-cell table:style-name="ce3" office:value-type="float" office:value="1">
            <text:p>1</text:p>
          </table:table-cell>
          <table:table-cell table:style-name="ce3"/>
          <table:table-cell table:style-name="ce6" table:formula="of:=HYPERLINK(&quot;http://practice.sph.umich.edu/mphtc/site.php?module=courses_one_online_course&amp;id=247&quot;;&quot;http://practice.sph.umich.edu/mphtc/site.php?module=courses_one_online_course&amp;id=247&quot;)" office:value-type="string" office:string-value="http://practice.sph.umich.edu/mphtc/site.php?module=courses_one_online_course&amp;id=247">
            <text:p>http://practice.sph.umich.edu/mphtc/site.php?module=courses_one_online_course&amp;id=247</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number-columns-repeated="34"/>
          <table:table-cell table:style-name="ce3" office:value-type="float" office:value="116">
            <text:p>116</text:p>
          </table:table-cell>
          <table:table-cell table:style-name="ce3" office:value-type="string">
            <text:p>CD/DVD-ROM</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8">
            <text:p>8</text:p>
          </table:table-cell>
          <table:table-cell table:style-name="ce3" office:value-type="float" office:value="24">
            <text:p>24</text:p>
          </table:table-cell>
          <table:table-cell table:style-name="ce3"/>
          <table:table-cell table:style-name="ce3" office:value-type="float" office:value="0">
            <text:p>0</text:p>
          </table:table-cell>
          <table:table-cell table:number-columns-repeated="966"/>
        </table:table-row>
        <table:table-row table:style-name="ro15">
          <table:table-cell table:style-name="ce3" office:value-type="string">
            <text:p>Epi for Everyone: Introduction to Epidemiology</text:p>
          </table:table-cell>
          <table:table-cell table:style-name="ce3" office:value-type="float" office:value="1">
            <text:p>1</text:p>
          </table:table-cell>
          <table:table-cell table:style-name="ce3"/>
          <table:table-cell table:style-name="ce7" table:formula="of:=HYPERLINK(&quot;http://heartlandcenters.learnpublichealth.com/KView/CustomCodeBehind/Customization/DPH_PreviewPage.aspx?strItemType=CntLink&amp;Id=C8B5704C11134FC784F94C287446E27B&quot;;&quot;http://heartlandcenters.learnpublichealth.com/KView/CustomCodeBehind/Customization/DPH_PreviewPage.aspx?strItemType=CntLink&amp;Id=C8B5704C11134FC784F94C287446E27B&quot;)" office:value-type="string" office:string-value="http://heartlandcenters.learnpublichealth.com/KView/CustomCodeBehind/Customization/DPH_PreviewPage.aspx?strItemType=CntLink&amp;Id=C8B5704C11134FC784F94C287446E27B">
            <text:p>http://heartlandcenters.learnpublichealth.com/KView/CustomCodeBehind/Customization/DPH_PreviewPage.aspx?strItemType=CntLink&amp;Id=C8B5704C11134FC784F94C287446E27B</text:p>
          </table:table-cell>
          <table:table-cell table:style-name="ce3" office:value-type="string">
            <text:p>1A1</text:p>
          </table:table-cell>
          <table:table-cell table:style-name="ce3" office:value-type="string">
            <text:p>K</text:p>
          </table:table-cell>
          <table:table-cell table:style-name="ce3" office:value-type="string">
            <text:p>6A5</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5</text:p>
          </table:table-cell>
          <table:table-cell table:style-name="ce3"/>
          <table:table-cell table:style-name="ce3" office:value-type="string">
            <text:p>6B4</text:p>
          </table:table-cell>
          <table:table-cell table:style-name="ce3" table:number-columns-repeated="30"/>
          <table:table-cell table:style-name="ce3" office:value-type="float" office:value="152">
            <text:p>152</text:p>
          </table:table-cell>
          <table:table-cell table:style-name="ce3" office:value-type="string">
            <text:p>CD/DVD-ROM</text:p>
          </table:table-cell>
          <table:table-cell table:style-name="ce3" office:value-type="string">
            <text:p>free</text:p>
          </table:table-cell>
          <table:table-cell table:style-name="ce3" office:value-type="string">
            <text:p>approximately 4 hours</text:p>
          </table:table-cell>
          <table:table-cell table:style-name="ce3"/>
          <table:table-cell table:style-name="ce3" office:value-type="float" office:value="8">
            <text:p>8</text:p>
          </table:table-cell>
          <table:table-cell table:style-name="ce3" table:number-columns-repeated="2"/>
          <table:table-cell table:style-name="ce3" office:value-type="float" office:value="0">
            <text:p>0</text:p>
          </table:table-cell>
          <table:table-cell table:number-columns-repeated="966"/>
        </table:table-row>
        <table:table-row table:style-name="ro16">
          <table:table-cell table:style-name="ce3" office:value-type="string">
            <text:p>Introduction to Assessment</text:p>
          </table:table-cell>
          <table:table-cell table:style-name="ce3" office:value-type="float" office:value="1">
            <text:p>1</text:p>
          </table:table-cell>
          <table:table-cell table:style-name="ce3" office:value-type="string">
            <text:p>This presentation by Rachel Stevens, EdD, Clinical Professor, North Carolina Institute of Public Health and Senior Faculty Advisor at the North Carolina Center for Public Health Preparedness, gives the viewer an introduction to assessment. The educational objectives include: name the 10 essential public health services and understand how assessment relates to them; understand the purposes of community assessment; be able to create an assessment profile of your community; and explain the concept of upstream thinking and give an example from your area of practice.</text:p>
          </table:table-cell>
          <table:table-cell table:style-name="ce6" table:formula="of:=HYPERLINK(&quot;http://cphp.sph.unc.edu/training/HEP_ASSESS/certificate.php&quot;;&quot;http://cphp.sph.unc.edu/training/HEP_ASSESS/certificate.php&quot;)" office:value-type="string" office:string-value="http://cphp.sph.unc.edu/training/HEP_ASSESS/certificate.php">
            <text:p>http://cphp.sph.unc.edu/training/HEP_ASSESS/certificate.php</text:p>
          </table:table-cell>
          <table:table-cell table:style-name="ce3" office:value-type="string">
            <text:p>1A1</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1B1</text:p>
          </table:table-cell>
          <table:table-cell table:style-name="ce3"/>
          <table:table-cell table:style-name="ce3" office:value-type="string">
            <text:p>6B3</text:p>
          </table:table-cell>
          <table:table-cell table:style-name="ce3" table:number-columns-repeated="38"/>
          <table:table-cell table:style-name="ce3" office:value-type="float" office:value="243">
            <text:p>243</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17">
          <table:table-cell table:style-name="ce3" office:value-type="string">
            <text:p>Alzheimer's Disease - A Public Health Update</text:p>
          </table:table-cell>
          <table:table-cell table:style-name="ce3" office:value-type="float" office:value="1">
            <text:p>1</text:p>
          </table:table-cell>
          <table:table-cell table:style-name="ce3" office:value-type="string">
            <text:p>Over 330,000 New York residents have Alzheime⁲_x0019_s disease or related disorders. With the elderly population increasing significantly the issues associated with Alzheime⁲_x0019_s disease may be overwhelming. Currently in NYS, 70 percent of the persons with Alzheime⁲_x0019_s disease reside in the community and 75 percent of their care is provided by family caregivers. In this session, Earl Zimmerman, MD will provide an overview of Alzheime⁲_x0019_s disease, describing the role and importance of primary care in early detection and treatment, and discuss emerging research. Mary Mittelman, DrPH will discuss the results of several of her studies, illustrating the positive effects of delaying admission to nursing homes by providing care to patients with Alzheime⁲_x0019_s disease in the community and support to caregivers.</text:p>
          </table:table-cell>
          <table:table-cell table:style-name="ce3" office:value-type="string">
            <text:p>http://www.albany.edu/docs.sph/coned/t2b2alzheimers.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270">
            <text:p>270</text:p>
          </table:table-cell>
          <table:table-cell table:style-name="ce3" office:value-type="string">
            <text:p>Satellite Broadcast</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3">
            <text:p>23</text:p>
          </table:table-cell>
          <table:table-cell table:style-name="ce3" office:value-type="float" office:value="37">
            <text:p>37</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9">
          <table:table-cell table:style-name="ce3" office:value-type="string">
            <text:p>Environmental Exposure</text:p>
          </table:table-cell>
          <table:table-cell table:style-name="ce3" office:value-type="float" office:value="1">
            <text:p>1</text:p>
          </table:table-cell>
          <table:table-cell table:style-name="ce3" office:value-type="string">
            <text:p>People tend to be concerned about the possibility of health effects from exposure to hazardous chemicals in the environment. As public health professionals it's important for us to be able to understand and clearly convey concepts about exposure to the public, especially as it relates to contaminated sites such as hazardous landfills. This presentation provides an overview of exposure, the terms and concepts used in exposure assessment and a brief introduction to quantifying exposure.</text:p>
          </table:table-cell>
          <table:table-cell table:style-name="ce3" office:value-type="string">
            <text:p>http://www.albany.edu/sph/coned/phlexposure.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271">
            <text:p>271</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19">
            <text:p>19</text:p>
          </table:table-cell>
          <table:table-cell table:style-name="ce3" office:value-type="float" office:value="13">
            <text:p>13</text:p>
          </table:table-cell>
          <table:table-cell table:style-name="ce3" office:value-type="float" office:value="0">
            <text:p>0</text:p>
          </table:table-cell>
          <table:table-cell table:number-columns-repeated="966"/>
        </table:table-row>
        <table:table-row table:style-name="ro9">
          <table:table-cell table:style-name="ce3" office:value-type="string">
            <text:p>Environmental Series: Evaluating Soil Vapor Intrusion in New York State</text:p>
          </table:table-cell>
          <table:table-cell table:style-name="ce3" office:value-type="float" office:value="1">
            <text:p>1</text:p>
          </table:table-cell>
          <table:table-cell table:style-name="ce3" office:value-type="string">
            <text:p>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Soil vapor intrusion, the process by which volatile chemicals move from a subsurface source into the indoor air of overlying buildings, has recently emerged as a public health concern at many hazardous waste sites throughout New York State and across the Country. This program will provide an overview of soil vapor intrusion as well as insight into how public health and environmental officials are evaluating and addressing exposures related to soil vapor intrusion.</text:p>
            <text:p/>
            <text:p>Objectives:</text:p>
            <text:p/>
            <text:p>Upon completion of this broadcast, the audience should be able to:</text:p>
            <text:p/>
            <text:p>(1) Provide a basic overview of what soil vapor intrusion is and why it is an issue. </text:p>
            <text:p/>
            <text:p>(2)Describe New York State's general approach to evaluating and addressing soil vapor intrusion. </text:p>
            <text:p/>
            <text:p>(3)Identify key differences between New York State's approach and those of other State and Federal agencies. </text:p>
            <text:p/>
            <text:p>(4) Describe materials that have been developed by New York State related to this issue and where these materials can be obtained.</text:p>
          </table:table-cell>
          <table:table-cell table:style-name="ce3" office:value-type="string">
            <text:p>http://www.albany.edu/docs.sph/coned/phlsvi.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272">
            <text:p>272</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13">
            <text:p>13</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15">
          <table:table-cell table:style-name="ce3" office:value-type="string">
            <text:p>Environmental Series: Human Health Effects of Lead</text:p>
          </table:table-cell>
          <table:table-cell table:style-name="ce3" office:value-type="float" office:value="1">
            <text:p>1</text:p>
          </table:table-cell>
          <table:table-cell table:style-name="ce3" office:value-type="string">
            <text:p>Lead has no biological function but has harmful effects on multiple organ systems. The most serious effect of low concentrations of lead is on the brain where lead causes and irreversible reduction of IQ and behavioral changes. Dr. Carpenter will explain why there is no concentration of lead that is safe.</text:p>
          </table:table-cell>
          <table:table-cell table:style-name="ce3" office:value-type="string">
            <text:p>http://www.albany.edu/docs.sph/coned/phllead.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273">
            <text:p>273</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32">
            <text:p>32</text:p>
          </table:table-cell>
          <table:table-cell table:style-name="ce3" office:value-type="float" office:value="13">
            <text:p>13</text:p>
          </table:table-cell>
          <table:table-cell table:style-name="ce3" office:value-type="float" office:value="0">
            <text:p>0</text:p>
          </table:table-cell>
          <table:table-cell table:number-columns-repeated="966"/>
        </table:table-row>
        <table:table-row table:style-name="ro18">
          <table:table-cell table:style-name="ce3" office:value-type="string">
            <text:p>Connecting Children and Families to Health Care Coverage</text:p>
          </table:table-cell>
          <table:table-cell table:style-name="ce3" office:value-type="float" office:value="1">
            <text:p>1</text:p>
          </table:table-cell>
          <table:table-cell table:style-name="ce3" office:value-type="string">
            <text:p>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Ensuring that all children and adolescents have access to comprehensive affordable health insurance coverage is at the top of Governor Spitzer's health agenda. This session will look at who New York's uninsured are, describe the State's campaign to provide access to health insurance for all children and eligible adults and highlight initiatives underway that will make it easier for families to apply for and renew their coverage. It will also describe a collaborative partnership in the City of Rochester, NY to increase insurance coverage for school students and their families.</text:p>
            <text:p/>
            <text:p/>
            <text:p/>
            <text:p>Objectives</text:p>
            <text:p/>
            <text:p>At the conclusion of the presentation, the participants will be able to: </text:p>
            <text:p/>
            <text:p>(1) Describe trends in health insurance coverage in New York State.</text:p>
            <text:p/>
            <text:p>(2) Apply available tools to facilitate enrollment in state health insurance programs.</text:p>
            <text:p/>
            <text:p>(3) Describe ways that health organizations can collaborate with schools to assist families enroll in health insurance programs</text:p>
          </table:table-cell>
          <table:table-cell table:style-name="ce3" office:value-type="string">
            <text:p>http://www.albany.edu/docs.sph/coned/phlinsurance.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274">
            <text:p>274</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
            <text:p>2</text:p>
          </table:table-cell>
          <table:table-cell table:style-name="ce3" office:value-type="float" office:value="19">
            <text:p>19</text:p>
          </table:table-cell>
          <table:table-cell table:style-name="ce3" office:value-type="float" office:value="22">
            <text:p>22</text:p>
          </table:table-cell>
          <table:table-cell table:style-name="ce3" office:value-type="float" office:value="0">
            <text:p>0</text:p>
          </table:table-cell>
          <table:table-cell table:number-columns-repeated="966"/>
        </table:table-row>
        <table:table-row table:style-name="ro19">
          <table:table-cell table:style-name="ce3" office:value-type="string">
            <text:p>Diabetes: What's depression got to do with it?</text:p>
          </table:table-cell>
          <table:table-cell table:style-name="ce3" office:value-type="float" office:value="1">
            <text:p>1</text:p>
          </table:table-cell>
          <table:table-cell table:style-name="ce3" office:value-type="string">
            <text:p>Depression is two times more common in people who have diabetes than in people who do not have the disease. Recent studies have shown a significant correlation between the symptoms of depression and the number and severity of diabetes complications. In addition, total health care expenditures for people with diabetes and depression are 4.5 times higher than for those without depression. This broadcast will provide important information for health professionals about the link between diabetes and depression.</text:p>
          </table:table-cell>
          <table:table-cell table:style-name="ce3" office:value-type="string">
            <text:p>http://www.albany.edu/sph/coned/phldiabetes.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275">
            <text:p>275</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23">
            <text:p>23</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17">
          <table:table-cell table:style-name="ce3" office:value-type="string">
            <text:p>The Best Friends Approach to Dementia Care</text:p>
          </table:table-cell>
          <table:table-cell table:style-name="ce3" office:value-type="float" office:value="1">
            <text:p>1</text:p>
          </table:table-cell>
          <table:table-cell table:style-name="ce3" office:value-type="string">
            <text:p>David Troxel, M.P.H. is nationally and internationally known for his writing and teaching in the field of Alzheimer’s disease and long-term care. He has co-authored four books and written numerous articles related to Alzheimer’s care. He has served as Executive Director of the Santa Barbara Alzheimer’s Assoc., a past Executive member of the American Public Health Association, and is a past member of the Ethics Advisory Panel for the US National Alzheimer’s Association. David is also a 1986 alumnus of the UMDNJ-School of Public Health.</text:p>
          </table:table-cell>
          <table:table-cell table:style-name="ce3" office:value-type="string">
            <text:p>http://ophp.umdnj.edu/apreso/ophp/phss/phss070510.htm</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7</text:p>
          </table:table-cell>
          <table:table-cell table:style-name="ce3" office:value-type="string">
            <text:p>A</text:p>
          </table:table-cell>
          <table:table-cell table:style-name="ce3" office:value-type="string">
            <text:p>6A9</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5</text:p>
          </table:table-cell>
          <table:table-cell table:style-name="ce3"/>
          <table:table-cell table:style-name="ce3" office:value-type="string">
            <text:p>6B7</text:p>
          </table:table-cell>
          <table:table-cell table:style-name="ce3"/>
          <table:table-cell table:style-name="ce3" office:value-type="string">
            <text:p>6B9</text:p>
          </table:table-cell>
          <table:table-cell table:style-name="ce3" table:number-columns-repeated="26"/>
          <table:table-cell table:style-name="ce3" office:value-type="float" office:value="282">
            <text:p>282</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3">
            <text:p>23</text:p>
          </table:table-cell>
          <table:table-cell table:style-name="ce3" office:value-type="float" office:value="4">
            <text:p>4</text:p>
          </table:table-cell>
          <table:table-cell table:style-name="ce3" office:value-type="float" office:value="6">
            <text:p>6</text:p>
          </table:table-cell>
          <table:table-cell table:style-name="ce3" office:value-type="float" office:value="0">
            <text:p>0</text:p>
          </table:table-cell>
          <table:table-cell table:number-columns-repeated="966"/>
        </table:table-row>
        <table:table-row table:style-name="ro20">
          <table:table-cell table:style-name="ce3" office:value-type="string">
            <text:p>Public Health Detailing: Using the Pharmaceutical Sales Approach to Promote Public Health</text:p>
          </table:table-cell>
          <table:table-cell table:style-name="ce3" office:value-type="float" office:value="1">
            <text:p>1</text:p>
          </table:table-cell>
          <table:table-cell table:style-name="ce3" office:value-type="string">
            <text:p>Speaker:</text:p>
            <text:p/>
            <text:p>Kelly Larson, MPH</text:p>
            <text:p/>
            <text:p>Director, Public Health Detailing Program, New York City Department of Health and Mental Hygiene.</text:p>
            <text:p/>
            <text:p/>
            <text:p/>
            <text:p>Local health departments can promote public health interventions through a program of planned visits to health care providers' offices. This program will provide practical tools from the NYC Department of Health and Mental Hygiene's Public Health Detailing Program, which is modeled on the pharmaceutical sales approach. Program Director Kelly Larson will describe the visit process, the action kits left with providers, evaluation data, and lessons learned, focusing on the program's Contraception and Nurse-Family Partnership campaigns.Speaker:</text:p>
            <text:p/>
            <text:p>Kelly Larson, MPH</text:p>
            <text:p/>
            <text:p>Director, Public Health Detailing Program, New York City Department of Health and Mental Hygiene.</text:p>
            <text:p/>
            <text:p/>
            <text:p/>
            <text:p>Local health departments can promote public health interventions through a program of planned visits to health care providers' offices. This program will provide practical tools from the NYC Department of Health and Mental Hygiene's Public Health Detailing Program, which is modeled on the pharmaceutical sales approach. Program Director Kelly Larson will describe the visit process, the action kits left with providers, evaluation data, and lessons learned, focusing on the program's Contraception and Nurse-Family Partnership campaigns.Speaker:</text:p>
            <text:p/>
            <text:p>Kelly Larson, MPH</text:p>
            <text:p/>
            <text:p>Director, Public Health Detailing Program, New York City Department of Health and Mental Hygiene.</text:p>
            <text:p/>
            <text:p/>
            <text:p/>
            <text:p>Local health departments can promote public health interventions through a program of planned visits to health care providers' offices. This program will provide practical tools from the NYC Department of Health and Mental Hygiene's Public Health Detailing Program, which is modeled on the pharmaceutical sales approach. Program Director Kelly Larson will describe the visit process, the action kits left with providers, evaluation data, and lessons learned, focusing on the program's Contraception and Nurse-Family Partnership campaigns.Speaker:</text:p>
            <text:p/>
            <text:p>Kelly Larson, MPH</text:p>
            <text:p/>
            <text:p>Director, Public Health Detailing Program, New York City Department of Health and Mental Hygiene.</text:p>
            <text:p/>
            <text:p/>
            <text:p/>
            <text:p>Local health departments can promote public health interventions through a program of planned visits to health care providers' offices. This program will provide practical tools from the NYC Department of Health and Mental Hygiene's Public Health Detailing Program, which is modeled on the pharmaceutical sales approach. Program Director Kelly Larson will describe the visit process, the action kits left with providers, evaluation data, and lessons learned, focusing on the program's Contraception and Nurse-Family Partnership campaigns.Speaker:</text:p>
            <text:p/>
            <text:p>Kelly Larson, MPH</text:p>
            <text:p/>
            <text:p>Director, Public Health Detailing Program, New York City Department of Health and Mental Hygiene.</text:p>
            <text:p/>
            <text:p/>
            <text:p/>
            <text:p>Local health departments can promote public health interventions through a program of planned visits to health care providers' offices. This program will provide practical tools from the NYC Department of Health and Mental Hygiene's Public Health Detailing Program, which is modeled on the pharmaceutical sales approach. Program Director Kelly Larson will describe the visit process, the action kits left with providers, evaluation data, and lessons learned, focusing on the program's Contraception and Nurse-Family Partnership campaigns.Speaker:</text:p>
            <text:p/>
            <text:p>Kelly Larson, MPH</text:p>
            <text:p/>
            <text:p>Director, Public Health Detailing Program, New York City Department of Health and Mental Hygiene.</text:p>
            <text:p/>
            <text:p/>
            <text:p/>
            <text:p>Local health departments can promote public health interventions through a program of planned visits to health care providers' offices. This program will provide practical tools from the NYC Department of Health and Mental Hygiene's Public Health Detailing Program, which is modeled on the pharmaceutical sales approach. Program Director Kelly Larson will describe the visit process, the action kits left with providers, evaluation data, and lessons learned, focusing on the program's Contraception and Nurse-Family Partnership campaigns.</text:p>
          </table:table-cell>
          <table:table-cell table:style-name="ce3" office:value-type="string">
            <text:p>http://www.albany.edu/sph/coned/phldetailing.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05">
            <text:p>305</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1">
            <text:p>21</text:p>
          </table:table-cell>
          <table:table-cell table:style-name="ce3" office:value-type="float" office:value="33">
            <text:p>33</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21">
          <table:table-cell table:style-name="ce3" office:value-type="string">
            <text:p>Walking to School</text:p>
          </table:table-cell>
          <table:table-cell table:style-name="ce3" office:value-type="float" office:value="1">
            <text:p>1</text:p>
          </table:table-cell>
          <table:table-cell table:style-name="ce3" office:value-type="string">
            <text:p>Speakers:Mark Fenton, MS, Host of Americ⁡_x0019_s Walking; Diane Kenneally, BS,</text:p>
            <text:p/>
            <text:p>Director, Local Programs Bureau</text:p>
            <text:p/>
            <text:p>New York State Department of Transportation. Introductions by: Ursula Bauer, PhD,</text:p>
            <text:p/>
            <text:p>Director, Division of Chronic Disease Prevention and Adult Health New York State Department of Health.</text:p>
            <text:p/>
            <text:p/>
            <text:p/>
            <text:p>What one activity can decrease the risk of many chronic diseases, decrease pollution, save fuel, and increase neighborhood safety? Active transportation to school -- walking and bicycling! This presentation will provide an overview of the national Safe Routes to School program, the health benefits of walking and cycling to school, public health’s role in promoting walking and cycling, and efforts underway in New York State to increase walking and cycling to school.Speakers:Mark Fenton, MS, Host of Americ⁡_x0019_s Walking; Diane Kenneally, BS,</text:p>
            <text:p/>
            <text:p>Director, Local Programs Bureau</text:p>
            <text:p/>
            <text:p>New York State Department of Transportation. Introductions by: Ursula Bauer, PhD,</text:p>
            <text:p/>
            <text:p>Director, Division of Chronic Disease Prevention and Adult Health New York State Department of Health.</text:p>
            <text:p/>
            <text:p/>
            <text:p/>
            <text:p>What one activity can decrease the risk of many chronic diseases, decrease pollution, save fuel, and increase neighborhood safety? Active transportation to school -- walking and bicycling! This presentation will provide an overview of the national Safe Routes to School program, the health benefits of walking and cycling to school, public health’s role in promoting walking and cycling, and efforts underway in New York State to increase walking and cycling to school.Speakers:Mark Fenton, MS, Host of Americ⁡_x0019_s Walking; Diane Kenneally, BS,</text:p>
            <text:p/>
            <text:p>Director, Local Programs Bureau</text:p>
            <text:p/>
            <text:p>New York State Department of Transportation. Introductions by: Ursula Bauer, PhD,</text:p>
            <text:p/>
            <text:p>Director, Division of Chronic Disease Prevention and Adult Health New York State Department of Health.</text:p>
            <text:p/>
            <text:p/>
            <text:p/>
            <text:p>What one activity can decrease the risk of many chronic diseases, decrease pollution, save fuel, and increase neighborhood safety? Active transportation to school -- walking and bicycling! This presentation will provide an overview of the national Safe Routes to School program, the health benefits of walking and cycling to school, public health’s role in promoting walking and cycling, and efforts underway in New York State to increase walking and cycling to school.Speakers:Mark Fenton, MS, Host of Americ⁡_x0019_s Walking; Diane Kenneally, BS,</text:p>
            <text:p/>
            <text:p>Director, Local Programs Bureau</text:p>
            <text:p/>
            <text:p>New York State Department of Transportation. Introductions by: Ursula Bauer, PhD,</text:p>
            <text:p/>
            <text:p>Director, Division of Chronic Disease Prevention and Adult Health New York State Department of Health.</text:p>
            <text:p/>
            <text:p/>
            <text:p/>
            <text:p>What one activity can decrease the risk of many chronic diseases, decrease pollution, save fuel, and increase neighborhood safety? Active transportation to school -- walking and bicycling! This presentation will provide an overview of the national Safe Routes to School program, the health benefits of walking and cycling to school, public health’s role in promoting walking and cycling, and efforts underway in New York State to increase walking and cycling to school.Speakers:Mark Fenton, MS, Host of Americ⁡_x0019_s Walking; Diane Kenneally, BS,</text:p>
            <text:p/>
            <text:p>Director, Local Programs Bureau</text:p>
            <text:p/>
            <text:p>New York State Department of Transportation. Introductions by: Ursula Bauer, PhD,</text:p>
            <text:p/>
            <text:p>Director, Division of Chronic Disease Prevention and Adult Health New York State Department of Health.</text:p>
            <text:p/>
            <text:p/>
            <text:p/>
            <text:p>What one activity can decrease the risk of many chronic diseases, decrease pollution, save fuel, and increase neighborhood safety? Active transportation to school -- walking and bicycling! This presentation will provide an overview of the national Safe Routes to School program, the health benefits of walking and cycling to school, public health’s role in promoting walking and cycling, and efforts underway in New York State to increase walking and cycling to school.Speakers:Mark Fenton, MS, Host of Americ⁡_x0019_s Walking; Diane Kenneally, BS,</text:p>
            <text:p/>
            <text:p>Director, Local Programs Bureau</text:p>
            <text:p/>
            <text:p>New York State Department of Transportation. Introductions by: Ursula Bauer, PhD,</text:p>
            <text:p/>
            <text:p>Director, Division of Chronic Disease Prevention and Adult Health New York State Department of Health.</text:p>
            <text:p/>
            <text:p/>
            <text:p/>
            <text:p>What one activity can decrease the risk of many chronic diseases, decrease pollution, save fuel, and increase neighborhood safety? Active transportation to school -- walking and bicycling! This presentation will provide an overview of the national Safe Routes to School program, the health benefits of walking and cycling to school, public health’s role in promoting walking and cycling, and efforts underway in New York State to increase walking and cycling to school.</text:p>
          </table:table-cell>
          <table:table-cell table:style-name="ce3" office:value-type="string">
            <text:p>http://www.albany.edu/sph/coned/phlwalk.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06">
            <text:p>306</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29">
            <text:p>29</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16">
          <table:table-cell table:style-name="ce3" office:value-type="string">
            <text:p>Addiction: Occupational Hazard for Nurses</text:p>
          </table:table-cell>
          <table:table-cell table:style-name="ce3" office:value-type="float" office:value="1">
            <text:p>1</text:p>
          </table:table-cell>
          <table:table-cell table:style-name="ce3" office:value-type="string">
            <text:p>Alcohol and drug abuse is a public health issue. Barbara Waite will discuss the Disease Model of addiction, risk factors for nurses, signs and symptoms of the chemically dependent nurse, and the philosophy and mission of the Statewide Peer Assistance for Nurses (SPAN) program.</text:p>
          </table:table-cell>
          <table:table-cell table:style-name="ce3" office:value-type="string">
            <text:p>http://www.albany.edu/sph/coned/phladdiction.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07">
            <text:p>307</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6">
            <text:p>36</text:p>
          </table:table-cell>
          <table:table-cell table:style-name="ce3" office:value-type="float" office:value="26">
            <text:p>26</text:p>
          </table:table-cell>
          <table:table-cell table:style-name="ce3"/>
          <table:table-cell table:style-name="ce3" office:value-type="float" office:value="1">
            <text:p>1</text:p>
          </table:table-cell>
          <table:table-cell table:number-columns-repeated="966"/>
        </table:table-row>
        <table:table-row table:style-name="ro22">
          <table:table-cell table:style-name="ce3" office:value-type="string">
            <text:p>Chronic Kidney Disease in Diabetes: Identification and Intervention</text:p>
          </table:table-cell>
          <table:table-cell table:style-name="ce3" office:value-type="float" office:value="1">
            <text:p>1</text:p>
          </table:table-cell>
          <table:table-cell table:style-name="ce3" office:value-type="string">
            <text:p>New data indicates that 26 million American adults have Chronic Kidney Disease (CKD) and millions of others are at increased risk. Diabetes is the leading cause of kidney failure, and significant increases in diabetes are expected to lead to corresponding increases in CKD and renal failure.</text:p>
            <text:p/>
            <text:p>Studies show that early identification and intervention is effective in slowing the progression of co-morbid diseases and complications of CKD in diabetes. Early detection can also help prevent the progression of kidney disease to kidney failure. African Americans, Hispanics, Pacific Islanders, Native Americans and seniors are at increased risk for the disease. This presentation will demonstrate how outcomes can be improved through increased awareness and education on the timely evaluation and management of CKD for health care providers who care for people with diabetes; who is at risk for the disease; methods for early identification of CKD; and management of CKD in people with diabetes.New data indicates that 26 million American adults have Chronic Kidney Disease (CKD) and millions of others are at increased risk. Diabetes is the leading cause of kidney failure, and significant increases in diabetes are expected to lead to corresponding increases in CKD and renal failure.</text:p>
            <text:p/>
            <text:p>Studies show that early identification and intervention is effective in slowing the progression of co-morbid diseases and complications of CKD in diabetes. Early detection can also help prevent the progression of kidney disease to kidney failure. African Americans, Hispanics, Pacific Islanders, Native Americans and seniors are at increased risk for the disease. This presentation will demonstrate how outcomes can be improved through increased awareness and education on the timely evaluation and management of CKD for health care providers who care for people with diabetes; who is at risk for the disease; methods for early identification of CKD; and management of CKD in people with diabetes.New data indicates that 26 million American adults have Chronic Kidney Disease (CKD) and millions of others are at increased risk. Diabetes is the leading cause of kidney failure, and significant increases in diabetes are expected to lead to corresponding increases in CKD and renal failure.</text:p>
            <text:p/>
            <text:p>Studies show that early identification and intervention is effective in slowing the progression of co-morbid diseases and complications of CKD in diabetes. Early detection can also help prevent the progression of kidney disease to kidney failure. African Americans, Hispanics, Pacific Islanders, Native Americans and seniors are at increased risk for the disease. This presentation will demonstrate how outcomes can be improved through increased awareness and education on the timely evaluation and management of CKD for health care providers who care for people with diabetes; who is at risk for the disease; methods for early identification of CKD; and management of CKD in people with diabetes.New data indicates that 26 million American adults have Chronic Kidney Disease (CKD) and millions of others are at increased risk. Diabetes is the leading cause of kidney failure, and significant increases in diabetes are expected to lead to corresponding increases in CKD and renal failure.</text:p>
            <text:p/>
            <text:p>Studies show that early identification and intervention is effective in slowing the progression of co-morbid diseases and complications of CKD in diabetes. Early detection can also help prevent the progression of kidney disease to kidney failure. African Americans, Hispanics, Pacific Islanders, Native Americans and seniors are at increased risk for the disease. This presentation will demonstrate how outcomes can be improved through increased awareness and education on the timely evaluation and management of CKD for health care providers who care for people with diabetes; who is at risk for the disease; methods for early identification of CKD; and management of CKD in people with diabetes.New data indicates that 26 million American adults have Chronic Kidney Disease (CKD) and millions of others are at increased risk. Diabetes is the leading cause of kidney failure, and significant increases in diabetes are expected to lead to corresponding increases in CKD and renal failure.</text:p>
            <text:p/>
            <text:p>Studies show that early identification and intervention is effective in slowing the progression of co-morbid diseases and complications of CKD in diabetes. Early detection can also help prevent the progression of kidney disease to kidney failure. African Americans, Hispanics, Pacific Islanders, Native Americans and seniors are at increased risk for the disease. This presentation will demonstrate how outcomes can be improved through increased awareness and education on the timely evaluation and management of CKD for health care providers who care for people with diabetes; who is at risk for the disease; methods for early identification of CKD; and management of CKD in people with diabetes.New data indicates that 26 million American adults have Chronic Kidney Disease (CKD) and millions of others are at increased risk. Diabetes is the leading cause of kidney failure, and significant increases in diabetes are expected to lead to corresponding increases in CKD and renal failure.</text:p>
            <text:p/>
            <text:p>Studies show that early identification and intervention is effective in slowing the progression of co-morbid diseases and complications of CKD in diabetes. Early detection can also help prevent the progression of kidney disease to kidney failure. African Americans, Hispanics, Pacific Islanders, Native Americans and seniors are at increased risk for the disease. This presentation will demonstrate how outcomes can be improved through increased awareness and education on the timely evaluation and management of CKD for health care providers who care for people with diabetes; who is at risk for the disease; methods for early identification of CKD; and management of CKD in people with diabetes.</text:p>
          </table:table-cell>
          <table:table-cell table:style-name="ce3" office:value-type="string">
            <text:p>http://www.albany.edu/sph/coned/phlkidneydisease.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08">
            <text:p>308</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25">
            <text:p>25</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23">
          <table:table-cell table:style-name="ce3" office:value-type="string">
            <text:p>Body Modification</text:p>
          </table:table-cell>
          <table:table-cell table:style-name="ce3" office:value-type="float" office:value="1">
            <text:p>1</text:p>
          </table:table-cell>
          <table:table-cell table:style-name="ce3" office:value-type="string">
            <text:p>Body modifications such as piercing, tattoos, and indoor tanning have become very popular in recent years, especially among teenagers and young adults. However these body altering practices are associated with real health risks. During this program, you will be introduced to different types of body modifications and the health risks associated with them. Interviews with local health departments and people who perform these body modifications will provide insight into the different health risks and the steps that can be taken to minimize them.</text:p>
          </table:table-cell>
          <table:table-cell table:style-name="ce3" office:value-type="string">
            <text:p>http://www.albany.edu/sph/coned/phl/phlbodymodification.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09">
            <text:p>309</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6">
            <text:p>16</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15">
          <table:table-cell table:style-name="ce3" office:value-type="string">
            <text:p>Disability and Health: Implications for Public Health Practice</text:p>
          </table:table-cell>
          <table:table-cell table:style-name="ce3" office:value-type="float" office:value="1">
            <text:p>1</text:p>
          </table:table-cell>
          <table:table-cell table:style-name="ce3" office:value-type="string">
            <text:p>Disability is a major health concern across the entire age spectrum. Historically, it has been equated with inferior health status, with the health needs of persons with disabilities considered only in relation to their particular limitations. Often the management of the primary disabling condition has been the overriding concern, with less attention paid to the generally recommended standards of health screening and disease prevention.</text:p>
          </table:table-cell>
          <table:table-cell table:style-name="ce3" office:value-type="string">
            <text:p>http://www.albany.edu/sph/coned/phl/phldisability.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10">
            <text:p>310</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6">
            <text:p>6</text:p>
          </table:table-cell>
          <table:table-cell table:style-name="ce3" office:value-type="float" office:value="4">
            <text:p>4</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15">
          <table:table-cell table:style-name="ce3" office:value-type="string">
            <text:p>Eliminating Health Disparities</text:p>
          </table:table-cell>
          <table:table-cell table:style-name="ce3" office:value-type="float" office:value="1">
            <text:p>1</text:p>
          </table:table-cell>
          <table:table-cell table:style-name="ce3" office:value-type="string">
            <text:p>As a result of former President Clinton's Initiative on Race over a decade ago, which catapulted a verb change from the long held practice of implementing strategies to 'reduce health disparities to eliminate them,' a national infrastructure was created to realize this new vision. Unlike previous policy documents to improve the public's health, Healthy People 2010 enumerated just two goals (1) increase quality and years of healthy life and (2) eliminate health disparities.</text:p>
            <text:p/>
            <text:p/>
            <text:p/>
            <text:p>Dr. Scrimshaw will describe the socio-cultural, health, health system, and health equity factors which contribute to health disparities. <text:s/>Mr. Norwood will present a model of community health care planning and policy innovation that has informed and catalyzed a community-wide effort to align strategies and interventions to de-mystify and institutionalize efforts to eliminate health disparities.As a result of former President Clinton's Initiative on Race over a decade ago, which catapulted a verb change from the long held practice of implementing strategies to 'reduce health disparities to eliminate them,' a national infrastructure was created to realize this new vision. Unlike previous policy documents to improve the public's health, Healthy People 2010 enumerated just two goals (1) increase quality and years of healthy life and (2) eliminate health disparities.</text:p>
            <text:p/>
            <text:p/>
            <text:p/>
            <text:p>Dr. Scrimshaw will describe the socio-cultural, health, health system, and health equity factors which contribute to health disparities. <text:s/>Mr. Norwood will present a model of community health care planning and policy innovation that has informed and catalyzed a community-wide effort to align strategies and interventions to de-mystify and institutionalize efforts to eliminate health disparities.As a result of former President Clinton's Initiative on Race over a decade ago, which catapulted a verb change from the long held practice of implementing strategies to 'reduce health disparities to eliminate them,' a national infrastructure was created to realize this new vision. Unlike previous policy documents to improve the public's health, Healthy People 2010 enumerated just two goals (1) increase quality and years of healthy life and (2) eliminate health disparities.</text:p>
            <text:p/>
            <text:p/>
            <text:p/>
            <text:p>Dr. Scrimshaw will describe the socio-cultural, health, health system, and health equity factors which contribute to health disparities. <text:s/>Mr. Norwood will present a model of community health care planning and policy innovation that has informed and catalyzed a community-wide effort to align strategies and interventions to de-mystify and institutionalize efforts to eliminate health disparities.As a result of former President Clinton's Initiative on Race over a decade ago, which catapulted a verb change from the long held practice of implementing strategies to 'reduce health disparities to eliminate them,' a national infrastructure was created to realize this new vision. Unlike previous policy documents to improve the public's health, Healthy People 2010 enumerated just two goals (1) increase quality and years of healthy life and (2) eliminate health disparities.</text:p>
            <text:p/>
            <text:p/>
            <text:p/>
            <text:p>Dr. Scrimshaw will describe the socio-cultural, health, health system, and health equity factors which contribute to health disparities. <text:s/>Mr. Norwood will present a model of community health care planning and policy innovation that has informed and catalyzed a community-wide effort to align strategies and interventions to de-mystify and institutionalize efforts to eliminate health disparities.As a result of former President Clinton's Initiative on Race over a decade ago, which catapulted a verb change from the long held practice of implementing strategies to 'reduce health disparities to eliminate them,' a national infrastructure was created to realize this new vision. Unlike previous policy documents to improve the public's health, Healthy People 2010 enumerated just two goals (1) increase quality and years of healthy life and (2) eliminate health disparities.</text:p>
            <text:p/>
            <text:p/>
            <text:p/>
            <text:p>Dr. Scrimshaw will describe the socio-cultural, health, health system, and health equity factors which contribute to health disparities. <text:s/>Mr. Norwood will present a model of community health care planning and policy innovation that has informed and catalyzed a community-wide effort to align strategies and interventions to de-mystify and institutionalize efforts to eliminate health disparities.As a result of former President Clinton's Initiative on Race over a decade ago, which catapulted a verb change from the long held practice of implementing strategies to 'reduce health disparities to eliminate them,' a national infrastructure was created to realize this new vision. Unlike previous policy documents to improve the public's health, Healthy People 2010 enumerated just two goals (1) increase quality and years of healthy life and (2) eliminate health disparities.</text:p>
            <text:p/>
            <text:p/>
            <text:p/>
            <text:p>Dr. Scrimshaw will describe the socio-cultural, health, health system, and health equity factors which contribute to health disparities. <text:s/>Mr. Norwood will present a model of community health care planning and policy innovation that has informed and catalyzed a community-wide effort to align strategies and interventions to de-mystify and institutionalize efforts to eliminate health disparities.</text:p>
          </table:table-cell>
          <table:table-cell table:style-name="ce3" office:value-type="string">
            <text:p>http://www.albany.edu/sph/coned/phl/healthdisparities.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11">
            <text:p>311</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4">
            <text:p>24</text:p>
          </table:table-cell>
          <table:table-cell table:style-name="ce3" office:value-type="float" office:value="31">
            <text:p>31</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25">
          <table:table-cell table:style-name="ce3" office:value-type="string">
            <text:p>Immunization of Newborn Close Contacts</text:p>
          </table:table-cell>
          <table:table-cell table:style-name="ce3" office:value-type="float" office:value="1">
            <text:p>1</text:p>
          </table:table-cell>
          <table:table-cell table:style-name="ce3" office:value-type="string">
            <text:p>For infants, particularly newborns, exposure to vaccine-preventable diseases can result in serious and often, life-threatening illness. <text:s/>Unfortunately, all too often, parents or other family members are the source of exposure. <text:s/>Dr. Shetal Shah, a Neonatologist with the Stony Brook University Medical Center, will share his innovative work in addressing this public health problem through the promotion and administration of vaccines to parents in the Neonatal Intensive Care Unit (NICU) setting.</text:p>
          </table:table-cell>
          <table:table-cell table:style-name="ce3" office:value-type="string">
            <text:p>http://www.albany.edu/sph/coned/phl/immunizations.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12">
            <text:p>312</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4">
            <text:p>14</text:p>
          </table:table-cell>
          <table:table-cell table:style-name="ce3" office:value-type="float" office:value="22">
            <text:p>22</text:p>
          </table:table-cell>
          <table:table-cell table:style-name="ce3"/>
          <table:table-cell table:style-name="ce3" office:value-type="float" office:value="0">
            <text:p>0</text:p>
          </table:table-cell>
          <table:table-cell table:number-columns-repeated="966"/>
        </table:table-row>
        <table:table-row table:style-name="ro15">
          <table:table-cell table:style-name="ce3" office:value-type="string">
            <text:p>Managing Chronic Hepatitis B</text:p>
          </table:table-cell>
          <table:table-cell table:style-name="ce3" office:value-type="float" office:value="1">
            <text:p>1</text:p>
          </table:table-cell>
          <table:table-cell table:style-name="ce3" office:value-type="string">
            <text:p>The U.S. Centers for Disease Control and Prevention (CDC) recently published new recommendations for health care providers that are designed to increase routine testing in the United States (US) for chronic hepatitis B, a major cause of liver disease and liver cancer. Chronic hepatitis B affects the lives of more than one million Americans, many of whom do not even know they are infected. These new recommendations are critical to identifying people who are living with the disease. Testing is the first step to identify infected persons so that they can receive lifesaving care and treatment, which can break the cycle of transmission, slow disease progression, and prevent deaths from liver cancer. The new recommendations are intended to serve as a resource for public health officials, organizations, and health care professionals providing prevention and care services for persons at risk for chronic hepatitis B. <text:s/></text:p>
            <text:p/>
            <text:p/>
            <text:p/>
            <text:p>Dr. Becket will provide an overview of the epidemiology of hepatitis B including the natural histThe U.S. Centers for Disease Control and Prevention (CDC) recently published new recommendations for health care providers that are designed to increase routine testing in the United States (US) for chronic hepatitis B, a major cause of liver disease and liver cancer. Chronic hepatitis B affects the lives of more than one million Americans, many of whom do not even know they are infected. These new recommendations are critical to identifying people who are living with the disease. Testing is the first step to identify infected persons so that they can receive lifesaving care and treatment, which can break the cycle of transmission, slow disease progression, and prevent deaths from liver cancer. The new recommendations are intended to serve as a resource for public health officials, organizations, and health care professionals providing prevention and care services for persons at risk for chronic hepatitis B. <text:s/></text:p>
            <text:p/>
            <text:p/>
            <text:p/>
            <text:p>Dr. Becket will provide an overview of the epidemiology of hepatitis B including the natural histThe U.S. Centers for Disease Control and Prevention (CDC) recently published new recommendations for health care providers that are designed to increase routine testing in the United States (US) for chronic hepatitis B, a major cause of liver disease and liver cancer. Chronic hepatitis B affects the lives of more than one million Americans, many of whom do not even know they are infected. These new recommendations are critical to identifying people who are living with the disease. Testing is the first step to identify infected persons so that they can receive lifesaving care and treatment, which can break the cycle of transmission, slow disease progression, and prevent deaths from liver cancer. The new recommendations are intended to serve as a resource for public health officials, organizations, and health care professionals providing prevention and care services for persons at risk for chronic hepatitis B. <text:s/></text:p>
            <text:p/>
            <text:p/>
            <text:p/>
            <text:p>Dr. Becket will provide an overview of the epidemiology of hepatitis B including the natural histThe U.S. Centers for Disease Control and Prevention (CDC) recently published new recommendations for health care providers that are designed to increase routine testing in the United States (US) for chronic hepatitis B, a major cause of liver disease and liver cancer. Chronic hepatitis B affects the lives of more than one million Americans, many of whom do not even know they are infected. These new recommendations are critical to identifying people who are living with the disease. Testing is the first step to identify infected persons so that they can receive lifesaving care and treatment, which can break the cycle of transmission, slow disease progression, and prevent deaths from liver cancer. The new recommendations are intended to serve as a resource for public health officials, organizations, and health care professionals providing prevention and care services for persons at risk for chronic hepatitis B. <text:s/></text:p>
            <text:p/>
            <text:p/>
            <text:p/>
            <text:p>Dr. Becket will provide an overview of the epidemiology of hepatitis B including the natural histThe U.S. Centers for Disease Control and Prevention (CDC) recently published new recommendations for health care providers that are designed to increase routine testing in the United States (US) for chronic hepatitis B, a major cause of liver disease and liver cancer. Chronic hepatitis B affects the lives of more than one million Americans, many of whom do not even know they are infected. These new recommendations are critical to identifying people who are living with the disease. Testing is the first step to identify infected persons so that they can receive lifesaving care and treatment, which can break the cycle of transmission, slow disease progression, and prevent deaths from liver cancer. The new recommendations are intended to serve as a resource for public health officials, organizations, and health care professionals providing prevention and care services for persons at risk for chronic hepatitis B. <text:s/></text:p>
            <text:p/>
            <text:p/>
            <text:p/>
            <text:p>Dr. Becket will provide an overview of the epidemiology of hepatitis B including the natural histThe U.S. Centers for Disease Control and Prevention (CDC) recently published new recommendations for health care providers that are designed to increase routine testing in the United States (US) for chronic hepatitis B, a major cause of liver disease and liver cancer. Chronic hepatitis B affects the lives of more than one million Americans, many of whom do not even know they are infected. These new recommendations are critical to identifying people who are living with the disease. Testing is the first step to identify infected persons so that they can receive lifesaving care and treatment, which can break the cycle of transmission, slow disease progression, and prevent deaths from liver cancer. The new recommendations are intended to serve as a resource for public health officials, organizations, and health care professionals providing prevention and care services for persons at risk for chronic hepatitis B. <text:s/></text:p>
            <text:p/>
            <text:p/>
            <text:p/>
            <text:p>Dr. Becket will provide an overview of the epidemiology of hepatitis B including the natural hist</text:p>
          </table:table-cell>
          <table:table-cell table:style-name="ce3" office:value-type="string">
            <text:p>http://www.albany.edu/sph/coned/phl/hepb.htm</text:p>
          </table:table-cell>
          <table:table-cell table:style-name="ce3" office:value-type="string">
            <text:p>1A1</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8"/>
          <table:table-cell table:style-name="ce3" office:value-type="float" office:value="313">
            <text:p>313</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5">
            <text:p>35</text:p>
          </table:table-cell>
          <table:table-cell table:style-name="ce3" office:value-type="float" office:value="14">
            <text:p>14</text:p>
          </table:table-cell>
          <table:table-cell table:style-name="ce3" office:value-type="float" office:value="22">
            <text:p>22</text:p>
          </table:table-cell>
          <table:table-cell table:style-name="ce3" office:value-type="float" office:value="0">
            <text:p>0</text:p>
          </table:table-cell>
          <table:table-cell table:number-columns-repeated="966"/>
        </table:table-row>
        <table:table-row table:style-name="ro26">
          <table:table-cell table:style-name="ce3" office:value-type="string">
            <text:p>HPV Vaccine - The Public Health Impact</text:p>
          </table:table-cell>
          <table:table-cell table:style-name="ce3" office:value-type="float" office:value="1">
            <text:p>1</text:p>
          </table:table-cell>
          <table:table-cell table:style-name="ce3" office:value-type="string">
            <text:p>This presentation regarding the HPV vaccine will discuss the epidemiological origins and transmission of genital human papilloma virus infections. It will take a look at the public health impact that HPV is having on the society. The presenter will delve into options that people have from a preventive perspective regarding the avoidance of contracting the disease, and it will discuss options patients have once diagnosed with this disease.</text:p>
          </table:table-cell>
          <table:table-cell table:style-name="ce3" office:value-type="string">
            <text:p>http://ophp.umdnj.edu/OPHPpodcasts/PublicHealthcast/Entries/2008/9/3_PHSS_HPV_Vaccine_-_The_Public_Health_Impact.html</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B4</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5</text:p>
          </table:table-cell>
          <table:table-cell table:style-name="ce3" table:number-columns-repeated="30"/>
          <table:table-cell table:style-name="ce3" office:value-type="float" office:value="322">
            <text:p>322</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5">
            <text:p>35</text:p>
          </table:table-cell>
          <table:table-cell table:style-name="ce3" office:value-type="float" office:value="14">
            <text:p>14</text:p>
          </table:table-cell>
          <table:table-cell table:style-name="ce3" office:value-type="float" office:value="8">
            <text:p>8</text:p>
          </table:table-cell>
          <table:table-cell table:style-name="ce3" office:value-type="float" office:value="0">
            <text:p>0</text:p>
          </table:table-cell>
          <table:table-cell table:number-columns-repeated="966"/>
        </table:table-row>
        <table:table-row table:style-name="ro27">
          <table:table-cell table:style-name="ce3" office:value-type="string">
            <text:p>Gonorrhea and the Fading Treatment Frontier</text:p>
          </table:table-cell>
          <table:table-cell table:style-name="ce3" office:value-type="float" office:value="1">
            <text:p>1</text:p>
          </table:table-cell>
          <table:table-cell table:style-name="ce3" office:value-type="string">
            <text:p>As antibacterial resistance increases, treatment for Gonorrhea has become more difficult. In this presentation, Dr. Anne Rompalo discusses the morbidity trends and treatment recommendations for gonorrhea. <text:s/>At the end of this presentation, the learner will be able to:</text:p>
            <text:p/>
            <text:p>Describe the current morbidity trends for gonorrhea in Federal Region III</text:p>
            <text:p/>
            <text:p>Identify the current treatment recommendations for gonorrhea</text:p>
            <text:p/>
            <text:p>Demonstrate knowledge of the clinical considerations for making a differential diagnosis of gonorrhea.As antibacterial resistance increases, treatment for Gonorrhea has become more difficult. In this presentation, Dr. Anne Rompalo discusses the morbidity trends and treatment recommendations for gonorrhea. <text:s/>At the end of this presentation, the learner will be able to:</text:p>
            <text:p/>
            <text:p>Describe the current morbidity trends for gonorrhea in Federal Region III</text:p>
            <text:p/>
            <text:p>Identify the current treatment recommendations for gonorrhea</text:p>
            <text:p/>
            <text:p>Demonstrate knowledge of the clinical considerations for making a differential diagnosis of gonorrhea.</text:p>
          </table:table-cell>
          <table:table-cell table:style-name="ce3" office:value-type="string">
            <text:p>http://www.jhsph.edu/maphtc/training_events/archives/042110_Gonorrhea%20and%20the%20Fading%20Treatment%20Frontier</text:p>
          </table:table-cell>
          <table:table-cell table:style-name="ce3" office:value-type="string">
            <text:p>1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table-cell table:style-name="ce3" office:value-type="string">
            <text:p>6B6</text:p>
          </table:table-cell>
          <table:table-cell table:style-name="ce3" table:number-columns-repeated="30"/>
          <table:table-cell table:style-name="ce3" office:value-type="float" office:value="366">
            <text:p>366</text:p>
          </table:table-cell>
          <table:table-cell table:style-name="ce3" office:value-type="string">
            <text:p>Webstream</text:p>
          </table:table-cell>
          <table:table-cell table:style-name="ce3" office:value-type="string">
            <text:p>Free</text:p>
          </table:table-cell>
          <table:table-cell table:style-name="ce3" office:value-type="float" office:value="1">
            <text:p>1</text:p>
          </table:table-cell>
          <table:table-cell table:style-name="ce3"/>
          <table:table-cell table:style-name="ce3" office:value-type="float" office:value="35">
            <text:p>35</text:p>
          </table:table-cell>
          <table:table-cell table:style-name="ce3" office:value-type="float" office:value="8">
            <text:p>8</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13">
          <table:table-cell table:style-name="ce3" office:value-type="string">
            <text:p>Six Weeks to Genomic Awareness</text:p>
          </table:table-cell>
          <table:table-cell table:style-name="ce3" office:value-type="float" office:value="1">
            <text:p>1</text:p>
          </table:table-cell>
          <table:table-cell table:style-name="ce3" office:value-type="string">
            <text:p>The Michigan Center for Genomics and Public Health (MCGPH) and the Michigan Public Health Training Center (MPHTC) are proud to present an updated version of Six Weeks to Genomic Awareness. By the end of this course, participants will be able to: (1) recognize current genetics advances and technologies; (2) relate how current genetics advances and technologies will influence public health practice; (3) recognize how the interactions between genes and environment impact both disease development and disease prevention; (4) contribute to discussions on the planning, development, and implementation of genomics policy; (5) identify ethical, legal, and social issues arising from genetic information, advances, and testing; (6) contribute to the evaluation of current and future genomics programs; (7) recognize the relevance of genomics to public health.</text:p>
          </table:table-cell>
          <table:table-cell table:style-name="ce6" table:formula="of:=HYPERLINK(&quot;http://practice.sph.umich.edu/mphtc/site.php?module=courses_one_online_course&amp;id=108&quot;;&quot;http://practice.sph.umich.edu/mphtc/site.php?module=courses_one_online_course&amp;id=108&quot;)" office:value-type="string" office:string-value="http://practice.sph.umich.edu/mphtc/site.php?module=courses_one_online_course&amp;id=108">
            <text:p>http://practice.sph.umich.edu/mphtc/site.php?module=courses_one_online_course&amp;id=108</text:p>
          </table:table-cell>
          <table:table-cell table:style-name="ce3" office:value-type="string">
            <text:p>1A10</text:p>
          </table:table-cell>
          <table:table-cell table:style-name="ce3" office:value-type="string">
            <text:p>K</text:p>
          </table:table-cell>
          <table:table-cell table:style-name="ce3" office:value-type="string">
            <text:p>1A12</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8A1</text:p>
          </table:table-cell>
          <table:table-cell table:style-name="ce3" office:value-type="string">
            <text:p>K</text:p>
          </table:table-cell>
          <table:table-cell table:style-name="ce3" office:value-type="string">
            <text:p>1B10</text:p>
          </table:table-cell>
          <table:table-cell table:style-name="ce3"/>
          <table:table-cell table:style-name="ce3" office:value-type="string">
            <text:p>1B12</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8B1</text:p>
          </table:table-cell>
          <table:table-cell table:style-name="ce3" table:number-columns-repeated="26"/>
          <table:table-cell table:style-name="ce3" office:value-type="float" office:value="127">
            <text:p>127</text:p>
          </table:table-cell>
          <table:table-cell table:style-name="ce3" office:value-type="string">
            <text:p>Web-based Course</text:p>
          </table:table-cell>
          <table:table-cell table:style-name="ce3" office:value-type="string">
            <text:p>free</text:p>
          </table:table-cell>
          <table:table-cell table:style-name="ce3" office:value-type="string">
            <text:p>6 hours</text:p>
          </table:table-cell>
          <table:table-cell table:style-name="ce3"/>
          <table:table-cell table:style-name="ce3" office:value-type="float" office:value="12">
            <text:p>12</text:p>
          </table:table-cell>
          <table:table-cell table:style-name="ce3" table:number-columns-repeated="2"/>
          <table:table-cell table:style-name="ce3" office:value-type="float" office:value="0">
            <text:p>0</text:p>
          </table:table-cell>
          <table:table-cell table:number-columns-repeated="966"/>
        </table:table-row>
        <table:table-row table:style-name="ro28">
          <table:table-cell table:style-name="ce3" office:value-type="string">
            <text:p>Health Risk Assessment and Taking an Exposure History</text:p>
          </table:table-cell>
          <table:table-cell table:style-name="ce3" office:value-type="float" office:value="1">
            <text:p>1</text:p>
          </table:table-cell>
          <table:table-cell table:style-name="ce3" office:value-type="string">
            <text:p>This course provides an overview of the principles of public health risk assessment and biological monitoring to assess exposure. The goal of this course is to increase the public health practitioner's knowledge of hazardous substances in the environment and to aid in the evaluation of potentially exposed individuals and communities. The process of health risk assessment and taking an exposure history is demonstrated using case studies and taking a clinical history approach to look at how to develop, implement and interpret an exposure history such that is included in the clinical evaluation of the patient.</text:p>
          </table:table-cell>
          <table:table-cell table:style-name="ce3" office:value-type="string">
            <text:p>http://lms.southcentralpartnership.org/scphp?productID=prdct000000000001031</text:p>
          </table:table-cell>
          <table:table-cell table:style-name="ce3" office:value-type="string">
            <text:p>1A10</text:p>
          </table:table-cell>
          <table:table-cell table:style-name="ce3" office:value-type="string">
            <text:p>K</text:p>
          </table:table-cell>
          <table:table-cell table:style-name="ce3" office:value-type="string">
            <text:p>2A6</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1B10</text:p>
          </table:table-cell>
          <table:table-cell table:style-name="ce3"/>
          <table:table-cell table:style-name="ce3" office:value-type="string">
            <text:p>2B7</text:p>
          </table:table-cell>
          <table:table-cell table:style-name="ce3"/>
          <table:table-cell table:style-name="ce3" office:value-type="string">
            <text:p>6B4</text:p>
          </table:table-cell>
          <table:table-cell table:style-name="ce3" table:number-columns-repeated="34"/>
          <table:table-cell table:style-name="ce3" office:value-type="float" office:value="153">
            <text:p>153</text:p>
          </table:table-cell>
          <table:table-cell table:style-name="ce3" office:value-type="string">
            <text:p>Web-based Course</text:p>
          </table:table-cell>
          <table:table-cell table:style-name="ce3" office:value-type="string">
            <text:p>free</text:p>
          </table:table-cell>
          <table:table-cell table:style-name="ce3" office:value-type="string">
            <text:p>4-5 hours</text:p>
          </table:table-cell>
          <table:table-cell table:style-name="ce3"/>
          <table:table-cell table:style-name="ce3" office:value-type="float" office:value="7">
            <text:p>7</text:p>
          </table:table-cell>
          <table:table-cell table:style-name="ce3" table:number-columns-repeated="2"/>
          <table:table-cell table:style-name="ce3" office:value-type="float" office:value="0">
            <text:p>0</text:p>
          </table:table-cell>
          <table:table-cell table:number-columns-repeated="966"/>
        </table:table-row>
        <table:table-row table:style-name="ro17">
          <table:table-cell table:style-name="ce3" office:value-type="string">
            <text:p>Marketing</text:p>
          </table:table-cell>
          <table:table-cell table:style-name="ce3" office:value-type="float" office:value="1">
            <text:p>1</text:p>
          </table:table-cell>
          <table:table-cell table:style-name="ce3" office:value-type="string">
            <text:p>This course is part of a series of programs intended for public health administrators, and nurse administrators, who are relatively new in their positions (3 years or less), and who seek to enhance the knowledge, skills, and abilities they need to succeed. The course discusses the key considerations in developing a marketing strategy for public health, the inter-dependency of marketing strategy elements, &amp; effective communication techniques and common pitfalls. <text:s/>There are three video clips in this course: Developing a Marketing Strategy; Other Considerations; and Media Pointers.</text:p>
          </table:table-cell>
          <table:table-cell table:style-name="ce3" office:value-type="string">
            <text:p>http://open.training-source.org/training/courses#overlay=training/courses/Marketing/detail</text:p>
          </table:table-cell>
          <table:table-cell table:style-name="ce3" office:value-type="string">
            <text:p>1A10</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A8</text:p>
          </table:table-cell>
          <table:table-cell table:style-name="ce3" office:value-type="string">
            <text:p>A</text:p>
          </table:table-cell>
          <table:table-cell table:style-name="ce3" office:value-type="string">
            <text:p>3A2</text:p>
          </table:table-cell>
          <table:table-cell table:style-name="ce3" office:value-type="string">
            <text:p>A</text:p>
          </table:table-cell>
          <table:table-cell table:style-name="ce3" office:value-type="string">
            <text:p>7A4</text:p>
          </table:table-cell>
          <table:table-cell table:style-name="ce3" office:value-type="string">
            <text:p>A</text:p>
          </table:table-cell>
          <table:table-cell table:style-name="ce3" office:value-type="string">
            <text:p>1B10</text:p>
          </table:table-cell>
          <table:table-cell table:style-name="ce3"/>
          <table:table-cell table:style-name="ce3" office:value-type="string">
            <text:p>2B1</text:p>
          </table:table-cell>
          <table:table-cell table:style-name="ce3"/>
          <table:table-cell table:style-name="ce3" office:value-type="string">
            <text:p>2B9</text:p>
          </table:table-cell>
          <table:table-cell table:style-name="ce3"/>
          <table:table-cell table:style-name="ce3" office:value-type="string">
            <text:p>3B2</text:p>
          </table:table-cell>
          <table:table-cell table:style-name="ce3"/>
          <table:table-cell table:style-name="ce3" office:value-type="string">
            <text:p>7B5</text:p>
          </table:table-cell>
          <table:table-cell table:style-name="ce3" table:number-columns-repeated="26"/>
          <table:table-cell table:style-name="ce3" office:value-type="float" office:value="185">
            <text:p>185</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21">
            <text:p>21</text:p>
          </table:table-cell>
          <table:table-cell table:style-name="ce3"/>
          <table:table-cell table:style-name="ce3" office:value-type="float" office:value="0">
            <text:p>0</text:p>
          </table:table-cell>
          <table:table-cell table:number-columns-repeated="966"/>
        </table:table-row>
        <table:table-row table:style-name="ro30">
          <table:table-cell table:style-name="ce3" office:value-type="string">
            <text:p>Public Health Economics</text:p>
          </table:table-cell>
          <table:table-cell table:style-name="ce3" office:value-type="float" office:value="1">
            <text:p>1</text:p>
          </table:table-cell>
          <table:table-cell table:style-name="ce3" office:value-type="string">
            <text:p>Economics is the study of choices in a world of scarcity. In this course we explore how markets function by examining the demand behavior of consumers and the supply behavior of firms. We explore how market-based factors and governmental policies impact market outcomes. The concepts of private and social welfare are introduced as a framework for assessing the performance of markets. The course concludes with an application of economic tools to the policy issue of cigarette smoking. The course consists of eight separate modules, each of which is approximately 10 minutes in length. The material is quite general in nature, and is intended to improve the ability of preparedness professionals to project how markets will respond to significant public health events.</text:p>
          </table:table-cell>
          <table:table-cell table:style-name="ce3" office:value-type="string">
            <text:p>http://lms.southcentralpartnership.org/scphp?productID=prdct000000000001059</text:p>
          </table:table-cell>
          <table:table-cell table:style-name="ce3" office:value-type="string">
            <text:p>1A10</text:p>
          </table:table-cell>
          <table:table-cell table:style-name="ce3" office:value-type="string">
            <text:p>K</text:p>
          </table:table-cell>
          <table:table-cell table:style-name="ce3" office:value-type="string">
            <text:p>2A3</text:p>
          </table:table-cell>
          <table:table-cell table:style-name="ce3"/>
          <table:table-cell table:style-name="ce3" office:value-type="string">
            <text:p>5A7</text:p>
          </table:table-cell>
          <table:table-cell table:style-name="ce3" office:value-type="string">
            <text:p>K</text:p>
          </table:table-cell>
          <table:table-cell table:style-name="ce3" office:value-type="string">
            <text:p>5B7</text:p>
          </table:table-cell>
          <table:table-cell table:style-name="ce3" office:value-type="string">
            <text:p>K</text:p>
          </table:table-cell>
          <table:table-cell table:style-name="ce3" office:value-type="string">
            <text:p>1B10</text:p>
          </table:table-cell>
          <table:table-cell table:style-name="ce3"/>
          <table:table-cell table:style-name="ce3" office:value-type="string">
            <text:p>2B3</text:p>
          </table:table-cell>
          <table:table-cell table:style-name="ce3" table:number-columns-repeated="34"/>
          <table:table-cell table:style-name="ce3" office:value-type="float" office:value="266">
            <text:p>266</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10">
            <text:p>10</text:p>
          </table:table-cell>
          <table:table-cell table:style-name="ce3" table:number-columns-repeated="2"/>
          <table:table-cell table:style-name="ce3" office:value-type="float" office:value="0">
            <text:p>0</text:p>
          </table:table-cell>
          <table:table-cell table:number-columns-repeated="966"/>
        </table:table-row>
        <table:table-row table:style-name="ro24">
          <table:table-cell table:style-name="ce3" office:value-type="string">
            <text:p>How Can Use of the Performance Standards Drive National, State, and Local Public Health Policy?</text:p>
          </table:table-cell>
          <table:table-cell table:style-name="ce3" office:value-type="float" office:value="1">
            <text:p>1</text:p>
          </table:table-cell>
          <table:table-cell table:style-name="ce3" office:value-type="string">
            <text:p>This training includes three presentations: Performance Standards as Good Policy, Health Performance Research Findings, and Health Performance Standards Program.</text:p>
          </table:table-cell>
          <table:table-cell table:style-name="ce3" office:value-type="string">
            <text:p>http://www.adph.org/ALPHTN/index.asp?ID=2575</text:p>
          </table:table-cell>
          <table:table-cell table:style-name="ce3" office:value-type="string">
            <text:p>1A1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1B11</text:p>
          </table:table-cell>
          <table:table-cell table:style-name="ce3"/>
          <table:table-cell table:style-name="ce3" office:value-type="string">
            <text:p>8B3</text:p>
          </table:table-cell>
          <table:table-cell table:style-name="ce3"/>
          <table:table-cell table:style-name="ce3" office:value-type="string">
            <text:p>8B4</text:p>
          </table:table-cell>
          <table:table-cell table:style-name="ce3"/>
          <table:table-cell table:style-name="ce3" office:value-type="string">
            <text:p>8B7</text:p>
          </table:table-cell>
          <table:table-cell table:style-name="ce3" table:number-columns-repeated="30"/>
          <table:table-cell table:style-name="ce3" office:value-type="float" office:value="299">
            <text:p>299</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31">
            <text:p>31</text:p>
          </table:table-cell>
          <table:table-cell table:style-name="ce3" office:value-type="float" office:value="28">
            <text:p>28</text:p>
          </table:table-cell>
          <table:table-cell table:style-name="ce3" office:value-type="float" office:value="0">
            <text:p>0</text:p>
          </table:table-cell>
          <table:table-cell table:number-columns-repeated="966"/>
        </table:table-row>
        <table:table-row table:style-name="ro30">
          <table:table-cell table:style-name="ce3" office:value-type="string">
            <text:p>Learning with Lilly: Introduction to Public Health Nursing </text:p>
          </table:table-cell>
          <table:table-cell table:style-name="ce3" office:value-type="float" office:value="1">
            <text:p>1</text:p>
          </table:table-cell>
          <table:table-cell table:style-name="ce3" office:value-type="string">
            <text:p>This course is an Introduction to Public Health Nursing and can be used to orient new nurses or introduce students to basic public health nursing concepts. This interactive course is designed to be an educational tool and a source for reference material. It takes two hours to complete the modules.</text:p>
          </table:table-cell>
          <table:table-cell table:style-name="ce3" office:value-type="string">
            <text:p>http://heartlandcenters.learnpublichealth.com/KView/CustomCodeBehind/Customization/DPH_PreviewPage.aspx?strItemType=CntLink&amp;Id=5D99CA3DEDDE4FA7BEC3CE3A0DE909DD</text:p>
          </table:table-cell>
          <table:table-cell table:style-name="ce3" office:value-type="string">
            <text:p>1A12</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1B12</text:p>
          </table:table-cell>
          <table:table-cell table:style-name="ce3"/>
          <table:table-cell table:style-name="ce3" office:value-type="string">
            <text:p>6B3</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number-columns-repeated="22"/>
          <table:table-cell table:style-name="ce3" office:value-type="float" office:value="156">
            <text:p>156</text:p>
          </table:table-cell>
          <table:table-cell table:style-name="ce3" office:value-type="string">
            <text:p>CD/DVD-RO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8">
            <text:p>38</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19">
          <table:table-cell table:style-name="ce3" office:value-type="string">
            <text:p>Recreational Water Safety (T2B2)</text:p>
          </table:table-cell>
          <table:table-cell table:style-name="ce3" office:value-type="float" office:value="1">
            <text:p>1</text:p>
          </table:table-cell>
          <table:table-cell table:style-name="ce3" office:value-type="string">
            <text:p>The goal of the New York State Department of Health's regulations for swimming pools, bathing beaches and water parks is to assure that patrons are protected against drowning, other injuries and illness while participating in water-related recreational activities. Mr. Sackett will review incidents that have occurred in the state and discuss contributing factors and ways in which these injuries and illnesses can be prevented.</text:p>
          </table:table-cell>
          <table:table-cell table:style-name="ce3" office:value-type="string">
            <text:p>http://www.albany.edu/sph/coned/t2b2watersafety.htm</text:p>
          </table:table-cell>
          <table:table-cell table:style-name="ce3" office:value-type="string">
            <text:p>1A12</text:p>
          </table:table-cell>
          <table:table-cell table:style-name="ce3" office:value-type="string">
            <text:p>A</text:p>
          </table:table-cell>
          <table:table-cell table:style-name="ce3" office:value-type="string">
            <text:p>2A5</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1B12</text:p>
          </table:table-cell>
          <table:table-cell table:style-name="ce3"/>
          <table:table-cell table:style-name="ce3" office:value-type="string">
            <text:p>2B6</text:p>
          </table:table-cell>
          <table:table-cell table:style-name="ce3"/>
          <table:table-cell table:style-name="ce3" office:value-type="string">
            <text:p>2B7</text:p>
          </table:table-cell>
          <table:table-cell table:style-name="ce3"/>
          <table:table-cell table:style-name="ce3" office:value-type="string">
            <text:p>5B2</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5</text:p>
          </table:table-cell>
          <table:table-cell table:style-name="ce3" table:number-columns-repeated="18"/>
          <table:table-cell table:style-name="ce3" office:value-type="float" office:value="227">
            <text:p>227</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8">
            <text:p>18</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30">
          <table:table-cell table:style-name="ce3" office:value-type="string">
            <text:p>Health Promotion An Overview</text:p>
          </table:table-cell>
          <table:table-cell table:style-name="ce3" office:value-type="float" office:value="1">
            <text:p>1</text:p>
          </table:table-cell>
          <table:table-cell table:style-name="ce3" office:value-type="string">
            <text:p>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his UPitt Supercourse developed by Dorothea Luke, M.A.S begins with objectives, introduction, definitions and overviews of areas of health promotion. <text:s/>It proceeds on to some theoretical foundations and program planning frameworks, followed by examples of diverse areas of health promotion. <text:s/></text:p>
            <text:p/>
            <text:p>* Will take up to several hours if all additional links are pursued.</text:p>
          </table:table-cell>
          <table:table-cell table:style-name="ce3" office:value-type="string">
            <text:p>http://www.pitt.edu/~super1/lecture/lec0811/index.htm</text:p>
          </table:table-cell>
          <table:table-cell table:style-name="ce3" office:value-type="string">
            <text:p>1A2</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table-cell table:style-name="ce3" office:value-type="string">
            <text:p>1B2</text:p>
          </table:table-cell>
          <table:table-cell table:style-name="ce3" table:number-columns-repeated="30"/>
          <table:table-cell table:style-name="ce3" office:value-type="float" office:value="27">
            <text:p>27</text:p>
          </table:table-cell>
          <table:table-cell table:style-name="ce3" office:value-type="string">
            <text:p>Web-based Course</text:p>
          </table:table-cell>
          <table:table-cell table:style-name="ce3" office:value-type="string">
            <text:p>No Charge</text:p>
          </table:table-cell>
          <table:table-cell table:style-name="ce3" office:value-type="string">
            <text:p>15 minutes*</text:p>
          </table:table-cell>
          <table:table-cell table:style-name="ce3"/>
          <table:table-cell table:style-name="ce3" office:value-type="float" office:value="32">
            <text:p>32</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25">
          <table:table-cell table:style-name="ce3" office:value-type="string">
            <text:p>Social and Cultural Influences on Health</text:p>
          </table:table-cell>
          <table:table-cell table:style-name="ce3" office:value-type="float" office:value="1">
            <text:p>1</text:p>
          </table:table-cell>
          <table:table-cell table:style-name="ce3" office:value-type="string">
            <text:p>This UPitt Supercourse developed by Laurine Charles, M.H.S. and D. Beth Kennedy, M.S. from the Medical University of South Carolina, provides a thorough discussion of cultural and ethnic diversity. <text:s/>They present "Ethnically and Culturally Appropriate Learning and Problem-Solving Styles," and offer a definition of cultural competence.</text:p>
          </table:table-cell>
          <table:table-cell table:style-name="ce3" office:value-type="string">
            <text:p>http://www.pitt.edu/~super1/lecture/lec4271/index.htm</text:p>
          </table:table-cell>
          <table:table-cell table:style-name="ce3" office:value-type="string">
            <text:p>1A2</text:p>
          </table:table-cell>
          <table:table-cell table:style-name="ce3" office:value-type="string">
            <text:p>K</text:p>
          </table:table-cell>
          <table:table-cell table:style-name="ce3" office:value-type="string">
            <text:p>1A3</text:p>
          </table:table-cell>
          <table:table-cell table:style-name="ce3" office:value-type="string">
            <text:p>K</text:p>
          </table:table-cell>
          <table:table-cell table:style-name="ce3" office:value-type="string">
            <text:p>1B3</text:p>
          </table:table-cell>
          <table:table-cell table:style-name="ce3"/>
          <table:table-cell table:style-name="ce3" office:value-type="string">
            <text:p>1B2</text:p>
          </table:table-cell>
          <table:table-cell table:style-name="ce3" table:number-columns-repeated="38"/>
          <table:table-cell table:style-name="ce3" office:value-type="float" office:value="28">
            <text:p>28</text:p>
          </table:table-cell>
          <table:table-cell table:style-name="ce3" office:value-type="string">
            <text:p>Web-based Course</text:p>
          </table:table-cell>
          <table:table-cell table:style-name="ce3" office:value-type="string">
            <text:p>No Charge</text:p>
          </table:table-cell>
          <table:table-cell table:style-name="ce3" office:value-type="string">
            <text:p>30 minutes</text:p>
          </table:table-cell>
          <table:table-cell table:style-name="ce3"/>
          <table:table-cell table:style-name="ce3" office:value-type="float" office:value="5">
            <text:p>5</text:p>
          </table:table-cell>
          <table:table-cell table:style-name="ce3" table:number-columns-repeated="2"/>
          <table:table-cell table:style-name="ce3" office:value-type="float" office:value="0">
            <text:p>0</text:p>
          </table:table-cell>
          <table:table-cell table:number-columns-repeated="966"/>
        </table:table-row>
        <table:table-row table:style-name="ro24">
          <table:table-cell table:style-name="ce3" office:value-type="string">
            <text:p>Lifestyle Factors and the Prevention Movement</text:p>
          </table:table-cell>
          <table:table-cell table:style-name="ce3" office:value-type="float" office:value="1">
            <text:p>1</text:p>
          </table:table-cell>
          <table:table-cell table:style-name="ce3" office:value-type="string">
            <text:p>This is a continuation of Diane B. Wilson, EdD, RD and Mary S. McLellan's, MS, RD Health Determinants and Health Promotion module. <text:s/>The current module focuses on describing how healthy behavior habits can result in a decreased risk of chronic disease. <text:s/>"Actual causes of death" such as tobacco use, physical inactivity, diet and substance abuse are described in detail.</text:p>
          </table:table-cell>
          <table:table-cell table:style-name="ce3" office:value-type="string">
            <text:p>http://www.pitt.edu/~super1/lecture/lec4231/index.htm</text:p>
          </table:table-cell>
          <table:table-cell table:style-name="ce3" office:value-type="string">
            <text:p>1A2</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6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8A3</text:p>
          </table:table-cell>
          <table:table-cell table:style-name="ce3" office:value-type="string">
            <text:p>K</text:p>
          </table:table-cell>
          <table:table-cell table:style-name="ce3" office:value-type="string">
            <text:p>1B2</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table-cell table:style-name="ce3" office:value-type="string">
            <text:p>6B4</text:p>
          </table:table-cell>
          <table:table-cell table:style-name="ce3"/>
          <table:table-cell table:style-name="ce3" office:value-type="string">
            <text:p>8B3</text:p>
          </table:table-cell>
          <table:table-cell table:style-name="ce3" table:number-columns-repeated="10"/>
          <table:table-cell table:style-name="ce3" office:value-type="float" office:value="47">
            <text:p>47</text:p>
          </table:table-cell>
          <table:table-cell table:style-name="ce3" office:value-type="string">
            <text:p>Web-based Course</text:p>
          </table:table-cell>
          <table:table-cell table:style-name="ce3" office:value-type="string">
            <text:p>No charge</text:p>
          </table:table-cell>
          <table:table-cell table:style-name="ce3" office:value-type="string">
            <text:p>45 minutes</text:p>
          </table:table-cell>
          <table:table-cell table:style-name="ce3"/>
          <table:table-cell table:style-name="ce3" office:value-type="float" office:value="32">
            <text:p>32</text:p>
          </table:table-cell>
          <table:table-cell table:style-name="ce3" office:value-type="float" office:value="30">
            <text:p>30</text:p>
          </table:table-cell>
          <table:table-cell table:style-name="ce3" office:value-type="float" office:value="25">
            <text:p>25</text:p>
          </table:table-cell>
          <table:table-cell table:style-name="ce3" office:value-type="float" office:value="0">
            <text:p>0</text:p>
          </table:table-cell>
          <table:table-cell table:number-columns-repeated="966"/>
        </table:table-row>
        <table:table-row table:style-name="ro31">
          <table:table-cell table:style-name="ce3" office:value-type="string">
            <text:p>Pharmaceuticals in our Waters? <text:s/>A Public Health Perspective</text:p>
          </table:table-cell>
          <table:table-cell table:style-name="ce3" office:value-type="float" office:value="1">
            <text:p>1</text:p>
          </table:table-cell>
          <table:table-cell table:style-name="ce3" office:value-type="string">
            <text:p>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Contamination of surface and ground water resources by pharmaceuticals and other organics has been emerging as a major public health issue over the last decade. This case-study follows the background, investigation and management of a hypothetical site in the United States, to demonstrate common features of organic/pharmaceutical contamination. New topics introduced involve innovations in investigation and exposure assessment, and management protocols.</text:p>
            <text:p/>
            <text:p>At the end of this course, you as a learner will be able to </text:p>
            <text:p/>
            <text:p>1. Define sources and migration paths of common contaminants in water resources</text:p>
            <text:p/>
            <text:p>2. Discuss human health and ecological impacts</text:p>
            <text:p/>
            <text:p>3. Examine innovations in exposure assessment</text:p>
            <text:p/>
            <text:p>4. Illustrate management concepts</text:p>
            <text:p/>
            <text:p>5. Identify available resources</text:p>
          </table:table-cell>
          <table:table-cell table:style-name="ce3" office:value-type="string">
            <text:p>http://www.phtc-online.org/learning/pages/catalog/waters/</text:p>
          </table:table-cell>
          <table:table-cell table:style-name="ce3" office:value-type="string">
            <text:p>1A2</text:p>
          </table:table-cell>
          <table:table-cell table:style-name="ce3" office:value-type="string">
            <text:p>K</text:p>
          </table:table-cell>
          <table:table-cell table:style-name="ce3" office:value-type="string">
            <text:p>2A6</text:p>
          </table:table-cell>
          <table:table-cell table:style-name="ce3" office:value-type="string">
            <text:p>K</text:p>
          </table:table-cell>
          <table:table-cell table:style-name="ce3" office:value-type="string">
            <text:p>3A3</text:p>
          </table:table-cell>
          <table:table-cell table:style-name="ce3" office:value-type="string">
            <text:p>K</text:p>
          </table:table-cell>
          <table:table-cell table:style-name="ce3" office:value-type="string">
            <text:p>5A3</text:p>
          </table:table-cell>
          <table:table-cell table:style-name="ce3" office:value-type="string">
            <text:p>K</text:p>
          </table:table-cell>
          <table:table-cell table:style-name="ce3" office:value-type="string">
            <text:p>5A2</text:p>
          </table:table-cell>
          <table:table-cell table:style-name="ce3" office:value-type="string">
            <text:p>K</text:p>
          </table:table-cell>
          <table:table-cell table:style-name="ce3" office:value-type="string">
            <text:p>6A5</text:p>
          </table:table-cell>
          <table:table-cell table:style-name="ce3" office:value-type="string">
            <text:p>K</text:p>
          </table:table-cell>
          <table:table-cell table:style-name="ce3" office:value-type="string">
            <text:p>1B2</text:p>
          </table:table-cell>
          <table:table-cell table:style-name="ce3"/>
          <table:table-cell table:style-name="ce3" office:value-type="string">
            <text:p>2B7</text:p>
          </table:table-cell>
          <table:table-cell table:style-name="ce3"/>
          <table:table-cell table:style-name="ce3" office:value-type="string">
            <text:p>3B3</text:p>
          </table:table-cell>
          <table:table-cell table:style-name="ce3"/>
          <table:table-cell table:style-name="ce3" office:value-type="string">
            <text:p>5A5</text:p>
          </table:table-cell>
          <table:table-cell table:style-name="ce3"/>
          <table:table-cell table:style-name="ce3" office:value-type="string">
            <text:p>5B3</text:p>
          </table:table-cell>
          <table:table-cell table:style-name="ce3"/>
          <table:table-cell table:style-name="ce3" office:value-type="string">
            <text:p>5B5</text:p>
          </table:table-cell>
          <table:table-cell table:style-name="ce3"/>
          <table:table-cell table:style-name="ce3" office:value-type="string">
            <text:p>5B2</text:p>
          </table:table-cell>
          <table:table-cell table:style-name="ce3"/>
          <table:table-cell table:style-name="ce3" office:value-type="string">
            <text:p>6B5</text:p>
          </table:table-cell>
          <table:table-cell table:style-name="ce3" table:number-columns-repeated="18"/>
          <table:table-cell table:style-name="ce3" office:value-type="float" office:value="60">
            <text:p>60</text:p>
          </table:table-cell>
          <table:table-cell table:style-name="ce3" office:value-type="string">
            <text:p>Web-based Course</text:p>
          </table:table-cell>
          <table:table-cell table:style-name="ce3" office:value-type="string">
            <text:p>No Charge</text:p>
          </table:table-cell>
          <table:table-cell table:style-name="ce3" office:value-type="string">
            <text:p>60-90 minutes</text:p>
          </table:table-cell>
          <table:table-cell table:style-name="ce3"/>
          <table:table-cell table:style-name="ce3" office:value-type="float" office:value="7">
            <text:p>7</text:p>
          </table:table-cell>
          <table:table-cell table:style-name="ce3" table:number-columns-repeated="2"/>
          <table:table-cell table:style-name="ce3" office:value-type="float" office:value="1">
            <text:p>1</text:p>
          </table:table-cell>
          <table:table-cell table:number-columns-repeated="966"/>
        </table:table-row>
        <table:table-row table:style-name="ro33">
          <table:table-cell table:style-name="ce3" office:value-type="string">
            <text:p>Cultural Competence: How Does It Differ In Medical Care Verses Public Health Practice</text:p>
          </table:table-cell>
          <table:table-cell table:style-name="ce3" office:value-type="float" office:value="1">
            <text:p>1</text:p>
          </table:table-cell>
          <table:table-cell table:style-name="ce3" office:value-type="string">
            <text:p>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Learning Objectives</text:p>
            <text:p/>
            <text:p>1. <text:s/>Distinguish between the substantive content of cultural competence in medical care and public health.</text:p>
            <text:p/>
            <text:p>2. <text:s/>Understand the research and operational implications of cultural competence for medical care and public health.</text:p>
            <text:p/>
            <text:p>Presented by Dr. William Vega University of Medicine and Dentistry of New Jersey</text:p>
          </table:table-cell>
          <table:table-cell table:style-name="ce6" table:formula="of:=HYPERLINK(&quot;http://ophp.umdnj.edu/CET/Seminars/PHSS/WegaCompetence.htm&quot;;&quot;http://ophp.umdnj.edu/CET/Seminars/PHSS/WegaCompetence.htm&quot;)" office:value-type="string" office:string-value="http://ophp.umdnj.edu/CET/Seminars/PHSS/WegaCompetence.htm">
            <text:p>http://ophp.umdnj.edu/CET/Seminars/PHSS/WegaCompetence.htm</text:p>
          </table:table-cell>
          <table:table-cell table:style-name="ce3" office:value-type="string">
            <text:p>1A2</text:p>
          </table:table-cell>
          <table:table-cell table:style-name="ce3" office:value-type="string">
            <text:p>K</text:p>
          </table:table-cell>
          <table:table-cell table:style-name="ce3" office:value-type="string">
            <text:p>2A1</text:p>
          </table:table-cell>
          <table:table-cell table:style-name="ce3" office:value-type="string">
            <text:p>K</text:p>
          </table:table-cell>
          <table:table-cell table:style-name="ce3" office:value-type="string">
            <text:p>3A5</text:p>
          </table:table-cell>
          <table:table-cell table:style-name="ce3" office:value-type="string">
            <text:p>K</text:p>
          </table:table-cell>
          <table:table-cell table:style-name="ce3" office:value-type="string">
            <text:p>1B2</text:p>
          </table:table-cell>
          <table:table-cell table:style-name="ce3"/>
          <table:table-cell table:style-name="ce3" office:value-type="string">
            <text:p>2B1</text:p>
          </table:table-cell>
          <table:table-cell table:style-name="ce3"/>
          <table:table-cell table:style-name="ce3" office:value-type="string">
            <text:p>3B5</text:p>
          </table:table-cell>
          <table:table-cell table:style-name="ce3" table:number-columns-repeated="34"/>
          <table:table-cell table:style-name="ce3" office:value-type="float" office:value="65">
            <text:p>65</text:p>
          </table:table-cell>
          <table:table-cell table:style-name="ce3" office:value-type="string">
            <text:p>Web-based Course</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5">
            <text:p>5</text:p>
          </table:table-cell>
          <table:table-cell table:style-name="ce3" table:number-columns-repeated="2"/>
          <table:table-cell table:style-name="ce3" office:value-type="float" office:value="0">
            <text:p>0</text:p>
          </table:table-cell>
          <table:table-cell table:number-columns-repeated="966"/>
        </table:table-row>
        <table:table-row table:style-name="ro34">
          <table:table-cell table:style-name="ce3" office:value-type="string">
            <text:p>Mother to Child HIV Transmission</text:p>
          </table:table-cell>
          <table:table-cell table:style-name="ce3" office:value-type="float" office:value="1">
            <text:p>1</text:p>
          </table:table-cell>
          <table:table-cell table:style-name="ce3" office:value-type="string">
            <text:p>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Learning Objectices</text:p>
            <text:p/>
            <text:p>1) To discuss the current epidemiology of vertical HIV transmission in NJ</text:p>
            <text:p/>
            <text:p/>
            <text:p/>
            <text:p>2) Recognize steps that can be taken to decrease the risk of perinatal HIV transmission</text:p>
            <text:p/>
            <text:p/>
            <text:p/>
            <text:p>3) Describe the role of rapid testing for women who present in labor with unknown HIV status</text:p>
            <text:p/>
            <text:p>Presented by Dr. Sindy Paul, New Jersey Department of Health and Senior Services of New Jersey</text:p>
          </table:table-cell>
          <table:table-cell table:style-name="ce3" office:value-type="string">
            <text:p>http://ophp.umdnj.edu/CET/Seminars/PHSS/SindyPaulDec.htm</text:p>
          </table:table-cell>
          <table:table-cell table:style-name="ce3" office:value-type="string">
            <text:p>1A2</text:p>
          </table:table-cell>
          <table:table-cell table:style-name="ce3" office:value-type="string">
            <text:p>K</text:p>
          </table:table-cell>
          <table:table-cell table:style-name="ce3" office:value-type="string">
            <text:p>2A5</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1B2</text:p>
          </table:table-cell>
          <table:table-cell table:style-name="ce3"/>
          <table:table-cell table:style-name="ce3" office:value-type="string">
            <text:p>2B6</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number-columns-repeated="26"/>
          <table:table-cell table:style-name="ce3" office:value-type="float" office:value="67">
            <text:p>67</text:p>
          </table:table-cell>
          <table:table-cell table:style-name="ce3" office:value-type="string">
            <text:p>Webstream</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22">
            <text:p>22</text:p>
          </table:table-cell>
          <table:table-cell table:style-name="ce3" office:value-type="float" office:value="35">
            <text:p>35</text:p>
          </table:table-cell>
          <table:table-cell table:style-name="ce3"/>
          <table:table-cell table:style-name="ce3" office:value-type="float" office:value="0">
            <text:p>0</text:p>
          </table:table-cell>
          <table:table-cell table:number-columns-repeated="966"/>
        </table:table-row>
        <table:table-row table:style-name="ro35">
          <table:table-cell table:style-name="ce3" office:value-type="string">
            <text:p>Diet and Cancer</text:p>
          </table:table-cell>
          <table:table-cell table:style-name="ce3" office:value-type="float" office:value="1">
            <text:p>1</text:p>
          </table:table-cell>
          <table:table-cell table:style-name="ce3" office:value-type="string">
            <text:p>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Learning Objectives</text:p>
            <text:p/>
            <text:p>- Review current dietary guidelines for cancer prevention </text:p>
            <text:p/>
            <text:p>- Review the epidemiologic evidence linking diet and cancer </text:p>
            <text:p/>
            <text:p><text:s/>-Describe public health efforts at the state and global level regarding diet </text:p>
            <text:p/>
            <text:p><text:s text:c="2"/>and cancer</text:p>
            <text:p/>
            <text:p>Presented by Dr. Elissa Bandera, The University of Medicine and Dentistry of New Jersey</text:p>
          </table:table-cell>
          <table:table-cell table:style-name="ce3" office:value-type="string">
            <text:p>http://ophp.umdnj.edu/CET/Seminars/PHSS/Bandera.htm</text:p>
          </table:table-cell>
          <table:table-cell table:style-name="ce3" office:value-type="string">
            <text:p>1A2</text:p>
          </table:table-cell>
          <table:table-cell table:style-name="ce3" office:value-type="string">
            <text:p>K</text:p>
          </table:table-cell>
          <table:table-cell table:style-name="ce3" office:value-type="string">
            <text:p>2B5</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1B2</text:p>
          </table:table-cell>
          <table:table-cell table:style-name="ce3"/>
          <table:table-cell table:style-name="ce3" office:value-type="string">
            <text:p>6B4</text:p>
          </table:table-cell>
          <table:table-cell table:style-name="ce3" table:number-columns-repeated="36"/>
          <table:table-cell table:style-name="ce3" office:value-type="float" office:value="68">
            <text:p>68</text:p>
          </table:table-cell>
          <table:table-cell table:style-name="ce3" office:value-type="string">
            <text:p>Web-based Course</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25">
            <text:p>25</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36">
          <table:table-cell table:style-name="ce3" office:value-type="string">
            <text:p>Move It: A Case Study in Policy Change and Health Promotion Program Planning</text:p>
          </table:table-cell>
          <table:table-cell table:style-name="ce3" office:value-type="float" office:value="1">
            <text:p>1</text:p>
          </table:table-cell>
          <table:table-cell table:style-name="ce3" office:value-type="string">
            <text:p>After reading the case study, Move It users should be able to:1) Demonstrate increased awareness of the Built Environment's influence on physical fitness, rates of exercise and chronic disease morbidity and mortality; 2) Identify barriers to physical activity and activity solutions in the Built Environment to improve fitness for children, adolescents, adults, and older adults; 3) Demonstrate increased interest and knowledge in mediating sedentary behavior amongst young, middle-aged, and elder populations by identifying opportunities and increasing availability for physical activity through the Built Environment; 4) Identify local, state, federal, and private funding resources for Built Environment intervention; 5) List two of the top four leading causes of morbidity and mortality in New Jersey and be cognizant of the impact that physical activity has in ameliorating chronic disease; and 6) Identify one intervention component from the case study that would work in jurisdiction or community of residence. Develo</text:p>
          </table:table-cell>
          <table:table-cell table:style-name="ce3" office:value-type="string">
            <text:p>http://www.phtc-online.org/learning/pages/catalog/moveit/</text:p>
          </table:table-cell>
          <table:table-cell table:style-name="ce3" office:value-type="string">
            <text:p>1A2</text:p>
          </table:table-cell>
          <table:table-cell table:style-name="ce3" office:value-type="string">
            <text:p>K</text:p>
          </table:table-cell>
          <table:table-cell table:style-name="ce3" office:value-type="string">
            <text:p>2A6</text:p>
          </table:table-cell>
          <table:table-cell table:style-name="ce3" office:value-type="string">
            <text:p>K</text:p>
          </table:table-cell>
          <table:table-cell table:style-name="ce3" office:value-type="string">
            <text:p>3A3</text:p>
          </table:table-cell>
          <table:table-cell table:style-name="ce3" office:value-type="string">
            <text:p>K</text:p>
          </table:table-cell>
          <table:table-cell table:style-name="ce3" office:value-type="string">
            <text:p>4A1</text:p>
          </table:table-cell>
          <table:table-cell table:style-name="ce3" office:value-type="string">
            <text:p>K</text:p>
          </table:table-cell>
          <table:table-cell table:style-name="ce3" office:value-type="string">
            <text:p>4A4</text:p>
          </table:table-cell>
          <table:table-cell table:style-name="ce3" office:value-type="string">
            <text:p>K</text:p>
          </table:table-cell>
          <table:table-cell table:style-name="ce3" office:value-type="string">
            <text:p>1B2</text:p>
          </table:table-cell>
          <table:table-cell table:style-name="ce3"/>
          <table:table-cell table:style-name="ce3" office:value-type="string">
            <text:p>2B7</text:p>
          </table:table-cell>
          <table:table-cell table:style-name="ce3"/>
          <table:table-cell table:style-name="ce3" office:value-type="string">
            <text:p>3B3</text:p>
          </table:table-cell>
          <table:table-cell table:style-name="ce3"/>
          <table:table-cell table:style-name="ce3" office:value-type="string">
            <text:p>4B1</text:p>
          </table:table-cell>
          <table:table-cell table:style-name="ce3"/>
          <table:table-cell table:style-name="ce3" office:value-type="string">
            <text:p>4B4</text:p>
          </table:table-cell>
          <table:table-cell table:style-name="ce3" table:number-columns-repeated="26"/>
          <table:table-cell table:style-name="ce3" office:value-type="float" office:value="72">
            <text:p>72</text:p>
          </table:table-cell>
          <table:table-cell table:style-name="ce3" office:value-type="string">
            <text:p>Web-based Course</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32">
            <text:p>32</text:p>
          </table:table-cell>
          <table:table-cell table:style-name="ce3" office:value-type="float" office:value="33">
            <text:p>33</text:p>
          </table:table-cell>
          <table:table-cell table:style-name="ce3" office:value-type="float" office:value="7">
            <text:p>7</text:p>
          </table:table-cell>
          <table:table-cell table:style-name="ce3" office:value-type="float" office:value="1">
            <text:p>1</text:p>
          </table:table-cell>
          <table:table-cell table:number-columns-repeated="966"/>
        </table:table-row>
        <table:table-row table:style-name="ro36">
          <table:table-cell table:style-name="ce3" office:value-type="string">
            <text:p>Addressing Environmental Contaminants</text:p>
          </table:table-cell>
          <table:table-cell table:style-name="ce3" office:value-type="float" office:value="1">
            <text:p>1</text:p>
          </table:table-cell>
          <table:table-cell table:style-name="ce3"/>
          <table:table-cell table:style-name="ce6" table:formula="of:=HYPERLINK(&quot;http://practice.sph.umich.edu/mphtc/site.php?module=courses_one_online_course&amp;id=214&quot;;&quot;http://practice.sph.umich.edu/mphtc/site.php?module=courses_one_online_course&amp;id=214&quot;)" office:value-type="string" office:string-value="http://practice.sph.umich.edu/mphtc/site.php?module=courses_one_online_course&amp;id=214">
            <text:p>http://practice.sph.umich.edu/mphtc/site.php?module=courses_one_online_course&amp;id=214</text:p>
          </table:table-cell>
          <table:table-cell table:style-name="ce3" office:value-type="string">
            <text:p>1A2</text:p>
          </table:table-cell>
          <table:table-cell table:style-name="ce3" office:value-type="string">
            <text:p>K</text:p>
          </table:table-cell>
          <table:table-cell table:style-name="ce3" office:value-type="string">
            <text:p>1A5</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6A6</text:p>
          </table:table-cell>
          <table:table-cell table:style-name="ce3" office:value-type="string">
            <text:p>K</text:p>
          </table:table-cell>
          <table:table-cell table:style-name="ce3" office:value-type="string">
            <text:p>1B2</text:p>
          </table:table-cell>
          <table:table-cell table:style-name="ce3"/>
          <table:table-cell table:style-name="ce3" office:value-type="string">
            <text:p>1B5</text:p>
          </table:table-cell>
          <table:table-cell table:style-name="ce3"/>
          <table:table-cell table:style-name="ce3" office:value-type="string">
            <text:p>6B4</text:p>
          </table:table-cell>
          <table:table-cell table:style-name="ce3"/>
          <table:table-cell table:style-name="ce3" office:value-type="string">
            <text:p>6B6</text:p>
          </table:table-cell>
          <table:table-cell table:style-name="ce3" table:number-columns-repeated="30"/>
          <table:table-cell table:style-name="ce3" office:value-type="float" office:value="115">
            <text:p>115</text:p>
          </table:table-cell>
          <table:table-cell table:style-name="ce3" office:value-type="string">
            <text:p>CD/DVD-ROM</text:p>
          </table:table-cell>
          <table:table-cell table:style-name="ce3" office:value-type="float" office:value="0">
            <text:p>0</text:p>
          </table:table-cell>
          <table:table-cell table:style-name="ce3" office:value-type="string">
            <text:p>approximately 6 hours</text:p>
          </table:table-cell>
          <table:table-cell table:style-name="ce3"/>
          <table:table-cell table:style-name="ce3" office:value-type="float" office:value="7">
            <text:p>7</text:p>
          </table:table-cell>
          <table:table-cell table:style-name="ce3" office:value-type="float" office:value="26">
            <text:p>26</text:p>
          </table:table-cell>
          <table:table-cell table:style-name="ce3"/>
          <table:table-cell table:style-name="ce3" office:value-type="float" office:value="0">
            <text:p>0</text:p>
          </table:table-cell>
          <table:table-cell table:number-columns-repeated="966"/>
        </table:table-row>
        <table:table-row table:style-name="ro29">
          <table:table-cell table:style-name="ce3" office:value-type="string">
            <text:p>Food Safety: A Challenge for Everyone in Public Health</text:p>
          </table:table-cell>
          <table:table-cell table:style-name="ce3" office:value-type="float" office:value="1">
            <text:p>1</text:p>
          </table:table-cell>
          <table:table-cell table:style-name="ce3"/>
          <table:table-cell table:style-name="ce3" office:value-type="string">
            <text:p>http://www.publichealthgrandrounds.unc.edu/foodsafety/index.htm</text:p>
          </table:table-cell>
          <table:table-cell table:style-name="ce3" office:value-type="string">
            <text:p>1A2</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3A4</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5</text:p>
          </table:table-cell>
          <table:table-cell table:style-name="ce3"/>
          <table:table-cell table:style-name="ce3" office:value-type="string">
            <text:p>3B4</text:p>
          </table:table-cell>
          <table:table-cell table:style-name="ce3"/>
          <table:table-cell table:style-name="ce3" office:value-type="string">
            <text:p>6B4</text:p>
          </table:table-cell>
          <table:table-cell table:style-name="ce3" table:number-columns-repeated="30"/>
          <table:table-cell table:style-name="ce3" office:value-type="float" office:value="165">
            <text:p>165</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8">
            <text:p>8</text:p>
          </table:table-cell>
          <table:table-cell table:style-name="ce3" office:value-type="float" office:value="18">
            <text:p>18</text:p>
          </table:table-cell>
          <table:table-cell table:style-name="ce3" office:value-type="float" office:value="37">
            <text:p>37</text:p>
          </table:table-cell>
          <table:table-cell table:style-name="ce3" office:value-type="float" office:value="0">
            <text:p>0</text:p>
          </table:table-cell>
          <table:table-cell table:number-columns-repeated="966"/>
        </table:table-row>
        <table:table-row table:style-name="ro35">
          <table:table-cell table:style-name="ce3" office:value-type="string">
            <text:p>Food Fight: A Dialogue on Food Industry Litigation and the Obesity Epidemic</text:p>
          </table:table-cell>
          <table:table-cell table:style-name="ce3" office:value-type="float" office:value="1">
            <text:p>1</text:p>
          </table:table-cell>
          <table:table-cell table:style-name="ce3" office:value-type="string">
            <text:p>A roundtable discussion.</text:p>
          </table:table-cell>
          <table:table-cell table:style-name="ce3" office:value-type="string">
            <text:p>http://www.sph.umn.edu/2004/09/roundtable_091404/</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8A8</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8B8</text:p>
          </table:table-cell>
          <table:table-cell table:style-name="ce3" table:number-columns-repeated="34"/>
          <table:table-cell table:style-name="ce3" office:value-type="float" office:value="166">
            <text:p>166</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0">
            <text:p>30</text:p>
          </table:table-cell>
          <table:table-cell table:style-name="ce3" office:value-type="float" office:value="19">
            <text:p>19</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37">
          <table:table-cell table:style-name="ce3" office:value-type="string">
            <text:p>A Global Commitment to Tobacco Use Reduction</text:p>
          </table:table-cell>
          <table:table-cell table:style-name="ce3" office:value-type="float" office:value="1">
            <text:p>1</text:p>
          </table:table-cell>
          <table:table-cell table:style-name="ce3" office:value-type="string">
            <text:p>A roundtable discussion.</text:p>
          </table:table-cell>
          <table:table-cell table:style-name="ce3" office:value-type="string">
            <text:p>http://www.sph.umn.edu/2004/04/roundtable_040204/</text:p>
          </table:table-cell>
          <table:table-cell table:style-name="ce3" office:value-type="string">
            <text:p>1A2</text:p>
          </table:table-cell>
          <table:table-cell table:style-name="ce3" office:value-type="string">
            <text:p>A</text:p>
          </table:table-cell>
          <table:table-cell table:style-name="ce3" office:value-type="string">
            <text:p>5A9</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8A8</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5B9</text:p>
          </table:table-cell>
          <table:table-cell table:style-name="ce3"/>
          <table:table-cell table:style-name="ce3" office:value-type="string">
            <text:p>5B10</text:p>
          </table:table-cell>
          <table:table-cell table:style-name="ce3"/>
          <table:table-cell table:style-name="ce3" office:value-type="string">
            <text:p>8B3</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8B8</text:p>
          </table:table-cell>
          <table:table-cell table:style-name="ce3" table:number-columns-repeated="18"/>
          <table:table-cell table:style-name="ce3" office:value-type="float" office:value="167">
            <text:p>167</text:p>
          </table:table-cell>
          <table:table-cell table:style-name="ce3" office:value-type="string">
            <text:p>Web-based Course</text:p>
          </table:table-cell>
          <table:table-cell table:style-name="ce3" office:value-type="string">
            <text:p>free</text:p>
          </table:table-cell>
          <table:table-cell table:style-name="ce3" office:value-type="string">
            <text:p>approximately 2 hours</text:p>
          </table:table-cell>
          <table:table-cell table:style-name="ce3"/>
          <table:table-cell table:style-name="ce3" office:value-type="float" office:value="32">
            <text:p>32</text:p>
          </table:table-cell>
          <table:table-cell table:style-name="ce3" office:value-type="float" office:value="31">
            <text:p>31</text:p>
          </table:table-cell>
          <table:table-cell table:style-name="ce3" office:value-type="float" office:value="17">
            <text:p>17</text:p>
          </table:table-cell>
          <table:table-cell table:style-name="ce3" office:value-type="float" office:value="0">
            <text:p>0</text:p>
          </table:table-cell>
          <table:table-cell table:number-columns-repeated="966"/>
        </table:table-row>
        <table:table-row table:style-name="ro35">
          <table:table-cell table:style-name="ce3" office:value-type="string">
            <text:p>Foodborne Illness</text:p>
          </table:table-cell>
          <table:table-cell table:style-name="ce3" office:value-type="float" office:value="1">
            <text:p>1</text:p>
          </table:table-cell>
          <table:table-cell table:style-name="ce3" office:value-type="string">
            <text:p>This course was designed for public health nurses; however, it may also be useful for other groups of public health professionals.</text:p>
          </table:table-cell>
          <table:table-cell table:style-name="ce7" office:value-type="string">
            <text:p>http://pphtc.org/training/course_descr/course_food.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6B4</text:p>
          </table:table-cell>
          <table:table-cell table:style-name="ce3" table:number-columns-repeated="34"/>
          <table:table-cell table:style-name="ce3" office:value-type="float" office:value="168">
            <text:p>168</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8">
            <text:p>8</text:p>
          </table:table-cell>
          <table:table-cell table:style-name="ce3" office:value-type="float" office:value="18">
            <text:p>18</text:p>
          </table:table-cell>
          <table:table-cell table:style-name="ce3" office:value-type="float" office:value="0">
            <text:p>0</text:p>
          </table:table-cell>
          <table:table-cell table:number-columns-repeated="966"/>
        </table:table-row>
        <table:table-row table:style-name="ro37">
          <table:table-cell table:style-name="ce3" office:value-type="string">
            <text:p>Avian Influenza: Implications for Agriculture and Public Health</text:p>
          </table:table-cell>
          <table:table-cell table:style-name="ce3" office:value-type="float" office:value="1">
            <text:p>1</text:p>
          </table:table-cell>
          <table:table-cell table:style-name="ce3"/>
          <table:table-cell table:style-name="ce3" office:value-type="string">
            <text:p>http://www.adph.org/ALPHTN/index.asp?ID=1719</text:p>
          </table:table-cell>
          <table:table-cell table:style-name="ce3" office:value-type="string">
            <text:p>1A2</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2B1</text:p>
          </table:table-cell>
          <table:table-cell table:style-name="ce3"/>
          <table:table-cell table:style-name="ce3" office:value-type="string">
            <text:p>6B4</text:p>
          </table:table-cell>
          <table:table-cell table:style-name="ce3" table:number-columns-repeated="34"/>
          <table:table-cell table:style-name="ce3" office:value-type="float" office:value="170">
            <text:p>170</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41">
            <text:p>41</text:p>
          </table:table-cell>
          <table:table-cell table:style-name="ce3" office:value-type="float" office:value="3">
            <text:p>3</text:p>
          </table:table-cell>
          <table:table-cell table:style-name="ce3" office:value-type="float" office:value="14">
            <text:p>14</text:p>
          </table:table-cell>
          <table:table-cell table:style-name="ce3" office:value-type="float" office:value="0">
            <text:p>0</text:p>
          </table:table-cell>
          <table:table-cell table:number-columns-repeated="966"/>
        </table:table-row>
        <table:table-row table:style-name="ro37">
          <table:table-cell table:style-name="ce3" office:value-type="string">
            <text:p>ABCs of Folic Acid Counseling</text:p>
          </table:table-cell>
          <table:table-cell table:style-name="ce3" office:value-type="float" office:value="1">
            <text:p>1</text:p>
          </table:table-cell>
          <table:table-cell table:style-name="ce3" office:value-type="string">
            <text:p>ABCs of Folic Acid Counseling is an online tutorial with steps on folic acid counseling for health professionals who provide care for women of childbearing age. The goal of the ABCs of Folic Acid Counseling is to increase folic acid counseling among nursing professionals and health educators who have contact with women of childbearing age. After taking this online tutorial, the learner will be able to use the steps in folic acid counseling during an interaction with a woman. This course expires on 10/1/09.</text:p>
          </table:table-cell>
          <table:table-cell table:style-name="ce3" office:value-type="string">
            <text:p>http://sba-resource.org/sbaacd</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office:value-type="string">
            <text:p>5B1</text:p>
          </table:table-cell>
          <table:table-cell table:style-name="ce3" table:number-columns-repeated="27"/>
          <table:table-cell table:style-name="ce3" office:value-type="float" office:value="192">
            <text:p>192</text:p>
          </table:table-cell>
          <table:table-cell table:style-name="ce3" office:value-type="string">
            <text:p>Web-based Course</text:p>
          </table:table-cell>
          <table:table-cell table:style-name="ce3" office:value-type="string">
            <text:p>Free</text:p>
          </table:table-cell>
          <table:table-cell table:style-name="ce3" office:value-type="string">
            <text:p>45 min - 1 hr</text:p>
          </table:table-cell>
          <table:table-cell table:style-name="ce3"/>
          <table:table-cell table:style-name="ce3" office:value-type="float" office:value="13">
            <text:p>13</text:p>
          </table:table-cell>
          <table:table-cell table:style-name="ce3" office:value-type="float" office:value="32">
            <text:p>32</text:p>
          </table:table-cell>
          <table:table-cell table:style-name="ce3" office:value-type="float" office:value="22">
            <text:p>22</text:p>
          </table:table-cell>
          <table:table-cell table:style-name="ce3" office:value-type="float" office:value="0">
            <text:p>0</text:p>
          </table:table-cell>
          <table:table-cell table:number-columns-repeated="966"/>
        </table:table-row>
        <table:table-row table:style-name="ro27">
          <table:table-cell table:style-name="ce3" office:value-type="string">
            <text:p>Strong Bones for Life: An Update on Osteoporosis (T2B2)</text:p>
          </table:table-cell>
          <table:table-cell table:style-name="ce3" office:value-type="float" office:value="1">
            <text:p>1</text:p>
          </table:table-cell>
          <table:table-cell table:style-name="ce3" office:value-type="string">
            <text:p>One in every two women and one in every four men over age 50 will have an osteoporosis-related fracture in her or his remaining lifetime. Osteoporosis is often considered a disease that affects only older individuals. However, prevention strategies (including proper diet and regular exercise) can help promote healthy bones throughout life. Drs. Kemmis and Nieves will explain the public health significant of osteoporosis, its prevention, diagnosis and treatment.</text:p>
          </table:table-cell>
          <table:table-cell table:style-name="ce3" office:value-type="string">
            <text:p>http://www.albany.edu/sph/coned/t2b2osteo.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B10</text:p>
          </table:table-cell>
          <table:table-cell table:style-name="ce3"/>
          <table:table-cell table:style-name="ce10" office:value-type="string">
            <text:p>2B1</text:p>
          </table:table-cell>
          <table:table-cell table:style-name="ce10"/>
          <table:table-cell table:style-name="ce3" office:value-type="string">
            <text:p>6B4</text:p>
          </table:table-cell>
          <table:table-cell table:style-name="ce3" table:number-columns-repeated="22"/>
          <table:table-cell table:style-name="ce3" office:value-type="float" office:value="200">
            <text:p>200</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3">
            <text:p>13</text:p>
          </table:table-cell>
          <table:table-cell table:style-name="ce3" office:value-type="float" office:value="32">
            <text:p>32</text:p>
          </table:table-cell>
          <table:table-cell table:style-name="ce3" office:value-type="float" office:value="25">
            <text:p>25</text:p>
          </table:table-cell>
          <table:table-cell table:style-name="ce3" office:value-type="float" office:value="0">
            <text:p>0</text:p>
          </table:table-cell>
          <table:table-cell table:number-columns-repeated="966"/>
        </table:table-row>
        <table:table-row table:style-name="ro29">
          <table:table-cell table:style-name="ce3" office:value-type="string">
            <text:p>Self Injurious Behavior (T2B2)</text:p>
          </table:table-cell>
          <table:table-cell table:style-name="ce3" office:value-type="float" office:value="1">
            <text:p>1</text:p>
          </table:table-cell>
          <table:table-cell table:style-name="ce3" office:value-type="string">
            <text:p>It is widely believed that the number of youth who intentionally injure their bodies by cutting, burning, or engaging in other forms of mutilation has increased in recent years. Join Dr. Janis Whitlock as she summarizes what we know and don't know about self-injury. In addition to sharing what is known about the prevalence, nature, and contagiosity of self-injurious behavior in the general youth population, she will share results from a New York State study of self-injury in schools. The talk will end with recommendations for detection, intervention, and prevention of self-injury in adolescents and young adults.</text:p>
          </table:table-cell>
          <table:table-cell table:style-name="ce3" office:value-type="string">
            <text:p>http://www.albany.edu/sph/coned/t2b2injurious.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6</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A7</text:p>
          </table:table-cell>
          <table:table-cell table:style-name="ce3"/>
          <table:table-cell table:style-name="ce3" office:value-type="string">
            <text:p>1B6</text:p>
          </table:table-cell>
          <table:table-cell table:style-name="ce3"/>
          <table:table-cell table:style-name="ce3" office:value-type="string">
            <text:p>1B7</text:p>
          </table:table-cell>
          <table:table-cell table:style-name="ce3"/>
          <table:table-cell table:style-name="ce10" office:value-type="string">
            <text:p>2B1</text:p>
          </table:table-cell>
          <table:table-cell table:style-name="ce10"/>
          <table:table-cell table:style-name="ce3" office:value-type="string">
            <text:p>6B4</text:p>
          </table:table-cell>
          <table:table-cell table:style-name="ce3" table:number-columns-repeated="22"/>
          <table:table-cell table:style-name="ce3" office:value-type="float" office:value="201">
            <text:p>201</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3">
            <text:p>13</text:p>
          </table:table-cell>
          <table:table-cell table:style-name="ce3" office:value-type="float" office:value="16">
            <text:p>16</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37">
          <table:table-cell table:style-name="ce3" office:value-type="string">
            <text:p>Prison and Jail Health (T2B2)</text:p>
          </table:table-cell>
          <table:table-cell table:style-name="ce3" office:value-type="float" office:value="1">
            <text:p>1</text:p>
          </table:table-cell>
          <table:table-cell table:style-name="ce3" office:value-type="string">
            <text:p>With a high concentration of people with conditions and diseases of public health concern, correctional facilities represent an opportunity to address public health issues. In this program viewers will learn about public health efforts within the prison system as well as the interface between state and local public health and correctional agencies. As leaders in this field, Dr. Lester Wright and Dr. Gus Birkhead will discuss how collaborations between public health and correctional health services benefit the inmates and correctional staff, as well as the larger community.</text:p>
          </table:table-cell>
          <table:table-cell table:style-name="ce3" office:value-type="string">
            <text:p>http://www.albany.edu/sph/coned/t2b2jail.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4B2</text:p>
          </table:table-cell>
          <table:table-cell table:style-name="ce3"/>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22"/>
          <table:table-cell table:style-name="ce3" office:value-type="float" office:value="202">
            <text:p>202</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4">
            <text:p>24</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37">
          <table:table-cell table:style-name="ce3" office:value-type="string">
            <text:p>Preventing School Violence: Building a Caring School (T2B2)</text:p>
          </table:table-cell>
          <table:table-cell table:style-name="ce3" office:value-type="float" office:value="1">
            <text:p>1</text:p>
          </table:table-cell>
          <table:table-cell table:style-name="ce3" office:value-type="string">
            <text:p>Considering the magnitude of violence in many of the cities of America, difficult challenges confront law enforcement agencies, public school districts and community residents. Col. Harry Corbitt, a veteran of the NYS Police, will describe the breadth of approaches used in Albany, NY to prevent school violence. However, school violence goes beyond the extreme physical assaults and also includes the day to day bullying and disrespect that can lead to violent outbursts or suicide. Ira Baumgarten, and NCBI facilitator, will explain how their program, Building a Caring School Environment, helps to recreate a safer school for students and teachers alike.</text:p>
          </table:table-cell>
          <table:table-cell table:style-name="ce3" office:value-type="string">
            <text:p>http://www.albany.edu/sph/coned/t2b2schoolviolence.htm</text:p>
          </table:table-cell>
          <table:table-cell table:style-name="ce3" office:value-type="string">
            <text:p>1A2</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10</text:p>
          </table:table-cell>
          <table:table-cell table:style-name="ce3"/>
          <table:table-cell table:style-name="ce3" office:value-type="string">
            <text:p>2B1</text:p>
          </table:table-cell>
          <table:table-cell table:style-name="ce3"/>
          <table:table-cell table:style-name="ce3" office:value-type="string">
            <text:p>2B7</text:p>
          </table:table-cell>
          <table:table-cell table:style-name="ce3"/>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22"/>
          <table:table-cell table:style-name="ce3" office:value-type="float" office:value="203">
            <text:p>203</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6">
            <text:p>16</text:p>
          </table:table-cell>
          <table:table-cell table:style-name="ce3" office:value-type="float" office:value="24">
            <text:p>24</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34">
          <table:table-cell table:style-name="ce3" office:value-type="string">
            <text:p>War and Public Health: War as a Public Health Crisis</text:p>
          </table:table-cell>
          <table:table-cell table:style-name="ce3" office:value-type="float" office:value="1">
            <text:p>1</text:p>
          </table:table-cell>
          <table:table-cell table:style-name="ce3" office:value-type="string">
            <text:p>This presentation provides a brief overview of the short- and long-term consequences of war on public health and on civilian victims of war: death, acute traumatic injuries, loss of basic protections, displacement, psychological trauma, destruction of infrastructure, and disruption of care services. This presentation also describes efforts to re-build health care capacity, sanitation services, water and food supplies, basic and specialized health care services, networks and access to care.</text:p>
          </table:table-cell>
          <table:table-cell table:style-name="ce3" office:value-type="string">
            <text:p>https://www.train.org/DesktopModules/eLearning/CourseDetails/CourseDetailsForm.aspx?tabid=62&amp;CourseID=1007007</text:p>
          </table:table-cell>
          <table:table-cell table:style-name="ce3" office:value-type="string">
            <text:p>1A2</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2A5</text:p>
          </table:table-cell>
          <table:table-cell table:style-name="ce3" office:value-type="string">
            <text:p>A</text:p>
          </table:table-cell>
          <table:table-cell table:style-name="ce3" office:value-type="string">
            <text:p>2A8</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5</text:p>
          </table:table-cell>
          <table:table-cell table:style-name="ce3"/>
          <table:table-cell table:style-name="ce3" office:value-type="string">
            <text:p>1B12</text:p>
          </table:table-cell>
          <table:table-cell table:style-name="ce3"/>
          <table:table-cell table:style-name="ce3" office:value-type="string">
            <text:p>2B6</text:p>
          </table:table-cell>
          <table:table-cell table:style-name="ce3"/>
          <table:table-cell table:style-name="ce3" office:value-type="string">
            <text:p>2B9</text:p>
          </table:table-cell>
          <table:table-cell table:style-name="ce3" table:number-columns-repeated="23"/>
          <table:table-cell table:style-name="ce3" office:value-type="string">
            <text:p>https://www.train.org/DesktopModules/eLearning/CourseDetails/CourseDetailsForm.aspx?tabid=62&amp;CourseID=1007007</text:p>
          </table:table-cell>
          <table:table-cell table:style-name="ce3" table:number-columns-repeated="2"/>
          <table:table-cell table:style-name="ce3" office:value-type="float" office:value="210">
            <text:p>210</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6">
            <text:p>16</text:p>
          </table:table-cell>
          <table:table-cell table:style-name="ce3" office:value-type="float" office:value="17">
            <text:p>17</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38">
          <table:table-cell table:style-name="ce3" office:value-type="string">
            <text:p>Environmental Health Literacy (T2B2)</text:p>
          </table:table-cell>
          <table:table-cell table:style-name="ce3" office:value-type="float" office:value="1">
            <text:p>1</text:p>
          </table:table-cell>
          <table:table-cell table:style-name="ce3" office:value-type="string">
            <text:p>Environmental problems, conservation and planning are often not about nature as much as they are about humans and human behavior. Environmental literacy is the range of skills and abilities that enable people to understand the information needed to lessen environmental risk and take positive individual and corrective actions. Dr. Zarcadoolas will explain how environmental literacy enhances the ability of citizens to participate in environmental decision making.</text:p>
          </table:table-cell>
          <table:table-cell table:style-name="ce3" office:value-type="string">
            <text:p>http://www.albany.edu/docs.sph/coned/t2b2envirohl.htm</text:p>
          </table:table-cell>
          <table:table-cell table:style-name="ce3" office:value-type="string">
            <text:p>1A2</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9</text:p>
          </table:table-cell>
          <table:table-cell table:style-name="ce3"/>
          <table:table-cell table:style-name="ce3" office:value-type="string">
            <text:p>1B10</text:p>
          </table:table-cell>
          <table:table-cell table:style-name="ce3"/>
          <table:table-cell table:style-name="ce3" office:value-type="string">
            <text:p>4B1</text:p>
          </table:table-cell>
          <table:table-cell table:style-name="ce3"/>
          <table:table-cell table:style-name="ce3" office:value-type="string">
            <text:p>4B3</text:p>
          </table:table-cell>
          <table:table-cell table:style-name="ce3" table:number-columns-repeated="26"/>
          <table:table-cell table:style-name="ce3" office:value-type="float" office:value="212">
            <text:p>212</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13">
            <text:p>13</text:p>
          </table:table-cell>
          <table:table-cell table:style-name="ce3"/>
          <table:table-cell table:style-name="ce3" office:value-type="float" office:value="0">
            <text:p>0</text:p>
          </table:table-cell>
          <table:table-cell table:number-columns-repeated="966"/>
        </table:table-row>
        <table:table-row table:style-name="ro36">
          <table:table-cell table:style-name="ce3" office:value-type="string">
            <text:p>Geriatric Mental Health (T2B2)</text:p>
          </table:table-cell>
          <table:table-cell table:style-name="ce3" office:value-type="float" office:value="1">
            <text:p>1</text:p>
          </table:table-cell>
          <table:table-cell table:style-name="ce3" office:value-type="string">
            <text:p>Today there are significant inadequacies in geriatric mental health practice and policy and a lack of linkage to public health and physical healthcare. This is amplified by the growth in our aging population. This presentation will provide an overview of geriatric mental health in New York State, the impending mental health challenges brought on by the massive growth of older adults that will take place over the next quarter century, and opportunities to improve on these issues.</text:p>
          </table:table-cell>
          <table:table-cell table:style-name="ce3" office:value-type="string">
            <text:p>http://www.albany.edu/docs.sph/coned/t2b2geriatricmh.htm</text:p>
          </table:table-cell>
          <table:table-cell table:style-name="ce3" office:value-type="string">
            <text:p>1A2</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2B1</text:p>
          </table:table-cell>
          <table:table-cell table:style-name="ce3"/>
          <table:table-cell table:style-name="ce3" office:value-type="string">
            <text:p>2B7</text:p>
          </table:table-cell>
          <table:table-cell table:style-name="ce3"/>
          <table:table-cell table:style-name="ce3" office:value-type="string">
            <text:p>4B1</text:p>
          </table:table-cell>
          <table:table-cell table:style-name="ce3"/>
          <table:table-cell table:style-name="ce10" office:value-type="string">
            <text:p>4B2</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213">
            <text:p>213</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3">
            <text:p>23</text:p>
          </table:table-cell>
          <table:table-cell table:style-name="ce3" office:value-type="float" office:value="4">
            <text:p>4</text:p>
          </table:table-cell>
          <table:table-cell table:style-name="ce3" office:value-type="float" office:value="36">
            <text:p>36</text:p>
          </table:table-cell>
          <table:table-cell table:style-name="ce3" office:value-type="float" office:value="0">
            <text:p>0</text:p>
          </table:table-cell>
          <table:table-cell table:number-columns-repeated="966"/>
        </table:table-row>
        <table:table-row table:style-name="ro29">
          <table:table-cell table:style-name="ce3" office:value-type="string">
            <text:p>AIDS: 25 Years Later (T2B2)</text:p>
          </table:table-cell>
          <table:table-cell table:style-name="ce3" office:value-type="float" office:value="1">
            <text:p>1</text:p>
          </table:table-cell>
          <table:table-cell table:style-name="ce3" office:value-type="string">
            <text:p>From the deaths of a few young gay white men in 1981, to epidemic and pandemic proportions today, HIV/AIDS is a devastating public health challenge that today disproportionately impacts communities of color in this country and throughout the global community. In the USA, an estimated one million people are living with the virus. Globally, 40 million people are infected including, 17.5 million women and 2.3 million children under the age of 15. Frank Oldham, Executive Director of the National Association of People with AIDS and Doug Fish, M.D., Medical Director, AIDS Treatment Program, Albany Medical Center will discuss the epidemiology of the disease, contemporary clinical and prevention interventions and advocacy. Their talk will address where we are, 25 years into this global public health problem.</text:p>
          </table:table-cell>
          <table:table-cell table:style-name="ce3" office:value-type="string">
            <text:p>http://www.albany.edu/sph/coned/t2b2aids.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10</text:p>
          </table:table-cell>
          <table:table-cell table:style-name="ce3"/>
          <table:table-cell table:style-name="ce3" office:value-type="string">
            <text:p>4B2</text:p>
          </table:table-cell>
          <table:table-cell table:style-name="ce3"/>
          <table:table-cell table:style-name="ce10" office:value-type="string">
            <text:p>5B2</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218">
            <text:p>218</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5">
            <text:p>35</text:p>
          </table:table-cell>
          <table:table-cell table:style-name="ce3" office:value-type="float" office:value="17">
            <text:p>17</text:p>
          </table:table-cell>
          <table:table-cell table:style-name="ce3"/>
          <table:table-cell table:style-name="ce3" office:value-type="float" office:value="0">
            <text:p>0</text:p>
          </table:table-cell>
          <table:table-cell table:number-columns-repeated="966"/>
        </table:table-row>
        <table:table-row table:style-name="ro29">
          <table:table-cell table:style-name="ce3" office:value-type="string">
            <text:p>Public Health Ethics</text:p>
          </table:table-cell>
          <table:table-cell table:style-name="ce3" office:value-type="float" office:value="1">
            <text:p>1</text:p>
          </table:table-cell>
          <table:table-cell table:style-name="ce3" office:value-type="string">
            <text:p>At the end of this course the learner will be able to: 1) Distinguish between public health ethics and medical ethics; 2) Be able to define the eleven values and beliefs stated in the materials of the Public Health Code of Ethics; 3) Identify and apply the 12 principles for the the ethical practice of public health; and 4) Understand how legal powers relate to public health ethics.</text:p>
          </table:table-cell>
          <table:table-cell table:style-name="ce3" office:value-type="string">
            <text:p>http://oce.sph.unc.edu/phethics/modules.htm</text:p>
          </table:table-cell>
          <table:table-cell table:style-name="ce3" office:value-type="string">
            <text:p>1A2</text:p>
          </table:table-cell>
          <table:table-cell table:style-name="ce3" office:value-type="string">
            <text:p>A</text:p>
          </table:table-cell>
          <table:table-cell table:style-name="ce3" office:value-type="string">
            <text:p>2A5</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2B6</text:p>
          </table:table-cell>
          <table:table-cell table:style-name="ce3"/>
          <table:table-cell table:style-name="ce3" office:value-type="string">
            <text:p>8B1</text:p>
          </table:table-cell>
          <table:table-cell table:style-name="ce3"/>
          <table:table-cell table:style-name="ce3" office:value-type="string">
            <text:p>8B3</text:p>
          </table:table-cell>
          <table:table-cell table:style-name="ce3" table:number-columns-repeated="30"/>
          <table:table-cell table:style-name="ce3" office:value-type="float" office:value="231">
            <text:p>231</text:p>
          </table:table-cell>
          <table:table-cell table:style-name="ce3" office:value-type="string">
            <text:p>Web-based Course</text:p>
          </table:table-cell>
          <table:table-cell table:style-name="ce3" office:value-type="string">
            <text:p>Free</text:p>
          </table:table-cell>
          <table:table-cell table:style-name="ce3" office:value-type="string">
            <text:p>2-3 hours</text:p>
          </table:table-cell>
          <table:table-cell table:style-name="ce3"/>
          <table:table-cell table:style-name="ce3" office:value-type="float" office:value="11">
            <text:p>11</text:p>
          </table:table-cell>
          <table:table-cell table:style-name="ce3" office:value-type="float" office:value="19">
            <text:p>19</text:p>
          </table:table-cell>
          <table:table-cell table:style-name="ce3"/>
          <table:table-cell table:style-name="ce3" office:value-type="float" office:value="0">
            <text:p>0</text:p>
          </table:table-cell>
          <table:table-cell table:number-columns-repeated="966"/>
        </table:table-row>
        <table:table-row table:style-name="ro32">
          <table:table-cell table:style-name="ce3" office:value-type="string">
            <text:p>Immigrant Workers' Health Safety</text:p>
          </table:table-cell>
          <table:table-cell table:style-name="ce3" office:value-type="float" office:value="1">
            <text:p>1</text:p>
          </table:table-cell>
          <table:table-cell table:style-name="ce3" office:value-type="string">
            <text:p>This presentation is part of the New York/New Jersey Education and Research Center 28th Annual Scientific Meeting on occupational health disparities and occupational health issues in the changing workforce. In this panel discussion, the speakers address topics related to workplace safety; organizing and advocacy; immigration; and 9/11.</text:p>
          </table:table-cell>
          <table:table-cell table:style-name="ce8" office:value-type="string">
            <text:p>http://ophp.umdnj.edu/apreso/nynjerc/immigrant.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2A5</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12</text:p>
          </table:table-cell>
          <table:table-cell table:style-name="ce3"/>
          <table:table-cell table:style-name="ce3" office:value-type="string">
            <text:p>2B6</text:p>
          </table:table-cell>
          <table:table-cell table:style-name="ce3"/>
          <table:table-cell table:style-name="ce10" office:value-type="string">
            <text:p>4B2</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253">
            <text:p>253</text:p>
          </table:table-cell>
          <table:table-cell table:style-name="ce3" office:value-type="string">
            <text:p>Satellite Broadcast</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4">
            <text:p>24</text:p>
          </table:table-cell>
          <table:table-cell table:style-name="ce3" office:value-type="float" office:value="26">
            <text:p>26</text:p>
          </table:table-cell>
          <table:table-cell table:style-name="ce3"/>
          <table:table-cell table:style-name="ce3" office:value-type="float" office:value="0">
            <text:p>0</text:p>
          </table:table-cell>
          <table:table-cell table:number-columns-repeated="966"/>
        </table:table-row>
        <table:table-row table:style-name="ro39">
          <table:table-cell table:style-name="ce3" office:value-type="string">
            <text:p>A Public Health Model for Sexual Violence Prevention</text:p>
          </table:table-cell>
          <table:table-cell table:style-name="ce3" office:value-type="float" office:value="1">
            <text:p>1</text:p>
          </table:table-cell>
          <table:table-cell table:style-name="ce3" office:value-type="string">
            <text:p>Philip McCabe is a Public Health Educator, Staff Trainer, and Consultant in the areas of Emergency Preparedness, and Disaster Response. He also provides services in the area of alcohol, tobacco, illegal drugs, and compulsive gambling addictions; Policy and Program Development, Survivor of Abuse/Trauma and Domestic Violence, Co-Occurring Disorders, LGBT/ Lesbian, Gay, Bisexual, Transgender and Orientation Questioning Clients, Psycho-Social Issues for people infected/affected with AIDS/HIV, Clinical Case Management, Crisis Intervention, Addiction Treatment, Individual, Group and Family Therapy.</text:p>
            <text:p/>
            <text:p/>
            <text:p/>
            <text:p>Philip is a New Jersey Certified Social Worker and Addiction Specialist and holds numerous other certifications that range from Disaster Response Counselor, American Compulsive Gambling Counselor, and National Forensic Counselor. He is also an instructor at the Rutgers School of Alcohol and Drug Studies.Philip McCabe is a Public Health Educator, Staff Trainer, and Consultant in the areas of Emergency Preparedness, and Disaster Response. He also provides services in the area of alcohol, tobacco, illegal drugs, and compulsive gambling addictions; Policy and Program Development, Survivor of Abuse/Trauma and Domestic Violence, Co-Occurring Disorders, LGBT/ Lesbian, Gay, Bisexual, Transgender and Orientation Questioning Clients, Psycho-Social Issues for people infected/affected with AIDS/HIV, Clinical Case Management, Crisis Intervention, Addiction Treatment, Individual, Group and Family Therapy.</text:p>
            <text:p/>
            <text:p/>
            <text:p/>
            <text:p>Philip is a New Jersey Certified Social Worker and Addiction Specialist and holds numerous other certifications that range from Disaster Response Counselor, American Compulsive Gambling Counselor, and National Forensic Counselor. He is also an instructor at the Rutgers School of Alcohol and Drug Studies.Philip McCabe is a Public Health Educator, Staff Trainer, and Consultant in the areas of Emergency Preparedness, and Disaster Response. He also provides services in the area of alcohol, tobacco, illegal drugs, and compulsive gambling addictions; Policy and Program Development, Survivor of Abuse/Trauma and Domestic Violence, Co-Occurring Disorders, LGBT/ Lesbian, Gay, Bisexual, Transgender and Orientation Questioning Clients, Psycho-Social Issues for people infected/affected with AIDS/HIV, Clinical Case Management, Crisis Intervention, Addiction Treatment, Individual, Group and Family Therapy.</text:p>
            <text:p/>
            <text:p/>
            <text:p/>
            <text:p>Philip is a New Jersey Certified Social Worker and Addiction Specialist and holds numerous other certifications that range from Disaster Response Counselor, American Compulsive Gambling Counselor, and National Forensic Counselor. He is also an instructor at the Rutgers School of Alcohol and Drug Studies.Philip McCabe is a Public Health Educator, Staff Trainer, and Consultant in the areas of Emergency Preparedness, and Disaster Response. He also provides services in the area of alcohol, tobacco, illegal drugs, and compulsive gambling addictions; Policy and Program Development, Survivor of Abuse/Trauma and Domestic Violence, Co-Occurring Disorders, LGBT/ Lesbian, Gay, Bisexual, Transgender and Orientation Questioning Clients, Psycho-Social Issues for people infected/affected with AIDS/HIV, Clinical Case Management, Crisis Intervention, Addiction Treatment, Individual, Group and Family Therapy.</text:p>
            <text:p/>
            <text:p/>
            <text:p/>
            <text:p>Philip is a New Jersey Certified Social Worker and Addiction Specialist and holds numerous other certifications that range from Disaster Response Counselor, American Compulsive Gambling Counselor, and National Forensic Counselor. He is also an instructor at the Rutgers School of Alcohol and Drug Studies.Philip McCabe is a Public Health Educator, Staff Trainer, and Consultant in the areas of Emergency Preparedness, and Disaster Response. He also provides services in the area of alcohol, tobacco, illegal drugs, and compulsive gambling addictions; Policy and Program Development, Survivor of Abuse/Trauma and Domestic Violence, Co-Occurring Disorders, LGBT/ Lesbian, Gay, Bisexual, Transgender and Orientation Questioning Clients, Psycho-Social Issues for people infected/affected with AIDS/HIV, Clinical Case Management, Crisis Intervention, Addiction Treatment, Individual, Group and Family Therapy.</text:p>
            <text:p/>
            <text:p/>
            <text:p/>
            <text:p>Philip is a New Jersey Certified Social Worker and Addiction Specialist and holds numerous other certifications that range from Disaster Response Counselor, American Compulsive Gambling Counselor, and National Forensic Counselor. He is also an instructor at the Rutgers School of Alcohol and Drug Studies.Philip McCabe is a Public Health Educator, Staff Trainer, and Consultant in the areas of Emergency Preparedness, and Disaster Response. He also provides services in the area of alcohol, tobacco, illegal drugs, and compulsive gambling addictions; Policy and Program Development, Survivor of Abuse/Trauma and Domestic Violence, Co-Occurring Disorders, LGBT/ Lesbian, Gay, Bisexual, Transgender and Orientation Questioning Clients, Psycho-Social Issues for people infected/affected with AIDS/HIV, Clinical Case Management, Crisis Intervention, Addiction Treatment, Individual, Group and Family Therapy.</text:p>
            <text:p/>
            <text:p/>
            <text:p/>
            <text:p>Philip is a New Jersey Certified Social Worker and Addiction Specialist and holds numerous other certifications that range from Disaster Response Counselor, American Compulsive Gambling Counselor, and National Forensic Counselor. He is also an instructor at the Rutgers School of Alcohol and Drug Studies.Philip McCabe is a Public Health Educator, Staff Trainer, and Consultant in the areas of Emergency Preparedness, and Disaster Response. He also provides services in the area of alcohol, tobacco, illegal drugs, and compulsive gambling addictions; Policy and Program Development, Survivor of Abuse/Trauma and Domestic Violence, Co-Occurring Disorders, LGBT/ Lesbian, Gay, Bisexual, Transgender and Orientation Questioning Clients, Psycho-Social Issues for people infected/affected with AIDS/HIV, Clinical Case Management, Crisis Intervention, Addiction Treatment, Individual, Group and Family Therapy.</text:p>
            <text:p/>
            <text:p/>
            <text:p/>
            <text:p>Philip is a New Jersey Certified Social Worker and Addiction Specialist and holds numerous other certifications that range from Disaster Response Counselor, American Compulsive Gambling Counselor, and National Forensic Counselor. He is also an instructor at the Rutgers School of Alcohol and Drug Studies.</text:p>
          </table:table-cell>
          <table:table-cell table:style-name="ce3" office:value-type="string">
            <text:p>http://ophp.umdnj.edu/apreso/ophp/phss/phss080424.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0"/>
          <table:table-cell table:style-name="ce3" office:value-type="float" office:value="288">
            <text:p>288</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6">
            <text:p>16</text:p>
          </table:table-cell>
          <table:table-cell table:style-name="ce3" office:value-type="float" office:value="32">
            <text:p>32</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40">
          <table:table-cell table:style-name="ce3" office:value-type="string">
            <text:p>Gangs: Raising a Public Health Issue</text:p>
          </table:table-cell>
          <table:table-cell table:style-name="ce3" office:value-type="float" office:value="1">
            <text:p>1</text:p>
          </table:table-cell>
          <table:table-cell table:style-name="ce3" office:value-type="string">
            <text:p>John W. Farrell is a graduate of Hunter College School of Social Work, where he earned an advanced degree in Social Work. He is currently employed at the University of Medicine and Dentistry of New Jersey <text:s/>University Behavioral Healthcare’s Violence Institute. At the Violence Institute, Mr. Farrell provides training on gangs and gang interventions. Mr. Farrell also provides case management services for the Rutgers University Police Institute’s Greater Newark Safer Cities Initiative. Over the past thirty years John Farrell’s career before retirement has included several leadership positions within the Department of Health and Senior Services: Deputy Director for the Division of Addiction Services, Acting Assistant Commissioner for the Division of Addiction Services, Deputy Director for the Division of Narcotics and Drug Abuse Control, Acting Assistant Commissioner for the Division of Epidemiology and Disease Control, and Chief of Special Projects for the Division of Narcotics and Drug Abuse Control. During his</text:p>
          </table:table-cell>
          <table:table-cell table:style-name="ce3" office:value-type="string">
            <text:p>http://ophp.umdnj.edu/apreso/ophp/phss/phss080515.htm</text:p>
          </table:table-cell>
          <table:table-cell table:style-name="ce3" office:value-type="string">
            <text:p>1A2</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5</text:p>
          </table:table-cell>
          <table:table-cell table:style-name="ce3"/>
          <table:table-cell table:style-name="ce3" office:value-type="string">
            <text:p>4B2</text:p>
          </table:table-cell>
          <table:table-cell table:style-name="ce3"/>
          <table:table-cell table:style-name="ce3" office:value-type="string">
            <text:p>4B4</text:p>
          </table:table-cell>
          <table:table-cell table:style-name="ce3" table:number-columns-repeated="30"/>
          <table:table-cell table:style-name="ce3" office:value-type="float" office:value="289">
            <text:p>289</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5">
            <text:p>5</text:p>
          </table:table-cell>
          <table:table-cell table:style-name="ce3" office:value-type="float" office:value="16">
            <text:p>16</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41">
          <table:table-cell table:style-name="ce3" office:value-type="string">
            <text:p>Improving Mental Health Screening and Services for Children in New Jersey</text:p>
          </table:table-cell>
          <table:table-cell table:style-name="ce3" office:value-type="float" office:value="1">
            <text:p>1</text:p>
          </table:table-cell>
          <table:table-cell table:style-name="ce3" office:value-type="string">
            <text:p>This seminar focuses on the issue of mental health and children. The presenter gives a review of the epidemiology of mental health concerns in children in the US and in New Jersey. Detailed studies will demonstrate the enormous impact this issue has on public health, mental health of children, the adults in our society, as well as the effect it has on early brain development. </text:p>
            <text:p/>
            <text:p/>
            <text:p/>
            <text:p>Speaker: Steven Kairys - Chairman of Pediatrics, Jersey Shore Univ. Medical Center, Robert Wood Johnson Hospital, Clinical Professor of Maternal and Child Health, UMDNJ-School of Public HealthThis seminar focuses on the issue of mental health and children. The presenter gives a review of the epidemiology of mental health concerns in children in the US and in New Jersey. Detailed studies will demonstrate the enormous impact this issue has on public health, mental health of children, the adults in our society, as well as the effect it has on early brain development. </text:p>
            <text:p/>
            <text:p/>
            <text:p/>
            <text:p>Speaker: Steven Kairys - Chairman of Pediatrics, Jersey Shore Univ. Medical Center, Robert Wood Johnson Hospital, Clinical Professor of Maternal and Child Health, UMDNJ-School of Public HealthThis seminar focuses on the issue of mental health and children. The presenter gives a review of the epidemiology of mental health concerns in children in the US and in New Jersey. Detailed studies will demonstrate the enormous impact this issue has on public health, mental health of children, the adults in our society, as well as the effect it has on early brain development. </text:p>
            <text:p/>
            <text:p/>
            <text:p/>
            <text:p>Speaker: Steven Kairys - Chairman of Pediatrics, Jersey Shore Univ. Medical Center, Robert Wood Johnson Hospital, Clinical Professor of Maternal and Child Health, UMDNJ-School of Public HealthThis seminar focuses on the issue of mental health and children. The presenter gives a review of the epidemiology of mental health concerns in children in the US and in New Jersey. Detailed studies will demonstrate the enormous impact this issue has on public health, mental health of children, the adults in our society, as well as the effect it has on early brain development. </text:p>
            <text:p/>
            <text:p/>
            <text:p/>
            <text:p>Speaker: Steven Kairys - Chairman of Pediatrics, Jersey Shore Univ. Medical Center, Robert Wood Johnson Hospital, Clinical Professor of Maternal and Child Health, UMDNJ-School of Public HealthThis seminar focuses on the issue of mental health and children. The presenter gives a review of the epidemiology of mental health concerns in children in the US and in New Jersey. Detailed studies will demonstrate the enormous impact this issue has on public health, mental health of children, the adults in our society, as well as the effect it has on early brain development. </text:p>
            <text:p/>
            <text:p/>
            <text:p/>
            <text:p>Speaker: Steven Kairys - Chairman of Pediatrics, Jersey Shore Univ. Medical Center, Robert Wood Johnson Hospital, Clinical Professor of Maternal and Child Health, UMDNJ-School of Public Health</text:p>
          </table:table-cell>
          <table:table-cell table:style-name="ce3" office:value-type="string">
            <text:p>http://ophp.umdnj.edu/OPHPpodcasts/PublicHealthcast/Entries/2009/2/4_PHSS_-_Improving_Mental_Health_Screening_and_Services_for_Children_in_NJ.html</text:p>
          </table:table-cell>
          <table:table-cell table:style-name="ce3" office:value-type="string">
            <text:p>1A2</text:p>
          </table:table-cell>
          <table:table-cell table:style-name="ce3" office:value-type="string">
            <text:p>A</text:p>
          </table:table-cell>
          <table:table-cell table:style-name="ce3" office:value-type="string">
            <text:p>1A4</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A4</text:p>
          </table:table-cell>
          <table:table-cell table:style-name="ce3" office:value-type="string">
            <text:p>A</text:p>
          </table:table-cell>
          <table:table-cell table:style-name="ce3" office:value-type="string">
            <text:p>1A1</text:p>
          </table:table-cell>
          <table:table-cell table:style-name="ce3"/>
          <table:table-cell table:style-name="ce3" office:value-type="string">
            <text:p>1B2</text:p>
          </table:table-cell>
          <table:table-cell table:style-name="ce3"/>
          <table:table-cell table:style-name="ce3" office:value-type="string">
            <text:p>1B4</text:p>
          </table:table-cell>
          <table:table-cell table:style-name="ce3"/>
          <table:table-cell table:style-name="ce3" office:value-type="string">
            <text:p>1B3</text:p>
          </table:table-cell>
          <table:table-cell table:style-name="ce3"/>
          <table:table-cell table:style-name="ce3" office:value-type="string">
            <text:p>2B1</text:p>
          </table:table-cell>
          <table:table-cell table:style-name="ce3"/>
          <table:table-cell table:style-name="ce10" office:value-type="string">
            <text:p>2B4</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315">
            <text:p>315</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3">
            <text:p>23</text:p>
          </table:table-cell>
          <table:table-cell table:style-name="ce3" office:value-type="float" office:value="22">
            <text:p>22</text:p>
          </table:table-cell>
          <table:table-cell table:style-name="ce3"/>
          <table:table-cell table:style-name="ce3" office:value-type="float" office:value="0">
            <text:p>0</text:p>
          </table:table-cell>
          <table:table-cell table:number-columns-repeated="966"/>
        </table:table-row>
        <table:table-row table:style-name="ro42">
          <table:table-cell table:style-name="ce3" office:value-type="string">
            <text:p>Anticipating Healthcare Reform</text:p>
          </table:table-cell>
          <table:table-cell table:style-name="ce3" office:value-type="float" office:value="1">
            <text:p>1</text:p>
          </table:table-cell>
          <table:table-cell table:style-name="ce3" office:value-type="string">
            <text:p>The debate over health care reform during the recent presidential campaign, and the consensus over the imperative for reform among diverse interest groups such as business and labor, liberal and conservative policy advocates, and state and federal government officials, have raised expectations that substantive reform of our health care system is imminent. This seminar reviews the current tensions within the US health care system that have led to calls for reform, the recent efforts to implement reform at the state and federal levels, the types of approaches to reform that have been proposed, and conclude with a discussion of the reform initiative likely to be proposed by the Obama Administration. </text:p>
            <text:p/>
            <text:p/>
            <text:p/>
            <text:p>Speaker: <text:s/>Alan Monheit, Ph.D. - Professor of Health Economics (with tenure), Department of Health Systems and Policy, School of Public Health, UMDNJ; Director, Ph.D. Program in Public Health – Health Systems and Policy, UMDNJ; Director, Center for Health Economics and Health Policy, UMDNJ; Research Professor, RutThe debate over health care reform during the recent presidential campaign, and the consensus over the imperative for reform among diverse interest groups such as business and labor, liberal and conservative policy advocates, and state and federal government officials, have raised expectations that substantive reform of our health care system is imminent. This seminar reviews the current tensions within the US health care system that have led to calls for reform, the recent efforts to implement reform at the state and federal levels, the types of approaches to reform that have been proposed, and conclude with a discussion of the reform initiative likely to be proposed by the Obama Administration. </text:p>
            <text:p/>
            <text:p/>
            <text:p/>
            <text:p>Speaker: <text:s/>Alan Monheit, Ph.D. - Professor of Health Economics (with tenure), Department of Health Systems and Policy, School of Public Health, UMDNJ; Director, Ph.D. Program in Public Health – Health Systems and Policy, UMDNJ; Director, Center for Health Economics and Health Policy, UMDNJ; Research Professor, RutThe debate over health care reform during the recent presidential campaign, and the consensus over the imperative for reform among diverse interest groups such as business and labor, liberal and conservative policy advocates, and state and federal government officials, have raised expectations that substantive reform of our health care system is imminent. This seminar reviews the current tensions within the US health care system that have led to calls for reform, the recent efforts to implement reform at the state and federal levels, the types of approaches to reform that have been proposed, and conclude with a discussion of the reform initiative likely to be proposed by the Obama Administration. </text:p>
            <text:p/>
            <text:p/>
            <text:p/>
            <text:p>Speaker: <text:s/>Alan Monheit, Ph.D. - Professor of Health Economics (with tenure), Department of Health Systems and Policy, School of Public Health, UMDNJ; Director, Ph.D. Program in Public Health – Health Systems and Policy, UMDNJ; Director, Center for Health Economics and Health Policy, UMDNJ; Research Professor, RutThe debate over health care reform during the recent presidential campaign, and the consensus over the imperative for reform among diverse interest groups such as business and labor, liberal and conservative policy advocates, and state and federal government officials, have raised expectations that substantive reform of our health care system is imminent. This seminar reviews the current tensions within the US health care system that have led to calls for reform, the recent efforts to implement reform at the state and federal levels, the types of approaches to reform that have been proposed, and conclude with a discussion of the reform initiative likely to be proposed by the Obama Administration. </text:p>
            <text:p/>
            <text:p/>
            <text:p/>
            <text:p>Speaker: <text:s/>Alan Monheit, Ph.D. - Professor of Health Economics (with tenure), Department of Health Systems and Policy, School of Public Health, UMDNJ; Director, Ph.D. Program in Public Health – Health Systems and Policy, UMDNJ; Director, Center for Health Economics and Health Policy, UMDNJ; Research Professor, RutThe debate over health care reform during the recent presidential campaign, and the consensus over the imperative for reform among diverse interest groups such as business and labor, liberal and conservative policy advocates, and state and federal government officials, have raised expectations that substantive reform of our health care system is imminent. This seminar reviews the current tensions within the US health care system that have led to calls for reform, the recent efforts to implement reform at the state and federal levels, the types of approaches to reform that have been proposed, and conclude with a discussion of the reform initiative likely to be proposed by the Obama Administration. </text:p>
            <text:p/>
            <text:p/>
            <text:p/>
            <text:p>Speaker: <text:s/>Alan Monheit, Ph.D. - Professor of Health Economics (with tenure), Department of Health Systems and Policy, School of Public Health, UMDNJ; Director, Ph.D. Program in Public Health – Health Systems and Policy, UMDNJ; Director, Center for Health Economics and Health Policy, UMDNJ; Research Professor, Rut</text:p>
          </table:table-cell>
          <table:table-cell table:style-name="ce3" office:value-type="string">
            <text:p>http://ophp.umdnj.edu/OPHPpodcasts/PublicHealthcast/Entries/2009/3/4_PHSS_-_Anticipating_Health_Care_Reform.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B5</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2B1</text:p>
          </table:table-cell>
          <table:table-cell table:style-name="ce3" table:number-columns-repeated="32"/>
          <table:table-cell table:style-name="ce3" office:value-type="float" office:value="316">
            <text:p>316</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1">
            <text:p>31</text:p>
          </table:table-cell>
          <table:table-cell table:style-name="ce3" table:number-columns-repeated="2"/>
          <table:table-cell table:style-name="ce3" office:value-type="float" office:value="0">
            <text:p>0</text:p>
          </table:table-cell>
          <table:table-cell table:number-columns-repeated="966"/>
        </table:table-row>
        <table:table-row table:style-name="ro43">
          <table:table-cell table:style-name="ce3" office:value-type="string">
            <text:p>HIV/AIDS - A Public Health Update</text:p>
          </table:table-cell>
          <table:table-cell table:style-name="ce3" office:value-type="float" office:value="1">
            <text:p>1</text:p>
          </table:table-cell>
          <table:table-cell table:style-name="ce3" office:value-type="string">
            <text:p>This seminar focuses mainly upon the surveillance aspects of the epidemic. The presenter explores the changes in New Jersey HIV/AIDS reporting legislation and discusses the relevance of surveillance as a basis for public health action. Viewers are presented with techniques used to conduct surveillance, and address the national and statewide trends in the epidemic. Finally, the presenter gives an overview of programs and services that are available in New Jersey for HIV prevention, care, and treatment. </text:p>
            <text:p/>
            <text:p/>
            <text:p/>
            <text:p>Speaker: Barbara J. Bolden, Ph.D., CPM - Acting Director of the Division of HIV/AIDS Services, Epidemiologic Services, New Jersey Department of Health and Senior Services, Trenton, New Jersey.This seminar focuses mainly upon the surveillance aspects of the epidemic. The presenter explores the changes in New Jersey HIV/AIDS reporting legislation and discusses the relevance of surveillance as a basis for public health action. Viewers are presented with techniques used to conduct surveillance, and address the national and statewide trends in the epidemic. Finally, the presenter gives an overview of programs and services that are available in New Jersey for HIV prevention, care, and treatment. </text:p>
            <text:p/>
            <text:p/>
            <text:p/>
            <text:p>Speaker: Barbara J. Bolden, Ph.D., CPM - Acting Director of the Division of HIV/AIDS Services, Epidemiologic Services, New Jersey Department of Health and Senior Services, Trenton, New Jersey.This seminar focuses mainly upon the surveillance aspects of the epidemic. The presenter explores the changes in New Jersey HIV/AIDS reporting legislation and discusses the relevance of surveillance as a basis for public health action. Viewers are presented with techniques used to conduct surveillance, and address the national and statewide trends in the epidemic. Finally, the presenter gives an overview of programs and services that are available in New Jersey for HIV prevention, care, and treatment. </text:p>
            <text:p/>
            <text:p/>
            <text:p/>
            <text:p>Speaker: Barbara J. Bolden, Ph.D., CPM - Acting Director of the Division of HIV/AIDS Services, Epidemiologic Services, New Jersey Department of Health and Senior Services, Trenton, New Jersey.This seminar focuses mainly upon the surveillance aspects of the epidemic. The presenter explores the changes in New Jersey HIV/AIDS reporting legislation and discusses the relevance of surveillance as a basis for public health action. Viewers are presented with techniques used to conduct surveillance, and address the national and statewide trends in the epidemic. Finally, the presenter gives an overview of programs and services that are available in New Jersey for HIV prevention, care, and treatment. </text:p>
            <text:p/>
            <text:p/>
            <text:p/>
            <text:p>Speaker: Barbara J. Bolden, Ph.D., CPM - Acting Director of the Division of HIV/AIDS Services, Epidemiologic Services, New Jersey Department of Health and Senior Services, Trenton, New Jersey.This seminar focuses mainly upon the surveillance aspects of the epidemic. The presenter explores the changes in New Jersey HIV/AIDS reporting legislation and discusses the relevance of surveillance as a basis for public health action. Viewers are presented with techniques used to conduct surveillance, and address the national and statewide trends in the epidemic. Finally, the presenter gives an overview of programs and services that are available in New Jersey for HIV prevention, care, and treatment. </text:p>
            <text:p/>
            <text:p/>
            <text:p/>
            <text:p>Speaker: Barbara J. Bolden, Ph.D., CPM - Acting Director of the Division of HIV/AIDS Services, Epidemiologic Services, New Jersey Department of Health and Senior Services, Trenton, New Jersey.</text:p>
          </table:table-cell>
          <table:table-cell table:style-name="ce3" office:value-type="string">
            <text:p>http://ophp.umdnj.edu/OPHPpodcasts/PublicHealthcast/Entries/2009/4/8_PHSS_-_HIV_-_AIDS_-_A_Public_Health_Update.html</text:p>
          </table:table-cell>
          <table:table-cell table:style-name="ce3" office:value-type="string">
            <text:p>1A2</text:p>
          </table:table-cell>
          <table:table-cell table:style-name="ce3" office:value-type="string">
            <text:p>A</text:p>
          </table:table-cell>
          <table:table-cell table:style-name="ce3" office:value-type="string">
            <text:p>1A4</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4</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2B1</text:p>
          </table:table-cell>
          <table:table-cell table:style-name="ce3" table:number-columns-repeated="26"/>
          <table:table-cell table:style-name="ce3" office:value-type="float" office:value="318">
            <text:p>318</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7">
            <text:p>37</text:p>
          </table:table-cell>
          <table:table-cell table:style-name="ce3" office:value-type="float" office:value="31">
            <text:p>31</text:p>
          </table:table-cell>
          <table:table-cell table:style-name="ce3" office:value-type="float" office:value="35">
            <text:p>35</text:p>
          </table:table-cell>
          <table:table-cell table:style-name="ce3" office:value-type="float" office:value="0">
            <text:p>0</text:p>
          </table:table-cell>
          <table:table-cell table:number-columns-repeated="966"/>
        </table:table-row>
        <table:table-row table:style-name="ro44">
          <table:table-cell table:style-name="ce3" office:value-type="string">
            <text:p>Gangs: Raising a Public Health Issue - Part 2</text:p>
          </table:table-cell>
          <table:table-cell table:style-name="ce3" office:value-type="float" office:value="1">
            <text:p>1</text:p>
          </table:table-cell>
          <table:table-cell table:style-name="ce3" office:value-type="string">
            <text:p>This presentation further informs the viewer of the culture of gangs in New Jersey. <text:s/>He reviews what defines a gang, the risk factors that may push children into the culture, and, the roles and responsibilities of inter-agency collaboration as they relate to addressing gang involvement. This seminar also addresses the obligation of identifying problem areas in the community and drawing attention to them for improvement. It will also address the leadership principle of protecting citizens from injury (intentional and unintentional) within the community setting.</text:p>
          </table:table-cell>
          <table:table-cell table:style-name="ce3" office:value-type="string">
            <text:p>http://ophp.umdnj.edu/OPHPpodcasts/PublicHealthcast/Entries/2008/9/24_PHSS_-_Gangs_-_Raising_A_Public_Health_Issue_-_Part_2.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A2</text:p>
          </table:table-cell>
          <table:table-cell table:style-name="ce3"/>
          <table:table-cell table:style-name="ce10" office:value-type="string">
            <text:p>7A1</text:p>
          </table:table-cell>
          <table:table-cell table:style-name="ce10"/>
          <table:table-cell table:style-name="ce3" office:value-type="string">
            <text:p>7A2</text:p>
          </table:table-cell>
          <table:table-cell table:style-name="ce3"/>
          <table:table-cell table:style-name="ce10" office:value-type="string">
            <text:p>6B1</text:p>
          </table:table-cell>
          <table:table-cell table:style-name="ce10"/>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number-columns-repeated="10"/>
          <table:table-cell table:style-name="ce3" office:value-type="float" office:value="323">
            <text:p>323</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6">
            <text:p>16</text:p>
          </table:table-cell>
          <table:table-cell table:style-name="ce3" office:value-type="float" office:value="28">
            <text:p>28</text:p>
          </table:table-cell>
          <table:table-cell table:style-name="ce3"/>
          <table:table-cell table:style-name="ce3" office:value-type="float" office:value="0">
            <text:p>0</text:p>
          </table:table-cell>
          <table:table-cell table:number-columns-repeated="966"/>
        </table:table-row>
        <table:table-row table:style-name="ro44">
          <table:table-cell table:style-name="ce3" office:value-type="string">
            <text:p>Assessing the Issue of Lead</text:p>
          </table:table-cell>
          <table:table-cell table:style-name="ce3" office:value-type="float" office:value="1">
            <text:p>1</text:p>
          </table:table-cell>
          <table:table-cell table:style-name="ce3" office:value-type="string">
            <text:p>This presentation focuses on giving a foundational understanding of the principles of protecting each person in the community from disease, injury, and other health hazards as it relates to the issue of lead poison prevention. The presenter focuses on community relations as it relates to developing constructive partnerships that focus on community public health needs. This in turn strengthens the public health infrastructure and its essential services to direct necessary changes as it pertains to the issue of lead abatement.</text:p>
          </table:table-cell>
          <table:table-cell table:style-name="ce3" office:value-type="string">
            <text:p>http://ophp.umdnj.edu/OPHPpodcasts/PublicHealthcast/Entries/2008/12/2_PHSS_Assessing_the_Issue_of_Lead.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10" office:value-type="string">
            <text:p>6B4</text:p>
          </table:table-cell>
          <table:table-cell table:style-name="ce10"/>
          <table:table-cell table:style-name="ce3" office:value-type="string">
            <text:p>6B6</text:p>
          </table:table-cell>
          <table:table-cell table:style-name="ce3" table:number-columns-repeated="22"/>
          <table:table-cell table:style-name="ce3" office:value-type="float" office:value="325">
            <text:p>325</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7">
            <text:p>7</text:p>
          </table:table-cell>
          <table:table-cell table:style-name="ce3" office:value-type="float" office:value="28">
            <text:p>28</text:p>
          </table:table-cell>
          <table:table-cell table:style-name="ce3"/>
          <table:table-cell table:style-name="ce3" office:value-type="float" office:value="0">
            <text:p>0</text:p>
          </table:table-cell>
          <table:table-cell table:number-columns-repeated="966"/>
        </table:table-row>
        <table:table-row table:style-name="ro44">
          <table:table-cell table:style-name="ce3" office:value-type="string">
            <text:p>Does New Jersey Have a Meth Crisis?</text:p>
          </table:table-cell>
          <table:table-cell table:style-name="ce3" office:value-type="float" office:value="1">
            <text:p>1</text:p>
          </table:table-cell>
          <table:table-cell table:style-name="ce3" office:value-type="string">
            <text:p>This seminar presents a perspective on Methamphetamine (Meth) use as a major public health threat to individuals, families, and communities, in particular in New Jersey. It is a problem that affects many segments of society regardless of gender, age, sexual orientation, socioeconomic status, or race/ethnicity. Children are at high risk for harm when exposed to meth use and manufacturing. The presentation will include recent information from the National Meth Summit held in Washington DC Nov. 2008.</text:p>
          </table:table-cell>
          <table:table-cell table:style-name="ce3" office:value-type="string">
            <text:p>http://ophp.umdnj.edu/OPHPpodcasts/PublicHealthcast/Entries/2009/2/17_PHSS_-_Does_New_Jersey_have_a_METH_Crisis.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A2</text:p>
          </table:table-cell>
          <table:table-cell table:style-name="ce3"/>
          <table:table-cell table:style-name="ce10" office:value-type="string">
            <text:p>7A1</text:p>
          </table:table-cell>
          <table:table-cell table:style-name="ce10"/>
          <table:table-cell table:style-name="ce3" office:value-type="string">
            <text:p>7A2</text:p>
          </table:table-cell>
          <table:table-cell table:style-name="ce3"/>
          <table:table-cell table:style-name="ce10" office:value-type="string">
            <text:p>6B1</text:p>
          </table:table-cell>
          <table:table-cell table:style-name="ce10"/>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number-columns-repeated="10"/>
          <table:table-cell table:style-name="ce3" office:value-type="float" office:value="328">
            <text:p>328</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6">
            <text:p>36</text:p>
          </table:table-cell>
          <table:table-cell table:style-name="ce3" table:number-columns-repeated="2"/>
          <table:table-cell table:style-name="ce3" office:value-type="float" office:value="0">
            <text:p>0</text:p>
          </table:table-cell>
          <table:table-cell table:number-columns-repeated="966"/>
        </table:table-row>
        <table:table-row table:style-name="ro45">
          <table:table-cell table:style-name="ce3" office:value-type="string">
            <text:p>Men's Health</text:p>
          </table:table-cell>
          <table:table-cell table:style-name="ce3" office:value-type="float" office:value="1">
            <text:p>1</text:p>
          </table:table-cell>
          <table:table-cell table:style-name="ce3" office:value-type="string">
            <text:p>Males of all ages experience disproportionately higher rates for injury and premature death. Further, they lead more risky lifestyles and generally avoid preventive care. This presents a public health dilemma that affects not only males but also their families, workplaces, and communities. A combination of health psychology, gender studies, and health promotion models provides a critical analysis of these factors. They also offer a means to create more male-affirming and effective health care and to lessen gender health disparities.</text:p>
            <text:p/>
            <text:p/>
            <text:p/>
            <text:p>After watching this broadcast participants will be able to:</text:p>
            <text:p/>
            <text:p/>
            <text:p/>
            <text:p><text:s text:c="4"/>* Describe the nature and scale of men's health concerns.</text:p>
            <text:p/>
            <text:p><text:s text:c="4"/>* Explain the importance of male psychology in male health behaviors</text:p>
            <text:p/>
            <text:p><text:s text:c="4"/>* Discuss more effective health communication skills in working with men.</text:p>
            <text:p/>
            <text:p><text:s text:c="4"/>* Utilize resources and best practices for men's health promotion.Males of all ages experience disproportionately higher rates for injury and premature death. Further, they lead more risky lifestyles and generally avoid preventive care. This presents a public health dilemma that affects not only males but also their families, workplaces, and communities. A combination of health psychology, gender studies, and health promotion models provides a critical analysis of these factors. They also offer a means to create more male-affirming and effective health care and to lessen gender health disparities.</text:p>
            <text:p/>
            <text:p/>
            <text:p/>
            <text:p>After watching this broadcast participants will be able to:</text:p>
            <text:p/>
            <text:p/>
            <text:p/>
            <text:p><text:s text:c="4"/>* Describe the nature and scale of men's health concerns.</text:p>
            <text:p/>
            <text:p><text:s text:c="4"/>* Explain the importance of male psychology in male health behaviors</text:p>
            <text:p/>
            <text:p><text:s text:c="4"/>* Discuss more effective health communication skills in working with men.</text:p>
            <text:p/>
            <text:p><text:s text:c="4"/>* Utilize resources and best practices for men's health promotion.Males of all ages experience disproportionately higher rates for injury and premature death. Further, they lead more risky lifestyles and generally avoid preventive care. This presents a public health dilemma that affects not only males but also their families, workplaces, and communities. A combination of health psychology, gender studies, and health promotion models provides a critical analysis of these factors. They also offer a means to create more male-affirming and effective health care and to lessen gender health disparities.</text:p>
            <text:p/>
            <text:p/>
            <text:p/>
            <text:p>After watching this broadcast participants will be able to:</text:p>
            <text:p/>
            <text:p/>
            <text:p/>
            <text:p><text:s text:c="4"/>* Describe the nature and scale of men's health concerns.</text:p>
            <text:p/>
            <text:p><text:s text:c="4"/>* Explain the importance of male psychology in male health behaviors</text:p>
            <text:p/>
            <text:p><text:s text:c="4"/>* Discuss more effective health communication skills in working with men.</text:p>
            <text:p/>
            <text:p><text:s text:c="4"/>* Utilize resources and best practices for men's health promotion.Males of all ages experience disproportionately higher rates for injury and premature death. Further, they lead more risky lifestyles and generally avoid preventive care. This presents a public health dilemma that affects not only males but also their families, workplaces, and communities. A combination of health psychology, gender studies, and health promotion models provides a critical analysis of these factors. They also offer a means to create more male-affirming and effective health care and to lessen gender health disparities.</text:p>
            <text:p/>
            <text:p/>
            <text:p/>
            <text:p>After watching this broadcast participants will be able to:</text:p>
            <text:p/>
            <text:p/>
            <text:p/>
            <text:p><text:s text:c="4"/>* Describe the nature and scale of men's health concerns.</text:p>
            <text:p/>
            <text:p><text:s text:c="4"/>* Explain the importance of male psychology in male health behaviors</text:p>
            <text:p/>
            <text:p><text:s text:c="4"/>* Discuss more effective health communication skills in working with men.</text:p>
            <text:p/>
            <text:p><text:s text:c="4"/>* Utilize resources and best practices for men's health promotion.</text:p>
          </table:table-cell>
          <table:table-cell table:style-name="ce3" office:value-type="string">
            <text:p>http://www.albany.edu/sph/coned/phl/menshealth.htm</text:p>
          </table:table-cell>
          <table:table-cell table:style-name="ce3" office:value-type="string">
            <text:p>1A2</text:p>
          </table:table-cell>
          <table:table-cell table:style-name="ce3" office:value-type="string">
            <text:p>A</text:p>
          </table:table-cell>
          <table:table-cell table:style-name="ce3" office:value-type="string">
            <text:p>3A2</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3B2</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table-cell table:style-name="ce10" office:value-type="string">
            <text:p>4B4</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344">
            <text:p>344</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2">
            <text:p>32</text:p>
          </table:table-cell>
          <table:table-cell table:style-name="ce3" table:number-columns-repeated="2"/>
          <table:table-cell table:style-name="ce3" office:value-type="float" office:value="0">
            <text:p>0</text:p>
          </table:table-cell>
          <table:table-cell table:number-columns-repeated="966"/>
        </table:table-row>
        <table:table-row table:style-name="ro46">
          <table:table-cell table:style-name="ce3" office:value-type="string">
            <text:p>Childhood Lead Poisoning Prevention: A Comprehensive Public Health Response to an Environmental Issue</text:p>
          </table:table-cell>
          <table:table-cell table:style-name="ce3" office:value-type="float" office:value="1">
            <text:p>1</text:p>
          </table:table-cell>
          <table:table-cell table:style-name="ce3" office:value-type="string">
            <text:p>Lead is a toxin that can harm young children as their bodies develop. It can damage the organs in developing children or lead to learning and behavioral problems. This program will look at how recent surveillance data can be used to create a housing-based approach to eliminating lead poisoning. It will also look at how to best assess a chil⁤_x0019_s blood lead level and subsequent procedures, including further testing and guidance, if the lead level is elevated.</text:p>
            <text:p/>
            <text:p/>
            <text:p/>
            <text:p>After watching this broadcast participants will be able to:</text:p>
            <text:p/>
            <text:p/>
            <text:p/>
            <text:p><text:s text:c="4"/>* Explain why exposure to environmental lead is a health concern for young children.</text:p>
            <text:p/>
            <text:p><text:s text:c="4"/>* Describe the steps taken to determine a child’s blood lead level and what happens if the level is elevated.</text:p>
            <text:p/>
            <text:p><text:s text:c="4"/>* Describe how the lead surveillance data is used to develop a housing based approach for the prevention of childhood lead poisoning.Lead is a toxin that can harm young children as their bodies develop. It can damage the organs in developing children or lead to learning and behavioral problems. This program will look at how recent surveillance data can be used to create a housing-based approach to eliminating lead poisoning. It will also look at how to best assess a chil⁤_x0019_s blood lead level and subsequent procedures, including further testing and guidance, if the lead level is elevated.</text:p>
            <text:p/>
            <text:p/>
            <text:p/>
            <text:p>After watching this broadcast participants will be able to:</text:p>
            <text:p/>
            <text:p/>
            <text:p/>
            <text:p><text:s text:c="4"/>* Explain why exposure to environmental lead is a health concern for young children.</text:p>
            <text:p/>
            <text:p><text:s text:c="4"/>* Describe the steps taken to determine a child’s blood lead level and what happens if the level is elevated.</text:p>
            <text:p/>
            <text:p><text:s text:c="4"/>* Describe how the lead surveillance data is used to develop a housing based approach for the prevention of childhood lead poisoning.Lead is a toxin that can harm young children as their bodies develop. It can damage the organs in developing children or lead to learning and behavioral problems. This program will look at how recent surveillance data can be used to create a housing-based approach to eliminating lead poisoning. It will also look at how to best assess a chil⁤_x0019_s blood lead level and subsequent procedures, including further testing and guidance, if the lead level is elevated.</text:p>
            <text:p/>
            <text:p/>
            <text:p/>
            <text:p>After watching this broadcast participants will be able to:</text:p>
            <text:p/>
            <text:p/>
            <text:p/>
            <text:p><text:s text:c="4"/>* Explain why exposure to environmental lead is a health concern for young children.</text:p>
            <text:p/>
            <text:p><text:s text:c="4"/>* Describe the steps taken to determine a child’s blood lead level and what happens if the level is elevated.</text:p>
            <text:p/>
            <text:p><text:s text:c="4"/>* Describe how the lead surveillance data is used to develop a housing based approach for the prevention of childhood lead poisoning.Lead is a toxin that can harm young children as their bodies develop. It can damage the organs in developing children or lead to learning and behavioral problems. This program will look at how recent surveillance data can be used to create a housing-based approach to eliminating lead poisoning. It will also look at how to best assess a chil⁤_x0019_s blood lead level and subsequent procedures, including further testing and guidance, if the lead level is elevated.</text:p>
            <text:p/>
            <text:p/>
            <text:p/>
            <text:p>After watching this broadcast participants will be able to:</text:p>
            <text:p/>
            <text:p/>
            <text:p/>
            <text:p><text:s text:c="4"/>* Explain why exposure to environmental lead is a health concern for young children.</text:p>
            <text:p/>
            <text:p><text:s text:c="4"/>* Describe the steps taken to determine a child’s blood lead level and what happens if the level is elevated.</text:p>
            <text:p/>
            <text:p><text:s text:c="4"/>* Describe how the lead surveillance data is used to develop a housing based approach for the prevention of childhood lead poisoning.</text:p>
          </table:table-cell>
          <table:table-cell table:style-name="ce3" office:value-type="string">
            <text:p>http://www.albany.edu/sph/coned/phl/childhoodlead.htm</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9</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10" office:value-type="string">
            <text:p>6B4</text:p>
          </table:table-cell>
          <table:table-cell table:style-name="ce10"/>
          <table:table-cell table:style-name="ce3" office:value-type="string">
            <text:p>6B9</text:p>
          </table:table-cell>
          <table:table-cell table:style-name="ce3" table:number-columns-repeated="22"/>
          <table:table-cell table:style-name="ce3" office:value-type="float" office:value="345">
            <text:p>345</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22">
            <text:p>22</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47">
          <table:table-cell table:style-name="ce3" office:value-type="string">
            <text:p>Vaccine Acceptance</text:p>
          </table:table-cell>
          <table:table-cell table:style-name="ce3" office:value-type="float" office:value="1">
            <text:p>1</text:p>
          </table:table-cell>
          <table:table-cell table:style-name="ce3" office:value-type="string">
            <text:p>Last year saw the largest outbreak of measles cases in recent times. <text:s/>This year, the public braces for an onslaught of the H1N1 influenza virus. <text:s/>As a growing number of people opt out of immunizations, some herd immunity is lost. <text:s/>This puts the general population†_x0013_ particularly those who cannot receive immunizations†_x0013_ at higher risk of developing preventable diseases. <text:s/>This program examines the benefits of health care worker and child immunization while addressing myths that may lead an individual to avoid vaccination.</text:p>
            <text:p/>
            <text:p/>
            <text:p/>
            <text:p><text:s text:c="6"/>After watching this broadcast participants will be able to:</text:p>
            <text:p/>
            <text:p><text:s text:c="10"/>o Explain the major benefits of immunization and herd immunity.</text:p>
            <text:p/>
            <text:p><text:s text:c="10"/>o Name two vaccine-preventable diseases that have affected children in recent years.</text:p>
            <text:p/>
            <text:p><text:s text:c="10"/>o Explain the argument that rejects thimerosal as an autism-inducing agent.Last year saw the largest outbreak of measles cases in recent times. <text:s/>This year, the public braces for an onslaught of the H1N1 influenza virus. <text:s/>As a growing number of people opt out of immunizations, some herd immunity is lost. <text:s/>This puts the general population†_x0013_ particularly those who cannot receive immunizations†_x0013_ at higher risk of developing preventable diseases. <text:s/>This program examines the benefits of health care worker and child immunization while addressing myths that may lead an individual to avoid vaccination.</text:p>
            <text:p/>
            <text:p/>
            <text:p/>
            <text:p><text:s text:c="6"/>After watching this broadcast participants will be able to:</text:p>
            <text:p/>
            <text:p><text:s text:c="10"/>o Explain the major benefits of immunization and herd immunity.</text:p>
            <text:p/>
            <text:p><text:s text:c="10"/>o Name two vaccine-preventable diseases that have affected children in recent years.</text:p>
            <text:p/>
            <text:p><text:s text:c="10"/>o Explain the argument that rejects thimerosal as an autism-inducing agent.Last year saw the largest outbreak of measles cases in recent times. <text:s/>This year, the public braces for an onslaught of the H1N1 influenza virus. <text:s/>As a growing number of people opt out of immunizations, some herd immunity is lost. <text:s/>This puts the general population†_x0013_ particularly those who cannot receive immunizations†_x0013_ at higher risk of developing preventable diseases. <text:s/>This program examines the benefits of health care worker and child immunization while addressing myths that may lead an individual to avoid vaccination.</text:p>
            <text:p/>
            <text:p/>
            <text:p/>
            <text:p><text:s text:c="6"/>After watching this broadcast participants will be able to:</text:p>
            <text:p/>
            <text:p><text:s text:c="10"/>o Explain the major benefits of immunization and herd immunity.</text:p>
            <text:p/>
            <text:p><text:s text:c="10"/>o Name two vaccine-preventable diseases that have affected children in recent years.</text:p>
            <text:p/>
            <text:p><text:s text:c="10"/>o Explain the argument that rejects thimerosal as an autism-inducing agent.Last year saw the largest outbreak of measles cases in recent times. <text:s/>This year, the public braces for an onslaught of the H1N1 influenza virus. <text:s/>As a growing number of people opt out of immunizations, some herd immunity is lost. <text:s/>This puts the general population†_x0013_ particularly those who cannot receive immunizations†_x0013_ at higher risk of developing preventable diseases. <text:s/>This program examines the benefits of health care worker and child immunization while addressing myths that may lead an individual to avoid vaccination.</text:p>
            <text:p/>
            <text:p/>
            <text:p/>
            <text:p><text:s text:c="6"/>After watching this broadcast participants will be able to:</text:p>
            <text:p/>
            <text:p><text:s text:c="10"/>o Explain the major benefits of immunization and herd immunity.</text:p>
            <text:p/>
            <text:p><text:s text:c="10"/>o Name two vaccine-preventable diseases that have affected children in recent years.</text:p>
            <text:p/>
            <text:p><text:s text:c="10"/>o Explain the argument that rejects thimerosal as an autism-inducing agent.</text:p>
          </table:table-cell>
          <table:table-cell table:style-name="ce3" office:value-type="string">
            <text:p>http://www.albany.edu/sph/coned/phl/vaccine.htm</text:p>
          </table:table-cell>
          <table:table-cell table:style-name="ce3" office:value-type="string">
            <text:p>1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7</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7</text:p>
          </table:table-cell>
          <table:table-cell table:style-name="ce3" table:number-columns-repeated="30"/>
          <table:table-cell table:style-name="ce3" office:value-type="float" office:value="346">
            <text:p>34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4">
            <text:p>14</text:p>
          </table:table-cell>
          <table:table-cell table:style-name="ce3" office:value-type="float" office:value="22">
            <text:p>22</text:p>
          </table:table-cell>
          <table:table-cell table:style-name="ce3" office:value-type="float" office:value="13">
            <text:p>13</text:p>
          </table:table-cell>
          <table:table-cell table:style-name="ce3" office:value-type="float" office:value="0">
            <text:p>0</text:p>
          </table:table-cell>
          <table:table-cell table:number-columns-repeated="966"/>
        </table:table-row>
        <table:table-row table:style-name="ro45">
          <table:table-cell table:style-name="ce3" office:value-type="string">
            <text:p>Post-traumatic Stress Disorder in Veterans</text:p>
          </table:table-cell>
          <table:table-cell table:style-name="ce3" office:value-type="float" office:value="1">
            <text:p>1</text:p>
          </table:table-cell>
          <table:table-cell table:style-name="ce3" office:value-type="string">
            <text:p>As more men and woman return to the United States after serving abroad in the military, there is an increased need for awareness, education, and services related to Post-traumatic Stress Disorder (PTSD). This program will provide an overview of services currently offered by the New York State Division of Veteran⁳_x0019_ Affairs, particularly as they relate to counseling and other veteran-awarded benefits. <text:s/>This program will also look at the clinical side of Post-traumatic Stress Disorder. <text:s/>It will examine warning signs of PTSD, consider substance abuse related to PTSD, and discuss effective treatment for vetera⁮_x0019_s struggling with PTSD.</text:p>
            <text:p/>
            <text:p/>
            <text:p/>
            <text:p>After watching this broadcast participants will be able to:</text:p>
            <text:p/>
            <text:p/>
            <text:p/>
            <text:p><text:s text:c="4"/>* Describe symptoms of PTSD in veterans.</text:p>
            <text:p/>
            <text:p><text:s text:c="4"/>* Describe services available to veterans provided by the Division of Veterans’ Affairs related to PTSD.</text:p>
            <text:p/>
            <text:p><text:s text:c="4"/>* Explain differences between effective and non-effective treatments for veterans struggling with post traumatic stress.As more men and woman return to the United States after serving abroad in the military, there is an increased need for awareness, education, and services related to Post-traumatic Stress Disorder (PTSD). This program will provide an overview of services currently offered by the New York State Division of Veteran⁳_x0019_ Affairs, particularly as they relate to counseling and other veteran-awarded benefits. <text:s/>This program will also look at the clinical side of Post-traumatic Stress Disorder. <text:s/>It will examine warning signs of PTSD, consider substance abuse related to PTSD, and discuss effective treatment for vetera⁮_x0019_s struggling with PTSD.</text:p>
            <text:p/>
            <text:p/>
            <text:p/>
            <text:p>After watching this broadcast participants will be able to:</text:p>
            <text:p/>
            <text:p/>
            <text:p/>
            <text:p><text:s text:c="4"/>* Describe symptoms of PTSD in veterans.</text:p>
            <text:p/>
            <text:p><text:s text:c="4"/>* Describe services available to veterans provided by the Division of Veterans’ Affairs related to PTSD.</text:p>
            <text:p/>
            <text:p><text:s text:c="4"/>* Explain differences between effective and non-effective treatments for veterans struggling with post traumatic stress.As more men and woman return to the United States after serving abroad in the military, there is an increased need for awareness, education, and services related to Post-traumatic Stress Disorder (PTSD). This program will provide an overview of services currently offered by the New York State Division of Veteran⁳_x0019_ Affairs, particularly as they relate to counseling and other veteran-awarded benefits. <text:s/>This program will also look at the clinical side of Post-traumatic Stress Disorder. <text:s/>It will examine warning signs of PTSD, consider substance abuse related to PTSD, and discuss effective treatment for vetera⁮_x0019_s struggling with PTSD.</text:p>
            <text:p/>
            <text:p/>
            <text:p/>
            <text:p>After watching this broadcast participants will be able to:</text:p>
            <text:p/>
            <text:p/>
            <text:p/>
            <text:p><text:s text:c="4"/>* Describe symptoms of PTSD in veterans.</text:p>
            <text:p/>
            <text:p><text:s text:c="4"/>* Describe services available to veterans provided by the Division of Veterans’ Affairs related to PTSD.</text:p>
            <text:p/>
            <text:p><text:s text:c="4"/>* Explain differences between effective and non-effective treatments for veterans struggling with post traumatic stress.As more men and woman return to the United States after serving abroad in the military, there is an increased need for awareness, education, and services related to Post-traumatic Stress Disorder (PTSD). This program will provide an overview of services currently offered by the New York State Division of Veteran⁳_x0019_ Affairs, particularly as they relate to counseling and other veteran-awarded benefits. <text:s/>This program will also look at the clinical side of Post-traumatic Stress Disorder. <text:s/>It will examine warning signs of PTSD, consider substance abuse related to PTSD, and discuss effective treatment for vetera⁮_x0019_s struggling with PTSD.</text:p>
            <text:p/>
            <text:p/>
            <text:p/>
            <text:p>After watching this broadcast participants will be able to:</text:p>
            <text:p/>
            <text:p/>
            <text:p/>
            <text:p><text:s text:c="4"/>* Describe symptoms of PTSD in veterans.</text:p>
            <text:p/>
            <text:p><text:s text:c="4"/>* Describe services available to veterans provided by the Division of Veterans’ Affairs related to PTSD.</text:p>
            <text:p/>
            <text:p><text:s text:c="4"/>* Explain differences between effective and non-effective treatments for veterans struggling with post traumatic stress.</text:p>
          </table:table-cell>
          <table:table-cell table:style-name="ce3" office:value-type="string">
            <text:p>http://www.albany.edu/sph/coned/phl/ptsd.htm</text:p>
          </table:table-cell>
          <table:table-cell table:style-name="ce3" office:value-type="string">
            <text:p>1A2</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5B7</text:p>
          </table:table-cell>
          <table:table-cell table:style-name="ce3"/>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22"/>
          <table:table-cell table:style-name="ce3" office:value-type="float" office:value="347">
            <text:p>347</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3">
            <text:p>23</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48">
          <table:table-cell table:style-name="ce3" office:value-type="string">
            <text:p>Responsible Fatherhood</text:p>
          </table:table-cell>
          <table:table-cell table:style-name="ce3" office:value-type="float" office:value="1">
            <text:p>1</text:p>
          </table:table-cell>
          <table:table-cell table:style-name="ce3" office:value-type="string">
            <text:p>The health of men is an important factor in determining the well being and stability of a community. <text:s/>From a social determinant point of view, fathers/men with unhealthy lifestyles have an adverse impact on families and do little to promote positive youth development. Additionally, men of all races and socio-economic status are less likely to practice good health, visit health care providers, and take care of themselves. <text:s/>If we are to attempt to improve community health, we must direct more focus on me⁮_x0019_s health and responsible/positive fathering.</text:p>
            <text:p/>
            <text:p/>
            <text:p/>
            <text:p>After watching this broadcast participants will be able to:</text:p>
            <text:p/>
            <text:p/>
            <text:p/>
            <text:p><text:s text:c="4"/>* Explain the impact of positive male parenting to build strong communities</text:p>
            <text:p/>
            <text:p><text:s text:c="4"/>* Identify challenges and opportunities for men/fathers to contribute to the well-being of communities</text:p>
            <text:p/>
            <text:p><text:s text:c="4"/>* Describe the model and best practices in the responsible fathering communityThe health of men is an important factor in determining the well being and stability of a community. <text:s/>From a social determinant point of view, fathers/men with unhealthy lifestyles have an adverse impact on families and do little to promote positive youth development. Additionally, men of all races and socio-economic status are less likely to practice good health, visit health care providers, and take care of themselves. <text:s/>If we are to attempt to improve community health, we must direct more focus on me⁮_x0019_s health and responsible/positive fathering.</text:p>
            <text:p/>
            <text:p/>
            <text:p/>
            <text:p>After watching this broadcast participants will be able to:</text:p>
            <text:p/>
            <text:p/>
            <text:p/>
            <text:p><text:s text:c="4"/>* Explain the impact of positive male parenting to build strong communities</text:p>
            <text:p/>
            <text:p><text:s text:c="4"/>* Identify challenges and opportunities for men/fathers to contribute to the well-being of communities</text:p>
            <text:p/>
            <text:p><text:s text:c="4"/>* Describe the model and best practices in the responsible fathering communityThe health of men is an important factor in determining the well being and stability of a community. <text:s/>From a social determinant point of view, fathers/men with unhealthy lifestyles have an adverse impact on families and do little to promote positive youth development. Additionally, men of all races and socio-economic status are less likely to practice good health, visit health care providers, and take care of themselves. <text:s/>If we are to attempt to improve community health, we must direct more focus on me⁮_x0019_s health and responsible/positive fathering.</text:p>
            <text:p/>
            <text:p/>
            <text:p/>
            <text:p>After watching this broadcast participants will be able to:</text:p>
            <text:p/>
            <text:p/>
            <text:p/>
            <text:p><text:s text:c="4"/>* Explain the impact of positive male parenting to build strong communities</text:p>
            <text:p/>
            <text:p><text:s text:c="4"/>* Identify challenges and opportunities for men/fathers to contribute to the well-being of communities</text:p>
            <text:p/>
            <text:p><text:s text:c="4"/>* Describe the model and best practices in the responsible fathering community</text:p>
          </table:table-cell>
          <table:table-cell table:style-name="ce3" office:value-type="string">
            <text:p>http://www.albany.edu/sph/coned/phl/fatherhood.htm</text:p>
          </table:table-cell>
          <table:table-cell table:style-name="ce3" office:value-type="string">
            <text:p>1A2</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table-cell table:style-name="ce3" office:value-type="string">
            <text:p>4B4</text:p>
          </table:table-cell>
          <table:table-cell table:style-name="ce3"/>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22"/>
          <table:table-cell table:style-name="ce3" office:value-type="float" office:value="348">
            <text:p>348</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2">
            <text:p>32</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40">
          <table:table-cell table:style-name="ce3" office:value-type="string">
            <text:p>Family Health History in Primary Care and Public Health</text:p>
          </table:table-cell>
          <table:table-cell table:style-name="ce3" office:value-type="float" office:value="1">
            <text:p>1</text:p>
          </table:table-cell>
          <table:table-cell table:style-name="ce3" office:value-type="string">
            <text:p>For several years, the Surgeon General’s “My Family Health Portrait” tool has been available to the public, and individuals and families have been encouraged to discuss their family health histories at family reunions and Thanksgiving celebrations. The expectation is that knowledge about family health history will inform risk assessment and serve as the basis for offering patients appropriately tailored preventive interventions such as diet, exercise or other lifestyle changes, education about signs and symptoms to facilitate earlier recognition of disease, alternative screening protocols, and, if appropriate, prophylactic pharmaceutical or surgical interventions. In the face of direct-to-consumer marketing of genetic tests, medical and public health professionals must understand why family history is important in the assessment of chronic disease risk, what tools are available to assess family health history information and how to incorporate family health history tools and information into chronic disease p</text:p>
          </table:table-cell>
          <table:table-cell table:style-name="ce3" office:value-type="string">
            <text:p>http://www.albany.edu/sph/cphce/phl_31810.shtml</text:p>
          </table:table-cell>
          <table:table-cell table:style-name="ce3" office:value-type="string">
            <text:p>1A2</text:p>
          </table:table-cell>
          <table:table-cell table:style-name="ce3" office:value-type="string">
            <text:p>A</text:p>
          </table:table-cell>
          <table:table-cell table:style-name="ce3" office:value-type="string">
            <text:p>1A4</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4</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0"/>
          <table:table-cell table:style-name="ce3" office:value-type="float" office:value="350">
            <text:p>350</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12">
            <text:p>12</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49">
          <table:table-cell table:style-name="ce3" office:value-type="string">
            <text:p>Palliative Care</text:p>
          </table:table-cell>
          <table:table-cell table:style-name="ce3" office:value-type="float" office:value="1">
            <text:p>1</text:p>
          </table:table-cell>
          <table:table-cell table:style-name="ce3" office:value-type="string">
            <text:p>Chronic diseases such as cancer, heart disease and diabetes continue to be the leading causes of death in the United States. Serious, life-threatening and debilitating chronic conditions affect the quality of life for many people and their families. Palliative care (PC) provides patient and family-centered care that optimizes quality of life by anticipating, preventing and treating suffering at any time from diagnosis through the end of life. <text:s/>Studies suggest that the use of PC as an integral part of patient care has a beneficial impact on both a patien⁴_x0019_s quality of life and attendant health care costs.</text:p>
            <text:p/>
            <text:p/>
            <text:p/>
            <text:p>After watching this broadcast participants will be able to:</text:p>
            <text:p/>
            <text:p/>
            <text:p/>
            <text:p><text:s text:c="4"/>* Comprehend the history and evolution of the concept of PC</text:p>
            <text:p/>
            <text:p><text:s text:c="4"/>* Value the use of PC as an integral part of all areas of medical practice, not just end-of-life care</text:p>
            <text:p/>
            <text:p><text:s text:c="4"/>* Understand the importance of PC on patient/family quality of life issues as well as control and management of a chronic disease</text:p>
            <text:p/>
            <text:p><text:s text:c="4"/>* Recognize the impact of PC on heaChronic diseases such as cancer, heart disease and diabetes continue to be the leading causes of death in the United States. Serious, life-threatening and debilitating chronic conditions affect the quality of life for many people and their families. Palliative care (PC) provides patient and family-centered care that optimizes quality of life by anticipating, preventing and treating suffering at any time from diagnosis through the end of life. <text:s/>Studies suggest that the use of PC as an integral part of patient care has a beneficial impact on both a patien⁴_x0019_s quality of life and attendant health care costs.</text:p>
            <text:p/>
            <text:p/>
            <text:p/>
            <text:p>After watching this broadcast participants will be able to:</text:p>
            <text:p/>
            <text:p/>
            <text:p/>
            <text:p><text:s text:c="4"/>* Comprehend the history and evolution of the concept of PC</text:p>
            <text:p/>
            <text:p><text:s text:c="4"/>* Value the use of PC as an integral part of all areas of medical practice, not just end-of-life care</text:p>
            <text:p/>
            <text:p><text:s text:c="4"/>* Understand the importance of PC on patient/family quality of life issues as well as control and management of a chronic disease</text:p>
            <text:p/>
            <text:p><text:s text:c="4"/>* Recognize the impact of PC on heaChronic diseases such as cancer, heart disease and diabetes continue to be the leading causes of death in the United States. Serious, life-threatening and debilitating chronic conditions affect the quality of life for many people and their families. Palliative care (PC) provides patient and family-centered care that optimizes quality of life by anticipating, preventing and treating suffering at any time from diagnosis through the end of life. <text:s/>Studies suggest that the use of PC as an integral part of patient care has a beneficial impact on both a patien⁴_x0019_s quality of life and attendant health care costs.</text:p>
            <text:p/>
            <text:p/>
            <text:p/>
            <text:p>After watching this broadcast participants will be able to:</text:p>
            <text:p/>
            <text:p/>
            <text:p/>
            <text:p><text:s text:c="4"/>* Comprehend the history and evolution of the concept of PC</text:p>
            <text:p/>
            <text:p><text:s text:c="4"/>* Value the use of PC as an integral part of all areas of medical practice, not just end-of-life care</text:p>
            <text:p/>
            <text:p><text:s text:c="4"/>* Understand the importance of PC on patient/family quality of life issues as well as control and management of a chronic disease</text:p>
            <text:p/>
            <text:p><text:s text:c="4"/>* Recognize the impact of PC on hea</text:p>
          </table:table-cell>
          <table:table-cell table:style-name="ce3" office:value-type="string">
            <text:p>http://www.albany.edu/sph/cphce/phl_3410.shtml</text:p>
          </table:table-cell>
          <table:table-cell table:style-name="ce3" office:value-type="string">
            <text:p>1A2</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5B2</text:p>
          </table:table-cell>
          <table:table-cell table:style-name="ce3" table:number-columns-repeated="38"/>
          <table:table-cell table:style-name="ce3" office:value-type="float" office:value="351">
            <text:p>351</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42">
            <text:p>42</text:p>
          </table:table-cell>
          <table:table-cell table:style-name="ce3" office:value-type="float" office:value="28">
            <text:p>28</text:p>
          </table:table-cell>
          <table:table-cell table:style-name="ce3" office:value-type="float" office:value="0">
            <text:p>0</text:p>
          </table:table-cell>
          <table:table-cell table:number-columns-repeated="966"/>
        </table:table-row>
        <table:table-row table:style-name="ro50">
          <table:table-cell table:style-name="ce3" office:value-type="string">
            <text:p>Building Healthy Communities through Universal Design</text:p>
          </table:table-cell>
          <table:table-cell table:style-name="ce3" office:value-type="float" office:value="1">
            <text:p>1</text:p>
          </table:table-cell>
          <table:table-cell table:style-name="ce3" office:value-type="string">
            <text:p>Universal Design (UD) is a framework for the design of places, things, information, communication and policy that focuses on the user, on the widest range of people operating in the widest range of situations without special or separate design. It is a philosophy that can be applied to policy, systems and environmental changes, so that processes function better for a wider range of people. It developed in response to insights about the potential of design as an asset and facilitator to in response to changing demographics and the diversity of human populations, their abilities and their needs. <text:s/>UD is also called inclusive design, human centered design and design-for-all.</text:p>
            <text:p/>
            <text:p>The principles of UD have a significant role in advancing Public Health efforts to improve health outcomes and reduce disparities among populations. The broadcast will discuss the principles of Universal Design and its application in building healthy communities. <text:s/>Speakers will discuss the evolution of this design philosophy and describe itsUniversal Design (UD) is a framework for the design of places, things, information, communication and policy that focuses on the user, on the widest range of people operating in the widest range of situations without special or separate design. It is a philosophy that can be applied to policy, systems and environmental changes, so that processes function better for a wider range of people. It developed in response to insights about the potential of design as an asset and facilitator to in response to changing demographics and the diversity of human populations, their abilities and their needs. <text:s/>UD is also called inclusive design, human centered design and design-for-all.</text:p>
            <text:p/>
            <text:p>The principles of UD have a significant role in advancing Public Health efforts to improve health outcomes and reduce disparities among populations. The broadcast will discuss the principles of Universal Design and its application in building healthy communities. <text:s/>Speakers will discuss the evolution of this design philosophy and describe itsUniversal Design (UD) is a framework for the design of places, things, information, communication and policy that focuses on the user, on the widest range of people operating in the widest range of situations without special or separate design. It is a philosophy that can be applied to policy, systems and environmental changes, so that processes function better for a wider range of people. It developed in response to insights about the potential of design as an asset and facilitator to in response to changing demographics and the diversity of human populations, their abilities and their needs. <text:s/>UD is also called inclusive design, human centered design and design-for-all.</text:p>
            <text:p/>
            <text:p>The principles of UD have a significant role in advancing Public Health efforts to improve health outcomes and reduce disparities among populations. The broadcast will discuss the principles of Universal Design and its application in building healthy communities. <text:s/>Speakers will discuss the evolution of this design philosophy and describe its</text:p>
          </table:table-cell>
          <table:table-cell table:style-name="ce3" office:value-type="string">
            <text:p>http://www.albany.edu/sph/cphce/phl_22510.shtml</text:p>
          </table:table-cell>
          <table:table-cell table:style-name="ce3" office:value-type="string">
            <text:p>1A2</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6A9</text:p>
          </table:table-cell>
          <table:table-cell table:style-name="ce3" office:value-type="string">
            <text:p>A</text:p>
          </table:table-cell>
          <table:table-cell table:style-name="ce3" office:value-type="string">
            <text:p>4B3</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2B1</text:p>
          </table:table-cell>
          <table:table-cell table:style-name="ce3"/>
          <table:table-cell table:style-name="ce3" office:value-type="string">
            <text:p>6B9</text:p>
          </table:table-cell>
          <table:table-cell table:style-name="ce3" table:number-columns-repeated="30"/>
          <table:table-cell table:style-name="ce3" office:value-type="float" office:value="352">
            <text:p>352</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1">
            <text:p>31</text:p>
          </table:table-cell>
          <table:table-cell table:style-name="ce3" office:value-type="float" office:value="24">
            <text:p>24</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17">
          <table:table-cell table:style-name="ce3" office:value-type="string">
            <text:p>Health Interventions for Immigrant and Migrant Populations</text:p>
          </table:table-cell>
          <table:table-cell table:style-name="ce3" office:value-type="float" office:value="1">
            <text:p>1</text:p>
          </table:table-cell>
          <table:table-cell table:style-name="ce3" office:value-type="string">
            <text:p>Immigrants and migrant workers to the United States face a variety of barriers that may make access to health care difficult. <text:s/>These barriers can be linked to their economic, social, and cultural status. Health interventions for such populations circumvent barriers by being mindful of cultural and economic issues that may preclude families from receiving timely, quality health care. Such health interventions include conducting community outreach programs, providing culturally competent care, and providing education to immigrant and migrant populations. Such efforts connect families to health care and promote healthy living. Ultimately, health interventions for immigrant and migrant groups strive to alleviate health issues that are disproportionately high in such populations relative to the general population. <text:s/>Learning objectives:</text:p>
            <text:p/>
            <text:p/>
            <text:p/>
            <text:p><text:s text:c="4"/>* Identify two cultural barriers that make access to health care difficult.</text:p>
            <text:p/>
            <text:p><text:s text:c="4"/>* Name two interventions that may overcome the marginal economic status of some immigrants/miImmigrants and migrant workers to the United States face a variety of barriers that may make access to health care difficult. <text:s/>These barriers can be linked to their economic, social, and cultural status. Health interventions for such populations circumvent barriers by being mindful of cultural and economic issues that may preclude families from receiving timely, quality health care. Such health interventions include conducting community outreach programs, providing culturally competent care, and providing education to immigrant and migrant populations. Such efforts connect families to health care and promote healthy living. Ultimately, health interventions for immigrant and migrant groups strive to alleviate health issues that are disproportionately high in such populations relative to the general population. <text:s/>Learning objectives:</text:p>
            <text:p/>
            <text:p/>
            <text:p/>
            <text:p><text:s text:c="4"/>* Identify two cultural barriers that make access to health care difficult.</text:p>
            <text:p/>
            <text:p><text:s text:c="4"/>* Name two interventions that may overcome the marginal economic status of some immigrants/miImmigrants and migrant workers to the United States face a variety of barriers that may make access to health care difficult. <text:s/>These barriers can be linked to their economic, social, and cultural status. Health interventions for such populations circumvent barriers by being mindful of cultural and economic issues that may preclude families from receiving timely, quality health care. Such health interventions include conducting community outreach programs, providing culturally competent care, and providing education to immigrant and migrant populations. Such efforts connect families to health care and promote healthy living. Ultimately, health interventions for immigrant and migrant groups strive to alleviate health issues that are disproportionately high in such populations relative to the general population. <text:s/>Learning objectives:</text:p>
            <text:p/>
            <text:p/>
            <text:p/>
            <text:p><text:s text:c="4"/>* Identify two cultural barriers that make access to health care difficult.</text:p>
            <text:p/>
            <text:p><text:s text:c="4"/>* Name two interventions that may overcome the marginal economic status of some immigrants/mi</text:p>
          </table:table-cell>
          <table:table-cell table:style-name="ce3" office:value-type="string">
            <text:p>http://www.albany.edu/sph/coned/phl/immigranthealth.htm</text:p>
          </table:table-cell>
          <table:table-cell table:style-name="ce3" office:value-type="string">
            <text:p>1A2</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22"/>
          <table:table-cell table:style-name="ce3" office:value-type="float" office:value="354">
            <text:p>354</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5">
            <text:p>5</text:p>
          </table:table-cell>
          <table:table-cell table:style-name="ce3" office:value-type="float" office:value="24">
            <text:p>24</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13">
          <table:table-cell table:style-name="ce3" office:value-type="string">
            <text:p>Social Equity in Birth Outcomes: Black Infant Mortality Reduction in NJ</text:p>
          </table:table-cell>
          <table:table-cell table:style-name="ce3" office:value-type="float" office:value="1">
            <text:p>1</text:p>
          </table:table-cell>
          <table:table-cell table:style-name="ce3" office:value-type="string">
            <text:p>In the United States, racial and ethnic disparities in infant mortality persist despite greater medical and technological advances and steady declines in prevalence. In New Jersey, Black infants experience premature death at two to three times the rates of White infants. Stress is a major modifiable risk factor for adverse birth outcomes among women of color. Stress has been linked to preterm delivery, and researchers are examining the impact of racism on this psychosocial response including anxiety, depression, and anger. The Black Infant Mortality Reduction Resource Center (BIMRRC) within the Northern NJ Maternal/Child Health Consortium was established in 1999 to increase awareness of racial/ethnic perinatal health disparities. This presentation will discuss current statistics related to pregnancy outcomes, discuss the role of stress and racism in reducing disparities, and highlight new evidence-based interventions that have improved pregnancy outcomes for Black women.</text:p>
          </table:table-cell>
          <table:table-cell table:style-name="ce3" office:value-type="string">
            <text:p>http://ophp.umdnj.edu/OPHPpodcasts/PublicHealthcast/Entries/2009/9/10_PHSS_-Black_Infant_Mortality_Reduction_in_New_Jersey.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5B7</text:p>
          </table:table-cell>
          <table:table-cell table:style-name="ce3" table:number-columns-repeated="26"/>
          <table:table-cell table:style-name="ce3" office:value-type="float" office:value="355">
            <text:p>355</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2">
            <text:p>22</text:p>
          </table:table-cell>
          <table:table-cell table:style-name="ce3" office:value-type="float" office:value="24">
            <text:p>24</text:p>
          </table:table-cell>
          <table:table-cell table:style-name="ce3" office:value-type="float" office:value="23">
            <text:p>23</text:p>
          </table:table-cell>
          <table:table-cell table:style-name="ce3" office:value-type="float" office:value="0">
            <text:p>0</text:p>
          </table:table-cell>
          <table:table-cell table:number-columns-repeated="966"/>
        </table:table-row>
        <table:table-row table:style-name="ro51">
          <table:table-cell table:style-name="ce3" office:value-type="string">
            <text:p>Gangs: A Bridge between Public Health and Police -- The Edison Case Study</text:p>
          </table:table-cell>
          <table:table-cell table:style-name="ce3" office:value-type="float" office:value="1">
            <text:p>1</text:p>
          </table:table-cell>
          <table:table-cell table:style-name="ce3" office:value-type="string">
            <text:p>The Edison Township Department of Health and Human Services through its Municipal Alliance program has worked on gang prevention programming for over 10 years in cooperation with the Edison Police Department. This seminar is a case study that tracks the development of Edison's gang prevention programs within the community. The presenter will take the participants from initial discussions on low level gang activity, to documenting the progression of more aggressive gang activity. Participants will be given thorough survey data and the steps taken culminating in program development, expansion and entrenchment in the community. They will also be given information regarding the barriers faced in development and issues of implementation. They will also be presented with advantages of coalition-based programming housed within a public health department with cooperative implementation by a police department.</text:p>
          </table:table-cell>
          <table:table-cell table:style-name="ce3" office:value-type="string">
            <text:p>http://ophp.umdnj.edu/OPHPpodcasts/PublicHealthcast/Entries/2009/9/23_PHSS_-_Gangs_-_A_Bridge_Between_Public_Health_and_Police.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5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4B2</text:p>
          </table:table-cell>
          <table:table-cell table:style-name="ce3"/>
          <table:table-cell table:style-name="ce3" office:value-type="string">
            <text:p>5A5</text:p>
          </table:table-cell>
          <table:table-cell table:style-name="ce3"/>
          <table:table-cell table:style-name="ce10" office:value-type="string">
            <text:p>5B3</text:p>
          </table:table-cell>
          <table:table-cell table:style-name="ce10"/>
          <table:table-cell table:style-name="ce3" office:value-type="string">
            <text:p>5B5</text:p>
          </table:table-cell>
          <table:table-cell table:style-name="ce3"/>
          <table:table-cell table:style-name="ce10" office:value-type="string">
            <text:p>3B6</text:p>
          </table:table-cell>
          <table:table-cell table:style-name="ce10"/>
          <table:table-cell table:style-name="ce3" office:value-type="string">
            <text:p>5B2</text:p>
          </table:table-cell>
          <table:table-cell table:style-name="ce3" table:number-columns-repeated="18"/>
          <table:table-cell table:style-name="ce3" office:value-type="float" office:value="356">
            <text:p>35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6">
            <text:p>16</text:p>
          </table:table-cell>
          <table:table-cell table:style-name="ce3" office:value-type="float" office:value="28">
            <text:p>28</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40">
          <table:table-cell table:style-name="ce3" office:value-type="string">
            <text:p>The Unheard Voice: Addressing Violence Against Women with Disabilities</text:p>
          </table:table-cell>
          <table:table-cell table:style-name="ce3" office:value-type="float" office:value="1">
            <text:p>1</text:p>
          </table:table-cell>
          <table:table-cell table:style-name="ce3" office:value-type="string">
            <text:p>The Department of Human Services, Division of Disability Services was awarded a three-year grant in 2005, from the Robert Wood Johnson Foundation, New Jersey Health Initiatives (RWJF). This grant project, titled “The Unheard Voice: Addressing Violence Against Women with Disabilities” began as a statewide conference held in September of 2004, and has continued unto this day providing training and education materials for healthcare providers and for women with disabilities on issues of violence and other abuse, for use in New Jersey. The seminar is an educational session to help participants recognize violence and other abuse perpetrated against women with disabilities and to provide appropriate, sensitive supports and highlight services available to this population. The presentation will challenge participant's abilities to assess and recognize signs of abuse; and respond appropriately and sensitively by providing support, services, and referrals that address the special needs of women with disabilities. Parti</text:p>
          </table:table-cell>
          <table:table-cell table:style-name="ce6" table:formula="of:=HYPERLINK(&quot;http://ophp.umdnj.edu/OPHPpodcasts/PublicHealthcast/Entries/2009/10/6_PHSS_-_Addressing_Violence_Against_Women_with_Disabilities.html&quot;;&quot;http://ophp.umdnj.edu/OPHPpodcasts/PublicHealthcast/Entries/2009/10/6_PHSS_-_Addressing_Violence_Against_Women_with_Disabilities.html&quot;)" office:value-type="string" office:string-value="http://ophp.umdnj.edu/OPHPpodcasts/PublicHealthcast/Entries/2009/10/6_PHSS_-_Addressing_Violence_Against_Women_with_Disabilities.html">
            <text:p>http://ophp.umdnj.edu/OPHPpodcasts/PublicHealthcast/Entries/2009/10/6_PHSS_-_Addressing_Violence_Against_Women_with_Disabilities.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5B10</text:p>
          </table:table-cell>
          <table:table-cell table:style-name="ce3"/>
          <table:table-cell table:style-name="ce10" office:value-type="string">
            <text:p>4B2</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357">
            <text:p>357</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6">
            <text:p>16</text:p>
          </table:table-cell>
          <table:table-cell table:style-name="ce3" office:value-type="float" office:value="6">
            <text:p>6</text:p>
          </table:table-cell>
          <table:table-cell table:style-name="ce3" office:value-type="float" office:value="40">
            <text:p>40</text:p>
          </table:table-cell>
          <table:table-cell table:style-name="ce3" office:value-type="float" office:value="0">
            <text:p>0</text:p>
          </table:table-cell>
          <table:table-cell table:number-columns-repeated="966"/>
        </table:table-row>
        <table:table-row table:style-name="ro40">
          <table:table-cell table:style-name="ce3" office:value-type="string">
            <text:p>2009 Pandemic Influenza: H1N1 Current Status and Updates</text:p>
          </table:table-cell>
          <table:table-cell table:style-name="ce3" office:value-type="float" office:value="1">
            <text:p>1</text:p>
          </table:table-cell>
          <table:table-cell table:style-name="ce3" office:value-type="string">
            <text:p>2009 H1N1 (referred to as "swine flu" early on) is a new influenza virus causing illness in people. This new virus was first detected in people in the United States in April 2009. This virus is spreading from person-to-person worldwide, probably in much the same way that regular seasonal influenza viruses spread. On June 11, 2009, the World Health Organization (WHO) signaled that a pandemic of 2009 H1N1 flu was underway. This workshop will present some of the history and understanding the science community brings us about the viral evolution of the novel influenze A (H1N1), along with the changing epidemiology of the pandemic. The presenter will lay out the implications associated with the idea of a pandemic situation, will discuss mode of transmission among humans, what the signs and symptoms of this virus are, and will review the prevention and treatment options as well as the recommended public health policies and practices with respect to the novel influenza A (H1N1) virus.</text:p>
          </table:table-cell>
          <table:table-cell table:style-name="ce3" office:value-type="string">
            <text:p>http://ophp.umdnj.edu/OPHPpodcasts/PublicHealthcast/Entries/2009/11/10_PHSS_-_H1N1_-_Swine_Flu_-_Information_and_Update.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B9</text:p>
          </table:table-cell>
          <table:table-cell table:style-name="ce3"/>
          <table:table-cell table:style-name="ce10" office:value-type="string">
            <text:p>1B10</text:p>
          </table:table-cell>
          <table:table-cell table:style-name="ce10"/>
          <table:table-cell table:style-name="ce3" office:value-type="string">
            <text:p>2B1</text:p>
          </table:table-cell>
          <table:table-cell table:style-name="ce3" table:number-columns-repeated="22"/>
          <table:table-cell table:style-name="ce3" office:value-type="float" office:value="359">
            <text:p>359</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4">
            <text:p>14</text:p>
          </table:table-cell>
          <table:table-cell table:style-name="ce3" office:value-type="float" office:value="8">
            <text:p>8</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52">
          <table:table-cell table:style-name="ce3" office:value-type="string">
            <text:p>Preventing Workplace Violence</text:p>
          </table:table-cell>
          <table:table-cell table:style-name="ce3" office:value-type="float" office:value="1">
            <text:p>1</text:p>
          </table:table-cell>
          <table:table-cell table:style-name="ce3" office:value-type="string">
            <text:p>The National Institute for Occupational Safety and Health (NIOSH) defines workplace violence as "violent acts (including physical assaults and threats of assaults) directed toward persons at work or on duty." This includes terrorism as illustrated by the terrorist acts of September 11, 2001 that resulted in the deaths of 2,886 workers in New York, Virginia and Pennsylvania. Incidents of work related violence were virtually unheard of until the 1970s. Since then, it has more than tripled. There are many contributing factors and social issues, especially substance abuse, illegal drugs, access to guns, the portrayal of violence in the news media, online games, TV and movies layoffs, and poverty are major contributors to occupational violence. The goal of the program is to provide an overview to address potential or actual workplace violence.</text:p>
          </table:table-cell>
          <table:table-cell table:style-name="ce3" office:value-type="string">
            <text:p>http://ophp.umdnj.edu/OPHPpodcasts/PublicHealthcast/Entries/2009/12/15_PHSS_-_Preventing_Workplace_Violence.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B10</text:p>
          </table:table-cell>
          <table:table-cell table:style-name="ce3"/>
          <table:table-cell table:style-name="ce3" office:value-type="string">
            <text:p>8B1</text:p>
          </table:table-cell>
          <table:table-cell table:style-name="ce3" table:number-columns-repeated="26"/>
          <table:table-cell table:style-name="ce3" office:value-type="float" office:value="360">
            <text:p>360</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6">
            <text:p>26</text:p>
          </table:table-cell>
          <table:table-cell table:style-name="ce3" office:value-type="float" office:value="16">
            <text:p>16</text:p>
          </table:table-cell>
          <table:table-cell table:style-name="ce3" office:value-type="float" office:value="36">
            <text:p>36</text:p>
          </table:table-cell>
          <table:table-cell table:style-name="ce3" office:value-type="float" office:value="0">
            <text:p>0</text:p>
          </table:table-cell>
          <table:table-cell table:number-columns-repeated="966"/>
        </table:table-row>
        <table:table-row table:style-name="ro40">
          <table:table-cell table:style-name="ce3" office:value-type="string">
            <text:p>Colorectal Cancer Screening in the African-American Community</text:p>
          </table:table-cell>
          <table:table-cell table:style-name="ce3" office:value-type="float" office:value="1">
            <text:p>1</text:p>
          </table:table-cell>
          <table:table-cell table:style-name="ce3" office:value-type="string">
            <text:p>Colorectal cancer (CRC) affects all racial and ethnic groups, but African-Americans have the highest occurrence of CRC among all racial and ethnic groups in the US. Furthermore, CRC screening is underused among African-Americans. Various factors have been identified as barriers and facilitators to CRC screening among African-Americans. This presentation will inform participants about the background and significance of CRC screening in the African-American community, CRC treatment options, barriers and facilitators to CRC screening in this community and suggested strategies to improve screening rates. Participants will learn about CRC screening in the African-American community in the attempt to help minimize adverse health outcomes in this population and address the wider societal problem of health disparities in the US. Additionally, participants will have the opportunity to reflect on how health interventions can be more responsive to the cultural, ethnic, and social characteristics of affected populations.</text:p>
          </table:table-cell>
          <table:table-cell table:style-name="ce3" office:value-type="string">
            <text:p>http://ophp.umdnj.edu/OPHPpodcasts/PublicHealthcast/Entries/2010/1/6_PHSS_-_Colorectal_Cancer_Screening_in_the_African-American_Community.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number-columns-repeated="26"/>
          <table:table-cell table:style-name="ce3" office:value-type="float" office:value="361">
            <text:p>361</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4">
            <text:p>24</text:p>
          </table:table-cell>
          <table:table-cell table:style-name="ce3" office:value-type="float" office:value="5">
            <text:p>5</text:p>
          </table:table-cell>
          <table:table-cell table:style-name="ce3" office:value-type="float" office:value="4">
            <text:p>4</text:p>
          </table:table-cell>
          <table:table-cell table:style-name="ce3" office:value-type="float" office:value="0">
            <text:p>0</text:p>
          </table:table-cell>
          <table:table-cell table:number-columns-repeated="966"/>
        </table:table-row>
        <table:table-row table:style-name="ro53">
          <table:table-cell table:style-name="ce3" office:value-type="string">
            <text:p>Tuberculosis Update 2010</text:p>
          </table:table-cell>
          <table:table-cell table:style-name="ce3" office:value-type="float" office:value="1">
            <text:p>1</text:p>
          </table:table-cell>
          <table:table-cell table:style-name="ce3" office:value-type="string">
            <text:p>This seminar will present information on epidemiology of tuberculosis, both globally and in the United States. Tuberculosis continues to be a major public health threat globally; in 2006 there were 9.2 million new cases of tuberculosis and 1.7 million deaths from TB worldwide. The seminar will also discuss current challenges to TB control including drug resistance, the TB/HIV co-epidemic and lack of resources for diagnosis and treatment in international settings. Tuberculosis is still a challenge in the United States as well, particularly in specific populations. Since TB is airborne and a person with infectious TB can be a threat to public health, a system of public health regulations exists around diagnosis, reporting, and treatment. The seminar will also provide an overview of the public health practices and infrastructure involved in TB control nationally, and specifically in New Jersey.</text:p>
          </table:table-cell>
          <table:table-cell table:style-name="ce3" office:value-type="string">
            <text:p>http://ophp.umdnj.edu/OPHPpodcasts/PublicHealthcast/Entries/2010/2/4_PHSS_-_Tuberculosis_Update_2010.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B9</text:p>
          </table:table-cell>
          <table:table-cell table:style-name="ce3"/>
          <table:table-cell table:style-name="ce10" office:value-type="string">
            <text:p>1B10</text:p>
          </table:table-cell>
          <table:table-cell table:style-name="ce10"/>
          <table:table-cell table:style-name="ce3" office:value-type="string">
            <text:p>2B1</text:p>
          </table:table-cell>
          <table:table-cell table:style-name="ce3" table:number-columns-repeated="22"/>
          <table:table-cell table:style-name="ce3" office:value-type="float" office:value="362">
            <text:p>362</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4">
            <text:p>14</text:p>
          </table:table-cell>
          <table:table-cell table:style-name="ce3" office:value-type="float" office:value="17">
            <text:p>17</text:p>
          </table:table-cell>
          <table:table-cell table:style-name="ce3" office:value-type="float" office:value="8">
            <text:p>8</text:p>
          </table:table-cell>
          <table:table-cell table:style-name="ce3" office:value-type="float" office:value="0">
            <text:p>0</text:p>
          </table:table-cell>
          <table:table-cell table:number-columns-repeated="966"/>
        </table:table-row>
        <table:table-row table:style-name="ro54">
          <table:table-cell table:style-name="ce3" office:value-type="string">
            <text:p>Addressing Low Level Lead Exposure in Children</text:p>
          </table:table-cell>
          <table:table-cell table:style-name="ce3" office:value-type="float" office:value="1">
            <text:p>1</text:p>
          </table:table-cell>
          <table:table-cell table:style-name="ce3" office:value-type="string">
            <text:p>Present a brief understanding of the Epidemiological studies that have been used to draw attention to the need for standards in regards to childhood safety with regard to lead exposure. Review and present the findings from several studies that show the need for continued lowering of acceptable lead levels for children. Present findings that show the need to provide an adequate margin of safety by identifying children with body burden below that at which the risk of developmental toxicity becomes unacceptable. To present the arguments that have prompted the state to lower the lead level burden children face and why it may be better to leave the standards alone.</text:p>
          </table:table-cell>
          <table:table-cell table:style-name="ce3" office:value-type="string">
            <text:p>http://ophp.umdnj.edu/OPHPpodcasts/PublicHealthcast/Entries/2010/2/18_PHSS_-_Addressing_Low_Level_Lead_Exposure_in_Children.html</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2A4</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B9</text:p>
          </table:table-cell>
          <table:table-cell table:style-name="ce3"/>
          <table:table-cell table:style-name="ce10" office:value-type="string">
            <text:p>1B10</text:p>
          </table:table-cell>
          <table:table-cell table:style-name="ce10"/>
          <table:table-cell table:style-name="ce3" office:value-type="string">
            <text:p>2B4</text:p>
          </table:table-cell>
          <table:table-cell table:style-name="ce3" table:number-columns-repeated="22"/>
          <table:table-cell table:style-name="ce3" office:value-type="float" office:value="363">
            <text:p>363</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7">
            <text:p>7</text:p>
          </table:table-cell>
          <table:table-cell table:style-name="ce3" office:value-type="float" office:value="22">
            <text:p>22</text:p>
          </table:table-cell>
          <table:table-cell table:style-name="ce3" office:value-type="float" office:value="8">
            <text:p>8</text:p>
          </table:table-cell>
          <table:table-cell table:style-name="ce3" office:value-type="float" office:value="0">
            <text:p>0</text:p>
          </table:table-cell>
          <table:table-cell table:number-columns-repeated="966"/>
        </table:table-row>
        <table:table-row table:style-name="ro9">
          <table:table-cell table:style-name="ce3" office:value-type="string">
            <text:p>Climate Change and Public Health</text:p>
          </table:table-cell>
          <table:table-cell table:style-name="ce3" office:value-type="float" office:value="1">
            <text:p>1</text:p>
          </table:table-cell>
          <table:table-cell table:style-name="ce3" office:value-type="string">
            <text:p>Howard Frumkin, MD, DrPH, presents the 17th Granville H. Sewell Distinguished Lecture in Environmental Health Sciences. <text:s/>His lecture covers: the science of climate change, the impacts of climate change, strategies of communicating the impacts of climate change, and the public health response (both conceptual links and practical steps) to climate change</text:p>
          </table:table-cell>
          <table:table-cell table:style-name="ce3" office:value-type="string">
            <text:p>http://a2learning.cumc.columbia.edu:8080/ess/echo/presentation/169f5596-b4c6-4c8b-a6f8-0a5c900b358b</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9</text:p>
          </table:table-cell>
          <table:table-cell table:style-name="ce3"/>
          <table:table-cell table:style-name="ce3" office:value-type="string">
            <text:p>1B12</text:p>
          </table:table-cell>
          <table:table-cell table:style-name="ce3"/>
          <table:table-cell table:style-name="ce10" office:value-type="string">
            <text:p>2B1</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373">
            <text:p>373</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7">
            <text:p>7</text:p>
          </table:table-cell>
          <table:table-cell table:style-name="ce3" office:value-type="float" office:value="17">
            <text:p>17</text:p>
          </table:table-cell>
          <table:table-cell table:style-name="ce3" office:value-type="float" office:value="13">
            <text:p>13</text:p>
          </table:table-cell>
          <table:table-cell table:style-name="ce3" office:value-type="float" office:value="0">
            <text:p>0</text:p>
          </table:table-cell>
          <table:table-cell table:number-columns-repeated="966"/>
        </table:table-row>
        <table:table-row table:style-name="ro55">
          <table:table-cell table:style-name="ce3" office:value-type="string">
            <text:p>Transformations Underway in Global Health</text:p>
          </table:table-cell>
          <table:table-cell table:style-name="ce3" office:value-type="float" office:value="1">
            <text:p>1</text:p>
          </table:table-cell>
          <table:table-cell table:style-name="ce3" office:value-type="string">
            <text:p>Senior Vice President of Global Health Policy at </text:p>
            <text:p/>
            <text:p>PepsiCo Global R&amp;D, Derek Yach, MBChB, MPH, discusses current transformations in the landscape of global health, focusing on the increasing prevalence of chronic disease. <text:s/>His presentation includes a discussion of: epidemiological data on current global health trends; the expanding set of global health players; the importance of public-private partnerships in public health response; and the broadening career options for global public health professionals.Senior Vice President of Global Health Policy at </text:p>
            <text:p/>
            <text:p>PepsiCo Global R&amp;D, Derek Yach, MBChB, MPH, discusses current transformations in the landscape of global health, focusing on the increasing prevalence of chronic disease. <text:s/>His presentation includes a discussion of: epidemiological data on current global health trends; the expanding set of global health players; the importance of public-private partnerships in public health response; and the broadening career options for global public health professionals.</text:p>
          </table:table-cell>
          <table:table-cell table:style-name="ce3" office:value-type="string">
            <text:p>http://a2learning.cumc.columbia.edu:8080/ess/echo/presentation/ef04a6ee-9bc7-483f-bb85-77a039e953c8</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1A1</text:p>
          </table:table-cell>
          <table:table-cell table:style-name="ce3"/>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9</text:p>
          </table:table-cell>
          <table:table-cell table:style-name="ce3"/>
          <table:table-cell table:style-name="ce3" office:value-type="string">
            <text:p>1B12</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table:number-columns-repeated="19"/>
          <table:table-cell table:style-name="ce3" office:value-type="float" office:value="374">
            <text:p>374</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7">
            <text:p>17</text:p>
          </table:table-cell>
          <table:table-cell table:style-name="ce3" office:value-type="float" office:value="4">
            <text:p>4</text:p>
          </table:table-cell>
          <table:table-cell table:style-name="ce3" office:value-type="float" office:value="28">
            <text:p>28</text:p>
          </table:table-cell>
          <table:table-cell table:style-name="ce3" office:value-type="float" office:value="0">
            <text:p>0</text:p>
          </table:table-cell>
          <table:table-cell table:number-columns-repeated="966"/>
        </table:table-row>
        <table:table-row table:style-name="ro55">
          <table:table-cell table:style-name="ce3" office:value-type="string">
            <text:p>Fair Society, Healthy Lives</text:p>
          </table:table-cell>
          <table:table-cell table:style-name="ce3" office:value-type="float" office:value="1">
            <text:p>1</text:p>
          </table:table-cell>
          <table:table-cell table:style-name="ce3" office:value-type="string">
            <text:p>Professor Sir Michael Marmot MBBS, MPH, PhD, FRCP, FFPHM, FMedSci, discusses the relationship between social inequality and health. <text:s/>The lecture includes an epidemiological overview of global health inequalities, a discussion of the causes of these health inequalities, and policy recommendations for closing the gap in health outcomes. <text:s/>Sir Marmot is the Director of the International Institute for Society and Health and an MRC Research Professor of Epidemiology and Public Health at</text:p>
            <text:p/>
            <text:p>University College, London.Professor Sir Michael Marmot MBBS, MPH, PhD, FRCP, FFPHM, FMedSci, discusses the relationship between social inequality and health. <text:s/>The lecture includes an epidemiological overview of global health inequalities, a discussion of the causes of these health inequalities, and policy recommendations for closing the gap in health outcomes. <text:s/>Sir Marmot is the Director of the International Institute for Society and Health and an MRC Research Professor of Epidemiology and Public Health at</text:p>
            <text:p/>
            <text:p>University College, London.</text:p>
          </table:table-cell>
          <table:table-cell table:style-name="ce3" office:value-type="string">
            <text:p>http://a2learning.cumc.columbia.edu:8080/ess/echo/presentation/0eee6444-00d2-4ed8-ad7e-154217b66878</text:p>
          </table:table-cell>
          <table:table-cell table:style-name="ce3" office:value-type="string">
            <text:p>1A2</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2A4</text:p>
          </table:table-cell>
          <table:table-cell table:style-name="ce3"/>
          <table:table-cell table:style-name="ce3" office:value-type="string">
            <text:p>1B2</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B9</text:p>
          </table:table-cell>
          <table:table-cell table:style-name="ce3"/>
          <table:table-cell table:style-name="ce10" office:value-type="string">
            <text:p>1B12</text:p>
          </table:table-cell>
          <table:table-cell table:style-name="ce10"/>
          <table:table-cell table:style-name="ce3" office:value-type="string">
            <text:p>2B4</text:p>
          </table:table-cell>
          <table:table-cell table:style-name="ce3" table:number-columns-repeated="22"/>
          <table:table-cell table:style-name="ce3" office:value-type="float" office:value="375">
            <text:p>375</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4">
            <text:p>24</text:p>
          </table:table-cell>
          <table:table-cell table:style-name="ce3" office:value-type="float" office:value="17">
            <text:p>17</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10">
          <table:table-cell table:style-name="ce3" office:value-type="string">
            <text:p>Human Health Risks of Climate Change</text:p>
          </table:table-cell>
          <table:table-cell table:style-name="ce3" office:value-type="float" office:value="1">
            <text:p>1</text:p>
          </table:table-cell>
          <table:table-cell table:style-name="ce3" office:value-type="string">
            <text:p>Kristi L. Ebi, PhD, MPH, presents information on the intersection of climate change and health. <text:s/>The lecture includes an overview on the science of predicting climate change, the causes of climate change, and the health impacts of climate change around the world.</text:p>
          </table:table-cell>
          <table:table-cell table:style-name="ce3" office:value-type="string">
            <text:p>http://a2learning.cumc.columbia.edu:8080/ess/echo/presentation/c071ad38-31c0-427d-9253-151c4e457beb</text:p>
          </table:table-cell>
          <table:table-cell table:style-name="ce3" office:value-type="string">
            <text:p>1A2</text:p>
          </table:table-cell>
          <table:table-cell table:style-name="ce3" office:value-type="string">
            <text:p>A</text:p>
          </table:table-cell>
          <table:table-cell table:style-name="ce3" office:value-type="string">
            <text:p>1A4</text:p>
          </table:table-cell>
          <table:table-cell table:style-name="ce3"/>
          <table:table-cell table:style-name="ce3" office:value-type="string">
            <text:p>1A5</text:p>
          </table:table-cell>
          <table:table-cell table:style-name="ce3"/>
          <table:table-cell table:style-name="ce3" office:value-type="string">
            <text:p>1A6</text:p>
          </table:table-cell>
          <table:table-cell table:style-name="ce3"/>
          <table:table-cell table:style-name="ce3" office:value-type="string">
            <text:p>1A9</text:p>
          </table:table-cell>
          <table:table-cell table:style-name="ce3"/>
          <table:table-cell table:style-name="ce3" office:value-type="string">
            <text:p>1A10</text:p>
          </table:table-cell>
          <table:table-cell table:style-name="ce3"/>
          <table:table-cell table:style-name="ce3" office:value-type="string">
            <text:p>1B2</text:p>
          </table:table-cell>
          <table:table-cell table:style-name="ce3"/>
          <table:table-cell table:style-name="ce3" office:value-type="string">
            <text:p>1B4</text:p>
          </table:table-cell>
          <table:table-cell table:style-name="ce3"/>
          <table:table-cell table:style-name="ce3" office:value-type="string">
            <text:p>1B5</text:p>
          </table:table-cell>
          <table:table-cell table:style-name="ce3"/>
          <table:table-cell table:style-name="ce3" office:value-type="string">
            <text:p>1A7</text:p>
          </table:table-cell>
          <table:table-cell table:style-name="ce3"/>
          <table:table-cell table:style-name="ce10" office:value-type="string">
            <text:p>1B6</text:p>
          </table:table-cell>
          <table:table-cell table:style-name="ce10"/>
          <table:table-cell table:style-name="ce3" office:value-type="string">
            <text:p>1B7</text:p>
          </table:table-cell>
          <table:table-cell table:style-name="ce3"/>
          <table:table-cell table:style-name="ce10" office:value-type="string">
            <text:p>1B9</text:p>
          </table:table-cell>
          <table:table-cell table:style-name="ce10"/>
          <table:table-cell table:style-name="ce3" office:value-type="string">
            <text:p>1B10</text:p>
          </table:table-cell>
          <table:table-cell table:style-name="ce3" table:number-columns-repeated="18"/>
          <table:table-cell table:style-name="ce3" office:value-type="float" office:value="376">
            <text:p>376</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7">
            <text:p>7</text:p>
          </table:table-cell>
          <table:table-cell table:style-name="ce3" office:value-type="float" office:value="31">
            <text:p>31</text:p>
          </table:table-cell>
          <table:table-cell table:style-name="ce3" office:value-type="float" office:value="17">
            <text:p>17</text:p>
          </table:table-cell>
          <table:table-cell table:style-name="ce3" office:value-type="float" office:value="0">
            <text:p>0</text:p>
          </table:table-cell>
          <table:table-cell table:number-columns-repeated="966"/>
        </table:table-row>
        <table:table-row table:style-name="ro44">
          <table:table-cell table:style-name="ce3" office:value-type="string">
            <text:p>What is Public Health?</text:p>
          </table:table-cell>
          <table:table-cell table:style-name="ce3" office:value-type="float" office:value="1">
            <text:p>1</text:p>
          </table:table-cell>
          <table:table-cell table:style-name="ce3" office:value-type="string">
            <text:p>This online module presents basic public health concepts including: the principles of public health, essential services of public health, the importance of collaboration across governmental and private sector entities, achievements and future challenges of public health, and cultural competency. Application of these elements is stressed through two case studies: public health emergency response to an anhydrous ammonia spill, and an American Indian community that is faced with increasing obesity and diabetes rates among school-age children.</text:p>
          </table:table-cell>
          <table:table-cell table:style-name="ce3" office:value-type="string">
            <text:p>http://www.sph.umn.edu/ce/trainings/coursepage.asp?activityId=7810</text:p>
          </table:table-cell>
          <table:table-cell table:style-name="ce3" office:value-type="string">
            <text:p>1A2</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6A3</text:p>
          </table:table-cell>
          <table:table-cell table:style-name="ce3"/>
          <table:table-cell table:style-name="ce3" office:value-type="string">
            <text:p>1B2</text:p>
          </table:table-cell>
          <table:table-cell table:style-name="ce3"/>
          <table:table-cell table:style-name="ce3" office:value-type="string">
            <text:p>4B2</text:p>
          </table:table-cell>
          <table:table-cell table:style-name="ce3"/>
          <table:table-cell table:style-name="ce3" office:value-type="string">
            <text:p>4B4</text:p>
          </table:table-cell>
          <table:table-cell table:style-name="ce3"/>
          <table:table-cell table:style-name="ce3" office:value-type="string">
            <text:p>5B2</text:p>
          </table:table-cell>
          <table:table-cell table:style-name="ce3"/>
          <table:table-cell table:style-name="ce10" office:value-type="string">
            <text:p>5B7</text:p>
          </table:table-cell>
          <table:table-cell table:style-name="ce10"/>
          <table:table-cell table:style-name="ce3" office:value-type="string">
            <text:p>6B3</text:p>
          </table:table-cell>
          <table:table-cell table:style-name="ce3" table:number-columns-repeated="22"/>
          <table:table-cell table:style-name="ce3" office:value-type="float" office:value="378">
            <text:p>378</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11">
            <text:p>11</text:p>
          </table:table-cell>
          <table:table-cell table:style-name="ce3" office:value-type="float" office:value="5">
            <text:p>5</text:p>
          </table:table-cell>
          <table:table-cell table:style-name="ce3" office:value-type="float" office:value="41">
            <text:p>41</text:p>
          </table:table-cell>
          <table:table-cell table:style-name="ce3" office:value-type="float" office:value="0">
            <text:p>0</text:p>
          </table:table-cell>
          <table:table-cell table:number-columns-repeated="966"/>
        </table:table-row>
        <table:table-row table:style-name="ro10">
          <table:table-cell table:style-name="ce1" office:value-type="string">
            <text:p>New Public Health Administrators Series: Community Planning</text:p>
          </table:table-cell>
          <table:table-cell table:style-name="ce1"/>
          <table:table-cell table:style-name="ce3" office:value-type="string">
            <text:p>The course discusses the role of Public Health in community planning, descries healthy planning concepts in relationship to community health planning, and identifies planning models that can be utilized in community health planning.</text:p>
          </table:table-cell>
          <table:table-cell table:style-name="ce1" office:value-type="string">
            <text:p>http://heartlandcenters.learnpublichealth.com/Kview/CustomCodeBehind/base/courseware/scorm/scormcourseframe.aspx</text:p>
          </table:table-cell>
          <table:table-cell table:style-name="ce1" office:value-type="string">
            <text:p>1A2</text:p>
          </table:table-cell>
          <table:table-cell table:style-name="ce1"/>
          <table:table-cell table:style-name="ce1" office:value-type="string">
            <text:p>1A3</text:p>
          </table:table-cell>
          <table:table-cell/>
          <table:table-cell office:value-type="string">
            <text:p>1A5</text:p>
          </table:table-cell>
          <table:table-cell/>
          <table:table-cell office:value-type="string">
            <text:p>1A9</text:p>
          </table:table-cell>
          <table:table-cell/>
          <table:table-cell office:value-type="string">
            <text:p>1A10</text:p>
          </table:table-cell>
          <table:table-cell/>
          <table:table-cell office:value-type="string">
            <text:p>2A6</text:p>
          </table:table-cell>
          <table:table-cell table:number-columns-repeated="8"/>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31">
            <text:p>31</text:p>
          </table:table-cell>
          <table:table-cell table:style-name="ce1" table:number-columns-repeated="3"/>
          <table:table-cell table:number-columns-repeated="966"/>
        </table:table-row>
        <table:table-row table:style-name="ro57">
          <table:table-cell table:style-name="ce1" office:value-type="string">
            <text:p>New Public Health Administrators Series: Overall Aspects of Managing an Agency</text:p>
          </table:table-cell>
          <table:table-cell table:style-name="ce1"/>
          <table:table-cell table:style-name="ce3" office:value-type="string">
            <text:p>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able:table-cell>
          <table:table-cell table:style-name="ce1" office:value-type="string">
            <text:p>http://heartlandcenters.learnpublichealth.com/Kview/CustomCodeBehind/Base/LearningCenter/CourseInfo.aspx?strCourseId=5D50E577B505464C9ED64018F2296FE1</text:p>
          </table:table-cell>
          <table:table-cell table:style-name="ce1" office:value-type="string">
            <text:p>1A2</text:p>
          </table:table-cell>
          <table:table-cell table:style-name="ce1"/>
          <table:table-cell table:style-name="ce1" office:value-type="string">
            <text:p>2A1</text:p>
          </table:table-cell>
          <table:table-cell/>
          <table:table-cell office:value-type="string">
            <text:p>5A3</text:p>
          </table:table-cell>
          <table:table-cell/>
          <table:table-cell office:value-type="string">
            <text:p>5A5</text:p>
          </table:table-cell>
          <table:table-cell/>
          <table:table-cell office:value-type="string">
            <text:p>7A4</text:p>
          </table:table-cell>
          <table:table-cell/>
          <table:table-cell office:value-type="string">
            <text:p>7A6</text:p>
          </table:table-cell>
          <table:table-cell table:number-columns-repeated="8"/>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20">
            <text:p>20</text:p>
          </table:table-cell>
          <table:table-cell table:style-name="ce1" office:value-type="float" office:value="47">
            <text:p>47</text:p>
          </table:table-cell>
          <table:table-cell table:style-name="ce1" table:number-columns-repeated="2"/>
          <table:table-cell table:number-columns-repeated="966"/>
        </table:table-row>
        <table:table-row table:style-name="ro10">
          <table:table-cell table:style-name="ce1" office:value-type="string">
            <text:p>New Public Health Administrators Series: Public Health Knowledge</text:p>
          </table:table-cell>
          <table:table-cell table:style-name="ce1"/>
          <table:table-cell table:style-name="ce3" office:value-type="string">
            <text:p>The course discusses the cause of disease and protection/prevention measures, components of the Public Health system, the Ten Essential Services and the three core functions of Public Health, &amp; challenges for the public health system.</text:p>
          </table:table-cell>
          <table:table-cell table:style-name="ce1" office:value-type="string">
            <text:p>http://heartlandcenters.learnpublichealth.com/Kview/CustomCodeBehind/Base/LearningCenter/CourseInfo.aspx?strCourseId=214CCC4985F641369B5CD5B775A746D5</text:p>
          </table:table-cell>
          <table:table-cell table:style-name="ce1" office:value-type="string">
            <text:p>1A2</text:p>
          </table:table-cell>
          <table:table-cell table:style-name="ce1"/>
          <table:table-cell table:style-name="ce1" office:value-type="string">
            <text:p>1A5</text:p>
          </table:table-cell>
          <table:table-cell/>
          <table:table-cell office:value-type="string">
            <text:p>1A10</text:p>
          </table:table-cell>
          <table:table-cell/>
          <table:table-cell office:value-type="string">
            <text:p>1A12</text:p>
          </table:table-cell>
          <table:table-cell/>
          <table:table-cell office:value-type="string">
            <text:p>2A6</text:p>
          </table:table-cell>
          <table:table-cell/>
          <table:table-cell office:value-type="string">
            <text:p>5A3</text:p>
          </table:table-cell>
          <table:table-cell/>
          <table:table-cell office:value-type="string">
            <text:p>5A8</text:p>
          </table:table-cell>
          <table:table-cell/>
          <table:table-cell office:value-type="string">
            <text:p>5A10</text:p>
          </table:table-cell>
          <table:table-cell/>
          <table:table-cell office:value-type="string">
            <text:p>6A2</text:p>
          </table:table-cell>
          <table:table-cell/>
          <table:table-cell office:value-type="string">
            <text:p>6A3</text:p>
          </table:table-cell>
          <table:table-cell table:style-name="ce1"/>
          <table:table-cell table:style-name="ce1" office:value-type="string">
            <text:p>6A9</text:p>
          </table:table-cell>
          <table:table-cell table:style-name="ce1" table:number-columns-repeated="25"/>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4">
            <text:p>4</text:p>
          </table:table-cell>
          <table:table-cell table:style-name="ce1" office:value-type="float" office:value="11">
            <text:p>11</text:p>
          </table:table-cell>
          <table:table-cell table:style-name="ce1" office:value-type="float" office:value="14">
            <text:p>14</text:p>
          </table:table-cell>
          <table:table-cell table:style-name="ce1"/>
          <table:table-cell table:number-columns-repeated="966"/>
        </table:table-row>
        <table:table-row table:style-name="ro10">
          <table:table-cell table:style-name="ce1" office:value-type="string">
            <text:p>New Public Health Administrators Series: Strategic Planning</text:p>
          </table:table-cell>
          <table:table-cell table:style-name="ce1"/>
          <table:table-cell table:style-name="ce3" office:value-type="string">
            <text:p>The course discusses the Public Health’s scope of practice, the rationale for strategic planning in Public Health, the guiding principles of strategic planning, &amp; the major questions that should be addressed during the strategic planning process.</text:p>
          </table:table-cell>
          <table:table-cell table:style-name="ce1" office:value-type="string">
            <text:p>http://heartlandcenters.learnpublichealth.com/Kview/CustomCodeBehind/base/courseware/scorm/scormcourseframe.aspx</text:p>
          </table:table-cell>
          <table:table-cell table:style-name="ce1" office:value-type="string">
            <text:p>1A2</text:p>
          </table:table-cell>
          <table:table-cell table:style-name="ce1"/>
          <table:table-cell table:style-name="ce1" office:value-type="string">
            <text:p>2A1</text:p>
          </table:table-cell>
          <table:table-cell/>
          <table:table-cell office:value-type="string">
            <text:p>2A3</text:p>
          </table:table-cell>
          <table:table-cell/>
          <table:table-cell office:value-type="string">
            <text:p>2A4</text:p>
          </table:table-cell>
          <table:table-cell/>
          <table:table-cell office:value-type="string">
            <text:p>3A2</text:p>
          </table:table-cell>
          <table:table-cell/>
          <table:table-cell office:value-type="string">
            <text:p>5A4</text:p>
          </table:table-cell>
          <table:table-cell/>
          <table:table-cell office:value-type="string">
            <text:p>6A3</text:p>
          </table:table-cell>
          <table:table-cell/>
          <table:table-cell office:value-type="string">
            <text:p>6A7</text:p>
          </table:table-cell>
          <table:table-cell/>
          <table:table-cell office:value-type="string">
            <text:p>7A6</text:p>
          </table:table-cell>
          <table:table-cell/>
          <table:table-cell office:value-type="string">
            <text:p>7A8</text:p>
          </table:table-cell>
          <table:table-cell table:style-name="ce1"/>
          <table:table-cell table:style-name="ce1" office:value-type="string">
            <text:p>8A7</text:p>
          </table:table-cell>
          <table:table-cell table:style-name="ce1" table:number-columns-repeated="25"/>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31">
            <text:p>31</text:p>
          </table:table-cell>
          <table:table-cell table:style-name="ce1" table:number-columns-repeated="3"/>
          <table:table-cell table:number-columns-repeated="966"/>
        </table:table-row>
        <table:table-row table:style-name="ro11">
          <table:table-cell table:style-name="ce3" office:value-type="string">
            <text:p>Managing Rodents and Mosquitoes Through Integrated Pest Management</text:p>
          </table:table-cell>
          <table:table-cell table:style-name="ce3" office:value-type="float" office:value="1">
            <text:p>1</text:p>
          </table:table-cell>
          <table:table-cell table:style-name="ce3" office:value-type="string">
            <text:p>Goal: To provide information on the importance and need for local health authorities to implement integrated pest management as a systems approach in the management of pests and vectors.</text:p>
          </table:table-cell>
          <table:table-cell table:style-name="ce3" office:value-type="string">
            <text:p>http://www.cdc.gov/learning/?s_cid=phtnRetire</text:p>
          </table:table-cell>
          <table:table-cell table:style-name="ce3" office:value-type="string">
            <text:p>1A3</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B3</text:p>
          </table:table-cell>
          <table:table-cell table:style-name="ce3"/>
          <table:table-cell table:style-name="ce3" office:value-type="string">
            <text:p>1B10</text:p>
          </table:table-cell>
          <table:table-cell table:style-name="ce3"/>
          <table:table-cell table:style-name="ce3" office:value-type="string">
            <text:p>5B10</text:p>
          </table:table-cell>
          <table:table-cell table:style-name="ce3"/>
          <table:table-cell table:style-name="ce3" office:value-type="string">
            <text:p>5B2</text:p>
          </table:table-cell>
          <table:table-cell table:style-name="ce3" table:number-columns-repeated="30"/>
          <table:table-cell table:style-name="ce3" office:value-type="float" office:value="17">
            <text:p>17</text:p>
          </table:table-cell>
          <table:table-cell table:style-name="ce3" office:value-type="string">
            <text:p>Satellite Broadcast</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9">
            <text:p>29</text:p>
          </table:table-cell>
          <table:table-cell table:style-name="ce3" office:value-type="float" office:value="7">
            <text:p>7</text:p>
          </table:table-cell>
          <table:table-cell table:style-name="ce3"/>
          <table:table-cell table:style-name="ce3" office:value-type="float" office:value="0">
            <text:p>0</text:p>
          </table:table-cell>
          <table:table-cell table:number-columns-repeated="966"/>
        </table:table-row>
        <table:table-row table:style-name="ro58">
          <table:table-cell table:style-name="ce3" office:value-type="string">
            <text:p>Introduction to Tobacco Control for the Public Health Workforce</text:p>
          </table:table-cell>
          <table:table-cell table:style-name="ce3" office:value-type="float" office:value="1">
            <text:p>1</text:p>
          </table:table-cell>
          <table:table-cell table:style-name="ce3" office:value-type="string">
            <text:p>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his seminar is desinged to enhance awareness of importance for addressing tobacco in comprehensive manner.</text:p>
            <text:p/>
            <text:p>Learning Objectives:</text:p>
            <text:p/>
            <text:p>1. <text:s/>Provide an overview of current issues in ETS regulation</text:p>
            <text:p/>
            <text:p>2. <text:s/>Provide and overview of new tobacco product development and regulatory status.</text:p>
            <text:p/>
            <text:p>3. <text:s/>Provide an overview of NJ comprehensive treatment programs.</text:p>
          </table:table-cell>
          <table:table-cell table:style-name="ce6" table:formula="of:=HYPERLINK(&quot;http://ophp.umdnj.edu/CET/Seminars/PHSS/BurkeTobacco.htm&quot;;&quot;http://ophp.umdnj.edu/CET/Seminars/PHSS/BurkeTobacco.htm&quot;)" office:value-type="string" office:string-value="http://ophp.umdnj.edu/CET/Seminars/PHSS/BurkeTobacco.htm">
            <text:p>http://ophp.umdnj.edu/CET/Seminars/PHSS/BurkeTobacco.htm</text:p>
          </table:table-cell>
          <table:table-cell table:style-name="ce3" office:value-type="string">
            <text:p>1A3</text:p>
          </table:table-cell>
          <table:table-cell table:style-name="ce3" office:value-type="string">
            <text:p>K</text:p>
          </table:table-cell>
          <table:table-cell table:style-name="ce3" office:value-type="string">
            <text:p>2A1</text:p>
          </table:table-cell>
          <table:table-cell table:style-name="ce3" office:value-type="string">
            <text:p>K</text:p>
          </table:table-cell>
          <table:table-cell table:style-name="ce3" office:value-type="string">
            <text:p>4A1</text:p>
          </table:table-cell>
          <table:table-cell table:style-name="ce3" office:value-type="string">
            <text:p>K</text:p>
          </table:table-cell>
          <table:table-cell table:style-name="ce3" office:value-type="string">
            <text:p>1B3</text:p>
          </table:table-cell>
          <table:table-cell table:style-name="ce3"/>
          <table:table-cell table:style-name="ce3" office:value-type="string">
            <text:p>2B1</text:p>
          </table:table-cell>
          <table:table-cell table:style-name="ce3"/>
          <table:table-cell table:style-name="ce3" office:value-type="string">
            <text:p>4B1</text:p>
          </table:table-cell>
          <table:table-cell table:style-name="ce3" table:number-columns-repeated="34"/>
          <table:table-cell table:style-name="ce3" office:value-type="float" office:value="62">
            <text:p>62</text:p>
          </table:table-cell>
          <table:table-cell table:style-name="ce3" office:value-type="string">
            <text:p>Web-based Course</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31">
            <text:p>31</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13">
          <table:table-cell table:style-name="ce3" office:value-type="string">
            <text:p>Community Health and Disease</text:p>
          </table:table-cell>
          <table:table-cell table:style-name="ce3" office:value-type="float" office:value="1">
            <text:p>1</text:p>
          </table:table-cell>
          <table:table-cell table:style-name="ce3" office:value-type="string">
            <text:p>This course covers the major causes of morbidity and mortality in the U.S. and population-based prevention strategies to address these issues.</text:p>
          </table:table-cell>
          <table:table-cell table:style-name="ce3" office:value-type="string">
            <text:p>http://lms.southcentralpartnership.org/scphp?productID=prdct000000000001006 - requires login</text:p>
          </table:table-cell>
          <table:table-cell table:style-name="ce3" office:value-type="string">
            <text:p>1A3</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1B3</text:p>
          </table:table-cell>
          <table:table-cell table:style-name="ce3"/>
          <table:table-cell table:style-name="ce3" office:value-type="string">
            <text:p>5A1</text:p>
          </table:table-cell>
          <table:table-cell table:style-name="ce3"/>
          <table:table-cell table:style-name="ce3" office:value-type="string">
            <text:p>5B1</text:p>
          </table:table-cell>
          <table:table-cell table:style-name="ce3"/>
          <table:table-cell table:style-name="ce3" office:value-type="string">
            <text:p>5B1</text:p>
          </table:table-cell>
          <table:table-cell table:style-name="ce3" table:number-columns-repeated="34"/>
          <table:table-cell table:style-name="ce3" office:value-type="float" office:value="130">
            <text:p>130</text:p>
          </table:table-cell>
          <table:table-cell table:style-name="ce3" office:value-type="string">
            <text:p>Web-based Course</text:p>
          </table:table-cell>
          <table:table-cell table:style-name="ce3" office:value-type="string">
            <text:p>free</text:p>
          </table:table-cell>
          <table:table-cell table:style-name="ce3" office:value-type="string">
            <text:p>approximately 4 hours</text:p>
          </table:table-cell>
          <table:table-cell table:style-name="ce3"/>
          <table:table-cell table:style-name="ce3" office:value-type="float" office:value="32">
            <text:p>32</text:p>
          </table:table-cell>
          <table:table-cell table:style-name="ce3" office:value-type="float" office:value="4">
            <text:p>4</text:p>
          </table:table-cell>
          <table:table-cell table:style-name="ce3" office:value-type="float" office:value="14">
            <text:p>14</text:p>
          </table:table-cell>
          <table:table-cell table:style-name="ce3" office:value-type="float" office:value="0">
            <text:p>0</text:p>
          </table:table-cell>
          <table:table-cell table:number-columns-repeated="966"/>
        </table:table-row>
        <table:table-row table:style-name="ro14">
          <table:table-cell table:style-name="ce3" office:value-type="string">
            <text:p>Epidemic of Obesity</text:p>
          </table:table-cell>
          <table:table-cell table:style-name="ce3" office:value-type="float" office:value="1">
            <text:p>1</text:p>
          </table:table-cell>
          <table:table-cell table:style-name="ce3"/>
          <table:table-cell table:style-name="ce3" office:value-type="string">
            <text:p>http://www.publichealthgrandrounds.unc.edu/obesity/webcast.htm</text:p>
          </table:table-cell>
          <table:table-cell table:style-name="ce3" office:value-type="string">
            <text:p>1A3</text:p>
          </table:table-cell>
          <table:table-cell table:style-name="ce3" office:value-type="string">
            <text:p>A</text:p>
          </table:table-cell>
          <table:table-cell table:style-name="ce3" office:value-type="string">
            <text:p>5A9</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3</text:p>
          </table:table-cell>
          <table:table-cell table:style-name="ce3"/>
          <table:table-cell table:style-name="ce3" office:value-type="string">
            <text:p>5B9</text:p>
          </table:table-cell>
          <table:table-cell table:style-name="ce3"/>
          <table:table-cell table:style-name="ce3" office:value-type="string">
            <text:p>1B12</text:p>
          </table:table-cell>
          <table:table-cell table:style-name="ce3"/>
          <table:table-cell table:style-name="ce3" office:value-type="string">
            <text:p>5B2</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4</text:p>
          </table:table-cell>
          <table:table-cell table:style-name="ce3" table:number-columns-repeated="18"/>
          <table:table-cell table:style-name="ce3" office:value-type="float" office:value="164">
            <text:p>164</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0">
            <text:p>30</text:p>
          </table:table-cell>
          <table:table-cell table:style-name="ce3" office:value-type="float" office:value="32">
            <text:p>32</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53">
          <table:table-cell table:style-name="ce3" office:value-type="string">
            <text:p>From Evidence to Practice: A systematic approach to address disparities in birth outcomes</text:p>
          </table:table-cell>
          <table:table-cell table:style-name="ce3" office:value-type="float" office:value="1">
            <text:p>1</text:p>
          </table:table-cell>
          <table:table-cell table:style-name="ce3" office:value-type="string">
            <text:p>"From Evidence to Practice" is a self-paced, web-based course that teaches the evidence-based public health decision-making process by plunging learners into a realistic situation. In the course, learners are asked to understand and employ the evidence-based framework to research and develop an intervention strategy that addresses disparities in birth outcomes in a local community. Learners makes a series of choices about finding data to accurately describe the problem, evaluate interventions based on evidence and applicability to the community, and defend their choices. The course outcome -- securing funding for interventions chosen -- depends on sound evidence-based decision-making. As learners work through their assigned tasks in the course, feedback alerts them to how well they have understood the material presented.</text:p>
          </table:table-cell>
          <table:table-cell table:style-name="ce3" office:value-type="string">
            <text:p>http://www.ebph.org/overview.cfm</text:p>
          </table:table-cell>
          <table:table-cell table:style-name="ce3" office:value-type="string">
            <text:p>1A3</text:p>
          </table:table-cell>
          <table:table-cell table:style-name="ce3" office:value-type="string">
            <text:p>K</text:p>
          </table:table-cell>
          <table:table-cell table:style-name="ce3" office:value-type="string">
            <text:p>1A1</text:p>
          </table:table-cell>
          <table:table-cell table:style-name="ce3" office:value-type="string">
            <text:p>A</text:p>
          </table:table-cell>
          <table:table-cell table:style-name="ce3" office:value-type="string">
            <text:p>1B3</text:p>
          </table:table-cell>
          <table:table-cell table:style-name="ce3"/>
          <table:table-cell table:style-name="ce3" office:value-type="string">
            <text:p>1B2</text:p>
          </table:table-cell>
          <table:table-cell table:style-name="ce3" table:number-columns-repeated="38"/>
          <table:table-cell table:style-name="ce3" office:value-type="float" office:value="180">
            <text:p>180</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22">
            <text:p>22</text:p>
          </table:table-cell>
          <table:table-cell table:style-name="ce3" office:value-type="float" office:value="34">
            <text:p>34</text:p>
          </table:table-cell>
          <table:table-cell table:style-name="ce3" office:value-type="float" office:value="11">
            <text:p>11</text:p>
          </table:table-cell>
          <table:table-cell table:style-name="ce3" office:value-type="float" office:value="1">
            <text:p>1</text:p>
          </table:table-cell>
          <table:table-cell table:number-columns-repeated="966"/>
        </table:table-row>
        <table:table-row table:style-name="ro59">
          <table:table-cell table:style-name="ce3" office:value-type="string">
            <text:p>Basic Epidemiology</text:p>
          </table:table-cell>
          <table:table-cell table:style-name="ce3" office:value-type="float" office:value="1">
            <text:p>1</text:p>
          </table:table-cell>
          <table:table-cell table:style-name="ce3" office:value-type="string">
            <text:p>This course is part of a series of programs intended for public health administrators, and nurse administrators, who are relatively new in their positions (3 years or less), and who seek to enhance the knowledge, skills, and abilities they need to succeed. This course is intended for public health practitioners who do not have significant knowledge or experience in the field of epidemiology. The course offers an opportunity to learn how an epidemiologist investigates the causes of disease, its distribution, how it spreads, and measures for control and prevention.</text:p>
          </table:table-cell>
          <table:table-cell table:style-name="ce3" office:value-type="string">
            <text:p>http://open.training-source.org/training/courses#overlay=training/courses/Basic%2520Epidemiology%2520-40875/detail</text:p>
          </table:table-cell>
          <table:table-cell table:style-name="ce3" office:value-type="string">
            <text:p>1A3</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3</text:p>
          </table:table-cell>
          <table:table-cell table:style-name="ce3"/>
          <table:table-cell table:style-name="ce3" office:value-type="string">
            <text:p>1B10</text:p>
          </table:table-cell>
          <table:table-cell table:style-name="ce3"/>
          <table:table-cell table:style-name="ce3" office:value-type="string">
            <text:p>2B1</text:p>
          </table:table-cell>
          <table:table-cell table:style-name="ce3"/>
          <table:table-cell table:style-name="ce3" office:value-type="string">
            <text:p>6B3</text:p>
          </table:table-cell>
          <table:table-cell table:style-name="ce3"/>
          <table:table-cell table:style-name="ce10" office:value-type="string">
            <text:p>6B5</text:p>
          </table:table-cell>
          <table:table-cell table:style-name="ce10"/>
          <table:table-cell table:style-name="ce3" office:value-type="string">
            <text:p>6B4</text:p>
          </table:table-cell>
          <table:table-cell table:style-name="ce3" table:number-columns-repeated="22"/>
          <table:table-cell table:style-name="ce3" office:value-type="float" office:value="189">
            <text:p>189</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8">
            <text:p>8</text:p>
          </table:table-cell>
          <table:table-cell table:style-name="ce3" office:value-type="float" office:value="14">
            <text:p>14</text:p>
          </table:table-cell>
          <table:table-cell table:style-name="ce3" office:value-type="float" office:value="37">
            <text:p>37</text:p>
          </table:table-cell>
          <table:table-cell table:style-name="ce3" office:value-type="float" office:value="0">
            <text:p>0</text:p>
          </table:table-cell>
          <table:table-cell table:number-columns-repeated="966"/>
        </table:table-row>
        <table:table-row table:style-name="ro60">
          <table:table-cell table:style-name="ce3" office:value-type="string">
            <text:p>Hepatitis in Sparta: A Multimedia Teaching Module</text:p>
          </table:table-cell>
          <table:table-cell table:style-name="ce3" office:value-type="float" office:value="1">
            <text:p>1</text:p>
          </table:table-cell>
          <table:table-cell table:style-name="ce3" office:value-type="string">
            <text:p>This course is an interactive, problem-based teaching module based on a fictional outbreak of Hepatitis A. After completion of this course, viewers will be able to: describe how to determine whether an epidemic exists; list the steps in the investigation of an outbreak; discover the source of an outbreak; describe appropriate control measures; define terms including: population, cluster, outbreak, epidemic; draw a traditional epidemic curve; define, distinguish and calculate ratios, proportions, and rates; and explain the importance of collaboration between state and local health agencies in controlling and preventing communicable diseases. (Requires Login)</text:p>
          </table:table-cell>
          <table:table-cell table:style-name="ce3" office:value-type="string">
            <text:p>http://www.bu.edu/publichealthworkforce/training/index.html#g7</text:p>
          </table:table-cell>
          <table:table-cell table:style-name="ce3" office:value-type="string">
            <text:p>1A3</text:p>
          </table:table-cell>
          <table:table-cell table:style-name="ce3" office:value-type="string">
            <text:p>P</text:p>
          </table:table-cell>
          <table:table-cell table:style-name="ce3" office:value-type="string">
            <text:p>8A3</text:p>
          </table:table-cell>
          <table:table-cell table:style-name="ce3" office:value-type="string">
            <text:p>P</text:p>
          </table:table-cell>
          <table:table-cell table:style-name="ce3" office:value-type="string">
            <text:p>1A1</text:p>
          </table:table-cell>
          <table:table-cell table:style-name="ce3" office:value-type="string">
            <text:p>P</text:p>
          </table:table-cell>
          <table:table-cell table:style-name="ce3" office:value-type="string">
            <text:p>6A5</text:p>
          </table:table-cell>
          <table:table-cell table:style-name="ce3" office:value-type="string">
            <text:p>P</text:p>
          </table:table-cell>
          <table:table-cell table:style-name="ce3" office:value-type="string">
            <text:p>6A4</text:p>
          </table:table-cell>
          <table:table-cell table:style-name="ce3" office:value-type="string">
            <text:p>P</text:p>
          </table:table-cell>
          <table:table-cell table:style-name="ce3" office:value-type="string">
            <text:p>5A4</text:p>
          </table:table-cell>
          <table:table-cell table:style-name="ce3" office:value-type="string">
            <text:p>P</text:p>
          </table:table-cell>
          <table:table-cell table:style-name="ce3" office:value-type="string">
            <text:p>1B3</text:p>
          </table:table-cell>
          <table:table-cell table:style-name="ce3"/>
          <table:table-cell table:style-name="ce3" office:value-type="string">
            <text:p>8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5</text:p>
          </table:table-cell>
          <table:table-cell table:style-name="ce3"/>
          <table:table-cell table:style-name="ce10" office:value-type="string">
            <text:p>8A3</text:p>
          </table:table-cell>
          <table:table-cell table:style-name="ce10"/>
          <table:table-cell table:style-name="ce3" office:value-type="string">
            <text:p>5B4</text:p>
          </table:table-cell>
          <table:table-cell table:style-name="ce3"/>
          <table:table-cell table:style-name="ce10" office:value-type="string">
            <text:p>8B3</text:p>
          </table:table-cell>
          <table:table-cell table:style-name="ce10"/>
          <table:table-cell table:style-name="ce3" table:number-columns-repeated="15"/>
          <table:table-cell table:style-name="ce3" office:value-type="float" office:value="214">
            <text:p>214</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8">
            <text:p>8</text:p>
          </table:table-cell>
          <table:table-cell table:style-name="ce3" table:number-columns-repeated="2"/>
          <table:table-cell table:style-name="ce3" office:value-type="float" office:value="0">
            <text:p>0</text:p>
          </table:table-cell>
          <table:table-cell table:number-columns-repeated="966"/>
        </table:table-row>
        <table:table-row table:style-name="ro61">
          <table:table-cell table:style-name="ce3" office:value-type="string">
            <text:p>Cancer Updates (T2B2)</text:p>
          </table:table-cell>
          <table:table-cell table:style-name="ce3" office:value-type="float" office:value="1">
            <text:p>1</text:p>
          </table:table-cell>
          <table:table-cell table:style-name="ce3" office:value-type="string">
            <text:p>This broadcast will present advances in the prevention, detection and treatment of breast, skin, cervical and colorectal cancer. Also, Mr. Hutton will describe the results of recent clinical trials that may help clinicians provide individualized treatments that are more effective and have fewer side effects. In addition, Dr. Lichtveld will discuss cancer core competencies aimed at creating surge capacity in the general health professions workforce.</text:p>
          </table:table-cell>
          <table:table-cell table:style-name="ce3" office:value-type="string">
            <text:p>http://www.albany.edu/sph/coned/t2b2cancerupdates.htm</text:p>
          </table:table-cell>
          <table:table-cell table:style-name="ce3" office:value-type="string">
            <text:p>1A3</text:p>
          </table:table-cell>
          <table:table-cell table:style-name="ce3" office:value-type="string">
            <text:p>A</text:p>
          </table:table-cell>
          <table:table-cell table:style-name="ce3" office:value-type="string">
            <text:p>2A2</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3A4</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3</text:p>
          </table:table-cell>
          <table:table-cell table:style-name="ce3"/>
          <table:table-cell table:style-name="ce3" office:value-type="string">
            <text:p>2B2</text:p>
          </table:table-cell>
          <table:table-cell table:style-name="ce3"/>
          <table:table-cell table:style-name="ce3" office:value-type="string">
            <text:p>5B10</text:p>
          </table:table-cell>
          <table:table-cell table:style-name="ce3"/>
          <table:table-cell table:style-name="ce3" office:value-type="string">
            <text:p>3B4</text:p>
          </table:table-cell>
          <table:table-cell table:style-name="ce3"/>
          <table:table-cell table:style-name="ce10" office:value-type="string">
            <text:p>4B2</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216">
            <text:p>21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32">
            <text:p>32</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57">
          <table:table-cell table:style-name="ce3" office:value-type="string">
            <text:p>Teen Depression and Suicide (T2B2)</text:p>
          </table:table-cell>
          <table:table-cell table:style-name="ce3" office:value-type="float" office:value="1">
            <text:p>1</text:p>
          </table:table-cell>
          <table:table-cell table:style-name="ce3" office:value-type="string">
            <text:p>David Shaffer, MD, a world-renowned child psychiatrist and expert on adolescent suicide, will present a comprehensive overview of what we know about the underlying causes of youth suicide and the early identification on an evidence-based mental health and suicide risk screening program, developed as a direct outgrowth of his research on adolescent suicide.</text:p>
          </table:table-cell>
          <table:table-cell table:style-name="ce3" office:value-type="string">
            <text:p>http://www.albany.edu/sph/coned/t2b2depression.htm</text:p>
          </table:table-cell>
          <table:table-cell table:style-name="ce3" office:value-type="string">
            <text:p>1A3</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1B3</text:p>
          </table:table-cell>
          <table:table-cell table:style-name="ce3"/>
          <table:table-cell table:style-name="ce3" office:value-type="string">
            <text:p>1B10</text:p>
          </table:table-cell>
          <table:table-cell table:style-name="ce3"/>
          <table:table-cell table:style-name="ce3" office:value-type="string">
            <text:p>1B12</text:p>
          </table:table-cell>
          <table:table-cell table:style-name="ce3"/>
          <table:table-cell table:style-name="ce3" office:value-type="string">
            <text:p>2B7</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5</text:p>
          </table:table-cell>
          <table:table-cell table:style-name="ce3" table:number-columns-repeated="18"/>
          <table:table-cell table:style-name="ce3" office:value-type="float" office:value="217">
            <text:p>217</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3">
            <text:p>23</text:p>
          </table:table-cell>
          <table:table-cell table:style-name="ce3" table:number-columns-repeated="2"/>
          <table:table-cell table:style-name="ce3" office:value-type="float" office:value="0">
            <text:p>0</text:p>
          </table:table-cell>
          <table:table-cell table:number-columns-repeated="966"/>
        </table:table-row>
        <table:table-row table:style-name="ro61">
          <table:table-cell table:style-name="ce3" office:value-type="string">
            <text:p>Successful Aging (T2B2)</text:p>
          </table:table-cell>
          <table:table-cell table:style-name="ce3" office:value-type="float" office:value="1">
            <text:p>1</text:p>
          </table:table-cell>
          <table:table-cell table:style-name="ce3" office:value-type="string">
            <text:p>This program will address public health issues affecting older citizens, particularly vascular disease and hip injuries. Dr. Mehta will discuss the signs and symptoms of vascular disease, its associated risk factors and treatment options. Dr. Young will focus on hip injuries, discussing the association between successful aging, disability trends and long-term care needs. The program will offer tips on maintaining health and improving the environment that may contribute to more successful aging.</text:p>
          </table:table-cell>
          <table:table-cell table:style-name="ce3" office:value-type="string">
            <text:p>http://www.albany.edu/sph/coned/t2b2aging.htm</text:p>
          </table:table-cell>
          <table:table-cell table:style-name="ce3" office:value-type="string">
            <text:p>1A3</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5A8</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3</text:p>
          </table:table-cell>
          <table:table-cell table:style-name="ce3"/>
          <table:table-cell table:style-name="ce3" office:value-type="string">
            <text:p>2B1</text:p>
          </table:table-cell>
          <table:table-cell table:style-name="ce3"/>
          <table:table-cell table:style-name="ce3" office:value-type="string">
            <text:p>5B10</text:p>
          </table:table-cell>
          <table:table-cell table:style-name="ce3"/>
          <table:table-cell table:style-name="ce3" office:value-type="string">
            <text:p>4B1</text:p>
          </table:table-cell>
          <table:table-cell table:style-name="ce3"/>
          <table:table-cell table:style-name="ce10" office:value-type="string">
            <text:p>5B8</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228">
            <text:p>228</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6">
            <text:p>6</text:p>
          </table:table-cell>
          <table:table-cell table:style-name="ce3" office:value-type="float" office:value="16">
            <text:p>16</text:p>
          </table:table-cell>
          <table:table-cell table:style-name="ce3" office:value-type="float" office:value="0">
            <text:p>0</text:p>
          </table:table-cell>
          <table:table-cell table:number-columns-repeated="966"/>
        </table:table-row>
        <table:table-row table:style-name="ro11">
          <table:table-cell table:style-name="ce3" office:value-type="string">
            <text:p>Multicultural Health and Health Disparities: Perspectives on New Jersey</text:p>
          </table:table-cell>
          <table:table-cell table:style-name="ce3" office:value-type="float" office:value="1">
            <text:p>1</text:p>
          </table:table-cell>
          <table:table-cell table:style-name="ce3" office:value-type="string">
            <text:p>This course discusses: 1) the state of minority and multicultural health; 2) the social context of health and health disparities; and 3) ways to address health disparities.</text:p>
          </table:table-cell>
          <table:table-cell table:style-name="ce9" table:formula="of:=HYPERLINK(&quot;http://ophp.umdnj.edu/CET/Seminars/PHSS/apreso/PHSS070425.htm&quot;;&quot;http://ophp.umdnj.edu/CET/Seminars/PHSS/apreso/PHSS070425.htm&quot;)" office:value-type="string" office:string-value="http://ophp.umdnj.edu/CET/Seminars/PHSS/apreso/PHSS070425.htm">
            <text:p>http://ophp.umdnj.edu/CET/Seminars/PHSS/apreso/PHSS070425.htm</text:p>
          </table:table-cell>
          <table:table-cell table:style-name="ce3" office:value-type="string">
            <text:p>1A3</text:p>
          </table:table-cell>
          <table:table-cell table:style-name="ce3" office:value-type="string">
            <text:p>K</text:p>
          </table:table-cell>
          <table:table-cell table:style-name="ce3" office:value-type="string">
            <text:p>1A9</text:p>
          </table:table-cell>
          <table:table-cell table:style-name="ce3" office:value-type="string">
            <text:p>K</text:p>
          </table:table-cell>
          <table:table-cell table:style-name="ce3" office:value-type="string">
            <text:p>4A2</text:p>
          </table:table-cell>
          <table:table-cell table:style-name="ce3" office:value-type="string">
            <text:p>K</text:p>
          </table:table-cell>
          <table:table-cell table:style-name="ce3" office:value-type="string">
            <text:p>5A3</text:p>
          </table:table-cell>
          <table:table-cell table:style-name="ce3" office:value-type="string">
            <text:p>K</text:p>
          </table:table-cell>
          <table:table-cell table:style-name="ce3" office:value-type="string">
            <text:p>5A2</text:p>
          </table:table-cell>
          <table:table-cell table:style-name="ce3" office:value-type="string">
            <text:p>K</text:p>
          </table:table-cell>
          <table:table-cell table:style-name="ce3" office:value-type="string">
            <text:p>5A7</text:p>
          </table:table-cell>
          <table:table-cell table:style-name="ce3" office:value-type="string">
            <text:p>K</text:p>
          </table:table-cell>
          <table:table-cell table:style-name="ce3" office:value-type="string">
            <text:p>1B3</text:p>
          </table:table-cell>
          <table:table-cell table:style-name="ce3"/>
          <table:table-cell table:style-name="ce3" office:value-type="string">
            <text:p>1B9</text:p>
          </table:table-cell>
          <table:table-cell table:style-name="ce3"/>
          <table:table-cell table:style-name="ce3" office:value-type="string">
            <text:p>4B2</text:p>
          </table:table-cell>
          <table:table-cell table:style-name="ce3"/>
          <table:table-cell table:style-name="ce3" office:value-type="string">
            <text:p>5A5</text:p>
          </table:table-cell>
          <table:table-cell table:style-name="ce3"/>
          <table:table-cell table:style-name="ce10" office:value-type="string">
            <text:p>5B3</text:p>
          </table:table-cell>
          <table:table-cell table:style-name="ce10"/>
          <table:table-cell table:style-name="ce3" office:value-type="string">
            <text:p>5B5</text:p>
          </table:table-cell>
          <table:table-cell table:style-name="ce3"/>
          <table:table-cell table:style-name="ce10" office:value-type="string">
            <text:p>5B2</text:p>
          </table:table-cell>
          <table:table-cell table:style-name="ce10"/>
          <table:table-cell table:style-name="ce3" office:value-type="string">
            <text:p>5B7</text:p>
          </table:table-cell>
          <table:table-cell table:style-name="ce3" table:number-columns-repeated="18"/>
          <table:table-cell table:style-name="ce3" office:value-type="float" office:value="246">
            <text:p>246</text:p>
          </table:table-cell>
          <table:table-cell table:style-name="ce3" office:value-type="string">
            <text:p>Satellite Broadcast</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
            <text:p>2</text:p>
          </table:table-cell>
          <table:table-cell table:style-name="ce3" office:value-type="float" office:value="24">
            <text:p>24</text:p>
          </table:table-cell>
          <table:table-cell table:style-name="ce3"/>
          <table:table-cell table:style-name="ce3" office:value-type="float" office:value="0">
            <text:p>0</text:p>
          </table:table-cell>
          <table:table-cell table:number-columns-repeated="966"/>
        </table:table-row>
        <table:table-row table:style-name="ro62">
          <table:table-cell table:style-name="ce3" office:value-type="string">
            <text:p>From Evidence to Practice: Using a Systematic Approach to Address Disparities in Birth Outcomes</text:p>
          </table:table-cell>
          <table:table-cell table:style-name="ce3" office:value-type="float" office:value="1">
            <text:p>1</text:p>
          </table:table-cell>
          <table:table-cell table:style-name="ce3" office:value-type="string">
            <text:p>"From Evidence to Practice" is a self-paced, web-based course, that teaches the evidence-based public health decision-making process by plunging learners into a realistic situation. In the course, learners are asked to understand and employ the evidence-based framework to research and develop an intervention strategy that addresses disparities in birth outcomes in a local community. Learners make a series of choices about finding data to accurately describe the problem, evaluate interventions based on evidence and applicability to the community, and defend their choices. The course outcome — securing funding for interventions chosen — depends on sound evidence-based decision-making. As learners work through their assigned tasks in the course, feedback alerts them to how well they have understood the material presented. Upon finishing the course, they may print out a certificate of completion. "From Evidence to Practice" is unique in its approach to web-based content delivery. Please let us know what you think</text:p>
          </table:table-cell>
          <table:table-cell table:style-name="ce3" office:value-type="string">
            <text:p>http://www.ebph.org/overview.cfm</text:p>
          </table:table-cell>
          <table:table-cell table:style-name="ce3" office:value-type="string">
            <text:p>1A3</text:p>
          </table:table-cell>
          <table:table-cell table:style-name="ce3" office:value-type="string">
            <text:p>K</text:p>
          </table:table-cell>
          <table:table-cell table:style-name="ce8" office:value-type="string">
            <text:p>1A1</text:p>
          </table:table-cell>
          <table:table-cell table:style-name="ce3" office:value-type="string">
            <text:p>K</text:p>
          </table:table-cell>
          <table:table-cell table:style-name="ce3" office:value-type="string">
            <text:p>1B3</text:p>
          </table:table-cell>
          <table:table-cell table:style-name="ce3"/>
          <table:table-cell table:style-name="ce3" office:value-type="string">
            <text:p>1B2</text:p>
          </table:table-cell>
          <table:table-cell table:style-name="ce3" table:number-columns-repeated="38"/>
          <table:table-cell table:style-name="ce3" office:value-type="float" office:value="343">
            <text:p>343</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22">
            <text:p>22</text:p>
          </table:table-cell>
          <table:table-cell table:style-name="ce3" office:value-type="float" office:value="33">
            <text:p>33</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36">
          <table:table-cell table:style-name="ce3" office:value-type="string">
            <text:p>Beyond Numbers: Qualitative Research Methods, Application and Analysis</text:p>
          </table:table-cell>
          <table:table-cell table:style-name="ce3" office:value-type="float" office:value="1">
            <text:p>1</text:p>
          </table:table-cell>
          <table:table-cell table:style-name="ce3"/>
          <table:table-cell table:style-name="ce3" office:value-type="string">
            <text:p>https://practice.sph.umich.edu/mphtc/site.php?module=courses_one_online_course&amp;id=320</text:p>
          </table:table-cell>
          <table:table-cell table:style-name="ce3" office:value-type="string">
            <text:p>1A4</text:p>
          </table:table-cell>
          <table:table-cell table:style-name="ce3" office:value-type="string">
            <text:p>P</text:p>
          </table:table-cell>
          <table:table-cell table:style-name="ce3" office:value-type="string">
            <text:p>3A6</text:p>
          </table:table-cell>
          <table:table-cell table:style-name="ce3" office:value-type="string">
            <text:p>P</text:p>
          </table:table-cell>
          <table:table-cell table:style-name="ce3" office:value-type="string">
            <text:p>6A5</text:p>
          </table:table-cell>
          <table:table-cell table:style-name="ce3" office:value-type="string">
            <text:p>P</text:p>
          </table:table-cell>
          <table:table-cell table:style-name="ce3" office:value-type="string">
            <text:p>1B4</text:p>
          </table:table-cell>
          <table:table-cell table:style-name="ce3"/>
          <table:table-cell table:style-name="ce3" office:value-type="string">
            <text:p>3B6</text:p>
          </table:table-cell>
          <table:table-cell table:style-name="ce3"/>
          <table:table-cell table:style-name="ce3" office:value-type="string">
            <text:p>6B5</text:p>
          </table:table-cell>
          <table:table-cell table:style-name="ce3" table:number-columns-repeated="34"/>
          <table:table-cell table:style-name="ce3" office:value-type="float" office:value="123">
            <text:p>123</text:p>
          </table:table-cell>
          <table:table-cell table:style-name="ce3" office:value-type="string">
            <text:p>Web-based Course</text:p>
          </table:table-cell>
          <table:table-cell table:style-name="ce3" office:value-type="string">
            <text:p>unknown</text:p>
          </table:table-cell>
          <table:table-cell table:style-name="ce3" office:value-type="string">
            <text:p>25 hours</text:p>
          </table:table-cell>
          <table:table-cell table:style-name="ce3"/>
          <table:table-cell table:style-name="ce3" office:value-type="float" office:value="34">
            <text:p>34</text:p>
          </table:table-cell>
          <table:table-cell table:style-name="ce3" table:number-columns-repeated="2"/>
          <table:table-cell table:style-name="ce3" office:value-type="float" office:value="0">
            <text:p>0</text:p>
          </table:table-cell>
          <table:table-cell table:number-columns-repeated="966"/>
        </table:table-row>
        <table:table-row table:style-name="ro35">
          <table:table-cell table:style-name="ce3" office:value-type="string">
            <text:p>Evidence-based Decision Making in Public Health</text:p>
          </table:table-cell>
          <table:table-cell table:style-name="ce3" office:value-type="float" office:value="1">
            <text:p>1</text:p>
          </table:table-cell>
          <table:table-cell table:style-name="ce3" office:value-type="string">
            <text:p>This course, updated in April 2006, is a workshop designed to increase understanding of evidence-based principles among participants and to increase the utilization of systematic approaches in day-to-day public health practice. The course consists of 3 CD’s containing workshop presentations and includes lectures, practice exercises and case studies. Enroll to request the CDs be sent to you. Complete the post-test on the LMS.</text:p>
          </table:table-cell>
          <table:table-cell table:style-name="ce6" table:formula="of:=HYPERLINK(&quot;http://heartlandcenters.learnpublichealth.com/KView/CustomCodeBehind/Customization/DPH_PreviewPage.aspx?strItemType=CntLink&amp;Id=395A79DF276145F1AD595D47D6CEB1DF&quot;;&quot;http://heartlandcenters.learnpublichealth.com/KView/CustomCodeBehind/Customization/DPH_PreviewPage.aspx?strItemType=CntLink&amp;Id=395A79DF276145F1AD595D47D6CEB1DF&quot;)" office:value-type="string" office:string-value="http://heartlandcenters.learnpublichealth.com/KView/CustomCodeBehind/Customization/DPH_PreviewPage.aspx?strItemType=CntLink&amp;Id=395A79DF276145F1AD595D47D6CEB1DF">
            <text:p>http://heartlandcenters.learnpublichealth.com/KView/CustomCodeBehind/Customization/DPH_PreviewPage.aspx?strItemType=CntLink&amp;Id=395A79DF276145F1AD595D47D6CEB1DF</text:p>
          </table:table-cell>
          <table:table-cell table:style-name="ce3" office:value-type="string">
            <text:p>1A4</text:p>
          </table:table-cell>
          <table:table-cell table:style-name="ce3" office:value-type="string">
            <text:p>P</text:p>
          </table:table-cell>
          <table:table-cell table:style-name="ce3" office:value-type="string">
            <text:p>1A9</text:p>
          </table:table-cell>
          <table:table-cell table:style-name="ce3" office:value-type="string">
            <text:p>P</text:p>
          </table:table-cell>
          <table:table-cell table:style-name="ce3" office:value-type="string">
            <text:p>1B4</text:p>
          </table:table-cell>
          <table:table-cell table:style-name="ce3"/>
          <table:table-cell table:style-name="ce3" office:value-type="string">
            <text:p>1B9</text:p>
          </table:table-cell>
          <table:table-cell table:style-name="ce3" table:number-columns-repeated="38"/>
          <table:table-cell table:style-name="ce3" office:value-type="float" office:value="131">
            <text:p>131</text:p>
          </table:table-cell>
          <table:table-cell table:style-name="ce3" office:value-type="string">
            <text:p>CD/DVD-ROM</text:p>
          </table:table-cell>
          <table:table-cell table:style-name="ce3" office:value-type="string">
            <text:p>unknown</text:p>
          </table:table-cell>
          <table:table-cell table:style-name="ce3" office:value-type="string">
            <text:p>approximately 17-20 hours</text:p>
          </table:table-cell>
          <table:table-cell table:style-name="ce3"/>
          <table:table-cell table:style-name="ce3" office:value-type="float" office:value="32">
            <text:p>32</text:p>
          </table:table-cell>
          <table:table-cell table:style-name="ce3" office:value-type="float" office:value="33">
            <text:p>33</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63">
          <table:table-cell table:style-name="ce3" office:value-type="string">
            <text:p>The New Normal: A Context for Public Health</text:p>
          </table:table-cell>
          <table:table-cell table:style-name="ce3" office:value-type="float" office:value="1">
            <text:p>1</text:p>
          </table:table-cell>
          <table:table-cell table:style-name="ce3" office:value-type="string">
            <text:p>In his keynote address, Dr. Galea discusses the limits of Public Health within the current accepted paradigm, and poses the possibilities and potential of a shift; moving the entire curve, not just the line between what we deem healthy and unhealthy.</text:p>
          </table:table-cell>
          <table:table-cell table:style-name="ce6" table:formula="of:=HYPERLINK(&quot;http://ophp.umdnj.edu/Apreso/OPHP/12PHS/galea_files/flash_index.htm&quot;;&quot;http://ophp.umdnj.edu/Apreso/OPHP/12PHS/galea_files/flash_index.htm&quot;)" office:value-type="string" office:string-value="http://ophp.umdnj.edu/Apreso/OPHP/12PHS/galea_files/flash_index.htm">
            <text:p>http://ophp.umdnj.edu/Apreso/OPHP/12PHS/galea_files/flash_index.htm</text:p>
          </table:table-cell>
          <table:table-cell table:style-name="ce3" office:value-type="string">
            <text:p>1A4</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A7</text:p>
          </table:table-cell>
          <table:table-cell table:style-name="ce3" office:value-type="string">
            <text:p>A</text:p>
          </table:table-cell>
          <table:table-cell table:style-name="ce3" office:value-type="string">
            <text:p>6A9</text:p>
          </table:table-cell>
          <table:table-cell table:style-name="ce3" office:value-type="string">
            <text:p>A</text:p>
          </table:table-cell>
          <table:table-cell table:style-name="ce3" office:value-type="string">
            <text:p>1B4</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10" office:value-type="string">
            <text:p>6B5</text:p>
          </table:table-cell>
          <table:table-cell table:style-name="ce10"/>
          <table:table-cell table:style-name="ce3" office:value-type="string">
            <text:p>6B6</text:p>
          </table:table-cell>
          <table:table-cell table:style-name="ce3"/>
          <table:table-cell table:style-name="ce10" office:value-type="string">
            <text:p>6B7</text:p>
          </table:table-cell>
          <table:table-cell table:style-name="ce10"/>
          <table:table-cell table:style-name="ce3" office:value-type="string">
            <text:p>6B9</text:p>
          </table:table-cell>
          <table:table-cell table:style-name="ce3" table:number-columns-repeated="18"/>
          <table:table-cell table:style-name="ce3" office:value-type="float" office:value="204">
            <text:p>204</text:p>
          </table:table-cell>
          <table:table-cell table:style-name="ce3" office:value-type="string">
            <text:p>Satellite Broadcast</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34">
            <text:p>34</text:p>
          </table:table-cell>
          <table:table-cell table:style-name="ce3"/>
          <table:table-cell table:style-name="ce3" office:value-type="float" office:value="0">
            <text:p>0</text:p>
          </table:table-cell>
          <table:table-cell table:number-columns-repeated="966"/>
        </table:table-row>
        <table:table-row table:style-name="ro24">
          <table:table-cell table:style-name="ce3" office:value-type="string">
            <text:p>Substance Abuse and Workplace Drug Testing Policy in the United States</text:p>
          </table:table-cell>
          <table:table-cell table:style-name="ce3" office:value-type="float" office:value="1">
            <text:p>1</text:p>
          </table:table-cell>
          <table:table-cell table:style-name="ce3" office:value-type="string">
            <text:p>By the end of the presentation, the attendee will be able to: 1) State the essential public health functions associated with workplace drug testing; 2) Identify demographic and occupation-related characteristics associated with an increased risk for substance abuse and dependence; 3) Describe employee reports of drug testing and substance abuse education in the workplace; 4) Distinguish between characteristics of employees and workplaces where drug testing occurs and those settings where there is no testing program.</text:p>
          </table:table-cell>
          <table:table-cell table:style-name="ce3" office:value-type="string">
            <text:p>http://webclasses.hsc.wvu.edu/mediasite/viewer/NoPopupRedirector.aspx?peid=ab2694dd-1b2e-4a88-b363-51987b9740b2&amp;shouldResize=False</text:p>
          </table:table-cell>
          <table:table-cell table:style-name="ce3" office:value-type="string">
            <text:p>1A4</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2A2</text:p>
          </table:table-cell>
          <table:table-cell table:style-name="ce3" office:value-type="string">
            <text:p>A</text:p>
          </table:table-cell>
          <table:table-cell table:style-name="ce3" office:value-type="string">
            <text:p>2A4</text:p>
          </table:table-cell>
          <table:table-cell table:style-name="ce3" office:value-type="string">
            <text:p>A</text:p>
          </table:table-cell>
          <table:table-cell table:style-name="ce3" office:value-type="string">
            <text:p>2A3</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1B4</text:p>
          </table:table-cell>
          <table:table-cell table:style-name="ce3"/>
          <table:table-cell table:style-name="ce3" office:value-type="string">
            <text:p>1B9</text:p>
          </table:table-cell>
          <table:table-cell table:style-name="ce3"/>
          <table:table-cell table:style-name="ce3" office:value-type="string">
            <text:p>2B2</text:p>
          </table:table-cell>
          <table:table-cell table:style-name="ce3"/>
          <table:table-cell table:style-name="ce3" office:value-type="string">
            <text:p>2B4</text:p>
          </table:table-cell>
          <table:table-cell table:style-name="ce3"/>
          <table:table-cell table:style-name="ce10" office:value-type="string">
            <text:p>2B3</text:p>
          </table:table-cell>
          <table:table-cell table:style-name="ce10"/>
          <table:table-cell table:style-name="ce3" office:value-type="string">
            <text:p>2B7</text:p>
          </table:table-cell>
          <table:table-cell table:style-name="ce3" table:number-columns-repeated="19"/>
          <table:table-cell table:style-name="ce3" office:value-type="string">
            <text:p>https://www.train.org/DesktopModules/eLearning/CourseDetails/CourseDetailsForm.aspx?tabid=62&amp;CourseID=1007006</text:p>
          </table:table-cell>
          <table:table-cell table:style-name="ce3" table:number-columns-repeated="2"/>
          <table:table-cell table:style-name="ce3" office:value-type="float" office:value="233">
            <text:p>233</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6">
            <text:p>26</text:p>
          </table:table-cell>
          <table:table-cell table:style-name="ce3" office:value-type="float" office:value="13">
            <text:p>13</text:p>
          </table:table-cell>
          <table:table-cell table:style-name="ce3" office:value-type="float" office:value="8">
            <text:p>8</text:p>
          </table:table-cell>
          <table:table-cell table:style-name="ce3" office:value-type="float" office:value="0">
            <text:p>0</text:p>
          </table:table-cell>
          <table:table-cell table:number-columns-repeated="966"/>
        </table:table-row>
        <table:table-row table:style-name="ro64">
          <table:table-cell table:style-name="ce3" office:value-type="string">
            <text:p>Project Vaccinate</text:p>
          </table:table-cell>
          <table:table-cell table:style-name="ce3" office:value-type="float" office:value="1">
            <text:p>1</text:p>
          </table:table-cell>
          <table:table-cell table:style-name="ce3" office:value-type="string">
            <text:p>A seminar that highlights the work of Dr. Wenger in his effort, through Project Vaccinate, to help improve the health of inner city toddlers. Project Vaccinate is recognized by the Centers for Disease Control and Prevention (CDC) for its work in raising the rate of Newark families who successfully have their pre-school children immunized to help prevent serious and often life-threatening illnesses. This seminar will introduce concepts to the participants that will begin to develop their ability to assess conditions of the population and its ability to address their own health priorities, will show, through the Newark project, how to set procedures in place to lessen a public health crisis. This will foster in them belief in a principle that leads to protecting each person in the community from disease.</text:p>
          </table:table-cell>
          <table:table-cell table:style-name="ce3" office:value-type="string">
            <text:p>http://ophp.umdnj.edu/Apreso/OPHP/PHSS/PHSS080123.htm</text:p>
          </table:table-cell>
          <table:table-cell table:style-name="ce3" office:value-type="string">
            <text:p>1A4</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7</text:p>
          </table:table-cell>
          <table:table-cell table:style-name="ce3" office:value-type="string">
            <text:p>A</text:p>
          </table:table-cell>
          <table:table-cell table:style-name="ce3" office:value-type="string">
            <text:p>1B4</text:p>
          </table:table-cell>
          <table:table-cell table:style-name="ce3"/>
          <table:table-cell table:style-name="ce3" office:value-type="string">
            <text:p>1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5</text:p>
          </table:table-cell>
          <table:table-cell table:style-name="ce3"/>
          <table:table-cell table:style-name="ce10" office:value-type="string">
            <text:p>6B7</text:p>
          </table:table-cell>
          <table:table-cell table:style-name="ce10"/>
          <table:table-cell table:style-name="ce3" office:value-type="string">
            <text:p>6B4</text:p>
          </table:table-cell>
          <table:table-cell table:style-name="ce3" table:number-columns-repeated="18"/>
          <table:table-cell table:style-name="ce3" office:value-type="float" office:value="285">
            <text:p>285</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4">
            <text:p>14</text:p>
          </table:table-cell>
          <table:table-cell table:style-name="ce3" office:value-type="float" office:value="22">
            <text:p>22</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57">
          <table:table-cell table:style-name="ce3" office:value-type="string">
            <text:p>A Look at the Tsunami Four Years Later</text:p>
          </table:table-cell>
          <table:table-cell table:style-name="ce3" office:value-type="float" office:value="1">
            <text:p>1</text:p>
          </table:table-cell>
          <table:table-cell table:style-name="ce3" office:value-type="string">
            <text:p>The tsunami struck in December 2004. <text:s/>After four years, what has the effort to restore the land been like? This presentation will discuss the presenters’ direct involvement in assisting Tsunami survivors rebuild their infrastructure, while developing public health policy and plans that build capacity in Thailand within South East Asia. They will look at the issues that have developed over the last four years.</text:p>
          </table:table-cell>
          <table:table-cell table:style-name="ce3" office:value-type="string">
            <text:p>http://ophp.umdnj.edu/OPHPpodcasts/PublicHealthcast/Entries/2009/3/11_PHSS_-_A_Look_at_the_Tsunami_Four_Years_Later.html</text:p>
          </table:table-cell>
          <table:table-cell table:style-name="ce3" office:value-type="string">
            <text:p>1A4</text:p>
          </table:table-cell>
          <table:table-cell table:style-name="ce3" office:value-type="string">
            <text:p>A</text:p>
          </table:table-cell>
          <table:table-cell table:style-name="ce3" office:value-type="string">
            <text:p>2B5</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A8</text:p>
          </table:table-cell>
          <table:table-cell table:style-name="ce3" office:value-type="string">
            <text:p>A</text:p>
          </table:table-cell>
          <table:table-cell table:style-name="ce3" office:value-type="string">
            <text:p>1B4</text:p>
          </table:table-cell>
          <table:table-cell table:style-name="ce3"/>
          <table:table-cell table:style-name="ce3" office:value-type="string">
            <text:p>2B1</text:p>
          </table:table-cell>
          <table:table-cell table:style-name="ce3"/>
          <table:table-cell table:style-name="ce3" office:value-type="string">
            <text:p>2B9</text:p>
          </table:table-cell>
          <table:table-cell table:style-name="ce3" table:number-columns-repeated="32"/>
          <table:table-cell table:style-name="ce3" office:value-type="float" office:value="329">
            <text:p>329</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7">
            <text:p>17</text:p>
          </table:table-cell>
          <table:table-cell table:style-name="ce3" table:number-columns-repeated="2"/>
          <table:table-cell table:style-name="ce3" office:value-type="float" office:value="0">
            <text:p>0</text:p>
          </table:table-cell>
          <table:table-cell table:number-columns-repeated="966"/>
        </table:table-row>
        <table:table-row table:style-name="ro65">
          <table:table-cell table:style-name="ce3" office:value-type="string">
            <text:p>Introduction to Geographic Information Systems</text:p>
          </table:table-cell>
          <table:table-cell table:style-name="ce3" office:value-type="float" office:value="1">
            <text:p>1</text:p>
          </table:table-cell>
          <table:table-cell table:style-name="ce3" office:value-type="string">
            <text:p>This presentation by Dionne Law, PhD, Spatial Epidemiology Research Associate, Department of Epidemiology, University of North Carolina at Chapel Hill, gives the viewer an introduction to geographic information systems (GIS). <text:s/>Educational Objectives: </text:p>
            <text:p/>
            <text:p/>
            <text:p/>
            <text:p><text:s text:c="4"/>* Understand basic GIS terminology and mechanics</text:p>
            <text:p/>
            <text:p><text:s text:c="4"/>* Introduce simple GIS techniques for spatial analysis of public health questions</text:p>
            <text:p/>
            <text:p><text:s text:c="4"/>* Be aware of some of the limitations of GISThis presentation by Dionne Law, PhD, Spatial Epidemiology Research Associate, Department of Epidemiology, University of North Carolina at Chapel Hill, gives the viewer an introduction to geographic information systems (GIS). <text:s/>Educational Objectives: </text:p>
            <text:p/>
            <text:p/>
            <text:p/>
            <text:p><text:s text:c="4"/>* Understand basic GIS terminology and mechanics</text:p>
            <text:p/>
            <text:p><text:s text:c="4"/>* Introduce simple GIS techniques for spatial analysis of public health questions</text:p>
            <text:p/>
            <text:p><text:s text:c="4"/>* Be aware of some of the limitations of GISThis presentation by Dionne Law, PhD, Spatial Epidemiology Research Associate, Department of Epidemiology, University of North Carolina at Chapel Hill, gives the viewer an introduction to geographic information systems (GIS). <text:s/>Educational Objectives: </text:p>
            <text:p/>
            <text:p/>
            <text:p/>
            <text:p><text:s text:c="4"/>* Understand basic GIS terminology and mechanics</text:p>
            <text:p/>
            <text:p><text:s text:c="4"/>* Introduce simple GIS techniques for spatial analysis of public health questions</text:p>
            <text:p/>
            <text:p><text:s text:c="4"/>* Be aware of some of the limitations of GISThis presentation by Dionne Law, PhD, Spatial Epidemiology Research Associate, Department of Epidemiology, University of North Carolina at Chapel Hill, gives the viewer an introduction to geographic information systems (GIS). <text:s/>Educational Objectives: </text:p>
            <text:p/>
            <text:p/>
            <text:p/>
            <text:p><text:s text:c="4"/>* Understand basic GIS terminology and mechanics</text:p>
            <text:p/>
            <text:p><text:s text:c="4"/>* Introduce simple GIS techniques for spatial analysis of public health questions</text:p>
            <text:p/>
            <text:p><text:s text:c="4"/>* Be aware of some of the limitations of GISThis presentation by Dionne Law, PhD, Spatial Epidemiology Research Associate, Department of Epidemiology, University of North Carolina at Chapel Hill, gives the viewer an introduction to geographic information systems (GIS). <text:s/>Educational Objectives: </text:p>
            <text:p/>
            <text:p/>
            <text:p/>
            <text:p><text:s text:c="4"/>* Understand basic GIS terminology and mechanics</text:p>
            <text:p/>
            <text:p><text:s text:c="4"/>* Introduce simple GIS techniques for spatial analysis of public health questions</text:p>
            <text:p/>
            <text:p><text:s text:c="4"/>* Be aware of some of the limitations of GIS</text:p>
          </table:table-cell>
          <table:table-cell table:style-name="ce3" office:value-type="string">
            <text:p>http://cphp.sph.unc.edu/training/HEP_GIS09/certificate.php</text:p>
          </table:table-cell>
          <table:table-cell table:style-name="ce3" office:value-type="string">
            <text:p>1A4</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6</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A12</text:p>
          </table:table-cell>
          <table:table-cell table:style-name="ce3"/>
          <table:table-cell table:style-name="ce3" office:value-type="string">
            <text:p>1B4</text:p>
          </table:table-cell>
          <table:table-cell table:style-name="ce3"/>
          <table:table-cell table:style-name="ce3" office:value-type="string">
            <text:p>1A7</text:p>
          </table:table-cell>
          <table:table-cell table:style-name="ce3"/>
          <table:table-cell table:style-name="ce3" office:value-type="string">
            <text:p>1B5</text:p>
          </table:table-cell>
          <table:table-cell table:style-name="ce3"/>
          <table:table-cell table:style-name="ce3" office:value-type="string">
            <text:p>1B6</text:p>
          </table:table-cell>
          <table:table-cell table:style-name="ce3"/>
          <table:table-cell table:style-name="ce10" office:value-type="string">
            <text:p>1B7</text:p>
          </table:table-cell>
          <table:table-cell table:style-name="ce10"/>
          <table:table-cell table:style-name="ce3" office:value-type="string">
            <text:p>1B12</text:p>
          </table:table-cell>
          <table:table-cell table:style-name="ce3"/>
          <table:table-cell table:style-name="ce10" office:value-type="string">
            <text:p>1B2</text:p>
          </table:table-cell>
          <table:table-cell table:style-name="ce10"/>
          <table:table-cell table:style-name="ce3" table:number-columns-repeated="19"/>
          <table:table-cell table:style-name="ce3" office:value-type="float" office:value="331">
            <text:p>331</text:p>
          </table:table-cell>
          <table:table-cell table:style-name="ce3" office:value-type="string">
            <text:p>Web-based Course</text:p>
          </table:table-cell>
          <table:table-cell table:style-name="ce3" office:value-type="string">
            <text:p>free</text:p>
          </table:table-cell>
          <table:table-cell table:style-name="ce3" office:value-type="string">
            <text:p>.5 hours</text:p>
          </table:table-cell>
          <table:table-cell table:style-name="ce3"/>
          <table:table-cell table:style-name="ce3" office:value-type="float" office:value="37">
            <text:p>37</text:p>
          </table:table-cell>
          <table:table-cell table:style-name="ce3" office:value-type="float" office:value="34">
            <text:p>34</text:p>
          </table:table-cell>
          <table:table-cell table:style-name="ce3" office:value-type="float" office:value="7">
            <text:p>7</text:p>
          </table:table-cell>
          <table:table-cell table:style-name="ce3" office:value-type="float" office:value="0">
            <text:p>0</text:p>
          </table:table-cell>
          <table:table-cell table:number-columns-repeated="966"/>
        </table:table-row>
        <table:table-row table:style-name="ro13">
          <table:table-cell table:style-name="ce3" office:value-type="string">
            <text:p>Translating Data into Public Health Priorities</text:p>
          </table:table-cell>
          <table:table-cell table:style-name="ce3" office:value-type="float" office:value="1">
            <text:p>1</text:p>
          </table:table-cell>
          <table:table-cell table:style-name="ce3" office:value-type="string">
            <text:p>This interactive session will introduce a practical overview of the community assessment and planning process for local health departments. Participants will access sources of data for their region/county electronically and via paper. Participants will organize their data and begin the process of applying meaning to their assessment data. The session will end with a discussion of priority setting for public health issues identified in the work session. <text:s/>The learning objectives for this course are to: <text:s text:c="4"/>* <text:s/>Describe the phases of the community assessment and planning process.</text:p>
            <text:p/>
            <text:p><text:s text:c="4"/>* Identify and access key sources of state and county-level population data.</text:p>
            <text:p/>
            <text:p><text:s text:c="4"/>* Describe the types, strengths, and limitations of quantitative and qualitative data.</text:p>
            <text:p/>
            <text:p><text:s text:c="4"/>* Describe a framework for organizing public health data.</text:p>
            <text:p/>
            <text:p><text:s text:c="4"/>* Identify a model for prioritizing community public health issues.This interactive session will introduce a practical overview of the community assessment and planning process for local health departments. Participants will access sources of data for their region/county electronically and via paper. Participants will organize their data and begin the process of applying meaning to their assessment data. The session will end with a discussion of priority setting for public health issues identified in the work session. <text:s/>The learning objectives for this course are to: <text:s text:c="4"/>* <text:s/>Describe the phases of the community assessment and planning process.</text:p>
            <text:p/>
            <text:p><text:s text:c="4"/>* Identify and access key sources of state and county-level population data.</text:p>
            <text:p/>
            <text:p><text:s text:c="4"/>* Describe the types, strengths, and limitations of quantitative and qualitative data.</text:p>
            <text:p/>
            <text:p><text:s text:c="4"/>* Describe a framework for organizing public health data.</text:p>
            <text:p/>
            <text:p><text:s text:c="4"/>* Identify a model for prioritizing community public health issues.</text:p>
          </table:table-cell>
          <table:table-cell table:style-name="ce3" office:value-type="string">
            <text:p>http://www.sph.umn.edu/ce/trainings/coursepage.asp?activityId=9622</text:p>
          </table:table-cell>
          <table:table-cell table:style-name="ce3" office:value-type="string">
            <text:p>1A4</text:p>
          </table:table-cell>
          <table:table-cell table:style-name="ce3" office:value-type="string">
            <text:p>K</text:p>
          </table:table-cell>
          <table:table-cell table:style-name="ce3" office:value-type="string">
            <text:p>1A3</text:p>
          </table:table-cell>
          <table:table-cell table:style-name="ce3" office:value-type="string">
            <text:p>K</text:p>
          </table:table-cell>
          <table:table-cell table:style-name="ce3" office:value-type="string">
            <text:p>1A5</text:p>
          </table:table-cell>
          <table:table-cell table:style-name="ce3" office:value-type="string">
            <text:p>K</text:p>
          </table:table-cell>
          <table:table-cell table:style-name="ce3" office:value-type="string">
            <text:p>1A6</text:p>
          </table:table-cell>
          <table:table-cell table:style-name="ce3" office:value-type="string">
            <text:p>K</text:p>
          </table:table-cell>
          <table:table-cell table:style-name="ce3" office:value-type="string">
            <text:p>1A8</text:p>
          </table:table-cell>
          <table:table-cell table:style-name="ce3" office:value-type="string">
            <text:p>K</text:p>
          </table:table-cell>
          <table:table-cell table:style-name="ce3" office:value-type="string">
            <text:p>1A9</text:p>
          </table:table-cell>
          <table:table-cell table:style-name="ce3"/>
          <table:table-cell table:style-name="ce3" office:value-type="string">
            <text:p>1B4</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A7</text:p>
          </table:table-cell>
          <table:table-cell table:style-name="ce3"/>
          <table:table-cell table:style-name="ce10" office:value-type="string">
            <text:p>1B6</text:p>
          </table:table-cell>
          <table:table-cell table:style-name="ce10"/>
          <table:table-cell table:style-name="ce3" office:value-type="string">
            <text:p>1B7</text:p>
          </table:table-cell>
          <table:table-cell table:style-name="ce3"/>
          <table:table-cell table:style-name="ce10" office:value-type="string">
            <text:p>1B8</text:p>
          </table:table-cell>
          <table:table-cell table:style-name="ce10"/>
          <table:table-cell table:style-name="ce3" office:value-type="string">
            <text:p>1B9</text:p>
          </table:table-cell>
          <table:table-cell table:style-name="ce3" table:number-columns-repeated="18"/>
          <table:table-cell table:style-name="ce3" office:value-type="float" office:value="377">
            <text:p>377</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34">
            <text:p>34</text:p>
          </table:table-cell>
          <table:table-cell table:style-name="ce3" office:value-type="float" office:value="31">
            <text:p>31</text:p>
          </table:table-cell>
          <table:table-cell table:style-name="ce3"/>
          <table:table-cell table:style-name="ce3" office:value-type="float" office:value="0">
            <text:p>0</text:p>
          </table:table-cell>
          <table:table-cell table:number-columns-repeated="966"/>
        </table:table-row>
        <table:table-row table:style-name="ro66">
          <table:table-cell table:style-name="ce3" office:value-type="string">
            <text:p>Overview of Public Health Surveillance Part 2</text:p>
          </table:table-cell>
          <table:table-cell table:style-name="ce3" office:value-type="float" office:value="1">
            <text:p>1</text:p>
          </table:table-cell>
          <table:table-cell table:style-name="ce3" office:value-type="string">
            <text:p>Part two of this two-part module offers examples of sources of surveillance data, presents useful definitions, and is accompanied once again by charts and graphs. <text:s/>Since there are no speaker notes, the user may have some difficulty navigating the charts and graphs.</text:p>
          </table:table-cell>
          <table:table-cell table:style-name="ce3" office:value-type="string">
            <text:p>http://www.pitt.edu/~super1/lecture/lec3051/index.htm</text:p>
          </table:table-cell>
          <table:table-cell table:style-name="ce3" office:value-type="string">
            <text:p>1A5</text:p>
          </table:table-cell>
          <table:table-cell table:style-name="ce3" office:value-type="string">
            <text:p>K</text:p>
          </table:table-cell>
          <table:table-cell table:style-name="ce3" office:value-type="string">
            <text:p>1A9</text:p>
          </table:table-cell>
          <table:table-cell table:style-name="ce3" office:value-type="string">
            <text:p>K</text:p>
          </table:table-cell>
          <table:table-cell table:style-name="ce3" office:value-type="string">
            <text:p>3A5</text:p>
          </table:table-cell>
          <table:table-cell table:style-name="ce3" office:value-type="string">
            <text:p>K</text:p>
          </table:table-cell>
          <table:table-cell table:style-name="ce3" office:value-type="string">
            <text:p>1B5</text:p>
          </table:table-cell>
          <table:table-cell table:style-name="ce3"/>
          <table:table-cell table:style-name="ce3" office:value-type="string">
            <text:p>1B9</text:p>
          </table:table-cell>
          <table:table-cell table:style-name="ce3"/>
          <table:table-cell table:style-name="ce3" office:value-type="string">
            <text:p>3B5</text:p>
          </table:table-cell>
          <table:table-cell table:style-name="ce3" table:number-columns-repeated="34"/>
          <table:table-cell table:style-name="ce3" office:value-type="float" office:value="42">
            <text:p>42</text:p>
          </table:table-cell>
          <table:table-cell table:style-name="ce3" office:value-type="string">
            <text:p>Web-based Course</text:p>
          </table:table-cell>
          <table:table-cell table:style-name="ce3" office:value-type="string">
            <text:p>No Charge</text:p>
          </table:table-cell>
          <table:table-cell table:style-name="ce3" office:value-type="string">
            <text:p>15-20 minutes</text:p>
          </table:table-cell>
          <table:table-cell table:style-name="ce3"/>
          <table:table-cell table:style-name="ce3" office:value-type="float" office:value="37">
            <text:p>37</text:p>
          </table:table-cell>
          <table:table-cell table:style-name="ce3" table:number-columns-repeated="2"/>
          <table:table-cell table:style-name="ce3" office:value-type="float" office:value="0">
            <text:p>0</text:p>
          </table:table-cell>
          <table:table-cell table:number-columns-repeated="966"/>
        </table:table-row>
        <table:table-row table:style-name="ro61">
          <table:table-cell table:style-name="ce3" office:value-type="string">
            <text:p>Epidemiological Surveillance (Part 1)</text:p>
          </table:table-cell>
          <table:table-cell table:style-name="ce3" office:value-type="float" office:value="1">
            <text:p>1</text:p>
          </table:table-cell>
          <table:table-cell table:style-name="ce3"/>
          <table:table-cell table:style-name="ce3" office:value-type="string">
            <text:p>http://www.publichealthlearning.com/Public/Catalog/Description.aspx?u=kM6WW0gCRplVwRM3EJa9DUojkx5oFdE6vMUO33eeHFqEduIOejhtoqHNKdvi79iDeu2RLmngFuc%3d</text:p>
          </table:table-cell>
          <table:table-cell table:style-name="ce3" office:value-type="string">
            <text:p>1A5</text:p>
          </table:table-cell>
          <table:table-cell table:style-name="ce3" office:value-type="string">
            <text:p>K</text:p>
          </table:table-cell>
          <table:table-cell table:style-name="ce3" office:value-type="string">
            <text:p>6A</text:p>
          </table:table-cell>
          <table:table-cell table:style-name="ce3" office:value-type="string">
            <text:p>K</text:p>
          </table:table-cell>
          <table:table-cell table:style-name="ce3" office:value-type="string">
            <text:p>1B5</text:p>
          </table:table-cell>
          <table:table-cell table:style-name="ce3"/>
          <table:table-cell table:style-name="ce3" office:value-type="string">
            <text:p>6B4</text:p>
          </table:table-cell>
          <table:table-cell table:style-name="ce3" table:number-columns-repeated="38"/>
          <table:table-cell table:style-name="ce3" office:value-type="float" office:value="107">
            <text:p>107</text:p>
          </table:table-cell>
          <table:table-cell table:style-name="ce3" office:value-type="string">
            <text:p>Webstream</text:p>
          </table:table-cell>
          <table:table-cell table:style-name="ce3" office:value-type="string">
            <text:p>free</text:p>
          </table:table-cell>
          <table:table-cell table:style-name="ce3" office:value-type="string">
            <text:p>approximately 2 hours</text:p>
          </table:table-cell>
          <table:table-cell table:style-name="ce3"/>
          <table:table-cell table:style-name="ce3" office:value-type="float" office:value="8">
            <text:p>8</text:p>
          </table:table-cell>
          <table:table-cell table:style-name="ce3" office:value-type="float" office:value="37">
            <text:p>37</text:p>
          </table:table-cell>
          <table:table-cell table:style-name="ce3"/>
          <table:table-cell table:style-name="ce3" office:value-type="float" office:value="0">
            <text:p>0</text:p>
          </table:table-cell>
          <table:table-cell table:number-columns-repeated="966"/>
        </table:table-row>
        <table:table-row table:style-name="ro12">
          <table:table-cell table:style-name="ce3" office:value-type="string">
            <text:p>Public Health Information Systems</text:p>
          </table:table-cell>
          <table:table-cell table:style-name="ce3" office:value-type="float" office:value="1">
            <text:p>1</text:p>
          </table:table-cell>
          <table:table-cell table:style-name="ce3" office:value-type="string">
            <text:p>This course will introduce participants to the concept of medical/health informatics and provide some general examples of information technology as applied in health care. The focus is at the system level, not individual applications. The course also defines the national [health] information infrastructure and initiates discussion about the recommendations from the National Committee on Vital and Health Statistics. The issues underlying information and technology standards and key standards setting organizations supporting the national health information infrastructure are also identified. Journal articles and links to important source documents addressing the discussions of various issues are provided as a supplement to lectures and discussion.</text:p>
          </table:table-cell>
          <table:table-cell table:style-name="ce3" office:value-type="string">
            <text:p>http://lms.southcentralpartnership.org/scphp?productID=prdct000000000001087 - requires login</text:p>
          </table:table-cell>
          <table:table-cell table:style-name="ce3" office:value-type="string">
            <text:p>1A5</text:p>
          </table:table-cell>
          <table:table-cell table:style-name="ce3" office:value-type="string">
            <text:p>K</text:p>
          </table:table-cell>
          <table:table-cell table:style-name="ce3" office:value-type="string">
            <text:p>1A6</text:p>
          </table:table-cell>
          <table:table-cell table:style-name="ce3" office:value-type="string">
            <text:p>K</text:p>
          </table:table-cell>
          <table:table-cell table:style-name="ce3" office:value-type="string">
            <text:p>1A11</text:p>
          </table:table-cell>
          <table:table-cell table:style-name="ce3" office:value-type="string">
            <text:p>K</text:p>
          </table:table-cell>
          <table:table-cell table:style-name="ce3" office:value-type="string">
            <text:p>1B5</text:p>
          </table:table-cell>
          <table:table-cell table:style-name="ce3"/>
          <table:table-cell table:style-name="ce3" office:value-type="string">
            <text:p>1A7</text:p>
          </table:table-cell>
          <table:table-cell table:style-name="ce3"/>
          <table:table-cell table:style-name="ce3" office:value-type="string">
            <text:p>1B6</text:p>
          </table:table-cell>
          <table:table-cell table:style-name="ce3"/>
          <table:table-cell table:style-name="ce3" office:value-type="string">
            <text:p>1B7</text:p>
          </table:table-cell>
          <table:table-cell table:style-name="ce3"/>
          <table:table-cell table:style-name="ce3" office:value-type="string">
            <text:p>1B11</text:p>
          </table:table-cell>
          <table:table-cell table:style-name="ce3" table:number-columns-repeated="30"/>
          <table:table-cell table:style-name="ce3" office:value-type="float" office:value="117">
            <text:p>117</text:p>
          </table:table-cell>
          <table:table-cell table:style-name="ce3" office:value-type="string">
            <text:p>Web-based Course</text:p>
          </table:table-cell>
          <table:table-cell table:style-name="ce3" office:value-type="float" office:value="0">
            <text:p>0</text:p>
          </table:table-cell>
          <table:table-cell table:style-name="ce3" office:value-type="string">
            <text:p>4 to 6 hours</text:p>
          </table:table-cell>
          <table:table-cell table:style-name="ce3"/>
          <table:table-cell table:style-name="ce3" office:value-type="float" office:value="15">
            <text:p>15</text:p>
          </table:table-cell>
          <table:table-cell table:style-name="ce3" table:number-columns-repeated="2"/>
          <table:table-cell table:style-name="ce3" office:value-type="float" office:value="0">
            <text:p>0</text:p>
          </table:table-cell>
          <table:table-cell table:number-columns-repeated="966"/>
        </table:table-row>
        <table:table-row table:style-name="ro11">
          <table:table-cell table:style-name="ce3" office:value-type="string">
            <text:p>Principles of Public Health (PH 101)</text:p>
          </table:table-cell>
          <table:table-cell table:style-name="ce3" office:value-type="float" office:value="1">
            <text:p>1</text:p>
          </table:table-cell>
          <table:table-cell table:style-name="ce3" office:value-type="string">
            <text:p>This course provides an overview of the most important issues and topics related to public health departments and public health practice.</text:p>
          </table:table-cell>
          <table:table-cell table:style-name="ce3" office:value-type="string">
            <text:p>http://pphtc.org/training/course_descr/course_ph101.htm</text:p>
          </table:table-cell>
          <table:table-cell table:style-name="ce3" office:value-type="string">
            <text:p>1A5</text:p>
          </table:table-cell>
          <table:table-cell table:style-name="ce3" office:value-type="string">
            <text:p>A</text:p>
          </table:table-cell>
          <table:table-cell table:style-name="ce3" office:value-type="string">
            <text:p>5A9</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1B5</text:p>
          </table:table-cell>
          <table:table-cell table:style-name="ce3"/>
          <table:table-cell table:style-name="ce3" office:value-type="string">
            <text:p>5B9</text:p>
          </table:table-cell>
          <table:table-cell table:style-name="ce3"/>
          <table:table-cell table:style-name="ce3" office:value-type="string">
            <text:p>6B3</text:p>
          </table:table-cell>
          <table:table-cell table:style-name="ce3"/>
          <table:table-cell table:style-name="ce3" office:value-type="string">
            <text:p>6A2</text:p>
          </table:table-cell>
          <table:table-cell table:style-name="ce3"/>
          <table:table-cell table:style-name="ce10" office:value-type="string">
            <text:p>7A1</text:p>
          </table:table-cell>
          <table:table-cell table:style-name="ce10"/>
          <table:table-cell table:style-name="ce3" office:value-type="string">
            <text:p>7A2</text:p>
          </table:table-cell>
          <table:table-cell table:style-name="ce3"/>
          <table:table-cell table:style-name="ce10" office:value-type="string">
            <text:p>6B1</text:p>
          </table:table-cell>
          <table:table-cell table:style-name="ce10"/>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table-cell table:style-name="ce10" office:value-type="string">
            <text:p>4B2</text:p>
          </table:table-cell>
          <table:table-cell table:style-name="ce10"/>
          <table:table-cell table:style-name="ce3" office:value-type="string">
            <text:p>5B7</text:p>
          </table:table-cell>
          <table:table-cell table:style-name="ce3" table:number-columns-repeated="10"/>
          <table:table-cell table:style-name="ce3" office:value-type="float" office:value="140">
            <text:p>140</text:p>
          </table:table-cell>
          <table:table-cell table:style-name="ce3" office:value-type="string">
            <text:p>Web-based Course</text:p>
          </table:table-cell>
          <table:table-cell table:style-name="ce3" office:value-type="string">
            <text:p>free</text:p>
          </table:table-cell>
          <table:table-cell table:style-name="ce3" office:value-type="string">
            <text:p>approximately 2 hours</text:p>
          </table:table-cell>
          <table:table-cell table:style-name="ce3"/>
          <table:table-cell table:style-name="ce3" office:value-type="float" office:value="11">
            <text:p>11</text:p>
          </table:table-cell>
          <table:table-cell table:style-name="ce3" table:number-columns-repeated="2"/>
          <table:table-cell table:style-name="ce3" office:value-type="float" office:value="0">
            <text:p>0</text:p>
          </table:table-cell>
          <table:table-cell table:number-columns-repeated="966"/>
        </table:table-row>
        <table:table-row table:style-name="ro10">
          <table:table-cell table:style-name="ce3" office:value-type="string">
            <text:p>Obesity and Overweight</text:p>
          </table:table-cell>
          <table:table-cell table:style-name="ce3" office:value-type="float" office:value="1">
            <text:p>1</text:p>
          </table:table-cell>
          <table:table-cell table:style-name="ce3" office:value-type="string">
            <text:p>This course provides background on the overweight problem as it relates to children and adolescents in the United States. It also gives an overview of important prevention strategies and recommendations for health care providers.</text:p>
          </table:table-cell>
          <table:table-cell table:style-name="ce7" office:value-type="string">
            <text:p>http://pphtc.org/training/course_descr/course_obesity.htm</text:p>
          </table:table-cell>
          <table:table-cell table:style-name="ce3" office:value-type="string">
            <text:p>1A5</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3A4</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1B5</text:p>
          </table:table-cell>
          <table:table-cell table:style-name="ce3"/>
          <table:table-cell table:style-name="ce3" office:value-type="string">
            <text:p>1B3</text:p>
          </table:table-cell>
          <table:table-cell table:style-name="ce3"/>
          <table:table-cell table:style-name="ce3" office:value-type="string">
            <text:p>5B10</text:p>
          </table:table-cell>
          <table:table-cell table:style-name="ce3"/>
          <table:table-cell table:style-name="ce3" office:value-type="string">
            <text:p>3B4</text:p>
          </table:table-cell>
          <table:table-cell table:style-name="ce3"/>
          <table:table-cell table:style-name="ce10" office:value-type="string">
            <text:p>4B3</text:p>
          </table:table-cell>
          <table:table-cell table:style-name="ce10"/>
          <table:table-cell table:style-name="ce3" office:value-type="string">
            <text:p>6B4</text:p>
          </table:table-cell>
          <table:table-cell table:style-name="ce3" table:number-columns-repeated="22"/>
          <table:table-cell table:style-name="ce3" office:value-type="float" office:value="159">
            <text:p>159</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30">
            <text:p>30</text:p>
          </table:table-cell>
          <table:table-cell table:style-name="ce3" table:number-columns-repeated="2"/>
          <table:table-cell table:style-name="ce3" office:value-type="float" office:value="0">
            <text:p>0</text:p>
          </table:table-cell>
          <table:table-cell table:number-columns-repeated="966"/>
        </table:table-row>
        <table:table-row table:style-name="ro52">
          <table:table-cell table:style-name="ce3" office:value-type="string">
            <text:p>School Wellness (T2B2)</text:p>
          </table:table-cell>
          <table:table-cell table:style-name="ce3" office:value-type="float" office:value="1">
            <text:p>1</text:p>
          </table:table-cell>
          <table:table-cell table:style-name="ce3" office:value-type="string">
            <text:p>With the passage of the 2004 Childhood Nutrition and WIC Reauthorization Act, school districts across the United States have been focused on developing and approving Local Wellness Policies for each local education agency (LEA.) Both the New York State Education Department and the Department of Health have resources aimed at assisting schools in both the development and implementation of local wellness policies. The aim is to create healthy school environments and increase the availability of healthy choices while combating obesity. Amy Koren-Roth and Sandy Sheedy will discuss the federal requirements and what approach NY recommends to schools. Survey results from schools that have worked with New York State’s Action for Healthy Kids’ SPIN (Schools and Professionals in Nutrition) program will be highlighted.</text:p>
          </table:table-cell>
          <table:table-cell table:style-name="ce3" office:value-type="string">
            <text:p>http://www.albany.edu/sph/coned/t2b2schoolwellness.htm</text:p>
          </table:table-cell>
          <table:table-cell table:style-name="ce3" office:value-type="string">
            <text:p>1A5</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2A5</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2A7</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1B5</text:p>
          </table:table-cell>
          <table:table-cell table:style-name="ce3"/>
          <table:table-cell table:style-name="ce3" office:value-type="string">
            <text:p>1B9</text:p>
          </table:table-cell>
          <table:table-cell table:style-name="ce3"/>
          <table:table-cell table:style-name="ce3" office:value-type="string">
            <text:p>2B6</text:p>
          </table:table-cell>
          <table:table-cell table:style-name="ce3"/>
          <table:table-cell table:style-name="ce3" office:value-type="string">
            <text:p>2B7</text:p>
          </table:table-cell>
          <table:table-cell table:style-name="ce3"/>
          <table:table-cell table:style-name="ce10" office:value-type="string">
            <text:p>2B8</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197">
            <text:p>197</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0">
            <text:p>30</text:p>
          </table:table-cell>
          <table:table-cell table:style-name="ce3" office:value-type="float" office:value="32">
            <text:p>32</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67">
          <table:table-cell table:style-name="ce3" office:value-type="string">
            <text:p>Is HIV Prevention Targeting Men (T2B2)</text:p>
          </table:table-cell>
          <table:table-cell table:style-name="ce3" office:value-type="float" office:value="1">
            <text:p>1</text:p>
          </table:table-cell>
          <table:table-cell table:style-name="ce3" office:value-type="string">
            <text:p>Given the current media hype about African-American men living on the down low (men who secretly have sex with men while also having sex with women), Dr. Malebranche and Dr. Wheeler will discuss the relevance of this topic - its myths, misconceptions, and implications for interventions and the HIV epidemic in the Black Community.</text:p>
          </table:table-cell>
          <table:table-cell table:style-name="ce3" office:value-type="string">
            <text:p>http://www.albany.edu/sph/coned/t2b2hivprev05.htm</text:p>
          </table:table-cell>
          <table:table-cell table:style-name="ce3" office:value-type="string">
            <text:p>1A5</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9</text:p>
          </table:table-cell>
          <table:table-cell table:style-name="ce3" office:value-type="string">
            <text:p>A</text:p>
          </table:table-cell>
          <table:table-cell table:style-name="ce3" office:value-type="string">
            <text:p>1B5</text:p>
          </table:table-cell>
          <table:table-cell table:style-name="ce3"/>
          <table:table-cell table:style-name="ce3" office:value-type="string">
            <text:p>1B9</text:p>
          </table:table-cell>
          <table:table-cell table:style-name="ce3"/>
          <table:table-cell table:style-name="ce3" office:value-type="string">
            <text:p>2B1</text:p>
          </table:table-cell>
          <table:table-cell table:style-name="ce3"/>
          <table:table-cell table:style-name="ce3" office:value-type="string">
            <text:p>4B4</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9</text:p>
          </table:table-cell>
          <table:table-cell table:style-name="ce3" table:number-columns-repeated="18"/>
          <table:table-cell table:style-name="ce3" office:value-type="float" office:value="206">
            <text:p>20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5">
            <text:p>35</text:p>
          </table:table-cell>
          <table:table-cell table:style-name="ce3" office:value-type="float" office:value="5">
            <text:p>5</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10">
          <table:table-cell table:style-name="ce3" office:value-type="string">
            <text:p>Program Evaluation in a Nutshell</text:p>
          </table:table-cell>
          <table:table-cell table:style-name="ce3" office:value-type="float" office:value="1">
            <text:p>1</text:p>
          </table:table-cell>
          <table:table-cell table:style-name="ce3" office:value-type="string">
            <text:p>This course has three main learning objectives: (1) to name the four levels of evaluation and the reasons for conducting them; (2) to describe the four levels of evaluation; and (3) to describe when and how the different levels of evaluation would be used.</text:p>
          </table:table-cell>
          <table:table-cell table:style-name="ce3" office:value-type="string">
            <text:p>http://www.bu.edu/publichealthworkforce/training/index.html</text:p>
          </table:table-cell>
          <table:table-cell table:style-name="ce3" office:value-type="string">
            <text:p>1A5</text:p>
          </table:table-cell>
          <table:table-cell table:style-name="ce3" office:value-type="string">
            <text:p>K</text:p>
          </table:table-cell>
          <table:table-cell table:style-name="ce3" office:value-type="string">
            <text:p>1A10</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1B5</text:p>
          </table:table-cell>
          <table:table-cell table:style-name="ce3"/>
          <table:table-cell table:style-name="ce3" office:value-type="string">
            <text:p>1B10</text:p>
          </table:table-cell>
          <table:table-cell table:style-name="ce3"/>
          <table:table-cell table:style-name="ce3" office:value-type="string">
            <text:p>1B2</text:p>
          </table:table-cell>
          <table:table-cell table:style-name="ce3" table:number-columns-repeated="34"/>
          <table:table-cell table:style-name="ce3" office:value-type="float" office:value="222">
            <text:p>222</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9">
            <text:p>9</text:p>
          </table:table-cell>
          <table:table-cell table:style-name="ce3" office:value-type="float" office:value="42">
            <text:p>42</text:p>
          </table:table-cell>
          <table:table-cell table:style-name="ce3"/>
          <table:table-cell table:style-name="ce3" office:value-type="float" office:value="0">
            <text:p>0</text:p>
          </table:table-cell>
          <table:table-cell table:number-columns-repeated="966"/>
        </table:table-row>
        <table:table-row table:style-name="ro61">
          <table:table-cell table:style-name="ce3" office:value-type="string">
            <text:p>TV Watching and Childhood (T2B2)</text:p>
          </table:table-cell>
          <table:table-cell table:style-name="ce3" office:value-type="float" office:value="1">
            <text:p>1</text:p>
          </table:table-cell>
          <table:table-cell table:style-name="ce3" office:value-type="string">
            <text:p>Join Dr. Gortmaker as he explores the effects of TV watching on children's activity levels, and pinpoints TV use as the single best predictor of childhood obesity. His research has found that the causes of the epidemic are rooted in the success of the food, television/film/videogame and advertising industries to encourage our children to buy more, eat more and watch more. He will discuss interventions and policies that can reduce excessive television viewing by children.</text:p>
          </table:table-cell>
          <table:table-cell table:style-name="ce3" office:value-type="string">
            <text:p>http://www.albany.edu/sph/coned/t2b2tv.htm</text:p>
          </table:table-cell>
          <table:table-cell table:style-name="ce3" office:value-type="string">
            <text:p>1A5</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A9</text:p>
          </table:table-cell>
          <table:table-cell table:style-name="ce3" office:value-type="string">
            <text:p>A</text:p>
          </table:table-cell>
          <table:table-cell table:style-name="ce3" office:value-type="string">
            <text:p>1B5</text:p>
          </table:table-cell>
          <table:table-cell table:style-name="ce3"/>
          <table:table-cell table:style-name="ce3" office:value-type="string">
            <text:p>1B10</text:p>
          </table:table-cell>
          <table:table-cell table:style-name="ce3"/>
          <table:table-cell table:style-name="ce3" office:value-type="string">
            <text:p>6B5</text:p>
          </table:table-cell>
          <table:table-cell table:style-name="ce3"/>
          <table:table-cell table:style-name="ce3" office:value-type="string">
            <text:p>6B6</text:p>
          </table:table-cell>
          <table:table-cell table:style-name="ce3"/>
          <table:table-cell table:style-name="ce3" office:value-type="string">
            <text:p>6B9</text:p>
          </table:table-cell>
          <table:table-cell table:style-name="ce3" table:number-columns-repeated="26"/>
          <table:table-cell table:style-name="ce3" office:value-type="float" office:value="235">
            <text:p>235</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2">
            <text:p>22</text:p>
          </table:table-cell>
          <table:table-cell table:style-name="ce3" office:value-type="float" office:value="30">
            <text:p>30</text:p>
          </table:table-cell>
          <table:table-cell table:style-name="ce3"/>
          <table:table-cell table:style-name="ce3" office:value-type="float" office:value="0">
            <text:p>0</text:p>
          </table:table-cell>
          <table:table-cell table:number-columns-repeated="966"/>
        </table:table-row>
        <table:table-row table:style-name="ro68">
          <table:table-cell table:style-name="ce3" office:value-type="string">
            <text:p>The Revised U.S. Standard Birth Certificate Opportunities and Challenges</text:p>
          </table:table-cell>
          <table:table-cell table:style-name="ce3" office:value-type="float" office:value="1">
            <text:p>1</text:p>
          </table:table-cell>
          <table:table-cell table:style-name="ce3" office:value-type="string">
            <text:p>Dr. Bernard Guyer and Dr. Isabelle Horon discuss how new vital statistics data collected via the new U.S. Standard Birth Certificate can be used at the local level for surveillance and policy-making. <text:s/>At the end of this session, the learner will be able to:</text:p>
            <text:p/>
            <text:p>Identify the modified and new birth certificate items;</text:p>
            <text:p/>
            <text:p>Discuss techniques to assess such data;</text:p>
            <text:p/>
            <text:p>Explain the roles of vital statistics: civil registration, public health data and surveillance, national security; and</text:p>
            <text:p/>
            <text:p>Discuss the effects of years of underfunding on national data and present a vision for future improvementsDr. Bernard Guyer and Dr. Isabelle Horon discuss how new vital statistics data collected via the new U.S. Standard Birth Certificate can be used at the local level for surveillance and policy-making. <text:s/>At the end of this session, the learner will be able to:</text:p>
            <text:p/>
            <text:p>Identify the modified and new birth certificate items;</text:p>
            <text:p/>
            <text:p>Discuss techniques to assess such data;</text:p>
            <text:p/>
            <text:p>Explain the roles of vital statistics: civil registration, public health data and surveillance, national security; and</text:p>
            <text:p/>
            <text:p>Discuss the effects of years of underfunding on national data and present a vision for future improvements</text:p>
          </table:table-cell>
          <table:table-cell table:style-name="ce3" office:value-type="string">
            <text:p>http://www.jhsph.edu/maphtc/training_events/archives/021710_New_US_Birth_Certificate</text:p>
          </table:table-cell>
          <table:table-cell table:style-name="ce3" office:value-type="string">
            <text:p>1A5</text:p>
          </table:table-cell>
          <table:table-cell table:style-name="ce3" office:value-type="string">
            <text:p>A</text:p>
          </table:table-cell>
          <table:table-cell table:style-name="ce3" office:value-type="string">
            <text:p>1A6</text:p>
          </table:table-cell>
          <table:table-cell table:style-name="ce3" office:value-type="string">
            <text:p>A</text:p>
          </table:table-cell>
          <table:table-cell table:style-name="ce3" office:value-type="string">
            <text:p>1A9</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table:table-cell table:style-name="ce3" office:value-type="string">
            <text:p>1B5</text:p>
          </table:table-cell>
          <table:table-cell table:style-name="ce3"/>
          <table:table-cell table:style-name="ce3" office:value-type="string">
            <text:p>1A7</text:p>
          </table:table-cell>
          <table:table-cell table:style-name="ce3"/>
          <table:table-cell table:style-name="ce3" office:value-type="string">
            <text:p>1B6</text:p>
          </table:table-cell>
          <table:table-cell table:style-name="ce3"/>
          <table:table-cell table:style-name="ce3" office:value-type="string">
            <text:p>1B7</text:p>
          </table:table-cell>
          <table:table-cell table:style-name="ce3"/>
          <table:table-cell table:style-name="ce10" office:value-type="string">
            <text:p>1B9</text:p>
          </table:table-cell>
          <table:table-cell table:style-name="ce10"/>
          <table:table-cell table:style-name="ce3" office:value-type="string">
            <text:p>1B10</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5</text:p>
          </table:table-cell>
          <table:table-cell table:style-name="ce3" table:number-columns-repeated="14"/>
          <table:table-cell table:style-name="ce3" office:value-type="float" office:value="371">
            <text:p>371</text:p>
          </table:table-cell>
          <table:table-cell table:style-name="ce3" office:value-type="string">
            <text:p>Webstream</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37">
            <text:p>37</text:p>
          </table:table-cell>
          <table:table-cell table:style-name="ce3" office:value-type="float" office:value="31">
            <text:p>31</text:p>
          </table:table-cell>
          <table:table-cell table:style-name="ce3" office:value-type="float" office:value="34">
            <text:p>34</text:p>
          </table:table-cell>
          <table:table-cell table:style-name="ce3" office:value-type="float" office:value="0">
            <text:p>0</text:p>
          </table:table-cell>
          <table:table-cell table:number-columns-repeated="966"/>
        </table:table-row>
        <table:table-row table:style-name="ro60">
          <table:table-cell table:style-name="ce1" office:value-type="string">
            <text:p>The History of Public Health Informatics: Where Do We Go from Here?</text:p>
          </table:table-cell>
          <table:table-cell table:style-name="ce1"/>
          <table:table-cell table:style-name="ce3" office:value-type="string">
            <text:p>What is public health informatics (PHI)? Simply put, PHI is a sub-field of public health. Program faculty will journey through the evolution of public health informatics and describe how key events over the past decade have contributed to development and utilization of many computerized systems that support public health practice. Special focus will be given to major PHI applications including syndromic surveillance. Emerging (e.g., geographic information systems, text-messaging) and future (e.g., social networking, public health information exchange) PHI applications will also be discussed. </text:p>
          </table:table-cell>
          <table:table-cell table:style-name="ce1" office:value-type="string">
            <text:p>https://www.train.org/DesktopModules/eLearning/CourseDetails/CourseDetailsForm.aspx?tabid=62&amp;courseid=1031837&amp;backURL=L0Rlc2t0b3BTaGVsbC5hc3B4P3RhYmlkPTYyJmdvdG89YnJvd3NlJmJyb3dzZT1zdWJqZWN0JmtleXdvcmQ9aW5mb3JtYXRpY3Mma2V5b3B0aW9uPVRpdGxlJmNsaW5pY2FsPWJvdGgmbG9jYWw9YWxsJkJ5Q29zdD0w</text:p>
          </table:table-cell>
          <table:table-cell table:style-name="ce1" office:value-type="string">
            <text:p>1A5</text:p>
          </table:table-cell>
          <table:table-cell table:style-name="ce1"/>
          <table:table-cell table:style-name="ce1" office:value-type="string">
            <text:p>1A9</text:p>
          </table:table-cell>
          <table:table-cell/>
          <table:table-cell office:value-type="string">
            <text:p>1A12</text:p>
          </table:table-cell>
          <table:table-cell/>
          <table:table-cell office:value-type="string">
            <text:p>6A3</text:p>
          </table:table-cell>
          <table:table-cell table:number-columns-repeated="12"/>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1.5 hours</text:p>
          </table:table-cell>
          <table:table-cell table:style-name="ce1"/>
          <table:table-cell table:style-name="ce1" office:value-type="float" office:value="11">
            <text:p>11</text:p>
          </table:table-cell>
          <table:table-cell table:style-name="ce1" office:value-type="float" office:value="15">
            <text:p>15</text:p>
          </table:table-cell>
          <table:table-cell table:style-name="ce1" office:value-type="float" office:value="37">
            <text:p>37</text:p>
          </table:table-cell>
          <table:table-cell table:style-name="ce1"/>
          <table:table-cell table:number-columns-repeated="966"/>
        </table:table-row>
        <table:table-row table:style-name="ro54">
          <table:table-cell table:style-name="ce3" office:value-type="string">
            <text:p>Food Safety, Protection and Defense. What Best Serves the Public Good? And Who Determines Acceptable Risk?</text:p>
          </table:table-cell>
          <table:table-cell table:style-name="ce3" office:value-type="float" office:value="1">
            <text:p>1</text:p>
          </table:table-cell>
          <table:table-cell table:style-name="ce3" office:value-type="string">
            <text:p>This archived webcast features a panel discussion regarding food safety. Featured presenters, Craig Hedberg, Jeffrey Kahn, Katherine J. Swanson, and Caroline Smith DeWaal, present perspectives on the issues. Topics include: general food safety introduction, common good, industry’s role, and consumer voice.</text:p>
          </table:table-cell>
          <table:table-cell table:style-name="ce3" office:value-type="string">
            <text:p>http://www.sph.umn.edu/2005/03/roundtable_030805/</text:p>
          </table:table-cell>
          <table:table-cell table:style-name="ce3" office:value-type="string">
            <text:p>1A6</text:p>
          </table:table-cell>
          <table:table-cell table:style-name="ce3" office:value-type="string">
            <text:p>K</text:p>
          </table:table-cell>
          <table:table-cell table:style-name="ce3" office:value-type="string">
            <text:p>2A5</text:p>
          </table:table-cell>
          <table:table-cell table:style-name="ce3" office:value-type="string">
            <text:p>K</text:p>
          </table:table-cell>
          <table:table-cell table:style-name="ce3" office:value-type="string">
            <text:p>2A4</text:p>
          </table:table-cell>
          <table:table-cell table:style-name="ce3" office:value-type="string">
            <text:p>K</text:p>
          </table:table-cell>
          <table:table-cell table:style-name="ce3" office:value-type="string">
            <text:p>2A6</text:p>
          </table:table-cell>
          <table:table-cell table:style-name="ce3" office:value-type="string">
            <text:p>K</text:p>
          </table:table-cell>
          <table:table-cell table:style-name="ce3" office:value-type="string">
            <text:p>2A1</text:p>
          </table:table-cell>
          <table:table-cell table:style-name="ce3" office:value-type="string">
            <text:p>K</text:p>
          </table:table-cell>
          <table:table-cell table:style-name="ce3" office:value-type="string">
            <text:p>5A8</text:p>
          </table:table-cell>
          <table:table-cell table:style-name="ce3" office:value-type="string">
            <text:p>K</text:p>
          </table:table-cell>
          <table:table-cell table:style-name="ce3" office:value-type="string">
            <text:p>1A7</text:p>
          </table:table-cell>
          <table:table-cell table:style-name="ce3"/>
          <table:table-cell table:style-name="ce3" office:value-type="string">
            <text:p>1B6</text:p>
          </table:table-cell>
          <table:table-cell table:style-name="ce3"/>
          <table:table-cell table:style-name="ce3" office:value-type="string">
            <text:p>1B7</text:p>
          </table:table-cell>
          <table:table-cell table:style-name="ce3"/>
          <table:table-cell table:style-name="ce3" office:value-type="string">
            <text:p>2B6</text:p>
          </table:table-cell>
          <table:table-cell table:style-name="ce3"/>
          <table:table-cell table:style-name="ce10" office:value-type="string">
            <text:p>2B4</text:p>
          </table:table-cell>
          <table:table-cell table:style-name="ce10"/>
          <table:table-cell table:style-name="ce10" office:value-type="string">
            <text:p>2B7</text:p>
          </table:table-cell>
          <table:table-cell table:style-name="ce10"/>
          <table:table-cell table:style-name="ce10" office:value-type="string">
            <text:p>2B1</text:p>
          </table:table-cell>
          <table:table-cell table:style-name="ce10"/>
          <table:table-cell table:style-name="ce10" office:value-type="string">
            <text:p>5B8</text:p>
          </table:table-cell>
          <table:table-cell table:style-name="ce10"/>
          <table:table-cell table:style-name="ce3" table:number-columns-repeated="14"/>
          <table:table-cell table:style-name="ce3" office:value-type="string">
            <text:p>https://www.train.org/DesktopModules/eLearning/CourseDetails/CourseDetailsForm.aspx?tabid=62&amp;CourseID=1007974</text:p>
          </table:table-cell>
          <table:table-cell table:style-name="ce3" table:number-columns-repeated="2"/>
          <table:table-cell table:style-name="ce3" office:value-type="float" office:value="232">
            <text:p>232</text:p>
          </table:table-cell>
          <table:table-cell table:style-name="ce3" office:value-type="string">
            <text:p>Webstream</text:p>
          </table:table-cell>
          <table:table-cell table:style-name="ce3" office:value-type="string">
            <text:p>Free</text:p>
          </table:table-cell>
          <table:table-cell table:style-name="ce3" office:value-type="string">
            <text:p>2.5 hours</text:p>
          </table:table-cell>
          <table:table-cell table:style-name="ce3"/>
          <table:table-cell table:style-name="ce3" office:value-type="float" office:value="7">
            <text:p>7</text:p>
          </table:table-cell>
          <table:table-cell table:style-name="ce3" office:value-type="float" office:value="8">
            <text:p>8</text:p>
          </table:table-cell>
          <table:table-cell table:style-name="ce3" office:value-type="float" office:value="37">
            <text:p>37</text:p>
          </table:table-cell>
          <table:table-cell table:style-name="ce3" office:value-type="float" office:value="0">
            <text:p>0</text:p>
          </table:table-cell>
          <table:table-cell table:number-columns-repeated="966"/>
        </table:table-row>
        <table:table-row table:style-name="ro69">
          <table:table-cell table:style-name="ce3" office:value-type="string">
            <text:p>HIPAA Privacy Rule: Enhancing or Harming the Public's Health?</text:p>
          </table:table-cell>
          <table:table-cell table:style-name="ce3" office:value-type="float" office:value="1">
            <text:p>1</text:p>
          </table:table-cell>
          <table:table-cell table:style-name="ce3"/>
          <table:table-cell table:style-name="ce3" office:value-type="string">
            <text:p>http://www.publichealthgrandrounds.unc.edu/privacy/index.htm</text:p>
          </table:table-cell>
          <table:table-cell table:style-name="ce3" office:value-type="string">
            <text:p>1A8</text:p>
          </table:table-cell>
          <table:table-cell table:style-name="ce3" office:value-type="string">
            <text:p>A</text:p>
          </table:table-cell>
          <table:table-cell table:style-name="ce3" office:value-type="string">
            <text:p>2A4</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1B8</text:p>
          </table:table-cell>
          <table:table-cell table:style-name="ce3"/>
          <table:table-cell table:style-name="ce3" office:value-type="string">
            <text:p>2B4</text:p>
          </table:table-cell>
          <table:table-cell table:style-name="ce3"/>
          <table:table-cell table:style-name="ce3" office:value-type="string">
            <text:p>8B1</text:p>
          </table:table-cell>
          <table:table-cell table:style-name="ce3"/>
          <table:table-cell table:style-name="ce3" office:value-type="string">
            <text:p>8B3</text:p>
          </table:table-cell>
          <table:table-cell table:style-name="ce3"/>
          <table:table-cell table:style-name="ce3" office:value-type="string">
            <text:p>8B4</text:p>
          </table:table-cell>
          <table:table-cell table:style-name="ce3" table:number-columns-repeated="26"/>
          <table:table-cell table:style-name="ce3" office:value-type="float" office:value="110">
            <text:p>110</text:p>
          </table:table-cell>
          <table:table-cell table:style-name="ce3" office:value-type="string">
            <text:p>Webstream</text:p>
          </table:table-cell>
          <table:table-cell table:style-name="ce3" office:value-type="float" office:value="0">
            <text:p>0</text:p>
          </table:table-cell>
          <table:table-cell table:style-name="ce3" office:value-type="string">
            <text:p>approximately 1 hour</text:p>
          </table:table-cell>
          <table:table-cell table:style-name="ce3"/>
          <table:table-cell table:style-name="ce3" office:value-type="float" office:value="19">
            <text:p>19</text:p>
          </table:table-cell>
          <table:table-cell table:style-name="ce3" table:number-columns-repeated="2"/>
          <table:table-cell table:style-name="ce3" office:value-type="float" office:value="0">
            <text:p>0</text:p>
          </table:table-cell>
          <table:table-cell table:number-columns-repeated="966"/>
        </table:table-row>
        <table:table-row table:style-name="ro57">
          <table:table-cell table:style-name="ce1" office:value-type="string">
            <text:p>New Public Health Administrators Series: Critical Thinking</text:p>
          </table:table-cell>
          <table:table-cell table:style-name="ce1"/>
          <table:table-cell table:style-name="ce3" office:value-type="string">
            <text:p>The purpose of this course is for the public health preparation for the critical thinking process during the public health emergency incidents. There are 6 steps in this course: </text:p>
            <text:p>Step 1: Identify and Define the Problem Step 2: Gather Information Step 3: Develop Alternatives Step 4: Select an Alternative Step 5: Implement the Solution Step 6: Evaluate the Solution</text:p>
          </table:table-cell>
          <table:table-cell table:style-name="ce1" office:value-type="string">
            <text:p>http://heartlandcenters.learnpublichealth.com/Kview/CustomCodeBehind/base/courseware/scorm/scormcourseframe.aspx</text:p>
          </table:table-cell>
          <table:table-cell table:style-name="ce1" office:value-type="string">
            <text:p>1A8</text:p>
          </table:table-cell>
          <table:table-cell table:style-name="ce1"/>
          <table:table-cell table:style-name="ce1" office:value-type="string">
            <text:p>5A5</text:p>
          </table:table-cell>
          <table:table-cell/>
          <table:table-cell office:value-type="string">
            <text:p>5A6</text:p>
          </table:table-cell>
          <table:table-cell table:number-columns-repeated="14"/>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string">
            <text:p>39: Critical Thinking</text:p>
          </table:table-cell>
          <table:table-cell table:style-name="ce1" table:number-columns-repeated="3"/>
          <table:table-cell table:number-columns-repeated="966"/>
        </table:table-row>
        <table:table-row table:style-name="ro70">
          <table:table-cell table:style-name="ce3" office:value-type="string">
            <text:p>Religion and Health</text:p>
          </table:table-cell>
          <table:table-cell table:style-name="ce3" office:value-type="float" office:value="1">
            <text:p>1</text:p>
          </table:table-cell>
          <table:table-cell table:style-name="ce3" office:value-type="string">
            <text:p>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Presented by Dr. Ellen Idler, Rutgers Univeristy</text:p>
            <text:p/>
            <text:p>Learning Objectives</text:p>
            <text:p/>
            <text:p>1. <text:s/>To review the history of research on religious observance and health </text:p>
            <text:p/>
            <text:p>2. <text:s/>To discuss various behavioral and social mechanisms for association </text:p>
            <text:p/>
            <text:p>3. <text:s/>To discuss implications of the research for clinical care</text:p>
          </table:table-cell>
          <table:table-cell table:style-name="ce3" office:value-type="string">
            <text:p>http://ophp.umdnj.edu/CET/Seminars/PHSS/religion%20and%20health.htm</text:p>
          </table:table-cell>
          <table:table-cell table:style-name="ce3" office:value-type="string">
            <text:p>1A9</text:p>
          </table:table-cell>
          <table:table-cell table:style-name="ce3" office:value-type="string">
            <text:p>K</text:p>
          </table:table-cell>
          <table:table-cell table:style-name="ce3" office:value-type="string">
            <text:p>3A5</text:p>
          </table:table-cell>
          <table:table-cell table:style-name="ce3" office:value-type="string">
            <text:p>K</text:p>
          </table:table-cell>
          <table:table-cell table:style-name="ce3" office:value-type="string">
            <text:p>4A3</text:p>
          </table:table-cell>
          <table:table-cell table:style-name="ce3" office:value-type="string">
            <text:p>K</text:p>
          </table:table-cell>
          <table:table-cell table:style-name="ce3" office:value-type="string">
            <text:p>1B9</text:p>
          </table:table-cell>
          <table:table-cell table:style-name="ce3"/>
          <table:table-cell table:style-name="ce3" office:value-type="string">
            <text:p>3B5</text:p>
          </table:table-cell>
          <table:table-cell table:style-name="ce3"/>
          <table:table-cell table:style-name="ce3" office:value-type="string">
            <text:p>4B3</text:p>
          </table:table-cell>
          <table:table-cell table:style-name="ce3" table:number-columns-repeated="34"/>
          <table:table-cell table:style-name="ce3" office:value-type="float" office:value="63">
            <text:p>63</text:p>
          </table:table-cell>
          <table:table-cell table:style-name="ce3" office:value-type="string">
            <text:p>Web-based Course</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5">
            <text:p>5</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54">
          <table:table-cell table:style-name="ce3" office:value-type="string">
            <text:p>Community Planning to Improve Quality of Life</text:p>
          </table:table-cell>
          <table:table-cell table:style-name="ce3" office:value-type="float" office:value="1">
            <text:p>1</text:p>
          </table:table-cell>
          <table:table-cell table:style-name="ce3" office:value-type="string">
            <text:p>This course is part of a series of programs intended for public health administrators, and nurse administrators, who are relatively new in their positions (3 years or less), and who seek to enhance the knowledge, skills, and abilities they need to succeed. The course discusses the role of Public Health the community planning, describes healthy planning concepts in relationship to community health planning, and identifies planning models that can be utilized in community health planning. There are four video clips in this course: Roles of Public Health in Community Planning; Healthy Community Concepts; Dealing with Burnout; and Planning Models.</text:p>
          </table:table-cell>
          <table:table-cell table:style-name="ce3" office:value-type="string">
            <text:p>http://open.training-source.org/training/courses#overlay=training/courses/Community%2520Planning%2520to%2520Improve%2520the%2520Quality%2520of%2520Life/detail</text:p>
          </table:table-cell>
          <table:table-cell table:style-name="ce3" office:value-type="string">
            <text:p>1A9</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6A7</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1B9</text:p>
          </table:table-cell>
          <table:table-cell table:style-name="ce3"/>
          <table:table-cell table:style-name="ce3" office:value-type="string">
            <text:p>2B1</text:p>
          </table:table-cell>
          <table:table-cell table:style-name="ce3"/>
          <table:table-cell table:style-name="ce3" office:value-type="string">
            <text:p>8B3</text:p>
          </table:table-cell>
          <table:table-cell table:style-name="ce3"/>
          <table:table-cell table:style-name="ce3" office:value-type="string">
            <text:p>5B7</text:p>
          </table:table-cell>
          <table:table-cell table:style-name="ce3"/>
          <table:table-cell table:style-name="ce10" office:value-type="string">
            <text:p>6B7</text:p>
          </table:table-cell>
          <table:table-cell table:style-name="ce10"/>
          <table:table-cell table:style-name="ce3" office:value-type="string">
            <text:p>8A3</text:p>
          </table:table-cell>
          <table:table-cell table:style-name="ce3"/>
          <table:table-cell table:style-name="ce10" office:value-type="string">
            <text:p>5B4</text:p>
          </table:table-cell>
          <table:table-cell table:style-name="ce10"/>
          <table:table-cell table:style-name="ce3" office:value-type="string">
            <text:p>8B3</text:p>
          </table:table-cell>
          <table:table-cell table:style-name="ce3" table:number-columns-repeated="18"/>
          <table:table-cell table:style-name="ce3" office:value-type="float" office:value="186">
            <text:p>186</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28">
            <text:p>28</text:p>
          </table:table-cell>
          <table:table-cell table:style-name="ce3" office:value-type="float" office:value="42">
            <text:p>42</text:p>
          </table:table-cell>
          <table:table-cell table:style-name="ce3" office:value-type="float" office:value="0">
            <text:p>0</text:p>
          </table:table-cell>
          <table:table-cell table:number-columns-repeated="966"/>
        </table:table-row>
        <table:table-row table:style-name="ro71">
          <table:table-cell table:style-name="ce3" office:value-type="string">
            <text:p>Occupational Stressors and Adverse Birth Outcomes</text:p>
          </table:table-cell>
          <table:table-cell table:style-name="ce3" office:value-type="float" office:value="1">
            <text:p>1</text:p>
          </table:table-cell>
          <table:table-cell table:style-name="ce3" office:value-type="string">
            <text:p>An increase in women's employment has resulted in a parallel increase in pregnant workers. In this presentation, Dr. John D. Meyers describes the theories of psychosocial stressors in the workplace and the application of these theories to outcomes of pregnancies. He also discusses the uncertainties involved in this area of research.</text:p>
          </table:table-cell>
          <table:table-cell table:style-name="ce3" office:value-type="string">
            <text:p>https://www.train.org/DesktopModules/eLearning/CourseDetails/CourseDetailsForm.aspx?tabid=62&amp;CourseID=1007277</text:p>
          </table:table-cell>
          <table:table-cell table:style-name="ce3" office:value-type="string">
            <text:p>1A9</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A7</text:p>
          </table:table-cell>
          <table:table-cell table:style-name="ce3" office:value-type="string">
            <text:p>A</text:p>
          </table:table-cell>
          <table:table-cell table:style-name="ce3" office:value-type="string">
            <text:p>1B9</text:p>
          </table:table-cell>
          <table:table-cell table:style-name="ce3"/>
          <table:table-cell table:style-name="ce3" office:value-type="string">
            <text:p>1B1</text:p>
          </table:table-cell>
          <table:table-cell table:style-name="ce3"/>
          <table:table-cell table:style-name="ce3" office:value-type="string">
            <text:p>5A1</text:p>
          </table:table-cell>
          <table:table-cell table:style-name="ce3"/>
          <table:table-cell table:style-name="ce3" office:value-type="string">
            <text:p>5B1</text:p>
          </table:table-cell>
          <table:table-cell table:style-name="ce3"/>
          <table:table-cell table:style-name="ce10" office:value-type="string">
            <text:p>6B5</text:p>
          </table:table-cell>
          <table:table-cell table:style-name="ce10"/>
          <table:table-cell table:style-name="ce3" office:value-type="string">
            <text:p>6B4</text:p>
          </table:table-cell>
          <table:table-cell table:style-name="ce3"/>
          <table:table-cell table:style-name="ce10" office:value-type="string">
            <text:p>6B6</text:p>
          </table:table-cell>
          <table:table-cell table:style-name="ce10"/>
          <table:table-cell table:style-name="ce3" office:value-type="string">
            <text:p>6B7</text:p>
          </table:table-cell>
          <table:table-cell table:style-name="ce3" table:number-columns-repeated="15"/>
          <table:table-cell table:style-name="ce3" office:value-type="string">
            <text:p>https://www.train.org/DesktopModules/eLearning/CourseDetails/CourseDetailsForm.aspx?tabid=62&amp;CourseID=1007277</text:p>
          </table:table-cell>
          <table:table-cell table:style-name="ce3" table:number-columns-repeated="2"/>
          <table:table-cell table:style-name="ce3" office:value-type="float" office:value="211">
            <text:p>211</text:p>
          </table:table-cell>
          <table:table-cell table:style-name="ce3" office:value-type="string">
            <text:p>Web-based Course</text:p>
          </table:table-cell>
          <table:table-cell table:style-name="ce3" office:value-type="string">
            <text:p>Free</text:p>
          </table:table-cell>
          <table:table-cell table:style-name="ce3" office:value-type="string">
            <text:p>1.25 hours</text:p>
          </table:table-cell>
          <table:table-cell table:style-name="ce3"/>
          <table:table-cell table:style-name="ce3" office:value-type="float" office:value="22">
            <text:p>22</text:p>
          </table:table-cell>
          <table:table-cell table:style-name="ce3" office:value-type="float" office:value="26">
            <text:p>26</text:p>
          </table:table-cell>
          <table:table-cell table:style-name="ce3" office:value-type="float" office:value="8">
            <text:p>8</text:p>
          </table:table-cell>
          <table:table-cell table:style-name="ce3" office:value-type="float" office:value="0">
            <text:p>0</text:p>
          </table:table-cell>
          <table:table-cell table:number-columns-repeated="966"/>
        </table:table-row>
        <table:table-row table:style-name="ro67">
          <table:table-cell table:style-name="ce3" office:value-type="string">
            <text:p>Overview of Public Health Surveillance Part I</text:p>
          </table:table-cell>
          <table:table-cell table:style-name="ce3" office:value-type="float" office:value="1">
            <text:p>1</text:p>
          </table:table-cell>
          <table:table-cell table:style-name="ce3" office:value-type="string">
            <text:p>This two part course was developed by Denise Koo, MD, MPH from the CDC's Epidemiology Program Office. <text:s/>Dr. Koo presents 9 uses of public health surveiallance data along with visual examples of each (e.g. distrubtion maps, charts, graphs). <text:s/>She stresses the importance of using surveillance data to inform public health programming.</text:p>
          </table:table-cell>
          <table:table-cell table:style-name="ce3" office:value-type="string">
            <text:p>http://www.pitt.edu/~super1/lecture/lec3011/index.htm</text:p>
          </table:table-cell>
          <table:table-cell table:style-name="ce3" office:value-type="string">
            <text:p>2A1</text:p>
          </table:table-cell>
          <table:table-cell table:style-name="ce3" office:value-type="string">
            <text:p>K</text:p>
          </table:table-cell>
          <table:table-cell table:style-name="ce3" office:value-type="string">
            <text:p>6A5</text:p>
          </table:table-cell>
          <table:table-cell table:style-name="ce3" office:value-type="string">
            <text:p>K</text:p>
          </table:table-cell>
          <table:table-cell table:style-name="ce3" office:value-type="string">
            <text:p>6A7</text:p>
          </table:table-cell>
          <table:table-cell table:style-name="ce3" office:value-type="string">
            <text:p>K</text:p>
          </table:table-cell>
          <table:table-cell table:style-name="ce3" office:value-type="string">
            <text:p>2B1</text:p>
          </table:table-cell>
          <table:table-cell table:style-name="ce3"/>
          <table:table-cell table:style-name="ce3" office:value-type="string">
            <text:p>6B5</text:p>
          </table:table-cell>
          <table:table-cell table:style-name="ce3"/>
          <table:table-cell table:style-name="ce3" office:value-type="string">
            <text:p>6B7</text:p>
          </table:table-cell>
          <table:table-cell table:style-name="ce3" table:number-columns-repeated="34"/>
          <table:table-cell table:style-name="ce3" office:value-type="float" office:value="41">
            <text:p>41</text:p>
          </table:table-cell>
          <table:table-cell table:style-name="ce3" office:value-type="string">
            <text:p>Web-based Course</text:p>
          </table:table-cell>
          <table:table-cell table:style-name="ce3" office:value-type="string">
            <text:p>No charge</text:p>
          </table:table-cell>
          <table:table-cell table:style-name="ce3" office:value-type="string">
            <text:p>15-20 minutes</text:p>
          </table:table-cell>
          <table:table-cell table:style-name="ce3"/>
          <table:table-cell table:style-name="ce3" office:value-type="float" office:value="37">
            <text:p>37</text:p>
          </table:table-cell>
          <table:table-cell table:style-name="ce3" table:number-columns-repeated="2"/>
          <table:table-cell table:style-name="ce3" office:value-type="float" office:value="0">
            <text:p>0</text:p>
          </table:table-cell>
          <table:table-cell table:number-columns-repeated="966"/>
        </table:table-row>
        <table:table-row table:style-name="ro11">
          <table:table-cell table:style-name="ce3" office:value-type="string">
            <text:p>On the Road Again: Promoting Safe Travel and the Public's Health</text:p>
          </table:table-cell>
          <table:table-cell table:style-name="ce3" office:value-type="float" office:value="1">
            <text:p>1</text:p>
          </table:table-cell>
          <table:table-cell table:style-name="ce3"/>
          <table:table-cell table:style-name="ce3" office:value-type="string">
            <text:p>http://www.publichealthgrandrounds.unc.edu/traffic/index.htm</text:p>
          </table:table-cell>
          <table:table-cell table:style-name="ce3" office:value-type="string">
            <text:p>2A1</text:p>
          </table:table-cell>
          <table:table-cell table:style-name="ce3" office:value-type="string">
            <text:p>A</text:p>
          </table:table-cell>
          <table:table-cell table:style-name="ce3" office:value-type="string">
            <text:p>2A5</text:p>
          </table:table-cell>
          <table:table-cell table:style-name="ce3" office:value-type="string">
            <text:p>A</text:p>
          </table:table-cell>
          <table:table-cell table:style-name="ce3" office:value-type="string">
            <text:p>2A3</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2B1</text:p>
          </table:table-cell>
          <table:table-cell table:style-name="ce3"/>
          <table:table-cell table:style-name="ce3" office:value-type="string">
            <text:p>2B6</text:p>
          </table:table-cell>
          <table:table-cell table:style-name="ce3"/>
          <table:table-cell table:style-name="ce3" office:value-type="string">
            <text:p>2B3</text:p>
          </table:table-cell>
          <table:table-cell table:style-name="ce3"/>
          <table:table-cell table:style-name="ce3" office:value-type="string">
            <text:p>2B7</text:p>
          </table:table-cell>
          <table:table-cell table:style-name="ce3"/>
          <table:table-cell table:style-name="ce3" office:value-type="string">
            <text:p>3B6</text:p>
          </table:table-cell>
          <table:table-cell table:style-name="ce3"/>
          <table:table-cell table:style-name="ce3" office:value-type="string">
            <text:p>5B2</text:p>
          </table:table-cell>
          <table:table-cell table:style-name="ce3" table:number-columns-repeated="22"/>
          <table:table-cell table:style-name="ce3" office:value-type="float" office:value="114">
            <text:p>114</text:p>
          </table:table-cell>
          <table:table-cell table:style-name="ce3" office:value-type="string">
            <text:p>Webstream</text:p>
          </table:table-cell>
          <table:table-cell table:style-name="ce3" office:value-type="float" office:value="0">
            <text:p>0</text:p>
          </table:table-cell>
          <table:table-cell table:style-name="ce3" office:value-type="string">
            <text:p>1 hour</text:p>
          </table:table-cell>
          <table:table-cell table:style-name="ce3"/>
          <table:table-cell table:style-name="ce3" office:value-type="float" office:value="32">
            <text:p>32</text:p>
          </table:table-cell>
          <table:table-cell table:style-name="ce3" office:value-type="float" office:value="16">
            <text:p>16</text:p>
          </table:table-cell>
          <table:table-cell table:style-name="ce3"/>
          <table:table-cell table:style-name="ce3" office:value-type="float" office:value="0">
            <text:p>0</text:p>
          </table:table-cell>
          <table:table-cell table:number-columns-repeated="966"/>
        </table:table-row>
        <table:table-row table:style-name="ro14">
          <table:table-cell table:style-name="ce3" office:value-type="string">
            <text:p>SARS: When a Global Outbreak Hits Home</text:p>
          </table:table-cell>
          <table:table-cell table:style-name="ce3" office:value-type="float" office:value="1">
            <text:p>1</text:p>
          </table:table-cell>
          <table:table-cell table:style-name="ce3"/>
          <table:table-cell table:style-name="ce3" office:value-type="string">
            <text:p>http://www.publichealthgrandrounds.unc.edu/sars/index.htm</text:p>
          </table:table-cell>
          <table:table-cell table:style-name="ce3" office:value-type="string">
            <text:p>2A1</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2B1</text:p>
          </table:table-cell>
          <table:table-cell table:style-name="ce3"/>
          <table:table-cell table:style-name="ce3" office:value-type="string">
            <text:p>2B7</text:p>
          </table:table-cell>
          <table:table-cell table:style-name="ce3"/>
          <table:table-cell table:style-name="ce3" office:value-type="string">
            <text:p>2B1</text:p>
          </table:table-cell>
          <table:table-cell table:style-name="ce3"/>
          <table:table-cell table:style-name="ce3" office:value-type="string">
            <text:p>2B7</text:p>
          </table:table-cell>
          <table:table-cell table:style-name="ce3"/>
          <table:table-cell table:style-name="ce3" office:value-type="string">
            <text:p>6B3</text:p>
          </table:table-cell>
          <table:table-cell table:style-name="ce3"/>
          <table:table-cell table:style-name="ce3" office:value-type="string">
            <text:p>6B4</text:p>
          </table:table-cell>
          <table:table-cell table:style-name="ce3" table:number-columns-repeated="22"/>
          <table:table-cell table:style-name="ce3" office:value-type="float" office:value="121">
            <text:p>121</text:p>
          </table:table-cell>
          <table:table-cell table:style-name="ce3" office:value-type="string">
            <text:p>Webstream</text:p>
          </table:table-cell>
          <table:table-cell table:style-name="ce3" office:value-type="float" office:value="0">
            <text:p>0</text:p>
          </table:table-cell>
          <table:table-cell table:style-name="ce3" office:value-type="string">
            <text:p>60-90 minutes</text:p>
          </table:table-cell>
          <table:table-cell table:style-name="ce3"/>
          <table:table-cell table:style-name="ce3" office:value-type="float" office:value="14">
            <text:p>14</text:p>
          </table:table-cell>
          <table:table-cell table:style-name="ce3" office:value-type="float" office:value="8">
            <text:p>8</text:p>
          </table:table-cell>
          <table:table-cell table:style-name="ce3"/>
          <table:table-cell table:style-name="ce3" office:value-type="float" office:value="0">
            <text:p>0</text:p>
          </table:table-cell>
          <table:table-cell table:number-columns-repeated="966"/>
        </table:table-row>
        <table:table-row table:style-name="ro72">
          <table:table-cell table:style-name="ce3" office:value-type="string">
            <text:p>Overall Aspects of Managing an Agency</text:p>
          </table:table-cell>
          <table:table-cell table:style-name="ce3" office:value-type="float" office:value="1">
            <text:p>1</text:p>
          </table:table-cell>
          <table:table-cell table:style-name="ce3" office:value-type="string">
            <text:p>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his course is part of a series of programs intended for public health administrators, and nurse administrators, who are relatively new in their positions (3 years or less), and who seek to enhance the knowledge, skills, and abilities they need to succeed. The course discusses the roles and issues that occur in the management of a local public health agency, how to balance public health functions within a multi-focused agency, the identification of training needs within an agency and how to address these needs, &amp; environmental health enforcement issues that may occur when contracting with local boards of health.</text:p>
            <text:p/>
            <text:p/>
            <text:p/>
            <text:p>There are four video clips in this course: Roles of a Public Health Administrator; Staff Training; Dealing with Burnout; and Other Aspects of Managing a Public Health Agency.</text:p>
            <text:p/>
            <text:p>This is the introductory course in the New Public Health Administrators Series.</text:p>
          </table:table-cell>
          <table:table-cell table:style-name="ce3" office:value-type="string">
            <text:p>http://open.training-source.org/training/courses#overlay=training/courses/Overall%2520Aspects%2520of%2520Managing%2520an%2520Agency/detail</text:p>
          </table:table-cell>
          <table:table-cell table:style-name="ce3" office:value-type="string">
            <text:p>2A1</text:p>
          </table:table-cell>
          <table:table-cell table:style-name="ce3" office:value-type="string">
            <text:p>A</text:p>
          </table:table-cell>
          <table:table-cell table:style-name="ce3" office:value-type="string">
            <text:p>5A3</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7A10</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2B1</text:p>
          </table:table-cell>
          <table:table-cell table:style-name="ce3"/>
          <table:table-cell table:style-name="ce3" office:value-type="string">
            <text:p>5A5</text:p>
          </table:table-cell>
          <table:table-cell table:style-name="ce3"/>
          <table:table-cell table:style-name="ce3" office:value-type="string">
            <text:p>5B3</text:p>
          </table:table-cell>
          <table:table-cell table:style-name="ce3"/>
          <table:table-cell table:style-name="ce3" office:value-type="string">
            <text:p>5B5</text:p>
          </table:table-cell>
          <table:table-cell table:style-name="ce3"/>
          <table:table-cell table:style-name="ce10" office:value-type="string">
            <text:p>5B7</text:p>
          </table:table-cell>
          <table:table-cell table:style-name="ce10"/>
          <table:table-cell table:style-name="ce3" office:value-type="string">
            <text:p>7B11</text:p>
          </table:table-cell>
          <table:table-cell table:style-name="ce3"/>
          <table:table-cell table:style-name="ce10" office:value-type="string">
            <text:p>8B4</text:p>
          </table:table-cell>
          <table:table-cell table:style-name="ce10"/>
          <table:table-cell table:style-name="ce3" office:value-type="string">
            <text:p>8B5</text:p>
          </table:table-cell>
          <table:table-cell table:style-name="ce3" table:number-columns-repeated="18"/>
          <table:table-cell table:style-name="ce3" office:value-type="float" office:value="184">
            <text:p>184</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7">
            <text:p>7</text:p>
          </table:table-cell>
          <table:table-cell table:style-name="ce3"/>
          <table:table-cell table:style-name="ce3" office:value-type="float" office:value="0">
            <text:p>0</text:p>
          </table:table-cell>
          <table:table-cell table:number-columns-repeated="966"/>
        </table:table-row>
        <table:table-row table:style-name="ro19">
          <table:table-cell table:style-name="ce3" office:value-type="string">
            <text:p>Public Health &amp; Public Policy (T2B2)</text:p>
          </table:table-cell>
          <table:table-cell table:style-name="ce3" office:value-type="float" office:value="1">
            <text:p>1</text:p>
          </table:table-cell>
          <table:table-cell table:style-name="ce3" office:value-type="string">
            <text:p>From smoking bans to seatbelt laws, patient confidentiality to AIDS testing - public policy is essential to public health. In this program viewers will learn more about the impact of current policies as well as more about how public health practitioners can influence a change in policy. Zita Lazzarini, a public health lawyer, researcher and professor, will bring us up to date on some of the latest policies as well as areas where there may be a need for stronger policies to protect public health.</text:p>
          </table:table-cell>
          <table:table-cell table:style-name="ce3" office:value-type="string">
            <text:p>http://www.albany.edu/docs.sph/coned/t2b2policy.htm</text:p>
          </table:table-cell>
          <table:table-cell table:style-name="ce3" office:value-type="string">
            <text:p>2A1</text:p>
          </table:table-cell>
          <table:table-cell table:style-name="ce3" office:value-type="string">
            <text:p>A</text:p>
          </table:table-cell>
          <table:table-cell table:style-name="ce3" office:value-type="string">
            <text:p>2A5</text:p>
          </table:table-cell>
          <table:table-cell table:style-name="ce3" office:value-type="string">
            <text:p>A</text:p>
          </table:table-cell>
          <table:table-cell table:style-name="ce3" office:value-type="string">
            <text:p>2A4</text:p>
          </table:table-cell>
          <table:table-cell table:style-name="ce3" office:value-type="string">
            <text:p>A</text:p>
          </table:table-cell>
          <table:table-cell table:style-name="ce3" office:value-type="string">
            <text:p>2A3</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2B1</text:p>
          </table:table-cell>
          <table:table-cell table:style-name="ce3"/>
          <table:table-cell table:style-name="ce3" office:value-type="string">
            <text:p>2B6</text:p>
          </table:table-cell>
          <table:table-cell table:style-name="ce3"/>
          <table:table-cell table:style-name="ce3" office:value-type="string">
            <text:p>2B4</text:p>
          </table:table-cell>
          <table:table-cell table:style-name="ce3"/>
          <table:table-cell table:style-name="ce3" office:value-type="string">
            <text:p>2B3</text:p>
          </table:table-cell>
          <table:table-cell table:style-name="ce3"/>
          <table:table-cell table:style-name="ce3" office:value-type="string">
            <text:p>5B10</text:p>
          </table:table-cell>
          <table:table-cell table:style-name="ce3" table:number-columns-repeated="26"/>
          <table:table-cell table:style-name="ce3" office:value-type="float" office:value="207">
            <text:p>207</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9">
            <text:p>19</text:p>
          </table:table-cell>
          <table:table-cell table:style-name="ce3" office:value-type="float" office:value="31">
            <text:p>31</text:p>
          </table:table-cell>
          <table:table-cell table:style-name="ce3" office:value-type="float" office:value="24">
            <text:p>24</text:p>
          </table:table-cell>
          <table:table-cell table:style-name="ce3" office:value-type="float" office:value="0">
            <text:p>0</text:p>
          </table:table-cell>
          <table:table-cell table:number-columns-repeated="966"/>
        </table:table-row>
        <table:table-row table:style-name="ro10">
          <table:table-cell table:style-name="ce3" office:value-type="string">
            <text:p>Fatality Management During a Pandemic</text:p>
          </table:table-cell>
          <table:table-cell table:style-name="ce3" office:value-type="float" office:value="1">
            <text:p>1</text:p>
          </table:table-cell>
          <table:table-cell table:style-name="ce3" office:value-type="string">
            <text:p>Local, comprehensive fatality management plans are needed in order to deal with the large number of decedents that could occur as a result of a pandemic. For those who will deal with those bodies, this program will offer information for planning consideration.</text:p>
          </table:table-cell>
          <table:table-cell table:style-name="ce3" office:value-type="string">
            <text:p>http://www.adph.org/ALPHTN/index.asp?id=3720</text:p>
          </table:table-cell>
          <table:table-cell table:style-name="ce3" office:value-type="string">
            <text:p>2A1</text:p>
          </table:table-cell>
          <table:table-cell table:style-name="ce3" office:value-type="string">
            <text:p>A</text:p>
          </table:table-cell>
          <table:table-cell table:style-name="ce3" office:value-type="string">
            <text:p>5A3</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8</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2B1</text:p>
          </table:table-cell>
          <table:table-cell table:style-name="ce3"/>
          <table:table-cell table:style-name="ce3" office:value-type="string">
            <text:p>5A5</text:p>
          </table:table-cell>
          <table:table-cell table:style-name="ce3"/>
          <table:table-cell table:style-name="ce3" office:value-type="string">
            <text:p>5B3</text:p>
          </table:table-cell>
          <table:table-cell table:style-name="ce3"/>
          <table:table-cell table:style-name="ce3" office:value-type="string">
            <text:p>5B5</text:p>
          </table:table-cell>
          <table:table-cell table:style-name="ce3"/>
          <table:table-cell table:style-name="ce3" office:value-type="string">
            <text:p>5B2</text:p>
          </table:table-cell>
          <table:table-cell table:style-name="ce3"/>
          <table:table-cell table:style-name="ce10" office:value-type="string">
            <text:p>5B8</text:p>
          </table:table-cell>
          <table:table-cell table:style-name="ce10"/>
          <table:table-cell table:style-name="ce3" office:value-type="string">
            <text:p>5B7</text:p>
          </table:table-cell>
          <table:table-cell table:style-name="ce3" table:number-columns-repeated="22"/>
          <table:table-cell table:style-name="ce3" office:value-type="float" office:value="332">
            <text:p>332</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7">
            <text:p>37</text:p>
          </table:table-cell>
          <table:table-cell table:style-name="ce3" office:value-type="float" office:value="31">
            <text:p>31</text:p>
          </table:table-cell>
          <table:table-cell table:style-name="ce3"/>
          <table:table-cell table:style-name="ce3" office:value-type="float" office:value="0">
            <text:p>0</text:p>
          </table:table-cell>
          <table:table-cell table:number-columns-repeated="966"/>
        </table:table-row>
        <table:table-row table:style-name="ro73">
          <table:table-cell table:style-name="ce3" office:value-type="string">
            <text:p>Given a Choice: Economic Empowerment as HIV Prevention Among Sex Workers</text:p>
          </table:table-cell>
          <table:table-cell table:style-name="ce3" office:value-type="float" office:value="1">
            <text:p>1</text:p>
          </table:table-cell>
          <table:table-cell table:style-name="ce3" office:value-type="string">
            <text:p>This joint presentation by Dr.s Susan Sherman, PhD, MPH and Danielle German, PhD, MPH describes the economic motivation behind HIV/STI risk among sex workers, and it outlines two programs that were effective at†_x001C_cutting the risk at its sourc⁥_x001D_ by providing sex workers with alternate sources of income. <text:s/>At the end of this session, the learner will be able to:</text:p>
            <text:p/>
            <text:p>Provide a description of the societal structures that impact prevalence of HIV and interventions to address those structures;</text:p>
            <text:p/>
            <text:p>Describe how the Jewel Project in Baltimore impacted sex workers’ risk behaviors by training them to make and market beaded jewelry;</text:p>
            <text:p/>
            <text:p>Identify some of the lessons learned about why this program was effective; and</text:p>
            <text:p/>
            <text:p>Discuss the effects of training sex workers to sew and to produce sellable products on their sexual risk behaviors and economic well being.This joint presentation by Dr.s Susan Sherman, PhD, MPH and Danielle German, PhD, MPH describes the economic motivation behind HIV/STI risk among sex workers, and it outlines two programs that were effective at†_x001C_cutting the risk at its sourc⁥_x001D_ by providing sex workers with alternate sources of income. <text:s/>At the end of this session, the learner will be able to:</text:p>
            <text:p/>
            <text:p>Provide a description of the societal structures that impact prevalence of HIV and interventions to address those structures;</text:p>
            <text:p/>
            <text:p>Describe how the Jewel Project in Baltimore impacted sex workers’ risk behaviors by training them to make and market beaded jewelry;</text:p>
            <text:p/>
            <text:p>Identify some of the lessons learned about why this program was effective; and</text:p>
            <text:p/>
            <text:p>Discuss the effects of training sex workers to sew and to produce sellable products on their sexual risk behaviors and economic well being.</text:p>
          </table:table-cell>
          <table:table-cell table:style-name="ce3" office:value-type="string">
            <text:p>http://www.jhsph.edu/maphtc/training_events/archives/012010_Given_a_Choice_Economic_Empowerment_as_HIV_Prevention_Among_Sex_Workers</text:p>
          </table:table-cell>
          <table:table-cell table:style-name="ce3" office:value-type="string">
            <text:p>2A1</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7</text:p>
          </table:table-cell>
          <table:table-cell table:style-name="ce3"/>
          <table:table-cell table:style-name="ce3" office:value-type="string">
            <text:p>2B1</text:p>
          </table:table-cell>
          <table:table-cell table:style-name="ce3"/>
          <table:table-cell table:style-name="ce3" office:value-type="string">
            <text:p>2B7</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5</text:p>
          </table:table-cell>
          <table:table-cell table:style-name="ce3"/>
          <table:table-cell table:style-name="ce10" office:value-type="string">
            <text:p>6B4</text:p>
          </table:table-cell>
          <table:table-cell table:style-name="ce10"/>
          <table:table-cell table:style-name="ce3" office:value-type="string">
            <text:p>6B7</text:p>
          </table:table-cell>
          <table:table-cell table:style-name="ce3" table:number-columns-repeated="18"/>
          <table:table-cell table:style-name="ce3" office:value-type="float" office:value="364">
            <text:p>364</text:p>
          </table:table-cell>
          <table:table-cell table:style-name="ce3" office:value-type="string">
            <text:p>Webstream</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35">
            <text:p>35</text:p>
          </table:table-cell>
          <table:table-cell table:style-name="ce3" office:value-type="float" office:value="24">
            <text:p>24</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74">
          <table:table-cell table:style-name="ce3" office:value-type="string">
            <text:p>Social Marketing and Public Health: Effective Campaigns and How they Work</text:p>
          </table:table-cell>
          <table:table-cell table:style-name="ce3" office:value-type="float" office:value="1">
            <text:p>1</text:p>
          </table:table-cell>
          <table:table-cell table:style-name="ce3" office:value-type="string">
            <text:p>In this presentation, Douglas Evans, PhD, MA, Director of Public Health Communication &amp; Marketing at the George Washington University, and Terry Long, Former Communications Director of the National Heart, Lung, and Blood Institute discuss social marketing theories and strategies, and evidence of effectiveness. Specific examples of effective campaigns are discussed in detail, including the Truth campaign, VERB, mHealth, text4baby, and the Red Dress campaign. <text:s/>At the end of this session, the learner will be able to:</text:p>
            <text:p/>
            <text:p>Define social marketing;</text:p>
            <text:p/>
            <text:p>Discuss evidence of social marketing's effectiveness;</text:p>
            <text:p/>
            <text:p>Describe how the Heart Truth campaign was successful in achieving its goals; and</text:p>
            <text:p/>
            <text:p>Identify several successful social marketing campaigns and how they succeeded.In this presentation, Douglas Evans, PhD, MA, Director of Public Health Communication &amp; Marketing at the George Washington University, and Terry Long, Former Communications Director of the National Heart, Lung, and Blood Institute discuss social marketing theories and strategies, and evidence of effectiveness. Specific examples of effective campaigns are discussed in detail, including the Truth campaign, VERB, mHealth, text4baby, and the Red Dress campaign. <text:s/>At the end of this session, the learner will be able to:</text:p>
            <text:p/>
            <text:p>Define social marketing;</text:p>
            <text:p/>
            <text:p>Discuss evidence of social marketing's effectiveness;</text:p>
            <text:p/>
            <text:p>Describe how the Heart Truth campaign was successful in achieving its goals; and</text:p>
            <text:p/>
            <text:p>Identify several successful social marketing campaigns and how they succeeded.</text:p>
          </table:table-cell>
          <table:table-cell table:style-name="ce3" office:value-type="string">
            <text:p>http://www.jhsph.edu/maphtc/training_events/archives/Social_Marketing_and_Public_Health</text:p>
          </table:table-cell>
          <table:table-cell table:style-name="ce3" office:value-type="string">
            <text:p>2A1</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2A7</text:p>
          </table:table-cell>
          <table:table-cell table:style-name="ce3" office:value-type="string">
            <text:p>A</text:p>
          </table:table-cell>
          <table:table-cell table:style-name="ce3" office:value-type="string">
            <text:p>2A8</text:p>
          </table:table-cell>
          <table:table-cell table:style-name="ce3" office:value-type="string">
            <text:p>A</text:p>
          </table:table-cell>
          <table:table-cell table:style-name="ce3" office:value-type="string">
            <text:p>3A2</text:p>
          </table:table-cell>
          <table:table-cell table:style-name="ce3" office:value-type="string">
            <text:p>A</text:p>
          </table:table-cell>
          <table:table-cell table:style-name="ce3" office:value-type="string">
            <text:p>3A4</text:p>
          </table:table-cell>
          <table:table-cell table:style-name="ce3"/>
          <table:table-cell table:style-name="ce3" office:value-type="string">
            <text:p>2B1</text:p>
          </table:table-cell>
          <table:table-cell table:style-name="ce3"/>
          <table:table-cell table:style-name="ce3" office:value-type="string">
            <text:p>2B7</text:p>
          </table:table-cell>
          <table:table-cell table:style-name="ce3"/>
          <table:table-cell table:style-name="ce3" office:value-type="string">
            <text:p>2B8</text:p>
          </table:table-cell>
          <table:table-cell table:style-name="ce3"/>
          <table:table-cell table:style-name="ce3" office:value-type="string">
            <text:p>2B9</text:p>
          </table:table-cell>
          <table:table-cell table:style-name="ce3"/>
          <table:table-cell table:style-name="ce10" office:value-type="string">
            <text:p>3B2</text:p>
          </table:table-cell>
          <table:table-cell table:style-name="ce10"/>
          <table:table-cell table:style-name="ce3" office:value-type="string">
            <text:p>3B4</text:p>
          </table:table-cell>
          <table:table-cell table:style-name="ce3" table:number-columns-repeated="22"/>
          <table:table-cell table:style-name="ce3" office:value-type="float" office:value="370">
            <text:p>370</text:p>
          </table:table-cell>
          <table:table-cell table:style-name="ce3" office:value-type="string">
            <text:p>Webstream</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13">
            <text:p>13</text:p>
          </table:table-cell>
          <table:table-cell table:style-name="ce3" office:value-type="float" office:value="9">
            <text:p>9</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67">
          <table:table-cell table:style-name="ce3" office:value-type="string">
            <text:p>CDC Public Health Law News</text:p>
          </table:table-cell>
          <table:table-cell table:style-name="ce3" office:value-type="float" office:value="1">
            <text:p>1</text:p>
          </table:table-cell>
          <table:table-cell table:style-name="ce3" office:value-type="string">
            <text:p>The CDC Public Health Law News is published every business day and mailed to subscribers electronically. The News features abstracts of current news articles on public health law and related subjects, plus announcements of events and other timely material. To subscribe to this free service, visit http://www.cdc.gov/subscribe.html .</text:p>
          </table:table-cell>
          <table:table-cell table:style-name="ce3" office:value-type="string">
            <text:p>http://www2a.cdc.gov/phlp/cphln.asp</text:p>
          </table:table-cell>
          <table:table-cell table:style-name="ce3" office:value-type="string">
            <text:p>2A2</text:p>
          </table:table-cell>
          <table:table-cell table:style-name="ce3" office:value-type="string">
            <text:p>K</text:p>
          </table:table-cell>
          <table:table-cell table:style-name="ce3" office:value-type="string">
            <text:p>2B2</text:p>
          </table:table-cell>
          <table:table-cell table:style-name="ce3" table:number-columns-repeated="42"/>
          <table:table-cell table:style-name="ce3" office:value-type="float" office:value="49">
            <text:p>49</text:p>
          </table:table-cell>
          <table:table-cell table:style-name="ce3" office:value-type="string">
            <text:p>Other</text:p>
          </table:table-cell>
          <table:table-cell table:style-name="ce3" office:value-type="string">
            <text:p>Free</text:p>
          </table:table-cell>
          <table:table-cell table:style-name="ce3" office:value-type="string">
            <text:p>Daily update</text:p>
          </table:table-cell>
          <table:table-cell table:style-name="ce3"/>
          <table:table-cell table:style-name="ce3" office:value-type="float" office:value="19">
            <text:p>19</text:p>
          </table:table-cell>
          <table:table-cell table:style-name="ce3" table:number-columns-repeated="2"/>
          <table:table-cell table:style-name="ce3" office:value-type="float" office:value="0">
            <text:p>0</text:p>
          </table:table-cell>
          <table:table-cell table:number-columns-repeated="966"/>
        </table:table-row>
        <table:table-row table:style-name="ro13">
          <table:table-cell table:style-name="ce1" office:value-type="string">
            <text:p>New Public Health Administrators Series: Human Resources</text:p>
          </table:table-cell>
          <table:table-cell table:style-name="ce1"/>
          <table:table-cell table:style-name="ce3" office:value-type="string">
            <text:p>The course discusses the major duties and responsibilities of Human Resources, the several Human Resources issues, &amp; the major legal issues facing employers in the workplace. There are seven sections in this course: </text:p>
            <text:p>1. Job Descriptions 2. Recruitment, Selection, &amp; Orientation 3. Performance Appraisals 4. Compensation 5. Health, Safety, &amp; Security 6. Corrective Actions 7. Policy Manual and Unions</text:p>
          </table:table-cell>
          <table:table-cell table:style-name="ce1" office:value-type="string">
            <text:p>http://heartlandcenters.learnpublichealth.com/Kview/CustomCodeBehind/base/courseware/scorm/scormcourseframe.aspx</text:p>
          </table:table-cell>
          <table:table-cell table:style-name="ce1" office:value-type="string">
            <text:p>2A2</text:p>
          </table:table-cell>
          <table:table-cell table:style-name="ce1"/>
          <table:table-cell table:style-name="ce1" office:value-type="string">
            <text:p>4A1</text:p>
          </table:table-cell>
          <table:table-cell/>
          <table:table-cell office:value-type="string">
            <text:p>7A5</text:p>
          </table:table-cell>
          <table:table-cell/>
          <table:table-cell office:value-type="string">
            <text:p>7A10</text:p>
          </table:table-cell>
          <table:table-cell/>
          <table:table-cell office:value-type="string">
            <text:p>7A13</text:p>
          </table:table-cell>
          <table:table-cell/>
          <table:table-cell office:value-type="string">
            <text:p>8A2</text:p>
          </table:table-cell>
          <table:table-cell/>
          <table:table-cell office:value-type="string">
            <text:p>8A7</text:p>
          </table:table-cell>
          <table:table-cell table:number-columns-repeated="6"/>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19">
            <text:p>19</text:p>
          </table:table-cell>
          <table:table-cell table:style-name="ce1" office:value-type="string">
            <text:p>39: Human Resources</text:p>
          </table:table-cell>
          <table:table-cell table:style-name="ce1" table:number-columns-repeated="2"/>
          <table:table-cell table:number-columns-repeated="966"/>
        </table:table-row>
        <table:table-row table:style-name="ro60">
          <table:table-cell table:style-name="ce3" office:value-type="string">
            <text:p>Recognition and Initial Response to SARS</text:p>
          </table:table-cell>
          <table:table-cell table:style-name="ce3" office:value-type="float" office:value="1">
            <text:p>1</text:p>
          </table:table-cell>
          <table:table-cell table:style-name="ce3" office:value-type="string">
            <text:p>This tabletop exercise allows public health workers and their local emergency response counterparts to gain skills in recognizing and responding to suspected SARS cases. This exercise is also relevant for other natural, travel-related infectious diseases, such as pandemic influenza, and many of the same issues would come into play in the event of a bioterrorist event. Participants will address a hypothetical situation in a mid-sized community. We encourage facilitators to modify the background information to better fit their local communities. Managers are encouraged to lead this exercise with their work groups.</text:p>
          </table:table-cell>
          <table:table-cell table:style-name="ce7" office:value-type="string">
            <text:p>http://www.nwcphp.org/training/tabletop-exercises/recognition-and-initial-response-to-suspected-sars</text:p>
          </table:table-cell>
          <table:table-cell table:style-name="ce3" office:value-type="string">
            <text:p>2A4</text:p>
          </table:table-cell>
          <table:table-cell table:style-name="ce3" office:value-type="string">
            <text:p>K</text:p>
          </table:table-cell>
          <table:table-cell table:style-name="ce3" office:value-type="string">
            <text:p>2A1</text:p>
          </table:table-cell>
          <table:table-cell table:style-name="ce3" office:value-type="string">
            <text:p>K</text:p>
          </table:table-cell>
          <table:table-cell table:style-name="ce3" office:value-type="string">
            <text:p>2B4</text:p>
          </table:table-cell>
          <table:table-cell table:style-name="ce3"/>
          <table:table-cell table:style-name="ce3" office:value-type="string">
            <text:p>2B1</text:p>
          </table:table-cell>
          <table:table-cell table:style-name="ce3" table:number-columns-repeated="38"/>
          <table:table-cell table:style-name="ce3" office:value-type="float" office:value="148">
            <text:p>148</text:p>
          </table:table-cell>
          <table:table-cell table:style-name="ce3" office:value-type="string">
            <text:p>CD/DVD-ROM</text:p>
          </table:table-cell>
          <table:table-cell table:style-name="ce3" office:value-type="string">
            <text:p>free</text:p>
          </table:table-cell>
          <table:table-cell table:style-name="ce3" office:value-type="string">
            <text:p>3-4 hours</text:p>
          </table:table-cell>
          <table:table-cell table:style-name="ce3"/>
          <table:table-cell table:style-name="ce3" office:value-type="float" office:value="14">
            <text:p>14</text:p>
          </table:table-cell>
          <table:table-cell table:style-name="ce3" office:value-type="float" office:value="37">
            <text:p>37</text:p>
          </table:table-cell>
          <table:table-cell table:style-name="ce3" office:value-type="float" office:value="8">
            <text:p>8</text:p>
          </table:table-cell>
          <table:table-cell table:style-name="ce3" office:value-type="float" office:value="0">
            <text:p>0</text:p>
          </table:table-cell>
          <table:table-cell table:number-columns-repeated="966"/>
        </table:table-row>
        <table:table-row table:style-name="ro11">
          <table:table-cell table:style-name="ce1" office:value-type="string">
            <text:p>New Public Health Administrators Series: Marketing</text:p>
          </table:table-cell>
          <table:table-cell table:style-name="ce1"/>
          <table:table-cell table:style-name="ce3" office:value-type="string">
            <text:p>The course discusses the key considerations in developing a marketing strategy for public health, the inter-dependency of marketing strategy elements, &amp; effective communication techniques and common pitfalls.</text:p>
          </table:table-cell>
          <table:table-cell table:style-name="ce1" office:value-type="string">
            <text:p>http://heartlandcenters.learnpublichealth.com/Kview/CustomCodeBehind/base/courseware/scorm/scormcourseframe.aspx</text:p>
          </table:table-cell>
          <table:table-cell table:style-name="ce1" office:value-type="string">
            <text:p>2A4</text:p>
          </table:table-cell>
          <table:table-cell table:style-name="ce1"/>
          <table:table-cell table:style-name="ce1" office:value-type="string">
            <text:p>2A8</text:p>
          </table:table-cell>
          <table:table-cell/>
          <table:table-cell office:value-type="string">
            <text:p>3A2</text:p>
          </table:table-cell>
          <table:table-cell/>
          <table:table-cell office:value-type="string">
            <text:p>5A4</text:p>
          </table:table-cell>
          <table:table-cell/>
          <table:table-cell office:value-type="string">
            <text:p>7A4</text:p>
          </table:table-cell>
          <table:table-cell/>
          <table:table-cell office:value-type="string">
            <text:p>7A5</text:p>
          </table:table-cell>
          <table:table-cell/>
          <table:table-cell office:value-type="string">
            <text:p>7A6</text:p>
          </table:table-cell>
          <table:table-cell table:number-columns-repeated="6"/>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21">
            <text:p>21</text:p>
          </table:table-cell>
          <table:table-cell table:style-name="ce1" office:value-type="float" office:value="44">
            <text:p>44</text:p>
          </table:table-cell>
          <table:table-cell table:style-name="ce1" table:number-columns-repeated="2"/>
          <table:table-cell table:number-columns-repeated="966"/>
        </table:table-row>
        <table:table-row table:style-name="ro75">
          <table:table-cell table:style-name="ce3" office:value-type="string">
            <text:p>Legal Basis for Population Health</text:p>
          </table:table-cell>
          <table:table-cell table:style-name="ce3" office:value-type="float" office:value="1">
            <text:p>1</text:p>
          </table:table-cell>
          <table:table-cell table:style-name="ce3" office:value-type="string">
            <text:p>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his course is offered through the Michigan Public Health Training Center. <text:s/>Some of the legal material is specific to the Michigan state public health code. <text:s text:c="2"/></text:p>
            <text:p/>
            <text:p/>
            <text:p/>
            <text:p>Participants will learn how to recognize legal issues, read legal documents, and communicate with attorneys while gaining a working understanding of the legal basis for population health.</text:p>
          </table:table-cell>
          <table:table-cell table:style-name="ce6" table:formula="of:=HYPERLINK(&quot;https://practice.sph.umich.edu/mphtc/site.php?module=courses_one_online_course&amp;id=279&quot;;&quot;https://practice.sph.umich.edu/mphtc/site.php?module=courses_one_online_course&amp;id=279&quot;)" office:value-type="string" office:string-value="https://practice.sph.umich.edu/mphtc/site.php?module=courses_one_online_course&amp;id=279">
            <text:p>https://practice.sph.umich.edu/mphtc/site.php?module=courses_one_online_course&amp;id=279</text:p>
          </table:table-cell>
          <table:table-cell table:style-name="ce3" office:value-type="string">
            <text:p>2A5</text:p>
          </table:table-cell>
          <table:table-cell table:style-name="ce3" office:value-type="string">
            <text:p>P</text:p>
          </table:table-cell>
          <table:table-cell table:style-name="ce3" office:value-type="string">
            <text:p>8A8</text:p>
          </table:table-cell>
          <table:table-cell table:style-name="ce3" office:value-type="string">
            <text:p>P</text:p>
          </table:table-cell>
          <table:table-cell table:style-name="ce3" office:value-type="string">
            <text:p>2B6</text:p>
          </table:table-cell>
          <table:table-cell table:style-name="ce3"/>
          <table:table-cell table:style-name="ce3" office:value-type="string">
            <text:p>8B8</text:p>
          </table:table-cell>
          <table:table-cell table:style-name="ce3" table:number-columns-repeated="38"/>
          <table:table-cell table:style-name="ce3" office:value-type="float" office:value="158">
            <text:p>158</text:p>
          </table:table-cell>
          <table:table-cell table:style-name="ce3" office:value-type="string">
            <text:p>Web-based Course</text:p>
          </table:table-cell>
          <table:table-cell table:style-name="ce3" office:value-type="string">
            <text:p>unknown</text:p>
          </table:table-cell>
          <table:table-cell table:style-name="ce3" office:value-type="string">
            <text:p>approximately 15 hours</text:p>
          </table:table-cell>
          <table:table-cell table:style-name="ce3"/>
          <table:table-cell table:style-name="ce3" office:value-type="float" office:value="19">
            <text:p>19</text:p>
          </table:table-cell>
          <table:table-cell table:style-name="ce3" office:value-type="float" office:value="31">
            <text:p>31</text:p>
          </table:table-cell>
          <table:table-cell table:style-name="ce3"/>
          <table:table-cell table:style-name="ce3" office:value-type="float" office:value="0">
            <text:p>0</text:p>
          </table:table-cell>
          <table:table-cell table:number-columns-repeated="966"/>
        </table:table-row>
        <table:table-row table:style-name="ro76">
          <table:table-cell table:style-name="ce3" office:value-type="string">
            <text:p>Human Resources</text:p>
          </table:table-cell>
          <table:table-cell table:style-name="ce3" office:value-type="float" office:value="1">
            <text:p>1</text:p>
          </table:table-cell>
          <table:table-cell table:style-name="ce3" office:value-type="string">
            <text:p>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his course is part of a series of programs intended for public health administrators, and nurse administrators, who are relatively new in their positions (3 years or less), and who seek to enhance the knowledge, skills, and abilities they need to succeed. The course discusses the major duties and responsibilities of Human Resources, the several Human Resources issues, &amp; the major legal issues facing employers in the workplace. </text:p>
            <text:p/>
            <text:p/>
            <text:p/>
            <text:p>There are seven video clips in this course:</text:p>
            <text:p/>
            <text:p>Job Descriptions; Recruitment, Selection, &amp; Orientation; Performance Appraisals; Compensation; Health, Safety, &amp; Security; Corrective Actions; and Policy Manual and Unions.</text:p>
          </table:table-cell>
          <table:table-cell table:style-name="ce3" office:value-type="string">
            <text:p>http://open.training-source.org/training/courses#overlay=training/courses/Human%2520Resources/detail</text:p>
          </table:table-cell>
          <table:table-cell table:style-name="ce3" office:value-type="string">
            <text:p>2A5</text:p>
          </table:table-cell>
          <table:table-cell table:style-name="ce3" office:value-type="string">
            <text:p>A</text:p>
          </table:table-cell>
          <table:table-cell table:style-name="ce3" office:value-type="string">
            <text:p>7A10</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8A2</text:p>
          </table:table-cell>
          <table:table-cell table:style-name="ce3" office:value-type="string">
            <text:p>A</text:p>
          </table:table-cell>
          <table:table-cell table:style-name="ce3" office:value-type="string">
            <text:p>2B6</text:p>
          </table:table-cell>
          <table:table-cell table:style-name="ce3"/>
          <table:table-cell table:style-name="ce3" office:value-type="string">
            <text:p>7B11</text:p>
          </table:table-cell>
          <table:table-cell table:style-name="ce3"/>
          <table:table-cell table:style-name="ce3" office:value-type="string">
            <text:p>8B4</text:p>
          </table:table-cell>
          <table:table-cell table:style-name="ce3"/>
          <table:table-cell table:style-name="ce3" office:value-type="string">
            <text:p>8B5</text:p>
          </table:table-cell>
          <table:table-cell table:style-name="ce3"/>
          <table:table-cell table:style-name="ce10" office:value-type="string">
            <text:p>8B7</text:p>
          </table:table-cell>
          <table:table-cell table:style-name="ce10"/>
          <table:table-cell table:style-name="ce3" office:value-type="string">
            <text:p>8B2</text:p>
          </table:table-cell>
          <table:table-cell table:style-name="ce3" table:number-columns-repeated="22"/>
          <table:table-cell table:style-name="ce3" office:value-type="float" office:value="183">
            <text:p>183</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5">
            <text:p>5</text:p>
          </table:table-cell>
          <table:table-cell table:style-name="ce3" office:value-type="float" office:value="20">
            <text:p>20</text:p>
          </table:table-cell>
          <table:table-cell table:style-name="ce3" office:value-type="float" office:value="26">
            <text:p>26</text:p>
          </table:table-cell>
          <table:table-cell table:style-name="ce3" office:value-type="float" office:value="0">
            <text:p>0</text:p>
          </table:table-cell>
          <table:table-cell table:number-columns-repeated="966"/>
        </table:table-row>
        <table:table-row table:style-name="ro57">
          <table:table-cell table:style-name="ce3" office:value-type="string">
            <text:p>Mobilizing for Action through Planning and Partnership (MAPP)</text:p>
          </table:table-cell>
          <table:table-cell table:style-name="ce3" office:value-type="float" office:value="1">
            <text:p>1</text:p>
          </table:table-cell>
          <table:table-cell table:style-name="ce3" office:value-type="string">
            <text:p>Mobilizing for Action through Planning and Partnership (MAPP) is a community assessment tool to improve health. The goal is to bring together public, private, and voluntary entities that comprise the local public health system and contribute to the delivery of health services. This lecture describes how MAPP has been implemented in Camden County, NJ and summarizes outcomes, next steps, and lessons learned.</text:p>
          </table:table-cell>
          <table:table-cell table:style-name="ce6" table:formula="of:=HYPERLINK(&quot;http://ophp.umdnj.edu/CET/Seminars/PHSS/apreso/PHSS012007_files/flash_index.htm&quot;;&quot;http://ophp.umdnj.edu/CET/Seminars/PHSS/apreso/PHSS012007_files/flash_index.htm&quot;)" office:value-type="string" office:string-value="http://ophp.umdnj.edu/CET/Seminars/PHSS/apreso/PHSS012007_files/flash_index.htm">
            <text:p>http://ophp.umdnj.edu/CET/Seminars/PHSS/apreso/PHSS012007_files/flash_index.htm</text:p>
          </table:table-cell>
          <table:table-cell table:style-name="ce3" office:value-type="string">
            <text:p>2A5</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2B6</text:p>
          </table:table-cell>
          <table:table-cell table:style-name="ce3"/>
          <table:table-cell table:style-name="ce3" office:value-type="string">
            <text:p>3B3</text:p>
          </table:table-cell>
          <table:table-cell table:style-name="ce3"/>
          <table:table-cell table:style-name="ce3" office:value-type="string">
            <text:p>5B2</text:p>
          </table:table-cell>
          <table:table-cell table:style-name="ce3"/>
          <table:table-cell table:style-name="ce3" office:value-type="string">
            <text:p>1B1</text:p>
          </table:table-cell>
          <table:table-cell table:style-name="ce3"/>
          <table:table-cell table:style-name="ce10" office:value-type="string">
            <text:p>6B3</text:p>
          </table:table-cell>
          <table:table-cell table:style-name="ce10"/>
          <table:table-cell table:style-name="ce3" office:value-type="string">
            <text:p>6A2</text:p>
          </table:table-cell>
          <table:table-cell table:style-name="ce3"/>
          <table:table-cell table:style-name="ce10" office:value-type="string">
            <text:p>7A1</text:p>
          </table:table-cell>
          <table:table-cell table:style-name="ce10"/>
          <table:table-cell table:style-name="ce3" office:value-type="string">
            <text:p>7A2</text:p>
          </table:table-cell>
          <table:table-cell table:style-name="ce3"/>
          <table:table-cell table:style-name="ce10" office:value-type="string">
            <text:p>6B1</text:p>
          </table:table-cell>
          <table:table-cell table:style-name="ce10"/>
          <table:table-cell table:style-name="ce3" office:value-type="string">
            <text:p>6B2</text:p>
          </table:table-cell>
          <table:table-cell table:style-name="ce3"/>
          <table:table-cell table:style-name="ce10" office:value-type="string">
            <text:p>7A1</text:p>
          </table:table-cell>
          <table:table-cell table:style-name="ce10"/>
          <table:table-cell table:style-name="ce3" office:value-type="string">
            <text:p>7A2</text:p>
          </table:table-cell>
          <table:table-cell table:style-name="ce3" table:number-columns-repeated="10"/>
          <table:table-cell table:style-name="ce3" office:value-type="float" office:value="209">
            <text:p>209</text:p>
          </table:table-cell>
          <table:table-cell table:style-name="ce3" office:value-type="string">
            <text:p>Satellite Broadcast</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8">
            <text:p>28</text:p>
          </table:table-cell>
          <table:table-cell table:style-name="ce3" office:value-type="float" office:value="42">
            <text:p>42</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40">
          <table:table-cell table:style-name="ce3" office:value-type="string">
            <text:p>Credentialing Public Health Professionals in a Changing World</text:p>
          </table:table-cell>
          <table:table-cell table:style-name="ce3" office:value-type="float" office:value="1">
            <text:p>1</text:p>
          </table:table-cell>
          <table:table-cell table:style-name="ce3" office:value-type="string">
            <text:p>This course by Dr. Bernard Goldstein, Dean Emeritus and Professor at the Graduate School of Public Health of the University of Pittsburgh, and chair of the National Board of Public Health Examiners (NBPHE), presents credentialing as one pathway to improve the quality of education public health students receive, to improve the overall effectiveness of public health practitioners and to heighten recognition of graduate-trained public health professionals who have attained the credential. The process – currently under way – includes developing, preparing, administering and evaluating a voluntary certification examination that tests whether students and graduates of CEPH-accredited schools and programs have mastered the core knowledge and skills relevant to contemporary public health. This new credentialing process is occurring at a time of heightened interest, when new knowledge, skills, and competencies are required to practice public health, the diversity of our nation is increasing, and rapid turnover in the</text:p>
          </table:table-cell>
          <table:table-cell table:style-name="ce3" office:value-type="string">
            <text:p>http://mediasite.cidde.pitt.edu/MediaSite/Viewer/?peid=06befde5-3973-40ac-8bfd-322ef075c678</text:p>
          </table:table-cell>
          <table:table-cell table:style-name="ce3" office:value-type="string">
            <text:p>2A5</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5A8</text:p>
          </table:table-cell>
          <table:table-cell table:style-name="ce3" office:value-type="string">
            <text:p>A</text:p>
          </table:table-cell>
          <table:table-cell table:style-name="ce3" office:value-type="string">
            <text:p>2B6</text:p>
          </table:table-cell>
          <table:table-cell table:style-name="ce3"/>
          <table:table-cell table:style-name="ce3" office:value-type="string">
            <text:p>5B10</text:p>
          </table:table-cell>
          <table:table-cell table:style-name="ce3"/>
          <table:table-cell table:style-name="ce3" office:value-type="string">
            <text:p>3B6</text:p>
          </table:table-cell>
          <table:table-cell table:style-name="ce3"/>
          <table:table-cell table:style-name="ce3" office:value-type="string">
            <text:p>5B2</text:p>
          </table:table-cell>
          <table:table-cell table:style-name="ce3"/>
          <table:table-cell table:style-name="ce10" office:value-type="string">
            <text:p>5B7</text:p>
          </table:table-cell>
          <table:table-cell table:style-name="ce10"/>
          <table:table-cell table:style-name="ce3" office:value-type="string">
            <text:p>5B8</text:p>
          </table:table-cell>
          <table:table-cell table:style-name="ce3" table:number-columns-repeated="22"/>
          <table:table-cell table:style-name="ce3" office:value-type="float" office:value="224">
            <text:p>224</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20">
            <text:p>2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61">
          <table:table-cell table:style-name="ce3" office:value-type="string">
            <text:p>Fish Advisories (T2B2)</text:p>
          </table:table-cell>
          <table:table-cell table:style-name="ce3" office:value-type="float" office:value="1">
            <text:p>1</text:p>
          </table:table-cell>
          <table:table-cell table:style-name="ce3" office:value-type="string">
            <text:p>Many states issue advisories about eating sport fish from their waters. Obtaining and interpreting data for the advisories is usually a collaborative effort between the state health and environmental agencies. States differ when they issue an advisory and how the advisories are presenented and distributed to the public. Dr. Kim will discuss the background and considerations that New York State uses when developing and issuing advisories for contaminants in fish.</text:p>
          </table:table-cell>
          <table:table-cell table:style-name="ce3" office:value-type="string">
            <text:p>http://www.albany.edu/sph/coned/t2b2fish.htm</text:p>
          </table:table-cell>
          <table:table-cell table:style-name="ce3" office:value-type="string">
            <text:p>2A5</text:p>
          </table:table-cell>
          <table:table-cell table:style-name="ce3" office:value-type="string">
            <text:p>A</text:p>
          </table:table-cell>
          <table:table-cell table:style-name="ce3" office:value-type="string">
            <text:p>5A3</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7</text:p>
          </table:table-cell>
          <table:table-cell table:style-name="ce3" office:value-type="string">
            <text:p>A</text:p>
          </table:table-cell>
          <table:table-cell table:style-name="ce3" office:value-type="string">
            <text:p>2B6</text:p>
          </table:table-cell>
          <table:table-cell table:style-name="ce3"/>
          <table:table-cell table:style-name="ce3" office:value-type="string">
            <text:p>5A5</text:p>
          </table:table-cell>
          <table:table-cell table:style-name="ce3"/>
          <table:table-cell table:style-name="ce3" office:value-type="string">
            <text:p>5B3</text:p>
          </table:table-cell>
          <table:table-cell table:style-name="ce3"/>
          <table:table-cell table:style-name="ce3" office:value-type="string">
            <text:p>5B5</text:p>
          </table:table-cell>
          <table:table-cell table:style-name="ce3"/>
          <table:table-cell table:style-name="ce10" office:value-type="string">
            <text:p>5B2</text:p>
          </table:table-cell>
          <table:table-cell table:style-name="ce10"/>
          <table:table-cell table:style-name="ce3" office:value-type="string">
            <text:p>5B7</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7</text:p>
          </table:table-cell>
          <table:table-cell table:style-name="ce3" table:number-columns-repeated="14"/>
          <table:table-cell table:style-name="ce3" office:value-type="float" office:value="230">
            <text:p>230</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office:value-type="float" office:value="18">
            <text:p>18</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77">
          <table:table-cell table:style-name="ce3" office:value-type="string">
            <text:p>Public Health Law: Legal Restriction, Legal Rights - Part 2</text:p>
          </table:table-cell>
          <table:table-cell table:style-name="ce3" office:value-type="float" office:value="1">
            <text:p>1</text:p>
          </table:table-cell>
          <table:table-cell table:style-name="ce3" office:value-type="string">
            <text:p>This seminar focuses on developing the viewe⁲_x0019_s perspective on New Jersey State law and public health. It is designed to give fundamental information about the power of state government and its role as legal guardian over public health issues and the promotion of health for individuals and society. The presenter gives a perspective on how legal guardianship plays out in the lives of the individual and the society in general. Viewers will be given a non-legal understanding on how to develop a lawful response to public health issues that takes into consideration how the Constitution, federal and state law will affect such a response.</text:p>
            <text:p/>
            <text:p/>
            <text:p/>
            <text:p>Speaker: John V. Jacobi, JD – Senior Associate Counsel to the Office of Counsel to the Governor of New Jersey; Dorothea Dix professor of Health Law &amp; Policy, Seton Hall Law SchoolThis seminar focuses on developing the viewe⁲_x0019_s perspective on New Jersey State law and public health. It is designed to give fundamental information about the power of state government and its role as legal guardian over public health issues and the promotion of health for individuals and society. The presenter gives a perspective on how legal guardianship plays out in the lives of the individual and the society in general. Viewers will be given a non-legal understanding on how to develop a lawful response to public health issues that takes into consideration how the Constitution, federal and state law will affect such a response.</text:p>
            <text:p/>
            <text:p/>
            <text:p/>
            <text:p>Speaker: John V. Jacobi, JD – Senior Associate Counsel to the Office of Counsel to the Governor of New Jersey; Dorothea Dix professor of Health Law &amp; Policy, Seton Hall Law SchoolThis seminar focuses on developing the viewe⁲_x0019_s perspective on New Jersey State law and public health. It is designed to give fundamental information about the power of state government and its role as legal guardian over public health issues and the promotion of health for individuals and society. The presenter gives a perspective on how legal guardianship plays out in the lives of the individual and the society in general. Viewers will be given a non-legal understanding on how to develop a lawful response to public health issues that takes into consideration how the Constitution, federal and state law will affect such a response.</text:p>
            <text:p/>
            <text:p/>
            <text:p/>
            <text:p>Speaker: John V. Jacobi, JD – Senior Associate Counsel to the Office of Counsel to the Governor of New Jersey; Dorothea Dix professor of Health Law &amp; Policy, Seton Hall Law SchoolThis seminar focuses on developing the viewe⁲_x0019_s perspective on New Jersey State law and public health. It is designed to give fundamental information about the power of state government and its role as legal guardian over public health issues and the promotion of health for individuals and society. The presenter gives a perspective on how legal guardianship plays out in the lives of the individual and the society in general. Viewers will be given a non-legal understanding on how to develop a lawful response to public health issues that takes into consideration how the Constitution, federal and state law will affect such a response.</text:p>
            <text:p/>
            <text:p/>
            <text:p/>
            <text:p>Speaker: John V. Jacobi, JD – Senior Associate Counsel to the Office of Counsel to the Governor of New Jersey; Dorothea Dix professor of Health Law &amp; Policy, Seton Hall Law SchoolThis seminar focuses on developing the viewe⁲_x0019_s perspective on New Jersey State law and public health. It is designed to give fundamental information about the power of state government and its role as legal guardian over public health issues and the promotion of health for individuals and society. The presenter gives a perspective on how legal guardianship plays out in the lives of the individual and the society in general. Viewers will be given a non-legal understanding on how to develop a lawful response to public health issues that takes into consideration how the Constitution, federal and state law will affect such a response.</text:p>
            <text:p/>
            <text:p/>
            <text:p/>
            <text:p>Speaker: John V. Jacobi, JD – Senior Associate Counsel to the Office of Counsel to the Governor of New Jersey; Dorothea Dix professor of Health Law &amp; Policy, Seton Hall Law School</text:p>
          </table:table-cell>
          <table:table-cell table:style-name="ce3" office:value-type="string">
            <text:p>http://ophp.umdnj.edu/OPHPpodcasts/PublicHealthcast/Entries/2009/5/12_PHSS_-_Public_Health_Law_-_Legal_Restriction_Legal_Rights_Part_2.html</text:p>
          </table:table-cell>
          <table:table-cell table:style-name="ce3" office:value-type="string">
            <text:p>2A5</text:p>
          </table:table-cell>
          <table:table-cell table:style-name="ce3" office:value-type="string">
            <text:p>A</text:p>
          </table:table-cell>
          <table:table-cell table:style-name="ce3" office:value-type="string">
            <text:p>2B6</text:p>
          </table:table-cell>
          <table:table-cell table:style-name="ce3" table:number-columns-repeated="42"/>
          <table:table-cell table:style-name="ce3" office:value-type="float" office:value="321">
            <text:p>321</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1">
            <text:p>31</text:p>
          </table:table-cell>
          <table:table-cell table:style-name="ce3" office:value-type="float" office:value="11">
            <text:p>11</text:p>
          </table:table-cell>
          <table:table-cell table:style-name="ce3"/>
          <table:table-cell table:style-name="ce3" office:value-type="float" office:value="0">
            <text:p>0</text:p>
          </table:table-cell>
          <table:table-cell table:number-columns-repeated="966"/>
        </table:table-row>
        <table:table-row table:style-name="ro61">
          <table:table-cell table:style-name="ce3" office:value-type="string">
            <text:p>Public Health Law: Legal Restriction, Legal Rights - Part 1</text:p>
          </table:table-cell>
          <table:table-cell table:style-name="ce3" office:value-type="float" office:value="1">
            <text:p>1</text:p>
          </table:table-cell>
          <table:table-cell table:style-name="ce3"/>
          <table:table-cell table:style-name="ce3" office:value-type="string">
            <text:p>http://ophp.umdnj.edu/OPHPpodcasts/PublicHealthcast/Entries/2008/11/12_PHSS_Public_Health_Law_-_Legal_Restriction_-_Legal_Rights_-_Part_1.html</text:p>
          </table:table-cell>
          <table:table-cell table:style-name="ce3" office:value-type="string">
            <text:p>2A5</text:p>
          </table:table-cell>
          <table:table-cell table:style-name="ce3" office:value-type="string">
            <text:p>A</text:p>
          </table:table-cell>
          <table:table-cell table:style-name="ce3" office:value-type="string">
            <text:p>8A8</text:p>
          </table:table-cell>
          <table:table-cell table:style-name="ce3" office:value-type="string">
            <text:p>A</text:p>
          </table:table-cell>
          <table:table-cell table:style-name="ce3" office:value-type="string">
            <text:p>2B6</text:p>
          </table:table-cell>
          <table:table-cell table:style-name="ce3"/>
          <table:table-cell table:style-name="ce3" office:value-type="string">
            <text:p>8B8</text:p>
          </table:table-cell>
          <table:table-cell table:style-name="ce3" table:number-columns-repeated="38"/>
          <table:table-cell table:style-name="ce3" office:value-type="float" office:value="324">
            <text:p>324</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1">
            <text:p>31</text:p>
          </table:table-cell>
          <table:table-cell table:style-name="ce3" office:value-type="float" office:value="11">
            <text:p>11</text:p>
          </table:table-cell>
          <table:table-cell table:style-name="ce3"/>
          <table:table-cell table:style-name="ce3" office:value-type="float" office:value="0">
            <text:p>0</text:p>
          </table:table-cell>
          <table:table-cell table:number-columns-repeated="966"/>
        </table:table-row>
        <table:table-row table:style-name="ro78">
          <table:table-cell table:style-name="ce3" office:value-type="string">
            <text:p>Improving Health Care: Incentives, Cost Effectiveness, and Public Policy</text:p>
          </table:table-cell>
          <table:table-cell table:style-name="ce3" office:value-type="float" office:value="1">
            <text:p>1</text:p>
          </table:table-cell>
          <table:table-cell table:style-name="ce3" office:value-type="string">
            <text:p>This presentation explores health economics, including: What are the many types of cost studies? How could we apply these types of studies to the study of a particular intervention? What are the steps in developing economic policies to reduce health care costs and improve quality? <text:s/>What is the role of the government to address market failure? How is the Maryland all-payer hospital rate setting system uniquely able to promote†_x001C_value for mone⁹_x001D_? <text:s/>At the end of this session, the learner will be able to:</text:p>
            <text:p/>
            <text:p>Explain the different types of cost studies;</text:p>
            <text:p/>
            <text:p>List the steps in developing economic policies to reduce health care costs and improve quality</text:p>
            <text:p/>
            <text:p>Describe how the Maryland all-payer hospital rate setting system is uniquely able to promote “value for money”This presentation explores health economics, including: What are the many types of cost studies? How could we apply these types of studies to the study of a particular intervention? What are the steps in developing economic policies to reduce health care costs and improve quality? <text:s/>What is the role of the government to address market failure? How is the Maryland all-payer hospital rate setting system uniquely able to promote†_x001C_value for mone⁹_x001D_? <text:s/>At the end of this session, the learner will be able to:</text:p>
            <text:p/>
            <text:p>Explain the different types of cost studies;</text:p>
            <text:p/>
            <text:p>List the steps in developing economic policies to reduce health care costs and improve quality</text:p>
            <text:p/>
            <text:p>Describe how the Maryland all-payer hospital rate setting system is uniquely able to promote “value for money”</text:p>
          </table:table-cell>
          <table:table-cell table:style-name="ce3" office:value-type="string">
            <text:p>http://www.jhsph.edu/maphtc/training_events/archives/031710_Improving_Health_Care</text:p>
          </table:table-cell>
          <table:table-cell table:style-name="ce3" office:value-type="string">
            <text:p>2A5</text:p>
          </table:table-cell>
          <table:table-cell table:style-name="ce3" office:value-type="string">
            <text:p>A</text:p>
          </table:table-cell>
          <table:table-cell table:style-name="ce3" office:value-type="string">
            <text:p>2A4</text:p>
          </table:table-cell>
          <table:table-cell table:style-name="ce3" office:value-type="string">
            <text:p>A</text:p>
          </table:table-cell>
          <table:table-cell table:style-name="ce3" office:value-type="string">
            <text:p>2B5</text:p>
          </table:table-cell>
          <table:table-cell table:style-name="ce3" office:value-type="string">
            <text:p>A</text:p>
          </table:table-cell>
          <table:table-cell table:style-name="ce3" office:value-type="string">
            <text:p>7B5</text:p>
          </table:table-cell>
          <table:table-cell table:style-name="ce3" office:value-type="string">
            <text:p>A</text:p>
          </table:table-cell>
          <table:table-cell table:style-name="ce3" office:value-type="string">
            <text:p>2B6</text:p>
          </table:table-cell>
          <table:table-cell table:style-name="ce3"/>
          <table:table-cell table:style-name="ce3" office:value-type="string">
            <text:p>2B4</text:p>
          </table:table-cell>
          <table:table-cell table:style-name="ce3"/>
          <table:table-cell table:style-name="ce3" office:value-type="string">
            <text:p>7A4</text:p>
          </table:table-cell>
          <table:table-cell table:style-name="ce3" table:number-columns-repeated="32"/>
          <table:table-cell table:style-name="ce3" office:value-type="float" office:value="368">
            <text:p>368</text:p>
          </table:table-cell>
          <table:table-cell table:style-name="ce3" office:value-type="string">
            <text:p>Webstream</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2">
            <text:p>2</text:p>
          </table:table-cell>
          <table:table-cell table:style-name="ce3" office:value-type="float" office:value="10">
            <text:p>10</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79">
          <table:table-cell table:style-name="ce3" office:value-type="string">
            <text:p>How to be an Effective Advocate</text:p>
          </table:table-cell>
          <table:table-cell table:style-name="ce3" office:value-type="float" office:value="1">
            <text:p>1</text:p>
          </table:table-cell>
          <table:table-cell table:style-name="ce3" office:value-type="string">
            <text:p>This NJ SOPHE course offers a step-by-step account of how to be involved in the legislative process. <text:s/>In easy to comprehend language one learns about advocating for public health policy via the following strategies: testifying, letter writing, calling, developing grassroots support, and using media. <text:s/>A concise synopsis of how a bill becomes a law is also provided.</text:p>
          </table:table-cell>
          <table:table-cell table:style-name="ce3" office:value-type="string">
            <text:p>http://www.pitt.edu/~super1/lecture/lec2671/index.htm</text:p>
          </table:table-cell>
          <table:table-cell table:style-name="ce3" office:value-type="string">
            <text:p>2A6</text:p>
          </table:table-cell>
          <table:table-cell table:style-name="ce3" office:value-type="string">
            <text:p>K</text:p>
          </table:table-cell>
          <table:table-cell table:style-name="ce3" office:value-type="string">
            <text:p>5A10</text:p>
          </table:table-cell>
          <table:table-cell table:style-name="ce3" office:value-type="string">
            <text:p>K</text:p>
          </table:table-cell>
          <table:table-cell table:style-name="ce3" office:value-type="string">
            <text:p>8A8</text:p>
          </table:table-cell>
          <table:table-cell table:style-name="ce3" office:value-type="string">
            <text:p>K</text:p>
          </table:table-cell>
          <table:table-cell table:style-name="ce3" office:value-type="string">
            <text:p>2B7</text:p>
          </table:table-cell>
          <table:table-cell table:style-name="ce3"/>
          <table:table-cell table:style-name="ce3" office:value-type="string">
            <text:p>5B10</text:p>
          </table:table-cell>
          <table:table-cell table:style-name="ce3"/>
          <table:table-cell table:style-name="ce3" office:value-type="string">
            <text:p>8B8</text:p>
          </table:table-cell>
          <table:table-cell table:style-name="ce3" table:number-columns-repeated="34"/>
          <table:table-cell table:style-name="ce3" office:value-type="float" office:value="36">
            <text:p>36</text:p>
          </table:table-cell>
          <table:table-cell table:style-name="ce3" office:value-type="string">
            <text:p>Web-based Course</text:p>
          </table:table-cell>
          <table:table-cell table:style-name="ce3" office:value-type="string">
            <text:p>No Charge</text:p>
          </table:table-cell>
          <table:table-cell table:style-name="ce3" office:value-type="string">
            <text:p>15 minutes</text:p>
          </table:table-cell>
          <table:table-cell table:style-name="ce3"/>
          <table:table-cell table:style-name="ce3" office:value-type="float" office:value="31">
            <text:p>31</text:p>
          </table:table-cell>
          <table:table-cell table:style-name="ce3" office:value-type="float" office:value="39">
            <text:p>39</text:p>
          </table:table-cell>
          <table:table-cell table:style-name="ce3" office:value-type="float" office:value="40">
            <text:p>40</text:p>
          </table:table-cell>
          <table:table-cell table:style-name="ce3" office:value-type="float" office:value="0">
            <text:p>0</text:p>
          </table:table-cell>
          <table:table-cell table:number-columns-repeated="966"/>
        </table:table-row>
        <table:table-row table:style-name="ro80">
          <table:table-cell table:style-name="ce3" office:value-type="string">
            <text:p>Strategic Planning</text:p>
          </table:table-cell>
          <table:table-cell table:style-name="ce3" office:value-type="float" office:value="1">
            <text:p>1</text:p>
          </table:table-cell>
          <table:table-cell table:style-name="ce3" office:value-type="string">
            <text:p>This course is part of a series of programs intended for public health administrators, and nurse administrators, who are relatively new in their positions (3 years or less), and who seek to enhance the knowledge, skills, and abilities they need to succeed. The course discusses the Public Health’s scope of practice, the rationale for strategic planning in Public Health, the guiding principles of strategic planning, &amp; the major questions that should be addressed during the strategic planning process. There are four video clips in this course: Essential Services &amp; Guiding Principles; What Have We Been Doing?; Components of a Strategic Plan; and Question &amp; Answer Session.</text:p>
          </table:table-cell>
          <table:table-cell table:style-name="ce3" office:value-type="string">
            <text:p>http://open.training-source.org/training/courses#overlay=training/courses/Strategic%2520Planning/detail</text:p>
          </table:table-cell>
          <table:table-cell table:style-name="ce3" office:value-type="string">
            <text:p>2A6</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7A6</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2B7</text:p>
          </table:table-cell>
          <table:table-cell table:style-name="ce3"/>
          <table:table-cell table:style-name="ce3" office:value-type="string">
            <text:p>3B3</text:p>
          </table:table-cell>
          <table:table-cell table:style-name="ce3"/>
          <table:table-cell table:style-name="ce3" office:value-type="string">
            <text:p>5B2</text:p>
          </table:table-cell>
          <table:table-cell table:style-name="ce3"/>
          <table:table-cell table:style-name="ce3" office:value-type="string">
            <text:p>6B3</text:p>
          </table:table-cell>
          <table:table-cell table:style-name="ce3"/>
          <table:table-cell table:style-name="ce10" office:value-type="string">
            <text:p>7B7</text:p>
          </table:table-cell>
          <table:table-cell table:style-name="ce10"/>
          <table:table-cell table:style-name="ce3" office:value-type="string">
            <text:p>8B7</text:p>
          </table:table-cell>
          <table:table-cell table:style-name="ce3" table:number-columns-repeated="22"/>
          <table:table-cell table:style-name="ce3" office:value-type="float" office:value="191">
            <text:p>191</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42">
            <text:p>42</text:p>
          </table:table-cell>
          <table:table-cell table:style-name="ce3" office:value-type="float" office:value="10">
            <text:p>10</text:p>
          </table:table-cell>
          <table:table-cell table:style-name="ce3" office:value-type="float" office:value="0">
            <text:p>0</text:p>
          </table:table-cell>
          <table:table-cell table:number-columns-repeated="966"/>
        </table:table-row>
        <table:table-row table:style-name="ro57">
          <table:table-cell table:style-name="ce3" office:value-type="string">
            <text:p>Leadership/Management Communications</text:p>
          </table:table-cell>
          <table:table-cell table:style-name="ce3" office:value-type="float" office:value="1">
            <text:p>1</text:p>
          </table:table-cell>
          <table:table-cell table:style-name="ce3" office:value-type="string">
            <text:p>No matter how effective a leader/manager you already are, this course is designed to refresh and refine the skills needed to lead your teams to success in today_x0019_s fast-paced and stressful health care environment. By exploring effective leadership styles and strategies, this course provides specific tools to enhance leadership/management communication. This course is not supported by Mac operating systems.</text:p>
          </table:table-cell>
          <table:table-cell table:style-name="ce3" office:value-type="string">
            <text:p>http://lms.southcentralpartnership.org/scphp?productID=prdct000000000001083</text:p>
          </table:table-cell>
          <table:table-cell table:style-name="ce3" office:value-type="string">
            <text:p>2A6</text:p>
          </table:table-cell>
          <table:table-cell table:style-name="ce3" office:value-type="string">
            <text:p>K</text:p>
          </table:table-cell>
          <table:table-cell table:style-name="ce3" office:value-type="string">
            <text:p>2A8</text:p>
          </table:table-cell>
          <table:table-cell table:style-name="ce3" office:value-type="string">
            <text:p>K</text:p>
          </table:table-cell>
          <table:table-cell table:style-name="ce3" office:value-type="string">
            <text:p>3A3</text:p>
          </table:table-cell>
          <table:table-cell table:style-name="ce3" office:value-type="string">
            <text:p>K</text:p>
          </table:table-cell>
          <table:table-cell table:style-name="ce3" office:value-type="string">
            <text:p>3A6</text:p>
          </table:table-cell>
          <table:table-cell table:style-name="ce3" office:value-type="string">
            <text:p>K</text:p>
          </table:table-cell>
          <table:table-cell table:style-name="ce3" office:value-type="string">
            <text:p>7A10</text:p>
          </table:table-cell>
          <table:table-cell table:style-name="ce3" office:value-type="string">
            <text:p>K</text:p>
          </table:table-cell>
          <table:table-cell table:style-name="ce3" office:value-type="string">
            <text:p>8A7</text:p>
          </table:table-cell>
          <table:table-cell table:style-name="ce3" office:value-type="string">
            <text:p>K</text:p>
          </table:table-cell>
          <table:table-cell table:style-name="ce3" office:value-type="string">
            <text:p>2B7</text:p>
          </table:table-cell>
          <table:table-cell table:style-name="ce3"/>
          <table:table-cell table:style-name="ce3" office:value-type="string">
            <text:p>2B9</text:p>
          </table:table-cell>
          <table:table-cell table:style-name="ce3"/>
          <table:table-cell table:style-name="ce3" office:value-type="string">
            <text:p>3B3</text:p>
          </table:table-cell>
          <table:table-cell table:style-name="ce3"/>
          <table:table-cell table:style-name="ce3" office:value-type="string">
            <text:p>3B6</text:p>
          </table:table-cell>
          <table:table-cell table:style-name="ce3"/>
          <table:table-cell table:style-name="ce10" office:value-type="string">
            <text:p>7B11</text:p>
          </table:table-cell>
          <table:table-cell table:style-name="ce10"/>
          <table:table-cell table:style-name="ce3" office:value-type="string">
            <text:p>8B7</text:p>
          </table:table-cell>
          <table:table-cell table:style-name="ce3" table:number-columns-repeated="22"/>
          <table:table-cell table:style-name="ce3" office:value-type="float" office:value="195">
            <text:p>195</text:p>
          </table:table-cell>
          <table:table-cell table:style-name="ce3" office:value-type="string">
            <text:p>Web-based Course</text:p>
          </table:table-cell>
          <table:table-cell table:style-name="ce3" office:value-type="string">
            <text:p>Free</text:p>
          </table:table-cell>
          <table:table-cell table:style-name="ce3" office:value-type="string">
            <text:p>3-4 hours</text:p>
          </table:table-cell>
          <table:table-cell table:style-name="ce3"/>
          <table:table-cell table:style-name="ce3" office:value-type="float" office:value="20">
            <text:p>20</text:p>
          </table:table-cell>
          <table:table-cell table:style-name="ce3" office:value-type="float" office:value="40">
            <text:p>4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81">
          <table:table-cell table:style-name="ce3" office:value-type="string">
            <text:p>Public Health Financial Management</text:p>
          </table:table-cell>
          <table:table-cell table:style-name="ce3" office:value-type="float" office:value="1">
            <text:p>1</text:p>
          </table:table-cell>
          <table:table-cell table:style-name="ce3" office:value-type="string">
            <text:p>The objectives of this course are to describe financial concepts relevant to public health managers; understand both theoretical and practitioners’ perspectives of financial management; evaluate financial decisions in Public Health; and apply financial concepts to real world situations.</text:p>
          </table:table-cell>
          <table:table-cell table:style-name="ce3" office:value-type="string">
            <text:p>http://lms.southcentralpartnership.org/scphp?productID=prdct000000000001088</text:p>
          </table:table-cell>
          <table:table-cell table:style-name="ce3" office:value-type="string">
            <text:p>2A6</text:p>
          </table:table-cell>
          <table:table-cell table:style-name="ce3" office:value-type="string">
            <text:p>K</text:p>
          </table:table-cell>
          <table:table-cell table:style-name="ce3" office:value-type="string">
            <text:p>7A4</text:p>
          </table:table-cell>
          <table:table-cell table:style-name="ce3" office:value-type="string">
            <text:p>K</text:p>
          </table:table-cell>
          <table:table-cell table:style-name="ce3" office:value-type="string">
            <text:p>7A5</text:p>
          </table:table-cell>
          <table:table-cell table:style-name="ce3" office:value-type="string">
            <text:p>K</text:p>
          </table:table-cell>
          <table:table-cell table:style-name="ce3" office:value-type="string">
            <text:p>7A4</text:p>
          </table:table-cell>
          <table:table-cell table:style-name="ce3" office:value-type="string">
            <text:p>K</text:p>
          </table:table-cell>
          <table:table-cell table:style-name="ce3" office:value-type="string">
            <text:p>7A6</text:p>
          </table:table-cell>
          <table:table-cell table:style-name="ce3" office:value-type="string">
            <text:p>K</text:p>
          </table:table-cell>
          <table:table-cell table:style-name="ce3" office:value-type="string">
            <text:p>7A7</text:p>
          </table:table-cell>
          <table:table-cell table:style-name="ce3" office:value-type="string">
            <text:p>K</text:p>
          </table:table-cell>
          <table:table-cell table:style-name="ce3" office:value-type="string">
            <text:p>2B7</text:p>
          </table:table-cell>
          <table:table-cell table:style-name="ce3"/>
          <table:table-cell table:style-name="ce3" office:value-type="string">
            <text:p>7B5</text:p>
          </table:table-cell>
          <table:table-cell table:style-name="ce3"/>
          <table:table-cell table:style-name="ce3" office:value-type="string">
            <text:p>7B6</text:p>
          </table:table-cell>
          <table:table-cell table:style-name="ce3"/>
          <table:table-cell table:style-name="ce3" office:value-type="string">
            <text:p>7B5</text:p>
          </table:table-cell>
          <table:table-cell table:style-name="ce3"/>
          <table:table-cell table:style-name="ce10" office:value-type="string">
            <text:p>7B7</text:p>
          </table:table-cell>
          <table:table-cell table:style-name="ce10"/>
          <table:table-cell table:style-name="ce3" office:value-type="string">
            <text:p>7B8</text:p>
          </table:table-cell>
          <table:table-cell table:style-name="ce3" table:number-columns-repeated="22"/>
          <table:table-cell table:style-name="ce3" office:value-type="float" office:value="229">
            <text:p>229</text:p>
          </table:table-cell>
          <table:table-cell table:style-name="ce3" office:value-type="string">
            <text:p>Web-based Course</text:p>
          </table:table-cell>
          <table:table-cell table:style-name="ce12" office:value-type="string">
            <text:p>Free</text:p>
          </table:table-cell>
          <table:table-cell table:style-name="ce3" office:value-type="string">
            <text:p>4-6 hours</text:p>
          </table:table-cell>
          <table:table-cell table:style-name="ce3"/>
          <table:table-cell table:style-name="ce3" office:value-type="float" office:value="10">
            <text:p>10</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10">
          <table:table-cell table:style-name="ce3" office:value-type="string">
            <text:p>Workplans: A Program Management Tool</text:p>
          </table:table-cell>
          <table:table-cell table:style-name="ce3" office:value-type="float" office:value="1">
            <text:p>1</text:p>
          </table:table-cell>
          <table:table-cell table:style-name="ce3" office:value-type="string">
            <text:p>The goal of this online training is to provide participants with the knowledge and skills to help them use a systematic approach for developing and using workplans as a management tool for ensuring program success.</text:p>
          </table:table-cell>
          <table:table-cell table:style-name="ce3" office:value-type="string">
            <text:p>http://www2a.cdc.gov/TCEOnline/Registration/DetailPage.asp?Res_ID=1130</text:p>
          </table:table-cell>
          <table:table-cell table:style-name="ce3" office:value-type="string">
            <text:p>2A6</text:p>
          </table:table-cell>
          <table:table-cell table:style-name="ce3" office:value-type="string">
            <text:p>A</text:p>
          </table:table-cell>
          <table:table-cell table:style-name="ce3" office:value-type="string">
            <text:p>7A7</text:p>
          </table:table-cell>
          <table:table-cell table:style-name="ce3" office:value-type="string">
            <text:p>A</text:p>
          </table:table-cell>
          <table:table-cell table:style-name="ce3" office:value-type="string">
            <text:p>7A12</text:p>
          </table:table-cell>
          <table:table-cell table:style-name="ce3" office:value-type="string">
            <text:p>A</text:p>
          </table:table-cell>
          <table:table-cell table:style-name="ce3" office:value-type="string">
            <text:p>2B7</text:p>
          </table:table-cell>
          <table:table-cell table:style-name="ce3"/>
          <table:table-cell table:style-name="ce3" office:value-type="string">
            <text:p>7B8</text:p>
          </table:table-cell>
          <table:table-cell table:style-name="ce3"/>
          <table:table-cell table:style-name="ce3" office:value-type="string">
            <text:p>7B13</text:p>
          </table:table-cell>
          <table:table-cell table:style-name="ce3" table:number-columns-repeated="34"/>
          <table:table-cell table:style-name="ce3" office:value-type="float" office:value="251">
            <text:p>251</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0">
            <text:p>20</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24">
          <table:table-cell table:style-name="ce3" office:value-type="string">
            <text:p>OSHA Initiatives to Improve the Health and Safety of Immigrant Workers</text:p>
          </table:table-cell>
          <table:table-cell table:style-name="ce3" office:value-type="float" office:value="1">
            <text:p>1</text:p>
          </table:table-cell>
          <table:table-cell table:style-name="ce3" office:value-type="string">
            <text:p>This presentation is part of the New York/New Jersey Education and Research Center 28th Annual Scientific Meeting on occupational health disparities and occupational health issues in the changing workforce. In this presentation, the speaker discusses work-related fatalities and OSHA's mission and strategic outlook plan. Other topics include: enforcement; cooperative programs; and outreach programs.</text:p>
          </table:table-cell>
          <table:table-cell table:style-name="ce8" office:value-type="string">
            <text:p>http://ophp.umdnj.edu/apreso/nynjerc/cortez.htm</text:p>
          </table:table-cell>
          <table:table-cell table:style-name="ce3" office:value-type="string">
            <text:p>2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5</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2B7</text:p>
          </table:table-cell>
          <table:table-cell table:style-name="ce3"/>
          <table:table-cell table:style-name="ce3" office:value-type="string">
            <text:p>4B1</text:p>
          </table:table-cell>
          <table:table-cell table:style-name="ce3"/>
          <table:table-cell table:style-name="ce3" office:value-type="string">
            <text:p>4B5</text:p>
          </table:table-cell>
          <table:table-cell table:style-name="ce3"/>
          <table:table-cell table:style-name="ce3" office:value-type="string">
            <text:p>5B7</text:p>
          </table:table-cell>
          <table:table-cell table:style-name="ce3"/>
          <table:table-cell table:style-name="ce10" office:value-type="string">
            <text:p>8A3</text:p>
          </table:table-cell>
          <table:table-cell table:style-name="ce10"/>
          <table:table-cell table:style-name="ce3" office:value-type="string">
            <text:p>5B4</text:p>
          </table:table-cell>
          <table:table-cell table:style-name="ce3"/>
          <table:table-cell table:style-name="ce10" office:value-type="string">
            <text:p>8B3</text:p>
          </table:table-cell>
          <table:table-cell table:style-name="ce10"/>
          <table:table-cell table:style-name="ce3" office:value-type="string">
            <text:p>8B7</text:p>
          </table:table-cell>
          <table:table-cell table:style-name="ce3" table:number-columns-repeated="18"/>
          <table:table-cell table:style-name="ce3" office:value-type="float" office:value="254">
            <text:p>254</text:p>
          </table:table-cell>
          <table:table-cell table:style-name="ce3" office:value-type="string">
            <text:p>Satellite Broadcast</text:p>
          </table:table-cell>
          <table:table-cell table:style-name="ce3" office:value-type="string">
            <text:p>Free</text:p>
          </table:table-cell>
          <table:table-cell table:style-name="ce3" office:value-type="string">
            <text:p>1/2 hour</text:p>
          </table:table-cell>
          <table:table-cell table:style-name="ce3"/>
          <table:table-cell table:style-name="ce3" office:value-type="float" office:value="24">
            <text:p>24</text:p>
          </table:table-cell>
          <table:table-cell table:style-name="ce3" office:value-type="float" office:value="26">
            <text:p>26</text:p>
          </table:table-cell>
          <table:table-cell table:style-name="ce3"/>
          <table:table-cell table:style-name="ce3" office:value-type="float" office:value="0">
            <text:p>0</text:p>
          </table:table-cell>
          <table:table-cell table:number-columns-repeated="966"/>
        </table:table-row>
        <table:table-row table:style-name="ro82">
          <table:table-cell table:style-name="ce3" office:value-type="string">
            <text:p>Home Visiting: Getting kids off to a good start</text:p>
          </table:table-cell>
          <table:table-cell table:style-name="ce3" office:value-type="float" office:value="1">
            <text:p>1</text:p>
          </table:table-cell>
          <table:table-cell table:style-name="ce3" office:value-type="string">
            <text:p>Speakers: </text:p>
            <text:p/>
            <text:p>Karen Schimke - President and CEO </text:p>
            <text:p/>
            <text:p>Schuyler Center for Analysis and Advocacy </text:p>
            <text:p/>
            <text:p/>
            <text:p/>
            <text:p>Peggy Sheehan RN BSN IBCLC</text:p>
            <text:p/>
            <text:p>Program Manager</text:p>
            <text:p/>
            <text:p>Schenectady County Public Health Services</text:p>
            <text:p/>
            <text:p/>
            <text:p/>
            <text:p>This program will provide insight into the different models of home visiting, and highlight Schenectady County’s home visiting programs. <text:s/>Peggy Sheehan will share key lessons learned in Schenectady, and provide practical advice for enhancing program success. <text:s/>Karen Schimke will provide an overview of the research on home visiting, models of home visiting in New York State, and their relative strengths.Speakers: </text:p>
            <text:p/>
            <text:p>Karen Schimke - President and CEO </text:p>
            <text:p/>
            <text:p>Schuyler Center for Analysis and Advocacy </text:p>
            <text:p/>
            <text:p/>
            <text:p/>
            <text:p>Peggy Sheehan RN BSN IBCLC</text:p>
            <text:p/>
            <text:p>Program Manager</text:p>
            <text:p/>
            <text:p>Schenectady County Public Health Services</text:p>
            <text:p/>
            <text:p/>
            <text:p/>
            <text:p>This program will provide insight into the different models of home visiting, and highlight Schenectady County’s home visiting programs. <text:s/>Peggy Sheehan will share key lessons learned in Schenectady, and provide practical advice for enhancing program success. <text:s/>Karen Schimke will provide an overview of the research on home visiting, models of home visiting in New York State, and their relative strengths.Speakers: </text:p>
            <text:p/>
            <text:p>Karen Schimke - President and CEO </text:p>
            <text:p/>
            <text:p>Schuyler Center for Analysis and Advocacy </text:p>
            <text:p/>
            <text:p/>
            <text:p/>
            <text:p>Peggy Sheehan RN BSN IBCLC</text:p>
            <text:p/>
            <text:p>Program Manager</text:p>
            <text:p/>
            <text:p>Schenectady County Public Health Services</text:p>
            <text:p/>
            <text:p/>
            <text:p/>
            <text:p>This program will provide insight into the different models of home visiting, and highlight Schenectady County’s home visiting programs. <text:s/>Peggy Sheehan will share key lessons learned in Schenectady, and provide practical advice for enhancing program success. <text:s/>Karen Schimke will provide an overview of the research on home visiting, models of home visiting in New York State, and their relative strengths.Speakers: </text:p>
            <text:p/>
            <text:p>Karen Schimke - President and CEO </text:p>
            <text:p/>
            <text:p>Schuyler Center for Analysis and Advocacy </text:p>
            <text:p/>
            <text:p/>
            <text:p/>
            <text:p>Peggy Sheehan RN BSN IBCLC</text:p>
            <text:p/>
            <text:p>Program Manager</text:p>
            <text:p/>
            <text:p>Schenectady County Public Health Services</text:p>
            <text:p/>
            <text:p/>
            <text:p/>
            <text:p>This program will provide insight into the different models of home visiting, and highlight Schenectady County’s home visiting programs. <text:s/>Peggy Sheehan will share key lessons learned in Schenectady, and provide practical advice for enhancing program success. <text:s/>Karen Schimke will provide an overview of the research on home visiting, models of home visiting in New York State, and their relative strengths.Speakers: </text:p>
            <text:p/>
            <text:p>Karen Schimke - President and CEO </text:p>
            <text:p/>
            <text:p>Schuyler Center for Analysis and Advocacy </text:p>
            <text:p/>
            <text:p/>
            <text:p/>
            <text:p>Peggy Sheehan RN BSN IBCLC</text:p>
            <text:p/>
            <text:p>Program Manager</text:p>
            <text:p/>
            <text:p>Schenectady County Public Health Services</text:p>
            <text:p/>
            <text:p/>
            <text:p/>
            <text:p>This program will provide insight into the different models of home visiting, and highlight Schenectady County’s home visiting programs. <text:s/>Peggy Sheehan will share key lessons learned in Schenectady, and provide practical advice for enhancing program success. <text:s/>Karen Schimke will provide an overview of the research on home visiting, models of home visiting in New York State, and their relative strengths.Speakers: </text:p>
            <text:p/>
            <text:p>Karen Schimke - President and CEO </text:p>
            <text:p/>
            <text:p>Schuyler Center for Analysis and Advocacy </text:p>
            <text:p/>
            <text:p/>
            <text:p/>
            <text:p>Peggy Sheehan RN BSN IBCLC</text:p>
            <text:p/>
            <text:p>Program Manager</text:p>
            <text:p/>
            <text:p>Schenectady County Public Health Services</text:p>
            <text:p/>
            <text:p/>
            <text:p/>
            <text:p>This program will provide insight into the different models of home visiting, and highlight Schenectady County’s home visiting programs. <text:s/>Peggy Sheehan will share key lessons learned in Schenectady, and provide practical advice for enhancing program success. <text:s/>Karen Schimke will provide an overview of the research on home visiting, models of home visiting in New York State, and their relative strengths.Speakers: </text:p>
            <text:p/>
            <text:p>Karen Schimke - President and CEO </text:p>
            <text:p/>
            <text:p>Schuyler Center for Analysis and Advocacy </text:p>
            <text:p/>
            <text:p/>
            <text:p/>
            <text:p>Peggy Sheehan RN BSN IBCLC</text:p>
            <text:p/>
            <text:p>Program Manager</text:p>
            <text:p/>
            <text:p>Schenectady County Public Health Services</text:p>
            <text:p/>
            <text:p/>
            <text:p/>
            <text:p>This program will provide insight into the different models of home visiting, and highlight Schenectady County’s home visiting programs. <text:s/>Peggy Sheehan will share key lessons learned in Schenectady, and provide practical advice for enhancing program success. <text:s/>Karen Schimke will provide an overview of the research on home visiting, models of home visiting in New York State, and their relative strengths.</text:p>
          </table:table-cell>
          <table:table-cell table:style-name="ce3" office:value-type="string">
            <text:p>http://www.albany.edu/sph/coned/phlhomevisiting.htm</text:p>
          </table:table-cell>
          <table:table-cell table:style-name="ce3" office:value-type="string">
            <text:p>2A6</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8A8</text:p>
          </table:table-cell>
          <table:table-cell table:style-name="ce3" office:value-type="string">
            <text:p>A</text:p>
          </table:table-cell>
          <table:table-cell table:style-name="ce3" office:value-type="string">
            <text:p>2B7</text:p>
          </table:table-cell>
          <table:table-cell table:style-name="ce3"/>
          <table:table-cell table:style-name="ce3" office:value-type="string">
            <text:p>4B2</text:p>
          </table:table-cell>
          <table:table-cell table:style-name="ce3"/>
          <table:table-cell table:style-name="ce3" office:value-type="string">
            <text:p>5B2</text:p>
          </table:table-cell>
          <table:table-cell table:style-name="ce3"/>
          <table:table-cell table:style-name="ce3" office:value-type="string">
            <text:p>5B7</text:p>
          </table:table-cell>
          <table:table-cell table:style-name="ce3"/>
          <table:table-cell table:style-name="ce10" office:value-type="string">
            <text:p>8A3</text:p>
          </table:table-cell>
          <table:table-cell table:style-name="ce10"/>
          <table:table-cell table:style-name="ce3" office:value-type="string">
            <text:p>5B4</text:p>
          </table:table-cell>
          <table:table-cell table:style-name="ce3"/>
          <table:table-cell table:style-name="ce10" office:value-type="string">
            <text:p>8B3</text:p>
          </table:table-cell>
          <table:table-cell table:style-name="ce10"/>
          <table:table-cell table:style-name="ce3" office:value-type="string">
            <text:p>8B8</text:p>
          </table:table-cell>
          <table:table-cell table:style-name="ce3" table:number-columns-repeated="18"/>
          <table:table-cell table:style-name="ce3" office:value-type="float" office:value="291">
            <text:p>291</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2">
            <text:p>22</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9">
          <table:table-cell table:style-name="ce3" office:value-type="string">
            <text:p>Safe Streets: A Public Health Approach to Reducing Gun Violence</text:p>
          </table:table-cell>
          <table:table-cell table:style-name="ce3" office:value-type="float" office:value="1">
            <text:p>1</text:p>
          </table:table-cell>
          <table:table-cell table:style-name="ce3" office:value-type="string">
            <text:p>In this presentation, Daniel Webster, ScD, MPH, along with staff of the Safe Streets program in Baltimore City, discuss this unique approach to reducing gun violence and it's impact, based on their research. <text:s/>At the end of this session, the learner will be able to:</text:p>
            <text:p/>
            <text:p>Identify a variety of public health strategies to reducing gun violence;</text:p>
            <text:p/>
            <text:p>Describe how Ceasefire/ Safe Streets addresses gun violence with a multi-faceted intervention to prevent shootings; and</text:p>
            <text:p/>
            <text:p>Discuss evaluation findings of the impact of Ceasefire/Safe Streets.In this presentation, Daniel Webster, ScD, MPH, along with staff of the Safe Streets program in Baltimore City, discuss this unique approach to reducing gun violence and it's impact, based on their research. <text:s/>At the end of this session, the learner will be able to:</text:p>
            <text:p/>
            <text:p>Identify a variety of public health strategies to reducing gun violence;</text:p>
            <text:p/>
            <text:p>Describe how Ceasefire/ Safe Streets addresses gun violence with a multi-faceted intervention to prevent shootings; and</text:p>
            <text:p/>
            <text:p>Discuss evaluation findings of the impact of Ceasefire/Safe Streets.</text:p>
          </table:table-cell>
          <table:table-cell table:style-name="ce3" office:value-type="string">
            <text:p>http://www.jhsph.edu/maphtc/training_events/archives/Safe%20Streets</text:p>
          </table:table-cell>
          <table:table-cell table:style-name="ce3" office:value-type="string">
            <text:p>2A6</text:p>
          </table:table-cell>
          <table:table-cell table:style-name="ce3" office:value-type="string">
            <text:p>A</text:p>
          </table:table-cell>
          <table:table-cell table:style-name="ce3" office:value-type="string">
            <text:p>2A8</text:p>
          </table:table-cell>
          <table:table-cell table:style-name="ce3" office:value-type="string">
            <text:p>A</text:p>
          </table:table-cell>
          <table:table-cell table:style-name="ce3" office:value-type="string">
            <text:p>1A1</text:p>
          </table:table-cell>
          <table:table-cell table:style-name="ce3"/>
          <table:table-cell table:style-name="ce3" office:value-type="string">
            <text:p>6A5</text:p>
          </table:table-cell>
          <table:table-cell table:style-name="ce3"/>
          <table:table-cell table:style-name="ce3" office:value-type="string">
            <text:p>6A4</text:p>
          </table:table-cell>
          <table:table-cell table:style-name="ce3"/>
          <table:table-cell table:style-name="ce3" office:value-type="string">
            <text:p>6A6</text:p>
          </table:table-cell>
          <table:table-cell table:style-name="ce3"/>
          <table:table-cell table:style-name="ce3" office:value-type="string">
            <text:p>2B7</text:p>
          </table:table-cell>
          <table:table-cell table:style-name="ce3"/>
          <table:table-cell table:style-name="ce3" office:value-type="string">
            <text:p>2B9</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4</text:p>
          </table:table-cell>
          <table:table-cell table:style-name="ce3"/>
          <table:table-cell table:style-name="ce10" office:value-type="string">
            <text:p>6B6</text:p>
          </table:table-cell>
          <table:table-cell table:style-name="ce10"/>
          <table:table-cell table:style-name="ce3" table:number-columns-repeated="19"/>
          <table:table-cell table:style-name="ce3" office:value-type="float" office:value="365">
            <text:p>365</text:p>
          </table:table-cell>
          <table:table-cell table:style-name="ce3" office:value-type="string">
            <text:p>Webstream</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16">
            <text:p>16</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11">
          <table:table-cell table:style-name="ce1" office:value-type="string">
            <text:p>New Public Health Administrators Series: Contracts</text:p>
          </table:table-cell>
          <table:table-cell table:style-name="ce1"/>
          <table:table-cell table:style-name="ce3" office:value-type="string">
            <text:p>The course discusses the major elements of a contract, the major guidelines for writing an effective contracts, and &amp; at least two examples of actual contracts used by a local public health.</text:p>
          </table:table-cell>
          <table:table-cell table:style-name="ce1" office:value-type="string">
            <text:p>http://heartlandcenters.learnpublichealth.com/Kview/CustomCodeBehind/base/courseware/scorm/scormcourseframe.aspx</text:p>
          </table:table-cell>
          <table:table-cell table:style-name="ce1" office:value-type="string">
            <text:p>2A6</text:p>
          </table:table-cell>
          <table:table-cell table:style-name="ce1"/>
          <table:table-cell table:style-name="ce1" office:value-type="string">
            <text:p>2A8</text:p>
          </table:table-cell>
          <table:table-cell/>
          <table:table-cell office:value-type="string">
            <text:p>5A8</text:p>
          </table:table-cell>
          <table:table-cell/>
          <table:table-cell office:value-type="string">
            <text:p>5A10</text:p>
          </table:table-cell>
          <table:table-cell table:number-columns-repeated="12"/>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1.5 hours</text:p>
          </table:table-cell>
          <table:table-cell table:style-name="ce1"/>
          <table:table-cell table:style-name="ce1" office:value-type="float" office:value="10">
            <text:p>10</text:p>
          </table:table-cell>
          <table:table-cell table:style-name="ce1" office:value-type="float" office:value="19">
            <text:p>19</text:p>
          </table:table-cell>
          <table:table-cell table:style-name="ce1" table:number-columns-repeated="2"/>
          <table:table-cell table:number-columns-repeated="966"/>
        </table:table-row>
        <table:table-row table:style-name="ro11">
          <table:table-cell table:style-name="ce3" office:value-type="string">
            <text:p>Essential Services of Environmental Health</text:p>
          </table:table-cell>
          <table:table-cell table:style-name="ce3" office:value-type="float" office:value="1">
            <text:p>1</text:p>
          </table:table-cell>
          <table:table-cell table:style-name="ce3"/>
          <table:table-cell table:style-name="ce3" office:value-type="string">
            <text:p>http://www.nwcphp.org/training/courses/essential-overview</text:p>
          </table:table-cell>
          <table:table-cell table:style-name="ce3" office:value-type="string">
            <text:p>2A7</text:p>
          </table:table-cell>
          <table:table-cell table:style-name="ce3" office:value-type="string">
            <text:p>K</text:p>
          </table:table-cell>
          <table:table-cell table:style-name="ce3" office:value-type="string">
            <text:p>6A3</text:p>
          </table:table-cell>
          <table:table-cell table:style-name="ce3" office:value-type="string">
            <text:p>K</text:p>
          </table:table-cell>
          <table:table-cell table:style-name="ce3" office:value-type="string">
            <text:p>6A1</text:p>
          </table:table-cell>
          <table:table-cell table:style-name="ce3" office:value-type="string">
            <text:p>K</text:p>
          </table:table-cell>
          <table:table-cell table:style-name="ce3" office:value-type="string">
            <text:p>8A1</text:p>
          </table:table-cell>
          <table:table-cell table:style-name="ce3" office:value-type="string">
            <text:p>K</text:p>
          </table:table-cell>
          <table:table-cell table:style-name="ce3" office:value-type="string">
            <text:p>8A3</text:p>
          </table:table-cell>
          <table:table-cell table:style-name="ce3" office:value-type="string">
            <text:p>K</text:p>
          </table:table-cell>
          <table:table-cell table:style-name="ce3" office:value-type="string">
            <text:p>8A7</text:p>
          </table:table-cell>
          <table:table-cell table:style-name="ce3" office:value-type="string">
            <text:p>K</text:p>
          </table:table-cell>
          <table:table-cell table:style-name="ce3" office:value-type="string">
            <text:p>2B8</text:p>
          </table:table-cell>
          <table:table-cell table:style-name="ce3"/>
          <table:table-cell table:style-name="ce3" office:value-type="string">
            <text:p>6B3</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10" office:value-type="string">
            <text:p>7A2</text:p>
          </table:table-cell>
          <table:table-cell table:style-name="ce10"/>
          <table:table-cell table:style-name="ce3" office:value-type="string">
            <text:p>6A1</text:p>
          </table:table-cell>
          <table:table-cell table:style-name="ce3"/>
          <table:table-cell table:style-name="ce10" office:value-type="string">
            <text:p>6A2</text:p>
          </table:table-cell>
          <table:table-cell table:style-name="ce10"/>
          <table:table-cell table:style-name="ce3" office:value-type="string">
            <text:p>7B1</text:p>
          </table:table-cell>
          <table:table-cell table:style-name="ce3"/>
          <table:table-cell table:style-name="ce10" office:value-type="string">
            <text:p>7B2</text:p>
          </table:table-cell>
          <table:table-cell table:style-name="ce10"/>
          <table:table-cell table:style-name="ce3" office:value-type="string">
            <text:p>8B1</text:p>
          </table:table-cell>
          <table:table-cell table:style-name="ce3"/>
          <table:table-cell table:style-name="ce10" office:value-type="string">
            <text:p>8B3</text:p>
          </table:table-cell>
          <table:table-cell table:style-name="ce10"/>
          <table:table-cell table:style-name="ce3" office:value-type="string">
            <text:p>8B7</text:p>
          </table:table-cell>
          <table:table-cell table:style-name="ce3" table:number-columns-repeated="10"/>
          <table:table-cell table:style-name="ce3" office:value-type="float" office:value="155">
            <text:p>155</text:p>
          </table:table-cell>
          <table:table-cell table:style-name="ce3" office:value-type="string">
            <text:p>Web-based Course</text:p>
          </table:table-cell>
          <table:table-cell table:style-name="ce3" office:value-type="string">
            <text:p>free</text:p>
          </table:table-cell>
          <table:table-cell table:style-name="ce3" office:value-type="string">
            <text:p>approximately 10 hours</text:p>
          </table:table-cell>
          <table:table-cell table:style-name="ce3"/>
          <table:table-cell table:style-name="ce3" office:value-type="float" office:value="7">
            <text:p>7</text:p>
          </table:table-cell>
          <table:table-cell table:style-name="ce3" table:number-columns-repeated="2"/>
          <table:table-cell table:style-name="ce3" office:value-type="float" office:value="0">
            <text:p>0</text:p>
          </table:table-cell>
          <table:table-cell table:number-columns-repeated="966"/>
        </table:table-row>
        <table:table-row table:style-name="ro11">
          <table:table-cell table:style-name="ce3" office:value-type="string">
            <text:p>Living, Breathing and Beating Asthma in the Environment</text:p>
          </table:table-cell>
          <table:table-cell table:style-name="ce3" office:value-type="float" office:value="1">
            <text:p>1</text:p>
          </table:table-cell>
          <table:table-cell table:style-name="ce3"/>
          <table:table-cell table:style-name="ce3" office:value-type="string">
            <text:p>http://www.publichealthgrandrounds.unc.edu/asthma/index.htm</text:p>
          </table:table-cell>
          <table:table-cell table:style-name="ce3" office:value-type="string">
            <text:p>2A8</text:p>
          </table:table-cell>
          <table:table-cell table:style-name="ce3" office:value-type="string">
            <text:p>A</text:p>
          </table:table-cell>
          <table:table-cell table:style-name="ce3" office:value-type="string">
            <text:p>5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8</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2B9</text:p>
          </table:table-cell>
          <table:table-cell table:style-name="ce3"/>
          <table:table-cell table:style-name="ce3" office:value-type="string">
            <text:p>5A5</text:p>
          </table:table-cell>
          <table:table-cell table:style-name="ce3"/>
          <table:table-cell table:style-name="ce3" office:value-type="string">
            <text:p>5B3</text:p>
          </table:table-cell>
          <table:table-cell table:style-name="ce3"/>
          <table:table-cell table:style-name="ce3" office:value-type="string">
            <text:p>5B5</text:p>
          </table:table-cell>
          <table:table-cell table:style-name="ce3"/>
          <table:table-cell table:style-name="ce3" office:value-type="string">
            <text:p>3B6</text:p>
          </table:table-cell>
          <table:table-cell table:style-name="ce3"/>
          <table:table-cell table:style-name="ce3" office:value-type="string">
            <text:p>5B2</text:p>
          </table:table-cell>
          <table:table-cell table:style-name="ce3"/>
          <table:table-cell table:style-name="ce3" office:value-type="string">
            <text:p>5B8</text:p>
          </table:table-cell>
          <table:table-cell table:style-name="ce3"/>
          <table:table-cell table:style-name="ce3" office:value-type="string">
            <text:p>1B1</text:p>
          </table:table-cell>
          <table:table-cell table:style-name="ce3" table:number-columns-repeated="18"/>
          <table:table-cell table:style-name="ce3" office:value-type="float" office:value="119">
            <text:p>119</text:p>
          </table:table-cell>
          <table:table-cell table:style-name="ce3" office:value-type="string">
            <text:p>Webstream</text:p>
          </table:table-cell>
          <table:table-cell table:style-name="ce3" office:value-type="float" office:value="0">
            <text:p>0</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7">
            <text:p>7</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16">
          <table:table-cell table:style-name="ce3" office:value-type="string">
            <text:p>Evaluating Organizational Effectiveness</text:p>
          </table:table-cell>
          <table:table-cell table:style-name="ce3" office:value-type="float" office:value="1">
            <text:p>1</text:p>
          </table:table-cell>
          <table:table-cell table:style-name="ce3" office:value-type="string">
            <text:p>This presentation will explain the key concepts related to evaluating organizational effectiveness in the public health domain. Examples will be provided throughout the presentation to illustrate the issues from a public health perspective. In addition, guidelines will be presented for executing an effective organizational evaluation process.</text:p>
          </table:table-cell>
          <table:table-cell table:style-name="ce3" office:value-type="string">
            <text:p>http://www.adph.org/ALPHTN/index.asp?ID=1651</text:p>
          </table:table-cell>
          <table:table-cell table:style-name="ce3" office:value-type="string">
            <text:p>2A8</text:p>
          </table:table-cell>
          <table:table-cell table:style-name="ce3" office:value-type="string">
            <text:p>K</text:p>
          </table:table-cell>
          <table:table-cell table:style-name="ce3" office:value-type="string">
            <text:p>7A7</text:p>
          </table:table-cell>
          <table:table-cell table:style-name="ce3" office:value-type="string">
            <text:p>K</text:p>
          </table:table-cell>
          <table:table-cell table:style-name="ce3" office:value-type="string">
            <text:p>1A11</text:p>
          </table:table-cell>
          <table:table-cell table:style-name="ce3" office:value-type="string">
            <text:p>K</text:p>
          </table:table-cell>
          <table:table-cell table:style-name="ce3" office:value-type="string">
            <text:p>8A7</text:p>
          </table:table-cell>
          <table:table-cell table:style-name="ce3" office:value-type="string">
            <text:p>K</text:p>
          </table:table-cell>
          <table:table-cell table:style-name="ce3" office:value-type="string">
            <text:p>2B9</text:p>
          </table:table-cell>
          <table:table-cell table:style-name="ce3"/>
          <table:table-cell table:style-name="ce3" office:value-type="string">
            <text:p>7B8</text:p>
          </table:table-cell>
          <table:table-cell table:style-name="ce3"/>
          <table:table-cell table:style-name="ce3" office:value-type="string">
            <text:p>1B11</text:p>
          </table:table-cell>
          <table:table-cell table:style-name="ce3"/>
          <table:table-cell table:style-name="ce3" office:value-type="string">
            <text:p>8B7</text:p>
          </table:table-cell>
          <table:table-cell table:style-name="ce3" table:number-columns-repeated="30"/>
          <table:table-cell table:style-name="ce3" office:value-type="float" office:value="256">
            <text:p>256</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42">
            <text:p>42</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83">
          <table:table-cell table:style-name="ce3" office:value-type="string">
            <text:p>Emergencies and Surges</text:p>
          </table:table-cell>
          <table:table-cell table:style-name="ce3" office:value-type="float" office:value="1">
            <text:p>1</text:p>
          </table:table-cell>
          <table:table-cell table:style-name="ce3" office:value-type="string">
            <text:p>Public health professionals are increasingly expected to be ready to respond to specific emergencies, as well as be able to adapt to surges in need to the services they provide. <text:s/>This presentation will discuss the evolution of the role of Public Health professionals in emergencies, and provide direction on how to prepare for emergencies by thinking differently about on⁥_x0019_s day-to-day work of developing regulations and policy planning. <text:s/>The seminar will present concepts of how participants can improve the quality and efficiency of their day-to-day workflow of decision making and resource allocation as preparation for improved management of emergencies and surges. <text:s/></text:p>
            <text:p/>
            <text:p/>
            <text:p/>
            <text:p>After viewing this presentation, you should:</text:p>
            <text:p/>
            <text:p>(1) Understand the need to be prepared to manage large-scale emergencies</text:p>
            <text:p/>
            <text:p>(2) Better understand the need to increase public health preparedness activities and simulations</text:p>
            <text:p/>
            <text:p>(3) Understand the role of leadership during distinct stages of a crisis</text:p>
            <text:p/>
            <text:p>(4) Be able to articulate the need for more preparednessPublic health professionals are increasingly expected to be ready to respond to specific emergencies, as well as be able to adapt to surges in need to the services they provide. <text:s/>This presentation will discuss the evolution of the role of Public Health professionals in emergencies, and provide direction on how to prepare for emergencies by thinking differently about on⁥_x0019_s day-to-day work of developing regulations and policy planning. <text:s/>The seminar will present concepts of how participants can improve the quality and efficiency of their day-to-day workflow of decision making and resource allocation as preparation for improved management of emergencies and surges. <text:s/></text:p>
            <text:p/>
            <text:p/>
            <text:p/>
            <text:p>After viewing this presentation, you should:</text:p>
            <text:p/>
            <text:p>(1) Understand the need to be prepared to manage large-scale emergencies</text:p>
            <text:p/>
            <text:p>(2) Better understand the need to increase public health preparedness activities and simulations</text:p>
            <text:p/>
            <text:p>(3) Understand the role of leadership during distinct stages of a crisis</text:p>
            <text:p/>
            <text:p>(4) Be able to articulate the need for more preparednessPublic health professionals are increasingly expected to be ready to respond to specific emergencies, as well as be able to adapt to surges in need to the services they provide. <text:s/>This presentation will discuss the evolution of the role of Public Health professionals in emergencies, and provide direction on how to prepare for emergencies by thinking differently about on⁥_x0019_s day-to-day work of developing regulations and policy planning. <text:s/>The seminar will present concepts of how participants can improve the quality and efficiency of their day-to-day workflow of decision making and resource allocation as preparation for improved management of emergencies and surges. <text:s/></text:p>
            <text:p/>
            <text:p/>
            <text:p/>
            <text:p>After viewing this presentation, you should:</text:p>
            <text:p/>
            <text:p>(1) Understand the need to be prepared to manage large-scale emergencies</text:p>
            <text:p/>
            <text:p>(2) Better understand the need to increase public health preparedness activities and simulations</text:p>
            <text:p/>
            <text:p>(3) Understand the role of leadership during distinct stages of a crisis</text:p>
            <text:p/>
            <text:p>(4) Be able to articulate the need for more preparednessPublic health professionals are increasingly expected to be ready to respond to specific emergencies, as well as be able to adapt to surges in need to the services they provide. <text:s/>This presentation will discuss the evolution of the role of Public Health professionals in emergencies, and provide direction on how to prepare for emergencies by thinking differently about on⁥_x0019_s day-to-day work of developing regulations and policy planning. <text:s/>The seminar will present concepts of how participants can improve the quality and efficiency of their day-to-day workflow of decision making and resource allocation as preparation for improved management of emergencies and surges. <text:s/></text:p>
            <text:p/>
            <text:p/>
            <text:p/>
            <text:p>After viewing this presentation, you should:</text:p>
            <text:p/>
            <text:p>(1) Understand the need to be prepared to manage large-scale emergencies</text:p>
            <text:p/>
            <text:p>(2) Better understand the need to increase public health preparedness activities and simulations</text:p>
            <text:p/>
            <text:p>(3) Understand the role of leadership during distinct stages of a crisis</text:p>
            <text:p/>
            <text:p>(4) Be able to articulate the need for more preparednessPublic health professionals are increasingly expected to be ready to respond to specific emergencies, as well as be able to adapt to surges in need to the services they provide. <text:s/>This presentation will discuss the evolution of the role of Public Health professionals in emergencies, and provide direction on how to prepare for emergencies by thinking differently about on⁥_x0019_s day-to-day work of developing regulations and policy planning. <text:s/>The seminar will present concepts of how participants can improve the quality and efficiency of their day-to-day workflow of decision making and resource allocation as preparation for improved management of emergencies and surges. <text:s/></text:p>
            <text:p/>
            <text:p/>
            <text:p/>
            <text:p>After viewing this presentation, you should:</text:p>
            <text:p/>
            <text:p>(1) Understand the need to be prepared to manage large-scale emergencies</text:p>
            <text:p/>
            <text:p>(2) Better understand the need to increase public health preparedness activities and simulations</text:p>
            <text:p/>
            <text:p>(3) Understand the role of leadership during distinct stages of a crisis</text:p>
            <text:p/>
            <text:p>(4) Be able to articulate the need for more preparednessPublic health professionals are increasingly expected to be ready to respond to specific emergencies, as well as be able to adapt to surges in need to the services they provide. <text:s/>This presentation will discuss the evolution of the role of Public Health professionals in emergencies, and provide direction on how to prepare for emergencies by thinking differently about on⁥_x0019_s day-to-day work of developing regulations and policy planning. <text:s/>The seminar will present concepts of how participants can improve the quality and efficiency of their day-to-day workflow of decision making and resource allocation as preparation for improved management of emergencies and surges. <text:s/></text:p>
            <text:p/>
            <text:p/>
            <text:p/>
            <text:p>After viewing this presentation, you should:</text:p>
            <text:p/>
            <text:p>(1) Understand the need to be prepared to manage large-scale emergencies</text:p>
            <text:p/>
            <text:p>(2) Better understand the need to increase public health preparedness activities and simulations</text:p>
            <text:p/>
            <text:p>(3) Understand the role of leadership during distinct stages of a crisis</text:p>
            <text:p/>
            <text:p>(4) Be able to articulate the need for more preparednessPublic health professionals are increasingly expected to be ready to respond to specific emergencies, as well as be able to adapt to surges in need to the services they provide. <text:s/>This presentation will discuss the evolution of the role of Public Health professionals in emergencies, and provide direction on how to prepare for emergencies by thinking differently about on⁥_x0019_s day-to-day work of developing regulations and policy planning. <text:s/>The seminar will present concepts of how participants can improve the quality and efficiency of their day-to-day workflow of decision making and resource allocation as preparation for improved management of emergencies and surges. <text:s/></text:p>
            <text:p/>
            <text:p/>
            <text:p/>
            <text:p>After viewing this presentation, you should:</text:p>
            <text:p/>
            <text:p>(1) Understand the need to be prepared to manage large-scale emergencies</text:p>
            <text:p/>
            <text:p>(2) Better understand the need to increase public health preparedness activities and simulations</text:p>
            <text:p/>
            <text:p>(3) Understand the role of leadership during distinct stages of a crisis</text:p>
            <text:p/>
            <text:p>(4) Be able to articulate the need for more preparedness</text:p>
          </table:table-cell>
          <table:table-cell table:style-name="ce3" office:value-type="string">
            <text:p>http://ophp.umdnj.edu/apreso/ophp/phss/phss071107.htm</text:p>
          </table:table-cell>
          <table:table-cell table:style-name="ce3" office:value-type="string">
            <text:p>2B5</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2B7</text:p>
          </table:table-cell>
          <table:table-cell table:style-name="ce3" office:value-type="string">
            <text:p>A</text:p>
          </table:table-cell>
          <table:table-cell table:style-name="ce3" office:value-type="string">
            <text:p>2A7</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2B8</text:p>
          </table:table-cell>
          <table:table-cell table:style-name="ce3"/>
          <table:table-cell table:style-name="ce3" office:value-type="string">
            <text:p>8B4</text:p>
          </table:table-cell>
          <table:table-cell table:style-name="ce3"/>
          <table:table-cell table:style-name="ce3" office:value-type="string">
            <text:p>8A3</text:p>
          </table:table-cell>
          <table:table-cell table:style-name="ce3"/>
          <table:table-cell table:style-name="ce3" office:value-type="string">
            <text:p>5B4</text:p>
          </table:table-cell>
          <table:table-cell table:style-name="ce3"/>
          <table:table-cell table:style-name="ce10" office:value-type="string">
            <text:p>8B3</text:p>
          </table:table-cell>
          <table:table-cell table:style-name="ce10"/>
          <table:table-cell table:style-name="ce3" table:number-columns-repeated="23"/>
          <table:table-cell table:style-name="ce3" office:value-type="float" office:value="278">
            <text:p>278</text:p>
          </table:table-cell>
          <table:table-cell table:style-name="ce3" office:value-type="string">
            <text:p>Other Distance Ed.</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41">
            <text:p>41</text:p>
          </table:table-cell>
          <table:table-cell table:style-name="ce3" office:value-type="float" office:value="31">
            <text:p>31</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12">
          <table:table-cell table:style-name="ce3" office:value-type="string">
            <text:p>Who's in Charge? Turf Issues in Times of Emergencies</text:p>
          </table:table-cell>
          <table:table-cell table:style-name="ce3" office:value-type="float" office:value="1">
            <text:p>1</text:p>
          </table:table-cell>
          <table:table-cell table:style-name="ce3" office:value-type="string">
            <text:p>A seminar that will focus on decision making in times of crisis. Ideally, in times of crisis, each individual participating in the operation reports to only one supervisor. This presentation will address situations where the participants don't have good leadership and are receive conflicting orders from a variety of supervisors. Participants will learn that in the absence of models like ICS, this scenario creates poor accountability, allows for freelancing, stops the flow of information, lacks coordination of operational efforts, creates poor operational safety, and doesn't move the community experiencing the emergency to a more normal state of being. Finally, this seminar will help to create procedures to reduce the impact of a crisis, focus on developing partnerships, while maintaining multiple allegiances.</text:p>
          </table:table-cell>
          <table:table-cell table:style-name="ce3" office:value-type="string">
            <text:p>http://ophp.umdnj.edu/Apreso/OPHP/PHSS/PHSS080213.htm</text:p>
          </table:table-cell>
          <table:table-cell table:style-name="ce3" office:value-type="string">
            <text:p>2B5</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2B7</text:p>
          </table:table-cell>
          <table:table-cell table:style-name="ce3" office:value-type="string">
            <text:p>A</text:p>
          </table:table-cell>
          <table:table-cell table:style-name="ce3" office:value-type="string">
            <text:p>2A7</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2B8</text:p>
          </table:table-cell>
          <table:table-cell table:style-name="ce3"/>
          <table:table-cell table:style-name="ce3" office:value-type="string">
            <text:p>8B4</text:p>
          </table:table-cell>
          <table:table-cell table:style-name="ce3"/>
          <table:table-cell table:style-name="ce3" office:value-type="string">
            <text:p>8A3</text:p>
          </table:table-cell>
          <table:table-cell table:style-name="ce3"/>
          <table:table-cell table:style-name="ce3" office:value-type="string">
            <text:p>5B4</text:p>
          </table:table-cell>
          <table:table-cell table:style-name="ce3"/>
          <table:table-cell table:style-name="ce10" office:value-type="string">
            <text:p>8B3</text:p>
          </table:table-cell>
          <table:table-cell table:style-name="ce10"/>
          <table:table-cell table:style-name="ce3" table:number-columns-repeated="23"/>
          <table:table-cell table:style-name="ce3" office:value-type="float" office:value="286">
            <text:p>286</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41">
            <text:p>41</text:p>
          </table:table-cell>
          <table:table-cell table:style-name="ce3" office:value-type="float" office:value="31">
            <text:p>31</text:p>
          </table:table-cell>
          <table:table-cell table:style-name="ce3" office:value-type="float" office:value="20">
            <text:p>20</text:p>
          </table:table-cell>
          <table:table-cell table:style-name="ce3" office:value-type="float" office:value="0">
            <text:p>0</text:p>
          </table:table-cell>
          <table:table-cell table:number-columns-repeated="966"/>
        </table:table-row>
        <table:table-row table:style-name="ro71">
          <table:table-cell table:style-name="ce3" office:value-type="string">
            <text:p>Guerilla Policy-fare</text:p>
          </table:table-cell>
          <table:table-cell table:style-name="ce3" office:value-type="float" office:value="1">
            <text:p>1</text:p>
          </table:table-cell>
          <table:table-cell table:style-name="ce3" office:value-type="string">
            <text:p>Successful decision-making in public health and health care administration requires the ability and agility to balance public policy, institutional strategy, program objectives, resource allocation, inter-disciplinary planning and consensus building, and "turf" issues. This seminar will discuss studying the players, politics, processes, skills and strategies needed to be developed to better understand, monitor, and actively influence health care policy making at the state and federal levels, on behalf of provider organizations, consumers, and advocacy groups. Participants will learn to be better advocates with government and how to develop collective partnerships with communities.</text:p>
            <text:p/>
            <text:p/>
            <text:p/>
            <text:p>The strategies presented will address the need for the individual to understand that in “Guerilla Policy-fare” the process is disorderly, and rarely sequential. It typically involves multiple disciplines trained in different problem solving approaches and is colored by political considerations which are usually not clearly articuSuccessful decision-making in public health and health care administration requires the ability and agility to balance public policy, institutional strategy, program objectives, resource allocation, inter-disciplinary planning and consensus building, and "turf" issues. This seminar will discuss studying the players, politics, processes, skills and strategies needed to be developed to better understand, monitor, and actively influence health care policy making at the state and federal levels, on behalf of provider organizations, consumers, and advocacy groups. Participants will learn to be better advocates with government and how to develop collective partnerships with communities.</text:p>
            <text:p/>
            <text:p/>
            <text:p/>
            <text:p>The strategies presented will address the need for the individual to understand that in “Guerilla Policy-fare” the process is disorderly, and rarely sequential. It typically involves multiple disciplines trained in different problem solving approaches and is colored by political considerations which are usually not clearly articuSuccessful decision-making in public health and health care administration requires the ability and agility to balance public policy, institutional strategy, program objectives, resource allocation, inter-disciplinary planning and consensus building, and "turf" issues. This seminar will discuss studying the players, politics, processes, skills and strategies needed to be developed to better understand, monitor, and actively influence health care policy making at the state and federal levels, on behalf of provider organizations, consumers, and advocacy groups. Participants will learn to be better advocates with government and how to develop collective partnerships with communities.</text:p>
            <text:p/>
            <text:p/>
            <text:p/>
            <text:p>The strategies presented will address the need for the individual to understand that in “Guerilla Policy-fare” the process is disorderly, and rarely sequential. It typically involves multiple disciplines trained in different problem solving approaches and is colored by political considerations which are usually not clearly articuSuccessful decision-making in public health and health care administration requires the ability and agility to balance public policy, institutional strategy, program objectives, resource allocation, inter-disciplinary planning and consensus building, and "turf" issues. This seminar will discuss studying the players, politics, processes, skills and strategies needed to be developed to better understand, monitor, and actively influence health care policy making at the state and federal levels, on behalf of provider organizations, consumers, and advocacy groups. Participants will learn to be better advocates with government and how to develop collective partnerships with communities.</text:p>
            <text:p/>
            <text:p/>
            <text:p/>
            <text:p>The strategies presented will address the need for the individual to understand that in “Guerilla Policy-fare” the process is disorderly, and rarely sequential. It typically involves multiple disciplines trained in different problem solving approaches and is colored by political considerations which are usually not clearly articuSuccessful decision-making in public health and health care administration requires the ability and agility to balance public policy, institutional strategy, program objectives, resource allocation, inter-disciplinary planning and consensus building, and "turf" issues. This seminar will discuss studying the players, politics, processes, skills and strategies needed to be developed to better understand, monitor, and actively influence health care policy making at the state and federal levels, on behalf of provider organizations, consumers, and advocacy groups. Participants will learn to be better advocates with government and how to develop collective partnerships with communities.</text:p>
            <text:p/>
            <text:p/>
            <text:p/>
            <text:p>The strategies presented will address the need for the individual to understand that in “Guerilla Policy-fare” the process is disorderly, and rarely sequential. It typically involves multiple disciplines trained in different problem solving approaches and is colored by political considerations which are usually not clearly articuSuccessful decision-making in public health and health care administration requires the ability and agility to balance public policy, institutional strategy, program objectives, resource allocation, inter-disciplinary planning and consensus building, and "turf" issues. This seminar will discuss studying the players, politics, processes, skills and strategies needed to be developed to better understand, monitor, and actively influence health care policy making at the state and federal levels, on behalf of provider organizations, consumers, and advocacy groups. Participants will learn to be better advocates with government and how to develop collective partnerships with communities.</text:p>
            <text:p/>
            <text:p/>
            <text:p/>
            <text:p>The strategies presented will address the need for the individual to understand that in “Guerilla Policy-fare” the process is disorderly, and rarely sequential. It typically involves multiple disciplines trained in different problem solving approaches and is colored by political considerations which are usually not clearly articuSuccessful decision-making in public health and health care administration requires the ability and agility to balance public policy, institutional strategy, program objectives, resource allocation, inter-disciplinary planning and consensus building, and "turf" issues. This seminar will discuss studying the players, politics, processes, skills and strategies needed to be developed to better understand, monitor, and actively influence health care policy making at the state and federal levels, on behalf of provider organizations, consumers, and advocacy groups. Participants will learn to be better advocates with government and how to develop collective partnerships with communities.</text:p>
            <text:p/>
            <text:p/>
            <text:p/>
            <text:p>The strategies presented will address the need for the individual to understand that in “Guerilla Policy-fare” the process is disorderly, and rarely sequential. It typically involves multiple disciplines trained in different problem solving approaches and is colored by political considerations which are usually not clearly articu</text:p>
          </table:table-cell>
          <table:table-cell table:style-name="ce3" office:value-type="string">
            <text:p>http://ophp.umdnj.edu/apreso/ophp/phss/phss080305.htm</text:p>
          </table:table-cell>
          <table:table-cell table:style-name="ce3" office:value-type="string">
            <text:p>2B5</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8A8</text:p>
          </table:table-cell>
          <table:table-cell table:style-name="ce3" office:value-type="string">
            <text:p>A</text:p>
          </table:table-cell>
          <table:table-cell table:style-name="ce3" office:value-type="string">
            <text:p>2B7</text:p>
          </table:table-cell>
          <table:table-cell table:style-name="ce3"/>
          <table:table-cell table:style-name="ce3" office:value-type="string">
            <text:p>5B10</text:p>
          </table:table-cell>
          <table:table-cell table:style-name="ce3"/>
          <table:table-cell table:style-name="ce3" office:value-type="string">
            <text:p>5B7</text:p>
          </table:table-cell>
          <table:table-cell table:style-name="ce3"/>
          <table:table-cell table:style-name="ce3" office:value-type="string">
            <text:p>8B8</text:p>
          </table:table-cell>
          <table:table-cell table:style-name="ce3" table:number-columns-repeated="28"/>
          <table:table-cell table:style-name="ce3" office:value-type="float" office:value="287">
            <text:p>287</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1">
            <text:p>31</text:p>
          </table:table-cell>
          <table:table-cell table:style-name="ce3" office:value-type="float" office:value="20">
            <text:p>2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84">
          <table:table-cell table:style-name="ce3" office:value-type="string">
            <text:p>Who, What, When and How: Implementing the Chronic Disease Self Management Program in Your Community</text:p>
          </table:table-cell>
          <table:table-cell table:style-name="ce3" office:value-type="float" office:value="1">
            <text:p>1</text:p>
          </table:table-cell>
          <table:table-cell table:style-name="ce3" office:value-type="string">
            <text:p>Speakers: </text:p>
            <text:p/>
            <text:p>Lisa A. Ferretti, LMSW</text:p>
            <text:p/>
            <text:p>Director of Operations</text:p>
            <text:p/>
            <text:p>Center for Excellence in Aging Services</text:p>
            <text:p/>
            <text:p>University at Albany</text:p>
            <text:p/>
            <text:p>School of Social Welfare</text:p>
            <text:p/>
            <text:p/>
            <text:p/>
            <text:p>Melanie Shefchik, MA, CHES</text:p>
            <text:p/>
            <text:p>Public Health Educator</text:p>
            <text:p/>
            <text:p>Rockland County Department of Health</text:p>
            <text:p/>
            <text:p/>
            <text:p/>
            <text:p>This presentation will provide an overview of the Stanford University Chronic Disease Self Management Program, the evidence-base that supports its positive health outcomes, populations that have benefitted, program requirements and implementation strategies. We will hear from one county health department that has committed to providing the program to its constituents as well as a Stanford-certified program trainer.Speakers: </text:p>
            <text:p/>
            <text:p>Lisa A. Ferretti, LMSW</text:p>
            <text:p/>
            <text:p>Director of Operations</text:p>
            <text:p/>
            <text:p>Center for Excellence in Aging Services</text:p>
            <text:p/>
            <text:p>University at Albany</text:p>
            <text:p/>
            <text:p>School of Social Welfare</text:p>
            <text:p/>
            <text:p/>
            <text:p/>
            <text:p>Melanie Shefchik, MA, CHES</text:p>
            <text:p/>
            <text:p>Public Health Educator</text:p>
            <text:p/>
            <text:p>Rockland County Department of Health</text:p>
            <text:p/>
            <text:p/>
            <text:p/>
            <text:p>This presentation will provide an overview of the Stanford University Chronic Disease Self Management Program, the evidence-base that supports its positive health outcomes, populations that have benefitted, program requirements and implementation strategies. We will hear from one county health department that has committed to providing the program to its constituents as well as a Stanford-certified program trainer.Speakers: </text:p>
            <text:p/>
            <text:p>Lisa A. Ferretti, LMSW</text:p>
            <text:p/>
            <text:p>Director of Operations</text:p>
            <text:p/>
            <text:p>Center for Excellence in Aging Services</text:p>
            <text:p/>
            <text:p>University at Albany</text:p>
            <text:p/>
            <text:p>School of Social Welfare</text:p>
            <text:p/>
            <text:p/>
            <text:p/>
            <text:p>Melanie Shefchik, MA, CHES</text:p>
            <text:p/>
            <text:p>Public Health Educator</text:p>
            <text:p/>
            <text:p>Rockland County Department of Health</text:p>
            <text:p/>
            <text:p/>
            <text:p/>
            <text:p>This presentation will provide an overview of the Stanford University Chronic Disease Self Management Program, the evidence-base that supports its positive health outcomes, populations that have benefitted, program requirements and implementation strategies. We will hear from one county health department that has committed to providing the program to its constituents as well as a Stanford-certified program trainer.Speakers: </text:p>
            <text:p/>
            <text:p>Lisa A. Ferretti, LMSW</text:p>
            <text:p/>
            <text:p>Director of Operations</text:p>
            <text:p/>
            <text:p>Center for Excellence in Aging Services</text:p>
            <text:p/>
            <text:p>University at Albany</text:p>
            <text:p/>
            <text:p>School of Social Welfare</text:p>
            <text:p/>
            <text:p/>
            <text:p/>
            <text:p>Melanie Shefchik, MA, CHES</text:p>
            <text:p/>
            <text:p>Public Health Educator</text:p>
            <text:p/>
            <text:p>Rockland County Department of Health</text:p>
            <text:p/>
            <text:p/>
            <text:p/>
            <text:p>This presentation will provide an overview of the Stanford University Chronic Disease Self Management Program, the evidence-base that supports its positive health outcomes, populations that have benefitted, program requirements and implementation strategies. We will hear from one county health department that has committed to providing the program to its constituents as well as a Stanford-certified program trainer.Speakers: </text:p>
            <text:p/>
            <text:p>Lisa A. Ferretti, LMSW</text:p>
            <text:p/>
            <text:p>Director of Operations</text:p>
            <text:p/>
            <text:p>Center for Excellence in Aging Services</text:p>
            <text:p/>
            <text:p>University at Albany</text:p>
            <text:p/>
            <text:p>School of Social Welfare</text:p>
            <text:p/>
            <text:p/>
            <text:p/>
            <text:p>Melanie Shefchik, MA, CHES</text:p>
            <text:p/>
            <text:p>Public Health Educator</text:p>
            <text:p/>
            <text:p>Rockland County Department of Health</text:p>
            <text:p/>
            <text:p/>
            <text:p/>
            <text:p>This presentation will provide an overview of the Stanford University Chronic Disease Self Management Program, the evidence-base that supports its positive health outcomes, populations that have benefitted, program requirements and implementation strategies. We will hear from one county health department that has committed to providing the program to its constituents as well as a Stanford-certified program trainer.Speakers: </text:p>
            <text:p/>
            <text:p>Lisa A. Ferretti, LMSW</text:p>
            <text:p/>
            <text:p>Director of Operations</text:p>
            <text:p/>
            <text:p>Center for Excellence in Aging Services</text:p>
            <text:p/>
            <text:p>University at Albany</text:p>
            <text:p/>
            <text:p>School of Social Welfare</text:p>
            <text:p/>
            <text:p/>
            <text:p/>
            <text:p>Melanie Shefchik, MA, CHES</text:p>
            <text:p/>
            <text:p>Public Health Educator</text:p>
            <text:p/>
            <text:p>Rockland County Department of Health</text:p>
            <text:p/>
            <text:p/>
            <text:p/>
            <text:p>This presentation will provide an overview of the Stanford University Chronic Disease Self Management Program, the evidence-base that supports its positive health outcomes, populations that have benefitted, program requirements and implementation strategies. We will hear from one county health department that has committed to providing the program to its constituents as well as a Stanford-certified program trainer.Speakers: </text:p>
            <text:p/>
            <text:p>Lisa A. Ferretti, LMSW</text:p>
            <text:p/>
            <text:p>Director of Operations</text:p>
            <text:p/>
            <text:p>Center for Excellence in Aging Services</text:p>
            <text:p/>
            <text:p>University at Albany</text:p>
            <text:p/>
            <text:p>School of Social Welfare</text:p>
            <text:p/>
            <text:p/>
            <text:p/>
            <text:p>Melanie Shefchik, MA, CHES</text:p>
            <text:p/>
            <text:p>Public Health Educator</text:p>
            <text:p/>
            <text:p>Rockland County Department of Health</text:p>
            <text:p/>
            <text:p/>
            <text:p/>
            <text:p>This presentation will provide an overview of the Stanford University Chronic Disease Self Management Program, the evidence-base that supports its positive health outcomes, populations that have benefitted, program requirements and implementation strategies. We will hear from one county health department that has committed to providing the program to its constituents as well as a Stanford-certified program trainer.</text:p>
          </table:table-cell>
          <table:table-cell table:style-name="ce3" office:value-type="string">
            <text:p>http://www.albany.edu/sph/coned/phlchronicdisease.htm</text:p>
          </table:table-cell>
          <table:table-cell table:style-name="ce3" office:value-type="string">
            <text:p>2B5</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2B7</text:p>
          </table:table-cell>
          <table:table-cell table:style-name="ce3" office:value-type="string">
            <text:p>A</text:p>
          </table:table-cell>
          <table:table-cell table:style-name="ce3" office:value-type="string">
            <text:p>3A4</text:p>
          </table:table-cell>
          <table:table-cell table:style-name="ce3" office:value-type="string">
            <text:p>A</text:p>
          </table:table-cell>
          <table:table-cell table:style-name="ce3" office:value-type="string">
            <text:p>7A7</text:p>
          </table:table-cell>
          <table:table-cell table:style-name="ce3" office:value-type="string">
            <text:p>A</text:p>
          </table:table-cell>
          <table:table-cell table:style-name="ce3" office:value-type="string">
            <text:p>7A4</text:p>
          </table:table-cell>
          <table:table-cell table:style-name="ce3" office:value-type="string">
            <text:p>A</text:p>
          </table:table-cell>
          <table:table-cell table:style-name="ce3" office:value-type="string">
            <text:p>3B4</text:p>
          </table:table-cell>
          <table:table-cell table:style-name="ce3"/>
          <table:table-cell table:style-name="ce3" office:value-type="string">
            <text:p>7B8</text:p>
          </table:table-cell>
          <table:table-cell table:style-name="ce3"/>
          <table:table-cell table:style-name="ce3" office:value-type="string">
            <text:p>7B5</text:p>
          </table:table-cell>
          <table:table-cell table:style-name="ce3" table:number-columns-repeated="28"/>
          <table:table-cell table:style-name="ce3" office:value-type="float" office:value="292">
            <text:p>292</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32">
            <text:p>32</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71">
          <table:table-cell table:style-name="ce3" office:value-type="string">
            <text:p>Cultural Diversity: Case Studies</text:p>
          </table:table-cell>
          <table:table-cell table:style-name="ce3" office:value-type="float" office:value="1">
            <text:p>1</text:p>
          </table:table-cell>
          <table:table-cell table:style-name="ce3" office:value-type="string">
            <text:p>This course presents cases that are culturally specific to lifestyle information for a variety of cultures. <text:s/>For example, overviews of religion, social customs, health practices and privacy issues are provided and followed by healthcare case scenarios. <text:s/>While there are no questions to work through in these cases, excellent points are made about many cultures and arm us with critical information to increase our cultural understanding.</text:p>
          </table:table-cell>
          <table:table-cell table:style-name="ce3" office:value-type="string">
            <text:p>http://www.culturediversity.org/cases.htm</text:p>
          </table:table-cell>
          <table:table-cell table:style-name="ce3" office:value-type="string">
            <text:p>3A2</text:p>
          </table:table-cell>
          <table:table-cell table:style-name="ce3" office:value-type="string">
            <text:p>K</text:p>
          </table:table-cell>
          <table:table-cell table:style-name="ce3" office:value-type="string">
            <text:p>4A1</text:p>
          </table:table-cell>
          <table:table-cell table:style-name="ce3" office:value-type="string">
            <text:p>K</text:p>
          </table:table-cell>
          <table:table-cell table:style-name="ce3" office:value-type="string">
            <text:p>4A2</text:p>
          </table:table-cell>
          <table:table-cell table:style-name="ce3" office:value-type="string">
            <text:p>K</text:p>
          </table:table-cell>
          <table:table-cell table:style-name="ce3" office:value-type="string">
            <text:p>4A3</text:p>
          </table:table-cell>
          <table:table-cell table:style-name="ce3" office:value-type="string">
            <text:p>K</text:p>
          </table:table-cell>
          <table:table-cell table:style-name="ce3" office:value-type="string">
            <text:p>3B2</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number-columns-repeated="30"/>
          <table:table-cell table:style-name="ce3" office:value-type="float" office:value="23">
            <text:p>23</text:p>
          </table:table-cell>
          <table:table-cell table:style-name="ce3" office:value-type="string">
            <text:p>Web-based Course</text:p>
          </table:table-cell>
          <table:table-cell table:style-name="ce3" office:value-type="string">
            <text:p>No charge</text:p>
          </table:table-cell>
          <table:table-cell table:style-name="ce3" office:value-type="string">
            <text:p>20-30 minutes</text:p>
          </table:table-cell>
          <table:table-cell table:style-name="ce3"/>
          <table:table-cell table:style-name="ce3" office:value-type="float" office:value="5">
            <text:p>5</text:p>
          </table:table-cell>
          <table:table-cell table:style-name="ce3" table:number-columns-repeated="2"/>
          <table:table-cell table:style-name="ce3" office:value-type="float" office:value="0">
            <text:p>0</text:p>
          </table:table-cell>
          <table:table-cell table:number-columns-repeated="966"/>
        </table:table-row>
        <table:table-row table:style-name="ro11">
          <table:table-cell table:style-name="ce3" office:value-type="string">
            <text:p>Getting Your Message Across to Healthcare Specialists: Public Speaking Basics Part I</text:p>
          </table:table-cell>
          <table:table-cell table:style-name="ce3" office:value-type="float" office:value="1">
            <text:p>1</text:p>
          </table:table-cell>
          <table:table-cell table:style-name="ce3" office:value-type="string">
            <text:p>Ellen Cohn, PhD from the University of Pittsburgh offers a two-part online presentation of basic concepts for beginning public speakers. <text:s/>Her recommendations are intertwined with clever quotations.</text:p>
          </table:table-cell>
          <table:table-cell table:style-name="ce3" office:value-type="string">
            <text:p>http://www.pitt.edu/~super1/lecture/lec5571/001.htm</text:p>
          </table:table-cell>
          <table:table-cell table:style-name="ce3" office:value-type="string">
            <text:p>3A2</text:p>
          </table:table-cell>
          <table:table-cell table:style-name="ce3" office:value-type="string">
            <text:p>K</text:p>
          </table:table-cell>
          <table:table-cell table:style-name="ce3" office:value-type="string">
            <text:p>3B2</text:p>
          </table:table-cell>
          <table:table-cell table:style-name="ce3" office:value-type="string">
            <text:p>K</text:p>
          </table:table-cell>
          <table:table-cell table:style-name="ce3" table:number-columns-repeated="41"/>
          <table:table-cell table:style-name="ce3" office:value-type="float" office:value="44">
            <text:p>44</text:p>
          </table:table-cell>
          <table:table-cell table:style-name="ce3" office:value-type="string">
            <text:p>Web-based Course</text:p>
          </table:table-cell>
          <table:table-cell table:style-name="ce3" office:value-type="string">
            <text:p>No Charge</text:p>
          </table:table-cell>
          <table:table-cell table:style-name="ce3" office:value-type="string">
            <text:p>15 minutes</text:p>
          </table:table-cell>
          <table:table-cell table:style-name="ce3"/>
          <table:table-cell table:style-name="ce3" office:value-type="float" office:value="40">
            <text:p>40</text:p>
          </table:table-cell>
          <table:table-cell table:style-name="ce3" office:value-type="float" office:value="13">
            <text:p>13</text:p>
          </table:table-cell>
          <table:table-cell table:style-name="ce3"/>
          <table:table-cell table:style-name="ce3" office:value-type="float" office:value="0">
            <text:p>0</text:p>
          </table:table-cell>
          <table:table-cell table:number-columns-repeated="966"/>
        </table:table-row>
        <table:table-row table:style-name="ro11">
          <table:table-cell table:style-name="ce3" office:value-type="string">
            <text:p>Getting Your Message Across to Healthcare Specialists: Public Speaking Basics Part II</text:p>
          </table:table-cell>
          <table:table-cell table:style-name="ce3" office:value-type="float" office:value="1">
            <text:p>1</text:p>
          </table:table-cell>
          <table:table-cell table:style-name="ce3" office:value-type="string">
            <text:p>Part two of Ellen Cohn's module reiterates what she proposed in part one, but with a greater number of tangible examples.</text:p>
          </table:table-cell>
          <table:table-cell table:style-name="ce3" office:value-type="string">
            <text:p>http://www.pitt.edu/~super1/lecture/lec5581/index.htm</text:p>
          </table:table-cell>
          <table:table-cell table:style-name="ce3" office:value-type="string">
            <text:p>3A2</text:p>
          </table:table-cell>
          <table:table-cell table:style-name="ce3" office:value-type="string">
            <text:p>K</text:p>
          </table:table-cell>
          <table:table-cell table:style-name="ce3" office:value-type="string">
            <text:p>3B2</text:p>
          </table:table-cell>
          <table:table-cell table:style-name="ce3" office:value-type="string">
            <text:p>K</text:p>
          </table:table-cell>
          <table:table-cell table:style-name="ce3" table:number-columns-repeated="41"/>
          <table:table-cell table:style-name="ce3" office:value-type="float" office:value="45">
            <text:p>45</text:p>
          </table:table-cell>
          <table:table-cell table:style-name="ce3" office:value-type="string">
            <text:p>Web-based Course</text:p>
          </table:table-cell>
          <table:table-cell table:style-name="ce3" office:value-type="string">
            <text:p>No charge</text:p>
          </table:table-cell>
          <table:table-cell table:style-name="ce3" office:value-type="string">
            <text:p>15 minutes</text:p>
          </table:table-cell>
          <table:table-cell table:style-name="ce3"/>
          <table:table-cell table:style-name="ce3" office:value-type="float" office:value="40">
            <text:p>40</text:p>
          </table:table-cell>
          <table:table-cell table:style-name="ce3" office:value-type="float" office:value="13">
            <text:p>13</text:p>
          </table:table-cell>
          <table:table-cell table:style-name="ce3"/>
          <table:table-cell table:style-name="ce3" office:value-type="float" office:value="0">
            <text:p>0</text:p>
          </table:table-cell>
          <table:table-cell table:number-columns-repeated="966"/>
        </table:table-row>
        <table:table-row table:style-name="ro11">
          <table:table-cell table:style-name="ce3" office:value-type="string">
            <text:p>Influenza and Beyond: Responding to Vaccine-Preventable Disease</text:p>
          </table:table-cell>
          <table:table-cell table:style-name="ce3" office:value-type="float" office:value="1">
            <text:p>1</text:p>
          </table:table-cell>
          <table:table-cell table:style-name="ce3"/>
          <table:table-cell table:style-name="ce3" office:value-type="string">
            <text:p>http://www.publichealthgrandrounds.unc.edu/flu/index.htm</text:p>
          </table:table-cell>
          <table:table-cell table:style-name="ce3" office:value-type="string">
            <text:p>3A2</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2A6</text:p>
          </table:table-cell>
          <table:table-cell table:style-name="ce3" office:value-type="string">
            <text:p>A</text:p>
          </table:table-cell>
          <table:table-cell table:style-name="ce3" office:value-type="string">
            <text:p>2B7</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5B10</text:p>
          </table:table-cell>
          <table:table-cell table:style-name="ce3"/>
          <table:table-cell table:style-name="ce3" office:value-type="string">
            <text:p>3B6</text:p>
          </table:table-cell>
          <table:table-cell table:style-name="ce3"/>
          <table:table-cell table:style-name="ce3" office:value-type="string">
            <text:p>2B1</text:p>
          </table:table-cell>
          <table:table-cell table:style-name="ce3" table:number-columns-repeated="26"/>
          <table:table-cell table:style-name="ce3" office:value-type="float" office:value="118">
            <text:p>118</text:p>
          </table:table-cell>
          <table:table-cell table:style-name="ce3" office:value-type="string">
            <text:p>Webstream</text:p>
          </table:table-cell>
          <table:table-cell table:style-name="ce3" office:value-type="float" office:value="0">
            <text:p>0</text:p>
          </table:table-cell>
          <table:table-cell table:style-name="ce3" office:value-type="string">
            <text:p>1 hour</text:p>
          </table:table-cell>
          <table:table-cell table:style-name="ce3"/>
          <table:table-cell table:style-name="ce3" office:value-type="float" office:value="14">
            <text:p>14</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57">
          <table:table-cell table:style-name="ce3" office:value-type="string">
            <text:p>Managerial Communications</text:p>
          </table:table-cell>
          <table:table-cell table:style-name="ce3" office:value-type="float" office:value="1">
            <text:p>1</text:p>
          </table:table-cell>
          <table:table-cell table:style-name="ce3" office:value-type="string">
            <text:p>On completion of this course, the learner will be able to demonstrate written and oral communication skills that are needed as a leader in a health department by: identifying communication skills, distinguishing different writing techniques, and listing effective presentation skills. This course is also available in CD-ROM format. To request a copy, contact trdirect@tulane.edu .</text:p>
          </table:table-cell>
          <table:table-cell table:style-name="ce3" office:value-type="string">
            <text:p>http://lms.southcentralpartnership.org/scphp?productID=prdct000000000001032 - requires lgoin</text:p>
          </table:table-cell>
          <table:table-cell table:style-name="ce3" office:value-type="string">
            <text:p>3A2</text:p>
          </table:table-cell>
          <table:table-cell table:style-name="ce3" office:value-type="string">
            <text:p>K</text:p>
          </table:table-cell>
          <table:table-cell table:style-name="ce3" office:value-type="string">
            <text:p>3A4</text:p>
          </table:table-cell>
          <table:table-cell table:style-name="ce3" office:value-type="string">
            <text:p>K</text:p>
          </table:table-cell>
          <table:table-cell table:style-name="ce3" office:value-type="string">
            <text:p>3A5</text:p>
          </table:table-cell>
          <table:table-cell table:style-name="ce3" office:value-type="string">
            <text:p>K</text:p>
          </table:table-cell>
          <table:table-cell table:style-name="ce3" office:value-type="string">
            <text:p>3B2</text:p>
          </table:table-cell>
          <table:table-cell table:style-name="ce3" office:value-type="string">
            <text:p>A</text:p>
          </table:table-cell>
          <table:table-cell table:style-name="ce3" office:value-type="string">
            <text:p>3B4</text:p>
          </table:table-cell>
          <table:table-cell table:style-name="ce3"/>
          <table:table-cell table:style-name="ce3" office:value-type="string">
            <text:p>3B5</text:p>
          </table:table-cell>
          <table:table-cell table:style-name="ce3" table:number-columns-repeated="34"/>
          <table:table-cell table:style-name="ce3" office:value-type="float" office:value="134">
            <text:p>134</text:p>
          </table:table-cell>
          <table:table-cell table:style-name="ce3" office:value-type="string">
            <text:p>Web-based Course</text:p>
          </table:table-cell>
          <table:table-cell table:style-name="ce3" office:value-type="string">
            <text:p>Free</text:p>
          </table:table-cell>
          <table:table-cell table:style-name="ce3" office:value-type="string">
            <text:p>2.5 hours</text:p>
          </table:table-cell>
          <table:table-cell table:style-name="ce3"/>
          <table:table-cell table:style-name="ce3" office:value-type="float" office:value="40">
            <text:p>40</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10">
          <table:table-cell table:style-name="ce3" office:value-type="string">
            <text:p>Improving Your Communication Skills</text:p>
          </table:table-cell>
          <table:table-cell table:style-name="ce3" office:value-type="float" office:value="1">
            <text:p>1</text:p>
          </table:table-cell>
          <table:table-cell table:style-name="ce3"/>
          <table:table-cell table:style-name="ce3" office:value-type="string">
            <text:p>http://lms.southcentralpartnership.org/scphp?productID=prdct000000000001029 - requires login</text:p>
          </table:table-cell>
          <table:table-cell table:style-name="ce3" office:value-type="string">
            <text:p>3A2</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3B3</text:p>
          </table:table-cell>
          <table:table-cell table:style-name="ce3"/>
          <table:table-cell table:style-name="ce3" office:value-type="string">
            <text:p>3B6</text:p>
          </table:table-cell>
          <table:table-cell table:style-name="ce3"/>
          <table:table-cell table:style-name="ce3" office:value-type="string">
            <text:p>8B1</text:p>
          </table:table-cell>
          <table:table-cell table:style-name="ce3" table:number-columns-repeated="30"/>
          <table:table-cell table:style-name="ce3" office:value-type="float" office:value="137">
            <text:p>137</text:p>
          </table:table-cell>
          <table:table-cell table:style-name="ce3" office:value-type="string">
            <text:p>Web-based Course</text:p>
          </table:table-cell>
          <table:table-cell table:style-name="ce3" office:value-type="string">
            <text:p>free</text:p>
          </table:table-cell>
          <table:table-cell table:style-name="ce3" office:value-type="string">
            <text:p>approximately 1 hour</text:p>
          </table:table-cell>
          <table:table-cell table:style-name="ce3"/>
          <table:table-cell table:style-name="ce3" office:value-type="float" office:value="40">
            <text:p>40</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10">
          <table:table-cell table:style-name="ce3" office:value-type="string">
            <text:p>Risk Communication: Effectively Communicating with the Media During a Public Health Crisis </text:p>
          </table:table-cell>
          <table:table-cell table:style-name="ce3" office:value-type="float" office:value="1">
            <text:p>1</text:p>
          </table:table-cell>
          <table:table-cell table:style-name="ce3" office:value-type="string">
            <text:p>This training program is meant to teach risk communicators and public health leaders how to communicate effectively with the public and the media about public health issues.</text:p>
          </table:table-cell>
          <table:table-cell table:style-name="ce3" office:value-type="string">
            <text:p>http://www.heartlandcenters.slu.edu/hclm/education-training-catalog-online.htm</text:p>
          </table:table-cell>
          <table:table-cell table:style-name="ce3" office:value-type="string">
            <text:p>3A2</text:p>
          </table:table-cell>
          <table:table-cell table:style-name="ce3" office:value-type="string">
            <text:p>K</text:p>
          </table:table-cell>
          <table:table-cell table:style-name="ce3" office:value-type="string">
            <text:p>3A4</text:p>
          </table:table-cell>
          <table:table-cell table:style-name="ce3" office:value-type="string">
            <text:p>K</text:p>
          </table:table-cell>
          <table:table-cell table:style-name="ce3" office:value-type="string">
            <text:p>3B2</text:p>
          </table:table-cell>
          <table:table-cell table:style-name="ce3"/>
          <table:table-cell table:style-name="ce3" office:value-type="string">
            <text:p>3B4</text:p>
          </table:table-cell>
          <table:table-cell table:style-name="ce3" table:number-columns-repeated="38"/>
          <table:table-cell table:style-name="ce3" office:value-type="float" office:value="157">
            <text:p>157</text:p>
          </table:table-cell>
          <table:table-cell table:style-name="ce3" office:value-type="string">
            <text:p>CD/DVD-ROM</text:p>
          </table:table-cell>
          <table:table-cell table:style-name="ce3" office:value-type="string">
            <text:p>free</text:p>
          </table:table-cell>
          <table:table-cell table:style-name="ce3" office:value-type="string">
            <text:p>approximately 3 hours</text:p>
          </table:table-cell>
          <table:table-cell table:style-name="ce3"/>
          <table:table-cell table:style-name="ce3" office:value-type="float" office:value="13">
            <text:p>13</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40">
          <table:table-cell table:style-name="ce3" office:value-type="string">
            <text:p>Managing Conflict in the Workplace</text:p>
          </table:table-cell>
          <table:table-cell table:style-name="ce3" office:value-type="float" office:value="1">
            <text:p>1</text:p>
          </table:table-cell>
          <table:table-cell table:style-name="ce3" office:value-type="string">
            <text:p>Conflict management skills are used in all aspects of life. <text:s/>From interpersonal to work situations, all of us need these skills in one way or another. <text:s/>Some of the fundamentals of effective conflict management are intuitive, and some stretch our preferred methods of dealing with others. <text:s/>This course discusses dealing with conflict from a variety of different types of individuals and includes practical applications using a healthcare case study to build fundamental skills in managing conflict in a healthcare setting. Objectives: Identify the 6 keys to managing conflict in the workplace; List some root causes of workplace conflicts; Identify the fundamentals of principled negotiations; Describe the four steps for managing workplace conflict; List the steps to take when planning for a conversation about conflict; State the difference between assertive and aggressive behavior; Explain the value of the “long term relationship” in managing workplace conflict; Describe how the four style preferences react to conflic</text:p>
          </table:table-cell>
          <table:table-cell table:style-name="ce3" office:value-type="string">
            <text:p>http://moodle01.southcentralpartnership.org/scphp/mycourse_desc.php?&amp;id=15</text:p>
          </table:table-cell>
          <table:table-cell table:style-name="ce3" office:value-type="string">
            <text:p>3A2</text:p>
          </table:table-cell>
          <table:table-cell table:style-name="ce3" office:value-type="string">
            <text:p>K</text:p>
          </table:table-cell>
          <table:table-cell table:style-name="ce3" office:value-type="string">
            <text:p>3A6</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3B2</text:p>
          </table:table-cell>
          <table:table-cell table:style-name="ce3"/>
          <table:table-cell table:style-name="ce3" office:value-type="string">
            <text:p>3B6</text:p>
          </table:table-cell>
          <table:table-cell table:style-name="ce3"/>
          <table:table-cell table:style-name="ce3" office:value-type="string">
            <text:p>6B4</text:p>
          </table:table-cell>
          <table:table-cell table:style-name="ce3" table:number-columns-repeated="34"/>
          <table:table-cell table:style-name="ce3" office:value-type="float" office:value="187">
            <text:p>187</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number-columns-repeated="4"/>
          <table:table-cell table:style-name="ce3" office:value-type="float" office:value="0">
            <text:p>0</text:p>
          </table:table-cell>
          <table:table-cell table:number-columns-repeated="966"/>
        </table:table-row>
        <table:table-row table:style-name="ro30">
          <table:table-cell table:style-name="ce3" office:value-type="string">
            <text:p>Grant Writing</text:p>
          </table:table-cell>
          <table:table-cell table:style-name="ce3" office:value-type="float" office:value="1">
            <text:p>1</text:p>
          </table:table-cell>
          <table:table-cell table:style-name="ce3" office:value-type="string">
            <text:p>This course is part of a series of programs intended for public health administrators, and nurse administrators, who are relatively new in their positions (3 years or less), and who seek to enhance the knowledge, skills, and abilities they need to succeed. The course discusses locating grant awarding organizations in Iowa, describing steps involved in preparing a grant application, describing the resources needed in preparing a grant application, discussing the reporting obligations once a grant is awarded, discussing the implications of grant awards to agency budgets, and identifying the additional resources for grant writers. There are four video clips in this course: What is a Grant?; Defining Grant Terms; Steps to Proposal Preparation; and Tips on Grant Writing.</text:p>
          </table:table-cell>
          <table:table-cell table:style-name="ce3" office:value-type="string">
            <text:p>http://open.training-source.org/training/courses#overlay=training/courses/Grant%2520Writing/detail</text:p>
          </table:table-cell>
          <table:table-cell table:style-name="ce3" office:value-type="string">
            <text:p>3A2</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5A3</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7A6</text:p>
          </table:table-cell>
          <table:table-cell table:style-name="ce3" office:value-type="string">
            <text:p>A</text:p>
          </table:table-cell>
          <table:table-cell table:style-name="ce3" office:value-type="string">
            <text:p>7A9</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3B3</text:p>
          </table:table-cell>
          <table:table-cell table:style-name="ce3"/>
          <table:table-cell table:style-name="ce3" office:value-type="string">
            <text:p>5A5</text:p>
          </table:table-cell>
          <table:table-cell table:style-name="ce3"/>
          <table:table-cell table:style-name="ce3" office:value-type="string">
            <text:p>5B3</text:p>
          </table:table-cell>
          <table:table-cell table:style-name="ce3"/>
          <table:table-cell table:style-name="ce10" office:value-type="string">
            <text:p>5B5</text:p>
          </table:table-cell>
          <table:table-cell table:style-name="ce10"/>
          <table:table-cell table:style-name="ce3" office:value-type="string">
            <text:p>5B2</text:p>
          </table:table-cell>
          <table:table-cell table:style-name="ce3"/>
          <table:table-cell table:style-name="ce10" office:value-type="string">
            <text:p>7B7</text:p>
          </table:table-cell>
          <table:table-cell table:style-name="ce10"/>
          <table:table-cell table:style-name="ce3" office:value-type="string">
            <text:p>7B10</text:p>
          </table:table-cell>
          <table:table-cell table:style-name="ce3" table:number-columns-repeated="18"/>
          <table:table-cell table:style-name="ce3" office:value-type="float" office:value="188">
            <text:p>188</text:p>
          </table:table-cell>
          <table:table-cell table:style-name="ce3" office:value-type="string">
            <text:p>Web-based Course</text:p>
          </table:table-cell>
          <table:table-cell table:style-name="ce3" office:value-type="string">
            <text:p>Free</text:p>
          </table:table-cell>
          <table:table-cell table:style-name="ce3" office:value-type="float" office:value="1.5">
            <text:p>1.5</text:p>
          </table:table-cell>
          <table:table-cell table:style-name="ce3"/>
          <table:table-cell table:style-name="ce3" office:value-type="float" office:value="10">
            <text:p>10</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85">
          <table:table-cell table:style-name="ce3" office:value-type="string">
            <text:p>Health Literacy &amp; Public Health: Introduction</text:p>
          </table:table-cell>
          <table:table-cell table:style-name="ce3" office:value-type="float" office:value="1">
            <text:p>1</text:p>
          </table:table-cell>
          <table:table-cell table:style-name="ce3" office:value-type="string">
            <text:p>This training introduces the concept of health literacy; provides strategies for considering literacy when creating public health messages for the general public; and provides strategies for considering literacy in direct public health services to the public. The course consist of two modules. The first module, “Health Literacy &amp; Public Health,” contains four sections. The content and activities demonstrates how the public’s literacy skills affect interactions with medical and public health staff. The second module, “Strategies for Improving Public Health Communications,” contains two sections and provides practical techniques for addressing literacy issues in spoken and written communications.</text:p>
          </table:table-cell>
          <table:table-cell table:style-name="ce3" office:value-type="string">
            <text:p>http://www.lowernysphtc.org/content/health-literacy-public-health-introduction</text:p>
          </table:table-cell>
          <table:table-cell table:style-name="ce3" office:value-type="string">
            <text:p>3A2</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4B1</text:p>
          </table:table-cell>
          <table:table-cell table:style-name="ce3"/>
          <table:table-cell table:style-name="ce3" office:value-type="string">
            <text:p>4B3</text:p>
          </table:table-cell>
          <table:table-cell table:style-name="ce3" table:number-columns-repeated="31"/>
          <table:table-cell table:style-name="ce3" office:value-type="string">
            <text:p>http://www.nynj-phtc.org/pages/catalog/phlit01/</text:p>
          </table:table-cell>
          <table:table-cell table:style-name="ce3" table:number-columns-repeated="2"/>
          <table:table-cell table:style-name="ce3" office:value-type="float" office:value="226">
            <text:p>226</text:p>
          </table:table-cell>
          <table:table-cell table:style-name="ce3" office:value-type="string">
            <text:p>Web-based Course</text:p>
          </table:table-cell>
          <table:table-cell table:style-name="ce3" office:value-type="string">
            <text:p>Free</text:p>
          </table:table-cell>
          <table:table-cell table:style-name="ce3" office:value-type="string">
            <text:p>3-4 hours</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0">
            <text:p>0</text:p>
          </table:table-cell>
          <table:table-cell table:number-columns-repeated="966"/>
        </table:table-row>
        <table:table-row table:style-name="ro24">
          <table:table-cell table:style-name="ce3" office:value-type="string">
            <text:p>Introductory Spanish for Healthcare Providers</text:p>
          </table:table-cell>
          <table:table-cell table:style-name="ce3" office:value-type="float" office:value="1">
            <text:p>1</text:p>
          </table:table-cell>
          <table:table-cell table:style-name="ce3" office:value-type="string">
            <text:p>This course was developed to assist healthcare professionals in bridging the language and cultural gap in communicating with Latin-American patients. At the completion of this course, the student should be able to identify and pronounce in Spanish: (1) the alphabet; (2) the days of the week; (3) the months of the year; and (4) basic medical terms.</text:p>
          </table:table-cell>
          <table:table-cell table:style-name="ce6" table:formula="of:=HYPERLINK(&quot;http://www.aheconnect.com/newahec/cdetail.asp?courseid=dukespanish&quot;;&quot;http://www.aheconnect.com/newahec/cdetail.asp?courseid=dukespanish&quot;)" office:value-type="string" office:string-value="http://www.aheconnect.com/newahec/cdetail.asp?courseid=dukespanish">
            <text:p>http://www.aheconnect.com/newahec/cdetail.asp?courseid=dukespanish</text:p>
          </table:table-cell>
          <table:table-cell table:style-name="ce3" office:value-type="string">
            <text:p>3A2</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4B1</text:p>
          </table:table-cell>
          <table:table-cell table:style-name="ce3" table:number-columns-repeated="38"/>
          <table:table-cell table:style-name="ce3" office:value-type="float" office:value="244">
            <text:p>244</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40">
            <text:p>40</text:p>
          </table:table-cell>
          <table:table-cell table:style-name="ce3" table:number-columns-repeated="2"/>
          <table:table-cell table:style-name="ce3" office:value-type="float" office:value="0">
            <text:p>0</text:p>
          </table:table-cell>
          <table:table-cell table:number-columns-repeated="966"/>
        </table:table-row>
        <table:table-row table:style-name="ro52">
          <table:table-cell table:style-name="ce3" office:value-type="string">
            <text:p>Improving Interpersonal Communication and Relationships</text:p>
          </table:table-cell>
          <table:table-cell table:style-name="ce3" office:value-type="float" office:value="1">
            <text:p>1</text:p>
          </table:table-cell>
          <table:table-cell table:style-name="ce3" office:value-type="string">
            <text:p>No matter how effective a communicator you already are, this course will help you communicate with greater impact in all types of workplace interactions. Participants will learn about communication styles that work best in various situations, how to build and maintain trust, how to give and receive input and criticism, how to increase your impact at meetings, ways to improve interprofessional working relationships, how to deliver difficult messages, how to communicate with diplomacy and tact, and how to deal with difficult behaviors more effectively. Whatever your job responsibilities or your position in the hierarchy, this program will offer you an assortment of strategies that can make a real difference in your interpersonal effectiveness and your ability to build and maintain satisfactory working relationships.</text:p>
          </table:table-cell>
          <table:table-cell table:style-name="ce3" office:value-type="string">
            <text:p>http://lms.southcentralpartnership.org/scphp?productID=prdct000000000001082</text:p>
          </table:table-cell>
          <table:table-cell table:style-name="ce3" office:value-type="string">
            <text:p>3A2</text:p>
          </table:table-cell>
          <table:table-cell table:style-name="ce3" office:value-type="string">
            <text:p>K</text:p>
          </table:table-cell>
          <table:table-cell table:style-name="ce3" office:value-type="string">
            <text:p>3A6</text:p>
          </table:table-cell>
          <table:table-cell table:style-name="ce3" office:value-type="string">
            <text:p>K</text:p>
          </table:table-cell>
          <table:table-cell table:style-name="ce3" office:value-type="string">
            <text:p>7A10</text:p>
          </table:table-cell>
          <table:table-cell table:style-name="ce3" office:value-type="string">
            <text:p>K</text:p>
          </table:table-cell>
          <table:table-cell table:style-name="ce3" office:value-type="string">
            <text:p>3B2</text:p>
          </table:table-cell>
          <table:table-cell table:style-name="ce3"/>
          <table:table-cell table:style-name="ce3" office:value-type="string">
            <text:p>3B6</text:p>
          </table:table-cell>
          <table:table-cell table:style-name="ce3"/>
          <table:table-cell table:style-name="ce3" office:value-type="string">
            <text:p>7B11</text:p>
          </table:table-cell>
          <table:table-cell table:style-name="ce3" table:number-columns-repeated="34"/>
          <table:table-cell table:style-name="ce3" office:value-type="float" office:value="263">
            <text:p>263</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20">
            <text:p>20</text:p>
          </table:table-cell>
          <table:table-cell table:style-name="ce3" office:value-type="float" office:value="40">
            <text:p>4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12">
          <table:table-cell table:style-name="ce3" office:value-type="string">
            <text:p>Inescapable Realities in Public Health - Conflict and Collaboration: Building Competency</text:p>
          </table:table-cell>
          <table:table-cell table:style-name="ce3" office:value-type="float" office:value="1">
            <text:p>1</text:p>
          </table:table-cell>
          <table:table-cell table:style-name="ce3" office:value-type="string">
            <text:p>This session will include a discussion of conflict, conflict resolution, and collaboration, and how they are all tightly related. Conflict is all around us, in all aspects of our lives. It seems to be inherent in our culture and perhaps in just being human. While it's easy to create conflict, resolving it often defies our abilities. And yet there are some basic principles one can apply in both preventing conflict and in contributing positively to its resolution once conflict arises. This session will provide a very innovative look at conflict, why it arises, and what can be done to resolve it. Also discussed will be collaboration, how it represents ONE approach to conflict resolution, and why it is an essential competency in public health practice</text:p>
          </table:table-cell>
          <table:table-cell table:style-name="ce3" office:value-type="string">
            <text:p>http://www.adph.org/ALPHTN/index.asp?ID=1659</text:p>
          </table:table-cell>
          <table:table-cell table:style-name="ce3" office:value-type="string">
            <text:p>3A2</text:p>
          </table:table-cell>
          <table:table-cell table:style-name="ce3" office:value-type="string">
            <text:p>K</text:p>
          </table:table-cell>
          <table:table-cell table:style-name="ce3" office:value-type="string">
            <text:p>3A6</text:p>
          </table:table-cell>
          <table:table-cell table:style-name="ce3" office:value-type="string">
            <text:p>K</text:p>
          </table:table-cell>
          <table:table-cell table:style-name="ce3" office:value-type="string">
            <text:p>3B6</text:p>
          </table:table-cell>
          <table:table-cell table:style-name="ce3" office:value-type="string">
            <text:p>K</text:p>
          </table:table-cell>
          <table:table-cell table:style-name="ce3" office:value-type="string">
            <text:p>5A2</text:p>
          </table:table-cell>
          <table:table-cell table:style-name="ce3" office:value-type="string">
            <text:p>K</text:p>
          </table:table-cell>
          <table:table-cell table:style-name="ce3" office:value-type="string">
            <text:p>3B2</text:p>
          </table:table-cell>
          <table:table-cell table:style-name="ce3" office:value-type="string">
            <text:p>b</text:p>
          </table:table-cell>
          <table:table-cell table:style-name="ce3" office:value-type="string">
            <text:p>5B2</text:p>
          </table:table-cell>
          <table:table-cell table:style-name="ce3" table:number-columns-repeated="34"/>
          <table:table-cell table:style-name="ce3" office:value-type="float" office:value="265">
            <text:p>265</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8">
            <text:p>28</text:p>
          </table:table-cell>
          <table:table-cell table:style-name="ce3" office:value-type="float" office:value="40">
            <text:p>4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86">
          <table:table-cell table:style-name="ce3" office:value-type="string">
            <text:p>Mastering the Roles of Supervision</text:p>
          </table:table-cell>
          <table:table-cell table:style-name="ce3" office:value-type="float" office:value="1">
            <text:p>1</text:p>
          </table:table-cell>
          <table:table-cell table:style-name="ce3" office:value-type="string">
            <text:p>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his training:(1) Introduces the concept of the Competing Values Framework; (2) Describes the often competing roles associated with being an effective supervisor; (3) Explains the levels of mastery of a skill; and (4) Provides strategies for assessing and monitoring your progress through the levels of supervisory mastery. </text:p>
            <text:p/>
            <text:p/>
            <text:p/>
            <text:p>The course consists of two modules. The first module introduces the Competing Values Framework and the associated supervisor roles. Eah role is explained briefly, through simulated conversations with "real" supervisors. </text:p>
            <text:p/>
            <text:p/>
            <text:p/>
            <text:p>The second module asks and answers the question, "What is mastery?" A number of self-assessment tools and interactive elements help you to chart your course to becoming the best supervisor you can be!</text:p>
            <text:p/>
            <text:p>A blog is available at the end of the course, for you and other participants to share your experiences with the course and supervision in general! </text:p>
            <text:p/>
            <text:p/>
            <text:p/>
            <text:p>Content for this course was adapted, with permission, from "Supervising New York State: A Framework for Excellence," wr</text:p>
          </table:table-cell>
          <table:table-cell table:style-name="ce3" office:value-type="string">
            <text:p>http://www.lowernysphtc.org/content/mastering-roles-supervision</text:p>
          </table:table-cell>
          <table:table-cell table:style-name="ce3" office:value-type="string">
            <text:p>3A2</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8A2</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3B3</text:p>
          </table:table-cell>
          <table:table-cell table:style-name="ce3"/>
          <table:table-cell table:style-name="ce3" office:value-type="string">
            <text:p>8B3</text:p>
          </table:table-cell>
          <table:table-cell table:style-name="ce3"/>
          <table:table-cell table:style-name="ce3" office:value-type="string">
            <text:p>3B6</text:p>
          </table:table-cell>
          <table:table-cell table:style-name="ce3"/>
          <table:table-cell table:style-name="ce10" office:value-type="string">
            <text:p>8A3</text:p>
          </table:table-cell>
          <table:table-cell table:style-name="ce10"/>
          <table:table-cell table:style-name="ce3" office:value-type="string">
            <text:p>5B4</text:p>
          </table:table-cell>
          <table:table-cell table:style-name="ce3"/>
          <table:table-cell table:style-name="ce10" office:value-type="string">
            <text:p>8B3</text:p>
          </table:table-cell>
          <table:table-cell table:style-name="ce10"/>
          <table:table-cell table:style-name="ce3" office:value-type="string">
            <text:p>3B2</text:p>
          </table:table-cell>
          <table:table-cell table:style-name="ce3" table:number-columns-repeated="18"/>
          <table:table-cell table:style-name="ce3" office:value-type="float" office:value="269">
            <text:p>269</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20">
            <text:p>20</text:p>
          </table:table-cell>
          <table:table-cell table:style-name="ce3" office:value-type="float" office:value="40">
            <text:p>4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29">
          <table:table-cell table:style-name="ce3" office:value-type="string">
            <text:p>The Digital World and Public Health</text:p>
          </table:table-cell>
          <table:table-cell table:style-name="ce3" office:value-type="float" office:value="1">
            <text:p>1</text:p>
          </table:table-cell>
          <table:table-cell table:style-name="ce3" office:value-type="string">
            <text:p>Dr. Pleasant discusses the role the internet plays in dispensing public health information. <text:s/>There is a wealth of knowledge available online today. <text:s/>This seminar looks at the usefulness of this information, the way it is presented today, how the information could be better presented and strategies for developing online material in public health.</text:p>
          </table:table-cell>
          <table:table-cell table:style-name="ce3" office:value-type="string">
            <text:p>http://ophp.umdnj.edu/apreso/ophp/phss/phss071120.htm</text:p>
          </table:table-cell>
          <table:table-cell table:style-name="ce3" office:value-type="string">
            <text:p>3A2</text:p>
          </table:table-cell>
          <table:table-cell table:style-name="ce3" office:value-type="string">
            <text:p>A</text:p>
          </table:table-cell>
          <table:table-cell table:style-name="ce3" office:value-type="string">
            <text:p>3A4</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3B4</text:p>
          </table:table-cell>
          <table:table-cell table:style-name="ce3"/>
          <table:table-cell table:style-name="ce3" office:value-type="string">
            <text:p>4B3</text:p>
          </table:table-cell>
          <table:table-cell table:style-name="ce3" table:number-columns-repeated="34"/>
          <table:table-cell table:style-name="ce3" office:value-type="float" office:value="277">
            <text:p>277</text:p>
          </table:table-cell>
          <table:table-cell table:style-name="ce3" office:value-type="string">
            <text:p>Other Distance Ed.</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1">
            <text:p>11</text:p>
          </table:table-cell>
          <table:table-cell table:style-name="ce3" office:value-type="float" office:value="13">
            <text:p>13</text:p>
          </table:table-cell>
          <table:table-cell table:style-name="ce3" office:value-type="float" office:value="15">
            <text:p>15</text:p>
          </table:table-cell>
          <table:table-cell table:style-name="ce3" office:value-type="float" office:value="0">
            <text:p>0</text:p>
          </table:table-cell>
          <table:table-cell table:number-columns-repeated="966"/>
        </table:table-row>
        <table:table-row table:style-name="ro27">
          <table:table-cell table:style-name="ce3" office:value-type="string">
            <text:p>Communication Skills for Public Health Professionals</text:p>
          </table:table-cell>
          <table:table-cell table:style-name="ce3" office:value-type="float" office:value="1">
            <text:p>1</text:p>
          </table:table-cell>
          <table:table-cell table:style-name="ce3" office:value-type="string">
            <text:p>Andrew Pleasant addresses the importance, difficulties, and methods for successful communication for the public health professional.</text:p>
            <text:p/>
            <text:p/>
            <text:p/>
            <text:p>The audio during the introduction is low due to a technical problem. <text:s/>We apologize for the inconvenience. <text:s/>An external speaker system or headphones should help resolve this problem if you find it difficult to hear the seminar.Andrew Pleasant addresses the importance, difficulties, and methods for successful communication for the public health professional.</text:p>
            <text:p/>
            <text:p/>
            <text:p/>
            <text:p>The audio during the introduction is low due to a technical problem. <text:s/>We apologize for the inconvenience. <text:s/>An external speaker system or headphones should help resolve this problem if you find it difficult to hear the seminar.Andrew Pleasant addresses the importance, difficulties, and methods for successful communication for the public health professional.</text:p>
            <text:p/>
            <text:p/>
            <text:p/>
            <text:p>The audio during the introduction is low due to a technical problem. <text:s/>We apologize for the inconvenience. <text:s/>An external speaker system or headphones should help resolve this problem if you find it difficult to hear the seminar.Andrew Pleasant addresses the importance, difficulties, and methods for successful communication for the public health professional.</text:p>
            <text:p/>
            <text:p/>
            <text:p/>
            <text:p>The audio during the introduction is low due to a technical problem. <text:s/>We apologize for the inconvenience. <text:s/>An external speaker system or headphones should help resolve this problem if you find it difficult to hear the seminar.Andrew Pleasant addresses the importance, difficulties, and methods for successful communication for the public health professional.</text:p>
            <text:p/>
            <text:p/>
            <text:p/>
            <text:p>The audio during the introduction is low due to a technical problem. <text:s/>We apologize for the inconvenience. <text:s/>An external speaker system or headphones should help resolve this problem if you find it difficult to hear the seminar.Andrew Pleasant addresses the importance, difficulties, and methods for successful communication for the public health professional.</text:p>
            <text:p/>
            <text:p/>
            <text:p/>
            <text:p>The audio during the introduction is low due to a technical problem. <text:s/>We apologize for the inconvenience. <text:s/>An external speaker system or headphones should help resolve this problem if you find it difficult to hear the seminar.Andrew Pleasant addresses the importance, difficulties, and methods for successful communication for the public health professional.</text:p>
            <text:p/>
            <text:p/>
            <text:p/>
            <text:p>The audio during the introduction is low due to a technical problem. <text:s/>We apologize for the inconvenience. <text:s/>An external speaker system or headphones should help resolve this problem if you find it difficult to hear the seminar.</text:p>
          </table:table-cell>
          <table:table-cell table:style-name="ce3" office:value-type="string">
            <text:p>http://ophp.umdnj.edu/apreso/ophp/phss/phss071022.htm</text:p>
          </table:table-cell>
          <table:table-cell table:style-name="ce3" office:value-type="string">
            <text:p>3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4B3</text:p>
          </table:table-cell>
          <table:table-cell table:style-name="ce3" table:number-columns-repeated="38"/>
          <table:table-cell table:style-name="ce3" office:value-type="float" office:value="279">
            <text:p>279</text:p>
          </table:table-cell>
          <table:table-cell table:style-name="ce3" office:value-type="string">
            <text:p>Other Distance Ed.</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1">
            <text:p>11</text:p>
          </table:table-cell>
          <table:table-cell table:style-name="ce3" office:value-type="float" office:value="13">
            <text:p>13</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13">
          <table:table-cell table:style-name="ce3" office:value-type="string">
            <text:p>Public Health Literacy II</text:p>
          </table:table-cell>
          <table:table-cell table:style-name="ce3" office:value-type="float" office:value="1">
            <text:p>1</text:p>
          </table:table-cell>
          <table:table-cell table:style-name="ce3" office:value-type="string">
            <text:p>Andrew Pleasant presents the second part of his lecture on Public Health Literacy.</text:p>
          </table:table-cell>
          <table:table-cell table:style-name="ce3" office:value-type="string">
            <text:p>http://ophp.umdnj.edu/apreso/ophp/phss/phss070606.htm</text:p>
          </table:table-cell>
          <table:table-cell table:style-name="ce3" office:value-type="string">
            <text:p>3A2</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4B1</text:p>
          </table:table-cell>
          <table:table-cell table:style-name="ce3"/>
          <table:table-cell table:style-name="ce3" office:value-type="string">
            <text:p>4B3</text:p>
          </table:table-cell>
          <table:table-cell table:style-name="ce3" table:number-columns-repeated="34"/>
          <table:table-cell table:style-name="ce3" office:value-type="float" office:value="281">
            <text:p>281</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1">
            <text:p>11</text:p>
          </table:table-cell>
          <table:table-cell table:style-name="ce3" office:value-type="float" office:value="32">
            <text:p>32</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29">
          <table:table-cell table:style-name="ce3" office:value-type="string">
            <text:p>Public Health Literacy I</text:p>
          </table:table-cell>
          <table:table-cell table:style-name="ce3" office:value-type="float" office:value="1">
            <text:p>1</text:p>
          </table:table-cell>
          <table:table-cell table:style-name="ce3" office:value-type="string">
            <text:p>In the first part of the Health Literacy Lecture Series, Andrew Pleasant presents us with the state of literacy within the US. <text:s/>Literacy is affected by not only intelligence and education, but is also a result of cultural and ethnic origins. <text:s/>The role of the public health professional is to recognize and understand these influences on literacy and to properly adapt in order to educate and guide the population appropriately.</text:p>
          </table:table-cell>
          <table:table-cell table:style-name="ce3" office:value-type="string">
            <text:p>http://ophp.umdnj.edu/apreso/ophp/phss/phss070509.htm</text:p>
          </table:table-cell>
          <table:table-cell table:style-name="ce3" office:value-type="string">
            <text:p>3A2</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4B1</text:p>
          </table:table-cell>
          <table:table-cell table:style-name="ce3"/>
          <table:table-cell table:style-name="ce3" office:value-type="string">
            <text:p>4B3</text:p>
          </table:table-cell>
          <table:table-cell table:style-name="ce3" table:number-columns-repeated="34"/>
          <table:table-cell table:style-name="ce3" office:value-type="float" office:value="283">
            <text:p>283</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1">
            <text:p>11</text:p>
          </table:table-cell>
          <table:table-cell table:style-name="ce3" office:value-type="float" office:value="32">
            <text:p>32</text:p>
          </table:table-cell>
          <table:table-cell table:style-name="ce3" office:value-type="float" office:value="5">
            <text:p>5</text:p>
          </table:table-cell>
          <table:table-cell table:style-name="ce3" office:value-type="float" office:value="0">
            <text:p>0</text:p>
          </table:table-cell>
          <table:table-cell table:number-columns-repeated="966"/>
        </table:table-row>
        <table:table-row table:style-name="ro49">
          <table:table-cell table:style-name="ce3" office:value-type="string">
            <text:p>Taking a Sexual History</text:p>
          </table:table-cell>
          <table:table-cell table:style-name="ce3" office:value-type="float" office:value="1">
            <text:p>1</text:p>
          </table:table-cell>
          <table:table-cell table:style-name="ce3" office:value-type="string">
            <text:p>All reproductive care begins with a sexual history. A sexual history is important for all patients because it provides information that identifies high-risk behaviors that can lead to an unintended pregnancy and/or a sexually transmitted infection, including HIV. Taking a thorough sexual history can also be a gateway for and direct essential risk reduction counseling.</text:p>
            <text:p/>
            <text:p/>
            <text:p/>
            <text:p>Many clinicians and outreach workers in the health care field are concerned about their ability to take an appropriate and thorough sexual history. Also many patients, and sometimes the clinicians, are embarrassed or feel uncomfortable talking about sexual issues. It is important for the provider to be competent and professionally skilled in talking with the patient(s) in a non-threatening manner, to find out what problems exist, and uncover the appropriate background information and clinical history. The outcome of a successful sexual history consultation will result in an improved clinician-client relationship, and a management plan so thatAll reproductive care begins with a sexual history. A sexual history is important for all patients because it provides information that identifies high-risk behaviors that can lead to an unintended pregnancy and/or a sexually transmitted infection, including HIV. Taking a thorough sexual history can also be a gateway for and direct essential risk reduction counseling.</text:p>
            <text:p/>
            <text:p/>
            <text:p/>
            <text:p>Many clinicians and outreach workers in the health care field are concerned about their ability to take an appropriate and thorough sexual history. Also many patients, and sometimes the clinicians, are embarrassed or feel uncomfortable talking about sexual issues. It is important for the provider to be competent and professionally skilled in talking with the patient(s) in a non-threatening manner, to find out what problems exist, and uncover the appropriate background information and clinical history. The outcome of a successful sexual history consultation will result in an improved clinician-client relationship, and a management plan so thatAll reproductive care begins with a sexual history. A sexual history is important for all patients because it provides information that identifies high-risk behaviors that can lead to an unintended pregnancy and/or a sexually transmitted infection, including HIV. Taking a thorough sexual history can also be a gateway for and direct essential risk reduction counseling.</text:p>
            <text:p/>
            <text:p/>
            <text:p/>
            <text:p>Many clinicians and outreach workers in the health care field are concerned about their ability to take an appropriate and thorough sexual history. Also many patients, and sometimes the clinicians, are embarrassed or feel uncomfortable talking about sexual issues. It is important for the provider to be competent and professionally skilled in talking with the patient(s) in a non-threatening manner, to find out what problems exist, and uncover the appropriate background information and clinical history. The outcome of a successful sexual history consultation will result in an improved clinician-client relationship, and a management plan so thatAll reproductive care begins with a sexual history. A sexual history is important for all patients because it provides information that identifies high-risk behaviors that can lead to an unintended pregnancy and/or a sexually transmitted infection, including HIV. Taking a thorough sexual history can also be a gateway for and direct essential risk reduction counseling.</text:p>
            <text:p/>
            <text:p/>
            <text:p/>
            <text:p>Many clinicians and outreach workers in the health care field are concerned about their ability to take an appropriate and thorough sexual history. Also many patients, and sometimes the clinicians, are embarrassed or feel uncomfortable talking about sexual issues. It is important for the provider to be competent and professionally skilled in talking with the patient(s) in a non-threatening manner, to find out what problems exist, and uncover the appropriate background information and clinical history. The outcome of a successful sexual history consultation will result in an improved clinician-client relationship, and a management plan so that</text:p>
          </table:table-cell>
          <table:table-cell table:style-name="ce3" office:value-type="string">
            <text:p>http://www.adph.org/ALPHTN/index.asp?id=1618</text:p>
          </table:table-cell>
          <table:table-cell table:style-name="ce3" office:value-type="string">
            <text:p>3A2</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3B6</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22"/>
          <table:table-cell table:style-name="ce3" office:value-type="float" office:value="335">
            <text:p>335</text:p>
          </table:table-cell>
          <table:table-cell table:style-name="ce3" office:value-type="string">
            <text:p>Web-based Course</text:p>
          </table:table-cell>
          <table:table-cell table:style-name="ce3" office:value-type="string">
            <text:p>free</text:p>
          </table:table-cell>
          <table:table-cell table:style-name="ce3" office:value-type="string">
            <text:p>1.75 hours</text:p>
          </table:table-cell>
          <table:table-cell table:style-name="ce3"/>
          <table:table-cell table:style-name="ce3" office:value-type="float" office:value="43">
            <text:p>43</text:p>
          </table:table-cell>
          <table:table-cell table:style-name="ce3" office:value-type="float" office:value="35">
            <text:p>35</text:p>
          </table:table-cell>
          <table:table-cell table:style-name="ce3" office:value-type="float" office:value="16">
            <text:p>16</text:p>
          </table:table-cell>
          <table:table-cell table:style-name="ce3" office:value-type="float" office:value="0">
            <text:p>0</text:p>
          </table:table-cell>
          <table:table-cell table:number-columns-repeated="966"/>
        </table:table-row>
        <table:table-row table:style-name="ro29">
          <table:table-cell table:style-name="ce3" office:value-type="string">
            <text:p>Health Literacy &amp; Public Health: Strategies for Addressing Low Health Literacy</text:p>
          </table:table-cell>
          <table:table-cell table:style-name="ce3" office:value-type="float" office:value="1">
            <text:p>1</text:p>
          </table:table-cell>
          <table:table-cell table:style-name="ce3" office:value-type="string">
            <text:p>This training introduces the concept of health literacy; provides strategies for considering literacy when creating public health messages for the general public; and provides strategies for considering literacy in direct public health services to the public. The course consist of two modules. The first module, “Health Literacy &amp; Public Health,” contains four sections. The content and activities demonstrates how the public’s literacy skills affect interactions with medical and public health staff. The second module, “Strategies for Improving Public Health Communications,” contains two sections and provides practical techniques for addressing literacy issues in spoken and written communications.</text:p>
          </table:table-cell>
          <table:table-cell table:style-name="ce3" office:value-type="string">
            <text:p>http://www.lowernysphtc.org/content/health-literacy-public-health-strategies-addressing-low-health-literacy</text:p>
          </table:table-cell>
          <table:table-cell table:style-name="ce3" office:value-type="string">
            <text:p>3A2</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4B1</text:p>
          </table:table-cell>
          <table:table-cell table:style-name="ce3"/>
          <table:table-cell table:style-name="ce3" office:value-type="string">
            <text:p>4B3</text:p>
          </table:table-cell>
          <table:table-cell table:style-name="ce3" table:number-columns-repeated="34"/>
          <table:table-cell table:style-name="ce3" office:value-type="float" office:value="338">
            <text:p>338</text:p>
          </table:table-cell>
          <table:table-cell table:style-name="ce3" office:value-type="string">
            <text:p>Web-based Course</text:p>
          </table:table-cell>
          <table:table-cell table:style-name="ce3" office:value-type="float" office:value="0">
            <text:p>0</text:p>
          </table:table-cell>
          <table:table-cell table:style-name="ce3" office:value-type="string">
            <text:p>3-4 hours</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0">
            <text:p>0</text:p>
          </table:table-cell>
          <table:table-cell table:number-columns-repeated="966"/>
        </table:table-row>
        <table:table-row table:style-name="ro13">
          <table:table-cell table:style-name="ce3" office:value-type="string">
            <text:p>Messenger Chronicles: Managing Stress and Time</text:p>
          </table:table-cell>
          <table:table-cell table:style-name="ce3" office:value-type="float" office:value="1">
            <text:p>1</text:p>
          </table:table-cell>
          <table:table-cell table:style-name="ce3" office:value-type="string">
            <text:p>The "Messenger Chronicles” online training series presents ideas for communication in difficult situations. The latest module, "Managing Stress and Time," helps learners to recognize the symptoms of stress and the factors that may increase their susceptibility to stress. Strategies to manage stress are offered in the scenario-based training. Learners are also given a framework for managing and prioritizing tasks to help minimize "stress-causing" situations. Job aids like the "Project Startup Tool" and the "Urgent/Important Matrix" are provided for learners' use.</text:p>
            <text:p/>
            <text:p/>
            <text:p/>
            <text:p>Like the other modules in "The Messenger Chronicles," "Managing Stress and Time" features strategies and frameworks used in real-world situations that learners can apply to their own environments. Open-ended and multiple-choice questions give learners the opportunity to reflect on the course content and compare their thoughts to expert recommendations.The "Messenger Chronicles” online training series presents ideas for communication in difficult situations. The latest module, "Managing Stress and Time," helps learners to recognize the symptoms of stress and the factors that may increase their susceptibility to stress. Strategies to manage stress are offered in the scenario-based training. Learners are also given a framework for managing and prioritizing tasks to help minimize "stress-causing" situations. Job aids like the "Project Startup Tool" and the "Urgent/Important Matrix" are provided for learners' use.</text:p>
            <text:p/>
            <text:p/>
            <text:p/>
            <text:p>Like the other modules in "The Messenger Chronicles," "Managing Stress and Time" features strategies and frameworks used in real-world situations that learners can apply to their own environments. Open-ended and multiple-choice questions give learners the opportunity to reflect on the course content and compare their thoughts to expert recommendations.</text:p>
          </table:table-cell>
          <table:table-cell table:style-name="ce3" office:value-type="string">
            <text:p>http://www.lowernysphtc.org/content/messenger-chronicles-managing-stress-and-time</text:p>
          </table:table-cell>
          <table:table-cell table:style-name="ce3" office:value-type="string">
            <text:p>3A2</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3B2</text:p>
          </table:table-cell>
          <table:table-cell table:style-name="ce3"/>
          <table:table-cell table:style-name="ce3" office:value-type="string">
            <text:p>3B3</text:p>
          </table:table-cell>
          <table:table-cell table:style-name="ce3"/>
          <table:table-cell table:style-name="ce3" office:value-type="string">
            <text:p>3B6</text:p>
          </table:table-cell>
          <table:table-cell table:style-name="ce3"/>
          <table:table-cell table:style-name="ce3" office:value-type="string">
            <text:p>8B3</text:p>
          </table:table-cell>
          <table:table-cell table:style-name="ce3" table:number-columns-repeated="30"/>
          <table:table-cell table:style-name="ce3" office:value-type="float" office:value="379">
            <text:p>379</text:p>
          </table:table-cell>
          <table:table-cell table:style-name="ce3" office:value-type="string">
            <text:p>Web-based Course</text:p>
          </table:table-cell>
          <table:table-cell table:style-name="ce3" office:value-type="float" office:value="0">
            <text:p>0</text:p>
          </table:table-cell>
          <table:table-cell table:style-name="ce3" office:value-type="string">
            <text:p>1 hour</text:p>
          </table:table-cell>
          <table:table-cell table:style-name="ce3"/>
          <table:table-cell table:style-name="ce3" office:value-type="float" office:value="13">
            <text:p>13</text:p>
          </table:table-cell>
          <table:table-cell table:style-name="ce3" office:value-type="float" office:value="20">
            <text:p>20</text:p>
          </table:table-cell>
          <table:table-cell table:style-name="ce3" office:value-type="float" office:value="42">
            <text:p>42</text:p>
          </table:table-cell>
          <table:table-cell table:style-name="ce3" office:value-type="float" office:value="0">
            <text:p>0</text:p>
          </table:table-cell>
          <table:table-cell table:number-columns-repeated="966"/>
        </table:table-row>
        <table:table-row table:style-name="ro19">
          <table:table-cell table:style-name="ce1" office:value-type="string">
            <text:p>New Public Health Administrators Series: Grant Writing</text:p>
          </table:table-cell>
          <table:table-cell table:style-name="ce1"/>
          <table:table-cell table:style-name="ce3" office:value-type="string">
            <text:p>The course discusses locating grant awarding organizations in Iowa, describing steps involved in preparing a grant application, describing the resources needed in preparing a grant application, discussing the reporting obligations once a grant is awarded, discussing the implications of grant awards to agency budgets, and identifying the additional resources for grant writers.</text:p>
          </table:table-cell>
          <table:table-cell table:style-name="ce1" office:value-type="string">
            <text:p>http://heartlandcenters.learnpublichealth.com/Kview/CustomCodeBehind/base/courseware/scorm/scormcourseframe.aspx</text:p>
          </table:table-cell>
          <table:table-cell table:style-name="ce1" office:value-type="string">
            <text:p>3A2</text:p>
          </table:table-cell>
          <table:table-cell table:style-name="ce1"/>
          <table:table-cell table:style-name="ce1" office:value-type="string">
            <text:p>5A2</text:p>
          </table:table-cell>
          <table:table-cell/>
          <table:table-cell office:value-type="string">
            <text:p>5A3</text:p>
          </table:table-cell>
          <table:table-cell/>
          <table:table-cell office:value-type="string">
            <text:p>7A4</text:p>
          </table:table-cell>
          <table:table-cell/>
          <table:table-cell office:value-type="string">
            <text:p>7A5</text:p>
          </table:table-cell>
          <table:table-cell/>
          <table:table-cell office:value-type="string">
            <text:p>7A6</text:p>
          </table:table-cell>
          <table:table-cell/>
          <table:table-cell office:value-type="string">
            <text:p>8A3</text:p>
          </table:table-cell>
          <table:table-cell table:number-columns-repeated="6"/>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10">
            <text:p>10</text:p>
          </table:table-cell>
          <table:table-cell table:style-name="ce1" office:value-type="float" office:value="44">
            <text:p>44</text:p>
          </table:table-cell>
          <table:table-cell table:style-name="ce1" table:number-columns-repeated="2"/>
          <table:table-cell table:number-columns-repeated="966"/>
        </table:table-row>
        <table:table-row table:style-name="ro11">
          <table:table-cell table:style-name="ce3" office:value-type="string">
            <text:p>Using the Media to Develop Public Communication Campaigns</text:p>
          </table:table-cell>
          <table:table-cell table:style-name="ce3" office:value-type="float" office:value="1">
            <text:p>1</text:p>
          </table:table-cell>
          <table:table-cell table:style-name="ce3" office:value-type="string">
            <text:p>Gilbert A. Williams, PhD, of Michigan State University offers a quick module on best methods for reaching vast audiences via the media.</text:p>
          </table:table-cell>
          <table:table-cell table:style-name="ce3" office:value-type="string">
            <text:p>http://www.pitt.edu/~super1/lecture/lec8701/index.htm</text:p>
          </table:table-cell>
          <table:table-cell table:style-name="ce3" office:value-type="string">
            <text:p>3A3</text:p>
          </table:table-cell>
          <table:table-cell table:style-name="ce3" office:value-type="string">
            <text:p>K</text:p>
          </table:table-cell>
          <table:table-cell table:style-name="ce3" office:value-type="string">
            <text:p>3A4</text:p>
          </table:table-cell>
          <table:table-cell table:style-name="ce3" office:value-type="string">
            <text:p>K</text:p>
          </table:table-cell>
          <table:table-cell table:style-name="ce3" office:value-type="string">
            <text:p>3B3</text:p>
          </table:table-cell>
          <table:table-cell table:style-name="ce3"/>
          <table:table-cell table:style-name="ce3" office:value-type="string">
            <text:p>3B4</text:p>
          </table:table-cell>
          <table:table-cell table:style-name="ce3" table:number-columns-repeated="38"/>
          <table:table-cell table:style-name="ce3" office:value-type="float" office:value="40">
            <text:p>40</text:p>
          </table:table-cell>
          <table:table-cell table:style-name="ce3" office:value-type="string">
            <text:p>Web-based Course</text:p>
          </table:table-cell>
          <table:table-cell table:style-name="ce3" office:value-type="string">
            <text:p>No charge</text:p>
          </table:table-cell>
          <table:table-cell table:style-name="ce3" office:value-type="string">
            <text:p>15 minutes</text:p>
          </table:table-cell>
          <table:table-cell table:style-name="ce3"/>
          <table:table-cell table:style-name="ce3" office:value-type="float" office:value="13">
            <text:p>13</text:p>
          </table:table-cell>
          <table:table-cell table:style-name="ce3" table:number-columns-repeated="2"/>
          <table:table-cell table:style-name="ce3" office:value-type="float" office:value="0">
            <text:p>0</text:p>
          </table:table-cell>
          <table:table-cell table:number-columns-repeated="966"/>
        </table:table-row>
        <table:table-row table:style-name="ro87">
          <table:table-cell table:style-name="ce3" office:value-type="string">
            <text:p>Community Partnerships and Perspectives - Advanced Level</text:p>
          </table:table-cell>
          <table:table-cell table:style-name="ce3" office:value-type="float" office:value="1">
            <text:p>1</text:p>
          </table:table-cell>
          <table:table-cell table:style-name="ce3"/>
          <table:table-cell table:style-name="ce3" office:value-type="string">
            <text:p>http://lms.southcentralpartnership.org/scphp?productID=prdct000000000001021</text:p>
          </table:table-cell>
          <table:table-cell table:style-name="ce3" office:value-type="string">
            <text:p>3A3</text:p>
          </table:table-cell>
          <table:table-cell table:style-name="ce3" office:value-type="string">
            <text:p>K</text:p>
          </table:table-cell>
          <table:table-cell table:style-name="ce3" office:value-type="string">
            <text:p>3A6</text:p>
          </table:table-cell>
          <table:table-cell table:style-name="ce3" office:value-type="string">
            <text:p>K</text:p>
          </table:table-cell>
          <table:table-cell table:style-name="ce3" office:value-type="string">
            <text:p>8A2</text:p>
          </table:table-cell>
          <table:table-cell table:style-name="ce3" office:value-type="string">
            <text:p>K</text:p>
          </table:table-cell>
          <table:table-cell table:style-name="ce3" office:value-type="string">
            <text:p>3B3</text:p>
          </table:table-cell>
          <table:table-cell table:style-name="ce3"/>
          <table:table-cell table:style-name="ce3" office:value-type="string">
            <text:p>3B6</text:p>
          </table:table-cell>
          <table:table-cell table:style-name="ce3"/>
          <table:table-cell table:style-name="ce3" office:value-type="string">
            <text:p>8B2</text:p>
          </table:table-cell>
          <table:table-cell table:style-name="ce3" table:number-columns-repeated="34"/>
          <table:table-cell table:style-name="ce3" office:value-type="float" office:value="147">
            <text:p>147</text:p>
          </table:table-cell>
          <table:table-cell table:style-name="ce3" office:value-type="string">
            <text:p>Web-based Course</text:p>
          </table:table-cell>
          <table:table-cell table:style-name="ce3" office:value-type="float" office:value="0">
            <text:p>0</text:p>
          </table:table-cell>
          <table:table-cell table:style-name="ce3" office:value-type="string">
            <text:p>3-4 hours</text:p>
          </table:table-cell>
          <table:table-cell table:style-name="ce3"/>
          <table:table-cell table:style-name="ce3" office:value-type="float" office:value="28">
            <text:p>28</text:p>
          </table:table-cell>
          <table:table-cell table:style-name="ce3" table:number-columns-repeated="2"/>
          <table:table-cell table:style-name="ce3" office:value-type="float" office:value="0">
            <text:p>0</text:p>
          </table:table-cell>
          <table:table-cell table:number-columns-repeated="966"/>
        </table:table-row>
        <table:table-row table:style-name="ro30">
          <table:table-cell table:style-name="ce3" office:value-type="string">
            <text:p>Messenger Chronicles: Introduction &amp; The Four Cs</text:p>
          </table:table-cell>
          <table:table-cell table:style-name="ce3" office:value-type="float" office:value="1">
            <text:p>1</text:p>
          </table:table-cell>
          <table:table-cell table:style-name="ce3" office:value-type="string">
            <text:p>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first module, “Introduction and The Four C’s,” introduces the framework of focusing on dif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first module, “Introduction and The Four C’s,” introduces the framework of focusing on dif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first module, “Introduction and The Four C’s,” introduces the framework of focusing on dif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first module, “Introduction and The Four C’s,” introduces the framework of focusing on dif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first module, “Introduction and The Four C’s,” introduces the framework of focusing on dif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first module, “Introduction and The Four C’s,” introduces the framework of focusing on dif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first module, “Introduction and The Four C’s,” introduces the framework of focusing on dif</text:p>
          </table:table-cell>
          <table:table-cell table:style-name="ce3" office:value-type="string">
            <text:p>http://www.lowernysphtc.org/content/messenger-chronicles-introduction-four-cs</text:p>
          </table:table-cell>
          <table:table-cell table:style-name="ce3" office:value-type="string">
            <text:p>3A3</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3A2</text:p>
          </table:table-cell>
          <table:table-cell table:style-name="ce3" office:value-type="string">
            <text:p>A</text:p>
          </table:table-cell>
          <table:table-cell table:style-name="ce3" office:value-type="string">
            <text:p>3B3</text:p>
          </table:table-cell>
          <table:table-cell table:style-name="ce3"/>
          <table:table-cell table:style-name="ce3" office:value-type="string">
            <text:p>8B3</text:p>
          </table:table-cell>
          <table:table-cell table:style-name="ce3"/>
          <table:table-cell table:style-name="ce3" office:value-type="string">
            <text:p>3B6</text:p>
          </table:table-cell>
          <table:table-cell table:style-name="ce3"/>
          <table:table-cell table:style-name="ce3" office:value-type="string">
            <text:p>8B3</text:p>
          </table:table-cell>
          <table:table-cell table:style-name="ce3"/>
          <table:table-cell table:style-name="ce10" office:value-type="string">
            <text:p>8A3</text:p>
          </table:table-cell>
          <table:table-cell table:style-name="ce10"/>
          <table:table-cell table:style-name="ce3" office:value-type="string">
            <text:p>5B4</text:p>
          </table:table-cell>
          <table:table-cell table:style-name="ce3"/>
          <table:table-cell table:style-name="ce10" office:value-type="string">
            <text:p>8B3</text:p>
          </table:table-cell>
          <table:table-cell table:style-name="ce10"/>
          <table:table-cell table:style-name="ce3" office:value-type="string">
            <text:p>3B2</text:p>
          </table:table-cell>
          <table:table-cell table:style-name="ce3" table:number-columns-repeated="18"/>
          <table:table-cell table:style-name="ce3" office:value-type="float" office:value="295">
            <text:p>295</text:p>
          </table:table-cell>
          <table:table-cell table:style-name="ce3" office:value-type="string">
            <text:p>Web-based Course</text:p>
          </table:table-cell>
          <table:table-cell table:style-name="ce3" office:value-type="string">
            <text:p>Free</text:p>
          </table:table-cell>
          <table:table-cell table:style-name="ce3" office:value-type="string">
            <text:p>1 hour per module</text:p>
          </table:table-cell>
          <table:table-cell table:style-name="ce3"/>
          <table:table-cell table:style-name="ce3" office:value-type="float" office:value="13">
            <text:p>13</text:p>
          </table:table-cell>
          <table:table-cell table:style-name="ce3" office:value-type="float" office:value="5">
            <text:p>5</text:p>
          </table:table-cell>
          <table:table-cell table:style-name="ce3" office:value-type="float" office:value="20">
            <text:p>20</text:p>
          </table:table-cell>
          <table:table-cell table:style-name="ce3" office:value-type="float" office:value="0">
            <text:p>0</text:p>
          </table:table-cell>
          <table:table-cell table:number-columns-repeated="966"/>
        </table:table-row>
        <table:table-row table:style-name="ro88">
          <table:table-cell table:style-name="ce3" office:value-type="string">
            <text:p>Messenger Chronicles: Flex-time Fiasco</text:p>
          </table:table-cell>
          <table:table-cell table:style-name="ce3" office:value-type="float" office:value="1">
            <text:p>1</text:p>
          </table:table-cell>
          <table:table-cell table:style-name="ce3" office:value-type="string">
            <text:p>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second module, “Flex Time Fiasco” presents a difficult conversation between a senior manag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second module, “Flex Time Fiasco” presents a difficult conversation between a senior manag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second module, “Flex Time Fiasco” presents a difficult conversation between a senior manag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The second module, “Flex Time Fiasco” presents a difficult conversation between a senior manag</text:p>
          </table:table-cell>
          <table:table-cell table:style-name="ce3" office:value-type="string">
            <text:p>http://www.lowernysphtc.org/content/messenger-chronicles-flex-time-fiasco</text:p>
          </table:table-cell>
          <table:table-cell table:style-name="ce3" office:value-type="string">
            <text:p>3A3</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3A2</text:p>
          </table:table-cell>
          <table:table-cell table:style-name="ce3" office:value-type="string">
            <text:p>A</text:p>
          </table:table-cell>
          <table:table-cell table:style-name="ce3" office:value-type="string">
            <text:p>3B3</text:p>
          </table:table-cell>
          <table:table-cell table:style-name="ce3"/>
          <table:table-cell table:style-name="ce3" office:value-type="string">
            <text:p>8B3</text:p>
          </table:table-cell>
          <table:table-cell table:style-name="ce3"/>
          <table:table-cell table:style-name="ce3" office:value-type="string">
            <text:p>3B6</text:p>
          </table:table-cell>
          <table:table-cell table:style-name="ce3"/>
          <table:table-cell table:style-name="ce3" office:value-type="string">
            <text:p>8B3</text:p>
          </table:table-cell>
          <table:table-cell table:style-name="ce3"/>
          <table:table-cell table:style-name="ce10" office:value-type="string">
            <text:p>8A3</text:p>
          </table:table-cell>
          <table:table-cell table:style-name="ce10"/>
          <table:table-cell table:style-name="ce3" office:value-type="string">
            <text:p>5B4</text:p>
          </table:table-cell>
          <table:table-cell table:style-name="ce3"/>
          <table:table-cell table:style-name="ce10" office:value-type="string">
            <text:p>8B3</text:p>
          </table:table-cell>
          <table:table-cell table:style-name="ce10"/>
          <table:table-cell table:style-name="ce3" office:value-type="string">
            <text:p>3B2</text:p>
          </table:table-cell>
          <table:table-cell table:style-name="ce3" table:number-columns-repeated="18"/>
          <table:table-cell table:style-name="ce3" office:value-type="float" office:value="339">
            <text:p>339</text:p>
          </table:table-cell>
          <table:table-cell table:style-name="ce3" office:value-type="string">
            <text:p>Web-based Course</text:p>
          </table:table-cell>
          <table:table-cell table:style-name="ce3" office:value-type="string">
            <text:p>Free</text:p>
          </table:table-cell>
          <table:table-cell table:style-name="ce3" office:value-type="string">
            <text:p>1 hour per module</text:p>
          </table:table-cell>
          <table:table-cell table:style-name="ce3"/>
          <table:table-cell table:style-name="ce3" office:value-type="float" office:value="13">
            <text:p>13</text:p>
          </table:table-cell>
          <table:table-cell table:style-name="ce3" office:value-type="float" office:value="5">
            <text:p>5</text:p>
          </table:table-cell>
          <table:table-cell table:style-name="ce3" office:value-type="float" office:value="20">
            <text:p>20</text:p>
          </table:table-cell>
          <table:table-cell table:style-name="ce3" office:value-type="float" office:value="0">
            <text:p>0</text:p>
          </table:table-cell>
          <table:table-cell table:number-columns-repeated="966"/>
        </table:table-row>
        <table:table-row table:style-name="ro15">
          <table:table-cell table:style-name="ce3" office:value-type="string">
            <text:p>Messenger Chronicles: Be Prepared!</text:p>
          </table:table-cell>
          <table:table-cell table:style-name="ce3" office:value-type="float" office:value="1">
            <text:p>1</text:p>
          </table:table-cell>
          <table:table-cell table:style-name="ce3" office:value-type="string">
            <text:p>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Be Prepared!” presents a difficult conversation between an employee and his boss regarding a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Be Prepared!” presents a difficult conversation between an employee and his boss regarding a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Be Prepared!” presents a difficult conversation between an employee and his boss regarding aThe†_x001C_Messenger Chronicles: Effective communication strategies for difficult conversation⁳_x001D_ presents a new framework for communication in difficult situations. This framework shifts focus away from managing†_x001C_difficul⁴_x001D_ people towards an understanding of the process of difficult conversations and accepting responsibility for on⁥_x0019_s own performance.</text:p>
            <text:p/>
            <text:p/>
            <text:p/>
            <text:p>Given realistic situations and real-world conversations, learners will experience communication strategies and practical techniques in context.</text:p>
            <text:p/>
            <text:p/>
            <text:p/>
            <text:p>The “Messenger Chronicles” is organized into a number of modules that simulate realistic conversations. Many of the conversations are split into three sections: Read, Think and Analyze. Learners will read a conversation and then will be asked to think about certain aspects of the conversation by answering questions or engaging in activities. Further information can be gained from an interactive analysis of the conversation. </text:p>
            <text:p/>
            <text:p/>
            <text:p/>
            <text:p>“Be Prepared!” presents a difficult conversation between an employee and his boss regarding a</text:p>
          </table:table-cell>
          <table:table-cell table:style-name="ce3" office:value-type="string">
            <text:p>http://www.lowernysphtc.org/content/messenger-chronicles-be-prepared</text:p>
          </table:table-cell>
          <table:table-cell table:style-name="ce3" office:value-type="string">
            <text:p>3A3</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3A2</text:p>
          </table:table-cell>
          <table:table-cell table:style-name="ce3" office:value-type="string">
            <text:p>A</text:p>
          </table:table-cell>
          <table:table-cell table:style-name="ce3" office:value-type="string">
            <text:p>3B3</text:p>
          </table:table-cell>
          <table:table-cell table:style-name="ce3"/>
          <table:table-cell table:style-name="ce3" office:value-type="string">
            <text:p>8B3</text:p>
          </table:table-cell>
          <table:table-cell table:style-name="ce3"/>
          <table:table-cell table:style-name="ce3" office:value-type="string">
            <text:p>3B6</text:p>
          </table:table-cell>
          <table:table-cell table:style-name="ce3"/>
          <table:table-cell table:style-name="ce3" office:value-type="string">
            <text:p>8B3</text:p>
          </table:table-cell>
          <table:table-cell table:style-name="ce3"/>
          <table:table-cell table:style-name="ce10" office:value-type="string">
            <text:p>8A3</text:p>
          </table:table-cell>
          <table:table-cell table:style-name="ce10"/>
          <table:table-cell table:style-name="ce3" office:value-type="string">
            <text:p>5B4</text:p>
          </table:table-cell>
          <table:table-cell table:style-name="ce3"/>
          <table:table-cell table:style-name="ce10" office:value-type="string">
            <text:p>8B3</text:p>
          </table:table-cell>
          <table:table-cell table:style-name="ce10"/>
          <table:table-cell table:style-name="ce3" office:value-type="string">
            <text:p>3B2</text:p>
          </table:table-cell>
          <table:table-cell table:style-name="ce3" table:number-columns-repeated="18"/>
          <table:table-cell table:style-name="ce3" office:value-type="float" office:value="340">
            <text:p>340</text:p>
          </table:table-cell>
          <table:table-cell table:style-name="ce3" office:value-type="string">
            <text:p>Web-based Course</text:p>
          </table:table-cell>
          <table:table-cell table:style-name="ce3" office:value-type="string">
            <text:p>Free</text:p>
          </table:table-cell>
          <table:table-cell table:style-name="ce3" office:value-type="string">
            <text:p>1 hour per module</text:p>
          </table:table-cell>
          <table:table-cell table:style-name="ce3"/>
          <table:table-cell table:style-name="ce3" office:value-type="float" office:value="13">
            <text:p>13</text:p>
          </table:table-cell>
          <table:table-cell table:style-name="ce3" office:value-type="float" office:value="5">
            <text:p>5</text:p>
          </table:table-cell>
          <table:table-cell table:style-name="ce3" office:value-type="float" office:value="20">
            <text:p>20</text:p>
          </table:table-cell>
          <table:table-cell table:style-name="ce3" office:value-type="float" office:value="0">
            <text:p>0</text:p>
          </table:table-cell>
          <table:table-cell table:number-columns-repeated="966"/>
        </table:table-row>
        <table:table-row table:style-name="ro52">
          <table:table-cell table:style-name="ce3" office:value-type="string">
            <text:p>Theory and Practice of Online Learning</text:p>
          </table:table-cell>
          <table:table-cell table:style-name="ce3" office:value-type="float" office:value="1">
            <text:p>1</text:p>
          </table:table-cell>
          <table:table-cell table:style-name="ce3" office:value-type="string">
            <text:p>Athabasca University offers "Theory and Practice of Online Learning," down-loadable as PDF files, which addresses the planning and implementation of an electronic learning program; and is a comprehensive manual on theory, content development, design, delivery, student support, and quality control. <text:s/>A diverse array of academic and practitioner contributors, active in distance education, include perspectives from the fields of Business, Multimedia, English, Library and Information Studies, and Accounting. Individually, each chapter focuses on the authorÃ¢??s specialty as it relates to distance learning, e.g. chapters include copyright issues, supporting asynchronous discussions, and teaching in an online context. <text:s/>Collectively, these readings provide a comprehensive guide to designing and delivering an effective distance education system.</text:p>
          </table:table-cell>
          <table:table-cell table:style-name="ce3" office:value-type="string">
            <text:p>http://cde.athabascau.ca/online_book/contents.html</text:p>
          </table:table-cell>
          <table:table-cell table:style-name="ce3" office:value-type="string">
            <text:p>3A4</text:p>
          </table:table-cell>
          <table:table-cell table:style-name="ce3" office:value-type="string">
            <text:p>K</text:p>
          </table:table-cell>
          <table:table-cell table:style-name="ce3" office:value-type="string">
            <text:p>3B4</text:p>
          </table:table-cell>
          <table:table-cell table:style-name="ce3" table:number-columns-repeated="42"/>
          <table:table-cell table:style-name="ce3" office:value-type="float" office:value="48">
            <text:p>48</text:p>
          </table:table-cell>
          <table:table-cell table:style-name="ce3" office:value-type="string">
            <text:p>Other</text:p>
          </table:table-cell>
          <table:table-cell table:style-name="ce3" office:value-type="string">
            <text:p>No charge</text:p>
          </table:table-cell>
          <table:table-cell table:style-name="ce3" office:value-type="string">
            <text:p>Several hours of reading</text:p>
          </table:table-cell>
          <table:table-cell table:style-name="ce3"/>
          <table:table-cell table:style-name="ce3" office:value-type="float" office:value="38">
            <text:p>38</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71">
          <table:table-cell table:style-name="ce3" office:value-type="string">
            <text:p>Crisis and Emergency Risk Communication</text:p>
          </table:table-cell>
          <table:table-cell table:style-name="ce3" office:value-type="float" office:value="1">
            <text:p>1</text:p>
          </table:table-cell>
          <table:table-cell table:style-name="ce3" office:value-type="string">
            <text:p>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Speaker: </text:p>
            <text:p/>
            <text:p>Barbara Reynolds, MA, Crisis Communication Specialist, CDC </text:p>
            <text:p/>
            <text:p/>
            <text:p/>
            <text:p>Program Description: </text:p>
            <text:p/>
            <text:p>Since September 11th, the role of the public health professional has become heightened. In a situation of high risk or uncertainty, what is the best way to communicate with the public and other officials? How can we protect people and simultaneously keep panic at a minimum? How can we clearly communicate with law enforcement officials and medical providers in an emergency? This program will provide clear guidelines for communicating in high risk situations</text:p>
          </table:table-cell>
          <table:table-cell table:style-name="ce3" office:value-type="string">
            <text:p>http://www.albany.edu/sph/coned/t2b2crisisrisk.htm</text:p>
          </table:table-cell>
          <table:table-cell table:style-name="ce3" office:value-type="string">
            <text:p>3A4</text:p>
          </table:table-cell>
          <table:table-cell table:style-name="ce3" office:value-type="string">
            <text:p>A</text:p>
          </table:table-cell>
          <table:table-cell table:style-name="ce3" office:value-type="string">
            <text:p>2A1</text:p>
          </table:table-cell>
          <table:table-cell table:style-name="ce3" office:value-type="string">
            <text:p>A</text:p>
          </table:table-cell>
          <table:table-cell table:style-name="ce3" office:value-type="string">
            <text:p>3B4</text:p>
          </table:table-cell>
          <table:table-cell table:style-name="ce3"/>
          <table:table-cell table:style-name="ce3" office:value-type="string">
            <text:p>2B1</text:p>
          </table:table-cell>
          <table:table-cell table:style-name="ce3" table:number-columns-repeated="38"/>
          <table:table-cell table:style-name="ce3" office:value-type="float" office:value="93">
            <text:p>93</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3">
            <text:p>13</text:p>
          </table:table-cell>
          <table:table-cell table:style-name="ce3" office:value-type="float" office:value="41">
            <text:p>41</text:p>
          </table:table-cell>
          <table:table-cell table:style-name="ce3"/>
          <table:table-cell table:style-name="ce3" office:value-type="float" office:value="0">
            <text:p>0</text:p>
          </table:table-cell>
          <table:table-cell table:number-columns-repeated="966"/>
        </table:table-row>
        <table:table-row table:style-name="ro89">
          <table:table-cell table:style-name="ce3" office:value-type="string">
            <text:p>Web and Public Health - Internet Applications for Public Health Education : Part 1A</text:p>
          </table:table-cell>
          <table:table-cell table:style-name="ce3" office:value-type="float" office:value="1">
            <text:p>1</text:p>
          </table:table-cell>
          <table:table-cell table:style-name="ce3" office:value-type="string">
            <text:p>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ext:p>
          </table:table-cell>
          <table:table-cell table:style-name="ce3" office:value-type="string">
            <text:p>http://ophp.umdnj.edu/OPHPpodcasts/PublicHealthcast/Entries/2009/4/21_PHSS_-_Web_and_Public_Health_-_Internet_Applications_for_Public_Health_Education_Part_1.html</text:p>
          </table:table-cell>
          <table:table-cell table:style-name="ce3" office:value-type="string">
            <text:p>3A4</text:p>
          </table:table-cell>
          <table:table-cell table:style-name="ce3" office:value-type="string">
            <text:p>A</text:p>
          </table:table-cell>
          <table:table-cell table:style-name="ce3" office:value-type="string">
            <text:p>3B4</text:p>
          </table:table-cell>
          <table:table-cell table:style-name="ce3" table:number-columns-repeated="42"/>
          <table:table-cell table:style-name="ce3" office:value-type="float" office:value="319">
            <text:p>319</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33">
            <text:p>33</text:p>
          </table:table-cell>
          <table:table-cell table:style-name="ce3" office:value-type="float" office:value="21">
            <text:p>21</text:p>
          </table:table-cell>
          <table:table-cell table:style-name="ce3"/>
          <table:table-cell table:style-name="ce3" office:value-type="float" office:value="0">
            <text:p>0</text:p>
          </table:table-cell>
          <table:table-cell table:number-columns-repeated="966"/>
        </table:table-row>
        <table:table-row table:style-name="ro89">
          <table:table-cell table:style-name="ce3" office:value-type="string">
            <text:p>Web and Public Health - Internet Applications for Public Health Education : Part 1B</text:p>
          </table:table-cell>
          <table:table-cell table:style-name="ce3" office:value-type="float" office:value="1">
            <text:p>1</text:p>
          </table:table-cell>
          <table:table-cell table:style-name="ce3" office:value-type="string">
            <text:p>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he purpose of this presentation is to provide a brief overview of differences between Web to Web 2.0 conceptualization and applications, provide examples Web 2.0 sites of that may be useful to public health professionals, and discuss the potential impact for creating new public health messages and materials. Wireless mobile internet is expanding quickly, so an introduction to the new world of mobile applications will be briefly discussed. Finally the presenter shows how an evolution in the Web or Web 2.0, can be used allowing the public to communicate directly with each other through social-media networks such as Facebook and MySpace and other social networking sites. What are the implications for public health education practice?</text:p>
            <text:p/>
            <text:p/>
            <text:p/>
            <text:p>Speaker: <text:s/>Lynn Waishwell, Ph.D., MHE, CHES, Assistant Professor and Chair of the Health Education and Behavioral Science, UMDNJ-School of Public Health</text:p>
          </table:table-cell>
          <table:table-cell table:style-name="ce3" office:value-type="string">
            <text:p>http://ophp.umdnj.edu/OPHPpodcasts/PublicHealthcast/Entries/2009/4/21_PHSS_-_Web_and_Public_Health_-_Internet_Applications_for_Public_Health_Education_Part_2.html</text:p>
          </table:table-cell>
          <table:table-cell table:style-name="ce3" office:value-type="string">
            <text:p>3A4</text:p>
          </table:table-cell>
          <table:table-cell table:style-name="ce3" office:value-type="string">
            <text:p>A</text:p>
          </table:table-cell>
          <table:table-cell table:style-name="ce3" office:value-type="string">
            <text:p>3B4</text:p>
          </table:table-cell>
          <table:table-cell table:style-name="ce3" table:number-columns-repeated="42"/>
          <table:table-cell table:style-name="ce3" office:value-type="float" office:value="320">
            <text:p>320</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1">
            <text:p>21</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44">
          <table:table-cell table:style-name="ce3" office:value-type="string">
            <text:p>Promises and Cautions of Information and Communication Technologies for Public Health</text:p>
          </table:table-cell>
          <table:table-cell table:style-name="ce3" office:value-type="float" office:value="1">
            <text:p>1</text:p>
          </table:table-cell>
          <table:table-cell table:style-name="ce3" office:value-type="string">
            <text:p>This seminar discusses the changing landscape in communication media. Its context is in how Americans use their health literacy skills to seek out, comprehend, evaluate, and use <text:s/>health information to make informed health choices. Choices that will reduce health risks, reduce inequities in health, and increase quality of life in a variety of settings across the life-course. The discussion will explore what public health agencies are currently doing and opportunities they take to use emerging information and communication technologies to better reach the public.</text:p>
          </table:table-cell>
          <table:table-cell table:style-name="ce3" office:value-type="string">
            <text:p>http://ophp.umdnj.edu/OPHPpodcasts/PublicHealthcast/Entries/2008/12/17_PHSS_-_Promises_and_Cautions_of_Information_and_Communication_Technologies_for_Public_Health.html</text:p>
          </table:table-cell>
          <table:table-cell table:style-name="ce3" office:value-type="string">
            <text:p>3A4</text:p>
          </table:table-cell>
          <table:table-cell table:style-name="ce3" office:value-type="string">
            <text:p>A</text:p>
          </table:table-cell>
          <table:table-cell table:style-name="ce3" office:value-type="string">
            <text:p>3B4</text:p>
          </table:table-cell>
          <table:table-cell table:style-name="ce3" table:number-columns-repeated="42"/>
          <table:table-cell table:style-name="ce3" office:value-type="float" office:value="326">
            <text:p>326</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3">
            <text:p>13</text:p>
          </table:table-cell>
          <table:table-cell table:style-name="ce3" table:number-columns-repeated="2"/>
          <table:table-cell table:style-name="ce3" office:value-type="float" office:value="0">
            <text:p>0</text:p>
          </table:table-cell>
          <table:table-cell table:number-columns-repeated="966"/>
        </table:table-row>
        <table:table-row table:style-name="ro88">
          <table:table-cell table:style-name="ce3" office:value-type="string">
            <text:p>Outbreak! Mumps</text:p>
          </table:table-cell>
          <table:table-cell table:style-name="ce3" office:value-type="float" office:value="1">
            <text:p>1</text:p>
          </table:table-cell>
          <table:table-cell table:style-name="ce3" office:value-type="string">
            <text:p>In June of 2009, a pre-teen boy attending a tradition-observant summer camp in New York State was diagnosed with Mumps. <text:s/>That index case began the largest U.S. Mumps outbreak since 2006, an outbreak which is still on-going. <text:s/>Dr. Elizabeth Rausch-Phung, MD, MPH of the New York State Department of Health, Division of Epidemiology, Bureau of Immunization will discuss the history, scope, unique community factors and public health actions to the Mumps outbreak. <text:s/>The program will also highlight the ongoing public health response activities by both the Orange and Rockland County Health Departments as well as the rationale for providing a 3rd dose of MMR at school-based vaccination clinics in the tradition-observant Jewish community in Orange County.</text:p>
            <text:p/>
            <text:p/>
            <text:p/>
            <text:p>After watching this broadcast participants will be able to:</text:p>
            <text:p/>
            <text:p/>
            <text:p/>
            <text:p><text:s text:c="4"/>* Describe the timeline and epidemiology of the current mumps outbreak</text:p>
            <text:p/>
            <text:p><text:s text:c="4"/>* Identify the community factors favoring a mumps outbreak</text:p>
            <text:p/>
            <text:p><text:s text:c="4"/>* Describe the public health actions taken and lessons learneIn June of 2009, a pre-teen boy attending a tradition-observant summer camp in New York State was diagnosed with Mumps. <text:s/>That index case began the largest U.S. Mumps outbreak since 2006, an outbreak which is still on-going. <text:s/>Dr. Elizabeth Rausch-Phung, MD, MPH of the New York State Department of Health, Division of Epidemiology, Bureau of Immunization will discuss the history, scope, unique community factors and public health actions to the Mumps outbreak. <text:s/>The program will also highlight the ongoing public health response activities by both the Orange and Rockland County Health Departments as well as the rationale for providing a 3rd dose of MMR at school-based vaccination clinics in the tradition-observant Jewish community in Orange County.</text:p>
            <text:p/>
            <text:p/>
            <text:p/>
            <text:p>After watching this broadcast participants will be able to:</text:p>
            <text:p/>
            <text:p/>
            <text:p/>
            <text:p><text:s text:c="4"/>* Describe the timeline and epidemiology of the current mumps outbreak</text:p>
            <text:p/>
            <text:p><text:s text:c="4"/>* Identify the community factors favoring a mumps outbreak</text:p>
            <text:p/>
            <text:p><text:s text:c="4"/>* Describe the public health actions taken and lessons learneIn June of 2009, a pre-teen boy attending a tradition-observant summer camp in New York State was diagnosed with Mumps. <text:s/>That index case began the largest U.S. Mumps outbreak since 2006, an outbreak which is still on-going. <text:s/>Dr. Elizabeth Rausch-Phung, MD, MPH of the New York State Department of Health, Division of Epidemiology, Bureau of Immunization will discuss the history, scope, unique community factors and public health actions to the Mumps outbreak. <text:s/>The program will also highlight the ongoing public health response activities by both the Orange and Rockland County Health Departments as well as the rationale for providing a 3rd dose of MMR at school-based vaccination clinics in the tradition-observant Jewish community in Orange County.</text:p>
            <text:p/>
            <text:p/>
            <text:p/>
            <text:p>After watching this broadcast participants will be able to:</text:p>
            <text:p/>
            <text:p/>
            <text:p/>
            <text:p><text:s text:c="4"/>* Describe the timeline and epidemiology of the current mumps outbreak</text:p>
            <text:p/>
            <text:p><text:s text:c="4"/>* Identify the community factors favoring a mumps outbreak</text:p>
            <text:p/>
            <text:p><text:s text:c="4"/>* Describe the public health actions taken and lessons learne</text:p>
          </table:table-cell>
          <table:table-cell table:style-name="ce3" office:value-type="string">
            <text:p>http://www.albany.edu/sph/coned/phl/mumps.htm</text:p>
          </table:table-cell>
          <table:table-cell table:style-name="ce3" office:value-type="string">
            <text:p>3A4</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3B4</text:p>
          </table:table-cell>
          <table:table-cell table:style-name="ce3"/>
          <table:table-cell table:style-name="ce3" office:value-type="string">
            <text:p>3B6</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10" office:value-type="string">
            <text:p>4B3</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349">
            <text:p>349</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4">
            <text:p>14</text:p>
          </table:table-cell>
          <table:table-cell table:style-name="ce3" office:value-type="float" office:value="5">
            <text:p>5</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35">
          <table:table-cell table:style-name="ce3" office:value-type="string">
            <text:p>Web and Public Health - Internet Applications for Public Health Education : Part 2</text:p>
          </table:table-cell>
          <table:table-cell table:style-name="ce3" office:value-type="float" office:value="1">
            <text:p>1</text:p>
          </table:table-cell>
          <table:table-cell table:style-name="ce3" office:value-type="string">
            <text:p>The use of the internet to provide public health information is evolving very quickly. Public Health agencies have traditionally used the internet to disseminate information and create opportunities for individuals to contact agencies directly via the Web. This approach did not allow the members of the public to communicate or learn from each other easily. An evolution in how the Web can be used, or Web 2.0, allows the public to communicate directly with each other through social-media networks such as Facebook and MySpace and other social networking sites. What are the implications for public health education practice? The purpose of this presentation is to provide a continued overview of the differences between Web 1.0 and Web 2.0's conceptualization and applications. Participants will learn to characterize current demographics of social marketing site users and take a look at future trends in its use. The presenter will describe applications of social marketing websites, their tools, and their uses in publ</text:p>
          </table:table-cell>
          <table:table-cell table:style-name="ce3" office:value-type="string">
            <text:p>http://ophp.umdnj.edu/OPHPpodcasts/PublicHealthcast/Entries/2009/11/4_PHSS_-_Internet_Applications_for_Public_Health_Education_Part_2.html</text:p>
          </table:table-cell>
          <table:table-cell table:style-name="ce3" office:value-type="string">
            <text:p>3A4</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3B4</text:p>
          </table:table-cell>
          <table:table-cell table:style-name="ce3"/>
          <table:table-cell table:style-name="ce3" office:value-type="string">
            <text:p>3B6</text:p>
          </table:table-cell>
          <table:table-cell table:style-name="ce3"/>
          <table:table-cell table:style-name="ce3" office:value-type="string">
            <text:p>4B2</text:p>
          </table:table-cell>
          <table:table-cell table:style-name="ce3" table:number-columns-repeated="34"/>
          <table:table-cell table:style-name="ce3" office:value-type="float" office:value="358">
            <text:p>358</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1">
            <text:p>21</text:p>
          </table:table-cell>
          <table:table-cell table:style-name="ce3" office:value-type="float" office:value="42">
            <text:p>42</text:p>
          </table:table-cell>
          <table:table-cell table:style-name="ce3" office:value-type="float" office:value="13">
            <text:p>13</text:p>
          </table:table-cell>
          <table:table-cell table:style-name="ce3" office:value-type="float" office:value="0">
            <text:p>0</text:p>
          </table:table-cell>
          <table:table-cell table:number-columns-repeated="966"/>
        </table:table-row>
        <table:table-row table:style-name="ro25">
          <table:table-cell table:style-name="ce3" office:value-type="string">
            <text:p>Presenting Health Data</text:p>
          </table:table-cell>
          <table:table-cell table:style-name="ce3" office:value-type="float" office:value="1">
            <text:p>1</text:p>
          </table:table-cell>
          <table:table-cell table:style-name="ce3" office:value-type="string">
            <text:p>Presenter Michael Samuel, DrPH, demonstrates effective ways to present public health data. Part one of this 2-part demonstration deals with general concepts, while part two covers the nuts and bolts of color, graphs and font size. The viewer can expect to learn the primary types of data displays, the appropriate uses for various types of charts and graphs, the importance of scale for the X &amp; Y axis, and common mistakes in axes construction.</text:p>
          </table:table-cell>
          <table:table-cell table:style-name="ce3" office:value-type="string">
            <text:p>http://www.youtube.com/watch?v=1c41eMOjt_U&amp;feature=plcp</text:p>
          </table:table-cell>
          <table:table-cell table:style-name="ce3" office:value-type="string">
            <text:p>3A5</text:p>
          </table:table-cell>
          <table:table-cell table:style-name="ce3" office:value-type="string">
            <text:p>K</text:p>
          </table:table-cell>
          <table:table-cell table:style-name="ce3" office:value-type="string">
            <text:p>3B5</text:p>
          </table:table-cell>
          <table:table-cell table:style-name="ce3" office:value-type="string">
            <text:p>A</text:p>
          </table:table-cell>
          <table:table-cell table:style-name="ce3" office:value-type="string">
            <text:p>1A12</text:p>
          </table:table-cell>
          <table:table-cell table:style-name="ce3" office:value-type="string">
            <text:p>A</text:p>
          </table:table-cell>
          <table:table-cell table:style-name="ce3" office:value-type="string">
            <text:p>1B12</text:p>
          </table:table-cell>
          <table:table-cell table:style-name="ce3" office:value-type="string">
            <text:p>A</text:p>
          </table:table-cell>
          <table:table-cell table:style-name="ce3" office:value-type="string">
            <text:p>1A8</text:p>
          </table:table-cell>
          <table:table-cell table:style-name="ce3"/>
          <table:table-cell table:style-name="ce3" office:value-type="string">
            <text:p>1B8</text:p>
          </table:table-cell>
          <table:table-cell table:style-name="ce3"/>
          <table:table-cell table:style-name="ce3" office:value-type="string">
            <text:p>2A1</text:p>
          </table:table-cell>
          <table:table-cell table:style-name="ce3"/>
          <table:table-cell table:style-name="ce3" office:value-type="string">
            <text:p>2B1</text:p>
          </table:table-cell>
          <table:table-cell table:style-name="ce3" table:number-columns-repeated="30"/>
          <table:table-cell table:style-name="ce3" office:value-type="float" office:value="8">
            <text:p>8</text:p>
          </table:table-cell>
          <table:table-cell table:style-name="ce3" office:value-type="string">
            <text:p>Webstream</text:p>
          </table:table-cell>
          <table:table-cell table:style-name="ce3" office:value-type="string">
            <text:p>free</text:p>
          </table:table-cell>
          <table:table-cell table:style-name="ce3" table:number-columns-repeated="2"/>
          <table:table-cell table:style-name="ce3" office:value-type="float" office:value="13">
            <text:p>13</text:p>
          </table:table-cell>
          <table:table-cell table:style-name="ce3" table:number-columns-repeated="2"/>
          <table:table-cell table:style-name="ce3" office:value-type="float" office:value="0">
            <text:p>0</text:p>
          </table:table-cell>
          <table:table-cell table:number-columns-repeated="966"/>
        </table:table-row>
        <table:table-row table:style-name="ro35">
          <table:table-cell table:style-name="ce3" office:value-type="string">
            <text:p>First Things First: Defining Local PH Practice for Safer, Healthier Communities</text:p>
          </table:table-cell>
          <table:table-cell table:style-name="ce3" office:value-type="float" office:value="1">
            <text:p>1</text:p>
          </table:table-cell>
          <table:table-cell table:style-name="ce3" office:value-type="string">
            <text:p>This program will seek to increase awareness of efforts to operationally define local public health agencies and the intended outcomes of this process.</text:p>
          </table:table-cell>
          <table:table-cell table:style-name="ce3" office:value-type="string">
            <text:p>http://www.publichealthgrandrounds.unc.edu/defining/index.htm</text:p>
          </table:table-cell>
          <table:table-cell table:style-name="ce3" office:value-type="string">
            <text:p>3A6</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1</text:p>
          </table:table-cell>
          <table:table-cell table:style-name="ce3"/>
          <table:table-cell table:style-name="ce3" office:value-type="string">
            <text:p>3B6</text:p>
          </table:table-cell>
          <table:table-cell table:style-name="ce3"/>
          <table:table-cell table:style-name="ce3" office:value-type="string">
            <text:p>5B7</text:p>
          </table:table-cell>
          <table:table-cell table:style-name="ce3"/>
          <table:table-cell table:style-name="ce3" office:value-type="string">
            <text:p>6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number-columns-repeated="10"/>
          <table:table-cell table:style-name="ce3" office:value-type="float" office:value="109">
            <text:p>109</text:p>
          </table:table-cell>
          <table:table-cell table:style-name="ce3" office:value-type="string">
            <text:p>Webstream</text:p>
          </table:table-cell>
          <table:table-cell table:style-name="ce3" office:value-type="float" office:value="0">
            <text:p>0</text:p>
          </table:table-cell>
          <table:table-cell table:style-name="ce3" office:value-type="string">
            <text:p>approximately 1 hour</text:p>
          </table:table-cell>
          <table:table-cell table:style-name="ce3"/>
          <table:table-cell table:style-name="ce3" office:value-type="float" office:value="11">
            <text:p>11</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87">
          <table:table-cell table:style-name="ce3" office:value-type="string">
            <text:p>Conflict Management</text:p>
          </table:table-cell>
          <table:table-cell table:style-name="ce3" office:value-type="float" office:value="1">
            <text:p>1</text:p>
          </table:table-cell>
          <table:table-cell table:style-name="ce3" office:value-type="string">
            <text:p>The purpose of the course is to provide practical, hands on, experience in conflict management. The course will focus on how conflict management can be used in a variety of work settings. The course features an interactive discussion led by an expert in conflict management. At the completion of this course, learners will be able to: (1) define conflict and resolution, (2) know how to structure a conflict management process, and (3) feel more confident about approaching conflicts.</text:p>
          </table:table-cell>
          <table:table-cell table:style-name="ce3" office:value-type="string">
            <text:p>http://lms.southcentralpartnership.org/scphp?productID=prdct000000000001078</text:p>
          </table:table-cell>
          <table:table-cell table:style-name="ce3" office:value-type="string">
            <text:p>3A6</text:p>
          </table:table-cell>
          <table:table-cell table:style-name="ce3" office:value-type="string">
            <text:p>K</text:p>
          </table:table-cell>
          <table:table-cell table:style-name="ce3" office:value-type="string">
            <text:p>7A10</text:p>
          </table:table-cell>
          <table:table-cell table:style-name="ce3" office:value-type="string">
            <text:p>K</text:p>
          </table:table-cell>
          <table:table-cell table:style-name="ce3" office:value-type="string">
            <text:p>3B6</text:p>
          </table:table-cell>
          <table:table-cell table:style-name="ce3"/>
          <table:table-cell table:style-name="ce3" office:value-type="string">
            <text:p>7B11</text:p>
          </table:table-cell>
          <table:table-cell table:style-name="ce3" table:number-columns-repeated="38"/>
          <table:table-cell table:style-name="ce3" office:value-type="float" office:value="190">
            <text:p>190</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20">
            <text:p>20</text:p>
          </table:table-cell>
          <table:table-cell table:style-name="ce3" office:value-type="float" office:value="40">
            <text:p>4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29">
          <table:table-cell table:style-name="ce3" office:value-type="string">
            <text:p>Practicing Cross Cultural Communication: Hepatitis A Outbreak</text:p>
          </table:table-cell>
          <table:table-cell table:style-name="ce3" office:value-type="float" office:value="1">
            <text:p>1</text:p>
          </table:table-cell>
          <table:table-cell table:style-name="ce3" office:value-type="string">
            <text:p>This course consists of three modules. The first module, "Hepatitis A Outbreak," is a story of a Hepatitis A outbreak in a Mexican-American community to demonstrate how effective cross-cultural communication can lead to good solutions. The second module, "Bamboo Dragon," addresses the enforcement of laws and regulations that protect health and ensure safety. This case study begins with the health inspection of an Asian restaurant. Can the stakeholders overcome the barriers to communication that cultural differences have created? The third and final module, "Community Health Workers," focuses on the many facets of organizational culture and how communication can affect an organization. How can three different groups overcome communication challenges to work together? Each module examines the practical application of the “Ten Strategies for Effective Cross-Cultural Communication.”</text:p>
          </table:table-cell>
          <table:table-cell table:style-name="ce3" office:value-type="string">
            <text:p>http://www.lowernysphtc.org/content/practicing-cross-cultural-communication-hepatitis-outbreak</text:p>
          </table:table-cell>
          <table:table-cell table:style-name="ce3" office:value-type="string">
            <text:p>3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6</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number-columns-repeated="30"/>
          <table:table-cell table:style-name="ce3" office:value-type="float" office:value="220">
            <text:p>220</text:p>
          </table:table-cell>
          <table:table-cell table:style-name="ce3" office:value-type="string">
            <text:p>Web-based Course</text:p>
          </table:table-cell>
          <table:table-cell table:style-name="ce3" office:value-type="string">
            <text:p>Free</text:p>
          </table:table-cell>
          <table:table-cell table:style-name="ce3" office:value-type="string">
            <text:p>1.5-2 hours per module</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1">
            <text:p>1</text:p>
          </table:table-cell>
          <table:table-cell table:number-columns-repeated="966"/>
        </table:table-row>
        <table:table-row table:style-name="ro29">
          <table:table-cell table:style-name="ce3" office:value-type="string">
            <text:p>Practicing Cross Cultural Communication: The Bamboo Dragon</text:p>
          </table:table-cell>
          <table:table-cell table:style-name="ce3" office:value-type="float" office:value="1">
            <text:p>1</text:p>
          </table:table-cell>
          <table:table-cell table:style-name="ce3" office:value-type="string">
            <text:p>This course consists of three modules. The first module, "Hepatitis A Outbreak," is a story of a Hepatitis A outbreak in a Mexican-American community to demonstrate how effective cross-cultural communication can lead to good solutions. The second module, "Bamboo Dragon," addresses the enforcement of laws and regulations that protect health and ensure safety. This case study begins with the health inspection of an Asian restaurant. Can the stakeholders overcome the barriers to communication that cultural differences have created? The third and final module, "Community Health Workers," focuses on the many facets of organizational culture and how communication can affect an organization. How can three different groups overcome communication challenges to work together? Each module examines the practical application of the “Ten Strategies for Effective Cross-Cultural Communication.”</text:p>
          </table:table-cell>
          <table:table-cell table:style-name="ce7" office:value-type="string">
            <text:p>http://www.lowernysphtc.org/content/practicing-cross-cultural-communication-bamboo-dragon</text:p>
          </table:table-cell>
          <table:table-cell table:style-name="ce3" office:value-type="string">
            <text:p>3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6</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number-columns-repeated="30"/>
          <table:table-cell table:style-name="ce3" office:value-type="float" office:value="341">
            <text:p>341</text:p>
          </table:table-cell>
          <table:table-cell table:style-name="ce3" office:value-type="string">
            <text:p>Web-based Course</text:p>
          </table:table-cell>
          <table:table-cell table:style-name="ce3" office:value-type="string">
            <text:p>Free</text:p>
          </table:table-cell>
          <table:table-cell table:style-name="ce3" office:value-type="string">
            <text:p>1.5-2 hours per module</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1">
            <text:p>1</text:p>
          </table:table-cell>
          <table:table-cell table:number-columns-repeated="966"/>
        </table:table-row>
        <table:table-row table:style-name="ro53">
          <table:table-cell table:style-name="ce3" office:value-type="string">
            <text:p>Practicing Cross Cultural Communication: Community Health Worker Program</text:p>
          </table:table-cell>
          <table:table-cell table:style-name="ce3" office:value-type="float" office:value="1">
            <text:p>1</text:p>
          </table:table-cell>
          <table:table-cell table:style-name="ce3" office:value-type="string">
            <text:p>This course consists of three modules. The first module, "Hepatitis A Outbreak," is a story of a Hepatitis A outbreak in a Mexican-American community to demonstrate how effective cross-cultural communication can lead to good solutions. The second module, "Bamboo Dragon," addresses the enforcement of laws and regulations that protect health and ensure safety. This case study begins with the health inspection of an Asian restaurant. Can the stakeholders overcome the barriers to communication that cultural differences have created? The third and final module, "Community Health Workers," focuses on the many facets of organizational culture and how communication can affect an organization. How can three different groups overcome communication challenges to work together? Each module examines the practical application of the “Ten Strategies for Effective Cross-Cultural Communication.”</text:p>
          </table:table-cell>
          <table:table-cell table:style-name="ce3" office:value-type="string">
            <text:p>http://www.lowernysphtc.org/content/practicing-cross-cultural-communication-community-health-worker-program-0</text:p>
          </table:table-cell>
          <table:table-cell table:style-name="ce3" office:value-type="string">
            <text:p>3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6</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number-columns-repeated="30"/>
          <table:table-cell table:style-name="ce3" office:value-type="float" office:value="342">
            <text:p>342</text:p>
          </table:table-cell>
          <table:table-cell table:style-name="ce3" office:value-type="string">
            <text:p>Web-based Course</text:p>
          </table:table-cell>
          <table:table-cell table:style-name="ce3" office:value-type="string">
            <text:p>Free</text:p>
          </table:table-cell>
          <table:table-cell table:style-name="ce3" office:value-type="string">
            <text:p>1.5-2 hours per module</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1">
            <text:p>1</text:p>
          </table:table-cell>
          <table:table-cell table:number-columns-repeated="966"/>
        </table:table-row>
        <table:table-row table:style-name="ro90">
          <table:table-cell table:style-name="ce3" office:value-type="string">
            <text:p>Practicing Cross Cultural Communication: Flood</text:p>
          </table:table-cell>
          <table:table-cell table:style-name="ce3" office:value-type="float" office:value="1">
            <text:p>1</text:p>
          </table:table-cell>
          <table:table-cell table:style-name="ce3" office:value-type="string">
            <text:p>"Communicate to Make a Difference: Practicing Cross-Cultural Communication" is a collection of case studies that examine the practical application of the "Ten Strategies for Effective Cross-Cultural Communication," as described in the "Exploring Cross-Cultural Communication" training. "Flood" follows the development of a regional flood evacuation plan that includes a very large migrant worker community. <text:s/>After working through this module, "Flood," you will be better able to apply the following skills in your daily work:</text:p>
            <text:p/>
            <text:p/>
            <text:p/>
            <text:p><text:s text:c="4"/>* Employ active listening skills.</text:p>
            <text:p/>
            <text:p><text:s text:c="4"/>* Respect cultural differences.</text:p>
            <text:p/>
            <text:p><text:s text:c="4"/>* Avoid stereotyping.</text:p>
            <text:p/>
            <text:p><text:s text:c="4"/>* Be flexible in choosing communication strategies.</text:p>
            <text:p/>
            <text:p><text:s text:c="4"/>* Distinguish cultural perspectives."Communicate to Make a Difference: Practicing Cross-Cultural Communication" is a collection of case studies that examine the practical application of the "Ten Strategies for Effective Cross-Cultural Communication," as described in the "Exploring Cross-Cultural Communication" training. "Flood" follows the development of a regional flood evacuation plan that includes a very large migrant worker community. <text:s/>After working through this module, "Flood," you will be better able to apply the following skills in your daily work:</text:p>
            <text:p/>
            <text:p/>
            <text:p/>
            <text:p><text:s text:c="4"/>* Employ active listening skills.</text:p>
            <text:p/>
            <text:p><text:s text:c="4"/>* Respect cultural differences.</text:p>
            <text:p/>
            <text:p><text:s text:c="4"/>* Avoid stereotyping.</text:p>
            <text:p/>
            <text:p><text:s text:c="4"/>* Be flexible in choosing communication strategies.</text:p>
            <text:p/>
            <text:p><text:s text:c="4"/>* Distinguish cultural perspectives.</text:p>
          </table:table-cell>
          <table:table-cell table:style-name="ce3" office:value-type="string">
            <text:p>http://www.lowernysphtc.org/content/practicing-cross-cultural-communication-flood</text:p>
          </table:table-cell>
          <table:table-cell table:style-name="ce3" office:value-type="string">
            <text:p>3A6</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B6</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number-columns-repeated="30"/>
          <table:table-cell table:style-name="ce3" office:value-type="float" office:value="372">
            <text:p>372</text:p>
          </table:table-cell>
          <table:table-cell table:style-name="ce3" office:value-type="string">
            <text:p>Web-based Course</text:p>
          </table:table-cell>
          <table:table-cell table:style-name="ce3"/>
          <table:table-cell table:style-name="ce3" office:value-type="string">
            <text:p>1 hour</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0">
            <text:p>0</text:p>
          </table:table-cell>
          <table:table-cell table:number-columns-repeated="966"/>
        </table:table-row>
        <table:table-row table:style-name="ro12">
          <table:table-cell table:style-name="ce3" office:value-type="string">
            <text:p>Negotiating Skills for Changing Times</text:p>
          </table:table-cell>
          <table:table-cell table:style-name="ce3" office:value-type="float" office:value="1">
            <text:p>1</text:p>
          </table:table-cell>
          <table:table-cell table:style-name="ce3" office:value-type="string">
            <text:p>In today's quickly changing, dynamic, and sometimes-volatile health care environment, negotiation skills are more important than ever before. In this course, participants will learn how to negotiate better agreements and resolve conflicts more effectively, while developing better interprofessional relationships in the process. Other specific topics include: selecting the best negotiation style, how to use time techniques effectively, ways to uncover the other party's hidden agenda, how to neutralize emotionalism, the secret to protecting oneself against poor agreements, how framing and anchoring strategies can help get better outcomes, and when and how to make creative solutions, compromises and concessions. A proven six-step negotiation process is central to this course.</text:p>
          </table:table-cell>
          <table:table-cell table:style-name="ce3" office:value-type="string">
            <text:p>http://lms.southcentralpartnership.org/scphp?productID=prdct000000000001080</text:p>
          </table:table-cell>
          <table:table-cell table:style-name="ce3" office:value-type="string">
            <text:p>3B6</text:p>
          </table:table-cell>
          <table:table-cell table:style-name="ce3" office:value-type="string">
            <text:p>K</text:p>
          </table:table-cell>
          <table:table-cell table:style-name="ce3" office:value-type="string">
            <text:p>3A6</text:p>
          </table:table-cell>
          <table:table-cell table:style-name="ce3" office:value-type="string">
            <text:p>K</text:p>
          </table:table-cell>
          <table:table-cell table:style-name="ce3" office:value-type="string">
            <text:p>7A10</text:p>
          </table:table-cell>
          <table:table-cell table:style-name="ce3" office:value-type="string">
            <text:p>K</text:p>
          </table:table-cell>
          <table:table-cell table:style-name="ce3" office:value-type="string">
            <text:p>8A1</text:p>
          </table:table-cell>
          <table:table-cell table:style-name="ce3" office:value-type="string">
            <text:p>K</text:p>
          </table:table-cell>
          <table:table-cell table:style-name="ce3" office:value-type="string">
            <text:p>8A3</text:p>
          </table:table-cell>
          <table:table-cell table:style-name="ce3" office:value-type="string">
            <text:p>K</text:p>
          </table:table-cell>
          <table:table-cell table:style-name="ce3" office:value-type="string">
            <text:p>5A4</text:p>
          </table:table-cell>
          <table:table-cell table:style-name="ce3" office:value-type="string">
            <text:p>K</text:p>
          </table:table-cell>
          <table:table-cell table:style-name="ce3" office:value-type="string">
            <text:p>7B11</text:p>
          </table:table-cell>
          <table:table-cell table:style-name="ce3"/>
          <table:table-cell table:style-name="ce3" office:value-type="string">
            <text:p>8B1</text:p>
          </table:table-cell>
          <table:table-cell table:style-name="ce3"/>
          <table:table-cell table:style-name="ce3" office:value-type="string">
            <text:p>8B3</text:p>
          </table:table-cell>
          <table:table-cell table:style-name="ce3"/>
          <table:table-cell table:style-name="ce3" office:value-type="string">
            <text:p>8A3</text:p>
          </table:table-cell>
          <table:table-cell table:style-name="ce3"/>
          <table:table-cell table:style-name="ce10" office:value-type="string">
            <text:p>5B4</text:p>
          </table:table-cell>
          <table:table-cell table:style-name="ce10"/>
          <table:table-cell table:style-name="ce3" office:value-type="string">
            <text:p>8B3</text:p>
          </table:table-cell>
          <table:table-cell table:style-name="ce3" table:number-columns-repeated="22"/>
          <table:table-cell table:style-name="ce3" office:value-type="float" office:value="262">
            <text:p>262</text:p>
          </table:table-cell>
          <table:table-cell table:style-name="ce3" office:value-type="string">
            <text:p>Web-based Course</text:p>
          </table:table-cell>
          <table:table-cell table:style-name="ce3" office:value-type="string">
            <text:p>Free</text:p>
          </table:table-cell>
          <table:table-cell table:style-name="ce3" office:value-type="string">
            <text:p>3 hour</text:p>
          </table:table-cell>
          <table:table-cell table:style-name="ce3"/>
          <table:table-cell table:style-name="ce3" office:value-type="float" office:value="20">
            <text:p>20</text:p>
          </table:table-cell>
          <table:table-cell table:style-name="ce3" office:value-type="float" office:value="40">
            <text:p>4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91">
          <table:table-cell table:style-name="ce3" office:value-type="string">
            <text:p>Communicating Across Cultures</text:p>
          </table:table-cell>
          <table:table-cell table:style-name="ce3" office:value-type="float" office:value="1">
            <text:p>1</text:p>
          </table:table-cell>
          <table:table-cell table:style-name="ce3" office:value-type="string">
            <text:p>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Speaker: </text:p>
            <text:p/>
            <text:p>Ancella Livers, PhD, Manager, Open-Enrollment Programs, Center for Creative Leadership </text:p>
            <text:p/>
            <text:p/>
            <text:p/>
            <text:p>Program Description: </text:p>
            <text:p/>
            <text:p/>
            <text:p/>
            <text:p/>
            <text:p/>
            <text:p>Effective cross-cultural communication is critical if we are to reach the Healthy People 2010 goal of reducing health disparities. Dr. Livers will discuss barriers to such communication and possible strategies to overcome these barriers. This broadcast is intended as a complement to an online course on Effective Cross-Cultural Communication to be available this fall through the New York New Jersey Public Health Training Center</text:p>
          </table:table-cell>
          <table:table-cell table:style-name="ce3" office:value-type="string">
            <text:p>http://www.albany.edu/sph/coned/t2b2communicating.htm</text:p>
          </table:table-cell>
          <table:table-cell table:style-name="ce3" office:value-type="string">
            <text:p>4A1</text:p>
          </table:table-cell>
          <table:table-cell table:style-name="ce3" office:value-type="string">
            <text:p>A</text:p>
          </table:table-cell>
          <table:table-cell table:style-name="ce3" office:value-type="string">
            <text:p>4B1</text:p>
          </table:table-cell>
          <table:table-cell table:style-name="ce3" table:number-columns-repeated="42"/>
          <table:table-cell table:style-name="ce3" office:value-type="float" office:value="106">
            <text:p>10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0">
            <text:p>0</text:p>
          </table:table-cell>
          <table:table-cell table:number-columns-repeated="966"/>
        </table:table-row>
        <table:table-row table:style-name="ro30">
          <table:table-cell table:style-name="ce3" office:value-type="string">
            <text:p>Community Partnerships and Perspectives - Intermediate Level</text:p>
          </table:table-cell>
          <table:table-cell table:style-name="ce3" office:value-type="float" office:value="1">
            <text:p>1</text:p>
          </table:table-cell>
          <table:table-cell table:style-name="ce3"/>
          <table:table-cell table:style-name="ce3" office:value-type="string">
            <text:p>http://lms.southcentralpartnership.org/scphp?productID=prdct000000000001013 - requires login</text:p>
          </table:table-cell>
          <table:table-cell table:style-name="ce3" office:value-type="string">
            <text:p>4A1</text:p>
          </table:table-cell>
          <table:table-cell table:style-name="ce3" office:value-type="string">
            <text:p>K</text:p>
          </table:table-cell>
          <table:table-cell table:style-name="ce3" office:value-type="string">
            <text:p>3A6</text:p>
          </table:table-cell>
          <table:table-cell table:style-name="ce3" office:value-type="string">
            <text:p>K</text:p>
          </table:table-cell>
          <table:table-cell table:style-name="ce3" office:value-type="string">
            <text:p>5A2</text:p>
          </table:table-cell>
          <table:table-cell table:style-name="ce3" office:value-type="string">
            <text:p>K</text:p>
          </table:table-cell>
          <table:table-cell table:style-name="ce3" office:value-type="string">
            <text:p>4B1</text:p>
          </table:table-cell>
          <table:table-cell table:style-name="ce3"/>
          <table:table-cell table:style-name="ce3" office:value-type="string">
            <text:p>3B6</text:p>
          </table:table-cell>
          <table:table-cell table:style-name="ce3"/>
          <table:table-cell table:style-name="ce3" office:value-type="string">
            <text:p>5B2</text:p>
          </table:table-cell>
          <table:table-cell table:style-name="ce3" table:number-columns-repeated="34"/>
          <table:table-cell table:style-name="ce3" office:value-type="float" office:value="146">
            <text:p>146</text:p>
          </table:table-cell>
          <table:table-cell table:style-name="ce3" office:value-type="string">
            <text:p>Web-based Course</text:p>
          </table:table-cell>
          <table:table-cell table:style-name="ce3" office:value-type="float" office:value="0">
            <text:p>0</text:p>
          </table:table-cell>
          <table:table-cell table:style-name="ce3" office:value-type="string">
            <text:p>4-5 hours</text:p>
          </table:table-cell>
          <table:table-cell table:style-name="ce3"/>
          <table:table-cell table:style-name="ce3" office:value-type="float" office:value="28">
            <text:p>28</text:p>
          </table:table-cell>
          <table:table-cell table:style-name="ce3" table:number-columns-repeated="2"/>
          <table:table-cell table:style-name="ce3" office:value-type="float" office:value="0">
            <text:p>0</text:p>
          </table:table-cell>
          <table:table-cell table:number-columns-repeated="966"/>
        </table:table-row>
        <table:table-row table:style-name="ro19">
          <table:table-cell table:style-name="ce3" office:value-type="string">
            <text:p>Diversity Leadership: A Strategic Approach</text:p>
          </table:table-cell>
          <table:table-cell table:style-name="ce3" office:value-type="float" office:value="1">
            <text:p>1</text:p>
          </table:table-cell>
          <table:table-cell table:style-name="ce3" office:value-type="string">
            <text:p>This course guides participants developing action plans to help handle issues that might come up from cultural diversity. In this course, the participants will ascertain diagnostic skills, make inferences from collected data, and learn to how to create feedback for individuals, groups and organizations. This course has two prerequisite courses: Diversity and Cultural Competency in Public Health Settings and Managing Diversity Begins with You. This course is not supported by Mac operating systems. To request a copy in CD-ROM format, contact trdirect@tulane.edu</text:p>
          </table:table-cell>
          <table:table-cell table:style-name="ce3" office:value-type="string">
            <text:p>http://lms.southcentralpartnership.org/scphp?productID=prdct000000000001049</text:p>
          </table:table-cell>
          <table:table-cell table:style-name="ce3" office:value-type="string">
            <text:p>4A1</text:p>
          </table:table-cell>
          <table:table-cell table:style-name="ce3" office:value-type="string">
            <text:p>K</text:p>
          </table:table-cell>
          <table:table-cell table:style-name="ce3" office:value-type="string">
            <text:p>4B1</text:p>
          </table:table-cell>
          <table:table-cell table:style-name="ce3" office:value-type="string">
            <text:p>A</text:p>
          </table:table-cell>
          <table:table-cell table:style-name="ce3"/>
          <table:table-cell table:style-name="ce3" office:value-type="string">
            <text:p>A</text:p>
          </table:table-cell>
          <table:table-cell table:style-name="ce3"/>
          <table:table-cell table:style-name="ce3" office:value-type="string">
            <text:p>A</text:p>
          </table:table-cell>
          <table:table-cell table:style-name="ce3"/>
          <table:table-cell table:style-name="ce3" office:value-type="string">
            <text:p>A</text:p>
          </table:table-cell>
          <table:table-cell table:style-name="ce3" table:number-columns-repeated="35"/>
          <table:table-cell table:style-name="ce3" office:value-type="float" office:value="193">
            <text:p>193</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5">
            <text:p>5</text:p>
          </table:table-cell>
          <table:table-cell table:style-name="ce3" office:value-type="float" office:value="20">
            <text:p>2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14">
          <table:table-cell table:style-name="ce3" office:value-type="string">
            <text:p>Managing Diversity Begins with You - Intermediate Level</text:p>
          </table:table-cell>
          <table:table-cell table:style-name="ce3" office:value-type="float" office:value="1">
            <text:p>1</text:p>
          </table:table-cell>
          <table:table-cell table:style-name="ce3" office:value-type="string">
            <text:p>The purpose of this intermediate course is to acquire a conceptual framework with tools to manage diversity in the workplace as a way of improving service delivery, quality, and accessibility. It is expected that each participant will be able to identify their role in their own organization with respect to diversity and cultural competency and to position their organization as a leading organization in the delivery of culturally competent services.</text:p>
          </table:table-cell>
          <table:table-cell table:style-name="ce3" office:value-type="string">
            <text:p>http://lms.southcentralpartnership.org/scphp?productID=prdct000000000001011</text:p>
          </table:table-cell>
          <table:table-cell table:style-name="ce3" office:value-type="string">
            <text:p>4A1</text:p>
          </table:table-cell>
          <table:table-cell table:style-name="ce3" office:value-type="string">
            <text:p>K</text:p>
          </table:table-cell>
          <table:table-cell table:style-name="ce3" office:value-type="string">
            <text:p>4A2</text:p>
          </table:table-cell>
          <table:table-cell table:style-name="ce3" office:value-type="string">
            <text:p>K</text:p>
          </table:table-cell>
          <table:table-cell table:style-name="ce3" office:value-type="string">
            <text:p>4A3</text:p>
          </table:table-cell>
          <table:table-cell table:style-name="ce3" office:value-type="string">
            <text:p>K</text:p>
          </table:table-cell>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number-columns-repeated="34"/>
          <table:table-cell table:style-name="ce3" office:value-type="float" office:value="304">
            <text:p>304</text:p>
          </table:table-cell>
          <table:table-cell table:style-name="ce3" office:value-type="string">
            <text:p>Web-based Course</text:p>
          </table:table-cell>
          <table:table-cell table:style-name="ce3" table:number-columns-repeated="3"/>
          <table:table-cell table:style-name="ce3" office:value-type="float" office:value="5">
            <text:p>5</text:p>
          </table:table-cell>
          <table:table-cell table:style-name="ce3" table:number-columns-repeated="2"/>
          <table:table-cell table:style-name="ce3" office:value-type="float" office:value="0">
            <text:p>0</text:p>
          </table:table-cell>
          <table:table-cell table:number-columns-repeated="966"/>
        </table:table-row>
        <table:table-row table:style-name="ro38">
          <table:table-cell table:style-name="ce3" office:value-type="string">
            <text:p>Interpersonal Violence: Indicators, Assessment Tools and Strategies for Treatment</text:p>
          </table:table-cell>
          <table:table-cell table:style-name="ce3" office:value-type="float" office:value="1">
            <text:p>1</text:p>
          </table:table-cell>
          <table:table-cell table:style-name="ce3" office:value-type="string">
            <text:p>The heart and soul of public health are the workforce members who breathe life into the programs and touch those we serve with professionalism, knowledge and compassion. This session will examine from multiple perspectives the challenges facing public health and health educators as they prepare themselves, their programs and their agencies to face an ever-changing environment of old and new health threats and opportunities.</text:p>
          </table:table-cell>
          <table:table-cell table:style-name="ce3" office:value-type="string">
            <text:p>http://www.adph.org/ALPHTN/index.asp?id=1684</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8</text:p>
          </table:table-cell>
          <table:table-cell table:style-name="ce3" office:value-type="string">
            <text:p>A</text:p>
          </table:table-cell>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5B2</text:p>
          </table:table-cell>
          <table:table-cell table:style-name="ce3"/>
          <table:table-cell table:style-name="ce3" office:value-type="string">
            <text:p>5B8</text:p>
          </table:table-cell>
          <table:table-cell table:style-name="ce3" table:number-columns-repeated="30"/>
          <table:table-cell table:style-name="ce3" office:value-type="float" office:value="334">
            <text:p>334</text:p>
          </table:table-cell>
          <table:table-cell table:style-name="ce3" office:value-type="string">
            <text:p>Web-based Course</text:p>
          </table:table-cell>
          <table:table-cell table:style-name="ce3" office:value-type="string">
            <text:p>free</text:p>
          </table:table-cell>
          <table:table-cell table:style-name="ce3" office:value-type="string">
            <text:p>1.75 hours</text:p>
          </table:table-cell>
          <table:table-cell table:style-name="ce3"/>
          <table:table-cell table:style-name="ce3" office:value-type="float" office:value="16">
            <text:p>16</text:p>
          </table:table-cell>
          <table:table-cell table:style-name="ce3" office:value-type="float" office:value="28">
            <text:p>28</text:p>
          </table:table-cell>
          <table:table-cell table:style-name="ce3"/>
          <table:table-cell table:style-name="ce3" office:value-type="float" office:value="0">
            <text:p>0</text:p>
          </table:table-cell>
          <table:table-cell table:number-columns-repeated="966"/>
        </table:table-row>
        <table:table-row table:style-name="ro88">
          <table:table-cell table:style-name="ce3" office:value-type="string">
            <text:p>Think Fresh! Partnerships for Promotion of Vegetables and Fruits in Low-Income Communities</text:p>
          </table:table-cell>
          <table:table-cell table:style-name="ce3" office:value-type="float" office:value="1">
            <text:p>1</text:p>
          </table:table-cell>
          <table:table-cell table:style-name="ce3" office:value-type="string">
            <text:p>Effective collaboration can increase awareness and individual investment in vegetable and fruit consumption in community programs such as Community Gardens, Farm to School Program and Community Supported Agriculture. Food quality is an increasingly important issue in emergency food provisions because these programs have become a mainstay for many low-income families. Low cost, innovative programs and initiatives can be designed to improve the distribution and preparation of fresh vegetables and fruits in the emergency food system. (This program sponsored by "Eat Well Play Hard" at NYS Dept. of Health features Odette Butler of Cornell Cooperative Extension in Jefferson County, NY, and Theresa Murphy of the United Way of NYC. )</text:p>
          </table:table-cell>
          <table:table-cell table:style-name="ce6" table:formula="of:=HYPERLINK(&quot;http://www.albany.edu/sph/cphce/t2b2thinkfresh.htm&quot;;&quot;http://www.albany.edu/sph/cphce/t2b2thinkfresh.htm&quot;)" office:value-type="string" office:string-value="http://www.albany.edu/sph/cphce/t2b2thinkfresh.htm">
            <text:p>http://www.albany.edu/sph/cphce/t2b2thinkfresh.htm</text:p>
          </table:table-cell>
          <table:table-cell table:style-name="ce3" office:value-type="string">
            <text:p>4A2</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B4</text:p>
          </table:table-cell>
          <table:table-cell table:style-name="ce3" office:value-type="string">
            <text:p>A</text:p>
          </table:table-cell>
          <table:table-cell table:style-name="ce3" office:value-type="string">
            <text:p>4B2</text:p>
          </table:table-cell>
          <table:table-cell table:style-name="ce3" office:value-type="string">
            <text:p>A</text:p>
          </table:table-cell>
          <table:table-cell table:style-name="ce3" table:number-columns-repeated="34"/>
          <table:table-cell table:style-name="ce3" office:value-type="string">
            <text:p>http://www.train.org/DesktopModules/eLearning/CourseDetails/CourseDetailsForm.aspx?tabid=62&amp;CourseID=1000338</text:p>
          </table:table-cell>
          <table:table-cell table:style-name="ce3" table:number-columns-repeated="2"/>
          <table:table-cell table:style-name="ce3" office:value-type="float" office:value="30">
            <text:p>30</text:p>
          </table:table-cell>
          <table:table-cell table:style-name="ce3" office:value-type="string">
            <text:p>Web-based Course</text:p>
          </table:table-cell>
          <table:table-cell table:style-name="ce3" office:value-type="string">
            <text:p>free</text:p>
          </table:table-cell>
          <table:table-cell table:style-name="ce3" office:value-type="string">
            <text:p>One hour</text:p>
          </table:table-cell>
          <table:table-cell table:style-name="ce3"/>
          <table:table-cell table:style-name="ce3" office:value-type="float" office:value="25">
            <text:p>25</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54">
          <table:table-cell table:style-name="ce3" office:value-type="string">
            <text:p>Creating Health Equity Through Social Justice</text:p>
          </table:table-cell>
          <table:table-cell table:style-name="ce3" office:value-type="float" office:value="1">
            <text:p>1</text:p>
          </table:table-cell>
          <table:table-cell table:style-name="ce3" office:value-type="string">
            <text:p>The continued existence of health disparities related to race and socioeconomic status reflects a basic contradiction in American society. Equity is inextricably connected to fairness and justice. Addressing solutions to these problems is therefore a process of creating equity in health by correcting social and economic injustice and focusing on basic human rights and the triumph of social justice. Dr. Adewale Troutman, Director of the Fulton Co. Department of Health and Wellness in Atlanta, GA, discusses the process of creating equity in health.</text:p>
          </table:table-cell>
          <table:table-cell table:style-name="ce3" office:value-type="string">
            <text:p>http://www.albany.edu/sph/coned/t2b2healthequity.htm</text:p>
          </table:table-cell>
          <table:table-cell table:style-name="ce3" office:value-type="string">
            <text:p>4A2</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5B10</text:p>
          </table:table-cell>
          <table:table-cell table:style-name="ce3"/>
          <table:table-cell table:style-name="ce3" office:value-type="string">
            <text:p>4B2</text:p>
          </table:table-cell>
          <table:table-cell table:style-name="ce3" table:number-columns-repeated="35"/>
          <table:table-cell table:style-name="ce3" office:value-type="string">
            <text:p>http://www.train.org/DesktopModules/eLearning/CourseDetails/CourseDetailsForm.aspx?tabid=62&amp;CourseID=1001009</text:p>
          </table:table-cell>
          <table:table-cell table:style-name="ce3" table:number-columns-repeated="2"/>
          <table:table-cell table:style-name="ce3" office:value-type="float" office:value="31">
            <text:p>31</text:p>
          </table:table-cell>
          <table:table-cell table:style-name="ce3" office:value-type="string">
            <text:p>Web-based Course</text:p>
          </table:table-cell>
          <table:table-cell table:style-name="ce3" office:value-type="string">
            <text:p>free</text:p>
          </table:table-cell>
          <table:table-cell table:style-name="ce3" office:value-type="string">
            <text:p>One hour</text:p>
          </table:table-cell>
          <table:table-cell table:style-name="ce3"/>
          <table:table-cell table:style-name="ce3" office:value-type="float" office:value="24">
            <text:p>24</text:p>
          </table:table-cell>
          <table:table-cell table:style-name="ce3" table:number-columns-repeated="2"/>
          <table:table-cell table:style-name="ce3" office:value-type="float" office:value="0">
            <text:p>0</text:p>
          </table:table-cell>
          <table:table-cell table:number-columns-repeated="966"/>
        </table:table-row>
        <table:table-row table:style-name="ro27">
          <table:table-cell table:style-name="ce3" office:value-type="string">
            <text:p>International Pesticides</text:p>
          </table:table-cell>
          <table:table-cell table:style-name="ce3" office:value-type="float" office:value="1">
            <text:p>1</text:p>
          </table:table-cell>
          <table:table-cell table:style-name="ce3" office:value-type="string">
            <text:p>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Learning Objectives:</text:p>
            <text:p/>
            <text:p>1. <text:s/>At the end of this presentation students will have an understanding of the broad issues surrounding the use and misuse of pesticides in an international setting, especially in developing countries.</text:p>
            <text:p/>
            <text:p>2. <text:s/>Students will have an understanding of the issues surrounding exposure pathways for pesticide use, and have an understanding of the risk/benefit issues when controlling food pest and vector borne diseases in developing countries.</text:p>
            <text:p/>
            <text:p>Presented by Dr. Mark Robson, Univeristy of Medicine and Dentistry of New Jersey-School of Public Health</text:p>
          </table:table-cell>
          <table:table-cell table:style-name="ce3" office:value-type="string">
            <text:p>http://ophp.umdnj.edu/CET/Seminars/PHSS/RobsonPest.htm</text:p>
          </table:table-cell>
          <table:table-cell table:style-name="ce3" office:value-type="string">
            <text:p>4A2</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4B2</text:p>
          </table:table-cell>
          <table:table-cell table:style-name="ce3"/>
          <table:table-cell table:style-name="ce3" office:value-type="string">
            <text:p>6B4</text:p>
          </table:table-cell>
          <table:table-cell table:style-name="ce3" table:number-columns-repeated="38"/>
          <table:table-cell table:style-name="ce3" office:value-type="float" office:value="64">
            <text:p>64</text:p>
          </table:table-cell>
          <table:table-cell table:style-name="ce3" office:value-type="string">
            <text:p>Web-based Course</text:p>
          </table:table-cell>
          <table:table-cell table:style-name="ce3" office:value-type="string">
            <text:p>FREE</text:p>
          </table:table-cell>
          <table:table-cell table:style-name="ce3" office:value-type="string">
            <text:p>90 minutes</text:p>
          </table:table-cell>
          <table:table-cell table:style-name="ce3"/>
          <table:table-cell table:style-name="ce3" office:value-type="float" office:value="7">
            <text:p>7</text:p>
          </table:table-cell>
          <table:table-cell table:style-name="ce3" office:value-type="float" office:value="29">
            <text:p>29</text:p>
          </table:table-cell>
          <table:table-cell table:style-name="ce3" office:value-type="float" office:value="17">
            <text:p>17</text:p>
          </table:table-cell>
          <table:table-cell table:style-name="ce3" office:value-type="float" office:value="0">
            <text:p>0</text:p>
          </table:table-cell>
          <table:table-cell table:number-columns-repeated="966"/>
        </table:table-row>
        <table:table-row table:style-name="ro9">
          <table:table-cell table:style-name="ce3" office:value-type="string">
            <text:p>Diversity &amp; Cultural Competency in Public Health Settings - Basic Level</text:p>
          </table:table-cell>
          <table:table-cell table:style-name="ce3" office:value-type="float" office:value="1">
            <text:p>1</text:p>
          </table:table-cell>
          <table:table-cell table:style-name="ce3" office:value-type="string">
            <text:p>The purpose of this course is to provide public health practitioners with the awareness and knowledge to incorporate diversity and cultural competency concepts, tools, and techniques into their daily work. It is expected that by the end of this course that each participant will be conversant in issues related to culture and health, health disparities, and community health models designed to close the gap in health disparities.</text:p>
          </table:table-cell>
          <table:table-cell table:style-name="ce3" office:value-type="string">
            <text:p>http://lms.southcentralpartnership.org/scphp?productID=prdct000000000001007 - requires login</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4B2</text:p>
          </table:table-cell>
          <table:table-cell table:style-name="ce3"/>
          <table:table-cell table:style-name="ce3" office:value-type="string">
            <text:p>4B3</text:p>
          </table:table-cell>
          <table:table-cell table:style-name="ce3"/>
          <table:table-cell table:style-name="ce3" office:value-type="string">
            <text:p>4B4</text:p>
          </table:table-cell>
          <table:table-cell table:style-name="ce3" table:number-columns-repeated="34"/>
          <table:table-cell table:style-name="ce3" office:value-type="float" office:value="142">
            <text:p>142</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5">
            <text:p>5</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8">
          <table:table-cell table:style-name="ce3" office:value-type="string">
            <text:p>Decreasing Racial and Ethnic Health Disparities</text:p>
          </table:table-cell>
          <table:table-cell table:style-name="ce3" office:value-type="float" office:value="1">
            <text:p>1</text:p>
          </table:table-cell>
          <table:table-cell table:style-name="ce3" office:value-type="string">
            <text:p>A roundtable discussion.</text:p>
          </table:table-cell>
          <table:table-cell table:style-name="ce3" office:value-type="string">
            <text:p>http://www.sph.umn.edu/2004/06/roundtable_060404/</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4B2</text:p>
          </table:table-cell>
          <table:table-cell table:style-name="ce3"/>
          <table:table-cell table:style-name="ce3" office:value-type="string">
            <text:p>4B3</text:p>
          </table:table-cell>
          <table:table-cell table:style-name="ce3"/>
          <table:table-cell table:style-name="ce3" office:value-type="string">
            <text:p>4B4</text:p>
          </table:table-cell>
          <table:table-cell table:style-name="ce3" table:number-columns-repeated="34"/>
          <table:table-cell table:style-name="ce3" office:value-type="float" office:value="160">
            <text:p>160</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4">
            <text:p>24</text:p>
          </table:table-cell>
          <table:table-cell table:style-name="ce3" office:value-type="float" office:value="5">
            <text:p>5</text:p>
          </table:table-cell>
          <table:table-cell table:style-name="ce3"/>
          <table:table-cell table:style-name="ce3" office:value-type="float" office:value="0">
            <text:p>0</text:p>
          </table:table-cell>
          <table:table-cell table:number-columns-repeated="966"/>
        </table:table-row>
        <table:table-row table:style-name="ro27">
          <table:table-cell table:style-name="ce3" office:value-type="string">
            <text:p>Public Health Disparities</text:p>
          </table:table-cell>
          <table:table-cell table:style-name="ce3" office:value-type="float" office:value="1">
            <text:p>1</text:p>
          </table:table-cell>
          <table:table-cell table:style-name="ce3"/>
          <table:table-cell table:style-name="ce3" office:value-type="string">
            <text:p>http://ophp.umdnj.edu/CET/Seminars/PHSS/apreso/PHSS070425.htm</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4A4</text:p>
          </table:table-cell>
          <table:table-cell table:style-name="ce3" office:value-type="string">
            <text:p>A</text:p>
          </table:table-cell>
          <table:table-cell table:style-name="ce3" office:value-type="string">
            <text:p>4A5</text:p>
          </table:table-cell>
          <table:table-cell table:style-name="ce3" office:value-type="string">
            <text:p>A</text:p>
          </table:table-cell>
          <table:table-cell table:style-name="ce3" office:value-type="string">
            <text:p>4B2</text:p>
          </table:table-cell>
          <table:table-cell table:style-name="ce3"/>
          <table:table-cell table:style-name="ce3" office:value-type="string">
            <text:p>4B3</text:p>
          </table:table-cell>
          <table:table-cell table:style-name="ce3"/>
          <table:table-cell table:style-name="ce3" office:value-type="string">
            <text:p>4B4</text:p>
          </table:table-cell>
          <table:table-cell table:style-name="ce3"/>
          <table:table-cell table:style-name="ce3" office:value-type="string">
            <text:p>4B5</text:p>
          </table:table-cell>
          <table:table-cell table:style-name="ce3" table:number-columns-repeated="30"/>
          <table:table-cell table:style-name="ce3" office:value-type="float" office:value="284">
            <text:p>284</text:p>
          </table:table-cell>
          <table:table-cell table:style-name="ce3" office:value-type="string">
            <text:p>Other</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4">
            <text:p>24</text:p>
          </table:table-cell>
          <table:table-cell table:style-name="ce3" office:value-type="float" office:value="5">
            <text:p>5</text:p>
          </table:table-cell>
          <table:table-cell table:style-name="ce3"/>
          <table:table-cell table:style-name="ce3" office:value-type="float" office:value="0">
            <text:p>0</text:p>
          </table:table-cell>
          <table:table-cell table:number-columns-repeated="966"/>
        </table:table-row>
        <table:table-row table:style-name="ro89">
          <table:table-cell table:style-name="ce3" office:value-type="string">
            <text:p>Opening the Mouth</text:p>
          </table:table-cell>
          <table:table-cell table:style-name="ce3" office:value-type="float" office:value="1">
            <text:p>1</text:p>
          </table:table-cell>
          <table:table-cell table:style-name="ce3" office:value-type="string">
            <text:p>The following learning objectives can be met by reviewing the entire Opening the Mouth <text:s/>program.</text:p>
            <text:p/>
            <text:p/>
            <text:p/>
            <text:p><text:s text:c="4"/>* Describe the connection between oral health and overall health</text:p>
            <text:p/>
            <text:p><text:s text:c="4"/>* Characterize dental caries as an infectious, transmissible, communicable disease</text:p>
            <text:p/>
            <text:p><text:s text:c="4"/>* State the prevalence, acuity and consequence of dental disease</text:p>
            <text:p/>
            <text:p><text:s text:c="4"/>* Differentiate the dental care finance, delivery and workforce issues from analogous medical care issues</text:p>
            <text:p/>
            <text:p><text:s text:c="4"/>* List general action steps that can be taken to decrease oral health disparities</text:p>
            <text:p/>
            <text:p><text:s text:c="4"/>* Describe action steps specific to Title V Maternal and Child Health Federal Block Grant programs that can be taken to decrease oral health disparitiesThe following learning objectives can be met by reviewing the entire Opening the Mouth <text:s/>program.</text:p>
            <text:p/>
            <text:p/>
            <text:p/>
            <text:p><text:s text:c="4"/>* Describe the connection between oral health and overall health</text:p>
            <text:p/>
            <text:p><text:s text:c="4"/>* Characterize dental caries as an infectious, transmissible, communicable disease</text:p>
            <text:p/>
            <text:p><text:s text:c="4"/>* State the prevalence, acuity and consequence of dental disease</text:p>
            <text:p/>
            <text:p><text:s text:c="4"/>* Differentiate the dental care finance, delivery and workforce issues from analogous medical care issues</text:p>
            <text:p/>
            <text:p><text:s text:c="4"/>* List general action steps that can be taken to decrease oral health disparities</text:p>
            <text:p/>
            <text:p><text:s text:c="4"/>* Describe action steps specific to Title V Maternal and Child Health Federal Block Grant programs that can be taken to decrease oral health disparitiesThe following learning objectives can be met by reviewing the entire Opening the Mouth <text:s/>program.</text:p>
            <text:p/>
            <text:p/>
            <text:p/>
            <text:p><text:s text:c="4"/>* Describe the connection between oral health and overall health</text:p>
            <text:p/>
            <text:p><text:s text:c="4"/>* Characterize dental caries as an infectious, transmissible, communicable disease</text:p>
            <text:p/>
            <text:p><text:s text:c="4"/>* State the prevalence, acuity and consequence of dental disease</text:p>
            <text:p/>
            <text:p><text:s text:c="4"/>* Differentiate the dental care finance, delivery and workforce issues from analogous medical care issues</text:p>
            <text:p/>
            <text:p><text:s text:c="4"/>* List general action steps that can be taken to decrease oral health disparities</text:p>
            <text:p/>
            <text:p><text:s text:c="4"/>* Describe action steps specific to Title V Maternal and Child Health Federal Block Grant programs that can be taken to decrease oral health disparitiesThe following learning objectives can be met by reviewing the entire Opening the Mouth <text:s/>program.</text:p>
            <text:p/>
            <text:p/>
            <text:p/>
            <text:p><text:s text:c="4"/>* Describe the connection between oral health and overall health</text:p>
            <text:p/>
            <text:p><text:s text:c="4"/>* Characterize dental caries as an infectious, transmissible, communicable disease</text:p>
            <text:p/>
            <text:p><text:s text:c="4"/>* State the prevalence, acuity and consequence of dental disease</text:p>
            <text:p/>
            <text:p><text:s text:c="4"/>* Differentiate the dental care finance, delivery and workforce issues from analogous medical care issues</text:p>
            <text:p/>
            <text:p><text:s text:c="4"/>* List general action steps that can be taken to decrease oral health disparities</text:p>
            <text:p/>
            <text:p><text:s text:c="4"/>* Describe action steps specific to Title V Maternal and Child Health Federal Block Grant programs that can be taken to decrease oral health disparities</text:p>
          </table:table-cell>
          <table:table-cell table:style-name="ce3" office:value-type="string">
            <text:p>http://ccnmtl.columbia.edu/projects/otm/index.html</text:p>
          </table:table-cell>
          <table:table-cell table:style-name="ce3" office:value-type="string">
            <text:p>4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4B2</text:p>
          </table:table-cell>
          <table:table-cell table:style-name="ce3"/>
          <table:table-cell table:style-name="ce3" office:value-type="string">
            <text:p>5B7</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0"/>
          <table:table-cell table:style-name="ce3" office:value-type="float" office:value="336">
            <text:p>336</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27">
            <text:p>27</text:p>
          </table:table-cell>
          <table:table-cell table:style-name="ce3" office:value-type="float" office:value="22">
            <text:p>22</text:p>
          </table:table-cell>
          <table:table-cell table:style-name="ce3" office:value-type="float" office:value="24">
            <text:p>24</text:p>
          </table:table-cell>
          <table:table-cell table:style-name="ce3" office:value-type="float" office:value="0">
            <text:p>0</text:p>
          </table:table-cell>
          <table:table-cell table:number-columns-repeated="966"/>
        </table:table-row>
        <table:table-row table:style-name="ro88">
          <table:table-cell table:style-name="ce3" office:value-type="string">
            <text:p>Communicate to Make a Difference: Exploring Cross-Cultural Communication</text:p>
          </table:table-cell>
          <table:table-cell table:style-name="ce3" office:value-type="float" office:value="1">
            <text:p>1</text:p>
          </table:table-cell>
          <table:table-cell table:style-name="ce3" office:value-type="string">
            <text:p>This course, consisting of 3 modules, leads users through the various facets of culture and communication in a stimulating format. Learners must make decisions in a real-world public health scenario, while discovering communication strategies they can employ in their daily work. Accredited for 2.5 Category 1 credits CME, 2.5 continuing education contact hours for CHES, and 3 contact hours for nurses</text:p>
          </table:table-cell>
          <table:table-cell table:style-name="ce6" table:formula="of:=HYPERLINK(&quot;http://www.lowernysphtc.org/content/exploring-cross-cultural-communication&quot;;&quot;http://www.lowernysphtc.org/content/exploring-cross-cultural-communication&quot;)" office:value-type="string" office:string-value="http://www.lowernysphtc.org/content/exploring-cross-cultural-communication">
            <text:p>http://www.lowernysphtc.org/content/exploring-cross-cultural-communication</text:p>
          </table:table-cell>
          <table:table-cell table:style-name="ce3" office:value-type="string">
            <text:p>4A4</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A2</text:p>
          </table:table-cell>
          <table:table-cell table:style-name="ce3" office:value-type="string">
            <text:p>K</text:p>
          </table:table-cell>
          <table:table-cell table:style-name="ce3" office:value-type="string">
            <text:p>4B4</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3B6</text:p>
          </table:table-cell>
          <table:table-cell table:style-name="ce3"/>
          <table:table-cell table:style-name="ce3" office:value-type="string">
            <text:p>4B3</text:p>
          </table:table-cell>
          <table:table-cell table:style-name="ce3"/>
          <table:table-cell table:style-name="ce3" office:value-type="string">
            <text:p>3B2</text:p>
          </table:table-cell>
          <table:table-cell table:style-name="ce3" table:number-columns-repeated="19"/>
          <table:table-cell table:style-name="ce3" office:value-type="string">
            <text:p>http://www.train.org/DesktopModules/eLearning/CourseDetails/CourseDetailsForm.aspx?tabid=62&amp;CourseID=1002263</text:p>
          </table:table-cell>
          <table:table-cell table:style-name="ce3" table:number-columns-repeated="2"/>
          <table:table-cell table:style-name="ce3" office:value-type="float" office:value="61">
            <text:p>61</text:p>
          </table:table-cell>
          <table:table-cell table:style-name="ce3" office:value-type="string">
            <text:p>Web-based Course</text:p>
          </table:table-cell>
          <table:table-cell table:style-name="ce3" office:value-type="string">
            <text:p>free</text:p>
          </table:table-cell>
          <table:table-cell table:style-name="ce3" office:value-type="string">
            <text:p>3-6 hours over 30 days</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1">
            <text:p>1</text:p>
          </table:table-cell>
          <table:table-cell table:number-columns-repeated="966"/>
        </table:table-row>
        <table:table-row table:style-name="ro88">
          <table:table-cell table:style-name="ce3" office:value-type="string">
            <text:p>Exploring Cross-Cultural Communication</text:p>
          </table:table-cell>
          <table:table-cell table:style-name="ce3" office:value-type="float" office:value="1">
            <text:p>1</text:p>
          </table:table-cell>
          <table:table-cell table:style-name="ce3" office:value-type="string">
            <text:p>This course, consisting of 3 modules, leads users through the various facets of culture and communication in a stimulating format. Learners must make decisions in a real-world public health scenario, while discovering communication strategies they can employ in their daily work. Accredited for 2.5 Category 1 credits CME, 2.5 continuing education contact hours for CHES, and 3 contact hours for nurses</text:p>
          </table:table-cell>
          <table:table-cell table:style-name="ce3" office:value-type="string">
            <text:p>http://www.lowernysphtc.org/content/exploring-cross-cultural-communication</text:p>
          </table:table-cell>
          <table:table-cell table:style-name="ce3" office:value-type="string">
            <text:p>4A4</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3A2</text:p>
          </table:table-cell>
          <table:table-cell table:style-name="ce3" office:value-type="string">
            <text:p>K</text:p>
          </table:table-cell>
          <table:table-cell table:style-name="ce3" office:value-type="string">
            <text:p>4B4</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3B6</text:p>
          </table:table-cell>
          <table:table-cell table:style-name="ce3"/>
          <table:table-cell table:style-name="ce10" office:value-type="string">
            <text:p>4B3</text:p>
          </table:table-cell>
          <table:table-cell table:style-name="ce10"/>
          <table:table-cell table:style-name="ce3" office:value-type="string">
            <text:p>3B2</text:p>
          </table:table-cell>
          <table:table-cell table:style-name="ce3" table:number-columns-repeated="19"/>
          <table:table-cell table:style-name="ce3" office:value-type="string">
            <text:p>http://www.train.org/DesktopModules/eLearning/CourseDetails/CourseDetailsForm.aspx?tabid=62&amp;CourseID=1002263</text:p>
          </table:table-cell>
          <table:table-cell table:style-name="ce3" table:number-columns-repeated="2"/>
          <table:table-cell table:style-name="ce3" office:value-type="float" office:value="219">
            <text:p>219</text:p>
          </table:table-cell>
          <table:table-cell table:style-name="ce3" office:value-type="string">
            <text:p>Web-based Course</text:p>
          </table:table-cell>
          <table:table-cell table:style-name="ce3" office:value-type="string">
            <text:p>Free</text:p>
          </table:table-cell>
          <table:table-cell table:style-name="ce3" office:value-type="string">
            <text:p>3-6 hours over 30 days</text:p>
          </table:table-cell>
          <table:table-cell table:style-name="ce3"/>
          <table:table-cell table:style-name="ce3" office:value-type="float" office:value="5">
            <text:p>5</text:p>
          </table:table-cell>
          <table:table-cell table:style-name="ce3" office:value-type="float" office:value="40">
            <text:p>40</text:p>
          </table:table-cell>
          <table:table-cell table:style-name="ce3"/>
          <table:table-cell table:style-name="ce3" office:value-type="float" office:value="1">
            <text:p>1</text:p>
          </table:table-cell>
          <table:table-cell table:number-columns-repeated="966"/>
        </table:table-row>
        <table:table-row table:style-name="ro92">
          <table:table-cell table:style-name="ce3" office:value-type="string">
            <text:p>Advocating for Healthy Environments and Healthy People</text:p>
          </table:table-cell>
          <table:table-cell table:style-name="ce3" office:value-type="float" office:value="1">
            <text:p>1</text:p>
          </table:table-cell>
          <table:table-cell table:style-name="ce3" office:value-type="string">
            <text:p>This non-mentored, self-paced course provides key information and resources for nurses who want to be more effective advocates for protecting the environment and human health. This course includes slide presentations, case studies, video clips, and provides Internet-based resources. This course will be taught in five modules including: What is Advocacy?; Framing Environmental Health; Who's in Charge?; Influencing Government; and Influencing the Process.</text:p>
          </table:table-cell>
          <table:table-cell table:style-name="ce6" table:formula="of:=HYPERLINK(&quot;http://practice.sph.umich.edu/mphtc/site.php?module=courses_one_online_course&amp;id=234&quot;;&quot;http://practice.sph.umich.edu/mphtc/site.php?module=courses_one_online_course&amp;id=234&quot;)" office:value-type="string" office:string-value="http://practice.sph.umich.edu/mphtc/site.php?module=courses_one_online_course&amp;id=234">
            <text:p>http://practice.sph.umich.edu/mphtc/site.php?module=courses_one_online_course&amp;id=234</text:p>
          </table:table-cell>
          <table:table-cell table:style-name="ce3" office:value-type="string">
            <text:p>5A10</text:p>
          </table:table-cell>
          <table:table-cell table:style-name="ce3" office:value-type="string">
            <text:p>K</text:p>
          </table:table-cell>
          <table:table-cell table:style-name="ce3" office:value-type="string">
            <text:p>5B10</text:p>
          </table:table-cell>
          <table:table-cell table:style-name="ce3" table:number-columns-repeated="42"/>
          <table:table-cell table:style-name="ce3" office:value-type="float" office:value="223">
            <text:p>223</text:p>
          </table:table-cell>
          <table:table-cell table:style-name="ce3" office:value-type="string">
            <text:p>Web-based Course</text:p>
          </table:table-cell>
          <table:table-cell table:style-name="ce3" office:value-type="string">
            <text:p>Free</text:p>
          </table:table-cell>
          <table:table-cell table:style-name="ce3" office:value-type="string">
            <text:p>4 hours</text:p>
          </table:table-cell>
          <table:table-cell table:style-name="ce3"/>
          <table:table-cell table:style-name="ce3" office:value-type="float" office:value="7">
            <text:p>7</text:p>
          </table:table-cell>
          <table:table-cell table:style-name="ce3" office:value-type="float" office:value="19">
            <text:p>19</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88">
          <table:table-cell table:style-name="ce3" office:value-type="string">
            <text:p>Oral Health in Children</text:p>
          </table:table-cell>
          <table:table-cell table:style-name="ce3" office:value-type="float" office:value="1">
            <text:p>1</text:p>
          </table:table-cell>
          <table:table-cell table:style-name="ce3" office:value-type="string">
            <text:p>Speaker: </text:p>
            <text:p/>
            <text:p>Jayanth Kumar, DDS, MPH</text:p>
            <text:p/>
            <text:p>Director, Oral Health Surveillance and Research</text:p>
            <text:p/>
            <text:p>Bureau of Dental Health, New York State Department of Health </text:p>
            <text:p/>
            <text:p/>
            <text:p/>
            <text:p>This program will focus on oral health problems in children and its impact. <text:s/>Dr. Kumar, dental public health specialist, will discuss the extent of dental diseases, its distribution and progress made toward accomplishing Healthy People 2010 oral health objectives. He will also discuss the recommendations from the Centers for Disease Control and Prevention and other professional groups about available interventions. <text:s/>This program will educate local public health officials and health care providers about surveillance, the state oral health plan and efforts to control oral diseases in children.Speaker: </text:p>
            <text:p/>
            <text:p>Jayanth Kumar, DDS, MPH</text:p>
            <text:p/>
            <text:p>Director, Oral Health Surveillance and Research</text:p>
            <text:p/>
            <text:p>Bureau of Dental Health, New York State Department of Health </text:p>
            <text:p/>
            <text:p/>
            <text:p/>
            <text:p>This program will focus on oral health problems in children and its impact. <text:s/>Dr. Kumar, dental public health specialist, will discuss the extent of dental diseases, its distribution and progress made toward accomplishing Healthy People 2010 oral health objectives. He will also discuss the recommendations from the Centers for Disease Control and Prevention and other professional groups about available interventions. <text:s/>This program will educate local public health officials and health care providers about surveillance, the state oral health plan and efforts to control oral diseases in children.Speaker: </text:p>
            <text:p/>
            <text:p>Jayanth Kumar, DDS, MPH</text:p>
            <text:p/>
            <text:p>Director, Oral Health Surveillance and Research</text:p>
            <text:p/>
            <text:p>Bureau of Dental Health, New York State Department of Health </text:p>
            <text:p/>
            <text:p/>
            <text:p/>
            <text:p>This program will focus on oral health problems in children and its impact. <text:s/>Dr. Kumar, dental public health specialist, will discuss the extent of dental diseases, its distribution and progress made toward accomplishing Healthy People 2010 oral health objectives. He will also discuss the recommendations from the Centers for Disease Control and Prevention and other professional groups about available interventions. <text:s/>This program will educate local public health officials and health care providers about surveillance, the state oral health plan and efforts to control oral diseases in children.Speaker: </text:p>
            <text:p/>
            <text:p>Jayanth Kumar, DDS, MPH</text:p>
            <text:p/>
            <text:p>Director, Oral Health Surveillance and Research</text:p>
            <text:p/>
            <text:p>Bureau of Dental Health, New York State Department of Health </text:p>
            <text:p/>
            <text:p/>
            <text:p/>
            <text:p>This program will focus on oral health problems in children and its impact. <text:s/>Dr. Kumar, dental public health specialist, will discuss the extent of dental diseases, its distribution and progress made toward accomplishing Healthy People 2010 oral health objectives. He will also discuss the recommendations from the Centers for Disease Control and Prevention and other professional groups about available interventions. <text:s/>This program will educate local public health officials and health care providers about surveillance, the state oral health plan and efforts to control oral diseases in children.Speaker: </text:p>
            <text:p/>
            <text:p>Jayanth Kumar, DDS, MPH</text:p>
            <text:p/>
            <text:p>Director, Oral Health Surveillance and Research</text:p>
            <text:p/>
            <text:p>Bureau of Dental Health, New York State Department of Health </text:p>
            <text:p/>
            <text:p/>
            <text:p/>
            <text:p>This program will focus on oral health problems in children and its impact. <text:s/>Dr. Kumar, dental public health specialist, will discuss the extent of dental diseases, its distribution and progress made toward accomplishing Healthy People 2010 oral health objectives. He will also discuss the recommendations from the Centers for Disease Control and Prevention and other professional groups about available interventions. <text:s/>This program will educate local public health officials and health care providers about surveillance, the state oral health plan and efforts to control oral diseases in children.Speaker: </text:p>
            <text:p/>
            <text:p>Jayanth Kumar, DDS, MPH</text:p>
            <text:p/>
            <text:p>Director, Oral Health Surveillance and Research</text:p>
            <text:p/>
            <text:p>Bureau of Dental Health, New York State Department of Health </text:p>
            <text:p/>
            <text:p/>
            <text:p/>
            <text:p>This program will focus on oral health problems in children and its impact. <text:s/>Dr. Kumar, dental public health specialist, will discuss the extent of dental diseases, its distribution and progress made toward accomplishing Healthy People 2010 oral health objectives. He will also discuss the recommendations from the Centers for Disease Control and Prevention and other professional groups about available interventions. <text:s/>This program will educate local public health officials and health care providers about surveillance, the state oral health plan and efforts to control oral diseases in children.Speaker: </text:p>
            <text:p/>
            <text:p>Jayanth Kumar, DDS, MPH</text:p>
            <text:p/>
            <text:p>Director, Oral Health Surveillance and Research</text:p>
            <text:p/>
            <text:p>Bureau of Dental Health, New York State Department of Health </text:p>
            <text:p/>
            <text:p/>
            <text:p/>
            <text:p>This program will focus on oral health problems in children and its impact. <text:s/>Dr. Kumar, dental public health specialist, will discuss the extent of dental diseases, its distribution and progress made toward accomplishing Healthy People 2010 oral health objectives. He will also discuss the recommendations from the Centers for Disease Control and Prevention and other professional groups about available interventions. <text:s/>This program will educate local public health officials and health care providers about surveillance, the state oral health plan and efforts to control oral diseases in children.</text:p>
          </table:table-cell>
          <table:table-cell table:style-name="ce3" office:value-type="string">
            <text:p>http://www.albany.edu/sph/coned/phldental.htm</text:p>
          </table:table-cell>
          <table:table-cell table:style-name="ce3" office:value-type="string">
            <text:p>5A10</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5B10</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table-cell table:style-name="ce10" office:value-type="string">
            <text:p>5A1</text:p>
          </table:table-cell>
          <table:table-cell table:style-name="ce10"/>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B6</text:p>
          </table:table-cell>
          <table:table-cell table:style-name="ce3" table:number-columns-repeated="18"/>
          <table:table-cell table:style-name="ce3" office:value-type="float" office:value="290">
            <text:p>290</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7">
            <text:p>27</text:p>
          </table:table-cell>
          <table:table-cell table:style-name="ce3" office:value-type="float" office:value="22">
            <text:p>22</text:p>
          </table:table-cell>
          <table:table-cell table:style-name="ce3" office:value-type="float" office:value="37">
            <text:p>37</text:p>
          </table:table-cell>
          <table:table-cell table:style-name="ce3" office:value-type="float" office:value="0">
            <text:p>0</text:p>
          </table:table-cell>
          <table:table-cell table:number-columns-repeated="966"/>
        </table:table-row>
        <table:table-row table:style-name="ro92">
          <table:table-cell table:style-name="ce5" office:value-type="string">
            <text:p>Understanding Preconception Health: A Course for Community Health Workers</text:p>
          </table:table-cell>
          <table:table-cell table:style-name="ce3" office:value-type="float" office:value="1">
            <text:p>1</text:p>
          </table:table-cell>
          <table:table-cell table:style-name="ce3" office:value-type="string">
            <text:p>Preconception Health Cafe is a web-based course that provides an overview of the importance of preconception health. Specifically it focuses on the first six of ten "Recommendations to Improve Preconception Health and Healthcare" from the Centers for Disease Control and Prevention (CDC). These recommendations to improve health outcomes are:</text:p>
            <text:p/>
            <text:p/>
            <text:p/>
            <text:p><text:s text:c="3"/>1. Individual Responsibility Across the Lifespan</text:p>
            <text:p/>
            <text:p><text:s text:c="3"/>2. Consumer Awareness</text:p>
            <text:p/>
            <text:p><text:s text:c="3"/>3. Preventive Visits</text:p>
            <text:p/>
            <text:p><text:s text:c="3"/>4. Interventions for Identified Risks</text:p>
            <text:p/>
            <text:p><text:s text:c="3"/>5. Interconception Care</text:p>
            <text:p/>
            <text:p><text:s text:c="3"/>6. Pre-pregnancy Checkup</text:p>
            <text:p/>
            <text:p/>
            <text:p/>
            <text:p>This course has six lessons with updated health information for each CDC recommendation. Each lesson provides interactive tools and/or strategies for skills development to strengthen outreach and improve preconception health within the community. This course also includes sections on Men's Health and cultural perspectives as well as resource directories (i.e. Links Espresso and Sugar &amp; Cream).Preconception Health Cafe is a web-based course that provides an overview of the importance of preconception health. Specifically it focuses on the first six of ten "Recommendations to Improve Preconception Health and Healthcare" from the Centers for Disease Control and Prevention (CDC). These recommendations to improve health outcomes are:</text:p>
            <text:p/>
            <text:p/>
            <text:p/>
            <text:p><text:s text:c="3"/>1. Individual Responsibility Across the Lifespan</text:p>
            <text:p/>
            <text:p><text:s text:c="3"/>2. Consumer Awareness</text:p>
            <text:p/>
            <text:p><text:s text:c="3"/>3. Preventive Visits</text:p>
            <text:p/>
            <text:p><text:s text:c="3"/>4. Interventions for Identified Risks</text:p>
            <text:p/>
            <text:p><text:s text:c="3"/>5. Interconception Care</text:p>
            <text:p/>
            <text:p><text:s text:c="3"/>6. Pre-pregnancy Checkup</text:p>
            <text:p/>
            <text:p/>
            <text:p/>
            <text:p>This course has six lessons with updated health information for each CDC recommendation. Each lesson provides interactive tools and/or strategies for skills development to strengthen outreach and improve preconception health within the community. This course also includes sections on Men's Health and cultural perspectives as well as resource directories (i.e. Links Espresso and Sugar &amp; Cream).Preconception Health Cafe is a web-based course that provides an overview of the importance of preconception health. Specifically it focuses on the first six of ten "Recommendations to Improve Preconception Health and Healthcare" from the Centers for Disease Control and Prevention (CDC). These recommendations to improve health outcomes are:</text:p>
            <text:p/>
            <text:p/>
            <text:p/>
            <text:p><text:s text:c="3"/>1. Individual Responsibility Across the Lifespan</text:p>
            <text:p/>
            <text:p><text:s text:c="3"/>2. Consumer Awareness</text:p>
            <text:p/>
            <text:p><text:s text:c="3"/>3. Preventive Visits</text:p>
            <text:p/>
            <text:p><text:s text:c="3"/>4. Interventions for Identified Risks</text:p>
            <text:p/>
            <text:p><text:s text:c="3"/>5. Interconception Care</text:p>
            <text:p/>
            <text:p><text:s text:c="3"/>6. Pre-pregnancy Checkup</text:p>
            <text:p/>
            <text:p/>
            <text:p/>
            <text:p>This course has six lessons with updated health information for each CDC recommendation. Each lesson provides interactive tools and/or strategies for skills development to strengthen outreach and improve preconception health within the community. This course also includes sections on Men's Health and cultural perspectives as well as resource directories (i.e. Links Espresso and Sugar &amp; Cream).Preconception Health Cafe is a web-based course that provides an overview of the importance of preconception health. Specifically it focuses on the first six of ten "Recommendations to Improve Preconception Health and Healthcare" from the Centers for Disease Control and Prevention (CDC). These recommendations to improve health outcomes are:</text:p>
            <text:p/>
            <text:p/>
            <text:p/>
            <text:p><text:s text:c="3"/>1. Individual Responsibility Across the Lifespan</text:p>
            <text:p/>
            <text:p><text:s text:c="3"/>2. Consumer Awareness</text:p>
            <text:p/>
            <text:p><text:s text:c="3"/>3. Preventive Visits</text:p>
            <text:p/>
            <text:p><text:s text:c="3"/>4. Interventions for Identified Risks</text:p>
            <text:p/>
            <text:p><text:s text:c="3"/>5. Interconception Care</text:p>
            <text:p/>
            <text:p><text:s text:c="3"/>6. Pre-pregnancy Checkup</text:p>
            <text:p/>
            <text:p/>
            <text:p/>
            <text:p>This course has six lessons with updated health information for each CDC recommendation. Each lesson provides interactive tools and/or strategies for skills development to strengthen outreach and improve preconception health within the community. This course also includes sections on Men's Health and cultural perspectives as well as resource directories (i.e. Links Espresso and Sugar &amp; Cream).</text:p>
          </table:table-cell>
          <table:table-cell table:style-name="ce3" office:value-type="string">
            <text:p>http://www.phtc-online.org/learning/pages/catalog/pch/</text:p>
          </table:table-cell>
          <table:table-cell table:style-name="ce3" office:value-type="string">
            <text:p>5A10</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4A3</text:p>
          </table:table-cell>
          <table:table-cell table:style-name="ce3" office:value-type="string">
            <text:p>A</text:p>
          </table:table-cell>
          <table:table-cell table:style-name="ce3" office:value-type="string">
            <text:p>5A8</text:p>
          </table:table-cell>
          <table:table-cell table:style-name="ce3"/>
          <table:table-cell table:style-name="ce3" office:value-type="string">
            <text:p>1A1</text:p>
          </table:table-cell>
          <table:table-cell table:style-name="ce3"/>
          <table:table-cell table:style-name="ce3" office:value-type="string">
            <text:p>5B10</text:p>
          </table:table-cell>
          <table:table-cell table:style-name="ce3"/>
          <table:table-cell table:style-name="ce3" office:value-type="string">
            <text:p>4B1</text:p>
          </table:table-cell>
          <table:table-cell table:style-name="ce3"/>
          <table:table-cell table:style-name="ce3" office:value-type="string">
            <text:p>4B2</text:p>
          </table:table-cell>
          <table:table-cell table:style-name="ce3"/>
          <table:table-cell table:style-name="ce3" office:value-type="string">
            <text:p>4B3</text:p>
          </table:table-cell>
          <table:table-cell table:style-name="ce3"/>
          <table:table-cell table:style-name="ce10" office:value-type="string">
            <text:p>5B8</text:p>
          </table:table-cell>
          <table:table-cell table:style-name="ce10"/>
          <table:table-cell table:style-name="ce3" office:value-type="string">
            <text:p>5A1</text:p>
          </table:table-cell>
          <table:table-cell table:style-name="ce3"/>
          <table:table-cell table:style-name="ce10" office:value-type="string">
            <text:p>1B1</text:p>
          </table:table-cell>
          <table:table-cell table:style-name="ce10"/>
          <table:table-cell table:style-name="ce3" office:value-type="string">
            <text:p>5B1</text:p>
          </table:table-cell>
          <table:table-cell table:style-name="ce3" table:number-columns-repeated="18"/>
          <table:table-cell table:style-name="ce3" office:value-type="float" office:value="337">
            <text:p>337</text:p>
          </table:table-cell>
          <table:table-cell table:style-name="ce3" office:value-type="string">
            <text:p>Web-based Course</text:p>
          </table:table-cell>
          <table:table-cell table:style-name="ce3" office:value-type="float" office:value="0">
            <text:p>0</text:p>
          </table:table-cell>
          <table:table-cell table:style-name="ce3" office:value-type="string">
            <text:p>2 hours</text:p>
          </table:table-cell>
          <table:table-cell table:style-name="ce3"/>
          <table:table-cell table:style-name="ce3" office:value-type="float" office:value="22">
            <text:p>22</text:p>
          </table:table-cell>
          <table:table-cell table:style-name="ce3" office:value-type="float" office:value="43">
            <text:p>43</text:p>
          </table:table-cell>
          <table:table-cell table:style-name="ce3" office:value-type="float" office:value="5">
            <text:p>5</text:p>
          </table:table-cell>
          <table:table-cell table:style-name="ce3" office:value-type="float" office:value="0">
            <text:p>0</text:p>
          </table:table-cell>
          <table:table-cell table:number-columns-repeated="966"/>
        </table:table-row>
        <table:table-row table:style-name="ro88">
          <table:table-cell table:style-name="ce3" office:value-type="string">
            <text:p>An Integrated Approach to Chronic Disease Prevention: The Steps to a Healthier NY Model</text:p>
          </table:table-cell>
          <table:table-cell table:style-name="ce3" office:value-type="float" office:value="1">
            <text:p>1</text:p>
          </table:table-cell>
          <table:table-cell table:style-name="ce3" office:value-type="string">
            <text:p>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Speakers: </text:p>
            <text:p/>
            <text:p>David Hoffman, MS, Director, Bureau of Chronic Disease Services, NYS Department of Health</text:p>
            <text:p/>
            <text:p>Mary McFadden, Director, Steps to a Healthier New York, Broome County, NY</text:p>
            <text:p/>
            <text:p/>
            <text:p/>
            <text:p/>
            <text:p/>
            <text:p>Program Description: </text:p>
            <text:p/>
            <text:p/>
            <text:p/>
            <text:p>In the United States today, seven of ten deaths are attributable to chronic diseases such as obesity, diabetes, and asthma. This program will showcase a new innovative model for addressing the prevention of these chronic diseases. The benefits of an integrated approach will be demonstrated through discussions with community stakeholders and highlights from selected interventions from the four Steps to Healthier NY communities (Broome, Chautauqua, Jefferson, and Rockland counties).</text:p>
          </table:table-cell>
          <table:table-cell table:style-name="ce3" office:value-type="string">
            <text:p>http://www.albany.edu/sph/coned/t2b2steps.htm</text:p>
          </table:table-cell>
          <table:table-cell table:style-name="ce3" office:value-type="string">
            <text:p>5A2</text:p>
          </table:table-cell>
          <table:table-cell table:style-name="ce3" office:value-type="string">
            <text:p>A</text:p>
          </table:table-cell>
          <table:table-cell table:style-name="ce3" office:value-type="string">
            <text:p>5B2</text:p>
          </table:table-cell>
          <table:table-cell table:style-name="ce3" table:number-columns-repeated="42"/>
          <table:table-cell table:style-name="ce3" office:value-type="float" office:value="87">
            <text:p>87</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32">
            <text:p>32</text:p>
          </table:table-cell>
          <table:table-cell table:style-name="ce3" office:value-type="float" office:value="33">
            <text:p>33</text:p>
          </table:table-cell>
          <table:table-cell table:style-name="ce3" office:value-type="float" office:value="0">
            <text:p>0</text:p>
          </table:table-cell>
          <table:table-cell table:number-columns-repeated="966"/>
        </table:table-row>
        <table:table-row table:style-name="ro88">
          <table:table-cell table:style-name="ce3" office:value-type="string">
            <text:p>Social Marketing on a Shoestring Budget</text:p>
          </table:table-cell>
          <table:table-cell table:style-name="ce3" office:value-type="float" office:value="1">
            <text:p>1</text:p>
          </table:table-cell>
          <table:table-cell table:style-name="ce3" office:value-type="string">
            <text:p>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Speaker: </text:p>
            <text:p/>
            <text:p>Rebecca Brookes, Director of Social Marketing, PPFA </text:p>
            <text:p/>
            <text:p/>
            <text:p/>
            <text:p>Program Description: </text:p>
            <text:p/>
            <text:p/>
            <text:p/>
            <text:p/>
            <text:p/>
            <text:p>Social Marketing - a process for influencing human behavior on a large scale - is often envisioned as needing a huge budget. This program will discuss how to put your "customer" at the center of this process as we look at effective ways to do marketing and publicity on a limited budget. </text:p>
            <text:p/>
            <text:p/>
            <text:p/>
            <text:p>Sponsored by Robert Wood Johnson Turning Point Social Marketing National Excellence Collaborative</text:p>
          </table:table-cell>
          <table:table-cell table:style-name="ce3" office:value-type="string">
            <text:p>http://www.albany.edu/sph/coned/t2b2shoestring.htm</text:p>
          </table:table-cell>
          <table:table-cell table:style-name="ce3" office:value-type="string">
            <text:p>5A2</text:p>
          </table:table-cell>
          <table:table-cell table:style-name="ce3" office:value-type="string">
            <text:p>A</text:p>
          </table:table-cell>
          <table:table-cell table:style-name="ce3" office:value-type="string">
            <text:p>4A2</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5B2</text:p>
          </table:table-cell>
          <table:table-cell table:style-name="ce3"/>
          <table:table-cell table:style-name="ce3" office:value-type="string">
            <text:p>4B2</text:p>
          </table:table-cell>
          <table:table-cell table:style-name="ce3"/>
          <table:table-cell table:style-name="ce3" office:value-type="string">
            <text:p>3B3</text:p>
          </table:table-cell>
          <table:table-cell table:style-name="ce3" table:number-columns-repeated="34"/>
          <table:table-cell table:style-name="ce3" office:value-type="float" office:value="89">
            <text:p>89</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1">
            <text:p>21</text:p>
          </table:table-cell>
          <table:table-cell table:style-name="ce3" table:number-columns-repeated="2"/>
          <table:table-cell table:style-name="ce3" office:value-type="float" office:value="0">
            <text:p>0</text:p>
          </table:table-cell>
          <table:table-cell table:number-columns-repeated="966"/>
        </table:table-row>
        <table:table-row table:style-name="ro38">
          <table:table-cell table:style-name="ce3" office:value-type="string">
            <text:p>School-based Health Centers: Model Programs</text:p>
          </table:table-cell>
          <table:table-cell table:style-name="ce3" office:value-type="float" office:value="1">
            <text:p>1</text:p>
          </table:table-cell>
          <table:table-cell table:style-name="ce3" office:value-type="string">
            <text:p>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Speakers: </text:p>
            <text:p/>
            <text:p>Annette Johnson, Director of School Health Program, Bureau of Child and Adolescent Health, NYS Department of Health, gave an overview of SBHC's; Fred Donkoh, MD, Medical Director, Harlem Hospital Center School Based Health Programs, talked about the programs connected with his hospital. </text:p>
            <text:p/>
            <text:p/>
            <text:p/>
            <text:p>Program Description: </text:p>
            <text:p/>
            <text:p>In New York State comprehensive health services were provided to 202,000 students in 182 School-Based Health Centers (SBHCs) in 2001. This presentation focuses on the purpose, role and the benefits of SBHCs and what community leaders can do to initiate and support an SBHC in their community.</text:p>
          </table:table-cell>
          <table:table-cell table:style-name="ce3" office:value-type="string">
            <text:p>http://www.albany.edu/sph/coned/t2b2schoolbasedhealth.htm</text:p>
          </table:table-cell>
          <table:table-cell table:style-name="ce3" office:value-type="string">
            <text:p>5A2</text:p>
          </table:table-cell>
          <table:table-cell table:style-name="ce3" office:value-type="string">
            <text:p>A</text:p>
          </table:table-cell>
          <table:table-cell table:style-name="ce3" office:value-type="string">
            <text:p>5B2</text:p>
          </table:table-cell>
          <table:table-cell table:style-name="ce3" table:number-columns-repeated="42"/>
          <table:table-cell table:style-name="ce3" office:value-type="float" office:value="100">
            <text:p>100</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3">
            <text:p>33</text:p>
          </table:table-cell>
          <table:table-cell table:style-name="ce3" office:value-type="float" office:value="28">
            <text:p>28</text:p>
          </table:table-cell>
          <table:table-cell table:style-name="ce3"/>
          <table:table-cell table:style-name="ce3" office:value-type="float" office:value="0">
            <text:p>0</text:p>
          </table:table-cell>
          <table:table-cell table:number-columns-repeated="966"/>
        </table:table-row>
        <table:table-row table:style-name="ro54">
          <table:table-cell table:style-name="ce3" office:value-type="string">
            <text:p>Public Health Works and the Future of Public Health (T2B2)</text:p>
          </table:table-cell>
          <table:table-cell table:style-name="ce3" office:value-type="float" office:value="1">
            <text:p>1</text:p>
          </table:table-cell>
          <table:table-cell table:style-name="ce3" office:value-type="string">
            <text:p>As public health officials, how can we best address the needs of a growing population in an ever changing environment? Public health leaders are already involved in a wide array of health promotion, prevention and disease management programs from AIDS to zoonoses, anti-smoking and immunization campaigns, safe food and water inspections, plus bioterrorism preparedness. But now, as we learn more about the social determinants of health: education, income, housing and transportation - we need to examine an even broader framework for public health action in our communities, large and small. In this program we'll discuss these new challenges for public health professionals.</text:p>
          </table:table-cell>
          <table:table-cell table:style-name="ce3" office:value-type="string">
            <text:p>http://www.albany.edu/sph/coned/t2b2phworks.htm</text:p>
          </table:table-cell>
          <table:table-cell table:style-name="ce3" office:value-type="string">
            <text:p>5A2</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5B2</text:p>
          </table:table-cell>
          <table:table-cell table:style-name="ce3"/>
          <table:table-cell table:style-name="ce3" office:value-type="string">
            <text:p>6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10" office:value-type="string">
            <text:p>5B1</text:p>
          </table:table-cell>
          <table:table-cell table:style-name="ce10"/>
          <table:table-cell table:style-name="ce3" office:value-type="string">
            <text:p>6A2</text:p>
          </table:table-cell>
          <table:table-cell table:style-name="ce3"/>
          <table:table-cell table:style-name="ce10" office:value-type="string">
            <text:p>7A1</text:p>
          </table:table-cell>
          <table:table-cell table:style-name="ce10"/>
          <table:table-cell table:style-name="ce3" office:value-type="string">
            <text:p>7A2</text:p>
          </table:table-cell>
          <table:table-cell table:style-name="ce3"/>
          <table:table-cell table:style-name="ce10" office:value-type="string">
            <text:p>6B1</text:p>
          </table:table-cell>
          <table:table-cell table:style-name="ce10"/>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table-cell table:style-name="ce10" office:value-type="string">
            <text:p>6B4</text:p>
          </table:table-cell>
          <table:table-cell table:style-name="ce10"/>
          <table:table-cell table:style-name="ce3" office:value-type="string">
            <text:p>6B6</text:p>
          </table:table-cell>
          <table:table-cell table:style-name="ce3" table:number-columns-repeated="6"/>
          <table:table-cell table:style-name="ce3" office:value-type="float" office:value="199">
            <text:p>199</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28">
            <text:p>28</text:p>
          </table:table-cell>
          <table:table-cell table:style-name="ce3" office:value-type="float" office:value="42">
            <text:p>42</text:p>
          </table:table-cell>
          <table:table-cell table:style-name="ce3" office:value-type="float" office:value="0">
            <text:p>0</text:p>
          </table:table-cell>
          <table:table-cell table:number-columns-repeated="966"/>
        </table:table-row>
        <table:table-row table:style-name="ro54">
          <table:table-cell table:style-name="ce3" office:value-type="string">
            <text:p>New Rules for Strengthening the Public Health System</text:p>
          </table:table-cell>
          <table:table-cell table:style-name="ce3" office:value-type="float" office:value="1">
            <text:p>1</text:p>
          </table:table-cell>
          <table:table-cell table:style-name="ce3" office:value-type="string">
            <text:p>Presented by Leslie Beitsch, MD, JD, Director, Center for Medicine and Public Health at Florida State University, this broadcast focuses on the role of local boards of health and what boards can do to improve performance standards and overall public health.</text:p>
          </table:table-cell>
          <table:table-cell table:style-name="ce6" table:formula="of:=HYPERLINK(&quot;http://wbgustream.bgsu.edu/baker07/&quot;;&quot;http://wbgustream.bgsu.edu/baker07/&quot;)" office:value-type="string" office:string-value="http://wbgustream.bgsu.edu/baker07/">
            <text:p>http://wbgustream.bgsu.edu/baker07/</text:p>
          </table:table-cell>
          <table:table-cell table:style-name="ce3" office:value-type="string">
            <text:p>5A2</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5B2</text:p>
          </table:table-cell>
          <table:table-cell table:style-name="ce3"/>
          <table:table-cell table:style-name="ce3" office:value-type="string">
            <text:p>8B1</text:p>
          </table:table-cell>
          <table:table-cell table:style-name="ce3"/>
          <table:table-cell table:style-name="ce3" office:value-type="string">
            <text:p>8B3</text:p>
          </table:table-cell>
          <table:table-cell table:style-name="ce3"/>
          <table:table-cell table:style-name="ce3" office:value-type="string">
            <text:p>8B7</text:p>
          </table:table-cell>
          <table:table-cell table:style-name="ce3" table:number-columns-repeated="27"/>
          <table:table-cell table:style-name="ce3" office:value-type="string">
            <text:p>https://www.train.org/DesktopModules/eLearning/CourseDetails/CourseDetailsForm.aspx?tabid=62&amp;CourseID=1007348</text:p>
          </table:table-cell>
          <table:table-cell table:style-name="ce3" table:number-columns-repeated="2"/>
          <table:table-cell table:style-name="ce3" office:value-type="float" office:value="234">
            <text:p>234</text:p>
          </table:table-cell>
          <table:table-cell table:style-name="ce3" office:value-type="string">
            <text:p>Satellite Broadcast</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9">
            <text:p>19</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60">
          <table:table-cell table:style-name="ce3" office:value-type="string">
            <text:p>Health Finance: For Profits vs. Not For Profits</text:p>
          </table:table-cell>
          <table:table-cell table:style-name="ce3" office:value-type="float" office:value="1">
            <text:p>1</text:p>
          </table:table-cell>
          <table:table-cell table:style-name="ce3" office:value-type="string">
            <text:p>This module discusses the history and financial consequences of organizing as a not-for-profit entity. The background material presented allows public health workers to: (1)appreciate the history and evolution of not-for-profits; (2) understand the process of organizing as a not-for-profit; and (3)determine the financial implications of not-for-profit organization. This understanding is particularly important since the not-for-profit sector accounts for approximately 80% of the hospitals in the U.S. and plays a key role in many other aspects of community health and health care delivery.</text:p>
          </table:table-cell>
          <table:table-cell table:style-name="ce3" office:value-type="string">
            <text:p>http://www.txphtrainingcenter.org/financeFPvsNFP.htm</text:p>
          </table:table-cell>
          <table:table-cell table:style-name="ce3" office:value-type="string">
            <text:p>5A2</text:p>
          </table:table-cell>
          <table:table-cell table:style-name="ce3" office:value-type="string">
            <text:p>K</text:p>
          </table:table-cell>
          <table:table-cell table:style-name="ce3" office:value-type="string">
            <text:p>5A7</text:p>
          </table:table-cell>
          <table:table-cell table:style-name="ce3" office:value-type="string">
            <text:p>K</text:p>
          </table:table-cell>
          <table:table-cell table:style-name="ce3" office:value-type="string">
            <text:p>7B5</text:p>
          </table:table-cell>
          <table:table-cell table:style-name="ce3" office:value-type="string">
            <text:p>K</text:p>
          </table:table-cell>
          <table:table-cell table:style-name="ce3" office:value-type="string">
            <text:p>5B2</text:p>
          </table:table-cell>
          <table:table-cell table:style-name="ce3"/>
          <table:table-cell table:style-name="ce3" office:value-type="string">
            <text:p>5B7</text:p>
          </table:table-cell>
          <table:table-cell table:style-name="ce3"/>
          <table:table-cell table:style-name="ce3" office:value-type="string">
            <text:p>7A4</text:p>
          </table:table-cell>
          <table:table-cell table:style-name="ce3" table:number-columns-repeated="34"/>
          <table:table-cell table:style-name="ce3" office:value-type="float" office:value="248">
            <text:p>248</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10">
            <text:p>10</text:p>
          </table:table-cell>
          <table:table-cell table:style-name="ce3"/>
          <table:table-cell table:style-name="ce3" office:value-type="float" office:value="0">
            <text:p>0</text:p>
          </table:table-cell>
          <table:table-cell table:number-columns-repeated="966"/>
        </table:table-row>
        <table:table-row table:style-name="ro10">
          <table:table-cell table:style-name="ce3" office:value-type="string">
            <text:p>Health Finance: Organizational Forms</text:p>
          </table:table-cell>
          <table:table-cell table:style-name="ce3" office:value-type="float" office:value="1">
            <text:p>1</text:p>
          </table:table-cell>
          <table:table-cell table:style-name="ce3" office:value-type="string">
            <text:p>At the end of this module the learner should be able to describe: (1) the history of the evolution of various organization forms; (2) the general legal and financial implications of various forms of entity organization under U.S. law.</text:p>
          </table:table-cell>
          <table:table-cell table:style-name="ce3" office:value-type="string">
            <text:p>http://www.txphtrainingcenter.org/financeOrgForms.htm</text:p>
          </table:table-cell>
          <table:table-cell table:style-name="ce3" office:value-type="string">
            <text:p>5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7B5</text:p>
          </table:table-cell>
          <table:table-cell table:style-name="ce3" office:value-type="string">
            <text:p>A</text:p>
          </table:table-cell>
          <table:table-cell table:style-name="ce3" office:value-type="string">
            <text:p>5B2</text:p>
          </table:table-cell>
          <table:table-cell table:style-name="ce3"/>
          <table:table-cell table:style-name="ce3" office:value-type="string">
            <text:p>5B7</text:p>
          </table:table-cell>
          <table:table-cell table:style-name="ce3"/>
          <table:table-cell table:style-name="ce3" office:value-type="string">
            <text:p>7A4</text:p>
          </table:table-cell>
          <table:table-cell table:style-name="ce3" table:number-columns-repeated="34"/>
          <table:table-cell table:style-name="ce3" office:value-type="float" office:value="249">
            <text:p>249</text:p>
          </table:table-cell>
          <table:table-cell table:style-name="ce3" office:value-type="string">
            <text:p>Web-based Course</text:p>
          </table:table-cell>
          <table:table-cell table:style-name="ce3" office:value-type="string">
            <text:p>Free</text:p>
          </table:table-cell>
          <table:table-cell table:style-name="ce3" office:value-type="string">
            <text:p>1/2 hour</text:p>
          </table:table-cell>
          <table:table-cell table:style-name="ce3"/>
          <table:table-cell table:style-name="ce3" office:value-type="float" office:value="20">
            <text:p>20</text:p>
          </table:table-cell>
          <table:table-cell table:style-name="ce3" office:value-type="float" office:value="10">
            <text:p>10</text:p>
          </table:table-cell>
          <table:table-cell table:style-name="ce3"/>
          <table:table-cell table:style-name="ce3" office:value-type="float" office:value="0">
            <text:p>0</text:p>
          </table:table-cell>
          <table:table-cell table:number-columns-repeated="966"/>
        </table:table-row>
        <table:table-row table:style-name="ro93">
          <table:table-cell table:style-name="ce3" office:value-type="string">
            <text:p>Lessons From the Storm - Crisis and Collaboration</text:p>
          </table:table-cell>
          <table:table-cell table:style-name="ce3" office:value-type="float" office:value="1">
            <text:p>1</text:p>
          </table:table-cell>
          <table:table-cell table:style-name="ce3" office:value-type="string">
            <text:p>This session will be conducted by Harold Suire, a consultant with over 20 years experience in the state policy arena, who was called upon by the state of Louisiana in the aftermath of Katrina to coordinate the myriad of groups and foundations from throughout the nation and world. He will share his on-the-ground observations of collaboration and challenges in the vortex of one of the greatest natural disasters in the United States. We will learn how lives were, and still are, in jeopardy while leaders, agencies, and groups fought and acted on policy, credit, regulations, funds, and turf. We will also learn about the resiliency of providers and citizens and the power of collaboration and action for the greater good.</text:p>
          </table:table-cell>
          <table:table-cell table:style-name="ce3" office:value-type="string">
            <text:p>http://www.adph.org/ALPHTN/index.asp?ID=1653</text:p>
          </table:table-cell>
          <table:table-cell table:style-name="ce3" office:value-type="string">
            <text:p>5A2</text:p>
          </table:table-cell>
          <table:table-cell table:style-name="ce3" office:value-type="string">
            <text:p>K</text:p>
          </table:table-cell>
          <table:table-cell table:style-name="ce3" office:value-type="string">
            <text:p>5A6</text:p>
          </table:table-cell>
          <table:table-cell table:style-name="ce3" office:value-type="string">
            <text:p>K</text:p>
          </table:table-cell>
          <table:table-cell table:style-name="ce3" office:value-type="string">
            <text:p>8A1</text:p>
          </table:table-cell>
          <table:table-cell table:style-name="ce3" office:value-type="string">
            <text:p>K</text:p>
          </table:table-cell>
          <table:table-cell table:style-name="ce3" office:value-type="string">
            <text:p>8A3</text:p>
          </table:table-cell>
          <table:table-cell table:style-name="ce3" office:value-type="string">
            <text:p>K</text:p>
          </table:table-cell>
          <table:table-cell table:style-name="ce3" office:value-type="string">
            <text:p>5A4</text:p>
          </table:table-cell>
          <table:table-cell table:style-name="ce3" office:value-type="string">
            <text:p>K</text:p>
          </table:table-cell>
          <table:table-cell table:style-name="ce3" office:value-type="string">
            <text:p>5B2</text:p>
          </table:table-cell>
          <table:table-cell table:style-name="ce3"/>
          <table:table-cell table:style-name="ce3" office:value-type="string">
            <text:p>5B6</text:p>
          </table:table-cell>
          <table:table-cell table:style-name="ce3"/>
          <table:table-cell table:style-name="ce3" office:value-type="string">
            <text:p>8B1</text:p>
          </table:table-cell>
          <table:table-cell table:style-name="ce3"/>
          <table:table-cell table:style-name="ce3" office:value-type="string">
            <text:p>8B3</text:p>
          </table:table-cell>
          <table:table-cell table:style-name="ce3"/>
          <table:table-cell table:style-name="ce3" office:value-type="string">
            <text:p>8A3</text:p>
          </table:table-cell>
          <table:table-cell table:style-name="ce3"/>
          <table:table-cell table:style-name="ce10" office:value-type="string">
            <text:p>5B4</text:p>
          </table:table-cell>
          <table:table-cell table:style-name="ce10"/>
          <table:table-cell table:style-name="ce3" office:value-type="string">
            <text:p>8B3</text:p>
          </table:table-cell>
          <table:table-cell table:style-name="ce3" table:number-columns-repeated="22"/>
          <table:table-cell table:style-name="ce3" office:value-type="float" office:value="259">
            <text:p>259</text:p>
          </table:table-cell>
          <table:table-cell table:style-name="ce3" office:value-type="string">
            <text:p>Webstream</text:p>
          </table:table-cell>
          <table:table-cell table:style-name="ce3" office:value-type="string">
            <text:p>Free</text:p>
          </table:table-cell>
          <table:table-cell table:style-name="ce3" office:value-type="float" office:value="1.5">
            <text:p>1.5</text:p>
          </table:table-cell>
          <table:table-cell table:style-name="ce3"/>
          <table:table-cell table:style-name="ce3" office:value-type="float" office:value="20">
            <text:p>20</text:p>
          </table:table-cell>
          <table:table-cell table:style-name="ce3" office:value-type="float" office:value="28">
            <text:p>28</text:p>
          </table:table-cell>
          <table:table-cell table:style-name="ce3"/>
          <table:table-cell table:style-name="ce3" office:value-type="float" office:value="0">
            <text:p>0</text:p>
          </table:table-cell>
          <table:table-cell table:number-columns-repeated="966"/>
        </table:table-row>
        <table:table-row table:style-name="ro94">
          <table:table-cell table:style-name="ce3" office:value-type="string">
            <text:p>Food Safety</text:p>
          </table:table-cell>
          <table:table-cell table:style-name="ce3" office:value-type="float" office:value="1">
            <text:p>1</text:p>
          </table:table-cell>
          <table:table-cell table:style-name="ce3" office:value-type="string">
            <text:p>This program will examine the changing nature of foodborne outbreaks and the changing nature of outbreak epidemiology. This includes a look at the shifting scope of food distribution, the scope of outbreak occurrence, and changes in the scale of contamination. While foodborne diseases have always existed in the food supply, modern-day approaches to food production and distribution influence the scale of foodborne outbreaks. As outbreaks become more complex, the nature in which outbreaks are mitigated has also changed. Outbreak epidemiology calls for collaborate efforts among public health, government, and clinical entities in order to identify the source of foodborne outbreaks and prevent the spread or reoccurrence of such outbreaks.</text:p>
            <text:p/>
            <text:p/>
            <text:p/>
            <text:p>After watching this broadcast participants will be able to:</text:p>
            <text:p/>
            <text:p/>
            <text:p/>
            <text:p><text:s text:c="4"/>* Describe the process of identifying the source of a foodborne outbreak.</text:p>
            <text:p/>
            <text:p><text:s text:c="4"/>* Explain the collaborative effort of agencies in monitoring and mitigating foodborne outbreaks.</text:p>
            <text:p/>
            <text:p><text:s text:c="4"/>* Summarize challenges associThis program will examine the changing nature of foodborne outbreaks and the changing nature of outbreak epidemiology. This includes a look at the shifting scope of food distribution, the scope of outbreak occurrence, and changes in the scale of contamination. While foodborne diseases have always existed in the food supply, modern-day approaches to food production and distribution influence the scale of foodborne outbreaks. As outbreaks become more complex, the nature in which outbreaks are mitigated has also changed. Outbreak epidemiology calls for collaborate efforts among public health, government, and clinical entities in order to identify the source of foodborne outbreaks and prevent the spread or reoccurrence of such outbreaks.</text:p>
            <text:p/>
            <text:p/>
            <text:p/>
            <text:p>After watching this broadcast participants will be able to:</text:p>
            <text:p/>
            <text:p/>
            <text:p/>
            <text:p><text:s text:c="4"/>* Describe the process of identifying the source of a foodborne outbreak.</text:p>
            <text:p/>
            <text:p><text:s text:c="4"/>* Explain the collaborative effort of agencies in monitoring and mitigating foodborne outbreaks.</text:p>
            <text:p/>
            <text:p><text:s text:c="4"/>* Summarize challenges associThis program will examine the changing nature of foodborne outbreaks and the changing nature of outbreak epidemiology. This includes a look at the shifting scope of food distribution, the scope of outbreak occurrence, and changes in the scale of contamination. While foodborne diseases have always existed in the food supply, modern-day approaches to food production and distribution influence the scale of foodborne outbreaks. As outbreaks become more complex, the nature in which outbreaks are mitigated has also changed. Outbreak epidemiology calls for collaborate efforts among public health, government, and clinical entities in order to identify the source of foodborne outbreaks and prevent the spread or reoccurrence of such outbreaks.</text:p>
            <text:p/>
            <text:p/>
            <text:p/>
            <text:p>After watching this broadcast participants will be able to:</text:p>
            <text:p/>
            <text:p/>
            <text:p/>
            <text:p><text:s text:c="4"/>* Describe the process of identifying the source of a foodborne outbreak.</text:p>
            <text:p/>
            <text:p><text:s text:c="4"/>* Explain the collaborative effort of agencies in monitoring and mitigating foodborne outbreaks.</text:p>
            <text:p/>
            <text:p><text:s text:c="4"/>* Summarize challenges associ</text:p>
          </table:table-cell>
          <table:table-cell table:style-name="ce3" office:value-type="string">
            <text:p>http://www.albany.edu/sph/cphce/phl_210.shtml</text:p>
          </table:table-cell>
          <table:table-cell table:style-name="ce3" office:value-type="string">
            <text:p>5A2</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5B2</text:p>
          </table:table-cell>
          <table:table-cell table:style-name="ce3"/>
          <table:table-cell table:style-name="ce3" office:value-type="string">
            <text:p>5B7</text:p>
          </table:table-cell>
          <table:table-cell table:style-name="ce3"/>
          <table:table-cell table:style-name="ce3" office:value-type="string">
            <text:p>6B5</text:p>
          </table:table-cell>
          <table:table-cell table:style-name="ce3"/>
          <table:table-cell table:style-name="ce3" office:value-type="string">
            <text:p>6B4</text:p>
          </table:table-cell>
          <table:table-cell table:style-name="ce3" table:number-columns-repeated="30"/>
          <table:table-cell table:style-name="ce3" office:value-type="float" office:value="353">
            <text:p>353</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8">
            <text:p>28</text:p>
          </table:table-cell>
          <table:table-cell table:style-name="ce3" office:value-type="float" office:value="8">
            <text:p>8</text:p>
          </table:table-cell>
          <table:table-cell table:style-name="ce3" office:value-type="float" office:value="42">
            <text:p>42</text:p>
          </table:table-cell>
          <table:table-cell table:style-name="ce3" office:value-type="float" office:value="0">
            <text:p>0</text:p>
          </table:table-cell>
          <table:table-cell table:number-columns-repeated="966"/>
        </table:table-row>
        <table:table-row table:style-name="ro61">
          <table:table-cell table:style-name="ce3" office:value-type="string">
            <text:p>Principles of Public Health- The Mission, Core Functions and Ten Essential Services. Part I</text:p>
          </table:table-cell>
          <table:table-cell table:style-name="ce3" office:value-type="float" office:value="1">
            <text:p>1</text:p>
          </table:table-cell>
          <table:table-cell table:style-name="ce3" office:value-type="string">
            <text:p>This UPitt Supercourse developed by Virginia M. Dato, MD, MPH, a public health physician from the Center for Public Health Practice at the University of Pittsburgh Graduate School of Public Health, provides an historical overview of how public health progressed to where it is now. <text:s/>Numerous links to additional information are provided. <text:s/>*Course will take longer than 25 minutes if user chooses to pursue additional web links that are provided throughout course.</text:p>
          </table:table-cell>
          <table:table-cell table:style-name="ce3" office:value-type="string">
            <text:p>http://www.pitt.edu/~super1/lecture/lec1971/index.htm</text:p>
          </table:table-cell>
          <table:table-cell table:style-name="ce3" office:value-type="string">
            <text:p>5A3</text:p>
          </table:table-cell>
          <table:table-cell table:style-name="ce3" office:value-type="string">
            <text:p>K</text:p>
          </table:table-cell>
          <table:table-cell table:style-name="ce3" office:value-type="string">
            <text:p>5A2</text:p>
          </table:table-cell>
          <table:table-cell table:style-name="ce3" office:value-type="string">
            <text:p>K</text:p>
          </table:table-cell>
          <table:table-cell table:style-name="ce3" office:value-type="string">
            <text:p>5A7</text:p>
          </table:table-cell>
          <table:table-cell table:style-name="ce3" office:value-type="string">
            <text:p>K</text:p>
          </table:table-cell>
          <table:table-cell table:style-name="ce3" office:value-type="string">
            <text:p>5A5</text:p>
          </table:table-cell>
          <table:table-cell table:style-name="ce3"/>
          <table:table-cell table:style-name="ce3" office:value-type="string">
            <text:p>5B3</text:p>
          </table:table-cell>
          <table:table-cell table:style-name="ce3"/>
          <table:table-cell table:style-name="ce3" office:value-type="string">
            <text:p>5B5</text:p>
          </table:table-cell>
          <table:table-cell table:style-name="ce3"/>
          <table:table-cell table:style-name="ce3" office:value-type="string">
            <text:p>5B2</text:p>
          </table:table-cell>
          <table:table-cell table:style-name="ce3"/>
          <table:table-cell table:style-name="ce3" office:value-type="string">
            <text:p>5B7</text:p>
          </table:table-cell>
          <table:table-cell table:style-name="ce3" table:number-columns-repeated="30"/>
          <table:table-cell table:style-name="ce3" office:value-type="float" office:value="24">
            <text:p>24</text:p>
          </table:table-cell>
          <table:table-cell table:style-name="ce3" office:value-type="string">
            <text:p>Web-based Course</text:p>
          </table:table-cell>
          <table:table-cell table:style-name="ce3" office:value-type="string">
            <text:p>No Charge</text:p>
          </table:table-cell>
          <table:table-cell table:style-name="ce3" office:value-type="string">
            <text:p>25 minutes*</text:p>
          </table:table-cell>
          <table:table-cell table:style-name="ce3"/>
          <table:table-cell table:style-name="ce3" office:value-type="float" office:value="11">
            <text:p>11</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11">
          <table:table-cell table:style-name="ce3" office:value-type="string">
            <text:p>Breast Cancer Screening: More than Just Mammograms</text:p>
          </table:table-cell>
          <table:table-cell table:style-name="ce3" office:value-type="float" office:value="1">
            <text:p>1</text:p>
          </table:table-cell>
          <table:table-cell table:style-name="ce3"/>
          <table:table-cell table:style-name="ce3" office:value-type="string">
            <text:p>http://www.publichealthgrandrounds.unc.edu/brcancer/index.htm</text:p>
          </table:table-cell>
          <table:table-cell table:style-name="ce3" office:value-type="string">
            <text:p>5A3</text:p>
          </table:table-cell>
          <table:table-cell table:style-name="ce3" office:value-type="string">
            <text:p>A</text:p>
          </table:table-cell>
          <table:table-cell table:style-name="ce3" office:value-type="string">
            <text:p>3A6</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6</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5A10</text:p>
          </table:table-cell>
          <table:table-cell table:style-name="ce3" office:value-type="string">
            <text:p>A</text:p>
          </table:table-cell>
          <table:table-cell table:style-name="ce3" office:value-type="string">
            <text:p>5A5</text:p>
          </table:table-cell>
          <table:table-cell table:style-name="ce3"/>
          <table:table-cell table:style-name="ce3" office:value-type="string">
            <text:p>5B3</text:p>
          </table:table-cell>
          <table:table-cell table:style-name="ce3"/>
          <table:table-cell table:style-name="ce3" office:value-type="string">
            <text:p>5B5</text:p>
          </table:table-cell>
          <table:table-cell table:style-name="ce3"/>
          <table:table-cell table:style-name="ce3" office:value-type="string">
            <text:p>3B6</text:p>
          </table:table-cell>
          <table:table-cell table:style-name="ce3"/>
          <table:table-cell table:style-name="ce3" office:value-type="string">
            <text:p>5B2</text:p>
          </table:table-cell>
          <table:table-cell table:style-name="ce3"/>
          <table:table-cell table:style-name="ce3" office:value-type="string">
            <text:p>5B6</text:p>
          </table:table-cell>
          <table:table-cell table:style-name="ce3"/>
          <table:table-cell table:style-name="ce3" office:value-type="string">
            <text:p>5B7</text:p>
          </table:table-cell>
          <table:table-cell table:style-name="ce3"/>
          <table:table-cell table:style-name="ce3" office:value-type="string">
            <text:p>5B10</text:p>
          </table:table-cell>
          <table:table-cell table:style-name="ce3" table:number-columns-repeated="18"/>
          <table:table-cell table:style-name="ce3" office:value-type="float" office:value="120">
            <text:p>120</text:p>
          </table:table-cell>
          <table:table-cell table:style-name="ce3" office:value-type="string">
            <text:p>Webstream</text:p>
          </table:table-cell>
          <table:table-cell table:style-name="ce3" office:value-type="float" office:value="0">
            <text:p>0</text:p>
          </table:table-cell>
          <table:table-cell table:style-name="ce3" office:value-type="string">
            <text:p>1 hour</text:p>
          </table:table-cell>
          <table:table-cell table:style-name="ce3"/>
          <table:table-cell table:style-name="ce3" office:value-type="float" office:value="32">
            <text:p>32</text:p>
          </table:table-cell>
          <table:table-cell table:style-name="ce3" table:number-columns-repeated="2"/>
          <table:table-cell table:style-name="ce3" office:value-type="float" office:value="0">
            <text:p>0</text:p>
          </table:table-cell>
          <table:table-cell table:number-columns-repeated="966"/>
        </table:table-row>
        <table:table-row table:style-name="ro92">
          <table:table-cell table:style-name="ce3" office:value-type="string">
            <text:p>Healthy Places Leading to Healthy People: Community Engagement Improves Health for All</text:p>
          </table:table-cell>
          <table:table-cell table:style-name="ce3" office:value-type="float" office:value="1">
            <text:p>1</text:p>
          </table:table-cell>
          <table:table-cell table:style-name="ce3" office:value-type="string">
            <text:p>This program will illustrate how the PACE-EH community engagement tool has helped communities clearly identify health, social and environmental problems driven by place-related elements within the community environment. <text:s/>It will highlight how this process has helped to focus community efforts and build coalitions for change across agencies and community groups for the overall public health and well-being of all citizens in a community.</text:p>
          </table:table-cell>
          <table:table-cell table:style-name="ce3" office:value-type="string">
            <text:p>http://www.publichealthgrandrounds.unc.edu/places/index.htm</text:p>
          </table:table-cell>
          <table:table-cell table:style-name="ce3" office:value-type="string">
            <text:p>5A6</text:p>
          </table:table-cell>
          <table:table-cell table:style-name="ce3" office:value-type="string">
            <text:p>A</text:p>
          </table:table-cell>
          <table:table-cell table:style-name="ce3" office:value-type="string">
            <text:p>5A8</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5B6</text:p>
          </table:table-cell>
          <table:table-cell table:style-name="ce3"/>
          <table:table-cell table:style-name="ce3" office:value-type="string">
            <text:p>5B8</text:p>
          </table:table-cell>
          <table:table-cell table:style-name="ce3"/>
          <table:table-cell table:style-name="ce3" office:value-type="string">
            <text:p>1B1</text:p>
          </table:table-cell>
          <table:table-cell table:style-name="ce3"/>
          <table:table-cell table:style-name="ce3" office:value-type="string">
            <text:p>8A3</text:p>
          </table:table-cell>
          <table:table-cell table:style-name="ce3"/>
          <table:table-cell table:style-name="ce3" office:value-type="string">
            <text:p>5B4</text:p>
          </table:table-cell>
          <table:table-cell table:style-name="ce3"/>
          <table:table-cell table:style-name="ce10" office:value-type="string">
            <text:p>8B3</text:p>
          </table:table-cell>
          <table:table-cell table:style-name="ce10"/>
          <table:table-cell table:style-name="ce3" office:value-type="string">
            <text:p>8B5</text:p>
          </table:table-cell>
          <table:table-cell table:style-name="ce3" table:number-columns-repeated="22"/>
          <table:table-cell table:style-name="ce3" office:value-type="float" office:value="257">
            <text:p>257</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0">
            <text:p>20</text:p>
          </table:table-cell>
          <table:table-cell table:style-name="ce3" office:value-type="float" office:value="7">
            <text:p>7</text:p>
          </table:table-cell>
          <table:table-cell table:style-name="ce3" office:value-type="float" office:value="28">
            <text:p>28</text:p>
          </table:table-cell>
          <table:table-cell table:style-name="ce3" office:value-type="float" office:value="0">
            <text:p>0</text:p>
          </table:table-cell>
          <table:table-cell table:number-columns-repeated="966"/>
        </table:table-row>
        <table:table-row table:style-name="ro11">
          <table:table-cell table:style-name="ce3" office:value-type="string">
            <text:p>Autism Among Us: Rising Concerns and the Public Health Response</text:p>
          </table:table-cell>
          <table:table-cell table:style-name="ce3" office:value-type="float" office:value="1">
            <text:p>1</text:p>
          </table:table-cell>
          <table:table-cell table:style-name="ce3"/>
          <table:table-cell table:style-name="ce3" office:value-type="string">
            <text:p>http://www.publichealthgrandrounds.unc.edu/autism/index.htm</text:p>
          </table:table-cell>
          <table:table-cell table:style-name="ce3" office:value-type="string">
            <text:p>5A7</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A6</text:p>
          </table:table-cell>
          <table:table-cell table:style-name="ce3" office:value-type="string">
            <text:p>A</text:p>
          </table:table-cell>
          <table:table-cell table:style-name="ce3" office:value-type="string">
            <text:p>5A8, 5B8</text:p>
          </table:table-cell>
          <table:table-cell table:style-name="ce3" office:value-type="string">
            <text:p>A</text:p>
          </table:table-cell>
          <table:table-cell table:style-name="ce3" office:value-type="string">
            <text:p>5A7</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5B7</text:p>
          </table:table-cell>
          <table:table-cell table:style-name="ce3"/>
          <table:table-cell table:style-name="ce3" office:value-type="string">
            <text:p>5B2</text:p>
          </table:table-cell>
          <table:table-cell table:style-name="ce3"/>
          <table:table-cell table:style-name="ce3" office:value-type="string">
            <text:p>5B6</text:p>
          </table:table-cell>
          <table:table-cell table:style-name="ce3"/>
          <table:table-cell table:style-name="ce3" office:value-type="string">
            <text:p>5B8</text:p>
          </table:table-cell>
          <table:table-cell table:style-name="ce3"/>
          <table:table-cell table:style-name="ce3" office:value-type="string">
            <text:p>5B7</text:p>
          </table:table-cell>
          <table:table-cell table:style-name="ce3"/>
          <table:table-cell table:style-name="ce3" office:value-type="string">
            <text:p>4B1</text:p>
          </table:table-cell>
          <table:table-cell table:style-name="ce3" table:number-columns-repeated="22"/>
          <table:table-cell table:style-name="ce3" office:value-type="float" office:value="111">
            <text:p>111</text:p>
          </table:table-cell>
          <table:table-cell table:style-name="ce3" office:value-type="string">
            <text:p>Webstream</text:p>
          </table:table-cell>
          <table:table-cell table:style-name="ce3" office:value-type="float" office:value="0">
            <text:p>0</text:p>
          </table:table-cell>
          <table:table-cell table:style-name="ce3" office:value-type="string">
            <text:p>approximately 1 hour</text:p>
          </table:table-cell>
          <table:table-cell table:style-name="ce3"/>
          <table:table-cell table:style-name="ce3" office:value-type="float" office:value="23">
            <text:p>23</text:p>
          </table:table-cell>
          <table:table-cell table:style-name="ce3" office:value-type="float" office:value="4">
            <text:p>4</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34">
          <table:table-cell table:style-name="ce3" office:value-type="string">
            <text:p>Orientation to the Essentials of Public Health - Advanced Level</text:p>
          </table:table-cell>
          <table:table-cell table:style-name="ce3" office:value-type="float" office:value="1">
            <text:p>1</text:p>
          </table:table-cell>
          <table:table-cell table:style-name="ce3"/>
          <table:table-cell table:style-name="ce3" office:value-type="string">
            <text:p>http://lms.southcentralpartnership.org/scphp?productID=prdct000000000001033 - requires login</text:p>
          </table:table-cell>
          <table:table-cell table:style-name="ce3" office:value-type="string">
            <text:p>5A7</text:p>
          </table:table-cell>
          <table:table-cell table:style-name="ce3" office:value-type="string">
            <text:p>K</text:p>
          </table:table-cell>
          <table:table-cell table:style-name="ce3" office:value-type="string">
            <text:p>6A3</text:p>
          </table:table-cell>
          <table:table-cell table:style-name="ce3" office:value-type="string">
            <text:p>K</text:p>
          </table:table-cell>
          <table:table-cell table:style-name="ce3" office:value-type="string">
            <text:p>6A1</text:p>
          </table:table-cell>
          <table:table-cell table:style-name="ce3" office:value-type="string">
            <text:p>K</text:p>
          </table:table-cell>
          <table:table-cell table:style-name="ce3" office:value-type="string">
            <text:p>5B7</text:p>
          </table:table-cell>
          <table:table-cell table:style-name="ce3"/>
          <table:table-cell table:style-name="ce3" office:value-type="string">
            <text:p>6B3</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number-columns-repeated="22"/>
          <table:table-cell table:style-name="ce3" office:value-type="float" office:value="144">
            <text:p>144</text:p>
          </table:table-cell>
          <table:table-cell table:style-name="ce3" office:value-type="string">
            <text:p>Web-based Course</text:p>
          </table:table-cell>
          <table:table-cell table:style-name="ce3" office:value-type="float" office:value="0">
            <text:p>0</text:p>
          </table:table-cell>
          <table:table-cell table:style-name="ce3" office:value-type="string">
            <text:p>approximately 5 hours</text:p>
          </table:table-cell>
          <table:table-cell table:style-name="ce3"/>
          <table:table-cell table:style-name="ce3" office:value-type="float" office:value="11">
            <text:p>11</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95">
          <table:table-cell table:style-name="ce3" office:value-type="string">
            <text:p>How do New Jersey's Practice Standards Align with the 10 Essential Services? - Part 2</text:p>
          </table:table-cell>
          <table:table-cell table:style-name="ce3" office:value-type="float" office:value="1">
            <text:p>1</text:p>
          </table:table-cell>
          <table:table-cell table:style-name="ce3" office:value-type="string">
            <text:p>This presentation consists of a review of the 10 Essential Public Health Services that describe how a system promotes and protects population health. It also shows how the 10 Essential Services contributed greatly to the development of the Operational Definition of a Local Health department, upon which the forthcoming national accreditation standards will be heavily based. It finally addresses the relationship of the NJ Practice Standards to both the Operational Definition as well as the 10 Essential Public Health Services to determine the degree to which their health departments are prepared for voluntary accreditation.</text:p>
            <text:p/>
            <text:p/>
            <text:p/>
            <text:p>Speaker: Natalie Pawlenko, MSW - Manager, Office of Public Health Infrastructure,</text:p>
            <text:p/>
            <text:p>Division of Health Infrastructure Preparedness and Emergency Response, NJ Department of Health &amp; Senior ServicesThis presentation consists of a review of the 10 Essential Public Health Services that describe how a system promotes and protects population health. It also shows how the 10 Essential Services contributed greatly to the development of the Operational Definition of a Local Health department, upon which the forthcoming national accreditation standards will be heavily based. It finally addresses the relationship of the NJ Practice Standards to both the Operational Definition as well as the 10 Essential Public Health Services to determine the degree to which their health departments are prepared for voluntary accreditation.</text:p>
            <text:p/>
            <text:p/>
            <text:p/>
            <text:p>Speaker: Natalie Pawlenko, MSW - Manager, Office of Public Health Infrastructure,</text:p>
            <text:p/>
            <text:p>Division of Health Infrastructure Preparedness and Emergency Response, NJ Department of Health &amp; Senior ServicesThis presentation consists of a review of the 10 Essential Public Health Services that describe how a system promotes and protects population health. It also shows how the 10 Essential Services contributed greatly to the development of the Operational Definition of a Local Health department, upon which the forthcoming national accreditation standards will be heavily based. It finally addresses the relationship of the NJ Practice Standards to both the Operational Definition as well as the 10 Essential Public Health Services to determine the degree to which their health departments are prepared for voluntary accreditation.</text:p>
            <text:p/>
            <text:p/>
            <text:p/>
            <text:p>Speaker: Natalie Pawlenko, MSW - Manager, Office of Public Health Infrastructure,</text:p>
            <text:p/>
            <text:p>Division of Health Infrastructure Preparedness and Emergency Response, NJ Department of Health &amp; Senior ServicesThis presentation consists of a review of the 10 Essential Public Health Services that describe how a system promotes and protects population health. It also shows how the 10 Essential Services contributed greatly to the development of the Operational Definition of a Local Health department, upon which the forthcoming national accreditation standards will be heavily based. It finally addresses the relationship of the NJ Practice Standards to both the Operational Definition as well as the 10 Essential Public Health Services to determine the degree to which their health departments are prepared for voluntary accreditation.</text:p>
            <text:p/>
            <text:p/>
            <text:p/>
            <text:p>Speaker: Natalie Pawlenko, MSW - Manager, Office of Public Health Infrastructure,</text:p>
            <text:p/>
            <text:p>Division of Health Infrastructure Preparedness and Emergency Response, NJ Department of Health &amp; Senior ServicesThis presentation consists of a review of the 10 Essential Public Health Services that describe how a system promotes and protects population health. It also shows how the 10 Essential Services contributed greatly to the development of the Operational Definition of a Local Health department, upon which the forthcoming national accreditation standards will be heavily based. It finally addresses the relationship of the NJ Practice Standards to both the Operational Definition as well as the 10 Essential Public Health Services to determine the degree to which their health departments are prepared for voluntary accreditation.</text:p>
            <text:p/>
            <text:p/>
            <text:p/>
            <text:p>Speaker: Natalie Pawlenko, MSW - Manager, Office of Public Health Infrastructure,</text:p>
            <text:p/>
            <text:p>Division of Health Infrastructure Preparedness and Emergency Response, NJ Department of Health &amp; Senior Services</text:p>
          </table:table-cell>
          <table:table-cell table:style-name="ce3" office:value-type="string">
            <text:p>http://ophp.umdnj.edu/OPHPpodcasts/PublicHealthcast/Entries/2009/1/15_PHSS_-_How_Do_New_Jerseys_Practice_Standards_Align_with_the_10_Essential_Services_Part_2.html</text:p>
          </table:table-cell>
          <table:table-cell table:style-name="ce3" office:value-type="string">
            <text:p>5A7</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5B7</text:p>
          </table:table-cell>
          <table:table-cell table:style-name="ce3"/>
          <table:table-cell table:style-name="ce3" office:value-type="string">
            <text:p>6B3</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number-columns-repeated="22"/>
          <table:table-cell table:style-name="ce3" office:value-type="float" office:value="314">
            <text:p>314</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1">
            <text:p>11</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88">
          <table:table-cell table:style-name="ce3" office:value-type="string">
            <text:p>How do New Jersey's Practice Standards Align with the 10 Essential Services? - Part 1</text:p>
          </table:table-cell>
          <table:table-cell table:style-name="ce3" office:value-type="float" office:value="1">
            <text:p>1</text:p>
          </table:table-cell>
          <table:table-cell table:style-name="ce3" office:value-type="string">
            <text:p>This presentation consists of a review of the 10 Essential Public Health Services that describe how a system promotes and protects population health. It also shows how the 10 Essential Services contributed greatly to the development of the Operational Definition of a Local Health department, upon which the forthcoming national accreditation standards will be heavily based. It finally addresses the relationship of the NJ Practice Standards to both the Operational Definition as well as the 10 Essential Public Health Services to determine the degree to which their health departments are prepared for voluntary accreditation.</text:p>
          </table:table-cell>
          <table:table-cell table:style-name="ce3" office:value-type="string">
            <text:p>http://ophp.umdnj.edu/OPHPpodcasts/PublicHealthcast/Entries/2009/1/15_PHSS_-_How_Do_New_Jerseys_Practice_Standards_Align_with_the_10_Essential_Services_Part_1.html</text:p>
          </table:table-cell>
          <table:table-cell table:style-name="ce3" office:value-type="string">
            <text:p>5A7</text:p>
          </table:table-cell>
          <table:table-cell table:style-name="ce3" office:value-type="string">
            <text:p>A</text:p>
          </table:table-cell>
          <table:table-cell table:style-name="ce3" office:value-type="string">
            <text:p>6A3</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5B7</text:p>
          </table:table-cell>
          <table:table-cell table:style-name="ce3"/>
          <table:table-cell table:style-name="ce3" office:value-type="string">
            <text:p>6B3</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10" office:value-type="string">
            <text:p>6B2</text:p>
          </table:table-cell>
          <table:table-cell table:style-name="ce10"/>
          <table:table-cell table:style-name="ce3" office:value-type="string">
            <text:p>7B1</text:p>
          </table:table-cell>
          <table:table-cell table:style-name="ce3"/>
          <table:table-cell table:style-name="ce10" office:value-type="string">
            <text:p>7B2</text:p>
          </table:table-cell>
          <table:table-cell table:style-name="ce10"/>
          <table:table-cell table:style-name="ce3" office:value-type="string">
            <text:p>8B7</text:p>
          </table:table-cell>
          <table:table-cell table:style-name="ce3" table:number-columns-repeated="18"/>
          <table:table-cell table:style-name="ce3" office:value-type="float" office:value="327">
            <text:p>327</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1">
            <text:p>11</text:p>
          </table:table-cell>
          <table:table-cell table:style-name="ce3" table:number-columns-repeated="2"/>
          <table:table-cell table:style-name="ce3" office:value-type="float" office:value="0">
            <text:p>0</text:p>
          </table:table-cell>
          <table:table-cell table:number-columns-repeated="966"/>
        </table:table-row>
        <table:table-row table:style-name="ro32">
          <table:table-cell table:style-name="ce3" office:value-type="string">
            <text:p>Understanding the Role of Healthcare Providers in Treating Victims of Workplace Sexual Violence</text:p>
          </table:table-cell>
          <table:table-cell table:style-name="ce3" office:value-type="float" office:value="1">
            <text:p>1</text:p>
          </table:table-cell>
          <table:table-cell table:style-name="ce3" office:value-type="string">
            <text:p>Sexual harassment is a pervasive problem impacting the lives of many low wage immigrant women. <text:s/>Women <text:s/>employed in agricultural work and other low wage jobs, like hotel housekeepers, restaurant employees, and </text:p>
            <text:p/>
            <text:p>factory workers, face sexual violence in the workplace at alarming rates. <text:s/>For these women, sexual harassment ranges from inappropriate touching and comments to rape. <text:s/>These women are often unfamiliar with their rights and are </text:p>
            <text:p/>
            <text:p>usually non-English speakers, so many never admit to being harassed. <text:s/>Medical providers play a key role in identifying and treating low wage women who suffer from workplace sexual </text:p>
            <text:p/>
            <text:p>violence. <text:s/>However, sometimes protocols are not in place to help identify a woman who is suffering from this violence. <text:s/></text:p>
            <text:p/>
            <text:p>Since 2003, Esperanza: The Immigrant Women’s Legal Initiative has worked to build a collaborative initiative with a range of providers, including healthcare providers, to combat the problem of sexual violence against farmworker and other low wage women. The EEOC and Oregon Law CeSexual harassment is a pervasive problem impacting the lives of many low wage immigrant women. <text:s/>Women <text:s/>employed in agricultural work and other low wage jobs, like hotel housekeepers, restaurant employees, and </text:p>
            <text:p/>
            <text:p>factory workers, face sexual violence in the workplace at alarming rates. <text:s/>For these women, sexual harassment ranges from inappropriate touching and comments to rape. <text:s/>These women are often unfamiliar with their rights and are </text:p>
            <text:p/>
            <text:p>usually non-English speakers, so many never admit to being harassed. <text:s/>Medical providers play a key role in identifying and treating low wage women who suffer from workplace sexual </text:p>
            <text:p/>
            <text:p>violence. <text:s/>However, sometimes protocols are not in place to help identify a woman who is suffering from this violence. <text:s/></text:p>
            <text:p/>
            <text:p>Since 2003, Esperanza: The Immigrant Women’s Legal Initiative has worked to build a collaborative initiative with a range of providers, including healthcare providers, to combat the problem of sexual violence against farmworker and other low wage women. The EEOC and Oregon Law CeSexual harassment is a pervasive problem impacting the lives of many low wage immigrant women. <text:s/>Women <text:s/>employed in agricultural work and other low wage jobs, like hotel housekeepers, restaurant employees, and </text:p>
            <text:p/>
            <text:p>factory workers, face sexual violence in the workplace at alarming rates. <text:s/>For these women, sexual harassment ranges from inappropriate touching and comments to rape. <text:s/>These women are often unfamiliar with their rights and are </text:p>
            <text:p/>
            <text:p>usually non-English speakers, so many never admit to being harassed. <text:s/>Medical providers play a key role in identifying and treating low wage women who suffer from workplace sexual </text:p>
            <text:p/>
            <text:p>violence. <text:s/>However, sometimes protocols are not in place to help identify a woman who is suffering from this violence. <text:s/></text:p>
            <text:p/>
            <text:p>Since 2003, Esperanza: The Immigrant Women’s Legal Initiative has worked to build a collaborative initiative with a range of providers, including healthcare providers, to combat the problem of sexual violence against farmworker and other low wage women. The EEOC and Oregon Law CeSexual harassment is a pervasive problem impacting the lives of many low wage immigrant women. <text:s/>Women <text:s/>employed in agricultural work and other low wage jobs, like hotel housekeepers, restaurant employees, and </text:p>
            <text:p/>
            <text:p>factory workers, face sexual violence in the workplace at alarming rates. <text:s/>For these women, sexual harassment ranges from inappropriate touching and comments to rape. <text:s/>These women are often unfamiliar with their rights and are </text:p>
            <text:p/>
            <text:p>usually non-English speakers, so many never admit to being harassed. <text:s/>Medical providers play a key role in identifying and treating low wage women who suffer from workplace sexual </text:p>
            <text:p/>
            <text:p>violence. <text:s/>However, sometimes protocols are not in place to help identify a woman who is suffering from this violence. <text:s/></text:p>
            <text:p/>
            <text:p>Since 2003, Esperanza: The Immigrant Women’s Legal Initiative has worked to build a collaborative initiative with a range of providers, including healthcare providers, to combat the problem of sexual violence against farmworker and other low wage women. The EEOC and Oregon Law Ce</text:p>
          </table:table-cell>
          <table:table-cell table:style-name="ce3" office:value-type="string">
            <text:p>http://www.adph.org/ALPHTN/index.asp?id=3529</text:p>
          </table:table-cell>
          <table:table-cell table:style-name="ce3" office:value-type="string">
            <text:p>5A7</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8A8</text:p>
          </table:table-cell>
          <table:table-cell table:style-name="ce3" office:value-type="string">
            <text:p>A</text:p>
          </table:table-cell>
          <table:table-cell table:style-name="ce3" office:value-type="string">
            <text:p>4A1</text:p>
          </table:table-cell>
          <table:table-cell table:style-name="ce3" office:value-type="string">
            <text:p>A</text:p>
          </table:table-cell>
          <table:table-cell table:style-name="ce3" office:value-type="string">
            <text:p>5B7</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8B8</text:p>
          </table:table-cell>
          <table:table-cell table:style-name="ce3"/>
          <table:table-cell table:style-name="ce3" office:value-type="string">
            <text:p>4B1</text:p>
          </table:table-cell>
          <table:table-cell table:style-name="ce3" table:number-columns-repeated="26"/>
          <table:table-cell table:style-name="ce3" office:value-type="float" office:value="333">
            <text:p>333</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6">
            <text:p>16</text:p>
          </table:table-cell>
          <table:table-cell table:style-name="ce3" office:value-type="float" office:value="26">
            <text:p>26</text:p>
          </table:table-cell>
          <table:table-cell table:style-name="ce3" office:value-type="float" office:value="19">
            <text:p>19</text:p>
          </table:table-cell>
          <table:table-cell table:style-name="ce3" office:value-type="float" office:value="0">
            <text:p>0</text:p>
          </table:table-cell>
          <table:table-cell table:number-columns-repeated="966"/>
        </table:table-row>
        <table:table-row table:style-name="ro29">
          <table:table-cell table:style-name="ce3" office:value-type="string">
            <text:p>Living in the Emergency Department</text:p>
          </table:table-cell>
          <table:table-cell table:style-name="ce3" office:value-type="float" office:value="1">
            <text:p>1</text:p>
          </table:table-cell>
          <table:table-cell table:style-name="ce3" office:value-type="string">
            <text:p>In this presentation, Stephen Schenkel, MD, MPP, and Barbara DiPietro, PhD discuss frequent use of the Emergency Department by homeless populations. This includes research conducted about frequent Baltimore Emergency Department visitors, a review of the literature, and tested solutions. <text:s/>At the end of this session, the learner will be able to:</text:p>
            <text:p/>
            <text:p>Identify what we already know about homeless use of the Emergency Department;</text:p>
            <text:p/>
            <text:p>Discuss the findings of the study of frequent Baltimore Emergency Department visitors and homelessness; and</text:p>
            <text:p/>
            <text:p>Describe solutions to the problem.In this presentation, Stephen Schenkel, MD, MPP, and Barbara DiPietro, PhD discuss frequent use of the Emergency Department by homeless populations. This includes research conducted about frequent Baltimore Emergency Department visitors, a review of the literature, and tested solutions. <text:s/>At the end of this session, the learner will be able to:</text:p>
            <text:p/>
            <text:p>Identify what we already know about homeless use of the Emergency Department;</text:p>
            <text:p/>
            <text:p>Discuss the findings of the study of frequent Baltimore Emergency Department visitors and homelessness; and</text:p>
            <text:p/>
            <text:p>Describe solutions to the problem.</text:p>
          </table:table-cell>
          <table:table-cell table:style-name="ce3" office:value-type="string">
            <text:p>http://www.jhsph.edu/maphtc/training_events/archives/Living_in_the_ED_0809</text:p>
          </table:table-cell>
          <table:table-cell table:style-name="ce3" office:value-type="string">
            <text:p>5A8</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5B8</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10" office:value-type="string">
            <text:p>7A1</text:p>
          </table:table-cell>
          <table:table-cell table:style-name="ce10"/>
          <table:table-cell table:style-name="ce3" office:value-type="string">
            <text:p>7A2</text:p>
          </table:table-cell>
          <table:table-cell table:style-name="ce3"/>
          <table:table-cell table:style-name="ce10" office:value-type="string">
            <text:p>6B1</text:p>
          </table:table-cell>
          <table:table-cell table:style-name="ce10"/>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table-cell table:style-name="ce10" office:value-type="string">
            <text:p>6B5</text:p>
          </table:table-cell>
          <table:table-cell table:style-name="ce10"/>
          <table:table-cell table:style-name="ce3" office:value-type="string">
            <text:p>6B6</text:p>
          </table:table-cell>
          <table:table-cell table:style-name="ce3" table:number-columns-repeated="10"/>
          <table:table-cell table:style-name="ce3" office:value-type="float" office:value="367">
            <text:p>367</text:p>
          </table:table-cell>
          <table:table-cell table:style-name="ce3" office:value-type="string">
            <text:p>Webstream</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2">
            <text:p>2</text:p>
          </table:table-cell>
          <table:table-cell table:style-name="ce3" office:value-type="float" office:value="42">
            <text:p>42</text:p>
          </table:table-cell>
          <table:table-cell table:style-name="ce3"/>
          <table:table-cell table:style-name="ce3" office:value-type="float" office:value="0">
            <text:p>0</text:p>
          </table:table-cell>
          <table:table-cell table:number-columns-repeated="966"/>
        </table:table-row>
        <table:table-row table:style-name="ro19">
          <table:table-cell table:style-name="ce3" office:value-type="string">
            <text:p>Creating Walkable Communities (T2B2)</text:p>
          </table:table-cell>
          <table:table-cell table:style-name="ce3" office:value-type="float" office:value="1">
            <text:p>1</text:p>
          </table:table-cell>
          <table:table-cell table:style-name="ce3" office:value-type="string">
            <text:p>Can you walk to work? Can your kids walk to school? Walking is one of the best ways to improve your health. Yet many of us live in communities where a "simple walk" is anything by easy. "Walkability" of our communities has an impact on health, traffic calming, pedestrian safety and economic development. Dan Burden, nationally acclaimed speaker and planner, shares ways to create walkable communities where a daily walk isn't just a recreational activity but a regular part of conducting the business of our lives. (This broadcast was sponsored by the NYS Healthy Heart Program.)</text:p>
          </table:table-cell>
          <table:table-cell table:style-name="ce3" office:value-type="string">
            <text:p>http://albany.edu/sph/coned/t2b2walk.html</text:p>
          </table:table-cell>
          <table:table-cell table:style-name="ce3" office:value-type="string">
            <text:p>5A9</text:p>
          </table:table-cell>
          <table:table-cell table:style-name="ce3" office:value-type="string">
            <text:p>A</text:p>
          </table:table-cell>
          <table:table-cell table:style-name="ce3" office:value-type="string">
            <text:p>3A3</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5B9</text:p>
          </table:table-cell>
          <table:table-cell table:style-name="ce3"/>
          <table:table-cell table:style-name="ce3" office:value-type="string">
            <text:p>3B3</text:p>
          </table:table-cell>
          <table:table-cell table:style-name="ce3"/>
          <table:table-cell table:style-name="ce3" office:value-type="string">
            <text:p>5B2</text:p>
          </table:table-cell>
          <table:table-cell table:style-name="ce3" table:number-columns-repeated="31"/>
          <table:table-cell table:style-name="ce3" office:value-type="string">
            <text:p>http://www.train.org/DesktopModules/eLearning/CourseDetails/CourseDetailsForm.aspx?tabid=62&amp;CourseID=1001258</text:p>
          </table:table-cell>
          <table:table-cell table:style-name="ce3" table:number-columns-repeated="2"/>
          <table:table-cell table:style-name="ce3" office:value-type="float" office:value="35">
            <text:p>35</text:p>
          </table:table-cell>
          <table:table-cell table:style-name="ce3" office:value-type="string">
            <text:p>Webstream</text:p>
          </table:table-cell>
          <table:table-cell table:style-name="ce3" office:value-type="string">
            <text:p>free</text:p>
          </table:table-cell>
          <table:table-cell table:style-name="ce3" office:value-type="string">
            <text:p>One hour</text:p>
          </table:table-cell>
          <table:table-cell table:style-name="ce3"/>
          <table:table-cell table:style-name="ce3" office:value-type="float" office:value="7">
            <text:p>7</text:p>
          </table:table-cell>
          <table:table-cell table:style-name="ce3" office:value-type="float" office:value="30">
            <text:p>30</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29">
          <table:table-cell table:style-name="ce3" office:value-type="string">
            <text:p>The Use of Community–Based Participatory Strategies to Address Issues of Health Disparities</text:p>
          </table:table-cell>
          <table:table-cell table:style-name="ce3" office:value-type="float" office:value="1">
            <text:p>1</text:p>
          </table:table-cell>
          <table:table-cell table:style-name="ce3" office:value-type="string">
            <text:p>This lecture, designed for maternal, child, and family health professionals in public health systems and partner organizations, describes strategies used in community based participatory research to eliminate health disparities. It emphasizes the leadership role individuals can play in mobilizing community resources to plan targeted initiatives and empower communities to engage in meaningful health planning efforts. In addition, the presentation includes examples of “best practices” from successful community initiatives.</text:p>
          </table:table-cell>
          <table:table-cell table:style-name="ce3" office:value-type="string">
            <text:p>http://mediasite.cidde.pitt.edu/MediaSite/Viewer/?peid=76172ed7-483d-4b71-8fba-4d4a2647bc5a</text:p>
          </table:table-cell>
          <table:table-cell table:style-name="ce3" office:value-type="string">
            <text:p>5A9</text:p>
          </table:table-cell>
          <table:table-cell table:style-name="ce3" office:value-type="string">
            <text:p>K</text:p>
          </table:table-cell>
          <table:table-cell table:style-name="ce3" office:value-type="string">
            <text:p>4A2</text:p>
          </table:table-cell>
          <table:table-cell table:style-name="ce3" office:value-type="string">
            <text:p>K</text:p>
          </table:table-cell>
          <table:table-cell table:style-name="ce3" office:value-type="string">
            <text:p>5A2</text:p>
          </table:table-cell>
          <table:table-cell table:style-name="ce3" office:value-type="string">
            <text:p>K</text:p>
          </table:table-cell>
          <table:table-cell table:style-name="ce3" office:value-type="string">
            <text:p>5A6</text:p>
          </table:table-cell>
          <table:table-cell table:style-name="ce3" office:value-type="string">
            <text:p>K</text:p>
          </table:table-cell>
          <table:table-cell table:style-name="ce3" office:value-type="string">
            <text:p>6A5</text:p>
          </table:table-cell>
          <table:table-cell table:style-name="ce3" office:value-type="string">
            <text:p>K</text:p>
          </table:table-cell>
          <table:table-cell table:style-name="ce3" office:value-type="string">
            <text:p>5A4</text:p>
          </table:table-cell>
          <table:table-cell table:style-name="ce3" office:value-type="string">
            <text:p>K</text:p>
          </table:table-cell>
          <table:table-cell table:style-name="ce3" office:value-type="string">
            <text:p>5B9</text:p>
          </table:table-cell>
          <table:table-cell table:style-name="ce3"/>
          <table:table-cell table:style-name="ce3" office:value-type="string">
            <text:p>4B2</text:p>
          </table:table-cell>
          <table:table-cell table:style-name="ce3"/>
          <table:table-cell table:style-name="ce3" office:value-type="string">
            <text:p>5B2</text:p>
          </table:table-cell>
          <table:table-cell table:style-name="ce3"/>
          <table:table-cell table:style-name="ce3" office:value-type="string">
            <text:p>5B6</text:p>
          </table:table-cell>
          <table:table-cell table:style-name="ce3"/>
          <table:table-cell table:style-name="ce10" office:value-type="string">
            <text:p>6B5</text:p>
          </table:table-cell>
          <table:table-cell table:style-name="ce10"/>
          <table:table-cell table:style-name="ce3" office:value-type="string">
            <text:p>8A3</text:p>
          </table:table-cell>
          <table:table-cell table:style-name="ce3"/>
          <table:table-cell table:style-name="ce10" office:value-type="string">
            <text:p>5B4</text:p>
          </table:table-cell>
          <table:table-cell table:style-name="ce10"/>
          <table:table-cell table:style-name="ce3" office:value-type="string">
            <text:p>8B3</text:p>
          </table:table-cell>
          <table:table-cell table:style-name="ce3" table:number-columns-repeated="18"/>
          <table:table-cell table:style-name="ce3" office:value-type="float" office:value="225">
            <text:p>225</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24">
            <text:p>24</text:p>
          </table:table-cell>
          <table:table-cell table:style-name="ce3" office:value-type="float" office:value="28">
            <text:p>28</text:p>
          </table:table-cell>
          <table:table-cell table:style-name="ce3" office:value-type="float" office:value="34">
            <text:p>34</text:p>
          </table:table-cell>
          <table:table-cell table:style-name="ce3" office:value-type="float" office:value="0">
            <text:p>0</text:p>
          </table:table-cell>
          <table:table-cell table:number-columns-repeated="966"/>
        </table:table-row>
        <table:table-row table:style-name="ro29">
          <table:table-cell table:style-name="ce3" office:value-type="string">
            <text:p>Health Finance: Medicaid and SCHIP Module</text:p>
          </table:table-cell>
          <table:table-cell table:style-name="ce3" office:value-type="float" office:value="1">
            <text:p>1</text:p>
          </table:table-cell>
          <table:table-cell table:style-name="ce3" office:value-type="string">
            <text:p>At the end of this module the learner should be able to: (1) describe the Medicaid program and general concepts of differences among states' implementations; (2) articulate categories of people eligible for Medicaid and SCHIP; (3) discuss historical spending trends in Medicaid and sources of Medicaid funding.</text:p>
          </table:table-cell>
          <table:table-cell table:style-name="ce3" office:value-type="string">
            <text:p>http://www.txphtrainingcenter.org/HCFMedicaid1.htm</text:p>
          </table:table-cell>
          <table:table-cell table:style-name="ce3" office:value-type="string">
            <text:p>6A1</text:p>
          </table:table-cell>
          <table:table-cell table:style-name="ce3" office:value-type="string">
            <text:p>A</text:p>
          </table:table-cell>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number-columns-repeated="30"/>
          <table:table-cell table:style-name="ce3" office:value-type="float" office:value="267">
            <text:p>267</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0">
            <text:p>10</text:p>
          </table:table-cell>
          <table:table-cell table:style-name="ce3" table:number-columns-repeated="2"/>
          <table:table-cell table:style-name="ce3" office:value-type="float" office:value="0">
            <text:p>0</text:p>
          </table:table-cell>
          <table:table-cell table:number-columns-repeated="966"/>
        </table:table-row>
        <table:table-row table:style-name="ro92">
          <table:table-cell table:style-name="ce3" office:value-type="string">
            <text:p>Health Finance: Medicare</text:p>
          </table:table-cell>
          <table:table-cell table:style-name="ce3" office:value-type="float" office:value="1">
            <text:p>1</text:p>
          </table:table-cell>
          <table:table-cell table:style-name="ce3" office:value-type="string">
            <text:p>At the end of this module the learner should be able to: (1) describe the historical evolution of Medicare in terms of both coverage and spending; (2) desribe the various Medicare "parts," including Part D (Medicare Prescription drug coverage); (3) demonstrate an understanding of how Medicare is funded and the challenges facing Medicare into the future.</text:p>
          </table:table-cell>
          <table:table-cell table:style-name="ce3" office:value-type="string">
            <text:p>http://www.txphtrainingcenter.org/HCFMedicare1.htm</text:p>
          </table:table-cell>
          <table:table-cell table:style-name="ce3" office:value-type="string">
            <text:p>6A1</text:p>
          </table:table-cell>
          <table:table-cell table:style-name="ce3" office:value-type="string">
            <text:p>K</text:p>
          </table:table-cell>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number-columns-repeated="30"/>
          <table:table-cell table:style-name="ce3" office:value-type="float" office:value="268">
            <text:p>268</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table:number-columns-repeated="2"/>
          <table:table-cell table:style-name="ce3" office:value-type="float" office:value="0">
            <text:p>0</text:p>
          </table:table-cell>
          <table:table-cell table:number-columns-repeated="966"/>
        </table:table-row>
        <table:table-row table:style-name="ro92">
          <table:table-cell table:style-name="ce3" office:value-type="string">
            <text:p>Public/Community Health Nursing Orientation</text:p>
          </table:table-cell>
          <table:table-cell table:style-name="ce3" office:value-type="float" office:value="1">
            <text:p>1</text:p>
          </table:table-cell>
          <table:table-cell table:style-name="ce3" office:value-type="string">
            <text:p>A comprehensive survey of Public/Community Health Nursing developed by the NYS Nurses Association with support from NYSDOH. Includes on-line text and pictures (text is downloadable); off-line exercises; and a post-test. Approved for 9.6 CEU contact hours.</text:p>
          </table:table-cell>
          <table:table-cell table:style-name="ce3" office:value-type="string">
            <text:p>http://www.elearnonline.net/coursedesc.aspx?ClassID=372&amp;s=67</text:p>
          </table:table-cell>
          <table:table-cell table:style-name="ce3" office:value-type="string">
            <text:p>6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3" office:value-type="string">
            <text:p>7B1</text:p>
          </table:table-cell>
          <table:table-cell table:style-name="ce3"/>
          <table:table-cell table:style-name="ce3" office:value-type="string">
            <text:p>7B2</text:p>
          </table:table-cell>
          <table:table-cell table:style-name="ce3"/>
          <table:table-cell table:style-name="ce3" office:value-type="string">
            <text:p>6B5</text:p>
          </table:table-cell>
          <table:table-cell table:style-name="ce3"/>
          <table:table-cell table:style-name="ce3" office:value-type="string">
            <text:p>6B4</text:p>
          </table:table-cell>
          <table:table-cell table:style-name="ce3" table:number-columns-repeated="10"/>
          <table:table-cell table:style-name="ce3" office:value-type="float" office:value="15">
            <text:p>15</text:p>
          </table:table-cell>
          <table:table-cell table:style-name="ce3" office:value-type="string">
            <text:p>Web-based Course</text:p>
          </table:table-cell>
          <table:table-cell table:style-name="ce12" office:value-type="float" office:value="8">
            <text:p>$8 </text:p>
          </table:table-cell>
          <table:table-cell table:style-name="ce3" office:value-type="string">
            <text:p>9.6 contact hours (if all exercises completed)</text:p>
          </table:table-cell>
          <table:table-cell table:style-name="ce3"/>
          <table:table-cell table:style-name="ce3" office:value-type="float" office:value="11">
            <text:p>11</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27">
          <table:table-cell table:style-name="ce3" office:value-type="string">
            <text:p>Orientation to Public Health</text:p>
          </table:table-cell>
          <table:table-cell table:style-name="ce3" office:value-type="float" office:value="1">
            <text:p>1</text:p>
          </table:table-cell>
          <table:table-cell table:style-name="ce3" office:value-type="string">
            <text:p>"Orientation to Public Health" provides a basic understanding of public health's mission and functions. The web-based course is appropriate to orient new staff or students to the field of public health. <text:s/>Part One introduces the mission and six obligations of public health. Part Two explains the ten essential services. The course places learners in the scenario of their first day on the job in a local health department and engages learners in a series of exercises and virtual interviews.</text:p>
          </table:table-cell>
          <table:table-cell table:style-name="ce3" office:value-type="string">
            <text:p>http://www.lowernysphtc.org/content/orientation-public-health</text:p>
          </table:table-cell>
          <table:table-cell table:style-name="ce3" office:value-type="string">
            <text:p>6A3</text:p>
          </table:table-cell>
          <table:table-cell table:style-name="ce3" office:value-type="string">
            <text:p>A</text:p>
          </table:table-cell>
          <table:table-cell table:style-name="ce3" office:value-type="string">
            <text:p>6B3</text:p>
          </table:table-cell>
          <table:table-cell table:style-name="ce3" table:number-columns-repeated="42"/>
          <table:table-cell table:style-name="ce3" office:value-type="float" office:value="20">
            <text:p>20</text:p>
          </table:table-cell>
          <table:table-cell table:style-name="ce3" office:value-type="string">
            <text:p>Web-based Course</text:p>
          </table:table-cell>
          <table:table-cell table:style-name="ce3" office:value-type="string">
            <text:p>Free</text:p>
          </table:table-cell>
          <table:table-cell table:style-name="ce3" office:value-type="string">
            <text:p>1-2 hours</text:p>
          </table:table-cell>
          <table:table-cell table:style-name="ce3"/>
          <table:table-cell table:style-name="ce3" office:value-type="float" office:value="11">
            <text:p>11</text:p>
          </table:table-cell>
          <table:table-cell table:style-name="ce3" office:value-type="float" office:value="39">
            <text:p>39</text:p>
          </table:table-cell>
          <table:table-cell table:style-name="ce3"/>
          <table:table-cell table:style-name="ce3" office:value-type="float" office:value="1">
            <text:p>1</text:p>
          </table:table-cell>
          <table:table-cell table:number-columns-repeated="966"/>
        </table:table-row>
        <table:table-row table:style-name="ro29">
          <table:table-cell table:style-name="ce3" office:value-type="string">
            <text:p>Principles of Public Health- The Mission, Core Functions and Ten Essential Services. Part II.</text:p>
          </table:table-cell>
          <table:table-cell table:style-name="ce3" office:value-type="float" office:value="1">
            <text:p>1</text:p>
          </table:table-cell>
          <table:table-cell table:style-name="ce3" office:value-type="string">
            <text:p>This UPitt Supercourse developed by Virginia M. Dato, MD, MPH, a public health physician from the Center for Public Health Practice at the University of Pittsburgh Graduate School of Public Health, reinforces the Essential Public Health Services (EPHS) by applying a consistent example (heart disease) throughout the course. <text:s/>This course demonstrates application of the EPHS. <text:s/>*Course will take longer than 25 minutes if user chooses to pursue additional web links that are provided throughout course.</text:p>
          </table:table-cell>
          <table:table-cell table:style-name="ce3" office:value-type="string">
            <text:p>http://www.pitt.edu/~super1/lecture/lec1981/index.htm</text:p>
          </table:table-cell>
          <table:table-cell table:style-name="ce3" office:value-type="string">
            <text:p>6A3</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6A6</text:p>
          </table:table-cell>
          <table:table-cell table:style-name="ce3" office:value-type="string">
            <text:p>K</text:p>
          </table:table-cell>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4</text:p>
          </table:table-cell>
          <table:table-cell table:style-name="ce3"/>
          <table:table-cell table:style-name="ce3" office:value-type="string">
            <text:p>6B6</text:p>
          </table:table-cell>
          <table:table-cell table:style-name="ce3"/>
          <table:table-cell table:style-name="ce3" office:value-type="string">
            <text:p>6B3</text:p>
          </table:table-cell>
          <table:table-cell table:style-name="ce3" table:number-columns-repeated="26"/>
          <table:table-cell table:style-name="ce3" office:value-type="float" office:value="26">
            <text:p>26</text:p>
          </table:table-cell>
          <table:table-cell table:style-name="ce3" office:value-type="string">
            <text:p>Web-based Course</text:p>
          </table:table-cell>
          <table:table-cell table:style-name="ce3" office:value-type="string">
            <text:p>No Charge</text:p>
          </table:table-cell>
          <table:table-cell table:style-name="ce3" office:value-type="string">
            <text:p>25 minutes*</text:p>
          </table:table-cell>
          <table:table-cell table:style-name="ce3"/>
          <table:table-cell table:style-name="ce3" office:value-type="float" office:value="11">
            <text:p>11</text:p>
          </table:table-cell>
          <table:table-cell table:style-name="ce3" office:value-type="float" office:value="39">
            <text:p>39</text:p>
          </table:table-cell>
          <table:table-cell table:style-name="ce3"/>
          <table:table-cell table:style-name="ce3" office:value-type="float" office:value="0">
            <text:p>0</text:p>
          </table:table-cell>
          <table:table-cell table:number-columns-repeated="966"/>
        </table:table-row>
        <table:table-row table:style-name="ro37">
          <table:table-cell table:style-name="ce3" office:value-type="string">
            <text:p>Excellence in PH Practice</text:p>
          </table:table-cell>
          <table:table-cell table:style-name="ce3" office:value-type="float" office:value="1">
            <text:p>1</text:p>
          </table:table-cell>
          <table:table-cell table:style-name="ce3" office:value-type="string">
            <text:p>This program consists of 12 1-hour modules covering different aspects of the Essential Public Health Services.</text:p>
          </table:table-cell>
          <table:table-cell table:style-name="ce3" office:value-type="string">
            <text:p>http://prepareiowa.training-source.org/training/courses#overlay=training/courses/Excellence%2520in%2520Public%2520Health%2520Practice%2520-%2520Session%25201%253A%2520%2520Introduction/detail</text:p>
          </table:table-cell>
          <table:table-cell table:style-name="ce3" office:value-type="string">
            <text:p>6A3</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6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10" office:value-type="string">
            <text:p>6A2</text:p>
          </table:table-cell>
          <table:table-cell table:style-name="ce10"/>
          <table:table-cell table:style-name="ce3" office:value-type="string">
            <text:p>7A1</text:p>
          </table:table-cell>
          <table:table-cell table:style-name="ce3"/>
          <table:table-cell table:style-name="ce10" office:value-type="string">
            <text:p>7A2</text:p>
          </table:table-cell>
          <table:table-cell table:style-name="ce10"/>
          <table:table-cell table:style-name="ce3" office:value-type="string">
            <text:p>6B1</text:p>
          </table:table-cell>
          <table:table-cell table:style-name="ce3"/>
          <table:table-cell table:style-name="ce10" office:value-type="string">
            <text:p>6B2</text:p>
          </table:table-cell>
          <table:table-cell table:style-name="ce10"/>
          <table:table-cell table:style-name="ce3" office:value-type="string">
            <text:p>7B1</text:p>
          </table:table-cell>
          <table:table-cell table:style-name="ce3"/>
          <table:table-cell table:style-name="ce10" office:value-type="string">
            <text:p>7B2</text:p>
          </table:table-cell>
          <table:table-cell table:style-name="ce10"/>
          <table:table-cell table:style-name="ce3" office:value-type="string">
            <text:p>6B4</text:p>
          </table:table-cell>
          <table:table-cell table:style-name="ce3"/>
          <table:table-cell table:style-name="ce10" office:value-type="string">
            <text:p>8B5</text:p>
          </table:table-cell>
          <table:table-cell table:style-name="ce10"/>
          <table:table-cell table:style-name="ce3" office:value-type="string">
            <text:p>8B7</text:p>
          </table:table-cell>
          <table:table-cell table:style-name="ce3" table:number-columns-repeated="6"/>
          <table:table-cell table:style-name="ce3" office:value-type="float" office:value="136">
            <text:p>136</text:p>
          </table:table-cell>
          <table:table-cell table:style-name="ce3" office:value-type="string">
            <text:p>Web-based Course</text:p>
          </table:table-cell>
          <table:table-cell table:style-name="ce3" office:value-type="string">
            <text:p>free</text:p>
          </table:table-cell>
          <table:table-cell table:style-name="ce3" office:value-type="string">
            <text:p>1 hour per module</text:p>
          </table:table-cell>
          <table:table-cell table:style-name="ce3"/>
          <table:table-cell table:style-name="ce3" office:value-type="float" office:value="11">
            <text:p>11</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35">
          <table:table-cell table:style-name="ce3" office:value-type="string">
            <text:p>Orientation to the Essentials of Public Health - Intermediate Level</text:p>
          </table:table-cell>
          <table:table-cell table:style-name="ce3" office:value-type="float" office:value="1">
            <text:p>1</text:p>
          </table:table-cell>
          <table:table-cell table:style-name="ce3"/>
          <table:table-cell table:style-name="ce3" office:value-type="string">
            <text:p>http://lms.southcentralpartnership.org/scphp?productID=prdct000000000001028</text:p>
          </table:table-cell>
          <table:table-cell table:style-name="ce3" office:value-type="string">
            <text:p>6A3</text:p>
          </table:table-cell>
          <table:table-cell table:style-name="ce3" office:value-type="string">
            <text:p>K</text:p>
          </table:table-cell>
          <table:table-cell table:style-name="ce3" office:value-type="string">
            <text:p>1A1</text:p>
          </table:table-cell>
          <table:table-cell table:style-name="ce3" office:value-type="string">
            <text:p>K</text:p>
          </table:table-cell>
          <table:table-cell table:style-name="ce3" office:value-type="string">
            <text:p>6A1</text:p>
          </table:table-cell>
          <table:table-cell table:style-name="ce3" office:value-type="string">
            <text:p>K</text:p>
          </table:table-cell>
          <table:table-cell table:style-name="ce3" office:value-type="string">
            <text:p>6B3</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10" office:value-type="string">
            <text:p>6B1</text:p>
          </table:table-cell>
          <table:table-cell table:style-name="ce10"/>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number-columns-repeated="18"/>
          <table:table-cell table:style-name="ce3" office:value-type="float" office:value="150">
            <text:p>150</text:p>
          </table:table-cell>
          <table:table-cell table:style-name="ce3" office:value-type="string">
            <text:p>Web-based Course</text:p>
          </table:table-cell>
          <table:table-cell table:style-name="ce3" office:value-type="string">
            <text:p>free</text:p>
          </table:table-cell>
          <table:table-cell table:style-name="ce3" office:value-type="string">
            <text:p>approximately 4 hours</text:p>
          </table:table-cell>
          <table:table-cell table:style-name="ce3"/>
          <table:table-cell table:style-name="ce3" office:value-type="float" office:value="38">
            <text:p>38</text:p>
          </table:table-cell>
          <table:table-cell table:style-name="ce3" office:value-type="float" office:value="20">
            <text:p>20</text:p>
          </table:table-cell>
          <table:table-cell table:style-name="ce3" office:value-type="float" office:value="39">
            <text:p>39</text:p>
          </table:table-cell>
          <table:table-cell table:style-name="ce3" office:value-type="float" office:value="0">
            <text:p>0</text:p>
          </table:table-cell>
          <table:table-cell table:number-columns-repeated="966"/>
        </table:table-row>
        <table:table-row table:style-name="ro87">
          <table:table-cell table:style-name="ce3" office:value-type="string">
            <text:p>Public Health Nursing Standards and Credentials: What's Happening with Public Health Nursing? (T2B2)</text:p>
          </table:table-cell>
          <table:table-cell table:style-name="ce3" office:value-type="float" office:value="1">
            <text:p>1</text:p>
          </table:table-cell>
          <table:table-cell table:style-name="ce3" office:value-type="string">
            <text:p>In the years ahead Public Health Nursing practice will be affected by: new scope and standards of public health nursing; performance monitoring of public health practice; accreditation of public health agencies; and credentialing examinations such as the new National Board of Public Health Examiners. This program will explore how these new developments will impact public health nursing practice.</text:p>
          </table:table-cell>
          <table:table-cell table:style-name="ce3" office:value-type="string">
            <text:p>http://www.albany.edu/sph/coned/t2b2phnursing.htm</text:p>
          </table:table-cell>
          <table:table-cell table:style-name="ce3" office:value-type="string">
            <text:p>6A3</text:p>
          </table:table-cell>
          <table:table-cell table:style-name="ce3" office:value-type="string">
            <text:p>A</text:p>
          </table:table-cell>
          <table:table-cell table:style-name="ce3" office:value-type="string">
            <text:p>6A1</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6B3</text:p>
          </table:table-cell>
          <table:table-cell table:style-name="ce3"/>
          <table:table-cell table:style-name="ce3" office:value-type="string">
            <text:p>6A2</text:p>
          </table:table-cell>
          <table:table-cell table:style-name="ce3"/>
          <table:table-cell table:style-name="ce3" office:value-type="string">
            <text:p>7A1</text:p>
          </table:table-cell>
          <table:table-cell table:style-name="ce3"/>
          <table:table-cell table:style-name="ce3" office:value-type="string">
            <text:p>7A2</text:p>
          </table:table-cell>
          <table:table-cell table:style-name="ce3"/>
          <table:table-cell table:style-name="ce3" office:value-type="string">
            <text:p>6B1</text:p>
          </table:table-cell>
          <table:table-cell table:style-name="ce3"/>
          <table:table-cell table:style-name="ce3" office:value-type="string">
            <text:p>6B2</text:p>
          </table:table-cell>
          <table:table-cell table:style-name="ce3"/>
          <table:table-cell table:style-name="ce10" office:value-type="string">
            <text:p>7B1</text:p>
          </table:table-cell>
          <table:table-cell table:style-name="ce10"/>
          <table:table-cell table:style-name="ce3" office:value-type="string">
            <text:p>7B2</text:p>
          </table:table-cell>
          <table:table-cell table:style-name="ce3"/>
          <table:table-cell table:style-name="ce10" office:value-type="string">
            <text:p>8B1</text:p>
          </table:table-cell>
          <table:table-cell table:style-name="ce10"/>
          <table:table-cell table:style-name="ce3" office:value-type="string">
            <text:p>8B7</text:p>
          </table:table-cell>
          <table:table-cell table:style-name="ce3" table:number-columns-repeated="18"/>
          <table:table-cell table:style-name="ce3" office:value-type="float" office:value="196">
            <text:p>19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38">
            <text:p>38</text:p>
          </table:table-cell>
          <table:table-cell table:style-name="ce3" office:value-type="float" office:value="42">
            <text:p>42</text:p>
          </table:table-cell>
          <table:table-cell table:style-name="ce3" office:value-type="float" office:value="0">
            <text:p>0</text:p>
          </table:table-cell>
          <table:table-cell table:number-columns-repeated="966"/>
        </table:table-row>
        <table:table-row table:style-name="ro32">
          <table:table-cell table:style-name="ce3" office:value-type="string">
            <text:p>Building Toward Competence in Emergency Preparedness</text:p>
          </table:table-cell>
          <table:table-cell table:style-name="ce3" office:value-type="float" office:value="1">
            <text:p>1</text:p>
          </table:table-cell>
          <table:table-cell table:style-name="ce3" office:value-type="string">
            <text:p>Public health educators have been inundated with competency sets and charged with determining the ability of their learners to perform at expected levels. This session will present concrete and practical strategies for linking competency achievement to training activities, identifying the level of skill developed in a training session, and provide participants an opportunity to practice using these “tools of the trade”.</text:p>
          </table:table-cell>
          <table:table-cell table:style-name="ce3" office:value-type="string">
            <text:p>http://www2a.cdc.gov/TCEOnline/registration/detailpage.asp?res_id=1378</text:p>
          </table:table-cell>
          <table:table-cell table:style-name="ce3" office:value-type="string">
            <text:p>6A3</text:p>
          </table:table-cell>
          <table:table-cell table:style-name="ce3" office:value-type="string">
            <text:p>K</text:p>
          </table:table-cell>
          <table:table-cell table:style-name="ce3" office:value-type="string">
            <text:p>8A7</text:p>
          </table:table-cell>
          <table:table-cell table:style-name="ce3" office:value-type="string">
            <text:p>K</text:p>
          </table:table-cell>
          <table:table-cell table:style-name="ce3" office:value-type="string">
            <text:p>6B3</text:p>
          </table:table-cell>
          <table:table-cell table:style-name="ce3"/>
          <table:table-cell table:style-name="ce3" office:value-type="string">
            <text:p>8B7</text:p>
          </table:table-cell>
          <table:table-cell table:style-name="ce3" table:number-columns-repeated="35"/>
          <table:table-cell table:style-name="ce3" office:value-type="string">
            <text:p>https://www.train.org/DesktopModules/eLearning/CourseDetails/CourseDetailsForm.aspx?tabid=62&amp;CourseID=1006381</text:p>
          </table:table-cell>
          <table:table-cell table:style-name="ce3" table:number-columns-repeated="2"/>
          <table:table-cell table:style-name="ce3" office:value-type="float" office:value="252">
            <text:p>252</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37">
          <table:table-cell table:style-name="ce3" office:value-type="string">
            <text:p>Stand Up and Be Counted: Improving Your Community's Health Through Performance Standards</text:p>
          </table:table-cell>
          <table:table-cell table:style-name="ce3" office:value-type="float" office:value="1">
            <text:p>1</text:p>
          </table:table-cell>
          <table:table-cell table:style-name="ce3" office:value-type="string">
            <text:p>A performance measurement system will provide information to advocate for public health at state and local levels, shape policy decisions, support accountability, improve quality, and target resources to ultimately improve the health of the public. After all, what gets measured gets done. Join us as we discuss the concepts of the National Public Health Performance Standards Program and the goal that we all strive for, healthy people in healthy communities.</text:p>
          </table:table-cell>
          <table:table-cell table:style-name="ce3" office:value-type="string">
            <text:p>http://www.publichealthgrandrounds.unc.edu/performance/index.htm</text:p>
          </table:table-cell>
          <table:table-cell table:style-name="ce3" office:value-type="string">
            <text:p>6A3</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6B3</text:p>
          </table:table-cell>
          <table:table-cell table:style-name="ce3"/>
          <table:table-cell table:style-name="ce3" office:value-type="string">
            <text:p>8B4</text:p>
          </table:table-cell>
          <table:table-cell table:style-name="ce3"/>
          <table:table-cell table:style-name="ce3" office:value-type="string">
            <text:p>8A3</text:p>
          </table:table-cell>
          <table:table-cell table:style-name="ce3"/>
          <table:table-cell table:style-name="ce3" office:value-type="string">
            <text:p>5B4</text:p>
          </table:table-cell>
          <table:table-cell table:style-name="ce3"/>
          <table:table-cell table:style-name="ce3" office:value-type="string">
            <text:p>8B3</text:p>
          </table:table-cell>
          <table:table-cell table:style-name="ce3"/>
          <table:table-cell table:style-name="ce10" office:value-type="string">
            <text:p>8B5</text:p>
          </table:table-cell>
          <table:table-cell table:style-name="ce10"/>
          <table:table-cell table:style-name="ce3" office:value-type="string">
            <text:p>8B7</text:p>
          </table:table-cell>
          <table:table-cell table:style-name="ce3" table:number-columns-repeated="22"/>
          <table:table-cell table:style-name="ce3" office:value-type="float" office:value="258">
            <text:p>258</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1">
            <text:p>11</text:p>
          </table:table-cell>
          <table:table-cell table:style-name="ce3" office:value-type="float" office:value="42">
            <text:p>42</text:p>
          </table:table-cell>
          <table:table-cell table:style-name="ce3"/>
          <table:table-cell table:style-name="ce3" office:value-type="float" office:value="0">
            <text:p>0</text:p>
          </table:table-cell>
          <table:table-cell table:number-columns-repeated="966"/>
        </table:table-row>
        <table:table-row table:style-name="ro25">
          <table:table-cell table:style-name="ce3" office:value-type="string">
            <text:p>The ABC's of FASD: What are Fetal Alcohol Spectrum Disorders and How Can We Prevent Them (T2B2)</text:p>
          </table:table-cell>
          <table:table-cell table:style-name="ce3" office:value-type="float" office:value="1">
            <text:p>1</text:p>
          </table:table-cell>
          <table:table-cell table:style-name="ce3" office:value-type="string">
            <text:p>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Webstream of a T2B2 Broadcast featuring Dr. Luther Robinson , Director, Special Diagnostic Clinic, Women &amp; Children's Hospital, Buffalo , NY and Dianne O'Connor, Adoptive Parent/Parent Advocate </text:p>
            <text:p/>
            <text:p/>
            <text:p/>
            <text:p>Program Description: </text:p>
            <text:p/>
            <text:p>This program provides updated information on FASD, including new terminology, causes, emerging brain research, diagnostic criteria, and cognitive, behavioral and emotional issues for children and adults with an FASD along with helpful tips on advocating for children. </text:p>
            <text:p/>
            <text:p/>
            <text:p/>
            <text:p>Webstream of satellite broadcast originally aired June 16, 2005.</text:p>
          </table:table-cell>
          <table:table-cell table:style-name="ce3" office:value-type="string">
            <text:p>http://www.albany.edu/sph/coned/t2b2fas05.htm</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B4</text:p>
          </table:table-cell>
          <table:table-cell table:style-name="ce3"/>
          <table:table-cell table:style-name="ce3" office:value-type="string">
            <text:p>6B6</text:p>
          </table:table-cell>
          <table:table-cell table:style-name="ce3" table:number-columns-repeated="35"/>
          <table:table-cell table:style-name="ce3" office:value-type="string">
            <text:p>https://www.train.org/DesktopModules/eLearning/CourseDetails/CourseDetailsForm.aspx?tabid=62&amp;CourseID=1003520</text:p>
          </table:table-cell>
          <table:table-cell table:style-name="ce3" table:number-columns-repeated="2"/>
          <table:table-cell table:style-name="ce3" office:value-type="float" office:value="83">
            <text:p>83</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2">
            <text:p>22</text:p>
          </table:table-cell>
          <table:table-cell table:style-name="ce3" office:value-type="float" office:value="32">
            <text:p>32</text:p>
          </table:table-cell>
          <table:table-cell table:style-name="ce3" office:value-type="float" office:value="36">
            <text:p>36</text:p>
          </table:table-cell>
          <table:table-cell table:style-name="ce3" office:value-type="float" office:value="0">
            <text:p>0</text:p>
          </table:table-cell>
          <table:table-cell table:number-columns-repeated="966"/>
        </table:table-row>
        <table:table-row table:style-name="ro87">
          <table:table-cell table:style-name="ce3" office:value-type="string">
            <text:p>Integrated Pest Management</text:p>
          </table:table-cell>
          <table:table-cell table:style-name="ce3" office:value-type="float" office:value="1">
            <text:p>1</text:p>
          </table:table-cell>
          <table:table-cell table:style-name="ce3" office:value-type="string">
            <text:p>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Speaker: </text:p>
            <text:p/>
            <text:p>Dr. Stephen Frantz, President, Global Environmental Options </text:p>
            <text:p/>
            <text:p/>
            <text:p/>
            <text:p/>
            <text:p/>
            <text:p>Program Description: </text:p>
            <text:p/>
            <text:p>This program will highlight the principles of Integrated Pest Management for comprehensive and sustainable pest remediation. You'll learn the basic science of population dynamics and the complexities of remediation. Dr. Stephen Frantz is a national and international consultant currently working with CDC, The National Center for Healthy Housing and a number of other organizations concerned with disease vectors and pests.</text:p>
          </table:table-cell>
          <table:table-cell table:style-name="ce3" office:value-type="string">
            <text:p>http://www.albany.edu/sph/coned/t2b2ipm.htm</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B4</text:p>
          </table:table-cell>
          <table:table-cell table:style-name="ce3"/>
          <table:table-cell table:style-name="ce3" office:value-type="string">
            <text:p>6B6</text:p>
          </table:table-cell>
          <table:table-cell table:style-name="ce3" table:number-columns-repeated="38"/>
          <table:table-cell table:style-name="ce3" office:value-type="float" office:value="84">
            <text:p>84</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9">
            <text:p>29</text:p>
          </table:table-cell>
          <table:table-cell table:style-name="ce3" office:value-type="float" office:value="7">
            <text:p>7</text:p>
          </table:table-cell>
          <table:table-cell table:style-name="ce3"/>
          <table:table-cell table:style-name="ce3" office:value-type="float" office:value="0">
            <text:p>0</text:p>
          </table:table-cell>
          <table:table-cell table:number-columns-repeated="966"/>
        </table:table-row>
        <table:table-row table:style-name="ro27">
          <table:table-cell table:style-name="ce3" office:value-type="string">
            <text:p>Rabies Prevention: When You Have to be Right 100% of the Time</text:p>
          </table:table-cell>
          <table:table-cell table:style-name="ce3" office:value-type="float" office:value="1">
            <text:p>1</text:p>
          </table:table-cell>
          <table:table-cell table:style-name="ce3" office:value-type="string">
            <text:p>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Speaker: </text:p>
            <text:p/>
            <text:p>Bryan Cherry, VMD, Deputy State Public Health Veterinarian, Bureau of Communicable Disease Control, Zoonoses Program, NYS DOH</text:p>
            <text:p/>
            <text:p/>
            <text:p/>
            <text:p>Program Description: </text:p>
            <text:p/>
            <text:p>Thousands of human rabies exposures occur annually in New York State. County health department staff are the first line of defense against this fatal disease. Communication and education play a critical role in rabies prevention in people as well as animals. Real scenarios will serve as the spark to ignite an engaging conversation you won't want to miss!</text:p>
          </table:table-cell>
          <table:table-cell table:style-name="ce3" office:value-type="string">
            <text:p>http://www.albany.edu/sph/coned/t2b2rabies.htm</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B4</text:p>
          </table:table-cell>
          <table:table-cell table:style-name="ce3"/>
          <table:table-cell table:style-name="ce3" office:value-type="string">
            <text:p>6B6</text:p>
          </table:table-cell>
          <table:table-cell table:style-name="ce3" table:number-columns-repeated="38"/>
          <table:table-cell table:style-name="ce3" office:value-type="float" office:value="85">
            <text:p>85</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3">
            <text:p>13</text:p>
          </table:table-cell>
          <table:table-cell table:style-name="ce3" office:value-type="float" office:value="3">
            <text:p>3</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87">
          <table:table-cell table:style-name="ce3" office:value-type="string">
            <text:p>Shoe-Leather Epidemiology: A Guided Tour</text:p>
          </table:table-cell>
          <table:table-cell table:style-name="ce3" office:value-type="float" office:value="1">
            <text:p>1</text:p>
          </table:table-cell>
          <table:table-cell table:style-name="ce3" office:value-type="string">
            <text:p>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Speaker: </text:p>
            <text:p/>
            <text:p>Geraldine Johnson , MS, Manager, Regional Epidemiology and Infection Control, NYS DOH </text:p>
            <text:p/>
            <text:p/>
            <text:p/>
            <text:p/>
            <text:p/>
            <text:p>Program Description: </text:p>
            <text:p/>
            <text:p>The fundamentals of epidemiology and outbreak investigation come alive as an actual recent investigation unfolds from the initial identification of the outbreak through to its conclusion.</text:p>
          </table:table-cell>
          <table:table-cell table:style-name="ce3" office:value-type="string">
            <text:p>http://www.albany.edu/sph/coned/t2b2epi05.htm</text:p>
          </table:table-cell>
          <table:table-cell table:style-name="ce3" office:value-type="string">
            <text:p>6A4</text:p>
          </table:table-cell>
          <table:table-cell table:style-name="ce3" office:value-type="string">
            <text:p>A</text:p>
          </table:table-cell>
          <table:table-cell table:style-name="ce3" office:value-type="string">
            <text:p>6B4</text:p>
          </table:table-cell>
          <table:table-cell table:style-name="ce3" table:number-columns-repeated="42"/>
          <table:table-cell table:style-name="ce3" office:value-type="float" office:value="86">
            <text:p>8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8">
            <text:p>8</text:p>
          </table:table-cell>
          <table:table-cell table:style-name="ce3" office:value-type="float" office:value="18">
            <text:p>18</text:p>
          </table:table-cell>
          <table:table-cell table:style-name="ce3"/>
          <table:table-cell table:style-name="ce3" office:value-type="float" office:value="0">
            <text:p>0</text:p>
          </table:table-cell>
          <table:table-cell table:number-columns-repeated="966"/>
        </table:table-row>
        <table:table-row table:style-name="ro34">
          <table:table-cell table:style-name="ce3" office:value-type="string">
            <text:p>Keeping the Winter Layer Off: Evidence-based Interventions</text:p>
          </table:table-cell>
          <table:table-cell table:style-name="ce3" office:value-type="float" office:value="1">
            <text:p>1</text:p>
          </table:table-cell>
          <table:table-cell table:style-name="ce3" office:value-type="string">
            <text:p>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Speaker: </text:p>
            <text:p/>
            <text:p>Lloyd F. Novick, MD, MPH, Commissioner of Health, Onondaga County</text:p>
            <text:p/>
            <text:p/>
            <text:p/>
            <text:p/>
            <text:p/>
            <text:p>Program Description: </text:p>
            <text:p/>
            <text:p>Despite annual New Year's resolutions, weight-loss and regular physical activity continue to be goals that many Americans find hard to reach. With skyrocketing obesity rates, this personal concern is also a growing public health problem. The good news: there is a body of research showing us what does work. Join Dr. Lloyd Novick for a discussion on evidence-based approaches to physical activity promotion.</text:p>
          </table:table-cell>
          <table:table-cell table:style-name="ce3" office:value-type="string">
            <text:p>http://www.albany.edu/sph/coned/t2b2winterlayer.htm</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B4</text:p>
          </table:table-cell>
          <table:table-cell table:style-name="ce3"/>
          <table:table-cell table:style-name="ce3" office:value-type="string">
            <text:p>6B6</text:p>
          </table:table-cell>
          <table:table-cell table:style-name="ce3" table:number-columns-repeated="38"/>
          <table:table-cell table:style-name="ce3" office:value-type="float" office:value="88">
            <text:p>88</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2">
            <text:p>32</text:p>
          </table:table-cell>
          <table:table-cell table:style-name="ce3" office:value-type="float" office:value="33">
            <text:p>33</text:p>
          </table:table-cell>
          <table:table-cell table:style-name="ce3"/>
          <table:table-cell table:style-name="ce3" office:value-type="float" office:value="0">
            <text:p>0</text:p>
          </table:table-cell>
          <table:table-cell table:number-columns-repeated="966"/>
        </table:table-row>
        <table:table-row table:style-name="ro96">
          <table:table-cell table:style-name="ce3" office:value-type="string">
            <text:p>Type 2 Diabetes and Children</text:p>
          </table:table-cell>
          <table:table-cell table:style-name="ce3" office:value-type="float" office:value="1">
            <text:p>1</text:p>
          </table:table-cell>
          <table:table-cell table:style-name="ce3" office:value-type="string">
            <text:p>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Speaker: </text:p>
            <text:p/>
            <text:p>Frank Vinicor, Director of the Division of Diabetes Translation, CDC</text:p>
            <text:p/>
            <text:p/>
            <text:p/>
            <text:p/>
            <text:p/>
            <text:p>Program Description: </text:p>
            <text:p/>
            <text:p>The United States is witnessing an alarming increase in the diagnosis of type 2 diabetes in youth, strongly correlated to the diabetes and obesity epidemics that are sweeping the nation in the adult population. Health experts have particular concerns about the long-term health consequences of developing diabetes at such an early stage in life. The greatest challenge in dealing with this problem lies in translating known science into practice and prevention and in tailoring interventions to this newly recognized population at risk.</text:p>
          </table:table-cell>
          <table:table-cell table:style-name="ce3" office:value-type="string">
            <text:p>http://www.albany.edu/sph/coned/t2b2diabetes.htm</text:p>
          </table:table-cell>
          <table:table-cell table:style-name="ce3" office:value-type="string">
            <text:p>6A4</text:p>
          </table:table-cell>
          <table:table-cell table:style-name="ce3" office:value-type="string">
            <text:p>A</text:p>
          </table:table-cell>
          <table:table-cell table:style-name="ce3" office:value-type="string">
            <text:p>6B4</text:p>
          </table:table-cell>
          <table:table-cell table:style-name="ce3" table:number-columns-repeated="42"/>
          <table:table-cell table:style-name="ce3" office:value-type="float" office:value="90">
            <text:p>90</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office:value-type="float" office:value="30">
            <text:p>30</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97">
          <table:table-cell table:style-name="ce3" office:value-type="string">
            <text:p>Potable Water: <text:s/>A Public Health Issue</text:p>
          </table:table-cell>
          <table:table-cell table:style-name="ce3" office:value-type="float" office:value="1">
            <text:p>1</text:p>
          </table:table-cell>
          <table:table-cell table:style-name="ce3" office:value-type="string">
            <text:p>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Speakers: </text:p>
            <text:p/>
            <text:p>Nancy Haws, Communication Director, Water for People; John Williams, HDR Architecture and Engineering, P.C. </text:p>
            <text:p/>
            <text:p/>
            <text:p/>
            <text:p>Program Description: </text:p>
            <text:p/>
            <text:p>This program gives a current update on the issues of drinking water on a global, national, and local level. The speakers will address the challenges we face in supplying clean drinking water and the correlation of water as a public health issue. </text:p>
            <text:p/>
            <text:p/>
            <text:p/>
            <text:p/>
            <text:p/>
            <text:p>Nancy Haws is the Communications Manager of Water For People based in Denver, Colorado. Water For People is international humanitarian organization that deeply values water as an essential social, economic and environmental good. Water For People has used water as a catalyst for change in communities throughout the world that lack access to drinking water, adequate sanitation and hygiene education. </text:p>
            <text:p/>
            <text:p/>
            <text:p/>
            <text:p>John Williams is a Senior Vice President and Business Group Leader at HDR Engineering in White Plains, New York. As a consultant, Mr. Williams specializes in guiding communities through the development of public/private</text:p>
          </table:table-cell>
          <table:table-cell table:style-name="ce3" office:value-type="string">
            <text:p>http://www.albany.edu/sph/coned/t2b2potablewater.htm</text:p>
          </table:table-cell>
          <table:table-cell table:style-name="ce3" office:value-type="string">
            <text:p>6A4</text:p>
          </table:table-cell>
          <table:table-cell table:style-name="ce3" office:value-type="string">
            <text:p>A</text:p>
          </table:table-cell>
          <table:table-cell table:style-name="ce3" office:value-type="string">
            <text:p>6B4</text:p>
          </table:table-cell>
          <table:table-cell table:style-name="ce3" table:number-columns-repeated="42"/>
          <table:table-cell table:style-name="ce3" office:value-type="float" office:value="94">
            <text:p>94</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7">
            <text:p>7</text:p>
          </table:table-cell>
          <table:table-cell table:style-name="ce3" table:number-columns-repeated="2"/>
          <table:table-cell table:style-name="ce3" office:value-type="float" office:value="0">
            <text:p>0</text:p>
          </table:table-cell>
          <table:table-cell table:number-columns-repeated="966"/>
        </table:table-row>
        <table:table-row table:style-name="ro91">
          <table:table-cell table:style-name="ce3" office:value-type="string">
            <text:p>Preventing Teenage Pregnancy</text:p>
          </table:table-cell>
          <table:table-cell table:style-name="ce3" office:value-type="float" office:value="1">
            <text:p>1</text:p>
          </table:table-cell>
          <table:table-cell table:style-name="ce3" office:value-type="string">
            <text:p>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Speaker: </text:p>
            <text:p/>
            <text:p>Premini Sabaratnam, MPH, Sr. Health Project Coordinator, Division of Adolescent Medicine, Univ. of Rochester </text:p>
            <text:p/>
            <text:p/>
            <text:p/>
            <text:p>Program Description: </text:p>
            <text:p/>
            <text:p>Although teen pregnancy rates have shown some dramatic decreases in the last decade, teen pregnancy rates remain high especially among certain populations of youth. Premini Sabaratnam will present evidence-based elements of programs that have shown success in reducing teen pregnancy rates with special emphasis on youth development approaches that develop social connections, character and competence and give teens more hope for the future. Ms. Sabaratnam, MPH, is the Senior Health Project Coordinator with the Division of Adolescent Medicine, University of Rochester. She has worked extensively with adolescent populations and offers first hand insights into what works and what doesnÃ¢??t work with teen programs.</text:p>
          </table:table-cell>
          <table:table-cell table:style-name="ce3" office:value-type="string">
            <text:p>http://www.albany.edu/sph/coned/t2b2teenpregnancy.htm</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B4</text:p>
          </table:table-cell>
          <table:table-cell table:style-name="ce3"/>
          <table:table-cell table:style-name="ce3" office:value-type="string">
            <text:p>6B6</text:p>
          </table:table-cell>
          <table:table-cell table:style-name="ce3" table:number-columns-repeated="38"/>
          <table:table-cell table:style-name="ce3" office:value-type="float" office:value="95">
            <text:p>95</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2">
            <text:p>32</text:p>
          </table:table-cell>
          <table:table-cell table:style-name="ce3" table:number-columns-repeated="2"/>
          <table:table-cell table:style-name="ce3" office:value-type="float" office:value="0">
            <text:p>0</text:p>
          </table:table-cell>
          <table:table-cell table:number-columns-repeated="966"/>
        </table:table-row>
        <table:table-row table:style-name="ro98">
          <table:table-cell table:style-name="ce3" office:value-type="string">
            <text:p>Empowering Survivors: <text:s/>Dealing with the Trauma of Rape in the Community</text:p>
          </table:table-cell>
          <table:table-cell table:style-name="ce3" office:value-type="float" office:value="1">
            <text:p>1</text:p>
          </table:table-cell>
          <table:table-cell table:style-name="ce3" office:value-type="string">
            <text:p>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Speakers: </text:p>
            <text:p/>
            <text:p>Marilee Grygelko, Director of the Rape Crisis Program at the New York State Department of Health; Judith Condo, Director of the Albany County Crime Victim and Sexual Violence Center, and Rene Rovere, Director of the Sexual Assault Nurse Examiner Program at Albany Medical Center. </text:p>
            <text:p/>
            <text:p/>
            <text:p/>
            <text:p/>
            <text:p/>
            <text:p>Program Description: </text:p>
            <text:p/>
            <text:p>This program provides a public health perspective on the issue of rape, including the impact of rape, the types of services provided within the community, and how these services can help re-empower the survivor of a rape.</text:p>
          </table:table-cell>
          <table:table-cell table:style-name="ce3" office:value-type="string">
            <text:p>http://www.albany.edu/sph/coned/t2b2survivors.htm</text:p>
          </table:table-cell>
          <table:table-cell table:style-name="ce3" office:value-type="string">
            <text:p>6A4</text:p>
          </table:table-cell>
          <table:table-cell table:style-name="ce3" office:value-type="string">
            <text:p>A</text:p>
          </table:table-cell>
          <table:table-cell table:style-name="ce3" office:value-type="string">
            <text:p>6B4</text:p>
          </table:table-cell>
          <table:table-cell table:style-name="ce3" table:number-columns-repeated="42"/>
          <table:table-cell table:style-name="ce3" office:value-type="float" office:value="96">
            <text:p>96</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6">
            <text:p>16</text:p>
          </table:table-cell>
          <table:table-cell table:style-name="ce3" office:value-type="float" office:value="23">
            <text:p>23</text:p>
          </table:table-cell>
          <table:table-cell table:style-name="ce3"/>
          <table:table-cell table:style-name="ce3" office:value-type="float" office:value="0">
            <text:p>0</text:p>
          </table:table-cell>
          <table:table-cell table:number-columns-repeated="966"/>
        </table:table-row>
        <table:table-row table:style-name="ro99">
          <table:table-cell table:style-name="ce3" office:value-type="string">
            <text:p>West Nile Virus - What Have We Learned Since 1999</text:p>
          </table:table-cell>
          <table:table-cell table:style-name="ce3" office:value-type="float" office:value="1">
            <text:p>1</text:p>
          </table:table-cell>
          <table:table-cell table:style-name="ce3" office:value-type="string">
            <text:p>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Speakers: </text:p>
            <text:p/>
            <text:p>P. Bryon Backenson, MS, Assistant Director and Research Scientist, Arthropod-Borne Disease Program, NYS DOH</text:p>
            <text:p/>
            <text:p>Millicent Eidson, MA, DVM, DACVPM, State Public Health Veterinarian and Director, Zoonoses Program, NYS DOH </text:p>
            <text:p/>
            <text:p>Tracey McNamera, DVM, ACVP, Former Head, Dept. of Pathology, Wildlife Conservation Society, based at the Bronx Zoo </text:p>
            <text:p/>
            <text:p/>
            <text:p/>
            <text:p>Program Description: </text:p>
            <text:p/>
            <text:p>Since arriving in New York State in 1999, West Nile virus has spread across the United States sickening 3846 people and killing 230 of them. In the four years since its arrival, the virus has taken a great toll on the bird and animal population and has infected over 30 species of mosquitoes. Primarily transmitted by the bite of an infected mosquito, some recent cases of West Nile virus have been identified that were transmitted through blood transfusions and organ transplants.</text:p>
            <text:p/>
            <text:p/>
            <text:p/>
            <text:p>This program will focus on what has been learned about the virus since its arrival in the Western Hemisphere: the clinical picture (including transmission/diagnosis/t</text:p>
          </table:table-cell>
          <table:table-cell table:style-name="ce3" office:value-type="string">
            <text:p>http://www.albany.edu/sph/coned/t2b2westnile.htm</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B4</text:p>
          </table:table-cell>
          <table:table-cell table:style-name="ce3"/>
          <table:table-cell table:style-name="ce3" office:value-type="string">
            <text:p>6B6</text:p>
          </table:table-cell>
          <table:table-cell table:style-name="ce3" table:number-columns-repeated="38"/>
          <table:table-cell table:style-name="ce3" office:value-type="float" office:value="101">
            <text:p>101</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9">
            <text:p>29</text:p>
          </table:table-cell>
          <table:table-cell table:style-name="ce3" office:value-type="float" office:value="37">
            <text:p>37</text:p>
          </table:table-cell>
          <table:table-cell table:style-name="ce3"/>
          <table:table-cell table:style-name="ce3" office:value-type="float" office:value="0">
            <text:p>0</text:p>
          </table:table-cell>
          <table:table-cell table:number-columns-repeated="966"/>
        </table:table-row>
        <table:table-row table:style-name="ro100">
          <table:table-cell table:style-name="ce3" office:value-type="string">
            <text:p>Environmental Health Nursing series</text:p>
          </table:table-cell>
          <table:table-cell table:style-name="ce3" office:value-type="float" office:value="1">
            <text:p>1</text:p>
          </table:table-cell>
          <table:table-cell table:style-name="ce3" office:value-type="string">
            <text:p>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Series consists of 8 modules:</text:p>
            <text:p>1) Introduction to Environmental Health and Nursing </text:p>
            <text:p>2) Air Supply and Pollution</text:p>
            <text:p>3) Food Safety</text:p>
            <text:p>4) Housing</text:p>
            <text:p>5) Land</text:p>
            <text:p>6) Pest Control</text:p>
            <text:p>7) Water Supply and Waste Water</text:p>
            <text:p>8) Workplace</text:p>
          </table:table-cell>
          <table:table-cell table:style-name="ce6" table:formula="of:=HYPERLINK(&quot;http://www.sph.umn.edu/details/course/4855/&quot;;&quot;http://www.sph.umn.edu/details/course/4855/&quot;)" office:value-type="string" office:string-value="http://www.sph.umn.edu/details/course/4855/">
            <text:p>http://www.sph.umn.edu/details/course/4855/</text:p>
          </table:table-cell>
          <table:table-cell table:style-name="ce3" office:value-type="string">
            <text:p>6A4</text:p>
          </table:table-cell>
          <table:table-cell table:style-name="ce3" office:value-type="string">
            <text:p>A</text:p>
          </table:table-cell>
          <table:table-cell table:style-name="ce3" office:value-type="string">
            <text:p>1A3</text:p>
          </table:table-cell>
          <table:table-cell table:style-name="ce3" office:value-type="string">
            <text:p>A</text:p>
          </table:table-cell>
          <table:table-cell table:style-name="ce3" office:value-type="string">
            <text:p>1A5</text:p>
          </table:table-cell>
          <table:table-cell table:style-name="ce3" office:value-type="string">
            <text:p>A</text:p>
          </table:table-cell>
          <table:table-cell table:style-name="ce3" office:value-type="string">
            <text:p>1A10</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B4</text:p>
          </table:table-cell>
          <table:table-cell table:style-name="ce3"/>
          <table:table-cell table:style-name="ce3" office:value-type="string">
            <text:p>1B3</text:p>
          </table:table-cell>
          <table:table-cell table:style-name="ce3"/>
          <table:table-cell table:style-name="ce3" office:value-type="string">
            <text:p>1B5</text:p>
          </table:table-cell>
          <table:table-cell table:style-name="ce3"/>
          <table:table-cell table:style-name="ce3" office:value-type="string">
            <text:p>1B10</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table-cell table:style-name="ce3" office:value-type="string">
            <text:p>6B6</text:p>
          </table:table-cell>
          <table:table-cell table:style-name="ce3" table:number-columns-repeated="18"/>
          <table:table-cell table:style-name="ce3" office:value-type="float" office:value="128">
            <text:p>128</text:p>
          </table:table-cell>
          <table:table-cell table:style-name="ce3" office:value-type="string">
            <text:p>Web-based Course</text:p>
          </table:table-cell>
          <table:table-cell table:style-name="ce3" office:value-type="string">
            <text:p>$15 per module</text:p>
          </table:table-cell>
          <table:table-cell table:style-name="ce3" office:value-type="string">
            <text:p>1-1.5 hours per module</text:p>
          </table:table-cell>
          <table:table-cell table:style-name="ce3"/>
          <table:table-cell table:style-name="ce3" office:value-type="float" office:value="7">
            <text:p>7</text:p>
          </table:table-cell>
          <table:table-cell table:style-name="ce3" office:value-type="float" office:value="29">
            <text:p>29</text:p>
          </table:table-cell>
          <table:table-cell table:style-name="ce3" office:value-type="float" office:value="26">
            <text:p>26</text:p>
          </table:table-cell>
          <table:table-cell table:style-name="ce3" office:value-type="float" office:value="0">
            <text:p>0</text:p>
          </table:table-cell>
          <table:table-cell table:number-columns-repeated="966"/>
        </table:table-row>
        <table:table-row table:style-name="ro51">
          <table:table-cell table:style-name="ce3" office:value-type="string">
            <text:p>Data Interpretation for Public Health Professionals</text:p>
          </table:table-cell>
          <table:table-cell table:style-name="ce3" office:value-type="float" office:value="1">
            <text:p>1</text:p>
          </table:table-cell>
          <table:table-cell table:style-name="ce3" office:value-type="string">
            <text:p>This course provides an introduction to public health data interpretation. It provides a basic competency in reading and presenting data, as well as an understanding of the terms used to describe data and the subtleties associated with data. Examples and interactive exercises offer opportunities to increase your skills in presenting data to co-workers, community-based organizations, hospitals, public agencies, boards of health, and general public. Topics include: uses of rates and counts, prevalence, incidence, mortality, crude versus category-specific rates, confidence intervals, p-values, graphs and tables, and sources of public health data. Idaho-specific and U.S. national data examples are used. The intended audience includes public health nurses, sanitarians, other frontline public health workers, and health educators who have not had epidemiological or statistical training but need to be able to read, interpret, and present public health data.</text:p>
          </table:table-cell>
          <table:table-cell table:style-name="ce3" office:value-type="string">
            <text:p>http://www.nwcphp.org/data</text:p>
          </table:table-cell>
          <table:table-cell table:style-name="ce3" office:value-type="string">
            <text:p>6A4</text:p>
          </table:table-cell>
          <table:table-cell table:style-name="ce3" office:value-type="string">
            <text:p>A</text:p>
          </table:table-cell>
          <table:table-cell table:style-name="ce3" office:value-type="string">
            <text:p>6B4</text:p>
          </table:table-cell>
          <table:table-cell table:style-name="ce3" table:number-columns-repeated="42"/>
          <table:table-cell table:style-name="ce3" office:value-type="float" office:value="215">
            <text:p>215</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8">
            <text:p>8</text:p>
          </table:table-cell>
          <table:table-cell table:style-name="ce3" table:number-columns-repeated="2"/>
          <table:table-cell table:style-name="ce3" office:value-type="float" office:value="0">
            <text:p>0</text:p>
          </table:table-cell>
          <table:table-cell table:number-columns-repeated="966"/>
        </table:table-row>
        <table:table-row table:style-name="ro54">
          <table:table-cell table:style-name="ce3" office:value-type="string">
            <text:p>From Silos to Systems: Transdisciplinary Approaches to Public Health Assurance in the Post-Katrina Era</text:p>
          </table:table-cell>
          <table:table-cell table:style-name="ce3" office:value-type="float" office:value="1">
            <text:p>1</text:p>
          </table:table-cell>
          <table:table-cell table:style-name="ce3" office:value-type="string">
            <text:p>At the start of a new hurricane season, Gulf Coast residents have moved beyond the "lessons learned" stage and are forging ahead with rebuilding. Cenetral to those efforts is assuring health. While it has become clear that a sustainable health system requires engagement from other non-traditional health-related disciplines, the evidence base supporting such transdisciplinary approaches is sparse. This presentation is aimed at examining post-disaster health systems in three different geo-political settings to identify factors influencing sustainability. The interconnectedness of the three core public health functions at the system level will also be explored.</text:p>
          </table:table-cell>
          <table:table-cell table:style-name="ce3" office:value-type="string">
            <text:p>http://www.adph.org/ALPHTN/index.asp?ID=1672</text:p>
          </table:table-cell>
          <table:table-cell table:style-name="ce3" office:value-type="string">
            <text:p>6A4</text:p>
          </table:table-cell>
          <table:table-cell table:style-name="ce3" office:value-type="string">
            <text:p>K</text:p>
          </table:table-cell>
          <table:table-cell table:style-name="ce3" office:value-type="string">
            <text:p>8A4</text:p>
          </table:table-cell>
          <table:table-cell table:style-name="ce3" office:value-type="string">
            <text:p>K</text:p>
          </table:table-cell>
          <table:table-cell table:style-name="ce3" office:value-type="string">
            <text:p>5A4</text:p>
          </table:table-cell>
          <table:table-cell table:style-name="ce3" office:value-type="string">
            <text:p>K</text:p>
          </table:table-cell>
          <table:table-cell table:style-name="ce3" office:value-type="string">
            <text:p>6B4</text:p>
          </table:table-cell>
          <table:table-cell table:style-name="ce3"/>
          <table:table-cell table:style-name="ce3" office:value-type="string">
            <text:p>8B4</text:p>
          </table:table-cell>
          <table:table-cell table:style-name="ce3"/>
          <table:table-cell table:style-name="ce3" office:value-type="string">
            <text:p>8A3</text:p>
          </table:table-cell>
          <table:table-cell table:style-name="ce3"/>
          <table:table-cell table:style-name="ce3" office:value-type="string">
            <text:p>5B4</text:p>
          </table:table-cell>
          <table:table-cell table:style-name="ce3"/>
          <table:table-cell table:style-name="ce3" office:value-type="string">
            <text:p>8B3</text:p>
          </table:table-cell>
          <table:table-cell table:style-name="ce3" table:number-columns-repeated="30"/>
          <table:table-cell table:style-name="ce3" office:value-type="float" office:value="264">
            <text:p>264</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41">
            <text:p>41</text:p>
          </table:table-cell>
          <table:table-cell table:style-name="ce3" table:number-columns-repeated="2"/>
          <table:table-cell table:style-name="ce3" office:value-type="float" office:value="0">
            <text:p>0</text:p>
          </table:table-cell>
          <table:table-cell table:number-columns-repeated="966"/>
        </table:table-row>
        <table:table-row table:style-name="ro8">
          <table:table-cell table:style-name="ce3" office:value-type="string">
            <text:p>Introduction to Epidemiology: Epi for Everyone</text:p>
          </table:table-cell>
          <table:table-cell table:style-name="ce3"/>
          <table:table-cell table:style-name="ce3" office:value-type="string">
            <text:p>This is an introductory course about Epidemiology and its role in public health. it is an essential course for anyone new to public health.</text:p>
          </table:table-cell>
          <table:table-cell table:style-name="ce3"/>
          <table:table-cell table:style-name="ce3" office:value-type="string">
            <text:p>6A4</text:p>
          </table:table-cell>
          <table:table-cell table:style-name="ce3"/>
          <table:table-cell table:style-name="ce3" office:value-type="string">
            <text:p>6B4</text:p>
          </table:table-cell>
          <table:table-cell table:style-name="ce3"/>
          <table:table-cell table:style-name="ce3" office:value-type="string">
            <text:p>6C4</text:p>
          </table:table-cell>
          <table:table-cell table:style-name="ce3"/>
          <table:table-cell table:style-name="ce3" office:value-type="string">
            <text:p>2B1</text:p>
          </table:table-cell>
          <table:table-cell table:style-name="ce3"/>
          <table:table-cell table:style-name="ce3" office:value-type="string">
            <text:p>2B5</text:p>
          </table:table-cell>
          <table:table-cell table:style-name="ce3" table:number-columns-repeated="37"/>
          <table:table-cell table:style-name="ce3" office:value-type="string">
            <text:p>Onlin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8">
            <text:p>8</text:p>
          </table:table-cell>
          <table:table-cell table:style-name="ce3" table:number-columns-repeated="3"/>
          <table:table-cell table:number-columns-repeated="966"/>
        </table:table-row>
        <table:table-row table:style-name="ro88">
          <table:table-cell table:style-name="ce3" office:value-type="string">
            <text:p>Introduction to Epidemiology</text:p>
          </table:table-cell>
          <table:table-cell table:style-name="ce3" office:value-type="float" office:value="1">
            <text:p>1</text:p>
          </table:table-cell>
          <table:table-cell table:style-name="ce3" office:value-type="string">
            <text:p>The course will introduce key concepts in epidemiology that are needed for public health practice. These concepts include the measures of disease frequency, principles and techniques of surveillance, outbreak investigation, measures of association used in epidemiologic studies, causal reasoning, confounding, bias, and epidemiologic study design.</text:p>
          </table:table-cell>
          <table:table-cell table:style-name="ce6" table:formula="of:=HYPERLINK(&quot;http://lms.southcentralpartnership.org/scphp?productID=prdct000000000001030&quot;;&quot;http://lms.southcentralpartnership.org/scphp?productID=prdct000000000001030&quot;)" office:value-type="string" office:string-value="http://lms.southcentralpartnership.org/scphp?productID=prdct000000000001030">
            <text:p>http://lms.southcentralpartnership.org/scphp?productID=prdct000000000001030</text:p>
          </table:table-cell>
          <table:table-cell table:style-name="ce3" office:value-type="string">
            <text:p>6A5</text:p>
          </table:table-cell>
          <table:table-cell table:style-name="ce3" office:value-type="string">
            <text:p>K</text:p>
          </table:table-cell>
          <table:table-cell table:style-name="ce3" office:value-type="string">
            <text:p>6A4</text:p>
          </table:table-cell>
          <table:table-cell table:style-name="ce3" office:value-type="string">
            <text:p>K</text:p>
          </table:table-cell>
          <table:table-cell table:style-name="ce3" office:value-type="string">
            <text:p>6A7</text:p>
          </table:table-cell>
          <table:table-cell table:style-name="ce3" office:value-type="string">
            <text:p>K</text:p>
          </table:table-cell>
          <table:table-cell table:style-name="ce3" office:value-type="string">
            <text:p>6B5</text:p>
          </table:table-cell>
          <table:table-cell table:style-name="ce3"/>
          <table:table-cell table:style-name="ce3" office:value-type="string">
            <text:p>6B4</text:p>
          </table:table-cell>
          <table:table-cell table:style-name="ce3"/>
          <table:table-cell table:style-name="ce3" office:value-type="string">
            <text:p>6B7</text:p>
          </table:table-cell>
          <table:table-cell table:style-name="ce3" table:number-columns-repeated="34"/>
          <table:table-cell table:style-name="ce3" office:value-type="float" office:value="108">
            <text:p>108</text:p>
          </table:table-cell>
          <table:table-cell table:style-name="ce3" office:value-type="string">
            <text:p>Web-based Course</text:p>
          </table:table-cell>
          <table:table-cell table:style-name="ce3" office:value-type="float" office:value="0">
            <text:p>0</text:p>
          </table:table-cell>
          <table:table-cell table:style-name="ce3" office:value-type="string">
            <text:p>approximately 6 hours</text:p>
          </table:table-cell>
          <table:table-cell table:style-name="ce3"/>
          <table:table-cell table:style-name="ce3" office:value-type="float" office:value="8">
            <text:p>8</text:p>
          </table:table-cell>
          <table:table-cell table:style-name="ce3" table:number-columns-repeated="2"/>
          <table:table-cell table:style-name="ce3" office:value-type="float" office:value="0">
            <text:p>0</text:p>
          </table:table-cell>
          <table:table-cell table:number-columns-repeated="966"/>
        </table:table-row>
        <table:table-row table:style-name="ro30">
          <table:table-cell table:style-name="ce3" office:value-type="string">
            <text:p>Preparing for West Nile Virus: Will your Community be Next?</text:p>
          </table:table-cell>
          <table:table-cell table:style-name="ce3" office:value-type="float" office:value="1">
            <text:p>1</text:p>
          </table:table-cell>
          <table:table-cell table:style-name="ce3"/>
          <table:table-cell table:style-name="ce3" office:value-type="string">
            <text:p>http://www.publichealthgrandrounds.unc.edu/westnile/index.htm</text:p>
          </table:table-cell>
          <table:table-cell table:style-name="ce3" office:value-type="string">
            <text:p>6A5</text:p>
          </table:table-cell>
          <table:table-cell table:style-name="ce3" office:value-type="string">
            <text:p>A</text:p>
          </table:table-cell>
          <table:table-cell table:style-name="ce3" office:value-type="string">
            <text:p>6A4</text:p>
          </table:table-cell>
          <table:table-cell table:style-name="ce3" office:value-type="string">
            <text:p>A</text:p>
          </table:table-cell>
          <table:table-cell table:style-name="ce3" office:value-type="string">
            <text:p>6A6</text:p>
          </table:table-cell>
          <table:table-cell table:style-name="ce3" office:value-type="string">
            <text:p>A</text:p>
          </table:table-cell>
          <table:table-cell table:style-name="ce3" office:value-type="string">
            <text:p>6A9</text:p>
          </table:table-cell>
          <table:table-cell table:style-name="ce3" office:value-type="string">
            <text:p>A</text:p>
          </table:table-cell>
          <table:table-cell table:style-name="ce3" office:value-type="string">
            <text:p>5A2</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B5</text:p>
          </table:table-cell>
          <table:table-cell table:style-name="ce3"/>
          <table:table-cell table:style-name="ce3" office:value-type="string">
            <text:p>6B4</text:p>
          </table:table-cell>
          <table:table-cell table:style-name="ce3"/>
          <table:table-cell table:style-name="ce3" office:value-type="string">
            <text:p>6B6</text:p>
          </table:table-cell>
          <table:table-cell table:style-name="ce3"/>
          <table:table-cell table:style-name="ce3" office:value-type="string">
            <text:p>6B9</text:p>
          </table:table-cell>
          <table:table-cell table:style-name="ce3"/>
          <table:table-cell table:style-name="ce3" office:value-type="string">
            <text:p>5B2</text:p>
          </table:table-cell>
          <table:table-cell table:style-name="ce3"/>
          <table:table-cell table:style-name="ce3" office:value-type="string">
            <text:p>1B1</text:p>
          </table:table-cell>
          <table:table-cell table:style-name="ce3" table:number-columns-repeated="22"/>
          <table:table-cell table:style-name="ce3" office:value-type="float" office:value="122">
            <text:p>122</text:p>
          </table:table-cell>
          <table:table-cell table:style-name="ce3" office:value-type="string">
            <text:p>Webstream</text:p>
          </table:table-cell>
          <table:table-cell table:style-name="ce3" office:value-type="float" office:value="0">
            <text:p>0</text:p>
          </table:table-cell>
          <table:table-cell table:style-name="ce3" office:value-type="string">
            <text:p>1 hour</text:p>
          </table:table-cell>
          <table:table-cell table:style-name="ce3"/>
          <table:table-cell table:style-name="ce3" office:value-type="float" office:value="29">
            <text:p>29</text:p>
          </table:table-cell>
          <table:table-cell table:style-name="ce3" table:number-columns-repeated="2"/>
          <table:table-cell table:style-name="ce3" office:value-type="float" office:value="0">
            <text:p>0</text:p>
          </table:table-cell>
          <table:table-cell table:number-columns-repeated="966"/>
        </table:table-row>
        <table:table-row table:style-name="ro24">
          <table:table-cell table:style-name="ce3" office:value-type="string">
            <text:p>Public Health Informatics: On-line Data and Information Resources</text:p>
          </table:table-cell>
          <table:table-cell table:style-name="ce3" office:value-type="float" office:value="1">
            <text:p>1</text:p>
          </table:table-cell>
          <table:table-cell table:style-name="ce3" office:value-type="string">
            <text:p>The tutorials are intended for public health workers who wish to learn how to find and use data and information on-line.</text:p>
          </table:table-cell>
          <table:table-cell table:style-name="ce3" office:value-type="string">
            <text:p>http://www.nyc.gov/html/doh/html/hrtp/site_informatics/index.htm</text:p>
          </table:table-cell>
          <table:table-cell table:style-name="ce3" office:value-type="string">
            <text:p>6A6</text:p>
          </table:table-cell>
          <table:table-cell table:style-name="ce3" office:value-type="string">
            <text:p>K</text:p>
          </table:table-cell>
          <table:table-cell table:style-name="ce3" office:value-type="string">
            <text:p>6A5</text:p>
          </table:table-cell>
          <table:table-cell table:style-name="ce3" office:value-type="string">
            <text:p>K</text:p>
          </table:table-cell>
          <table:table-cell table:style-name="ce3" office:value-type="string">
            <text:p>6B6</text:p>
          </table:table-cell>
          <table:table-cell table:style-name="ce3"/>
          <table:table-cell table:style-name="ce3" office:value-type="string">
            <text:p>6B5</text:p>
          </table:table-cell>
          <table:table-cell table:style-name="ce3" table:number-columns-repeated="38"/>
          <table:table-cell table:style-name="ce3" office:value-type="float" office:value="56">
            <text:p>56</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5">
            <text:p>15</text:p>
          </table:table-cell>
          <table:table-cell table:style-name="ce3" table:number-columns-repeated="2"/>
          <table:table-cell table:style-name="ce3" office:value-type="float" office:value="0">
            <text:p>0</text:p>
          </table:table-cell>
          <table:table-cell table:number-columns-repeated="966"/>
        </table:table-row>
        <table:table-row table:style-name="ro30">
          <table:table-cell table:style-name="ce3" office:value-type="string">
            <text:p>Childhood Obesity</text:p>
          </table:table-cell>
          <table:table-cell table:style-name="ce3" office:value-type="float" office:value="1">
            <text:p>1</text:p>
          </table:table-cell>
          <table:table-cell table:style-name="ce3" office:value-type="string">
            <text:p>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Speaker: </text:p>
            <text:p/>
            <text:p>Margo Wootan, Director, Nutrition Policy, Center for Science in the Public Interest</text:p>
            <text:p/>
            <text:p/>
            <text:p/>
            <text:p/>
            <text:p/>
            <text:p>Program Description: </text:p>
            <text:p/>
            <text:p>Healthy eating and physical activity take more than willpower. While lifestyle choices are ultimately a matter of personal responsibility and personal choice, those choices are influenced by the food and physical environment. The speaker will explore how advertising, food industry PR campaigns, restaurant foods, portion sizes, food pricing, school environments, television, and transportation policy often encourage eating too much and discourage moving. The session will outline promising policy and environmental approaches that can help to reshape the environment and make healthier choices easier.</text:p>
          </table:table-cell>
          <table:table-cell table:style-name="ce3" office:value-type="string">
            <text:p>http://www.albany.edu/sph/coned/t2b2obesity.htm</text:p>
          </table:table-cell>
          <table:table-cell table:style-name="ce3" office:value-type="string">
            <text:p>6A6</text:p>
          </table:table-cell>
          <table:table-cell table:style-name="ce3" office:value-type="string">
            <text:p>A</text:p>
          </table:table-cell>
          <table:table-cell table:style-name="ce3" office:value-type="string">
            <text:p>1A1</text:p>
          </table:table-cell>
          <table:table-cell table:style-name="ce3" office:value-type="string">
            <text:p>A</text:p>
          </table:table-cell>
          <table:table-cell table:style-name="ce3" office:value-type="string">
            <text:p>6B6</text:p>
          </table:table-cell>
          <table:table-cell table:style-name="ce3"/>
          <table:table-cell table:style-name="ce3" office:value-type="string">
            <text:p>5A1</text:p>
          </table:table-cell>
          <table:table-cell table:style-name="ce3"/>
          <table:table-cell table:style-name="ce3" office:value-type="string">
            <text:p>1B1</text:p>
          </table:table-cell>
          <table:table-cell table:style-name="ce3"/>
          <table:table-cell table:style-name="ce3" office:value-type="string">
            <text:p>5B1</text:p>
          </table:table-cell>
          <table:table-cell table:style-name="ce3" table:number-columns-repeated="34"/>
          <table:table-cell table:style-name="ce3" office:value-type="float" office:value="91">
            <text:p>91</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0">
            <text:p>30</text:p>
          </table:table-cell>
          <table:table-cell table:style-name="ce3" office:value-type="float" office:value="31">
            <text:p>31</text:p>
          </table:table-cell>
          <table:table-cell table:style-name="ce3" office:value-type="float" office:value="32">
            <text:p>32</text:p>
          </table:table-cell>
          <table:table-cell table:style-name="ce3" office:value-type="float" office:value="0">
            <text:p>0</text:p>
          </table:table-cell>
          <table:table-cell table:number-columns-repeated="966"/>
        </table:table-row>
        <table:table-row table:style-name="ro25">
          <table:table-cell table:style-name="ce3" office:value-type="string">
            <text:p>Asthma and Children - A Case Management Approach</text:p>
          </table:table-cell>
          <table:table-cell table:style-name="ce3" office:value-type="float" office:value="1">
            <text:p>1</text:p>
          </table:table-cell>
          <table:table-cell table:style-name="ce3" office:value-type="string">
            <text:p>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Speaker: </text:p>
            <text:p/>
            <text:p>P. Jeffrey Byrne, Asthma Program Director, St. John's Hospital, Yonkers, NY</text:p>
            <text:p/>
            <text:p/>
            <text:p/>
            <text:p/>
            <text:p/>
            <text:p>Program Description: </text:p>
            <text:p/>
            <text:p>After countless asthmatic children were rushed to its emergency room, St. John's Riverside Hospital collaborated with the Yonkers schools to form a partnership to improve asthma care within the schools. The service empowers school nurses to provide clinical treatment onsite for students experiencing asthma episodes. The result has been fewer emergency calls, reduced absenteeism and improved safety. Speaker Jeff Byrne, Asthma Program Director at St. JohnÃ¢??s Hospital in Yonkers, NY talks about this successful program.</text:p>
          </table:table-cell>
          <table:table-cell table:style-name="ce3" office:value-type="string">
            <text:p>http://www.albany.edu/sph/coned/t2b2asthma.htm</text:p>
          </table:table-cell>
          <table:table-cell table:style-name="ce3" office:value-type="string">
            <text:p>6A6</text:p>
          </table:table-cell>
          <table:table-cell table:style-name="ce3" office:value-type="string">
            <text:p>A</text:p>
          </table:table-cell>
          <table:table-cell table:style-name="ce3" office:value-type="string">
            <text:p>6B6</text:p>
          </table:table-cell>
          <table:table-cell table:style-name="ce3" table:number-columns-repeated="42"/>
          <table:table-cell table:style-name="ce3" office:value-type="float" office:value="92">
            <text:p>92</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4">
            <text:p>4</text:p>
          </table:table-cell>
          <table:table-cell table:style-name="ce3" table:number-columns-repeated="2"/>
          <table:table-cell table:style-name="ce3" office:value-type="float" office:value="0">
            <text:p>0</text:p>
          </table:table-cell>
          <table:table-cell table:number-columns-repeated="966"/>
        </table:table-row>
        <table:table-row table:style-name="ro25">
          <table:table-cell table:style-name="ce3" office:value-type="string">
            <text:p>Tobacco Control and Prevention</text:p>
          </table:table-cell>
          <table:table-cell table:style-name="ce3" office:value-type="float" office:value="1">
            <text:p>1</text:p>
          </table:table-cell>
          <table:table-cell table:style-name="ce3" office:value-type="string">
            <text:p>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Speakers: </text:p>
            <text:p/>
            <text:p>Michael Caldwell, MD, MPH, Commissioner, Dutchess County DOH, NYS </text:p>
            <text:p/>
            <text:p>Ursula Bauer, PhD, Director, Tobacco Control Program, NYSDOH </text:p>
            <text:p/>
            <text:p/>
            <text:p/>
            <text:p>Program Description: </text:p>
            <text:p/>
            <text:p/>
            <text:p/>
            <text:p/>
            <text:p/>
            <text:p>Although 440,000 Americans continue to die every year as a result of using tobacco products, substantial progress has been made in identifying and implementing effective interventions to prevent and reduce tobacco use. This program will highlight effective interventions that focus on changing the community environment from one that supports tobacco use to one that promotes the smoke-free norm.</text:p>
          </table:table-cell>
          <table:table-cell table:style-name="ce3" office:value-type="string">
            <text:p>http://www.albany.edu/sph/coned/t2b2tobaccoprevent.htm</text:p>
          </table:table-cell>
          <table:table-cell table:style-name="ce3" office:value-type="string">
            <text:p>6A6</text:p>
          </table:table-cell>
          <table:table-cell table:style-name="ce3" office:value-type="string">
            <text:p>A</text:p>
          </table:table-cell>
          <table:table-cell table:style-name="ce3" office:value-type="string">
            <text:p>6B6</text:p>
          </table:table-cell>
          <table:table-cell table:style-name="ce3" table:number-columns-repeated="42"/>
          <table:table-cell table:style-name="ce3" office:value-type="float" office:value="105">
            <text:p>105</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32">
            <text:p>32</text:p>
          </table:table-cell>
          <table:table-cell table:style-name="ce3" office:value-type="float" office:value="31">
            <text:p>31</text:p>
          </table:table-cell>
          <table:table-cell table:style-name="ce3"/>
          <table:table-cell table:style-name="ce3" office:value-type="float" office:value="0">
            <text:p>0</text:p>
          </table:table-cell>
          <table:table-cell table:number-columns-repeated="966"/>
        </table:table-row>
        <table:table-row table:style-name="ro38">
          <table:table-cell table:style-name="ce3" office:value-type="string">
            <text:p>Countering Anti-Vaccine Myths</text:p>
          </table:table-cell>
          <table:table-cell table:style-name="ce3" office:value-type="float" office:value="1">
            <text:p>1</text:p>
          </table:table-cell>
          <table:table-cell table:style-name="ce3" office:value-type="string">
            <text:p>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Speaker: </text:p>
            <text:p/>
            <text:p>Sharon G. Humiston, MD, Pediatrician, Emergency Department, University of Rochester School of Medicine and Dentistry</text:p>
            <text:p/>
            <text:p/>
            <text:p/>
            <text:p/>
            <text:p/>
            <text:p>Program Description: </text:p>
            <text:p/>
            <text:p>Sharon G. Humiston, MD, is a Pediatrician in the Emergency Department of the University of Rochester School of Medicine and Dentistry and author of Vaccinating Your Child: Questions and Answers for the Concerned Parent. Her presentation clearly articulates the facts regarding the risks and benefits of vaccinations and provide methods for handling resistance to vaccinating when it arises.</text:p>
          </table:table-cell>
          <table:table-cell table:style-name="ce3" office:value-type="string">
            <text:p>http://www.albany.edu/sph/coned/t2b2antivaccine.htm</text:p>
          </table:table-cell>
          <table:table-cell table:style-name="ce3" office:value-type="string">
            <text:p>6A7</text:p>
          </table:table-cell>
          <table:table-cell table:style-name="ce3" office:value-type="string">
            <text:p>A</text:p>
          </table:table-cell>
          <table:table-cell table:style-name="ce3" office:value-type="string">
            <text:p>6B7</text:p>
          </table:table-cell>
          <table:table-cell table:style-name="ce3" table:number-columns-repeated="42"/>
          <table:table-cell table:style-name="ce3" office:value-type="float" office:value="98">
            <text:p>98</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4">
            <text:p>14</text:p>
          </table:table-cell>
          <table:table-cell table:style-name="ce3" office:value-type="float" office:value="32">
            <text:p>32</text:p>
          </table:table-cell>
          <table:table-cell table:style-name="ce3"/>
          <table:table-cell table:style-name="ce3" office:value-type="float" office:value="0">
            <text:p>0</text:p>
          </table:table-cell>
          <table:table-cell table:number-columns-repeated="966"/>
        </table:table-row>
        <table:table-row table:style-name="ro17">
          <table:table-cell table:style-name="ce3" office:value-type="string">
            <text:p>Replenishing the Well: <text:s/>Self-renewal for Public Health Workers</text:p>
          </table:table-cell>
          <table:table-cell table:style-name="ce3" office:value-type="float" office:value="1">
            <text:p>1</text:p>
          </table:table-cell>
          <table:table-cell table:style-name="ce3" office:value-type="string">
            <text:p>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Speaker: </text:p>
            <text:p/>
            <text:p>Robert Veninga, PhD, School of Public Health, University of Minnesota, and author of The Work/Stress Connection: How To Cope With Job Burnout. </text:p>
            <text:p/>
            <text:p/>
            <text:p/>
            <text:p>Program Description: </text:p>
            <text:p/>
            <text:p>The focus of this presentation is on how to skillfully and creatively manage occupational stress. Employees will learn practical strategies for avoiding burnout. Managers will be given strategies for building high morale in an era of rapid change.</text:p>
          </table:table-cell>
          <table:table-cell table:style-name="ce3" office:value-type="string">
            <text:p>http://www.albany.edu/sph/coned/t2b2replenish.htm</text:p>
          </table:table-cell>
          <table:table-cell table:style-name="ce3" office:value-type="string">
            <text:p>7A10</text:p>
          </table:table-cell>
          <table:table-cell table:style-name="ce3" office:value-type="string">
            <text:p>A</text:p>
          </table:table-cell>
          <table:table-cell table:style-name="ce3" office:value-type="string">
            <text:p>7B11</text:p>
          </table:table-cell>
          <table:table-cell table:style-name="ce3" table:number-columns-repeated="42"/>
          <table:table-cell table:style-name="ce3" office:value-type="float" office:value="99">
            <text:p>99</text:p>
          </table:table-cell>
          <table:table-cell table:style-name="ce3" office:value-type="string">
            <text:p>Webstream</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20">
            <text:p>20</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28">
          <table:table-cell table:style-name="ce3" office:value-type="string">
            <text:p>Managing and Motivating Effective Public Health Performance</text:p>
          </table:table-cell>
          <table:table-cell table:style-name="ce3" office:value-type="float" office:value="1">
            <text:p>1</text:p>
          </table:table-cell>
          <table:table-cell table:style-name="ce3" office:value-type="string">
            <text:p>This course is designed to provide knowledge of management and leadership. These two components of administration are important to the task of motivation. The understanding of the relationship among the topics will enable managers to effectively coordinate individual actions toward the accomplishment of organizational goals.</text:p>
          </table:table-cell>
          <table:table-cell table:style-name="ce3" office:value-type="string">
            <text:p>http://lms.southcentralpartnership.org/scphp?productID=prdct000000000001089 - requires login</text:p>
          </table:table-cell>
          <table:table-cell table:style-name="ce3" office:value-type="string">
            <text:p>7A10</text:p>
          </table:table-cell>
          <table:table-cell table:style-name="ce3" office:value-type="string">
            <text:p>K</text:p>
          </table:table-cell>
          <table:table-cell table:style-name="ce3" office:value-type="string">
            <text:p>7A7</text:p>
          </table:table-cell>
          <table:table-cell table:style-name="ce3" office:value-type="string">
            <text:p>K</text:p>
          </table:table-cell>
          <table:table-cell table:style-name="ce3" office:value-type="string">
            <text:p>8A5</text:p>
          </table:table-cell>
          <table:table-cell table:style-name="ce3" office:value-type="string">
            <text:p>K</text:p>
          </table:table-cell>
          <table:table-cell table:style-name="ce3" office:value-type="string">
            <text:p>8A2</text:p>
          </table:table-cell>
          <table:table-cell table:style-name="ce3" office:value-type="string">
            <text:p>K</text:p>
          </table:table-cell>
          <table:table-cell table:style-name="ce3" office:value-type="string">
            <text:p>7B11</text:p>
          </table:table-cell>
          <table:table-cell table:style-name="ce3"/>
          <table:table-cell table:style-name="ce3" office:value-type="string">
            <text:p>7B8</text:p>
          </table:table-cell>
          <table:table-cell table:style-name="ce3"/>
          <table:table-cell table:style-name="ce3" office:value-type="string">
            <text:p>8B5</text:p>
          </table:table-cell>
          <table:table-cell table:style-name="ce3"/>
          <table:table-cell table:style-name="ce3" office:value-type="string">
            <text:p>8B2</text:p>
          </table:table-cell>
          <table:table-cell table:style-name="ce3" table:number-columns-repeated="30"/>
          <table:table-cell table:style-name="ce3" office:value-type="float" office:value="113">
            <text:p>113</text:p>
          </table:table-cell>
          <table:table-cell table:style-name="ce3" office:value-type="string">
            <text:p>Web-based Course</text:p>
          </table:table-cell>
          <table:table-cell table:style-name="ce3" office:value-type="float" office:value="0">
            <text:p>0</text:p>
          </table:table-cell>
          <table:table-cell table:style-name="ce3" office:value-type="string">
            <text:p>approximately 6 hours</text:p>
          </table:table-cell>
          <table:table-cell table:style-name="ce3"/>
          <table:table-cell table:style-name="ce3" office:value-type="float" office:value="20">
            <text:p>20</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61">
          <table:table-cell table:style-name="ce3" office:value-type="string">
            <text:p>How to Manage Conflict so it Doesn't Manage You</text:p>
          </table:table-cell>
          <table:table-cell table:style-name="ce3" office:value-type="float" office:value="1">
            <text:p>1</text:p>
          </table:table-cell>
          <table:table-cell table:style-name="ce3" office:value-type="string">
            <text:p>This course describes essential strategies to improve effectiveness when dealing with all types of interpersonal and group conflicts that may be experienced with co-workers, bosses, and employees in the workplace. With the right strategies, even conflict-avoiders and in-your-face confrontational types will learn ways to increase their chances of achieving win-win outcomes, while improving interpersonal communication in the process.</text:p>
          </table:table-cell>
          <table:table-cell table:style-name="ce3" office:value-type="string">
            <text:p>http://lms.southcentralpartnership.org/scphp?productID=prdct000000000001081</text:p>
          </table:table-cell>
          <table:table-cell table:style-name="ce3" office:value-type="string">
            <text:p>7A10</text:p>
          </table:table-cell>
          <table:table-cell table:style-name="ce3" office:value-type="string">
            <text:p>K</text:p>
          </table:table-cell>
          <table:table-cell table:style-name="ce3" office:value-type="string">
            <text:p>8A1</text:p>
          </table:table-cell>
          <table:table-cell table:style-name="ce3"/>
          <table:table-cell table:style-name="ce3" office:value-type="string">
            <text:p>8A3</text:p>
          </table:table-cell>
          <table:table-cell table:style-name="ce3" office:value-type="string">
            <text:p>K</text:p>
          </table:table-cell>
          <table:table-cell table:style-name="ce3" office:value-type="string">
            <text:p>7B11</text:p>
          </table:table-cell>
          <table:table-cell table:style-name="ce3"/>
          <table:table-cell table:style-name="ce3" office:value-type="string">
            <text:p>8B1</text:p>
          </table:table-cell>
          <table:table-cell table:style-name="ce3"/>
          <table:table-cell table:style-name="ce3" office:value-type="string">
            <text:p>8B3</text:p>
          </table:table-cell>
          <table:table-cell table:style-name="ce3" table:number-columns-repeated="34"/>
          <table:table-cell table:style-name="ce3" office:value-type="float" office:value="261">
            <text:p>261</text:p>
          </table:table-cell>
          <table:table-cell table:style-name="ce3" office:value-type="string">
            <text:p>Web-based Course</text:p>
          </table:table-cell>
          <table:table-cell table:style-name="ce3" office:value-type="string">
            <text:p>Free</text:p>
          </table:table-cell>
          <table:table-cell table:style-name="ce3" office:value-type="string">
            <text:p>3 hours</text:p>
          </table:table-cell>
          <table:table-cell table:style-name="ce3"/>
          <table:table-cell table:style-name="ce3" office:value-type="float" office:value="20">
            <text:p>20</text:p>
          </table:table-cell>
          <table:table-cell table:style-name="ce3" office:value-type="float" office:value="40">
            <text:p>4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9">
          <table:table-cell table:style-name="ce3" office:value-type="string">
            <text:p>Collaboration: The Key to Public Health Systems Improvement</text:p>
          </table:table-cell>
          <table:table-cell table:style-name="ce3" office:value-type="float" office:value="1">
            <text:p>1</text:p>
          </table:table-cell>
          <table:table-cell table:style-name="ce3" office:value-type="string">
            <text:p>Faculty discusses how and why collaboration has become such a buzz word and why it is one of the key competencies in public health. The discussion explains how collaboration is not about everyone getting along, but allowing for and sometimes encouraging conflict. <text:s/>Faculty also address how collaboration relates to the Ten Essential Public Health Services and why it is at the core of a major paradigm change in public health. They cover the essential elements to collaboration – one of which may surprise you – and the skills needed to be successful. Faculty discuss current trends that public health is facing and how those are expanding the need for community-based collaborations and, finally, how collaboration is an essential element in improving public health performance.</text:p>
          </table:table-cell>
          <table:table-cell table:style-name="ce3" office:value-type="string">
            <text:p>http://lms.southcentralpartnership.org/scphp?productID=prdct000000000001093</text:p>
          </table:table-cell>
          <table:table-cell table:style-name="ce3" office:value-type="string">
            <text:p>7A10</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5A4</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7B11</text:p>
          </table:table-cell>
          <table:table-cell table:style-name="ce3"/>
          <table:table-cell table:style-name="ce3" office:value-type="string">
            <text:p>8B3</text:p>
          </table:table-cell>
          <table:table-cell table:style-name="ce3"/>
          <table:table-cell table:style-name="ce3" office:value-type="string">
            <text:p>8A3</text:p>
          </table:table-cell>
          <table:table-cell table:style-name="ce3"/>
          <table:table-cell table:style-name="ce3" office:value-type="string">
            <text:p>5B4</text:p>
          </table:table-cell>
          <table:table-cell table:style-name="ce3"/>
          <table:table-cell table:style-name="ce3" office:value-type="string">
            <text:p>8B3</text:p>
          </table:table-cell>
          <table:table-cell table:style-name="ce3"/>
          <table:table-cell table:style-name="ce3" office:value-type="string">
            <text:p>8B5</text:p>
          </table:table-cell>
          <table:table-cell table:style-name="ce3" table:number-columns-repeated="26"/>
          <table:table-cell table:style-name="ce3" office:value-type="float" office:value="300">
            <text:p>300</text:p>
          </table:table-cell>
          <table:table-cell table:style-name="ce3" office:value-type="string">
            <text:p>Web-based Course</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28">
            <text:p>28</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9">
          <table:table-cell table:style-name="ce3" office:value-type="string">
            <text:p>Coaching to Win: Managing for Performance</text:p>
          </table:table-cell>
          <table:table-cell table:style-name="ce3" office:value-type="float" office:value="1">
            <text:p>1</text:p>
          </table:table-cell>
          <table:table-cell table:style-name="ce3" office:value-type="string">
            <text:p>You will learn specific skills necessary to be an effective coach in this self-directed course. Every employee deserves the opportunity to work at his or her potential and also, through experience, grow and develop their expertise. Achieving career development requires the careful supervising of the manager/coach. You will follow a step-by-step process that will ensure you, your employee, your team, and ultimately your organization succeeds.</text:p>
            <text:p/>
            <text:p/>
            <text:p/>
            <text:p>Note that the link will take you to the main AHEConnect homepage -- click the "Courses" link to search for this specific course.You will learn specific skills necessary to be an effective coach in this self-directed course. Every employee deserves the opportunity to work at his or her potential and also, through experience, grow and develop their expertise. Achieving career development requires the careful supervising of the manager/coach. You will follow a step-by-step process that will ensure you, your employee, your team, and ultimately your organization succeeds.</text:p>
            <text:p/>
            <text:p/>
            <text:p/>
            <text:p>Note that the link will take you to the main AHEConnect homepage -- click the "Courses" link to search for this specific course.You will learn specific skills necessary to be an effective coach in this self-directed course. Every employee deserves the opportunity to work at his or her potential and also, through experience, grow and develop their expertise. Achieving career development requires the careful supervising of the manager/coach. You will follow a step-by-step process that will ensure you, your employee, your team, and ultimately your organization succeeds.</text:p>
            <text:p/>
            <text:p/>
            <text:p/>
            <text:p>Note that the link will take you to the main AHEConnect homepage -- click the "Courses" link to search for this specific course.You will learn specific skills necessary to be an effective coach in this self-directed course. Every employee deserves the opportunity to work at his or her potential and also, through experience, grow and develop their expertise. Achieving career development requires the careful supervising of the manager/coach. You will follow a step-by-step process that will ensure you, your employee, your team, and ultimately your organization succeeds.</text:p>
            <text:p/>
            <text:p/>
            <text:p/>
            <text:p>Note that the link will take you to the main AHEConnect homepage -- click the "Courses" link to search for this specific course.You will learn specific skills necessary to be an effective coach in this self-directed course. Every employee deserves the opportunity to work at his or her potential and also, through experience, grow and develop their expertise. Achieving career development requires the careful supervising of the manager/coach. You will follow a step-by-step process that will ensure you, your employee, your team, and ultimately your organization succeeds.</text:p>
            <text:p/>
            <text:p/>
            <text:p/>
            <text:p>Note that the link will take you to the main AHEConnect homepage -- click the "Courses" link to search for this specific course.You will learn specific skills necessary to be an effective coach in this self-directed course. Every employee deserves the opportunity to work at his or her potential and also, through experience, grow and develop their expertise. Achieving career development requires the careful supervising of the manager/coach. You will follow a step-by-step process that will ensure you, your employee, your team, and ultimately your organization succeeds.</text:p>
            <text:p/>
            <text:p/>
            <text:p/>
            <text:p>Note that the link will take you to the main AHEConnect homepage -- click the "Courses" link to search for this specific course.</text:p>
          </table:table-cell>
          <table:table-cell table:style-name="ce3" office:value-type="string">
            <text:p>http://www.aheconnect.com/ahec/default.asp</text:p>
          </table:table-cell>
          <table:table-cell table:style-name="ce3" office:value-type="string">
            <text:p>7A10</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7B11</text:p>
          </table:table-cell>
          <table:table-cell table:style-name="ce3"/>
          <table:table-cell table:style-name="ce3" office:value-type="string">
            <text:p>8B1</text:p>
          </table:table-cell>
          <table:table-cell table:style-name="ce3"/>
          <table:table-cell table:style-name="ce3" office:value-type="string">
            <text:p>8B3</text:p>
          </table:table-cell>
          <table:table-cell table:style-name="ce3"/>
          <table:table-cell table:style-name="ce3" office:value-type="string">
            <text:p>8B5</text:p>
          </table:table-cell>
          <table:table-cell table:style-name="ce3" table:number-columns-repeated="30"/>
          <table:table-cell table:style-name="ce3" office:value-type="float" office:value="302">
            <text:p>302</text:p>
          </table:table-cell>
          <table:table-cell table:style-name="ce3" office:value-type="string">
            <text:p>Web-based Course</text:p>
          </table:table-cell>
          <table:table-cell table:style-name="ce3" office:value-type="string">
            <text:p>Free</text:p>
          </table:table-cell>
          <table:table-cell table:style-name="ce3" office:value-type="string">
            <text:p>1.5 to 2 hours</text:p>
          </table:table-cell>
          <table:table-cell table:style-name="ce3"/>
          <table:table-cell table:style-name="ce3" office:value-type="float" office:value="20">
            <text:p>20</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101">
          <table:table-cell table:style-name="ce3" office:value-type="string">
            <text:p>Public Health Ethics</text:p>
          </table:table-cell>
          <table:table-cell table:style-name="ce3" office:value-type="float" office:value="1">
            <text:p>1</text:p>
          </table:table-cell>
          <table:table-cell table:style-name="ce3" office:value-type="string">
            <text:p>Ethics in medicine has been studied longer and is more developed than ethics in public health. But principles of medical ethics do not provide the needed direction for common ethical situations in public health.</text:p>
            <text:p/>
            <text:p/>
            <text:p/>
            <text:p>Using a case study of a water fluoridation debate in a California county, this module presents: the relationship between theoretical and practical ethics; the application of medical ethics to the fluoridation debate; and then the application of public health ethics to the fluoridation debate.Ethics in medicine has been studied longer and is more developed than ethics in public health. But principles of medical ethics do not provide the needed direction for common ethical situations in public health.</text:p>
            <text:p/>
            <text:p/>
            <text:p/>
            <text:p>Using a case study of a water fluoridation debate in a California county, this module presents: the relationship between theoretical and practical ethics; the application of medical ethics to the fluoridation debate; and then the application of public health ethics to the fluoridation debate.Ethics in medicine has been studied longer and is more developed than ethics in public health. But principles of medical ethics do not provide the needed direction for common ethical situations in public health.</text:p>
            <text:p/>
            <text:p/>
            <text:p/>
            <text:p>Using a case study of a water fluoridation debate in a California county, this module presents: the relationship between theoretical and practical ethics; the application of medical ethics to the fluoridation debate; and then the application of public health ethics to the fluoridation debate.Ethics in medicine has been studied longer and is more developed than ethics in public health. But principles of medical ethics do not provide the needed direction for common ethical situations in public health.</text:p>
            <text:p/>
            <text:p/>
            <text:p/>
            <text:p>Using a case study of a water fluoridation debate in a California county, this module presents: the relationship between theoretical and practical ethics; the application of medical ethics to the fluoridation debate; and then the application of public health ethics to the fluoridation debate.Ethics in medicine has been studied longer and is more developed than ethics in public health. But principles of medical ethics do not provide the needed direction for common ethical situations in public health.</text:p>
            <text:p/>
            <text:p/>
            <text:p/>
            <text:p>Using a case study of a water fluoridation debate in a California county, this module presents: the relationship between theoretical and practical ethics; the application of medical ethics to the fluoridation debate; and then the application of public health ethics to the fluoridation debate.Ethics in medicine has been studied longer and is more developed than ethics in public health. But principles of medical ethics do not provide the needed direction for common ethical situations in public health.</text:p>
            <text:p/>
            <text:p/>
            <text:p/>
            <text:p>Using a case study of a water fluoridation debate in a California county, this module presents: the relationship between theoretical and practical ethics; the application of medical ethics to the fluoridation debate; and then the application of public health ethics to the fluoridation debate.</text:p>
          </table:table-cell>
          <table:table-cell table:style-name="ce3" office:value-type="string">
            <text:p>http://oce.sph.unc.edu/phethics/modules.htm</text:p>
          </table:table-cell>
          <table:table-cell table:style-name="ce3" office:value-type="string">
            <text:p>7A10</text:p>
          </table:table-cell>
          <table:table-cell table:style-name="ce3" office:value-type="string">
            <text:p>A</text:p>
          </table:table-cell>
          <table:table-cell table:style-name="ce3" office:value-type="string">
            <text:p>8A1</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7B11</text:p>
          </table:table-cell>
          <table:table-cell table:style-name="ce3"/>
          <table:table-cell table:style-name="ce3" office:value-type="string">
            <text:p>8B1</text:p>
          </table:table-cell>
          <table:table-cell table:style-name="ce3"/>
          <table:table-cell table:style-name="ce3" office:value-type="string">
            <text:p>8B5</text:p>
          </table:table-cell>
          <table:table-cell table:style-name="ce3" table:number-columns-repeated="34"/>
          <table:table-cell table:style-name="ce3" office:value-type="float" office:value="303">
            <text:p>303</text:p>
          </table:table-cell>
          <table:table-cell table:style-name="ce3" office:value-type="string">
            <text:p>Web-based Course</text:p>
          </table:table-cell>
          <table:table-cell table:style-name="ce3" office:value-type="string">
            <text:p>Free</text:p>
          </table:table-cell>
          <table:table-cell table:style-name="ce3" office:value-type="string">
            <text:p>2 to 3 hours</text:p>
          </table:table-cell>
          <table:table-cell table:style-name="ce3"/>
          <table:table-cell table:style-name="ce3" office:value-type="float" office:value="19">
            <text:p>19</text:p>
          </table:table-cell>
          <table:table-cell table:style-name="ce3" office:value-type="float" office:value="20">
            <text:p>20</text:p>
          </table:table-cell>
          <table:table-cell table:style-name="ce3" office:value-type="float" office:value="31">
            <text:p>31</text:p>
          </table:table-cell>
          <table:table-cell table:style-name="ce3" office:value-type="float" office:value="0">
            <text:p>0</text:p>
          </table:table-cell>
          <table:table-cell table:number-columns-repeated="966"/>
        </table:table-row>
        <table:table-row table:style-name="ro28">
          <table:table-cell table:style-name="ce3" office:value-type="string">
            <text:p>Institute of Medicine's Future of Public Health 20 Years Later</text:p>
          </table:table-cell>
          <table:table-cell table:style-name="ce3" office:value-type="float" office:value="1">
            <text:p>1</text:p>
          </table:table-cell>
          <table:table-cell table:style-name="ce3" office:value-type="string">
            <text:p>This is the 9th Annual Ned E. Baker Lecture in Public Health. <text:s/>Bowling Green State University created the Ned E. Baker Lecture in Public Health in 1999. It was established to honor Baker's many contributions to the field of public health. The annual video conference is broadcast via webcast to all local boards of health.</text:p>
          </table:table-cell>
          <table:table-cell table:style-name="ce3" office:value-type="string">
            <text:p>http://wbgustream.bgsu.edu/baker08/</text:p>
          </table:table-cell>
          <table:table-cell table:style-name="ce3" office:value-type="string">
            <text:p>7A12</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8A5</text:p>
          </table:table-cell>
          <table:table-cell table:style-name="ce3" office:value-type="string">
            <text:p>A</text:p>
          </table:table-cell>
          <table:table-cell table:style-name="ce3" office:value-type="string">
            <text:p>8A8</text:p>
          </table:table-cell>
          <table:table-cell table:style-name="ce3" office:value-type="string">
            <text:p>A</text:p>
          </table:table-cell>
          <table:table-cell table:style-name="ce3" office:value-type="string">
            <text:p>7B13</text:p>
          </table:table-cell>
          <table:table-cell table:style-name="ce3"/>
          <table:table-cell table:style-name="ce3" office:value-type="string">
            <text:p>8B3</text:p>
          </table:table-cell>
          <table:table-cell table:style-name="ce3"/>
          <table:table-cell table:style-name="ce3" office:value-type="string">
            <text:p>8B5</text:p>
          </table:table-cell>
          <table:table-cell table:style-name="ce3"/>
          <table:table-cell table:style-name="ce3" office:value-type="string">
            <text:p>8B8</text:p>
          </table:table-cell>
          <table:table-cell table:style-name="ce3" table:number-columns-repeated="30"/>
          <table:table-cell table:style-name="ce3" office:value-type="float" office:value="301">
            <text:p>301</text:p>
          </table:table-cell>
          <table:table-cell table:style-name="ce3" office:value-type="string">
            <text:p>Webstream</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1">
            <text:p>11</text:p>
          </table:table-cell>
          <table:table-cell table:style-name="ce3" office:value-type="float" office:value="20">
            <text:p>20</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102">
          <table:table-cell table:style-name="ce3" office:value-type="string">
            <text:p>Grantwriting and Budgeting for Public Health Programs</text:p>
          </table:table-cell>
          <table:table-cell table:style-name="ce3" office:value-type="float" office:value="1">
            <text:p>1</text:p>
          </table:table-cell>
          <table:table-cell table:style-name="ce3" office:value-type="string">
            <text:p>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his presentation by Jennifer Horney, MPH, gives you an introduction to funding for public health in America since September 11, 2001 and gives an overview of grantwriting as a way to secure funding for public health programs. The educational objectives include:</text:p>
            <text:p/>
            <text:p>describe the history of and the current environment for public health funding; define federal, state, and local government funding priorities and mechanisms, as well as private foundations and other potential funders; and recognize the major content areas of a grant proposal and describe how they are developed, including budgets, workplans, technical approaches, and evaluation plans.</text:p>
          </table:table-cell>
          <table:table-cell table:style-name="ce3" office:value-type="string">
            <text:p>http://cphp.sph.unc.edu/training/HEP_GW/certificate.php</text:p>
          </table:table-cell>
          <table:table-cell table:style-name="ce3" office:value-type="string">
            <text:p>7A4</text:p>
          </table:table-cell>
          <table:table-cell table:style-name="ce3" office:value-type="string">
            <text:p>A</text:p>
          </table:table-cell>
          <table:table-cell table:style-name="ce3" office:value-type="string">
            <text:p>7A9</text:p>
          </table:table-cell>
          <table:table-cell table:style-name="ce3" office:value-type="string">
            <text:p>A</text:p>
          </table:table-cell>
          <table:table-cell table:style-name="ce3" office:value-type="string">
            <text:p>7A12</text:p>
          </table:table-cell>
          <table:table-cell table:style-name="ce3" office:value-type="string">
            <text:p>A</text:p>
          </table:table-cell>
          <table:table-cell table:style-name="ce3" office:value-type="string">
            <text:p>7B5</text:p>
          </table:table-cell>
          <table:table-cell table:style-name="ce3"/>
          <table:table-cell table:style-name="ce3" office:value-type="string">
            <text:p>7B10</text:p>
          </table:table-cell>
          <table:table-cell table:style-name="ce3"/>
          <table:table-cell table:style-name="ce3" office:value-type="string">
            <text:p>7B13</text:p>
          </table:table-cell>
          <table:table-cell table:style-name="ce3" table:number-columns-repeated="34"/>
          <table:table-cell table:style-name="ce3" office:value-type="float" office:value="239">
            <text:p>239</text:p>
          </table:table-cell>
          <table:table-cell table:style-name="ce3" office:value-type="string">
            <text:p>Web-based Course</text:p>
          </table:table-cell>
          <table:table-cell table:style-name="ce3" office:value-type="string">
            <text:p>Free</text:p>
          </table:table-cell>
          <table:table-cell table:style-name="ce3" office:value-type="string">
            <text:p>1/2 hour</text:p>
          </table:table-cell>
          <table:table-cell table:style-name="ce3"/>
          <table:table-cell table:style-name="ce3" office:value-type="float" office:value="10">
            <text:p>10</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103">
          <table:table-cell table:style-name="ce3" office:value-type="string">
            <text:p>Health Finance: Health Spending in the U.S.</text:p>
          </table:table-cell>
          <table:table-cell table:style-name="ce3" office:value-type="float" office:value="1">
            <text:p>1</text:p>
          </table:table-cell>
          <table:table-cell table:style-name="ce3" office:value-type="string">
            <text:p>This module discusses health spending in the U.S. By the end of the presentation, the student should understand: (1) how much is spent in each segment of the U.S. health care system; (2) the key forces behind spending; and (3) spending trends over the past four decades. <text:s/>The most current data presented is from 2004.</text:p>
          </table:table-cell>
          <table:table-cell table:style-name="ce3" office:value-type="string">
            <text:p>http://www.txphtrainingcenter.org/finance1.htm</text:p>
          </table:table-cell>
          <table:table-cell table:style-name="ce3" office:value-type="string">
            <text:p>7A4</text:p>
          </table:table-cell>
          <table:table-cell table:style-name="ce3" office:value-type="string">
            <text:p>A</text:p>
          </table:table-cell>
          <table:table-cell table:style-name="ce3" office:value-type="string">
            <text:p>7A5</text:p>
          </table:table-cell>
          <table:table-cell table:style-name="ce3" office:value-type="string">
            <text:p>A</text:p>
          </table:table-cell>
          <table:table-cell table:style-name="ce3" office:value-type="string">
            <text:p>7B5</text:p>
          </table:table-cell>
          <table:table-cell table:style-name="ce3" office:value-type="string">
            <text:p>A</text:p>
          </table:table-cell>
          <table:table-cell table:style-name="ce3" office:value-type="string">
            <text:p>7A6</text:p>
          </table:table-cell>
          <table:table-cell table:style-name="ce3"/>
          <table:table-cell table:style-name="ce3" office:value-type="string">
            <text:p>7B6</text:p>
          </table:table-cell>
          <table:table-cell table:style-name="ce3"/>
          <table:table-cell table:style-name="ce3" office:value-type="string">
            <text:p>7B7</text:p>
          </table:table-cell>
          <table:table-cell table:style-name="ce3" table:number-columns-repeated="34"/>
          <table:table-cell table:style-name="ce3" office:value-type="float" office:value="247">
            <text:p>247</text:p>
          </table:table-cell>
          <table:table-cell table:style-name="ce3" office:value-type="string">
            <text:p>Web-based Course</text:p>
          </table:table-cell>
          <table:table-cell table:style-name="ce3" office:value-type="string">
            <text:p>Free</text:p>
          </table:table-cell>
          <table:table-cell table:style-name="ce3" office:value-type="string">
            <text:p>1/2 hour</text:p>
          </table:table-cell>
          <table:table-cell table:style-name="ce3"/>
          <table:table-cell table:style-name="ce3" office:value-type="float" office:value="11">
            <text:p>11</text:p>
          </table:table-cell>
          <table:table-cell table:style-name="ce3" office:value-type="float" office:value="10">
            <text:p>10</text:p>
          </table:table-cell>
          <table:table-cell table:style-name="ce3"/>
          <table:table-cell table:style-name="ce3" office:value-type="float" office:value="0">
            <text:p>0</text:p>
          </table:table-cell>
          <table:table-cell table:number-columns-repeated="966"/>
        </table:table-row>
        <table:table-row table:style-name="ro104">
          <table:table-cell table:style-name="ce3" office:value-type="string">
            <text:p>Health Finance: Accounting Concepts and Income Statement</text:p>
          </table:table-cell>
          <table:table-cell table:style-name="ce3" office:value-type="float" office:value="1">
            <text:p>1</text:p>
          </table:table-cell>
          <table:table-cell table:style-name="ce3" office:value-type="string">
            <text:p>At the end of this module the learner should be able to: (1) describe the history and basic concepts underlying accounting; (2) discuss the oversight structure for public financial reporting; (3) review income statements and communicate with accountants, auditors, and financial analysts concerning income statements.</text:p>
          </table:table-cell>
          <table:table-cell table:style-name="ce3" office:value-type="string">
            <text:p>http://www.txphtrainingcenter.org/HCFIncStatement.htm</text:p>
          </table:table-cell>
          <table:table-cell table:style-name="ce3" office:value-type="string">
            <text:p>7A4</text:p>
          </table:table-cell>
          <table:table-cell table:style-name="ce3" office:value-type="string">
            <text:p>K</text:p>
          </table:table-cell>
          <table:table-cell table:style-name="ce3" office:value-type="string">
            <text:p>7B5</text:p>
          </table:table-cell>
          <table:table-cell table:style-name="ce3" office:value-type="string">
            <text:p>K</text:p>
          </table:table-cell>
          <table:table-cell table:style-name="ce3" table:number-columns-repeated="41"/>
          <table:table-cell table:style-name="ce3" office:value-type="float" office:value="250">
            <text:p>250</text:p>
          </table:table-cell>
          <table:table-cell table:style-name="ce3" office:value-type="string">
            <text:p>Web-based Cours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0">
            <text:p>10</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105">
          <table:table-cell table:style-name="ce3" office:value-type="string">
            <text:p>Health Economics Information Resources: A Self-Study Course</text:p>
          </table:table-cell>
          <table:table-cell table:style-name="ce3" office:value-type="float" office:value="1">
            <text:p>1</text:p>
          </table:table-cell>
          <table:table-cell table:style-name="ce3" office:value-type="string">
            <text:p>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his online course:</text:p>
            <text:p/>
            <text:p/>
            <text:p/>
            <text:p>*Describes the scope of health economics and its key information resources </text:p>
            <text:p/>
            <text:p>*Highlights the sources and characteristics of health care financing information in the U.S. </text:p>
            <text:p/>
            <text:p>*Outlines issues relating to the quality of health economic evaluation studies </text:p>
            <text:p/>
            <text:p>*Guides users in the identification, retrieval, and assessment of high quality health economic evaluation studies and related publications</text:p>
          </table:table-cell>
          <table:table-cell table:style-name="ce3" office:value-type="string">
            <text:p>http://www.nlm.nih.gov/nichsr/edu/healthecon/index.html</text:p>
          </table:table-cell>
          <table:table-cell table:style-name="ce3" office:value-type="string">
            <text:p>7A6</text:p>
          </table:table-cell>
          <table:table-cell table:style-name="ce3" office:value-type="string">
            <text:p>A</text:p>
          </table:table-cell>
          <table:table-cell table:style-name="ce3" office:value-type="string">
            <text:p>1A11</text:p>
          </table:table-cell>
          <table:table-cell table:style-name="ce3" office:value-type="string">
            <text:p>A</text:p>
          </table:table-cell>
          <table:table-cell table:style-name="ce3" office:value-type="string">
            <text:p>7B7</text:p>
          </table:table-cell>
          <table:table-cell table:style-name="ce3"/>
          <table:table-cell table:style-name="ce3" office:value-type="string">
            <text:p>1B11</text:p>
          </table:table-cell>
          <table:table-cell table:style-name="ce3" table:number-columns-repeated="38"/>
          <table:table-cell table:style-name="ce3" office:value-type="float" office:value="57">
            <text:p>57</text:p>
          </table:table-cell>
          <table:table-cell table:style-name="ce3" office:value-type="string">
            <text:p>Web-based Course</text:p>
          </table:table-cell>
          <table:table-cell table:style-name="ce3" office:value-type="string">
            <text:p>free</text:p>
          </table:table-cell>
          <table:table-cell table:style-name="ce3" office:value-type="string">
            <text:p>4-6 hours</text:p>
          </table:table-cell>
          <table:table-cell table:style-name="ce3"/>
          <table:table-cell table:style-name="ce3" office:value-type="float" office:value="10">
            <text:p>10</text:p>
          </table:table-cell>
          <table:table-cell table:style-name="ce3" office:value-type="float" office:value="15">
            <text:p>15</text:p>
          </table:table-cell>
          <table:table-cell table:style-name="ce3"/>
          <table:table-cell table:style-name="ce3" office:value-type="float" office:value="0">
            <text:p>0</text:p>
          </table:table-cell>
          <table:table-cell table:number-columns-repeated="966"/>
        </table:table-row>
        <table:table-row table:style-name="ro106">
          <table:table-cell table:style-name="ce3" office:value-type="string">
            <text:p>Ethics and Public Health: Model Curriculum</text:p>
          </table:table-cell>
          <table:table-cell table:style-name="ce3" office:value-type="float" office:value="1">
            <text:p>1</text:p>
          </table:table-cell>
          <table:table-cell table:style-name="ce3" office:value-type="string">
            <text:p>A model curriculum with background, case studies, and references examining 9 areas of Public Health ethics. Developed by the American Schools of Public Health, this is a comprehensive resource for teaching and learning about public health ethics in practice, research, and policy.</text:p>
          </table:table-cell>
          <table:table-cell table:style-name="ce3" office:value-type="string">
            <text:p>http://www.asph.org/document.cfm?page=782</text:p>
          </table:table-cell>
          <table:table-cell table:style-name="ce3" office:value-type="string">
            <text:p>8A1</text:p>
          </table:table-cell>
          <table:table-cell table:style-name="ce3" office:value-type="string">
            <text:p>K</text:p>
          </table:table-cell>
          <table:table-cell table:style-name="ce3" office:value-type="string">
            <text:p>8B1</text:p>
          </table:table-cell>
          <table:table-cell table:style-name="ce3" table:number-columns-repeated="42"/>
          <table:table-cell table:style-name="ce3" office:value-type="float" office:value="82">
            <text:p>82</text:p>
          </table:table-cell>
          <table:table-cell table:style-name="ce3" office:value-type="string">
            <text:p>Other</text:p>
          </table:table-cell>
          <table:table-cell table:style-name="ce3" office:value-type="string">
            <text:p>Free to download</text:p>
          </table:table-cell>
          <table:table-cell table:style-name="ce3" office:value-type="string">
            <text:p>Semester-length course or shorter segments</text:p>
          </table:table-cell>
          <table:table-cell table:style-name="ce3"/>
          <table:table-cell table:style-name="ce3" office:value-type="float" office:value="19">
            <text:p>19</text:p>
          </table:table-cell>
          <table:table-cell table:style-name="ce3" table:number-columns-repeated="2"/>
          <table:table-cell table:style-name="ce3" office:value-type="float" office:value="0">
            <text:p>0</text:p>
          </table:table-cell>
          <table:table-cell table:number-columns-repeated="966"/>
        </table:table-row>
        <table:table-row table:style-name="ro107">
          <table:table-cell table:style-name="ce3" office:value-type="string">
            <text:p>Public Health Tomorrow: Leadership in the 21st Century</text:p>
          </table:table-cell>
          <table:table-cell table:style-name="ce3" office:value-type="float" office:value="1">
            <text:p>1</text:p>
          </table:table-cell>
          <table:table-cell table:style-name="ce3" office:value-type="string">
            <text:p>In this seminar, Dr. Kristine Gebbie discusses the dynamics that surround the structure, leadership, and understanding surrounding public health in the US. <text:s/>She talks about where we have come from, where we are going, and what we have learned about our abilities to manage and improve the health of the public.</text:p>
          </table:table-cell>
          <table:table-cell table:style-name="ce3" office:value-type="string">
            <text:p>http://ophp.umdnj.edu/OPHPpodcasts/PublicHealthcast/Entries/2007/12/12_PHSS_Public_Health_Tomorrow_-_Kristine_Gebbie_DrPH_RN.html</text:p>
          </table:table-cell>
          <table:table-cell table:style-name="ce3" office:value-type="string">
            <text:p>8A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8A2</text:p>
          </table:table-cell>
          <table:table-cell table:style-name="ce3" office:value-type="string">
            <text:p>A</text:p>
          </table:table-cell>
          <table:table-cell table:style-name="ce3" office:value-type="string">
            <text:p>8B1</text:p>
          </table:table-cell>
          <table:table-cell table:style-name="ce3"/>
          <table:table-cell table:style-name="ce3" office:value-type="string">
            <text:p>8B3</text:p>
          </table:table-cell>
          <table:table-cell table:style-name="ce3"/>
          <table:table-cell table:style-name="ce3" office:value-type="string">
            <text:p>8B4</text:p>
          </table:table-cell>
          <table:table-cell table:style-name="ce3"/>
          <table:table-cell table:style-name="ce3" office:value-type="string">
            <text:p>8B2</text:p>
          </table:table-cell>
          <table:table-cell table:style-name="ce3" table:number-columns-repeated="30"/>
          <table:table-cell table:style-name="ce3" office:value-type="float" office:value="276">
            <text:p>276</text:p>
          </table:table-cell>
          <table:table-cell table:style-name="ce3" office:value-type="string">
            <text:p>Other Distance Ed.</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13">
            <text:p>13</text:p>
          </table:table-cell>
          <table:table-cell table:style-name="ce3" office:value-type="float" office:value="20">
            <text:p>20</text:p>
          </table:table-cell>
          <table:table-cell table:style-name="ce3" office:value-type="float" office:value="11">
            <text:p>11</text:p>
          </table:table-cell>
          <table:table-cell table:style-name="ce3" office:value-type="float" office:value="0">
            <text:p>0</text:p>
          </table:table-cell>
          <table:table-cell table:number-columns-repeated="966"/>
        </table:table-row>
        <table:table-row table:style-name="ro108">
          <table:table-cell table:style-name="ce3" office:value-type="string">
            <text:p>Public Health Leadership Primer for Professionals in Public Health</text:p>
          </table:table-cell>
          <table:table-cell table:style-name="ce3" office:value-type="float" office:value="1">
            <text:p>1</text:p>
          </table:table-cell>
          <table:table-cell table:style-name="ce3" office:value-type="string">
            <text:p>Susan is a Founding Partner of Voussoir, a focused consulting firm that works directly with CEOs and other executives one-on-one, with divisional teams and with entire organizational systems to develop unique solutions for managing growth and facilitating change. One distinctive characteristic of Voussoir is the way they support client⁳_x0019_ long-term goals by helping them harness the significant impact of a well-defined and fully implemented vision. Voussoi⁲_x0019_s extensive depth of experience with the often-challenging concept of organizational vision has had an important and positive impact on the sustained growth and lower resistance to organizational change their clients experience. Voussoi⁲_x0019_s client engagements span the breadth of the diversity of organizational forms - from publicly owned global corporations, to non-profits and international NGOs, and to public sector governmental systems at the city, state and federal levels.</text:p>
            <text:p/>
            <text:p/>
            <text:p/>
            <text:p>Her work with non-profit organizations focuses most directly on enabling staff, vSusan is a Founding Partner of Voussoir, a focused consulting firm that works directly with CEOs and other executives one-on-one, with divisional teams and with entire organizational systems to develop unique solutions for managing growth and facilitating change. One distinctive characteristic of Voussoir is the way they support client⁳_x0019_ long-term goals by helping them harness the significant impact of a well-defined and fully implemented vision. Voussoi⁲_x0019_s extensive depth of experience with the often-challenging concept of organizational vision has had an important and positive impact on the sustained growth and lower resistance to organizational change their clients experience. Voussoi⁲_x0019_s client engagements span the breadth of the diversity of organizational forms - from publicly owned global corporations, to non-profits and international NGOs, and to public sector governmental systems at the city, state and federal levels.</text:p>
            <text:p/>
            <text:p/>
            <text:p/>
            <text:p>Her work with non-profit organizations focuses most directly on enabling staff, vSusan is a Founding Partner of Voussoir, a focused consulting firm that works directly with CEOs and other executives one-on-one, with divisional teams and with entire organizational systems to develop unique solutions for managing growth and facilitating change. One distinctive characteristic of Voussoir is the way they support client⁳_x0019_ long-term goals by helping them harness the significant impact of a well-defined and fully implemented vision. Voussoi⁲_x0019_s extensive depth of experience with the often-challenging concept of organizational vision has had an important and positive impact on the sustained growth and lower resistance to organizational change their clients experience. Voussoi⁲_x0019_s client engagements span the breadth of the diversity of organizational forms - from publicly owned global corporations, to non-profits and international NGOs, and to public sector governmental systems at the city, state and federal levels.</text:p>
            <text:p/>
            <text:p/>
            <text:p/>
            <text:p>Her work with non-profit organizations focuses most directly on enabling staff, vSusan is a Founding Partner of Voussoir, a focused consulting firm that works directly with CEOs and other executives one-on-one, with divisional teams and with entire organizational systems to develop unique solutions for managing growth and facilitating change. One distinctive characteristic of Voussoir is the way they support client⁳_x0019_ long-term goals by helping them harness the significant impact of a well-defined and fully implemented vision. Voussoi⁲_x0019_s extensive depth of experience with the often-challenging concept of organizational vision has had an important and positive impact on the sustained growth and lower resistance to organizational change their clients experience. Voussoi⁲_x0019_s client engagements span the breadth of the diversity of organizational forms - from publicly owned global corporations, to non-profits and international NGOs, and to public sector governmental systems at the city, state and federal levels.</text:p>
            <text:p/>
            <text:p/>
            <text:p/>
            <text:p>Her work with non-profit organizations focuses most directly on enabling staff, vSusan is a Founding Partner of Voussoir, a focused consulting firm that works directly with CEOs and other executives one-on-one, with divisional teams and with entire organizational systems to develop unique solutions for managing growth and facilitating change. One distinctive characteristic of Voussoir is the way they support client⁳_x0019_ long-term goals by helping them harness the significant impact of a well-defined and fully implemented vision. Voussoi⁲_x0019_s extensive depth of experience with the often-challenging concept of organizational vision has had an important and positive impact on the sustained growth and lower resistance to organizational change their clients experience. Voussoi⁲_x0019_s client engagements span the breadth of the diversity of organizational forms - from publicly owned global corporations, to non-profits and international NGOs, and to public sector governmental systems at the city, state and federal levels.</text:p>
            <text:p/>
            <text:p/>
            <text:p/>
            <text:p>Her work with non-profit organizations focuses most directly on enabling staff, vSusan is a Founding Partner of Voussoir, a focused consulting firm that works directly with CEOs and other executives one-on-one, with divisional teams and with entire organizational systems to develop unique solutions for managing growth and facilitating change. One distinctive characteristic of Voussoir is the way they support client⁳_x0019_ long-term goals by helping them harness the significant impact of a well-defined and fully implemented vision. Voussoi⁲_x0019_s extensive depth of experience with the often-challenging concept of organizational vision has had an important and positive impact on the sustained growth and lower resistance to organizational change their clients experience. Voussoi⁲_x0019_s client engagements span the breadth of the diversity of organizational forms - from publicly owned global corporations, to non-profits and international NGOs, and to public sector governmental systems at the city, state and federal levels.</text:p>
            <text:p/>
            <text:p/>
            <text:p/>
            <text:p>Her work with non-profit organizations focuses most directly on enabling staff, vSusan is a Founding Partner of Voussoir, a focused consulting firm that works directly with CEOs and other executives one-on-one, with divisional teams and with entire organizational systems to develop unique solutions for managing growth and facilitating change. One distinctive characteristic of Voussoir is the way they support client⁳_x0019_ long-term goals by helping them harness the significant impact of a well-defined and fully implemented vision. Voussoi⁲_x0019_s extensive depth of experience with the often-challenging concept of organizational vision has had an important and positive impact on the sustained growth and lower resistance to organizational change their clients experience. Voussoi⁲_x0019_s client engagements span the breadth of the diversity of organizational forms - from publicly owned global corporations, to non-profits and international NGOs, and to public sector governmental systems at the city, state and federal levels.</text:p>
            <text:p/>
            <text:p/>
            <text:p/>
            <text:p>Her work with non-profit organizations focuses most directly on enabling staff, v</text:p>
          </table:table-cell>
          <table:table-cell table:style-name="ce3" office:value-type="string">
            <text:p>http://ophp.umdnj.edu/apreso/ophp/phss/phss070925.htm</text:p>
          </table:table-cell>
          <table:table-cell table:style-name="ce3" office:value-type="string">
            <text:p>8A1</text:p>
          </table:table-cell>
          <table:table-cell table:style-name="ce3" office:value-type="string">
            <text:p>A</text:p>
          </table:table-cell>
          <table:table-cell table:style-name="ce3" office:value-type="string">
            <text:p>8A3</text:p>
          </table:table-cell>
          <table:table-cell table:style-name="ce3" office:value-type="string">
            <text:p>A</text:p>
          </table:table-cell>
          <table:table-cell table:style-name="ce3" office:value-type="string">
            <text:p>8A4</text:p>
          </table:table-cell>
          <table:table-cell table:style-name="ce3" office:value-type="string">
            <text:p>A</text:p>
          </table:table-cell>
          <table:table-cell table:style-name="ce3" office:value-type="string">
            <text:p>8A2</text:p>
          </table:table-cell>
          <table:table-cell table:style-name="ce3" office:value-type="string">
            <text:p>A</text:p>
          </table:table-cell>
          <table:table-cell table:style-name="ce3" office:value-type="string">
            <text:p>8B1</text:p>
          </table:table-cell>
          <table:table-cell table:style-name="ce3"/>
          <table:table-cell table:style-name="ce3" office:value-type="string">
            <text:p>8B3</text:p>
          </table:table-cell>
          <table:table-cell table:style-name="ce3"/>
          <table:table-cell table:style-name="ce3" office:value-type="string">
            <text:p>8B4</text:p>
          </table:table-cell>
          <table:table-cell table:style-name="ce3"/>
          <table:table-cell table:style-name="ce3" office:value-type="string">
            <text:p>8B2</text:p>
          </table:table-cell>
          <table:table-cell table:style-name="ce3" table:number-columns-repeated="30"/>
          <table:table-cell table:style-name="ce3" office:value-type="float" office:value="280">
            <text:p>280</text:p>
          </table:table-cell>
          <table:table-cell table:style-name="ce3" office:value-type="string">
            <text:p>Other Distance Ed.</text:p>
          </table:table-cell>
          <table:table-cell table:style-name="ce3" office:value-type="string">
            <text:p>Free</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109">
          <table:table-cell table:style-name="ce3" office:value-type="string">
            <text:p>Workforce Development in Public Health</text:p>
          </table:table-cell>
          <table:table-cell table:style-name="ce3" office:value-type="float" office:value="1">
            <text:p>1</text:p>
          </table:table-cell>
          <table:table-cell table:style-name="ce3" office:value-type="string">
            <text:p>This presentation by Jim Bowles, MPH, Environmental Health Manager, Central Virginia Health District, gives you an overview of the training needs, design and delivery of workforce development. Specifically, the presentation discusses the need for a public health workforce; the different settings in which public health is practiced; the importance of formal education in the public health workforce; the definition and application of competencies; and the obstacles to initiating change in the public health workforce.</text:p>
          </table:table-cell>
          <table:table-cell table:style-name="ce6" table:formula="of:=HYPERLINK(&quot;http://cphp.sph.unc.edu/training/HEP_WRKDV/certificate.php&quot;;&quot;http://cphp.sph.unc.edu/training/HEP_WRKDV/certificate.php&quot;)" office:value-type="string" office:string-value="http://cphp.sph.unc.edu/training/HEP_WRKDV/certificate.php">
            <text:p>http://cphp.sph.unc.edu/training/HEP_WRKDV/certificate.php</text:p>
          </table:table-cell>
          <table:table-cell table:style-name="ce3" office:value-type="string">
            <text:p>8A2</text:p>
          </table:table-cell>
          <table:table-cell table:style-name="ce3" office:value-type="string">
            <text:p>A</text:p>
          </table:table-cell>
          <table:table-cell table:style-name="ce3" office:value-type="string">
            <text:p>8B2</text:p>
          </table:table-cell>
          <table:table-cell table:style-name="ce3" table:number-columns-repeated="42"/>
          <table:table-cell table:style-name="ce3" office:value-type="float" office:value="208">
            <text:p>208</text:p>
          </table:table-cell>
          <table:table-cell table:style-name="ce3" office:value-type="string">
            <text:p>Web-based Course</text:p>
          </table:table-cell>
          <table:table-cell table:style-name="ce3" office:value-type="string">
            <text:p>Free</text:p>
          </table:table-cell>
          <table:table-cell table:style-name="ce3" office:value-type="string">
            <text:p>1/2 hour</text:p>
          </table:table-cell>
          <table:table-cell table:style-name="ce3"/>
          <table:table-cell table:style-name="ce3" office:value-type="float" office:value="38">
            <text:p>38</text:p>
          </table:table-cell>
          <table:table-cell table:style-name="ce3" office:value-type="float" office:value="42">
            <text:p>42</text:p>
          </table:table-cell>
          <table:table-cell table:style-name="ce3"/>
          <table:table-cell table:style-name="ce3" office:value-type="float" office:value="0">
            <text:p>0</text:p>
          </table:table-cell>
          <table:table-cell table:number-columns-repeated="966"/>
        </table:table-row>
        <table:table-row table:style-name="ro104">
          <table:table-cell table:style-name="ce3" office:value-type="string">
            <text:p>Leadership, Strategic Planning and Systems Approaches</text:p>
          </table:table-cell>
          <table:table-cell table:style-name="ce3" office:value-type="float" office:value="1">
            <text:p>1</text:p>
          </table:table-cell>
          <table:table-cell table:style-name="ce3" office:value-type="string">
            <text:p>This course encourages participants to think strategically about the types of decisions made in public health organizations, and provides students with strategic analysis and planning skills. <text:s/>This course instructs participants on how to conduct a one and a half day Focused Strategic Thinking Retreat.</text:p>
          </table:table-cell>
          <table:table-cell table:style-name="ce3" office:value-type="string">
            <text:p>http://lms.southcentralpartnership.org/scphp?productID=prdct000000000001090 - requires login</text:p>
          </table:table-cell>
          <table:table-cell table:style-name="ce3" office:value-type="string">
            <text:p>8A3</text:p>
          </table:table-cell>
          <table:table-cell table:style-name="ce3" office:value-type="string">
            <text:p>K</text:p>
          </table:table-cell>
          <table:table-cell table:style-name="ce3" office:value-type="string">
            <text:p>8A1</text:p>
          </table:table-cell>
          <table:table-cell table:style-name="ce3" office:value-type="string">
            <text:p>K</text:p>
          </table:table-cell>
          <table:table-cell table:style-name="ce3" office:value-type="string">
            <text:p>8B3</text:p>
          </table:table-cell>
          <table:table-cell table:style-name="ce3" office:value-type="string">
            <text:p>K</text:p>
          </table:table-cell>
          <table:table-cell table:style-name="ce3" office:value-type="string">
            <text:p>8A4</text:p>
          </table:table-cell>
          <table:table-cell table:style-name="ce3" office:value-type="string">
            <text:p>K</text:p>
          </table:table-cell>
          <table:table-cell table:style-name="ce3" office:value-type="string">
            <text:p>8A5</text:p>
          </table:table-cell>
          <table:table-cell table:style-name="ce3" office:value-type="string">
            <text:p>K</text:p>
          </table:table-cell>
          <table:table-cell table:style-name="ce3" office:value-type="string">
            <text:p>8B4</text:p>
          </table:table-cell>
          <table:table-cell table:style-name="ce3"/>
          <table:table-cell table:style-name="ce3" office:value-type="string">
            <text:p>8B1</text:p>
          </table:table-cell>
          <table:table-cell table:style-name="ce3"/>
          <table:table-cell table:style-name="ce3" office:value-type="string">
            <text:p>8B5</text:p>
          </table:table-cell>
          <table:table-cell table:style-name="ce3" table:number-columns-repeated="30"/>
          <table:table-cell table:style-name="ce3" office:value-type="float" office:value="129">
            <text:p>129</text:p>
          </table:table-cell>
          <table:table-cell table:style-name="ce3" office:value-type="string">
            <text:p>Web-based Course</text:p>
          </table:table-cell>
          <table:table-cell table:style-name="ce3" office:value-type="string">
            <text:p>free</text:p>
          </table:table-cell>
          <table:table-cell table:style-name="ce3" office:value-type="string">
            <text:p>7-10 hours</text:p>
          </table:table-cell>
          <table:table-cell table:style-name="ce3"/>
          <table:table-cell table:style-name="ce3" office:value-type="float" office:value="20">
            <text:p>20</text:p>
          </table:table-cell>
          <table:table-cell table:style-name="ce3" office:value-type="float" office:value="31">
            <text:p>31</text:p>
          </table:table-cell>
          <table:table-cell table:style-name="ce3" office:value-type="float" office:value="38">
            <text:p>38</text:p>
          </table:table-cell>
          <table:table-cell table:style-name="ce3" office:value-type="float" office:value="0">
            <text:p>0</text:p>
          </table:table-cell>
          <table:table-cell table:number-columns-repeated="966"/>
        </table:table-row>
        <table:table-row table:style-name="ro110">
          <table:table-cell table:style-name="ce3" office:value-type="string">
            <text:p>The Core Elements of Project Management in Public Health</text:p>
          </table:table-cell>
          <table:table-cell table:style-name="ce3" office:value-type="float" office:value="1">
            <text:p>1</text:p>
          </table:table-cell>
          <table:table-cell table:style-name="ce3" office:value-type="string">
            <text:p>This course provides awareness of and an introduction to the process of project management. The course contains eight modules that will define project management and offer an overview of the critical project management tasks of defining project scope; establishing tasks and milestones; sequencing tasks; exploring the concept of efficiency; establishing timelines; scheduling tasks and resources; and monitoring progress. This course is not supported by Mac operating systems.</text:p>
          </table:table-cell>
          <table:table-cell table:style-name="ce3" office:value-type="string">
            <text:p>http://lms.southcentralpartnership.org/scphp?productID=prdct000000000001057</text:p>
          </table:table-cell>
          <table:table-cell table:style-name="ce3" office:value-type="string">
            <text:p>8A3</text:p>
          </table:table-cell>
          <table:table-cell table:style-name="ce3" office:value-type="string">
            <text:p>A</text:p>
          </table:table-cell>
          <table:table-cell table:style-name="ce3" office:value-type="string">
            <text:p>8A7</text:p>
          </table:table-cell>
          <table:table-cell table:style-name="ce3" office:value-type="string">
            <text:p>A</text:p>
          </table:table-cell>
          <table:table-cell table:style-name="ce3" office:value-type="string">
            <text:p>8B3</text:p>
          </table:table-cell>
          <table:table-cell table:style-name="ce3"/>
          <table:table-cell table:style-name="ce3" office:value-type="string">
            <text:p>8B7</text:p>
          </table:table-cell>
          <table:table-cell table:style-name="ce3" table:number-columns-repeated="38"/>
          <table:table-cell table:style-name="ce3" office:value-type="float" office:value="194">
            <text:p>194</text:p>
          </table:table-cell>
          <table:table-cell table:style-name="ce3" office:value-type="string">
            <text:p>Web-based Course</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11">
            <text:p>11</text:p>
          </table:table-cell>
          <table:table-cell table:style-name="ce3" office:value-type="float" office:value="20">
            <text:p>20</text:p>
          </table:table-cell>
          <table:table-cell table:style-name="ce3"/>
          <table:table-cell table:style-name="ce3" office:value-type="float" office:value="0">
            <text:p>0</text:p>
          </table:table-cell>
          <table:table-cell table:number-columns-repeated="966"/>
        </table:table-row>
        <table:table-row table:style-name="ro105">
          <table:table-cell table:style-name="ce3" office:value-type="string">
            <text:p>test</text:p>
          </table:table-cell>
          <table:table-cell table:style-name="ce3" office:value-type="float" office:value="0">
            <text:p>0</text:p>
          </table:table-cell>
          <table:table-cell table:style-name="ce3"/>
          <table:table-cell table:style-name="ce3" office:value-type="string">
            <text:p>www.php.com</text:p>
          </table:table-cell>
          <table:table-cell table:style-name="ce3" office:value-type="string">
            <text:p>8A3</text:p>
          </table:table-cell>
          <table:table-cell table:style-name="ce3"/>
          <table:table-cell table:style-name="ce3" office:value-type="string">
            <text:p>8B3</text:p>
          </table:table-cell>
          <table:table-cell table:style-name="ce3" table:number-columns-repeated="42"/>
          <table:table-cell table:style-name="ce3" office:value-type="float" office:value="297">
            <text:p>297</text:p>
          </table:table-cell>
          <table:table-cell table:style-name="ce3" office:value-type="string">
            <text:p>[Please Select]</text:p>
          </table:table-cell>
          <table:table-cell table:style-name="ce3" table:number-columns-repeated="6"/>
          <table:table-cell table:style-name="ce3" office:value-type="float" office:value="0">
            <text:p>0</text:p>
          </table:table-cell>
          <table:table-cell table:number-columns-repeated="966"/>
        </table:table-row>
        <table:table-row table:style-name="ro111">
          <table:table-cell table:style-name="ce3" office:value-type="string">
            <text:p>Becoming a Systems Thinker</text:p>
          </table:table-cell>
          <table:table-cell table:style-name="ce3" office:value-type="float" office:value="1">
            <text:p>1</text:p>
          </table:table-cell>
          <table:table-cell table:style-name="ce3" office:value-type="string">
            <text:p>As healthcare managers and leaders continue to develop sophistication in managing complex situations, the systems model is useful to assist nurse managers in addressing day to day pressures which are steeped in uncertainty. Systems thinking is both a powerful problem solving tool and a powerful language to assist healthcare mangers and leaders in making better decisions, using resources more effectively and achieving organizational goals. At the conclusion of this activity, the participant will be able to: (1) describe the basic elements of the systems model; (2) discuss systems thinking as a tool to manage the challenges in the healthcare environment; (3) examine the seven-step process for using systems thinking; and (4) apply the principles of systems thinking to strategic planning.</text:p>
          </table:table-cell>
          <table:table-cell table:style-name="ce3" office:value-type="string">
            <text:p>http://www.aheconnect.com/ahec/default.asp</text:p>
          </table:table-cell>
          <table:table-cell table:style-name="ce3" office:value-type="string">
            <text:p>8A4</text:p>
          </table:table-cell>
          <table:table-cell table:style-name="ce3" office:value-type="string">
            <text:p>K</text:p>
          </table:table-cell>
          <table:table-cell table:style-name="ce3" office:value-type="string">
            <text:p>8A5</text:p>
          </table:table-cell>
          <table:table-cell table:style-name="ce3" office:value-type="string">
            <text:p>K</text:p>
          </table:table-cell>
          <table:table-cell table:style-name="ce3" office:value-type="string">
            <text:p>8A8</text:p>
          </table:table-cell>
          <table:table-cell table:style-name="ce3" office:value-type="string">
            <text:p>K</text:p>
          </table:table-cell>
          <table:table-cell table:style-name="ce3" office:value-type="string">
            <text:p>8A2</text:p>
          </table:table-cell>
          <table:table-cell table:style-name="ce3" office:value-type="string">
            <text:p>K</text:p>
          </table:table-cell>
          <table:table-cell table:style-name="ce3" office:value-type="string">
            <text:p>8B4</text:p>
          </table:table-cell>
          <table:table-cell table:style-name="ce3"/>
          <table:table-cell table:style-name="ce3" office:value-type="string">
            <text:p>8B5</text:p>
          </table:table-cell>
          <table:table-cell table:style-name="ce3"/>
          <table:table-cell table:style-name="ce3" office:value-type="string">
            <text:p>8B8</text:p>
          </table:table-cell>
          <table:table-cell table:style-name="ce3"/>
          <table:table-cell table:style-name="ce3" office:value-type="string">
            <text:p>8B2</text:p>
          </table:table-cell>
          <table:table-cell table:style-name="ce3" table:number-columns-repeated="30"/>
          <table:table-cell table:style-name="ce3" office:value-type="float" office:value="260">
            <text:p>260</text:p>
          </table:table-cell>
          <table:table-cell table:style-name="ce3" office:value-type="string">
            <text:p>Web-based Course</text:p>
          </table:table-cell>
          <table:table-cell table:style-name="ce12" office:value-type="float" office:value="45">
            <text:p>$45 </text:p>
          </table:table-cell>
          <table:table-cell table:style-name="ce3" office:value-type="string">
            <text:p>1.5 hours</text:p>
          </table:table-cell>
          <table:table-cell table:style-name="ce3"/>
          <table:table-cell table:style-name="ce3" office:value-type="float" office:value="20">
            <text:p>20</text:p>
          </table:table-cell>
          <table:table-cell table:style-name="ce3" office:value-type="float" office:value="38">
            <text:p>38</text:p>
          </table:table-cell>
          <table:table-cell table:style-name="ce3"/>
          <table:table-cell table:style-name="ce3" office:value-type="float" office:value="0">
            <text:p>0</text:p>
          </table:table-cell>
          <table:table-cell table:number-columns-repeated="966"/>
        </table:table-row>
        <table:table-row table:style-name="ro112">
          <table:table-cell table:style-name="ce3" office:value-type="string">
            <text:p>Meta-Leadership in Times of Crisis</text:p>
          </table:table-cell>
          <table:table-cell table:style-name="ce3" office:value-type="float" office:value="1">
            <text:p>1</text:p>
          </table:table-cell>
          <table:table-cell table:style-name="ce3" office:value-type="string">
            <text:p>In this presentation, Leonard J. Marcus, Ph.D., of the Harvard School of Public Health, and Co-Director of the National Preparedness Leadership Initiative discusses the Development of the Meta-Leadership Model, and how it can assist in preparing for and responding to public health emergencies. <text:s/>At the end of this session, the learner will be able to:</text:p>
            <text:p/>
            <text:p>Identify the the five dimensions of Meta-Leadership;</text:p>
            <text:p/>
            <text:p>Discuss how Meta-Leadership in can be used in public health practice;</text:p>
            <text:p/>
            <text:p>Describe how the brain reacts in response to an emergency; and</text:p>
            <text:p/>
            <text:p>Discuss how to strengthen population resilience in an emergency.In this presentation, Leonard J. Marcus, Ph.D., of the Harvard School of Public Health, and Co-Director of the National Preparedness Leadership Initiative discusses the Development of the Meta-Leadership Model, and how it can assist in preparing for and responding to public health emergencies. <text:s/>At the end of this session, the learner will be able to:</text:p>
            <text:p/>
            <text:p>Identify the the five dimensions of Meta-Leadership;</text:p>
            <text:p/>
            <text:p>Discuss how Meta-Leadership in can be used in public health practice;</text:p>
            <text:p/>
            <text:p>Describe how the brain reacts in response to an emergency; and</text:p>
            <text:p/>
            <text:p>Discuss how to strengthen population resilience in an emergency.</text:p>
          </table:table-cell>
          <table:table-cell table:style-name="ce3" office:value-type="string">
            <text:p>http://www.jhsph.edu/maphtc/training_events/archives/Meta%20Leadership</text:p>
          </table:table-cell>
          <table:table-cell table:style-name="ce3" office:value-type="string">
            <text:p>8A4</text:p>
          </table:table-cell>
          <table:table-cell table:style-name="ce3" office:value-type="string">
            <text:p>A</text:p>
          </table:table-cell>
          <table:table-cell table:style-name="ce3" office:value-type="string">
            <text:p>8B4</text:p>
          </table:table-cell>
          <table:table-cell table:style-name="ce3" table:number-columns-repeated="42"/>
          <table:table-cell table:style-name="ce3" office:value-type="float" office:value="369">
            <text:p>369</text:p>
          </table:table-cell>
          <table:table-cell table:style-name="ce3" office:value-type="string">
            <text:p>Webstream</text:p>
          </table:table-cell>
          <table:table-cell table:style-name="ce3" office:value-type="string">
            <text:p>Free</text:p>
          </table:table-cell>
          <table:table-cell table:style-name="ce3" office:value-type="string">
            <text:p>2 hours</text:p>
          </table:table-cell>
          <table:table-cell table:style-name="ce3"/>
          <table:table-cell table:style-name="ce3" office:value-type="float" office:value="20">
            <text:p>20</text:p>
          </table:table-cell>
          <table:table-cell table:style-name="ce3" office:value-type="float" office:value="41">
            <text:p>41</text:p>
          </table:table-cell>
          <table:table-cell table:style-name="ce3" office:value-type="float" office:value="42">
            <text:p>42</text:p>
          </table:table-cell>
          <table:table-cell table:style-name="ce3" office:value-type="float" office:value="0">
            <text:p>0</text:p>
          </table:table-cell>
          <table:table-cell table:number-columns-repeated="966"/>
        </table:table-row>
        <table:table-row table:style-name="ro113">
          <table:table-cell table:style-name="ce3" office:value-type="string">
            <text:p>Introduction to Public Health Law for Bioterrorism Preparedness and Response</text:p>
          </table:table-cell>
          <table:table-cell table:style-name="ce3"/>
          <table:table-cell table:style-name="ce3" office:value-type="string">
            <text:p>Jason Sapsin examines how federal and Maryland state laws affect public health response to a bioterror event.</text:p>
          </table:table-cell>
          <table:table-cell table:style-name="ce3" office:value-type="string">
            <text:p>http://trams.jhsph.edu/trams/index.cfm?event=training.playSection&amp;sectionID=733</text:p>
          </table:table-cell>
          <table:table-cell table:style-name="ce3" office:value-type="string">
            <text:p>none assigned</text:p>
          </table:table-cell>
          <table:table-cell table:style-name="ce3" table:number-columns-repeated="45"/>
          <table:table-cell table:style-name="ce3" office:value-type="string">
            <text:p>Online</text:p>
          </table:table-cell>
          <table:table-cell table:style-name="ce3" office:value-type="string">
            <text:p>Free</text:p>
          </table:table-cell>
          <table:table-cell table:style-name="ce3" office:value-type="string">
            <text:p>1 hour</text:p>
          </table:table-cell>
          <table:table-cell table:style-name="ce3"/>
          <table:table-cell table:style-name="ce3" office:value-type="float" office:value="19">
            <text:p>19</text:p>
          </table:table-cell>
          <table:table-cell table:style-name="ce3" office:value-type="float" office:value="41">
            <text:p>41</text:p>
          </table:table-cell>
          <table:table-cell table:style-name="ce3" table:number-columns-repeated="2"/>
          <table:table-cell table:number-columns-repeated="966"/>
        </table:table-row>
        <table:table-row table:style-name="ro114">
          <table:table-cell table:style-name="ce1" office:value-type="string">
            <text:p>Risk Communication: Effectively Communicating with the Media During a Public Health Crisis</text:p>
          </table:table-cell>
          <table:table-cell table:style-name="ce1"/>
          <table:table-cell table:style-name="ce3" office:value-type="string">
            <text:p>This course describes how to communicate effectively during a crisis with the media and how to use the media to translate important messages during an event.</text:p>
          </table:table-cell>
          <table:table-cell table:style-name="ce1" office:value-type="string">
            <text:p>http://heartlandcenters.learnpublichealth.com/Kview/CustomCodeBehind/base/courseware/scorm/scormcourseframe.aspx</text:p>
          </table:table-cell>
          <table:table-cell table:style-name="ce3" office:value-type="string">
            <text:p>none assigned</text:p>
          </table:table-cell>
          <table:table-cell table:style-name="ce1" table:number-columns-repeated="2"/>
          <table:table-cell table:number-columns-repeated="16"/>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 hours</text:p>
          </table:table-cell>
          <table:table-cell table:style-name="ce1"/>
          <table:table-cell table:style-name="ce1" office:value-type="float" office:value="13">
            <text:p>13</text:p>
          </table:table-cell>
          <table:table-cell table:style-name="ce1" office:value-type="float" office:value="44">
            <text:p>44</text:p>
          </table:table-cell>
          <table:table-cell table:style-name="ce1" table:number-columns-repeated="2"/>
          <table:table-cell table:number-columns-repeated="966"/>
        </table:table-row>
        <table:table-row table:style-name="ro115">
          <table:table-cell table:style-name="ce1" office:value-type="string">
            <text:p>Emergency Risk Communication</text:p>
          </table:table-cell>
          <table:table-cell table:style-name="ce1"/>
          <table:table-cell table:style-name="ce3" office:value-type="string">
            <text:p>After completing this course, you should be able to: 1)List some common reactions exhibited by the public during public health emergencies; 2) Identify some effective communication strategies that can be used during public health emergencies; 3) Communicate with the news media more effectively during public health emergencies; 4) Work with the community more effectively during periods of heightened emotion; 5) Participate in planning processes that can help your organization be better prepared for communicating during an emergency</text:p>
          </table:table-cell>
          <table:table-cell table:style-name="ce1" office:value-type="string">
            <text:p>http://www.nwcphp.org/training/opportunities/online-courses/emergency-risk-communication-for-public-health-professionals</text:p>
          </table:table-cell>
          <table:table-cell table:style-name="ce3" office:value-type="string">
            <text:p>none assigned</text:p>
          </table:table-cell>
          <table:table-cell table:style-name="ce1" table:number-columns-repeated="2"/>
          <table:table-cell table:number-columns-repeated="16"/>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2.5 hours</text:p>
          </table:table-cell>
          <table:table-cell table:style-name="ce1"/>
          <table:table-cell table:style-name="ce1" office:value-type="float" office:value="13">
            <text:p>13</text:p>
          </table:table-cell>
          <table:table-cell table:style-name="ce1" table:number-columns-repeated="3"/>
          <table:table-cell table:number-columns-repeated="966"/>
        </table:table-row>
        <table:table-row table:style-name="ro116">
          <table:table-cell table:style-name="ce1" office:value-type="string">
            <text:p>Social Media in Emergency Management</text:p>
          </table:table-cell>
          <table:table-cell table:style-name="ce1"/>
          <table:table-cell table:style-name="ce3" office:value-type="string">
            <text:p>The purpose of this course is to provide the participants with best practices including tools, techniques and a basic roadmap to build capabilities in the use of social media technologies in their own emergency management organizations (State, local, Tribal) in order to further their emergency response missions.</text:p>
          </table:table-cell>
          <table:table-cell table:style-name="ce1" office:value-type="string">
            <text:p>https://www.train.org/DesktopModules/eLearning/CourseDetails/CourseDetailsForm.aspx?tabid=62&amp;courseid=1034415&amp;backURL=L0Rlc2t0b3BTaGVsbC5hc3B4P3RhYmlkPTYyJmdvdG89YnJvd3NlJmJyb3dzZT1zdWJqZWN0JmtleXdvcmQ9ZGF0YStjb2xsZWN0aW9uJmtleW9wdGlvbj1Cb3RoJmNsaW5pY2FsPWJvdGgmbG9jYWw9YWxsJkJ5Q29zdD0w&amp;ncb=1</text:p>
          </table:table-cell>
          <table:table-cell table:style-name="ce3" office:value-type="string">
            <text:p>none assigned</text:p>
          </table:table-cell>
          <table:table-cell table:style-name="ce1" table:number-columns-repeated="2"/>
          <table:table-cell table:number-columns-repeated="16"/>
          <table:table-cell table:style-name="ce1" table:number-columns-repeated="27"/>
          <table:table-cell table:style-name="ce1" office:value-type="string">
            <text:p>Online</text:p>
          </table:table-cell>
          <table:table-cell table:style-name="ce1" office:value-type="string">
            <text:p>Free</text:p>
          </table:table-cell>
          <table:table-cell table:style-name="ce1" office:value-type="string">
            <text:p>3 hours</text:p>
          </table:table-cell>
          <table:table-cell table:style-name="ce1"/>
          <table:table-cell table:style-name="ce1" office:value-type="float" office:value="44">
            <text:p>44</text:p>
          </table:table-cell>
          <table:table-cell table:style-name="ce1" office:value-type="string">
            <text:p>39: Emergency Management</text:p>
          </table:table-cell>
          <table:table-cell table:style-name="ce1" office:value-type="string">
            <text:p>39: Computer Skills/Training</text:p>
          </table:table-cell>
          <table:table-cell table:style-name="ce1"/>
          <table:table-cell table:number-columns-repeated="966"/>
        </table:table-row>
        <table:table-row table:style-name="ro117">
          <table:table-cell table:style-name="ce1" table:number-columns-repeated="2"/>
          <table:table-cell table:style-name="ce3"/>
          <table:table-cell table:style-name="ce1" table:number-columns-repeated="4"/>
          <table:table-cell table:number-columns-repeated="16"/>
          <table:table-cell table:style-name="ce1" table:number-columns-repeated="35"/>
          <table:table-cell table:number-columns-repeated="966"/>
        </table:table-row>
        <table:table-row table:style-name="ro118">
          <table:table-cell table:style-name="ce1" table:number-columns-repeated="2"/>
          <table:table-cell table:style-name="ce3"/>
          <table:table-cell table:style-name="ce1" table:number-columns-repeated="4"/>
          <table:table-cell table:number-columns-repeated="16"/>
          <table:table-cell table:style-name="ce1" table:number-columns-repeated="35"/>
          <table:table-cell table:number-columns-repeated="966"/>
        </table:table-row>
        <table:table-row table:style-name="ro119">
          <table:table-cell table:style-name="ce1" table:number-columns-repeated="2"/>
          <table:table-cell table:style-name="ce3"/>
          <table:table-cell table:style-name="ce1" table:number-columns-repeated="4"/>
          <table:table-cell table:number-columns-repeated="16"/>
          <table:table-cell table:style-name="ce1" table:number-columns-repeated="35"/>
          <table:table-cell table:number-columns-repeated="966"/>
        </table:table-row>
        <table:table-row table:style-name="ro120">
          <table:table-cell table:style-name="ce1" table:number-columns-repeated="2"/>
          <table:table-cell table:style-name="ce3"/>
          <table:table-cell table:style-name="ce1" table:number-columns-repeated="4"/>
          <table:table-cell table:number-columns-repeated="16"/>
          <table:table-cell table:style-name="ce1" table:number-columns-repeated="35"/>
          <table:table-cell table:number-columns-repeated="966"/>
        </table:table-row>
        <table:table-row table:style-name="ro121">
          <table:table-cell table:style-name="ce1" table:number-columns-repeated="2"/>
          <table:table-cell table:style-name="ce3"/>
          <table:table-cell table:style-name="ce1" table:number-columns-repeated="4"/>
          <table:table-cell table:number-columns-repeated="16"/>
          <table:table-cell table:style-name="ce1" table:number-columns-repeated="35"/>
          <table:table-cell table:number-columns-repeated="966"/>
        </table:table-row>
        <table:table-row table:style-name="ro2" table:number-rows-repeated="1048267">
          <table:table-cell table:number-columns-repeated="1024"/>
        </table:table-row>
        <table:table-row table:style-name="ro2">
          <table:table-cell table:number-columns-repeated="1024"/>
        </table:table-row>
      </table:table>
      <table:table table:name="tblFormat" table:style-name="ta6" table:print="false">
        <office:forms form:automatic-focus="false" form:apply-design-mode="false"/>
        <table:table-column table:style-name="co4" table:default-cell-style-name="Excel_20_Built-in_20_Normal"/>
        <table:table-column table:style-name="co26" table:default-cell-style-name="Excel_20_Built-in_20_Normal"/>
        <table:table-column table:style-name="co27" table:default-cell-style-name="Excel_20_Built-in_20_Normal"/>
        <table:table-column table:style-name="co4" table:number-columns-repeated="1019" table:default-cell-style-name="Excel_20_Built-in_20_Normal"/>
        <table:table-column table:style-name="co4" table:number-columns-repeated="2" table:default-cell-style-name="Default"/>
        <table:table-row table:style-name="ro1">
          <table:table-cell table:style-name="ce1" office:value-type="float" office:value="2">
            <text:p>2</text:p>
          </table:table-cell>
          <table:table-cell table:style-name="ce1" office:value-type="string">
            <text:p>Web-based Course</text:p>
          </table:table-cell>
          <table:table-cell table:style-name="ce1" table:number-columns-repeated="2"/>
          <table:table-cell table:number-columns-repeated="1020"/>
        </table:table-row>
        <table:table-row table:style-name="ro1">
          <table:table-cell table:style-name="ce1" office:value-type="float" office:value="3">
            <text:p>3</text:p>
          </table:table-cell>
          <table:table-cell table:style-name="ce1" office:value-type="string">
            <text:p>CD/DVD-ROM</text:p>
          </table:table-cell>
          <table:table-cell table:style-name="ce1" table:number-columns-repeated="2"/>
          <table:table-cell table:number-columns-repeated="1020"/>
        </table:table-row>
        <table:table-row table:style-name="ro1">
          <table:table-cell table:style-name="ce1" office:value-type="float" office:value="4">
            <text:p>4</text:p>
          </table:table-cell>
          <table:table-cell table:style-name="ce1" office:value-type="string">
            <text:p>Other Distance Ed.</text:p>
          </table:table-cell>
          <table:table-cell table:style-name="ce1" table:number-columns-repeated="2"/>
          <table:table-cell table:number-columns-repeated="1020"/>
        </table:table-row>
        <table:table-row table:style-name="ro1">
          <table:table-cell table:style-name="ce1" office:value-type="float" office:value="5">
            <text:p>5</text:p>
          </table:table-cell>
          <table:table-cell table:style-name="ce1" office:value-type="string">
            <text:p>Classroom</text:p>
          </table:table-cell>
          <table:table-cell table:style-name="ce1" table:number-columns-repeated="2"/>
          <table:table-cell table:number-columns-repeated="1020"/>
        </table:table-row>
        <table:table-row table:style-name="ro1">
          <table:table-cell table:style-name="ce1" office:value-type="float" office:value="11">
            <text:p>11</text:p>
          </table:table-cell>
          <table:table-cell table:style-name="ce1" office:value-type="string">
            <text:p>Conference</text:p>
          </table:table-cell>
          <table:table-cell table:style-name="ce1" table:number-columns-repeated="2"/>
          <table:table-cell table:number-columns-repeated="1020"/>
        </table:table-row>
        <table:table-row table:style-name="ro1">
          <table:table-cell table:style-name="ce1" office:value-type="float" office:value="12">
            <text:p>12</text:p>
          </table:table-cell>
          <table:table-cell table:style-name="ce1" office:value-type="string">
            <text:p>Satellite Broadcast</text:p>
          </table:table-cell>
          <table:table-cell table:style-name="ce1" table:number-columns-repeated="2"/>
          <table:table-cell table:number-columns-repeated="1020"/>
        </table:table-row>
        <table:table-row table:style-name="ro1">
          <table:table-cell table:style-name="ce1" office:value-type="float" office:value="13">
            <text:p>13</text:p>
          </table:table-cell>
          <table:table-cell table:style-name="ce1" office:value-type="string">
            <text:p>Other</text:p>
          </table:table-cell>
          <table:table-cell table:style-name="ce1" table:number-columns-repeated="2"/>
          <table:table-cell table:number-columns-repeated="1020"/>
        </table:table-row>
        <table:table-row table:style-name="ro1">
          <table:table-cell table:style-name="ce1" office:value-type="float" office:value="14">
            <text:p>14</text:p>
          </table:table-cell>
          <table:table-cell table:style-name="ce1" office:value-type="string">
            <text:p>Multi-Media</text:p>
          </table:table-cell>
          <table:table-cell table:style-name="ce1" table:number-columns-repeated="2"/>
          <table:table-cell table:number-columns-repeated="1020"/>
        </table:table-row>
        <table:table-row table:style-name="ro1">
          <table:table-cell table:style-name="ce1" office:value-type="float" office:value="15">
            <text:p>15</text:p>
          </table:table-cell>
          <table:table-cell table:style-name="ce1" office:value-type="string">
            <text:p>Video Tape</text:p>
          </table:table-cell>
          <table:table-cell table:style-name="ce1" table:number-columns-repeated="2"/>
          <table:table-cell table:number-columns-repeated="1020"/>
        </table:table-row>
        <table:table-row table:style-name="ro56">
          <table:table-cell table:style-name="ce1" office:value-type="float" office:value="16">
            <text:p>16</text:p>
          </table:table-cell>
          <table:table-cell table:style-name="ce1" office:value-type="string">
            <text:p>Webstream</text:p>
          </table:table-cell>
          <table:table-cell table:style-name="ce1" table:number-columns-repeated="2"/>
          <table:table-cell table:number-columns-repeated="1020"/>
        </table:table-row>
        <table:table-row table:style-name="ro1" table:number-rows-repeated="8">
          <table:table-cell table:style-name="ce1" table:number-columns-repeated="4"/>
          <table:table-cell table:number-columns-repeated="1020"/>
        </table:table-row>
        <table:table-row table:style-name="ro2" table:number-rows-repeated="1048556">
          <table:table-cell table:number-columns-repeated="1024"/>
        </table:table-row>
        <table:table-row table:style-name="ro3">
          <table:table-cell table:number-columns-repeated="1024"/>
        </table:table-row>
        <table:table-row table:style-name="ro3">
          <table:table-cell table:number-columns-repeated="1024"/>
        </table:table-row>
      </table:table>
      <table:table table:name="tblFormulaRes" table:style-name="ta7" table:print="false">
        <office:forms form:automatic-focus="false" form:apply-design-mode="false"/>
        <table:table-column table:style-name="co4" table:default-cell-style-name="Excel_20_Built-in_20_Normal"/>
        <table:table-column table:style-name="co28" table:default-cell-style-name="Excel_20_Built-in_20_Normal"/>
        <table:table-column table:style-name="co4" table:number-columns-repeated="1020" table:default-cell-style-name="Excel_20_Built-in_20_Normal"/>
        <table:table-column table:style-name="co4" table:number-columns-repeated="2" table:default-cell-style-name="Default"/>
        <table:table-row table:style-name="ro1">
          <table:table-cell table:style-name="ce1" office:value-type="float" office:value="2">
            <text:p>2</text:p>
          </table:table-cell>
          <table:table-cell table:style-name="ce1" office:value-type="string">
            <text:p>HTML / Web Site</text:p>
          </table:table-cell>
          <table:table-cell table:style-name="ce1" table:number-columns-repeated="2"/>
          <table:table-cell table:number-columns-repeated="1020"/>
        </table:table-row>
        <table:table-row table:style-name="ro1">
          <table:table-cell table:style-name="ce1" office:value-type="float" office:value="3">
            <text:p>3</text:p>
          </table:table-cell>
          <table:table-cell table:style-name="ce1" office:value-type="string">
            <text:p>PDF</text:p>
          </table:table-cell>
          <table:table-cell table:style-name="ce1" table:number-columns-repeated="2"/>
          <table:table-cell table:number-columns-repeated="1020"/>
        </table:table-row>
        <table:table-row table:style-name="ro1">
          <table:table-cell table:style-name="ce1" office:value-type="float" office:value="4">
            <text:p>4</text:p>
          </table:table-cell>
          <table:table-cell table:style-name="ce1" office:value-type="string">
            <text:p>Text</text:p>
          </table:table-cell>
          <table:table-cell table:style-name="ce1" table:number-columns-repeated="2"/>
          <table:table-cell table:number-columns-repeated="1020"/>
        </table:table-row>
        <table:table-row table:style-name="ro1">
          <table:table-cell table:style-name="ce1" office:value-type="float" office:value="5">
            <text:p>5</text:p>
          </table:table-cell>
          <table:table-cell table:style-name="ce1" office:value-type="string">
            <text:p>Microsoft Office</text:p>
          </table:table-cell>
          <table:table-cell table:style-name="ce1" table:number-columns-repeated="2"/>
          <table:table-cell table:number-columns-repeated="1020"/>
        </table:table-row>
        <table:table-row table:style-name="ro1">
          <table:table-cell table:style-name="ce1" office:value-type="float" office:value="6">
            <text:p>6</text:p>
          </table:table-cell>
          <table:table-cell table:style-name="ce1" office:value-type="string">
            <text:p>Graphic</text:p>
          </table:table-cell>
          <table:table-cell table:style-name="ce1" table:number-columns-repeated="2"/>
          <table:table-cell table:number-columns-repeated="1020"/>
        </table:table-row>
        <table:table-row table:style-name="ro1">
          <table:table-cell table:style-name="ce1" office:value-type="float" office:value="7">
            <text:p>7</text:p>
          </table:table-cell>
          <table:table-cell table:style-name="ce1" office:value-type="string">
            <text:p>Photo</text:p>
          </table:table-cell>
          <table:table-cell table:style-name="ce1" table:number-columns-repeated="2"/>
          <table:table-cell table:number-columns-repeated="1020"/>
        </table:table-row>
        <table:table-row table:style-name="ro1">
          <table:table-cell table:style-name="ce1" office:value-type="float" office:value="8">
            <text:p>8</text:p>
          </table:table-cell>
          <table:table-cell table:style-name="ce1" office:value-type="string">
            <text:p>Published Work</text:p>
          </table:table-cell>
          <table:table-cell table:style-name="ce1" table:number-columns-repeated="2"/>
          <table:table-cell table:number-columns-repeated="1020"/>
        </table:table-row>
        <table:table-row table:style-name="ro1">
          <table:table-cell table:style-name="ce1" office:value-type="float" office:value="9">
            <text:p>9</text:p>
          </table:table-cell>
          <table:table-cell table:style-name="ce1" office:value-type="string">
            <text:p>Presentation</text:p>
          </table:table-cell>
          <table:table-cell table:style-name="ce1" table:number-columns-repeated="2"/>
          <table:table-cell table:number-columns-repeated="1020"/>
        </table:table-row>
        <table:table-row table:style-name="ro1">
          <table:table-cell table:style-name="ce1" office:value-type="float" office:value="10">
            <text:p>10</text:p>
          </table:table-cell>
          <table:table-cell table:style-name="ce1" office:value-type="string">
            <text:p>Other</text:p>
          </table:table-cell>
          <table:table-cell table:style-name="ce1" table:number-columns-repeated="2"/>
          <table:table-cell table:number-columns-repeated="1020"/>
        </table:table-row>
        <table:table-row table:style-name="ro1" table:number-rows-repeated="9">
          <table:table-cell table:style-name="ce1" table:number-columns-repeated="4"/>
          <table:table-cell table:number-columns-repeated="1020"/>
        </table:table-row>
        <table:table-row table:style-name="ro2" table:number-rows-repeated="1048556">
          <table:table-cell table:number-columns-repeated="1024"/>
        </table:table-row>
        <table:table-row table:style-name="ro3">
          <table:table-cell table:number-columns-repeated="1024"/>
        </table:table-row>
        <table:table-row table:style-name="ro3">
          <table:table-cell table:number-columns-repeated="1024"/>
        </table:table-row>
      </table:table>
      <table:table table:name="tblResources" table:style-name="ta8" table:print="false">
        <office:forms form:automatic-focus="false" form:apply-design-mode="false"/>
        <table:table-column table:style-name="co4" table:number-columns-repeated="2"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21" table:default-cell-style-name="Excel_20_Built-in_20_Normal"/>
        <table:table-column table:style-name="co34" table:default-cell-style-name="Excel_20_Built-in_20_Normal"/>
        <table:table-column table:style-name="co35" table:default-cell-style-name="Excel_20_Built-in_20_Normal"/>
        <table:table-column table:style-name="co4"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Excel_20_Built-in_20_Normal"/>
        <table:table-column table:style-name="co4" table:default-cell-style-name="Excel_20_Built-in_20_Normal"/>
        <table:table-column table:style-name="co39" table:default-cell-style-name="Excel_20_Built-in_20_Normal"/>
        <table:table-column table:style-name="co4" table:number-columns-repeated="1008" table:default-cell-style-name="Excel_20_Built-in_20_Normal"/>
        <table:table-row table:style-name="ro1">
          <table:table-cell table:style-name="ce1"/>
          <table:table-cell table:style-name="ce1" office:value-type="string">
            <text:p>uiDocID</text:p>
          </table:table-cell>
          <table:table-cell table:style-name="ce1" office:value-type="string">
            <text:p>vcTitle</text:p>
          </table:table-cell>
          <table:table-cell table:style-name="ce1" office:value-type="string">
            <text:p>vcAuthor</text:p>
          </table:table-cell>
          <table:table-cell table:style-name="ce1" office:value-type="string">
            <text:p>vcSummary</text:p>
          </table:table-cell>
          <table:table-cell table:style-name="ce1" office:value-type="string">
            <text:p>dtmDate</text:p>
          </table:table-cell>
          <table:table-cell table:style-name="ce1" office:value-type="string">
            <text:p>vcFormat</text:p>
          </table:table-cell>
          <table:table-cell table:style-name="ce1" office:value-type="string">
            <text:p>vcCost</text:p>
          </table:table-cell>
          <table:table-cell table:style-name="ce1" office:value-type="string">
            <text:p>txtDescription</text:p>
          </table:table-cell>
          <table:table-cell table:style-name="ce1" office:value-type="string">
            <text:p>vcSubjectAreas</text:p>
          </table:table-cell>
          <table:table-cell table:style-name="ce1" office:value-type="string">
            <text:p>vcAudience</text:p>
          </table:table-cell>
          <table:table-cell table:style-name="ce1" office:value-type="string">
            <text:p>vcURL</text:p>
          </table:table-cell>
          <table:table-cell table:style-name="ce1" office:value-type="string">
            <text:p>txtNotes</text:p>
          </table:table-cell>
          <table:table-cell table:style-name="ce1" office:value-type="string">
            <text:p>dtmEdit</text:p>
          </table:table-cell>
          <table:table-cell table:style-name="ce1" table:number-columns-repeated="2"/>
          <table:table-cell table:number-columns-repeated="1008"/>
        </table:table-row>
        <table:table-row table:style-name="ro1">
          <table:table-cell table:style-name="ce1"/>
          <table:table-cell table:style-name="ce1" office:value-type="float" office:value="16">
            <text:p>16</text:p>
          </table:table-cell>
          <table:table-cell table:style-name="ce1" office:value-type="string">
            <text:p>National List of Public Health Training Centers</text:p>
          </table:table-cell>
          <table:table-cell table:style-name="ce1" office:value-type="string">
            <text:p>HRSA Bureau of Health Professions</text:p>
          </table:table-cell>
          <table:table-cell table:style-name="ce1" office:value-type="string">
            <text:p>Map and listing of the Public Health Training Centers across the nation.</text:p>
          </table:table-cell>
          <table:table-cell table:style-name="ce11" office:value-type="float" office:value="37622">
            <text:p>1/1/2003</text:p>
          </table:table-cell>
          <table:table-cell table:style-name="ce1" office:value-type="string">
            <text:p>HTML / Web Site</text:p>
          </table:table-cell>
          <table:table-cell table:style-name="ce1" table:number-columns-repeated="2"/>
          <table:table-cell table:style-name="ce1" office:value-type="string">
            <text:p>General Public Health</text:p>
          </table:table-cell>
          <table:table-cell table:style-name="ce1"/>
          <table:table-cell table:style-name="ce1" office:value-type="string">
            <text:p>http://www.bhpr.hrsa.gov/publichealth/phtc.htm</text:p>
          </table:table-cell>
          <table:table-cell table:style-name="ce1" table:number-columns-repeated="4"/>
          <table:table-cell table:number-columns-repeated="1008"/>
        </table:table-row>
        <table:table-row table:style-name="ro1">
          <table:table-cell table:style-name="ce1"/>
          <table:table-cell table:style-name="ce1" office:value-type="float" office:value="17">
            <text:p>17</text:p>
          </table:table-cell>
          <table:table-cell table:style-name="ce1" office:value-type="string">
            <text:p>Essential Services of Public Health</text:p>
          </table:table-cell>
          <table:table-cell table:style-name="ce1" office:value-type="string">
            <text:p>CDC</text:p>
          </table:table-cell>
          <table:table-cell table:style-name="ce1" office:value-type="string">
            <text:p>The Essential Public Health Services provide the fundamental framework for the National Public Health Performance Standards Program instruments, by describing the public health activities that should be undertaken in all communities. <text:s/>The Essential Services provide a working definition of public health and a guiding framework for the responsibilities of local public health systems.</text:p>
          </table:table-cell>
          <table:table-cell table:style-name="ce11" office:value-type="float" office:value="37622">
            <text:p>1/1/2003</text:p>
          </table:table-cell>
          <table:table-cell table:style-name="ce1" office:value-type="string">
            <text:p>HTML / Web Site</text:p>
          </table:table-cell>
          <table:table-cell table:style-name="ce1" table:number-columns-repeated="2"/>
          <table:table-cell table:style-name="ce1" office:value-type="string">
            <text:p>General Public Health</text:p>
          </table:table-cell>
          <table:table-cell table:style-name="ce1"/>
          <table:table-cell table:style-name="ce1" office:value-type="string">
            <text:p>http://www.cdc.gov/od/ocphp/nphpsp/EssentialPHServices.htm</text:p>
          </table:table-cell>
          <table:table-cell table:style-name="ce1" table:number-columns-repeated="4"/>
          <table:table-cell table:number-columns-repeated="1008"/>
        </table:table-row>
        <table:table-row table:style-name="ro1">
          <table:table-cell table:style-name="ce1"/>
          <table:table-cell table:style-name="ce1" office:value-type="float" office:value="19">
            <text:p>19</text:p>
          </table:table-cell>
          <table:table-cell table:style-name="ce1" office:value-type="string">
            <text:p>Core Competencies listed by Essential Services</text:p>
          </table:table-cell>
          <table:table-cell table:style-name="ce1" office:value-type="string">
            <text:p>Council on Linkages</text:p>
          </table:table-cell>
          <table:table-cell table:style-name="ce1" office:value-type="string">
            <text:p>A cross-walk of the Essential Services and the Core Competencies that address them.</text:p>
          </table:table-cell>
          <table:table-cell table:style-name="ce11" office:value-type="float" office:value="37622">
            <text:p>1/1/2003</text:p>
          </table:table-cell>
          <table:table-cell table:style-name="ce1" office:value-type="string">
            <text:p>HTML / Web Site</text:p>
          </table:table-cell>
          <table:table-cell table:style-name="ce1" table:number-columns-repeated="2"/>
          <table:table-cell table:style-name="ce1" office:value-type="string">
            <text:p>General Public Health</text:p>
          </table:table-cell>
          <table:table-cell table:style-name="ce1"/>
          <table:table-cell table:style-name="ce1" office:value-type="string">
            <text:p>http://trainingfinder.org/competencies/list_ephs.htm</text:p>
          </table:table-cell>
          <table:table-cell table:style-name="ce1" table:number-columns-repeated="4"/>
          <table:table-cell table:number-columns-repeated="1008"/>
        </table:table-row>
        <table:table-row table:style-name="ro29">
          <table:table-cell table:style-name="ce1"/>
          <table:table-cell table:style-name="ce1" office:value-type="float" office:value="20">
            <text:p>20</text:p>
          </table:table-cell>
          <table:table-cell table:style-name="ce1" office:value-type="string">
            <text:p>Council on Linkages Core Competencies for Public Health Professionals</text:p>
          </table:table-cell>
          <table:table-cell table:style-name="ce1" office:value-type="string">
            <text:p>Council on Linkages</text:p>
          </table:table-cell>
          <table:table-cell table:style-name="ce3" office:value-type="string">
            <text:p>The Core Competencies for Public Health Professionals is a set of skills, knowledge, and attitudes necessary for the broad practice of public health. The list was adopted by the Council on Linkages Between Academia and Public Health Practice on April 11, 2001, after a lengthy review process that involved more than 1,000 public health professionals. </text:p>
            <text:p/>
            <text:p>The Core Competencies can help: </text:p>
            <text:p/>
            <text:p>course providers develop and evaluate competency-based training content and curricula; learners assess and meet their training needs; practice organizations craft job descriptions, implement staff performance reviews, and assess knowledge and skill gaps of individual employees or of entire organizations; and public health field develop discipline-specific competencies.The Core Competencies for Public Health Professionals is a set of skills, knowledge, and attitudes necessary for the broad practice of public health. The list was adopted by the Council on Linkages Between Academia and Public Health Practice on April 11, 2001, after a lengthy review process that involved more than 1,000 public health professionals. </text:p>
            <text:p/>
            <text:p>The Core Competencies can help: </text:p>
            <text:p/>
            <text:p>course providers develop and evaluate competency-based training content and curricula; learners assess and meet their training needs; practice organizations craft job descriptions, implement staff performance reviews, and assess knowledge and skill gaps of individual employees or of entire organizations; and public health field develop discipline-specific competencies.</text:p>
          </table:table-cell>
          <table:table-cell table:style-name="ce11" office:value-type="float" office:value="37622">
            <text:p>1/1/2003</text:p>
          </table:table-cell>
          <table:table-cell table:style-name="ce1" office:value-type="string">
            <text:p>HTML / Web Site</text:p>
          </table:table-cell>
          <table:table-cell table:style-name="ce1" table:number-columns-repeated="2"/>
          <table:table-cell table:style-name="ce1" office:value-type="string">
            <text:p>General Public Health</text:p>
          </table:table-cell>
          <table:table-cell table:style-name="ce1"/>
          <table:table-cell table:style-name="ce1" office:value-type="string">
            <text:p>https://www.train.org/DesktopShell.aspx?tabid=94</text:p>
          </table:table-cell>
          <table:table-cell table:style-name="ce1" table:number-columns-repeated="4"/>
          <table:table-cell table:number-columns-repeated="1008"/>
        </table:table-row>
        <table:table-row table:style-name="ro1">
          <table:table-cell table:style-name="ce1"/>
          <table:table-cell table:style-name="ce1" office:value-type="float" office:value="21">
            <text:p>21</text:p>
          </table:table-cell>
          <table:table-cell table:number-columns-repeated="2" table:style-name="ce1" office:value-type="string">
            <text:p>Public Health Foundation</text:p>
          </table:table-cell>
          <table:table-cell table:style-name="ce1" office:value-type="string">
            <text:p>The Public Health Foundation (PHF) is dedicated to achieving healthy communities through research, training, and technical assistance. <text:s/>For more than 35 years, this national, non-profit organization has been creating new information and helping health agencies and other community health organizations connect to and more effectively use information to manage and improve performance, understand and use data, and strengthen the workforce.</text:p>
          </table:table-cell>
          <table:table-cell table:style-name="ce11" office:value-type="float" office:value="37622">
            <text:p>1/1/2003</text:p>
          </table:table-cell>
          <table:table-cell table:style-name="ce1" office:value-type="string">
            <text:p>HTML / Web Site</text:p>
          </table:table-cell>
          <table:table-cell table:style-name="ce1" table:number-columns-repeated="2"/>
          <table:table-cell table:style-name="ce1" office:value-type="string">
            <text:p>General Public Health</text:p>
          </table:table-cell>
          <table:table-cell table:style-name="ce1"/>
          <table:table-cell table:style-name="ce1" office:value-type="string">
            <text:p>http://www.phf.org/</text:p>
          </table:table-cell>
          <table:table-cell table:style-name="ce1" table:number-columns-repeated="4"/>
          <table:table-cell table:number-columns-repeated="1008"/>
        </table:table-row>
        <table:table-row table:style-name="ro1">
          <table:table-cell table:style-name="ce1"/>
          <table:table-cell table:style-name="ce1" office:value-type="float" office:value="38">
            <text:p>38</text:p>
          </table:table-cell>
          <table:table-cell table:style-name="ce1" office:value-type="string">
            <text:p>The 24 Languages Project</text:p>
          </table:table-cell>
          <table:table-cell table:style-name="ce1"/>
          <table:table-cell table:style-name="ce1" office:value-type="string">
            <text:p>Electronic access to over 200 health education brochures in 24 different languages.</text:p>
          </table:table-cell>
          <table:table-cell table:style-name="ce11" office:value-type="float" office:value="38450">
            <text:p>4/8/2005</text:p>
          </table:table-cell>
          <table:table-cell table:style-name="ce1" office:value-type="string">
            <text:p>HTML / Web Site</text:p>
          </table:table-cell>
          <table:table-cell table:style-name="ce1" office:value-type="string">
            <text:p>Free</text:p>
          </table:table-cell>
          <table:table-cell table:style-name="ce1"/>
          <table:table-cell table:style-name="ce1" office:value-type="string">
            <text:p>Cultural Competence</text:p>
          </table:table-cell>
          <table:table-cell table:style-name="ce1"/>
          <table:table-cell table:style-name="ce1" office:value-type="string">
            <text:p>http://library.med.utah.edu/24languages/</text:p>
          </table:table-cell>
          <table:table-cell table:style-name="ce1" table:number-columns-repeated="4"/>
          <table:table-cell table:number-columns-repeated="1008"/>
        </table:table-row>
        <table:table-row table:style-name="ro1">
          <table:table-cell table:style-name="ce1"/>
          <table:table-cell table:style-name="ce1" office:value-type="float" office:value="39">
            <text:p>39</text:p>
          </table:table-cell>
          <table:table-cell table:style-name="ce1" office:value-type="string">
            <text:p>Rehabilitation Provider's Guide to Cultures of the Foreign-Born</text:p>
          </table:table-cell>
          <table:table-cell table:style-name="ce1"/>
          <table:table-cell table:style-name="ce1" office:value-type="string">
            <text:p>Explains cultures. Available as booklets, or downloadable documents. <text:s/>Written for rehab service providers, but useful for all who work with immigrants.</text:p>
          </table:table-cell>
          <table:table-cell table:style-name="ce11" office:value-type="float" office:value="38450">
            <text:p>4/8/2005</text:p>
          </table:table-cell>
          <table:table-cell table:style-name="ce1" office:value-type="string">
            <text:p>HTML / Web Site</text:p>
          </table:table-cell>
          <table:table-cell table:style-name="ce1" office:value-type="string">
            <text:p>Free</text:p>
          </table:table-cell>
          <table:table-cell table:style-name="ce1"/>
          <table:table-cell table:style-name="ce1" office:value-type="string">
            <text:p>Cultural Competence</text:p>
          </table:table-cell>
          <table:table-cell table:style-name="ce1"/>
          <table:table-cell table:style-name="ce1" office:value-type="string">
            <text:p>http://www.cirrie.buffalo.edu/mseries.html</text:p>
          </table:table-cell>
          <table:table-cell table:style-name="ce1" table:number-columns-repeated="4"/>
          <table:table-cell table:number-columns-repeated="1008"/>
        </table:table-row>
        <table:table-row table:style-name="ro24">
          <table:table-cell table:style-name="ce1"/>
          <table:table-cell table:style-name="ce1" office:value-type="float" office:value="40">
            <text:p>40</text:p>
          </table:table-cell>
          <table:table-cell table:style-name="ce1" office:value-type="string">
            <text:p>National Center for Cultural Competence</text:p>
          </table:table-cell>
          <table:table-cell table:style-name="ce1"/>
          <table:table-cell table:style-name="ce3" office:value-type="string">
            <text:p>The National Center for Cultural Competence is a federally and privately funded program housed at the Georgetown University Medical Center. It's mission is to increase the capacity of health care and mental health programs to design, implement, and evaluate culturally and linguistically competent service delivery systems.</text:p>
          </table:table-cell>
          <table:table-cell table:style-name="ce11" office:value-type="float" office:value="38450">
            <text:p>4/8/2005</text:p>
          </table:table-cell>
          <table:table-cell table:style-name="ce1" office:value-type="string">
            <text:p>HTML / Web Site</text:p>
          </table:table-cell>
          <table:table-cell table:style-name="ce1" office:value-type="string">
            <text:p>Free</text:p>
          </table:table-cell>
          <table:table-cell table:style-name="ce1"/>
          <table:table-cell table:style-name="ce1" office:value-type="string">
            <text:p>Cultural Competence</text:p>
          </table:table-cell>
          <table:table-cell table:style-name="ce1"/>
          <table:table-cell table:style-name="ce1" office:value-type="string">
            <text:p>http://www.gucchd.georgetown.edu/nccc/</text:p>
          </table:table-cell>
          <table:table-cell table:style-name="ce1" table:number-columns-repeated="4"/>
          <table:table-cell table:number-columns-repeated="1008"/>
        </table:table-row>
        <table:table-row table:style-name="ro32">
          <table:table-cell table:style-name="ce1"/>
          <table:table-cell table:style-name="ce1" office:value-type="float" office:value="47">
            <text:p>47</text:p>
          </table:table-cell>
          <table:table-cell table:style-name="ce1" office:value-type="string">
            <text:p>Roadmap: Strengthening the Public Health Workforce in New York State</text:p>
          </table:table-cell>
          <table:table-cell table:style-name="ce1" office:value-type="string">
            <text:p>New York State Public Health Workforce Task Force</text:p>
          </table:table-cell>
          <table:table-cell table:style-name="ce3" office:value-type="string">
            <text:p>The New York State Department of Health, in conjunction with the New York-New Jersey Public Health Training Center, convened the Public Health Workforce Task Force in July 2005 to assess and address the public health workforce challenges in New York State. <text:s/>The Task Force includes representatives from the state and local health departments, the state's public health schools and programs and statewide health care professional organizations. <text:s/>The "Roadmap" report uses national data, work done in the state and recommendations from the Task Force at two meetings and subsequent conference calls held in the summer and fall of 2005 to propose priority actions for how NYS can address public health workforce development.</text:p>
          </table:table-cell>
          <table:table-cell table:style-name="ce11" office:value-type="float" office:value="39069">
            <text:p>12/18/2006</text:p>
          </table:table-cell>
          <table:table-cell table:style-name="ce1" office:value-type="string">
            <text:p>PDF</text:p>
          </table:table-cell>
          <table:table-cell table:style-name="ce1" office:value-type="string">
            <text:p>Free</text:p>
          </table:table-cell>
          <table:table-cell table:style-name="ce1"/>
          <table:table-cell table:style-name="ce1" office:value-type="string">
            <text:p>Workforce Development</text:p>
          </table:table-cell>
          <table:table-cell table:style-name="ce1"/>
          <table:table-cell table:style-name="ce1" office:value-type="string">
            <text:p>http://www.health.state.ny.us/press/reports/docs/strengthening_the_public_health_workforce.pdf</text:p>
          </table:table-cell>
          <table:table-cell table:style-name="ce1" table:number-columns-repeated="4"/>
          <table:table-cell table:number-columns-repeated="1008"/>
        </table:table-row>
        <table:table-row table:style-name="ro24">
          <table:table-cell table:style-name="ce1"/>
          <table:table-cell table:style-name="ce1" office:value-type="float" office:value="51">
            <text:p>51</text:p>
          </table:table-cell>
          <table:table-cell table:style-name="ce1" office:value-type="string">
            <text:p>Introduction to Public Health: Comprehensive Curriculum Resource</text:p>
          </table:table-cell>
          <table:table-cell table:style-name="ce1" office:value-type="string">
            <text:p>New York New Jersey Public Health Training Center</text:p>
          </table:table-cell>
          <table:table-cell table:style-name="ce1" office:value-type="string">
            <text:p>Resource package includes PowerPoint files with notes, instructor guides, and background material for an Introduction to Public Health training.</text:p>
          </table:table-cell>
          <table:table-cell table:style-name="ce11" office:value-type="float" office:value="39744">
            <text:p>10/23/2008</text:p>
          </table:table-cell>
          <table:table-cell table:style-name="ce1" office:value-type="string">
            <text:p>Microsoft Office</text:p>
          </table:table-cell>
          <table:table-cell table:style-name="ce1" office:value-type="string">
            <text:p>Free</text:p>
          </table:table-cell>
          <table:table-cell table:style-name="ce3" office:value-type="string">
            <text:p>Modules include: A Brief History of Public Health, Modern Public Health: Tools and Functions, Organization and Legal Basis of Public Health, and Public Health Ethics.</text:p>
          </table:table-cell>
          <table:table-cell table:style-name="ce1" office:value-type="string">
            <text:p>General Public Health</text:p>
          </table:table-cell>
          <table:table-cell table:style-name="ce1"/>
          <table:table-cell table:style-name="ce1" office:value-type="string">
            <text:p>http://www.nynj-phtc.org/intro/default.cfm</text:p>
          </table:table-cell>
          <table:table-cell table:style-name="ce1" table:number-columns-repeated="4"/>
          <table:table-cell table:number-columns-repeated="1008"/>
        </table:table-row>
        <table:table-row table:style-name="ro32">
          <table:table-cell table:style-name="ce1"/>
          <table:table-cell table:style-name="ce1" office:value-type="float" office:value="52">
            <text:p>52</text:p>
          </table:table-cell>
          <table:table-cell table:style-name="ce1" office:value-type="string">
            <text:p>ASPH Master's Degree in Public Health Core Competency Development Project</text:p>
          </table:table-cell>
          <table:table-cell table:style-name="ce1" office:value-type="string">
            <text:p>ASPH Education Committee</text:p>
          </table:table-cell>
          <table:table-cell table:style-name="ce3" office:value-type="string">
            <text:p>These competencies represent a national effort undertaken between August 2004 and August 2006 by 332 members of the academic and practice communities under the jurisdiction of the ASPH Education Committee. These competencies are aimed at providing a baseline overview of the knowledge,</text:p>
            <text:p/>
            <text:p>skills, and other attributes expected of emerging public health professionals. The competencies are anticipated to serve as a useful guide for faculty to include, as appropriate, relevant content in their existing</text:p>
            <text:p/>
            <text:p>courses; as well as for MPH students to seek opportunities to comprehensively update their understanding.These competencies represent a national effort undertaken between August 2004 and August 2006 by 332 members of the academic and practice communities under the jurisdiction of the ASPH Education Committee. These competencies are aimed at providing a baseline overview of the knowledge,</text:p>
            <text:p/>
            <text:p>skills, and other attributes expected of emerging public health professionals. The competencies are anticipated to serve as a useful guide for faculty to include, as appropriate, relevant content in their existing</text:p>
            <text:p/>
            <text:p>courses; as well as for MPH students to seek opportunities to comprehensively update their understanding.</text:p>
          </table:table-cell>
          <table:table-cell table:style-name="ce11" office:value-type="float" office:value="38930">
            <text:p>8/1/2006</text:p>
          </table:table-cell>
          <table:table-cell table:style-name="ce1" office:value-type="string">
            <text:p>PDF</text:p>
          </table:table-cell>
          <table:table-cell table:style-name="ce1" office:value-type="string">
            <text:p>Free</text:p>
          </table:table-cell>
          <table:table-cell table:style-name="ce1" table:number-columns-repeated="3"/>
          <table:table-cell table:style-name="ce1" office:value-type="string">
            <text:p>http://www.asph.org/userfiles/version2.3.pdf</text:p>
          </table:table-cell>
          <table:table-cell table:style-name="ce1" table:number-columns-repeated="4"/>
          <table:table-cell table:number-columns-repeated="1008"/>
        </table:table-row>
        <table:table-row table:style-name="ro1">
          <table:table-cell table:style-name="ce1"/>
          <table:table-cell table:style-name="ce1" office:value-type="float" office:value="53">
            <text:p>53</text:p>
          </table:table-cell>
          <table:table-cell table:style-name="ce1" office:value-type="string">
            <text:p>Health Education Responsibilities &amp; Competencies</text:p>
          </table:table-cell>
          <table:table-cell table:style-name="ce1" office:value-type="string">
            <text:p>National Commission for Health Education Credentialing, Inc.</text:p>
          </table:table-cell>
          <table:table-cell table:style-name="ce1" office:value-type="string">
            <text:p>Outlines the 7 Areas of Responsibility and 35 Competencies for Health Educators.</text:p>
          </table:table-cell>
          <table:table-cell table:style-name="ce11" office:value-type="float" office:value="38718">
            <text:p>1/1/2006</text:p>
          </table:table-cell>
          <table:table-cell table:style-name="ce1" office:value-type="string">
            <text:p>HTML / Web Site</text:p>
          </table:table-cell>
          <table:table-cell table:style-name="ce1" office:value-type="string">
            <text:p>Free</text:p>
          </table:table-cell>
          <table:table-cell table:style-name="ce1" table:number-columns-repeated="3"/>
          <table:table-cell table:style-name="ce1" office:value-type="string">
            <text:p>http://www.nchec.org/credentialing/responsibilities/</text:p>
          </table:table-cell>
          <table:table-cell table:style-name="ce1" table:number-columns-repeated="4"/>
          <table:table-cell table:number-columns-repeated="1008"/>
        </table:table-row>
        <table:table-row table:style-name="ro1">
          <table:table-cell table:style-name="ce1"/>
          <table:table-cell table:style-name="ce1" office:value-type="float" office:value="54">
            <text:p>54</text:p>
          </table:table-cell>
          <table:table-cell table:style-name="ce1" office:value-type="string">
            <text:p>Quad Council Public Health Nursing Competencies</text:p>
          </table:table-cell>
          <table:table-cell table:style-name="ce1" office:value-type="string">
            <text:p>The Quad Council of Public Health Nursing Organizations</text:p>
          </table:table-cell>
          <table:table-cell table:style-name="ce1" office:value-type="string">
            <text:p>The Quad Council of Public Health Nursing Organizations is an alliance of the four national nursing organizations that address public health nursing issues: the Association of Community Health Nurse Educators (ACHNE), the American Nurses Association's Congress on Nursing Practice and Economics (ANA), the American Public Health Association-Public Health Nursing Section (APHA), and the Association of State and Territorial Directors of Nursing (ASTDN.) <text:s text:c="2"/>Prompted in part by work on educating the public health workforce being done under the leadership of the Centers for Disease Control (CDC), the Quad Council developed a set of national public health nursing competencies.</text:p>
          </table:table-cell>
          <table:table-cell table:style-name="ce11" office:value-type="float" office:value="37714">
            <text:p>4/3/2003</text:p>
          </table:table-cell>
          <table:table-cell table:style-name="ce1" office:value-type="string">
            <text:p>HTML / Web Site</text:p>
          </table:table-cell>
          <table:table-cell table:style-name="ce1" office:value-type="string">
            <text:p>Free</text:p>
          </table:table-cell>
          <table:table-cell table:style-name="ce1" table:number-columns-repeated="3"/>
          <table:table-cell table:style-name="ce1" office:value-type="string">
            <text:p>http://www.astdn.org/publication_quad_council_phn_competencies.htm</text:p>
          </table:table-cell>
          <table:table-cell table:style-name="ce1" table:number-columns-repeated="4"/>
          <table:table-cell table:number-columns-repeated="1008"/>
        </table:table-row>
        <table:table-row table:style-name="ro1">
          <table:table-cell table:style-name="ce1"/>
          <table:table-cell table:style-name="ce1" office:value-type="float" office:value="55">
            <text:p>55</text:p>
          </table:table-cell>
          <table:table-cell table:style-name="ce1" office:value-type="string">
            <text:p>Healthy People 2010</text:p>
          </table:table-cell>
          <table:table-cell table:style-name="ce1"/>
          <table:table-cell table:style-name="ce1" office:value-type="string">
            <text:p>Healthy People 2010 provides a framework for prevention for the Nation. <text:s/>It is a statement of national health objectives designed to identify the most significant preventable threats to health and to establish national goals to reduce these threats.</text:p>
          </table:table-cell>
          <table:table-cell table:style-name="ce11" office:value-type="float" office:value="39749">
            <text:p>10/28/2008</text:p>
          </table:table-cell>
          <table:table-cell table:style-name="ce1" office:value-type="string">
            <text:p>HTML / Web Site</text:p>
          </table:table-cell>
          <table:table-cell table:style-name="ce1" office:value-type="string">
            <text:p>Free</text:p>
          </table:table-cell>
          <table:table-cell table:style-name="ce1" table:number-columns-repeated="3"/>
          <table:table-cell table:style-name="ce1" office:value-type="string">
            <text:p>http://www.healthypeople.gov/</text:p>
          </table:table-cell>
          <table:table-cell table:style-name="ce1" table:number-columns-repeated="4"/>
          <table:table-cell table:number-columns-repeated="1008"/>
        </table:table-row>
        <table:table-row table:style-name="ro1">
          <table:table-cell table:style-name="ce1"/>
          <table:table-cell table:style-name="ce1" office:value-type="float" office:value="56">
            <text:p>56</text:p>
          </table:table-cell>
          <table:table-cell table:style-name="ce1" office:value-type="string">
            <text:p>The Guide to Community Preventive Services</text:p>
          </table:table-cell>
          <table:table-cell table:style-name="ce1" office:value-type="string">
            <text:p>The Task Force on Community Preventive Services</text:p>
          </table:table-cell>
          <table:table-cell table:style-name="ce1" office:value-type="string">
            <text:p>The Guide to Community Preventive Services serves as a filter for scientific literature on specific health problems that can be large, inconsistent, uneven in quality, and even inaccessible. The Community Guide summarizes what is known about the effectiveness, economic efficiency, and feasibility of interventions to promote community health and prevent disease. The Task Force on Community Preventive Services makes recommendations for the use of various interventions based on the evidence gathered in the rigorous and systematic scientific reviews of published studies conducted by the review teams of the Community Guide.</text:p>
          </table:table-cell>
          <table:table-cell table:style-name="ce11" office:value-type="float" office:value="39749">
            <text:p>10/28/2008</text:p>
          </table:table-cell>
          <table:table-cell table:style-name="ce1" office:value-type="string">
            <text:p>HTML / Web Site</text:p>
          </table:table-cell>
          <table:table-cell table:style-name="ce1" office:value-type="string">
            <text:p>Free</text:p>
          </table:table-cell>
          <table:table-cell table:style-name="ce1" table:number-columns-repeated="3"/>
          <table:table-cell table:style-name="ce1" office:value-type="string">
            <text:p>http://www.thecommunityguide.org/</text:p>
          </table:table-cell>
          <table:table-cell table:style-name="ce1" table:number-columns-repeated="4"/>
          <table:table-cell table:number-columns-repeated="1008"/>
        </table:table-row>
        <table:table-row table:style-name="ro1">
          <table:table-cell table:style-name="ce1"/>
          <table:table-cell table:style-name="ce1" office:value-type="float" office:value="57">
            <text:p>57</text:p>
          </table:table-cell>
          <table:table-cell table:style-name="ce1" office:value-type="string">
            <text:p>Who Will Keep the Public Healthy? <text:s/>Educating Public Health Professionals for the 21st Century</text:p>
          </table:table-cell>
          <table:table-cell table:style-name="ce1" office:value-type="string">
            <text:p>Kristine Gebbie, Linda Rosenstock, and Lyla M. Hernandez, Editors</text:p>
          </table:table-cell>
          <table:table-cell table:style-name="ce1" office:value-type="string">
            <text:p>This IOM report examines the education of public health professionals, who are an essential component of the public health workforce. Report recommendations range from establishing partnerships between schools of public health and other academic disciplines, local and state health departments and community organizations, to calling for the addition of public health training to medical and nursing school curricula and increasing federal funding for public health research.</text:p>
          </table:table-cell>
          <table:table-cell table:style-name="ce11" office:value-type="float" office:value="39749">
            <text:p>10/28/2008</text:p>
          </table:table-cell>
          <table:table-cell table:style-name="ce1" office:value-type="string">
            <text:p>PDF</text:p>
          </table:table-cell>
          <table:table-cell table:style-name="ce1" office:value-type="string">
            <text:p>PDF Download is $33; other formats available</text:p>
          </table:table-cell>
          <table:table-cell table:style-name="ce1" table:number-columns-repeated="3"/>
          <table:table-cell table:style-name="ce1" office:value-type="string">
            <text:p>http://www.iom.edu/CMS/3793/4723/4307.aspx</text:p>
          </table:table-cell>
          <table:table-cell table:style-name="ce1" table:number-columns-repeated="4"/>
          <table:table-cell table:number-columns-repeated="1008"/>
        </table:table-row>
        <table:table-row table:style-name="ro1">
          <table:table-cell table:style-name="ce1"/>
          <table:table-cell table:style-name="ce1" office:value-type="float" office:value="58">
            <text:p>58</text:p>
          </table:table-cell>
          <table:table-cell table:style-name="ce1" office:value-type="string">
            <text:p>The Future of the Public's Health in the 21st Century</text:p>
          </table:table-cell>
          <table:table-cell table:style-name="ce1" office:value-type="string">
            <text:p>IOM Committee on Assuring the Health of the Public in the 21st Century</text:p>
          </table:table-cell>
          <table:table-cell table:style-name="ce1" office:value-type="string">
            <text:p>The Future of the Public's Health in the 21st Century reviews the nation's public health capabilities and presents a comprehensive framework for how the government public health agencies, working with multiple partners from the public and private sectors as an intersectoral public health system, can better assure the health of communities by: adopting a population health approach that considers the multiple determinants of health; strengthening the governmental public health infrastructure, the backbone of the public health system; building a new generation of intersectoral partnerships; requiring accountability from and among all sectors of the public health system; making evidence the foundation of decision-making; and enhancing and facilitating communication within the public health system.</text:p>
          </table:table-cell>
          <table:table-cell table:style-name="ce11" office:value-type="float" office:value="39749">
            <text:p>10/28/2008</text:p>
          </table:table-cell>
          <table:table-cell table:style-name="ce1" office:value-type="string">
            <text:p>PDF</text:p>
          </table:table-cell>
          <table:table-cell table:style-name="ce1" office:value-type="string">
            <text:p>PDF download is $23; other formats available</text:p>
          </table:table-cell>
          <table:table-cell table:style-name="ce1" table:number-columns-repeated="3"/>
          <table:table-cell table:style-name="ce1" office:value-type="string">
            <text:p>http://www.iom.edu/CMS/3793/4720/4304.aspx</text:p>
          </table:table-cell>
          <table:table-cell table:style-name="ce1" table:number-columns-repeated="4"/>
          <table:table-cell table:number-columns-repeated="1008"/>
        </table:table-row>
        <table:table-row table:style-name="ro29">
          <table:table-cell table:style-name="ce1"/>
          <table:table-cell table:style-name="ce1" office:value-type="float" office:value="59">
            <text:p>59</text:p>
          </table:table-cell>
          <table:table-cell table:style-name="ce1" office:value-type="string">
            <text:p>New York State Department of Health Learning Management System</text:p>
          </table:table-cell>
          <table:table-cell table:style-name="ce1" office:value-type="string">
            <text:p>NYS Department of Health</text:p>
          </table:table-cell>
          <table:table-cell table:style-name="ce1" office:value-type="string">
            <text:p>The NYLearnsPH.com Learning Management System (or L-M-S) is a web-based tool designed to facilitate the registration and tracking of learners in competency-based courses for staff in state, local public health and allied health agencies throughout New York.</text:p>
          </table:table-cell>
          <table:table-cell table:style-name="ce11" office:value-type="float" office:value="39786">
            <text:p>12/4/2008</text:p>
          </table:table-cell>
          <table:table-cell table:style-name="ce1" office:value-type="string">
            <text:p>HTML / Web Site</text:p>
          </table:table-cell>
          <table:table-cell table:style-name="ce1" office:value-type="string">
            <text:p>Free</text:p>
          </table:table-cell>
          <table:table-cell table:style-name="ce3" office:value-type="string">
            <text:p>The NYLearnsPH.com Learning Management System (or L-M-S) is a web-based tool designed to facilitate the registration and tracking of learners in competency-based courses for staff in state, local public health and allied health agencies throughout New York.</text:p>
            <text:p/>
            <text:p/>
            <text:p/>
            <text:p>The LMS allow Users (Learners) to search an online Course Catalog, enroll in courses, complete online quizzes, and track their continuing education. It even includes a self assessment tool to help you identify public health training opportunities relevant to your job role.</text:p>
          </table:table-cell>
          <table:table-cell table:style-name="ce1" office:value-type="string">
            <text:p>Workforce Development</text:p>
          </table:table-cell>
          <table:table-cell table:style-name="ce1"/>
          <table:table-cell table:style-name="ce1" office:value-type="string">
            <text:p>https://www.nylearnsph.com/</text:p>
          </table:table-cell>
          <table:table-cell table:style-name="ce1" table:number-columns-repeated="4"/>
          <table:table-cell table:number-columns-repeated="1008"/>
        </table:table-row>
        <table:table-row table:style-name="ro1">
          <table:table-cell table:style-name="ce1"/>
          <table:table-cell table:style-name="ce1" office:value-type="float" office:value="60">
            <text:p>60</text:p>
          </table:table-cell>
          <table:table-cell table:style-name="ce1" office:value-type="string">
            <text:p>New Jersey Learning Management Network</text:p>
          </table:table-cell>
          <table:table-cell table:style-name="ce1" office:value-type="string">
            <text:p>NJ Department of Health and Senior Services</text:p>
          </table:table-cell>
          <table:table-cell table:style-name="ce1" office:value-type="string">
            <text:p>The NJLMN is group of Course Provider Communities and a web-based resource for national, state and local agencies to distribute, manage and track training and education information among those involved with New Jersey's Public Health, Safety and Emergency Preparedness.</text:p>
          </table:table-cell>
          <table:table-cell table:style-name="ce11" office:value-type="float" office:value="39786">
            <text:p>12/4/2008</text:p>
          </table:table-cell>
          <table:table-cell table:style-name="ce1" office:value-type="string">
            <text:p>HTML / Web Site</text:p>
          </table:table-cell>
          <table:table-cell table:style-name="ce1" office:value-type="string">
            <text:p>Free</text:p>
          </table:table-cell>
          <table:table-cell table:style-name="ce1"/>
          <table:table-cell table:style-name="ce1" office:value-type="string">
            <text:p>Workforce Development</text:p>
          </table:table-cell>
          <table:table-cell table:style-name="ce1"/>
          <table:table-cell table:style-name="ce1" office:value-type="string">
            <text:p>https://njlmn.rutgers.edu/</text:p>
          </table:table-cell>
          <table:table-cell table:style-name="ce1" table:number-columns-repeated="4"/>
          <table:table-cell table:number-columns-repeated="1008"/>
        </table:table-row>
        <table:table-row table:style-name="ro1">
          <table:table-cell table:style-name="ce1"/>
          <table:table-cell table:style-name="ce1" office:value-type="float" office:value="61">
            <text:p>61</text:p>
          </table:table-cell>
          <table:table-cell table:style-name="ce1" office:value-type="string">
            <text:p>NYNJ-PHTC Brochure (2008)</text:p>
          </table:table-cell>
          <table:table-cell table:style-name="ce1" office:value-type="string">
            <text:p>NYNJ-PHTC</text:p>
          </table:table-cell>
          <table:table-cell table:style-name="ce1" office:value-type="string">
            <text:p>This marketing brochure can be used to promote the training activities of the New York new Jersey Public Health Training Center.</text:p>
          </table:table-cell>
          <table:table-cell table:style-name="ce11" office:value-type="float" office:value="39722">
            <text:p>10/1/2008</text:p>
          </table:table-cell>
          <table:table-cell table:style-name="ce1" office:value-type="string">
            <text:p>PDF</text:p>
          </table:table-cell>
          <table:table-cell table:style-name="ce1" office:value-type="string">
            <text:p>Free</text:p>
          </table:table-cell>
          <table:table-cell table:style-name="ce1"/>
          <table:table-cell table:style-name="ce1" office:value-type="string">
            <text:p>Workforce Development</text:p>
          </table:table-cell>
          <table:table-cell table:style-name="ce1"/>
          <table:table-cell table:style-name="ce1" office:value-type="string">
            <text:p>http://www.nynj-phtc.org/assets/docs/2008-NYNJ-PHTC-brochure.pdf</text:p>
          </table:table-cell>
          <table:table-cell table:style-name="ce1" table:number-columns-repeated="4"/>
          <table:table-cell table:number-columns-repeated="1008"/>
        </table:table-row>
        <table:table-row table:style-name="ro1">
          <table:table-cell table:style-name="ce1"/>
          <table:table-cell table:style-name="ce1" office:value-type="float" office:value="62">
            <text:p>62</text:p>
          </table:table-cell>
          <table:table-cell table:style-name="ce1" office:value-type="string">
            <text:p>Medical Spanish for Healthcare Providers</text:p>
          </table:table-cell>
          <table:table-cell table:style-name="ce1"/>
          <table:table-cell table:style-name="ce1" office:value-type="string">
            <text:p>Medical phrases, dialogues, terms, and anatomy translations in Spanish, with audio files to hear annunciation.</text:p>
          </table:table-cell>
          <table:table-cell table:style-name="ce11" office:value-type="float" office:value="39925">
            <text:p>4/22/2009</text:p>
          </table:table-cell>
          <table:table-cell table:style-name="ce1" office:value-type="string">
            <text:p>HTML / Web Site</text:p>
          </table:table-cell>
          <table:table-cell table:style-name="ce1" office:value-type="string">
            <text:p>Free</text:p>
          </table:table-cell>
          <table:table-cell table:style-name="ce1" office:value-type="string">
            <text:p>Fairly basic web site, with links to audio files so users can hear the Spanish translations. Author cannot be verified as an expert.</text:p>
          </table:table-cell>
          <table:table-cell table:style-name="ce1" office:value-type="string">
            <text:p>Cultural Competence</text:p>
          </table:table-cell>
          <table:table-cell table:style-name="ce1"/>
          <table:table-cell table:style-name="ce1" office:value-type="string">
            <text:p>http://www.practicingspanish.com/</text:p>
          </table:table-cell>
          <table:table-cell table:style-name="ce1" table:number-columns-repeated="4"/>
          <table:table-cell table:number-columns-repeated="1008"/>
        </table:table-row>
        <table:table-row table:style-name="ro2" table:number-rows-repeated="1048553">
          <table:table-cell table:number-columns-repeated="1024"/>
        </table:table-row>
        <table:table-row table:style-name="ro2">
          <table:table-cell table:number-columns-repeated="1024"/>
        </table:table-row>
      </table:table>
      <table:table table:name="tblSponsor" table:style-name="ta9" table:print="false">
        <office:forms form:automatic-focus="false" form:apply-design-mode="false"/>
        <table:table-column table:style-name="co4" table:number-columns-repeated="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4" table:number-columns-repeated="1019" table:default-cell-style-name="Excel_20_Built-in_20_Normal"/>
        <table:table-row table:style-name="ro1">
          <table:table-cell table:style-name="ce1"/>
          <table:table-cell table:style-name="ce1" office:value-type="string">
            <text:p>intSponsorID</text:p>
          </table:table-cell>
          <table:table-cell table:style-name="ce1" office:value-type="string">
            <text:p>vcSponsor</text:p>
          </table:table-cell>
          <table:table-cell table:style-name="ce1" office:value-type="string">
            <text:p>vcSponsorValue</text:p>
          </table:table-cell>
          <table:table-cell table:style-name="ce1" table:number-columns-repeated="2"/>
          <table:table-cell table:number-columns-repeated="1018"/>
        </table:table-row>
        <table:table-row table:style-name="ro1">
          <table:table-cell table:style-name="ce1"/>
          <table:table-cell table:style-name="ce1" office:value-type="float" office:value="2">
            <text:p>2</text:p>
          </table:table-cell>
          <table:table-cell table:number-columns-repeated="2" table:style-name="ce1" office:value-type="string">
            <text:p>CDC</text:p>
          </table:table-cell>
          <table:table-cell table:style-name="ce1" table:number-columns-repeated="2"/>
          <table:table-cell table:number-columns-repeated="1018"/>
        </table:table-row>
        <table:table-row table:style-name="ro1">
          <table:table-cell table:style-name="ce1"/>
          <table:table-cell table:style-name="ce1" office:value-type="float" office:value="3">
            <text:p>3</text:p>
          </table:table-cell>
          <table:table-cell table:number-columns-repeated="2" table:style-name="ce1" office:value-type="string">
            <text:p>HRSA</text:p>
          </table:table-cell>
          <table:table-cell table:style-name="ce1" table:number-columns-repeated="2"/>
          <table:table-cell table:number-columns-repeated="1018"/>
        </table:table-row>
        <table:table-row table:style-name="ro1">
          <table:table-cell table:style-name="ce1"/>
          <table:table-cell table:style-name="ce1" office:value-type="float" office:value="4">
            <text:p>4</text:p>
          </table:table-cell>
          <table:table-cell table:number-columns-repeated="2" table:style-name="ce1" office:value-type="string">
            <text:p>Mailman SPH, Columbia University</text:p>
          </table:table-cell>
          <table:table-cell table:style-name="ce1" table:number-columns-repeated="2"/>
          <table:table-cell table:number-columns-repeated="1018"/>
        </table:table-row>
        <table:table-row table:style-name="ro1">
          <table:table-cell table:style-name="ce1"/>
          <table:table-cell table:style-name="ce1" office:value-type="float" office:value="5">
            <text:p>5</text:p>
          </table:table-cell>
          <table:table-cell table:number-columns-repeated="2" table:style-name="ce1" office:value-type="string">
            <text:p>NYNJ Public Health Training Center</text:p>
          </table:table-cell>
          <table:table-cell table:style-name="ce1" table:number-columns-repeated="2"/>
          <table:table-cell table:number-columns-repeated="1018"/>
        </table:table-row>
        <table:table-row table:style-name="ro1">
          <table:table-cell table:style-name="ce1"/>
          <table:table-cell table:style-name="ce1" office:value-type="float" office:value="6">
            <text:p>6</text:p>
          </table:table-cell>
          <table:table-cell table:number-columns-repeated="2" table:style-name="ce1" office:value-type="string">
            <text:p>NYS Department of Health</text:p>
          </table:table-cell>
          <table:table-cell table:style-name="ce1" table:number-columns-repeated="2"/>
          <table:table-cell table:number-columns-repeated="1018"/>
        </table:table-row>
        <table:table-row table:style-name="ro1">
          <table:table-cell table:style-name="ce1"/>
          <table:table-cell table:style-name="ce1" office:value-type="float" office:value="7">
            <text:p>7</text:p>
          </table:table-cell>
          <table:table-cell table:number-columns-repeated="2" table:style-name="ce1" office:value-type="string">
            <text:p>SPH, University at Albany</text:p>
          </table:table-cell>
          <table:table-cell table:style-name="ce1" table:number-columns-repeated="2"/>
          <table:table-cell table:number-columns-repeated="1018"/>
        </table:table-row>
        <table:table-row table:style-name="ro1">
          <table:table-cell table:style-name="ce1"/>
          <table:table-cell table:style-name="ce1" office:value-type="float" office:value="8">
            <text:p>8</text:p>
          </table:table-cell>
          <table:table-cell table:number-columns-repeated="2" table:style-name="ce1" office:value-type="string">
            <text:p>SPH, University of Medicine and Dentistry of New Jersey</text:p>
          </table:table-cell>
          <table:table-cell table:style-name="ce1" table:number-columns-repeated="2"/>
          <table:table-cell table:number-columns-repeated="1018"/>
        </table:table-row>
        <table:table-row table:style-name="ro1">
          <table:table-cell table:style-name="ce1"/>
          <table:table-cell table:style-name="ce1" office:value-type="float" office:value="9">
            <text:p>9</text:p>
          </table:table-cell>
          <table:table-cell table:number-columns-repeated="2" table:style-name="ce1" office:value-type="string">
            <text:p>Other</text:p>
          </table:table-cell>
          <table:table-cell table:style-name="ce1" table:number-columns-repeated="2"/>
          <table:table-cell table:number-columns-repeated="1018"/>
        </table:table-row>
        <table:table-row table:style-name="ro1" table:number-rows-repeated="11">
          <table:table-cell table:style-name="ce1" table:number-columns-repeated="6"/>
          <table:table-cell table:number-columns-repeated="1018"/>
        </table:table-row>
        <table:table-row table:style-name="ro2" table:number-rows-repeated="1048555">
          <table:table-cell table:number-columns-repeated="1024"/>
        </table:table-row>
        <table:table-row table:style-name="ro2">
          <table:table-cell table:number-columns-repeated="1024"/>
        </table:table-row>
      </table:table>
      <table:table table:name="Subject Area" table:style-name="ta10" table:print="false">
        <office:forms form:automatic-focus="false" form:apply-design-mode="false"/>
        <table:table-column table:style-name="co43" table:default-cell-style-name="Excel_20_Built-in_20_Normal"/>
        <table:table-column table:style-name="co44" table:default-cell-style-name="Excel_20_Built-in_20_Normal"/>
        <table:table-column table:style-name="co4" table:number-columns-repeated="1020" table:default-cell-style-name="Excel_20_Built-in_20_Normal"/>
        <table:table-column table:style-name="co4" table:number-columns-repeated="2" table:default-cell-style-name="Default"/>
        <table:table-row table:style-name="ro1">
          <table:table-cell table:style-name="ce1" office:value-type="float" office:value="2">
            <text:p>2</text:p>
          </table:table-cell>
          <table:table-cell table:style-name="ce1" office:value-type="string">
            <text:p>Access to Care (includes health insurance)</text:p>
          </table:table-cell>
          <table:table-cell table:style-name="ce1" table:number-columns-repeated="2"/>
          <table:table-cell table:number-columns-repeated="1020"/>
        </table:table-row>
        <table:table-row table:style-name="ro1">
          <table:table-cell table:style-name="ce1" office:value-type="float" office:value="3">
            <text:p>3</text:p>
          </table:table-cell>
          <table:table-cell table:style-name="ce1" office:value-type="string">
            <text:p>Animal Health</text:p>
          </table:table-cell>
          <table:table-cell table:style-name="ce1" table:number-columns-repeated="2"/>
          <table:table-cell table:number-columns-repeated="1020"/>
        </table:table-row>
        <table:table-row table:style-name="ro1">
          <table:table-cell table:style-name="ce1" office:value-type="float" office:value="4">
            <text:p>4</text:p>
          </table:table-cell>
          <table:table-cell table:style-name="ce1" office:value-type="string">
            <text:p>Chronic Diseases</text:p>
          </table:table-cell>
          <table:table-cell table:style-name="ce1" table:number-columns-repeated="2"/>
          <table:table-cell table:number-columns-repeated="1020"/>
        </table:table-row>
        <table:table-row table:style-name="ro1">
          <table:table-cell table:style-name="ce1" office:value-type="float" office:value="5">
            <text:p>5</text:p>
          </table:table-cell>
          <table:table-cell table:style-name="ce1" office:value-type="string">
            <text:p>Cultural Competence</text:p>
          </table:table-cell>
          <table:table-cell table:style-name="ce1" table:number-columns-repeated="2"/>
          <table:table-cell table:number-columns-repeated="1020"/>
        </table:table-row>
        <table:table-row table:style-name="ro1">
          <table:table-cell table:style-name="ce1" office:value-type="float" office:value="6">
            <text:p>6</text:p>
          </table:table-cell>
          <table:table-cell table:style-name="ce1" office:value-type="string">
            <text:p>Disability</text:p>
          </table:table-cell>
          <table:table-cell table:style-name="ce1" table:number-columns-repeated="2"/>
          <table:table-cell table:number-columns-repeated="1020"/>
        </table:table-row>
        <table:table-row table:style-name="ro1">
          <table:table-cell table:style-name="ce1" office:value-type="float" office:value="7">
            <text:p>7</text:p>
          </table:table-cell>
          <table:table-cell table:style-name="ce1" office:value-type="string">
            <text:p>Environmental <text:s/>/ Industrial Health</text:p>
          </table:table-cell>
          <table:table-cell table:style-name="ce1" table:number-columns-repeated="2"/>
          <table:table-cell table:number-columns-repeated="1020"/>
        </table:table-row>
        <table:table-row table:style-name="ro1">
          <table:table-cell table:style-name="ce1" office:value-type="float" office:value="8">
            <text:p>8</text:p>
          </table:table-cell>
          <table:table-cell table:style-name="ce1" office:value-type="string">
            <text:p>Epidemiology</text:p>
          </table:table-cell>
          <table:table-cell table:style-name="ce1" table:number-columns-repeated="2"/>
          <table:table-cell table:number-columns-repeated="1020"/>
        </table:table-row>
        <table:table-row table:style-name="ro1">
          <table:table-cell table:style-name="ce1" office:value-type="float" office:value="9">
            <text:p>9</text:p>
          </table:table-cell>
          <table:table-cell table:style-name="ce1" office:value-type="string">
            <text:p>Evaluation</text:p>
          </table:table-cell>
          <table:table-cell table:style-name="ce1" table:number-columns-repeated="2"/>
          <table:table-cell table:number-columns-repeated="1020"/>
        </table:table-row>
        <table:table-row table:style-name="ro1">
          <table:table-cell table:style-name="ce1" office:value-type="float" office:value="10">
            <text:p>10</text:p>
          </table:table-cell>
          <table:table-cell table:style-name="ce1" office:value-type="string">
            <text:p>Finance / Grants</text:p>
          </table:table-cell>
          <table:table-cell table:style-name="ce1" table:number-columns-repeated="2"/>
          <table:table-cell table:number-columns-repeated="1020"/>
        </table:table-row>
        <table:table-row table:style-name="ro1">
          <table:table-cell table:style-name="ce1" office:value-type="float" office:value="11">
            <text:p>11</text:p>
          </table:table-cell>
          <table:table-cell table:style-name="ce1" office:value-type="string">
            <text:p>General Public Health</text:p>
          </table:table-cell>
          <table:table-cell table:style-name="ce1" table:number-columns-repeated="2"/>
          <table:table-cell table:number-columns-repeated="1020"/>
        </table:table-row>
        <table:table-row table:style-name="ro1">
          <table:table-cell table:style-name="ce1" office:value-type="float" office:value="12">
            <text:p>12</text:p>
          </table:table-cell>
          <table:table-cell table:style-name="ce1" office:value-type="string">
            <text:p>Genetics</text:p>
          </table:table-cell>
          <table:table-cell table:style-name="ce1" table:number-columns-repeated="2"/>
          <table:table-cell table:number-columns-repeated="1020"/>
        </table:table-row>
        <table:table-row table:style-name="ro1">
          <table:table-cell table:style-name="ce1" office:value-type="float" office:value="13">
            <text:p>13</text:p>
          </table:table-cell>
          <table:table-cell table:style-name="ce1" office:value-type="string">
            <text:p>Health / Risk Communications</text:p>
          </table:table-cell>
          <table:table-cell table:style-name="ce1" table:number-columns-repeated="2"/>
          <table:table-cell table:number-columns-repeated="1020"/>
        </table:table-row>
        <table:table-row table:style-name="ro1">
          <table:table-cell table:style-name="ce1" office:value-type="float" office:value="14">
            <text:p>14</text:p>
          </table:table-cell>
          <table:table-cell table:style-name="ce1" office:value-type="string">
            <text:p>Infectious Diseases / Immunizations</text:p>
          </table:table-cell>
          <table:table-cell table:style-name="ce1" table:number-columns-repeated="2"/>
          <table:table-cell table:number-columns-repeated="1020"/>
        </table:table-row>
        <table:table-row table:style-name="ro1">
          <table:table-cell table:style-name="ce1" office:value-type="float" office:value="15">
            <text:p>15</text:p>
          </table:table-cell>
          <table:table-cell table:style-name="ce1" office:value-type="string">
            <text:p>Informatics</text:p>
          </table:table-cell>
          <table:table-cell table:style-name="ce1" table:number-columns-repeated="2"/>
          <table:table-cell table:number-columns-repeated="1020"/>
        </table:table-row>
        <table:table-row table:style-name="ro1">
          <table:table-cell table:style-name="ce1" office:value-type="float" office:value="16">
            <text:p>16</text:p>
          </table:table-cell>
          <table:table-cell table:style-name="ce1" office:value-type="string">
            <text:p>Injury / Violence</text:p>
          </table:table-cell>
          <table:table-cell table:style-name="ce1" table:number-columns-repeated="2"/>
          <table:table-cell table:number-columns-repeated="1020"/>
        </table:table-row>
        <table:table-row table:style-name="ro1">
          <table:table-cell table:style-name="ce1" office:value-type="float" office:value="17">
            <text:p>17</text:p>
          </table:table-cell>
          <table:table-cell table:style-name="ce1" office:value-type="string">
            <text:p>International Health</text:p>
          </table:table-cell>
          <table:table-cell table:style-name="ce1" table:number-columns-repeated="2"/>
          <table:table-cell table:number-columns-repeated="1020"/>
        </table:table-row>
        <table:table-row table:style-name="ro1">
          <table:table-cell table:style-name="ce1" office:value-type="float" office:value="18">
            <text:p>18</text:p>
          </table:table-cell>
          <table:table-cell table:style-name="ce1" office:value-type="string">
            <text:p>Investigation / Inspections</text:p>
          </table:table-cell>
          <table:table-cell table:style-name="ce1" table:number-columns-repeated="2"/>
          <table:table-cell table:number-columns-repeated="1020"/>
        </table:table-row>
        <table:table-row table:style-name="ro1">
          <table:table-cell table:style-name="ce1" office:value-type="float" office:value="19">
            <text:p>19</text:p>
          </table:table-cell>
          <table:table-cell table:style-name="ce1" office:value-type="string">
            <text:p>Legal / Ethical</text:p>
          </table:table-cell>
          <table:table-cell table:style-name="ce1" table:number-columns-repeated="2"/>
          <table:table-cell table:number-columns-repeated="1020"/>
        </table:table-row>
        <table:table-row table:style-name="ro1">
          <table:table-cell table:style-name="ce1" office:value-type="float" office:value="20">
            <text:p>20</text:p>
          </table:table-cell>
          <table:table-cell table:style-name="ce1" office:value-type="string">
            <text:p>Management / Leadership</text:p>
          </table:table-cell>
          <table:table-cell table:style-name="ce1" table:number-columns-repeated="2"/>
          <table:table-cell table:number-columns-repeated="1020"/>
        </table:table-row>
        <table:table-row table:style-name="ro1">
          <table:table-cell table:style-name="ce1" office:value-type="float" office:value="21">
            <text:p>21</text:p>
          </table:table-cell>
          <table:table-cell table:style-name="ce1" office:value-type="string">
            <text:p>Marketing</text:p>
          </table:table-cell>
          <table:table-cell table:style-name="ce1" table:number-columns-repeated="2"/>
          <table:table-cell table:number-columns-repeated="1020"/>
        </table:table-row>
        <table:table-row table:style-name="ro1">
          <table:table-cell table:style-name="ce1" office:value-type="float" office:value="22">
            <text:p>22</text:p>
          </table:table-cell>
          <table:table-cell table:style-name="ce1" office:value-type="string">
            <text:p>Maternal / Child Health</text:p>
          </table:table-cell>
          <table:table-cell table:style-name="ce1" table:number-columns-repeated="2"/>
          <table:table-cell table:number-columns-repeated="1020"/>
        </table:table-row>
        <table:table-row table:style-name="ro1">
          <table:table-cell table:style-name="ce1" office:value-type="float" office:value="23">
            <text:p>23</text:p>
          </table:table-cell>
          <table:table-cell table:style-name="ce1" office:value-type="string">
            <text:p>Mental Health</text:p>
          </table:table-cell>
          <table:table-cell table:style-name="ce1" table:number-columns-repeated="2"/>
          <table:table-cell table:number-columns-repeated="1020"/>
        </table:table-row>
        <table:table-row table:style-name="ro1">
          <table:table-cell table:style-name="ce1" office:value-type="float" office:value="24">
            <text:p>24</text:p>
          </table:table-cell>
          <table:table-cell table:style-name="ce1" office:value-type="string">
            <text:p>Minority Health / Health Disparities</text:p>
          </table:table-cell>
          <table:table-cell table:style-name="ce1" table:number-columns-repeated="2"/>
          <table:table-cell table:number-columns-repeated="1020"/>
        </table:table-row>
        <table:table-row table:style-name="ro1">
          <table:table-cell table:style-name="ce1" office:value-type="float" office:value="25">
            <text:p>25</text:p>
          </table:table-cell>
          <table:table-cell table:style-name="ce1" office:value-type="string">
            <text:p>Nutrition</text:p>
          </table:table-cell>
          <table:table-cell table:style-name="ce1" table:number-columns-repeated="2"/>
          <table:table-cell table:number-columns-repeated="1020"/>
        </table:table-row>
        <table:table-row table:style-name="ro1">
          <table:table-cell table:style-name="ce1" office:value-type="float" office:value="26">
            <text:p>26</text:p>
          </table:table-cell>
          <table:table-cell table:style-name="ce1" office:value-type="string">
            <text:p>Occupational Safety and Health</text:p>
          </table:table-cell>
          <table:table-cell table:style-name="ce1" table:number-columns-repeated="2"/>
          <table:table-cell table:number-columns-repeated="1020"/>
        </table:table-row>
        <table:table-row table:style-name="ro1">
          <table:table-cell table:style-name="ce1" office:value-type="float" office:value="27">
            <text:p>27</text:p>
          </table:table-cell>
          <table:table-cell table:style-name="ce1" office:value-type="string">
            <text:p>Oral Health</text:p>
          </table:table-cell>
          <table:table-cell table:style-name="ce1" table:number-columns-repeated="2"/>
          <table:table-cell table:number-columns-repeated="1020"/>
        </table:table-row>
        <table:table-row table:style-name="ro1">
          <table:table-cell table:style-name="ce1" office:value-type="float" office:value="28">
            <text:p>28</text:p>
          </table:table-cell>
          <table:table-cell table:style-name="ce1" office:value-type="string">
            <text:p>Partnerships</text:p>
          </table:table-cell>
          <table:table-cell table:style-name="ce1" table:number-columns-repeated="2"/>
          <table:table-cell table:number-columns-repeated="1020"/>
        </table:table-row>
        <table:table-row table:style-name="ro1">
          <table:table-cell table:style-name="ce1" office:value-type="float" office:value="29">
            <text:p>29</text:p>
          </table:table-cell>
          <table:table-cell table:style-name="ce1" office:value-type="string">
            <text:p>Pest/Vector Control</text:p>
          </table:table-cell>
          <table:table-cell table:style-name="ce1" table:number-columns-repeated="2"/>
          <table:table-cell table:number-columns-repeated="1020"/>
        </table:table-row>
        <table:table-row table:style-name="ro1">
          <table:table-cell table:style-name="ce1" office:value-type="float" office:value="30">
            <text:p>30</text:p>
          </table:table-cell>
          <table:table-cell table:style-name="ce1" office:value-type="string">
            <text:p>Physical Activity / Obesity</text:p>
          </table:table-cell>
          <table:table-cell table:style-name="ce1" table:number-columns-repeated="2"/>
          <table:table-cell table:number-columns-repeated="1020"/>
        </table:table-row>
        <table:table-row table:style-name="ro1">
          <table:table-cell table:style-name="ce1" office:value-type="float" office:value="31">
            <text:p>31</text:p>
          </table:table-cell>
          <table:table-cell table:style-name="ce1" office:value-type="string">
            <text:p>Policy / Planning</text:p>
          </table:table-cell>
          <table:table-cell table:style-name="ce1" table:number-columns-repeated="2"/>
          <table:table-cell table:number-columns-repeated="1020"/>
        </table:table-row>
        <table:table-row table:style-name="ro1">
          <table:table-cell table:style-name="ce1" office:value-type="float" office:value="32">
            <text:p>32</text:p>
          </table:table-cell>
          <table:table-cell table:style-name="ce1" office:value-type="string">
            <text:p>Prevention / Promotion</text:p>
          </table:table-cell>
          <table:table-cell table:style-name="ce1" table:number-columns-repeated="2"/>
          <table:table-cell table:number-columns-repeated="1020"/>
        </table:table-row>
        <table:table-row table:style-name="ro1">
          <table:table-cell table:style-name="ce1" office:value-type="float" office:value="33">
            <text:p>33</text:p>
          </table:table-cell>
          <table:table-cell table:style-name="ce1" office:value-type="string">
            <text:p>Program Development</text:p>
          </table:table-cell>
          <table:table-cell table:style-name="ce1" table:number-columns-repeated="2"/>
          <table:table-cell table:number-columns-repeated="1020"/>
        </table:table-row>
        <table:table-row table:style-name="ro1">
          <table:table-cell table:style-name="ce1" office:value-type="float" office:value="34">
            <text:p>34</text:p>
          </table:table-cell>
          <table:table-cell table:style-name="ce1" office:value-type="string">
            <text:p>Research Methods</text:p>
          </table:table-cell>
          <table:table-cell table:style-name="ce1" table:number-columns-repeated="2"/>
          <table:table-cell table:number-columns-repeated="1020"/>
        </table:table-row>
        <table:table-row table:style-name="ro1">
          <table:table-cell table:style-name="ce1" office:value-type="float" office:value="35">
            <text:p>35</text:p>
          </table:table-cell>
          <table:table-cell table:style-name="ce1" office:value-type="string">
            <text:p>Sexually Transmitted Diseases and HIV/AIDS</text:p>
          </table:table-cell>
          <table:table-cell table:style-name="ce1" table:number-columns-repeated="2"/>
          <table:table-cell table:number-columns-repeated="1020"/>
        </table:table-row>
        <table:table-row table:style-name="ro1">
          <table:table-cell table:style-name="ce1" office:value-type="float" office:value="36">
            <text:p>36</text:p>
          </table:table-cell>
          <table:table-cell table:style-name="ce1" office:value-type="string">
            <text:p>Substance Abuse (alcohol, tobacco, other drugs)</text:p>
          </table:table-cell>
          <table:table-cell table:style-name="ce1" table:number-columns-repeated="2"/>
          <table:table-cell table:number-columns-repeated="1020"/>
        </table:table-row>
        <table:table-row table:style-name="ro1">
          <table:table-cell table:style-name="ce1" office:value-type="float" office:value="37">
            <text:p>37</text:p>
          </table:table-cell>
          <table:table-cell table:style-name="ce1" office:value-type="string">
            <text:p>Surveillance</text:p>
          </table:table-cell>
          <table:table-cell table:style-name="ce1" table:number-columns-repeated="2"/>
          <table:table-cell table:number-columns-repeated="1020"/>
        </table:table-row>
        <table:table-row table:style-name="ro1">
          <table:table-cell table:style-name="ce1" office:value-type="float" office:value="38">
            <text:p>38</text:p>
          </table:table-cell>
          <table:table-cell table:style-name="ce1" office:value-type="string">
            <text:p>Workforce Development</text:p>
          </table:table-cell>
          <table:table-cell table:style-name="ce1" table:number-columns-repeated="2"/>
          <table:table-cell table:number-columns-repeated="1020"/>
        </table:table-row>
        <table:table-row table:style-name="ro1">
          <table:table-cell table:style-name="ce1" office:value-type="float" office:value="39">
            <text:p>39</text:p>
          </table:table-cell>
          <table:table-cell table:style-name="ce1" office:value-type="string">
            <text:p>Other</text:p>
          </table:table-cell>
          <table:table-cell table:style-name="ce1" table:number-columns-repeated="2"/>
          <table:table-cell table:number-columns-repeated="1020"/>
        </table:table-row>
        <table:table-row table:style-name="ro1">
          <table:table-cell table:style-name="ce1" office:value-type="float" office:value="40">
            <text:p>40</text:p>
          </table:table-cell>
          <table:table-cell table:style-name="ce1" office:value-type="string">
            <text:p>Personal Communications</text:p>
          </table:table-cell>
          <table:table-cell table:style-name="ce1" table:number-columns-repeated="2"/>
          <table:table-cell table:number-columns-repeated="1020"/>
        </table:table-row>
        <table:table-row table:style-name="ro1">
          <table:table-cell table:style-name="ce1" office:value-type="float" office:value="41">
            <text:p>41</text:p>
          </table:table-cell>
          <table:table-cell table:style-name="ce1" office:value-type="string">
            <text:p>Terrorism / Emergency Readiness</text:p>
          </table:table-cell>
          <table:table-cell table:style-name="ce1" table:number-columns-repeated="2"/>
          <table:table-cell table:number-columns-repeated="1020"/>
        </table:table-row>
        <table:table-row table:style-name="ro1">
          <table:table-cell table:style-name="ce1" office:value-type="float" office:value="42">
            <text:p>42</text:p>
          </table:table-cell>
          <table:table-cell table:style-name="ce1" office:value-type="string">
            <text:p>Performance / Quality Improvement</text:p>
          </table:table-cell>
          <table:table-cell table:style-name="ce1" table:number-columns-repeated="2"/>
          <table:table-cell table:number-columns-repeated="1020"/>
        </table:table-row>
        <table:table-row table:style-name="ro1">
          <table:table-cell table:style-name="ce1" office:value-type="float" office:value="43">
            <text:p>43</text:p>
          </table:table-cell>
          <table:table-cell table:style-name="ce1" office:value-type="string">
            <text:p>Family Planning / Reproductive Health</text:p>
          </table:table-cell>
          <table:table-cell table:style-name="ce1" table:number-columns-repeated="2"/>
          <table:table-cell table:number-columns-repeated="1020"/>
        </table:table-row>
        <table:table-row table:style-name="ro1">
          <table:table-cell table:style-name="ce1" office:value-type="float" office:value="44">
            <text:p>44</text:p>
          </table:table-cell>
          <table:table-cell table:style-name="ce1" office:value-type="string">
            <text:p>Communications</text:p>
          </table:table-cell>
          <table:table-cell table:style-name="ce1" table:number-columns-repeated="2"/>
          <table:table-cell table:number-columns-repeated="1020"/>
        </table:table-row>
        <table:table-row table:style-name="ro1">
          <table:table-cell table:style-name="ce1" office:value-type="float" office:value="45">
            <text:p>45</text:p>
          </table:table-cell>
          <table:table-cell table:style-name="ce1" office:value-type="string">
            <text:p>Community-based Participatory Research</text:p>
          </table:table-cell>
          <table:table-cell table:style-name="ce1" table:number-columns-repeated="2"/>
          <table:table-cell table:number-columns-repeated="1020"/>
        </table:table-row>
        <table:table-row table:style-name="ro1">
          <table:table-cell table:style-name="ce1" office:value-type="float" office:value="46">
            <text:p>46</text:p>
          </table:table-cell>
          <table:table-cell table:style-name="ce1" office:value-type="string">
            <text:p>Biostatistics</text:p>
          </table:table-cell>
          <table:table-cell table:style-name="ce1" table:number-columns-repeated="2"/>
          <table:table-cell table:number-columns-repeated="1020"/>
        </table:table-row>
        <table:table-row table:style-name="ro1">
          <table:table-cell table:style-name="ce1" office:value-type="float" office:value="47">
            <text:p>47</text:p>
          </table:table-cell>
          <table:table-cell table:style-name="ce1" office:value-type="string">
            <text:p>Health Policy / Management</text:p>
          </table:table-cell>
          <table:table-cell table:style-name="ce1" table:number-columns-repeated="2"/>
          <table:table-cell table:number-columns-repeated="1020"/>
        </table:table-row>
        <table:table-row table:style-name="ro1">
          <table:table-cell table:style-name="ce1" office:value-type="float" office:value="48">
            <text:p>48</text:p>
          </table:table-cell>
          <table:table-cell table:style-name="ce1" office:value-type="string">
            <text:p>Health Education / Health Behavior</text:p>
          </table:table-cell>
          <table:table-cell table:style-name="ce1" table:number-columns-repeated="2"/>
          <table:table-cell table:number-columns-repeated="1020"/>
        </table:table-row>
        <table:table-row table:style-name="ro1">
          <table:table-cell table:style-name="ce1" office:value-type="float" office:value="49">
            <text:p>49</text:p>
          </table:table-cell>
          <table:table-cell table:style-name="ce1" office:value-type="string">
            <text:p>Global Health</text:p>
          </table:table-cell>
          <table:table-cell table:style-name="ce1" table:number-columns-repeated="2"/>
          <table:table-cell table:number-columns-repeated="1020"/>
        </table:table-row>
        <table:table-row table:style-name="ro1">
          <table:table-cell table:style-name="ce1" office:value-type="float" office:value="50">
            <text:p>50</text:p>
          </table:table-cell>
          <table:table-cell table:style-name="ce1" office:value-type="string">
            <text:p>Public Health Ethics</text:p>
          </table:table-cell>
          <table:table-cell table:style-name="ce1" table:number-columns-repeated="2"/>
          <table:table-cell table:number-columns-repeated="1020"/>
        </table:table-row>
        <table:table-row table:style-name="ro2" table:number-rows-repeated="1048525">
          <table:table-cell table:number-columns-repeated="1024"/>
        </table:table-row>
        <table:table-row table:style-name="ro3">
          <table:table-cell table:number-columns-repeated="1024"/>
        </table:table-row>
        <table:table-row table:style-name="ro3">
          <table:table-cell table:number-columns-repeated="1024"/>
        </table:table-row>
      </table:table>
      <table:database-ranges>
        <table:database-range table:target-range-address="tblEdPlanCourses.A1:tblEdPlanCourses.BF303">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date-style style:name="N117P0" style:volatile="true">
      <number:month/>
      <number:text>/</number:text>
      <number:day/>
      <number:text>/</number:text>
      <number:year number:style="long"/>
    </number:date-style>
    <number:text-style style:name="N117">
      <number:text-content/>
      <style:map style:condition="value()&gt;=0" style:apply-style-name="N117P0"/>
    </number:text-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1">06/21/2013</text:date>, <text:time>13:30:34</text:time></text:p>
        </style:region-right>
      </style:header>
      <style:header-left style:display="false"/>
      <style:footer>
        <text:p>Page <text:page-number>1</text:page-number> / <text:page-count>99</text:page-count></text:p>
      </style:footer>
      <style:footer-left style:display="false"/>
    </style:master-page>
    <style:master-page style:name="PageStyle_5f_tblAudience" style:display-name="PageStyle_tblAudience" style:page-layout-name="Mpm3">
      <style:header style:display="false"/>
      <style:header-left style:display="false"/>
      <style:footer style:display="false"/>
      <style:footer-left style:display="false"/>
    </style:master-page>
    <style:master-page style:name="PageStyle_5f_tblComp" style:display-name="PageStyle_tblComp" style:page-layout-name="Mpm3">
      <style:header style:display="false"/>
      <style:header-left style:display="false"/>
      <style:footer style:display="false"/>
      <style:footer-left style:display="false"/>
    </style:master-page>
    <style:master-page style:name="PageStyle_5f_tblCreditType" style:display-name="PageStyle_tblCreditType" style:page-layout-name="Mpm3">
      <style:header style:display="false"/>
      <style:header-left style:display="false"/>
      <style:footer style:display="false"/>
      <style:footer-left style:display="false"/>
    </style:master-page>
    <style:master-page style:name="PageStyle_5f_tblDomain" style:display-name="PageStyle_tblDomain" style:page-layout-name="Mpm3">
      <style:header style:display="false"/>
      <style:header-left style:display="false"/>
      <style:footer style:display="false"/>
      <style:footer-left style:display="false"/>
    </style:master-page>
    <style:master-page style:name="PageStyle_5f_tblEdPlanCourses" style:display-name="PageStyle_tblEdPlanCourses" style:page-layout-name="Mpm3">
      <style:header style:display="false"/>
      <style:header-left style:display="false"/>
      <style:footer style:display="false"/>
      <style:footer-left style:display="false"/>
    </style:master-page>
    <style:master-page style:name="PageStyle_5f_tblFormat" style:display-name="PageStyle_tblFormat" style:page-layout-name="Mpm3">
      <style:header style:display="false"/>
      <style:header-left style:display="false"/>
      <style:footer style:display="false"/>
      <style:footer-left style:display="false"/>
    </style:master-page>
    <style:master-page style:name="PageStyle_5f_tblFormulaRes" style:display-name="PageStyle_tblFormulaRes" style:page-layout-name="Mpm3">
      <style:header style:display="false"/>
      <style:header-left style:display="false"/>
      <style:footer style:display="false"/>
      <style:footer-left style:display="false"/>
    </style:master-page>
    <style:master-page style:name="PageStyle_5f_tblResources" style:display-name="PageStyle_tblResources" style:page-layout-name="Mpm3">
      <style:header style:display="false"/>
      <style:header-left style:display="false"/>
      <style:footer style:display="false"/>
      <style:footer-left style:display="false"/>
    </style:master-page>
    <style:master-page style:name="PageStyle_5f_tblSponsor" style:display-name="PageStyle_tblSponsor" style:page-layout-name="Mpm3">
      <style:header style:display="false"/>
      <style:header-left style:display="false"/>
      <style:footer style:display="false"/>
      <style:footer-left style:display="false"/>
    </style:master-page>
    <style:master-page style:name="PageStyle_5f_Sheet10" style:display-name="PageStyle_Sheet1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1T13:30:34</dc:date>
    <meta:generator>OpenOffice.org/3.4.1$Unix OpenOffice.org_project/341m1$Build-9593</meta:generator>
    <meta:editing-duration>PT7M16S</meta:editing-duration>
    <meta:editing-cycles>4</meta:editing-cycles>
    <meta:document-statistic meta:table-count="10" meta:cell-count="8789" meta:object-count="0"/>
  </office:meta>
</office:document-meta>
</file>